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6" style:family="table" style:master-page-name="Standard">
      <style:table-properties style:width="28.533cm" fo:margin-left="-0.199cm" fo:margin-right="-0.233cm" style:page-number="auto" table:align="margins" style:writing-mode="lr-tb"/>
    </style:style>
    <style:style style:name="Таблица6.A" style:family="table-column">
      <style:table-column-properties style:column-width="0.469cm" style:rel-column-width="1077*"/>
    </style:style>
    <style:style style:name="Таблица6.B" style:family="table-column">
      <style:table-column-properties style:column-width="1.298cm" style:rel-column-width="2981*"/>
    </style:style>
    <style:style style:name="Таблица6.C" style:family="table-column">
      <style:table-column-properties style:column-width="0.185cm" style:rel-column-width="425*"/>
    </style:style>
    <style:style style:name="Таблица6.D" style:family="table-column">
      <style:table-column-properties style:column-width="1.796cm" style:rel-column-width="4124*"/>
    </style:style>
    <style:style style:name="Таблица6.E" style:family="table-column">
      <style:table-column-properties style:column-width="0.885cm" style:rel-column-width="2033*"/>
    </style:style>
    <style:style style:name="Таблица6.F" style:family="table-column">
      <style:table-column-properties style:column-width="0.94cm" style:rel-column-width="2159*"/>
    </style:style>
    <style:style style:name="Таблица6.G" style:family="table-column">
      <style:table-column-properties style:column-width="0.261cm" style:rel-column-width="599*"/>
    </style:style>
    <style:style style:name="Таблица6.H" style:family="table-column">
      <style:table-column-properties style:column-width="0.99cm" style:rel-column-width="2272*"/>
    </style:style>
    <style:style style:name="Таблица6.I" style:family="table-column">
      <style:table-column-properties style:column-width="0.296cm" style:rel-column-width="680*"/>
    </style:style>
    <style:style style:name="Таблица6.J" style:family="table-column">
      <style:table-column-properties style:column-width="0.201cm" style:rel-column-width="461*"/>
    </style:style>
    <style:style style:name="Таблица6.K" style:family="table-column">
      <style:table-column-properties style:column-width="2.233cm" style:rel-column-width="5129*"/>
    </style:style>
    <style:style style:name="Таблица6.L" style:family="table-column">
      <style:table-column-properties style:column-width="1.979cm" style:rel-column-width="4545*"/>
    </style:style>
    <style:style style:name="Таблица6.M" style:family="table-column">
      <style:table-column-properties style:column-width="2.178cm" style:rel-column-width="5003*"/>
    </style:style>
    <style:style style:name="Таблица6.N" style:family="table-column">
      <style:table-column-properties style:column-width="0.422cm" style:rel-column-width="968*"/>
    </style:style>
    <style:style style:name="Таблица6.O" style:family="table-column">
      <style:table-column-properties style:column-width="1.374cm" style:rel-column-width="3156*"/>
    </style:style>
    <style:style style:name="Таблица6.P" style:family="table-column">
      <style:table-column-properties style:column-width="4.196cm" style:rel-column-width="9638*"/>
    </style:style>
    <style:style style:name="Таблица6.Q" style:family="table-column">
      <style:table-column-properties style:column-width="0.494cm" style:rel-column-width="1134*"/>
    </style:style>
    <style:style style:name="Таблица6.R" style:family="table-column">
      <style:table-column-properties style:column-width="0.49cm" style:rel-column-width="1126*"/>
    </style:style>
    <style:style style:name="Таблица6.S" style:family="table-column">
      <style:table-column-properties style:column-width="0.499cm" style:rel-column-width="1146*"/>
    </style:style>
    <style:style style:name="Таблица6.T" style:family="table-column">
      <style:table-column-properties style:column-width="0.099cm" style:rel-column-width="226*"/>
    </style:style>
    <style:style style:name="Таблица6.U" style:family="table-column">
      <style:table-column-properties style:column-width="0.196cm" style:rel-column-width="449*"/>
    </style:style>
    <style:style style:name="Таблица6.V" style:family="table-column">
      <style:table-column-properties style:column-width="0.944cm" style:rel-column-width="2167*"/>
    </style:style>
    <style:style style:name="Таблица6.W" style:family="table-column">
      <style:table-column-properties style:column-width="0.367cm" style:rel-column-width="842*"/>
    </style:style>
    <style:style style:name="Таблица6.X" style:family="table-column">
      <style:table-column-properties style:column-width="0.619cm" style:rel-column-width="1422*"/>
    </style:style>
    <style:style style:name="Таблица6.Y" style:family="table-column">
      <style:table-column-properties style:column-width="0.203cm" style:rel-column-width="465*"/>
    </style:style>
    <style:style style:name="Таблица6.Z" style:family="table-column">
      <style:table-column-properties style:column-width="0.295cm" style:rel-column-width="676*"/>
    </style:style>
    <style:style style:name="Таблица6.a" style:family="table-column">
      <style:table-column-properties style:column-width="0.788cm" style:rel-column-width="1810*"/>
    </style:style>
    <style:style style:name="Таблица6.b" style:family="table-column">
      <style:table-column-properties style:column-width="0.445cm" style:rel-column-width="1020*"/>
    </style:style>
    <style:style style:name="Таблица6.c" style:family="table-column">
      <style:table-column-properties style:column-width="1.072cm" style:rel-column-width="2463*"/>
    </style:style>
    <style:style style:name="Таблица6.d" style:family="table-column">
      <style:table-column-properties style:column-width="0.661cm" style:rel-column-width="1519*"/>
    </style:style>
    <style:style style:name="Таблица6.e" style:family="table-column">
      <style:table-column-properties style:column-width="0.055cm" style:rel-column-width="125*"/>
    </style:style>
    <style:style style:name="Таблица6.f" style:family="table-column">
      <style:table-column-properties style:column-width="0.321cm" style:rel-column-width="737*"/>
    </style:style>
    <style:style style:name="Таблица6.g" style:family="table-column">
      <style:table-column-properties style:column-width="1.288cm" style:rel-column-width="2958*"/>
    </style:style>
    <style:style style:name="Таблица6.1" style:family="table-row">
      <style:table-row-properties style:row-height="0.564cm" fo:keep-together="always"/>
    </style:style>
    <style:style style:name="Таблица6.A1" style:family="table-cell">
      <style:table-cell-properties fo:padding="0cm" fo:border="none"/>
    </style:style>
    <style:style style:name="Таблица6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6.K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6.R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6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6.2" style:family="table-row">
      <style:table-row-properties style:row-height="0.494cm" fo:keep-together="always"/>
    </style:style>
    <style:style style:name="Таблица6.K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6.K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6.5" style:family="table-row">
      <style:table-row-properties style:row-height="0.847cm" fo:keep-together="always"/>
    </style:style>
    <style:style style:name="Таблица6.S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6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6.6" style:family="table-row">
      <style:table-row-properties style:row-height="1.157cm" fo:keep-together="always"/>
    </style:style>
    <style:style style:name="Таблица6.B6" style:family="table-cell">
      <style:table-cell-properties style:vertical-align="top" fo:padding="0.191cm" fo:border-left="0.05pt solid #000000" fo:border-right="none" fo:border-top="none" fo:border-bottom="none" style:writing-mode="lr-tb"/>
    </style:style>
    <style:style style:name="Таблица6.N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6.Q6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Таблица6.a6" style:family="table-cell">
      <style:table-cell-properties style:vertical-align="top" fo:padding-left="0.191cm" fo:padding-right="0.191cm" fo:padding-top="0cm" fo:padding-bottom="0cm" fo:border-left="none" fo:border-right="1pt solid #000000" fo:border-top="1pt solid #000000" fo:border-bottom="1pt solid #000000" style:writing-mode="lr-tb"/>
    </style:style>
    <style:style style:name="Таблица6.7" style:family="table-row">
      <style:table-row-properties style:row-height="0.882cm" fo:keep-together="always"/>
    </style:style>
    <style:style style:name="Таблица6.L7" style:family="table-cell">
      <style:table-cell-properties style:vertical-align="top" fo:padding="0cm" fo:border-left="0.05pt solid #000000" fo:border-right="none" fo:border-top="0.05pt solid #000000" fo:border-bottom="0.05pt solid #000000" style:writing-mode="lr-tb"/>
    </style:style>
    <style:style style:name="Таблица6.g7" style:family="table-cell">
      <style:table-cell-properties style:vertical-align="top" fo:padding="0cm" fo:border="0.05pt solid #000000" style:writing-mode="lr-tb"/>
    </style:style>
    <style:style style:name="Таблица6.8" style:family="table-row">
      <style:table-row-properties style:min-row-height="2.223cm" fo:keep-together="always"/>
    </style:style>
    <style:style style:name="Таблица6.V8" style:family="table-cell">
      <style:table-cell-properties style:vertical-align="top" fo:padding-left="0.191cm" fo:padding-right="0.191cm" fo:padding-top="0cm" fo:padding-bottom="0cm" fo:border-left="none" fo:border-right="0.5pt solid #000000" fo:border-top="0.5pt solid #000000" fo:border-bottom="none" style:writing-mode="lr-tb"/>
    </style:style>
    <style:style style:name="Таблица6.9" style:family="table-row">
      <style:table-row-properties style:min-row-height="0.73cm" fo:keep-together="always"/>
    </style:style>
    <style:style style:name="Таблица6.10" style:family="table-row">
      <style:table-row-properties style:row-height="0.728cm" fo:keep-together="always"/>
    </style:style>
    <style:style style:name="Таблица6.11" style:family="table-row">
      <style:table-row-properties style:row-height="0.141cm" fo:keep-together="always"/>
    </style:style>
    <style:style style:name="Таблица6.12" style:family="table-row">
      <style:table-row-properties style:row-height="2.223cm" fo:keep-together="always"/>
    </style:style>
    <style:style style:name="Таблица6.Z12" style:family="table-cell">
      <style:table-cell-properties style:vertical-align="top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6.13" style:family="table-row">
      <style:table-row-properties style:row-height="7.567cm" fo:keep-together="always"/>
    </style:style>
    <style:style style:name="Таблица6.14" style:family="table-row">
      <style:table-row-properties style:row-height="0.783cm" fo:keep-together="always"/>
    </style:style>
    <style:style style:name="Таблица6.A14" style:family="table-cell">
      <style:table-cell-properties style:vertical-align="top"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6.B14" style:family="table-cell">
      <style:table-cell-properties style:vertical-align="middle" fo:padding="0cm" fo:border-left="0.5pt solid #000000" fo:border-right="none" fo:border-top="1.5pt solid #000000" fo:border-bottom="0.5pt solid #000000" style:writing-mode="lr-tb"/>
    </style:style>
    <style:style style:name="Таблица6.D14" style:family="table-cell">
      <style:table-cell-properties style:vertical-align="top" fo:padding="0cm" fo:border-left="0.5pt solid #000000" fo:border-right="none" fo:border-top="1.5pt solid #000000" fo:border-bottom="0.5pt solid #000000" style:writing-mode="lr-tb"/>
    </style:style>
    <style:style style:name="Таблица6.f14" style:family="table-cell">
      <style:table-cell-properties style:vertical-align="top" fo:padding="0cm" fo:border-left="0.5pt solid #000000" fo:border-right="1pt solid #000000" fo:border-top="1.5pt solid #000000" fo:border-bottom="0.5pt solid #000000" style:writing-mode="lr-tb"/>
    </style:style>
    <style:style style:name="Таблица5" style:family="table">
      <style:table-properties style:width="28.266cm" fo:margin-left="-0.199cm" fo:margin-right="0.034cm" fo:break-before="page" table:align="margins" style:writing-mode="lr-tb"/>
    </style:style>
    <style:style style:name="Таблица5.A" style:family="table-column">
      <style:table-column-properties style:column-width="0.94cm" style:rel-column-width="2179*"/>
    </style:style>
    <style:style style:name="Таблица5.B" style:family="table-column">
      <style:table-column-properties style:column-width="0.561cm" style:rel-column-width="1300*"/>
    </style:style>
    <style:style style:name="Таблица5.C" style:family="table-column">
      <style:table-column-properties style:column-width="0.215cm" style:rel-column-width="498*"/>
    </style:style>
    <style:style style:name="Таблица5.D" style:family="table-column">
      <style:table-column-properties style:column-width="0.3cm" style:rel-column-width="695*"/>
    </style:style>
    <style:style style:name="Таблица5.E" style:family="table-column">
      <style:table-column-properties style:column-width="1.037cm" style:rel-column-width="2404*"/>
    </style:style>
    <style:style style:name="Таблица5.F" style:family="table-column">
      <style:table-column-properties style:column-width="0.055cm" style:rel-column-width="126*"/>
    </style:style>
    <style:style style:name="Таблица5.G" style:family="table-column">
      <style:table-column-properties style:column-width="0.647cm" style:rel-column-width="1500*"/>
    </style:style>
    <style:style style:name="Таблица5.H" style:family="table-column">
      <style:table-column-properties style:column-width="0.33cm" style:rel-column-width="764*"/>
    </style:style>
    <style:style style:name="Таблица5.I" style:family="table-column">
      <style:table-column-properties style:column-width="1.295cm" style:rel-column-width="3001*"/>
    </style:style>
    <style:style style:name="Таблица5.J" style:family="table-column">
      <style:table-column-properties style:column-width="0.108cm" style:rel-column-width="249*"/>
    </style:style>
    <style:style style:name="Таблица5.K" style:family="table-column">
      <style:table-column-properties style:column-width="0.363cm" style:rel-column-width="842*"/>
    </style:style>
    <style:style style:name="Таблица5.L" style:family="table-column">
      <style:table-column-properties style:column-width="1.529cm" style:rel-column-width="3545*"/>
    </style:style>
    <style:style style:name="Таблица5.M" style:family="table-column">
      <style:table-column-properties style:column-width="0.512cm" style:rel-column-width="1185*"/>
    </style:style>
    <style:style style:name="Таблица5.N" style:family="table-column">
      <style:table-column-properties style:column-width="1.554cm" style:rel-column-width="3602*"/>
    </style:style>
    <style:style style:name="Таблица5.O" style:family="table-column">
      <style:table-column-properties style:column-width="1.293cm" style:rel-column-width="2997*"/>
    </style:style>
    <style:style style:name="Таблица5.P" style:family="table-column">
      <style:table-column-properties style:column-width="0.863cm" style:rel-column-width="1999*"/>
    </style:style>
    <style:style style:name="Таблица5.Q" style:family="table-column">
      <style:table-column-properties style:column-width="0.744cm" style:rel-column-width="1725*"/>
    </style:style>
    <style:style style:name="Таблица5.R" style:family="table-column">
      <style:table-column-properties style:column-width="0.346cm" style:rel-column-width="801*"/>
    </style:style>
    <style:style style:name="Таблица5.S" style:family="table-column">
      <style:table-column-properties style:column-width="0.083cm" style:rel-column-width="192*"/>
    </style:style>
    <style:style style:name="Таблица5.T" style:family="table-column">
      <style:table-column-properties style:column-width="0.603cm" style:rel-column-width="1398*"/>
    </style:style>
    <style:style style:name="Таблица5.U" style:family="table-column">
      <style:table-column-properties style:column-width="0.235cm" style:rel-column-width="543*"/>
    </style:style>
    <style:style style:name="Таблица5.V" style:family="table-column">
      <style:table-column-properties style:column-width="0.064cm" style:rel-column-width="147*"/>
    </style:style>
    <style:style style:name="Таблица5.W" style:family="table-column">
      <style:table-column-properties style:column-width="0.097cm" style:rel-column-width="224*"/>
    </style:style>
    <style:style style:name="Таблица5.X" style:family="table-column">
      <style:table-column-properties style:column-width="0.637cm" style:rel-column-width="1476*"/>
    </style:style>
    <style:style style:name="Таблица5.Y" style:family="table-column">
      <style:table-column-properties style:column-width="1.062cm" style:rel-column-width="2461*"/>
    </style:style>
    <style:style style:name="Таблица5.Z" style:family="table-column">
      <style:table-column-properties style:column-width="0.111cm" style:rel-column-width="257*"/>
    </style:style>
    <style:style style:name="Таблица5.a" style:family="table-column">
      <style:table-column-properties style:column-width="0.914cm" style:rel-column-width="2118*"/>
    </style:style>
    <style:style style:name="Таблица5.b" style:family="table-column">
      <style:table-column-properties style:column-width="0.187cm" style:rel-column-width="433*"/>
    </style:style>
    <style:style style:name="Таблица5.c" style:family="table-column">
      <style:table-column-properties style:column-width="0.048cm" style:rel-column-width="110*"/>
    </style:style>
    <style:style style:name="Таблица5.d" style:family="table-column">
      <style:table-column-properties style:column-width="1.05cm" style:rel-column-width="2433*"/>
    </style:style>
    <style:style style:name="Таблица5.e" style:family="table-column">
      <style:table-column-properties style:column-width="0.102cm" style:rel-column-width="237*"/>
    </style:style>
    <style:style style:name="Таблица5.f" style:family="table-column">
      <style:table-column-properties style:column-width="0.912cm" style:rel-column-width="2114*"/>
    </style:style>
    <style:style style:name="Таблица5.g" style:family="table-column">
      <style:table-column-properties style:column-width="0.189cm" style:rel-column-width="437*"/>
    </style:style>
    <style:style style:name="Таблица5.h" style:family="table-column">
      <style:table-column-properties style:column-width="0.487cm" style:rel-column-width="1128*"/>
    </style:style>
    <style:style style:name="Таблица5.i" style:family="table-column">
      <style:table-column-properties style:column-width="0.609cm" style:rel-column-width="1410*"/>
    </style:style>
    <style:style style:name="Таблица5.j" style:family="table-column">
      <style:table-column-properties style:column-width="0.12cm" style:rel-column-width="278*"/>
    </style:style>
    <style:style style:name="Таблица5.k" style:family="table-column">
      <style:table-column-properties style:column-width="0.044cm" style:rel-column-width="102*"/>
    </style:style>
    <style:style style:name="Таблица5.n" style:family="table-column">
      <style:table-column-properties style:column-width="0.06cm" style:rel-column-width="139*"/>
    </style:style>
    <style:style style:name="Таблица5.o" style:family="table-column">
      <style:table-column-properties style:column-width="0.155cm" style:rel-column-width="359*"/>
    </style:style>
    <style:style style:name="Таблица5.p" style:family="table-column">
      <style:table-column-properties style:column-width="0.815cm" style:rel-column-width="1889*"/>
    </style:style>
    <style:style style:name="Таблица5.q" style:family="table-column">
      <style:table-column-properties style:column-width="0.339cm" style:rel-column-width="785*"/>
    </style:style>
    <style:style style:name="Таблица5.r" style:family="table-column">
      <style:table-column-properties style:column-width="0.233cm" style:rel-column-width="539*"/>
    </style:style>
    <style:style style:name="Таблица5.s" style:family="table-column">
      <style:table-column-properties style:column-width="0.713cm" style:rel-column-width="1652*"/>
    </style:style>
    <style:style style:name="Таблица5.t" style:family="table-column">
      <style:table-column-properties style:column-width="0.37cm" style:rel-column-width="858*"/>
    </style:style>
    <style:style style:name="Таблица5.u" style:family="table-column">
      <style:table-column-properties style:column-width="0.24cm" style:rel-column-width="556*"/>
    </style:style>
    <style:style style:name="Таблица5.v" style:family="table-column">
      <style:table-column-properties style:column-width="0.427cm" style:rel-column-width="989*"/>
    </style:style>
    <style:style style:name="Таблица5.w" style:family="table-column">
      <style:table-column-properties style:column-width="0.392cm" style:rel-column-width="907*"/>
    </style:style>
    <style:style style:name="Таблица5.x" style:family="table-column">
      <style:table-column-properties style:column-width="0.699cm" style:rel-column-width="1619*"/>
    </style:style>
    <style:style style:name="Таблица5.y" style:family="table-column">
      <style:table-column-properties style:column-width="0.168cm" style:rel-column-width="388*"/>
    </style:style>
    <style:style style:name="Таблица5.z" style:family="table-column">
      <style:table-column-properties style:column-width="0.385cm" style:rel-column-width="891*"/>
    </style:style>
    <style:style style:name="Таблица5.AA" style:family="table-column">
      <style:table-column-properties style:column-width="0.416cm" style:rel-column-width="965*"/>
    </style:style>
    <style:style style:name="Таблица5.AB" style:family="table-column">
      <style:table-column-properties style:column-width="0.261cm" style:rel-column-width="605*"/>
    </style:style>
    <style:style style:name="Таблица5.AC" style:family="table-column">
      <style:table-column-properties style:column-width="0.527cm" style:rel-column-width="1222*"/>
    </style:style>
    <style:style style:name="Таблица5.AD" style:family="table-column">
      <style:table-column-properties style:column-width="0.806cm" style:rel-column-width="1870*"/>
    </style:style>
    <style:style style:name="Таблица5.1" style:family="table-row">
      <style:table-row-properties style:row-height="0.4cm" fo:keep-together="always"/>
    </style:style>
    <style:style style:name="Таблица5.A1" style:family="table-cell">
      <style:table-cell-properties fo:padding="0cm" fo:border="none"/>
    </style:style>
    <style:style style:name="Таблица5.l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A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style:row-height="0.459cm" fo:keep-together="always"/>
    </style:style>
    <style:style style:name="Таблица5.M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5.Q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M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5.5" style:family="table-row">
      <style:table-row-properties style:row-height="0.769cm" fo:keep-together="always"/>
    </style:style>
    <style:style style:name="Таблица5.Y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5.A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5.V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Таблица5.i6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1pt solid #000000" style:writing-mode="lr-tb"/>
    </style:style>
    <style:style style:name="Таблица5.t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1pt solid #000000" style:writing-mode="lr-tb"/>
    </style:style>
    <style:style style:name="Таблица5.x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AD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 style:writing-mode="lr-tb"/>
    </style:style>
    <style:style style:name="Таблица5.B1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5.E11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5.S11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5.12" style:family="table-row">
      <style:table-row-properties style:row-height="0.423cm" fo:keep-together="always"/>
    </style:style>
    <style:style style:name="Таблица5.B12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5.y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5.13" style:family="table-row">
      <style:table-row-properties style:row-height="0.041cm" fo:keep-together="always"/>
    </style:style>
    <style:style style:name="Таблица5.y14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5.15" style:family="table-row">
      <style:table-row-properties style:row-height="0.75cm" fo:keep-together="always"/>
    </style:style>
    <style:style style:name="Таблица5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none" style:writing-mode="lr-tb"/>
    </style:style>
    <style:style style:name="Таблица5.E15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5.z15" style:family="table-cell">
      <style:table-cell-properties style:vertical-align="middle" fo:padding-left="0.191cm" fo:padding-right="0.191cm" fo:padding-top="0cm" fo:padding-bottom="0cm" fo:border-left="none" fo:border-right="0.05pt solid #000000" fo:border-top="none" fo:border-bottom="none" style:writing-mode="lr-tb"/>
    </style:style>
    <style:style style:name="Таблица5.B2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none" style:writing-mode="lr-tb"/>
    </style:style>
    <style:style style:name="Таблица5.31" style:family="table-row">
      <style:table-row-properties style:row-height="0.801cm" fo:keep-together="always"/>
    </style:style>
    <style:style style:name="Таблица5.A31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5.AC3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3" style:family="table">
      <style:table-properties style:width="28.293cm" fo:margin-left="-0.159cm" fo:break-before="page" table:align="left" style:writing-mode="lr-tb"/>
    </style:style>
    <style:style style:name="Таблица13.A" style:family="table-column">
      <style:table-column-properties style:column-width="0.917cm"/>
    </style:style>
    <style:style style:name="Таблица13.B" style:family="table-column">
      <style:table-column-properties style:column-width="0.459cm"/>
    </style:style>
    <style:style style:name="Таблица13.C" style:family="table-column">
      <style:table-column-properties style:column-width="0.318cm"/>
    </style:style>
    <style:style style:name="Таблица13.D" style:family="table-column">
      <style:table-column-properties style:column-width="0.282cm"/>
    </style:style>
    <style:style style:name="Таблица13.E" style:family="table-column">
      <style:table-column-properties style:column-width="0.353cm"/>
    </style:style>
    <style:style style:name="Таблица13.F" style:family="table-column">
      <style:table-column-properties style:column-width="0.706cm"/>
    </style:style>
    <style:style style:name="Таблица13.H" style:family="table-column">
      <style:table-column-properties style:column-width="0.212cm"/>
    </style:style>
    <style:style style:name="Таблица13.I" style:family="table-column">
      <style:table-column-properties style:column-width="0.529cm"/>
    </style:style>
    <style:style style:name="Таблица13.J" style:family="table-column">
      <style:table-column-properties style:column-width="1.305cm"/>
    </style:style>
    <style:style style:name="Таблица13.K" style:family="table-column">
      <style:table-column-properties style:column-width="0.141cm"/>
    </style:style>
    <style:style style:name="Таблица13.L" style:family="table-column">
      <style:table-column-properties style:column-width="0.071cm"/>
    </style:style>
    <style:style style:name="Таблица13.M" style:family="table-column">
      <style:table-column-properties style:column-width="1.235cm"/>
    </style:style>
    <style:style style:name="Таблица13.O" style:family="table-column">
      <style:table-column-properties style:column-width="1.729cm"/>
    </style:style>
    <style:style style:name="Таблица13.P" style:family="table-column">
      <style:table-column-properties style:column-width="0.988cm"/>
    </style:style>
    <style:style style:name="Таблица13.R" style:family="table-column">
      <style:table-column-properties style:column-width="0.776cm"/>
    </style:style>
    <style:style style:name="Таблица13.S" style:family="table-column">
      <style:table-column-properties style:column-width="0.247cm"/>
    </style:style>
    <style:style style:name="Таблица13.T" style:family="table-column">
      <style:table-column-properties style:column-width="0.67cm"/>
    </style:style>
    <style:style style:name="Таблица13.X" style:family="table-column">
      <style:table-column-properties style:column-width="0.176cm"/>
    </style:style>
    <style:style style:name="Таблица13.Y" style:family="table-column">
      <style:table-column-properties style:column-width="1.482cm"/>
    </style:style>
    <style:style style:name="Таблица13.c" style:family="table-column">
      <style:table-column-properties style:column-width="0.741cm"/>
    </style:style>
    <style:style style:name="Таблица13.f" style:family="table-column">
      <style:table-column-properties style:column-width="0.847cm"/>
    </style:style>
    <style:style style:name="Таблица13.i" style:family="table-column">
      <style:table-column-properties style:column-width="0.635cm"/>
    </style:style>
    <style:style style:name="Таблица13.l" style:family="table-column">
      <style:table-column-properties style:column-width="0.494cm"/>
    </style:style>
    <style:style style:name="Таблица13.o" style:family="table-column">
      <style:table-column-properties style:column-width="1.023cm"/>
    </style:style>
    <style:style style:name="Таблица13.q" style:family="table-column">
      <style:table-column-properties style:column-width="1.058cm"/>
    </style:style>
    <style:style style:name="Таблица13.u" style:family="table-column">
      <style:table-column-properties style:column-width="1.376cm"/>
    </style:style>
    <style:style style:name="Таблица13.1" style:family="table-row">
      <style:table-row-properties style:row-height="0.494cm" fo:keep-together="always"/>
    </style:style>
    <style:style style:name="Таблица13.A1" style:family="table-cell">
      <style:table-cell-properties style:vertical-align="top" fo:padding="0cm" fo:border="none" style:writing-mode="lr-tb"/>
    </style:style>
    <style:style style:name="Таблица13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3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3.5" style:family="table-row">
      <style:table-row-properties style:row-height="0.676cm" fo:keep-together="always"/>
    </style:style>
    <style:style style:name="Таблица13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3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3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3.6" style:family="table-row">
      <style:table-row-properties style:row-height="0.4cm" fo:keep-together="always"/>
    </style:style>
    <style:style style:name="Таблица13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3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3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3.9" style:family="table-row">
      <style:table-row-properties style:row-height="0.459cm" fo:keep-together="always"/>
    </style:style>
    <style:style style:name="Таблица13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3.10" style:family="table-row">
      <style:table-row-properties style:row-height="0.423cm" fo:keep-together="always"/>
    </style:style>
    <style:style style:name="Таблица13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3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3.11" style:family="table-row">
      <style:table-row-properties style:row-height="0.041cm" fo:keep-together="always"/>
    </style:style>
    <style:style style:name="Таблица13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3.13" style:family="table-row">
      <style:table-row-properties style:row-height="0.75cm" fo:keep-together="always"/>
    </style:style>
    <style:style style:name="Таблица13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13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13.17" style:family="table-row">
      <style:table-row-properties style:row-height="0.801cm" fo:keep-together="always"/>
    </style:style>
    <style:style style:name="Таблица13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29" style:family="table-row">
      <style:table-row-properties style:row-height="0.755cm" fo:keep-together="always"/>
    </style:style>
    <style:style style:name="Таблица13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13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3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" style:family="table">
      <style:table-properties style:width="28.293cm" fo:margin-left="-0.159cm" fo:break-before="page" table:align="left" style:writing-mode="lr-tb"/>
    </style:style>
    <style:style style:name="Таблица1.A" style:family="table-column">
      <style:table-column-properties style:column-width="0.917cm"/>
    </style:style>
    <style:style style:name="Таблица1.B" style:family="table-column">
      <style:table-column-properties style:column-width="0.459cm"/>
    </style:style>
    <style:style style:name="Таблица1.C" style:family="table-column">
      <style:table-column-properties style:column-width="0.318cm"/>
    </style:style>
    <style:style style:name="Таблица1.D" style:family="table-column">
      <style:table-column-properties style:column-width="0.282cm"/>
    </style:style>
    <style:style style:name="Таблица1.E" style:family="table-column">
      <style:table-column-properties style:column-width="0.353cm"/>
    </style:style>
    <style:style style:name="Таблица1.F" style:family="table-column">
      <style:table-column-properties style:column-width="0.706cm"/>
    </style:style>
    <style:style style:name="Таблица1.H" style:family="table-column">
      <style:table-column-properties style:column-width="0.212cm"/>
    </style:style>
    <style:style style:name="Таблица1.I" style:family="table-column">
      <style:table-column-properties style:column-width="0.529cm"/>
    </style:style>
    <style:style style:name="Таблица1.J" style:family="table-column">
      <style:table-column-properties style:column-width="1.305cm"/>
    </style:style>
    <style:style style:name="Таблица1.K" style:family="table-column">
      <style:table-column-properties style:column-width="0.141cm"/>
    </style:style>
    <style:style style:name="Таблица1.L" style:family="table-column">
      <style:table-column-properties style:column-width="0.071cm"/>
    </style:style>
    <style:style style:name="Таблица1.M" style:family="table-column">
      <style:table-column-properties style:column-width="1.235cm"/>
    </style:style>
    <style:style style:name="Таблица1.O" style:family="table-column">
      <style:table-column-properties style:column-width="1.729cm"/>
    </style:style>
    <style:style style:name="Таблица1.P" style:family="table-column">
      <style:table-column-properties style:column-width="0.988cm"/>
    </style:style>
    <style:style style:name="Таблица1.R" style:family="table-column">
      <style:table-column-properties style:column-width="0.776cm"/>
    </style:style>
    <style:style style:name="Таблица1.S" style:family="table-column">
      <style:table-column-properties style:column-width="0.247cm"/>
    </style:style>
    <style:style style:name="Таблица1.T" style:family="table-column">
      <style:table-column-properties style:column-width="0.67cm"/>
    </style:style>
    <style:style style:name="Таблица1.X" style:family="table-column">
      <style:table-column-properties style:column-width="0.176cm"/>
    </style:style>
    <style:style style:name="Таблица1.Y" style:family="table-column">
      <style:table-column-properties style:column-width="1.482cm"/>
    </style:style>
    <style:style style:name="Таблица1.c" style:family="table-column">
      <style:table-column-properties style:column-width="0.741cm"/>
    </style:style>
    <style:style style:name="Таблица1.f" style:family="table-column">
      <style:table-column-properties style:column-width="0.847cm"/>
    </style:style>
    <style:style style:name="Таблица1.i" style:family="table-column">
      <style:table-column-properties style:column-width="0.635cm"/>
    </style:style>
    <style:style style:name="Таблица1.l" style:family="table-column">
      <style:table-column-properties style:column-width="0.494cm"/>
    </style:style>
    <style:style style:name="Таблица1.o" style:family="table-column">
      <style:table-column-properties style:column-width="1.023cm"/>
    </style:style>
    <style:style style:name="Таблица1.q" style:family="table-column">
      <style:table-column-properties style:column-width="1.058cm"/>
    </style:style>
    <style:style style:name="Таблица1.u" style:family="table-column">
      <style:table-column-properties style:column-width="1.376cm"/>
    </style:style>
    <style:style style:name="Таблица1.1" style:family="table-row">
      <style:table-row-properties style:row-height="0.494cm" fo:keep-together="always"/>
    </style:style>
    <style:style style:name="Таблица1.A1" style:family="table-cell">
      <style:table-cell-properties style:vertical-align="top" fo:padding="0cm" fo:border="none" style:writing-mode="lr-tb"/>
    </style:style>
    <style:style style:name="Таблица1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.5" style:family="table-row">
      <style:table-row-properties style:row-height="0.676cm" fo:keep-together="always"/>
    </style:style>
    <style:style style:name="Таблица1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.6" style:family="table-row">
      <style:table-row-properties style:row-height="0.4cm" fo:keep-together="always"/>
    </style:style>
    <style:style style:name="Таблица1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.9" style:family="table-row">
      <style:table-row-properties style:row-height="0.459cm" fo:keep-together="always"/>
    </style:style>
    <style:style style:name="Таблица1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.10" style:family="table-row">
      <style:table-row-properties style:row-height="0.423cm" fo:keep-together="always"/>
    </style:style>
    <style:style style:name="Таблица1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.11" style:family="table-row">
      <style:table-row-properties style:row-height="0.041cm" fo:keep-together="always"/>
    </style:style>
    <style:style style:name="Таблица1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.13" style:family="table-row">
      <style:table-row-properties style:row-height="0.75cm" fo:keep-together="always"/>
    </style:style>
    <style:style style:name="Таблица1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1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1.17" style:family="table-row">
      <style:table-row-properties style:row-height="0.801cm" fo:keep-together="always"/>
    </style:style>
    <style:style style:name="Таблица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29" style:family="table-row">
      <style:table-row-properties style:row-height="0.755cm" fo:keep-together="always"/>
    </style:style>
    <style:style style:name="Таблица1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1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2" style:family="table">
      <style:table-properties style:width="28.293cm" fo:margin-left="-0.159cm" fo:break-before="page" table:align="left" style:writing-mode="lr-tb"/>
    </style:style>
    <style:style style:name="Таблица2.A" style:family="table-column">
      <style:table-column-properties style:column-width="0.917cm"/>
    </style:style>
    <style:style style:name="Таблица2.B" style:family="table-column">
      <style:table-column-properties style:column-width="0.459cm"/>
    </style:style>
    <style:style style:name="Таблица2.C" style:family="table-column">
      <style:table-column-properties style:column-width="0.318cm"/>
    </style:style>
    <style:style style:name="Таблица2.D" style:family="table-column">
      <style:table-column-properties style:column-width="0.282cm"/>
    </style:style>
    <style:style style:name="Таблица2.E" style:family="table-column">
      <style:table-column-properties style:column-width="0.353cm"/>
    </style:style>
    <style:style style:name="Таблица2.F" style:family="table-column">
      <style:table-column-properties style:column-width="0.706cm"/>
    </style:style>
    <style:style style:name="Таблица2.H" style:family="table-column">
      <style:table-column-properties style:column-width="0.212cm"/>
    </style:style>
    <style:style style:name="Таблица2.I" style:family="table-column">
      <style:table-column-properties style:column-width="0.529cm"/>
    </style:style>
    <style:style style:name="Таблица2.J" style:family="table-column">
      <style:table-column-properties style:column-width="1.305cm"/>
    </style:style>
    <style:style style:name="Таблица2.K" style:family="table-column">
      <style:table-column-properties style:column-width="0.141cm"/>
    </style:style>
    <style:style style:name="Таблица2.L" style:family="table-column">
      <style:table-column-properties style:column-width="0.071cm"/>
    </style:style>
    <style:style style:name="Таблица2.M" style:family="table-column">
      <style:table-column-properties style:column-width="1.235cm"/>
    </style:style>
    <style:style style:name="Таблица2.O" style:family="table-column">
      <style:table-column-properties style:column-width="1.729cm"/>
    </style:style>
    <style:style style:name="Таблица2.P" style:family="table-column">
      <style:table-column-properties style:column-width="0.988cm"/>
    </style:style>
    <style:style style:name="Таблица2.R" style:family="table-column">
      <style:table-column-properties style:column-width="0.776cm"/>
    </style:style>
    <style:style style:name="Таблица2.S" style:family="table-column">
      <style:table-column-properties style:column-width="0.247cm"/>
    </style:style>
    <style:style style:name="Таблица2.T" style:family="table-column">
      <style:table-column-properties style:column-width="0.67cm"/>
    </style:style>
    <style:style style:name="Таблица2.X" style:family="table-column">
      <style:table-column-properties style:column-width="0.176cm"/>
    </style:style>
    <style:style style:name="Таблица2.Y" style:family="table-column">
      <style:table-column-properties style:column-width="1.482cm"/>
    </style:style>
    <style:style style:name="Таблица2.c" style:family="table-column">
      <style:table-column-properties style:column-width="0.741cm"/>
    </style:style>
    <style:style style:name="Таблица2.f" style:family="table-column">
      <style:table-column-properties style:column-width="0.847cm"/>
    </style:style>
    <style:style style:name="Таблица2.i" style:family="table-column">
      <style:table-column-properties style:column-width="0.635cm"/>
    </style:style>
    <style:style style:name="Таблица2.l" style:family="table-column">
      <style:table-column-properties style:column-width="0.494cm"/>
    </style:style>
    <style:style style:name="Таблица2.o" style:family="table-column">
      <style:table-column-properties style:column-width="1.023cm"/>
    </style:style>
    <style:style style:name="Таблица2.q" style:family="table-column">
      <style:table-column-properties style:column-width="1.058cm"/>
    </style:style>
    <style:style style:name="Таблица2.u" style:family="table-column">
      <style:table-column-properties style:column-width="1.376cm"/>
    </style:style>
    <style:style style:name="Таблица2.1" style:family="table-row">
      <style:table-row-properties style:row-height="0.494cm" fo:keep-together="always"/>
    </style:style>
    <style:style style:name="Таблица2.A1" style:family="table-cell">
      <style:table-cell-properties style:vertical-align="top" fo:padding="0cm" fo:border="none" style:writing-mode="lr-tb"/>
    </style:style>
    <style:style style:name="Таблица2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2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2.5" style:family="table-row">
      <style:table-row-properties style:row-height="0.676cm" fo:keep-together="always"/>
    </style:style>
    <style:style style:name="Таблица2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2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2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2.6" style:family="table-row">
      <style:table-row-properties style:row-height="0.4cm" fo:keep-together="always"/>
    </style:style>
    <style:style style:name="Таблица2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2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2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2.9" style:family="table-row">
      <style:table-row-properties style:row-height="0.459cm" fo:keep-together="always"/>
    </style:style>
    <style:style style:name="Таблица2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2.10" style:family="table-row">
      <style:table-row-properties style:row-height="0.423cm" fo:keep-together="always"/>
    </style:style>
    <style:style style:name="Таблица2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2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2.11" style:family="table-row">
      <style:table-row-properties style:row-height="0.041cm" fo:keep-together="always"/>
    </style:style>
    <style:style style:name="Таблица2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2.13" style:family="table-row">
      <style:table-row-properties style:row-height="0.75cm" fo:keep-together="always"/>
    </style:style>
    <style:style style:name="Таблица2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2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2.17" style:family="table-row">
      <style:table-row-properties style:row-height="0.801cm" fo:keep-together="always"/>
    </style:style>
    <style:style style:name="Таблица2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29" style:family="table-row">
      <style:table-row-properties style:row-height="0.755cm" fo:keep-together="always"/>
    </style:style>
    <style:style style:name="Таблица2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2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2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3" style:family="table">
      <style:table-properties style:width="28.293cm" fo:margin-left="-0.159cm" fo:break-before="page" table:align="left" style:writing-mode="lr-tb"/>
    </style:style>
    <style:style style:name="Таблица3.A" style:family="table-column">
      <style:table-column-properties style:column-width="0.917cm"/>
    </style:style>
    <style:style style:name="Таблица3.B" style:family="table-column">
      <style:table-column-properties style:column-width="0.459cm"/>
    </style:style>
    <style:style style:name="Таблица3.C" style:family="table-column">
      <style:table-column-properties style:column-width="0.318cm"/>
    </style:style>
    <style:style style:name="Таблица3.D" style:family="table-column">
      <style:table-column-properties style:column-width="0.282cm"/>
    </style:style>
    <style:style style:name="Таблица3.E" style:family="table-column">
      <style:table-column-properties style:column-width="0.353cm"/>
    </style:style>
    <style:style style:name="Таблица3.F" style:family="table-column">
      <style:table-column-properties style:column-width="0.706cm"/>
    </style:style>
    <style:style style:name="Таблица3.H" style:family="table-column">
      <style:table-column-properties style:column-width="0.212cm"/>
    </style:style>
    <style:style style:name="Таблица3.I" style:family="table-column">
      <style:table-column-properties style:column-width="0.529cm"/>
    </style:style>
    <style:style style:name="Таблица3.J" style:family="table-column">
      <style:table-column-properties style:column-width="1.305cm"/>
    </style:style>
    <style:style style:name="Таблица3.K" style:family="table-column">
      <style:table-column-properties style:column-width="0.141cm"/>
    </style:style>
    <style:style style:name="Таблица3.L" style:family="table-column">
      <style:table-column-properties style:column-width="0.071cm"/>
    </style:style>
    <style:style style:name="Таблица3.M" style:family="table-column">
      <style:table-column-properties style:column-width="1.235cm"/>
    </style:style>
    <style:style style:name="Таблица3.O" style:family="table-column">
      <style:table-column-properties style:column-width="1.729cm"/>
    </style:style>
    <style:style style:name="Таблица3.P" style:family="table-column">
      <style:table-column-properties style:column-width="0.988cm"/>
    </style:style>
    <style:style style:name="Таблица3.R" style:family="table-column">
      <style:table-column-properties style:column-width="0.776cm"/>
    </style:style>
    <style:style style:name="Таблица3.S" style:family="table-column">
      <style:table-column-properties style:column-width="0.247cm"/>
    </style:style>
    <style:style style:name="Таблица3.T" style:family="table-column">
      <style:table-column-properties style:column-width="0.67cm"/>
    </style:style>
    <style:style style:name="Таблица3.X" style:family="table-column">
      <style:table-column-properties style:column-width="0.176cm"/>
    </style:style>
    <style:style style:name="Таблица3.Y" style:family="table-column">
      <style:table-column-properties style:column-width="1.482cm"/>
    </style:style>
    <style:style style:name="Таблица3.c" style:family="table-column">
      <style:table-column-properties style:column-width="0.741cm"/>
    </style:style>
    <style:style style:name="Таблица3.f" style:family="table-column">
      <style:table-column-properties style:column-width="0.847cm"/>
    </style:style>
    <style:style style:name="Таблица3.i" style:family="table-column">
      <style:table-column-properties style:column-width="0.635cm"/>
    </style:style>
    <style:style style:name="Таблица3.l" style:family="table-column">
      <style:table-column-properties style:column-width="0.494cm"/>
    </style:style>
    <style:style style:name="Таблица3.o" style:family="table-column">
      <style:table-column-properties style:column-width="1.023cm"/>
    </style:style>
    <style:style style:name="Таблица3.q" style:family="table-column">
      <style:table-column-properties style:column-width="1.058cm"/>
    </style:style>
    <style:style style:name="Таблица3.u" style:family="table-column">
      <style:table-column-properties style:column-width="1.376cm"/>
    </style:style>
    <style:style style:name="Таблица3.1" style:family="table-row">
      <style:table-row-properties style:row-height="0.494cm" fo:keep-together="always"/>
    </style:style>
    <style:style style:name="Таблица3.A1" style:family="table-cell">
      <style:table-cell-properties style:vertical-align="top" fo:padding="0cm" fo:border="none" style:writing-mode="lr-tb"/>
    </style:style>
    <style:style style:name="Таблица3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3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3.5" style:family="table-row">
      <style:table-row-properties style:row-height="0.676cm" fo:keep-together="always"/>
    </style:style>
    <style:style style:name="Таблица3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3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3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3.6" style:family="table-row">
      <style:table-row-properties style:row-height="0.4cm" fo:keep-together="always"/>
    </style:style>
    <style:style style:name="Таблица3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3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3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3.9" style:family="table-row">
      <style:table-row-properties style:row-height="0.459cm" fo:keep-together="always"/>
    </style:style>
    <style:style style:name="Таблица3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3.10" style:family="table-row">
      <style:table-row-properties style:row-height="0.423cm" fo:keep-together="always"/>
    </style:style>
    <style:style style:name="Таблица3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3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3.11" style:family="table-row">
      <style:table-row-properties style:row-height="0.041cm" fo:keep-together="always"/>
    </style:style>
    <style:style style:name="Таблица3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3.13" style:family="table-row">
      <style:table-row-properties style:row-height="0.75cm" fo:keep-together="always"/>
    </style:style>
    <style:style style:name="Таблица3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3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3.17" style:family="table-row">
      <style:table-row-properties style:row-height="0.801cm" fo:keep-together="always"/>
    </style:style>
    <style:style style:name="Таблица3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3.29" style:family="table-row">
      <style:table-row-properties style:row-height="0.755cm" fo:keep-together="always"/>
    </style:style>
    <style:style style:name="Таблица3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3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3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4" style:family="table">
      <style:table-properties style:width="28.293cm" fo:margin-left="-0.159cm" fo:break-before="page" table:align="left" style:writing-mode="lr-tb"/>
    </style:style>
    <style:style style:name="Таблица4.A" style:family="table-column">
      <style:table-column-properties style:column-width="0.917cm"/>
    </style:style>
    <style:style style:name="Таблица4.B" style:family="table-column">
      <style:table-column-properties style:column-width="0.459cm"/>
    </style:style>
    <style:style style:name="Таблица4.C" style:family="table-column">
      <style:table-column-properties style:column-width="0.318cm"/>
    </style:style>
    <style:style style:name="Таблица4.D" style:family="table-column">
      <style:table-column-properties style:column-width="0.282cm"/>
    </style:style>
    <style:style style:name="Таблица4.E" style:family="table-column">
      <style:table-column-properties style:column-width="0.353cm"/>
    </style:style>
    <style:style style:name="Таблица4.F" style:family="table-column">
      <style:table-column-properties style:column-width="0.706cm"/>
    </style:style>
    <style:style style:name="Таблица4.H" style:family="table-column">
      <style:table-column-properties style:column-width="0.212cm"/>
    </style:style>
    <style:style style:name="Таблица4.I" style:family="table-column">
      <style:table-column-properties style:column-width="0.529cm"/>
    </style:style>
    <style:style style:name="Таблица4.J" style:family="table-column">
      <style:table-column-properties style:column-width="1.305cm"/>
    </style:style>
    <style:style style:name="Таблица4.K" style:family="table-column">
      <style:table-column-properties style:column-width="0.141cm"/>
    </style:style>
    <style:style style:name="Таблица4.L" style:family="table-column">
      <style:table-column-properties style:column-width="0.071cm"/>
    </style:style>
    <style:style style:name="Таблица4.M" style:family="table-column">
      <style:table-column-properties style:column-width="1.235cm"/>
    </style:style>
    <style:style style:name="Таблица4.O" style:family="table-column">
      <style:table-column-properties style:column-width="1.729cm"/>
    </style:style>
    <style:style style:name="Таблица4.P" style:family="table-column">
      <style:table-column-properties style:column-width="0.988cm"/>
    </style:style>
    <style:style style:name="Таблица4.R" style:family="table-column">
      <style:table-column-properties style:column-width="0.776cm"/>
    </style:style>
    <style:style style:name="Таблица4.S" style:family="table-column">
      <style:table-column-properties style:column-width="0.247cm"/>
    </style:style>
    <style:style style:name="Таблица4.T" style:family="table-column">
      <style:table-column-properties style:column-width="0.67cm"/>
    </style:style>
    <style:style style:name="Таблица4.X" style:family="table-column">
      <style:table-column-properties style:column-width="0.176cm"/>
    </style:style>
    <style:style style:name="Таблица4.Y" style:family="table-column">
      <style:table-column-properties style:column-width="1.482cm"/>
    </style:style>
    <style:style style:name="Таблица4.c" style:family="table-column">
      <style:table-column-properties style:column-width="0.741cm"/>
    </style:style>
    <style:style style:name="Таблица4.f" style:family="table-column">
      <style:table-column-properties style:column-width="0.847cm"/>
    </style:style>
    <style:style style:name="Таблица4.i" style:family="table-column">
      <style:table-column-properties style:column-width="0.635cm"/>
    </style:style>
    <style:style style:name="Таблица4.l" style:family="table-column">
      <style:table-column-properties style:column-width="0.494cm"/>
    </style:style>
    <style:style style:name="Таблица4.o" style:family="table-column">
      <style:table-column-properties style:column-width="1.023cm"/>
    </style:style>
    <style:style style:name="Таблица4.q" style:family="table-column">
      <style:table-column-properties style:column-width="1.058cm"/>
    </style:style>
    <style:style style:name="Таблица4.u" style:family="table-column">
      <style:table-column-properties style:column-width="1.376cm"/>
    </style:style>
    <style:style style:name="Таблица4.1" style:family="table-row">
      <style:table-row-properties style:row-height="0.494cm" fo:keep-together="always"/>
    </style:style>
    <style:style style:name="Таблица4.A1" style:family="table-cell">
      <style:table-cell-properties style:vertical-align="top" fo:padding="0cm" fo:border="none" style:writing-mode="lr-tb"/>
    </style:style>
    <style:style style:name="Таблица4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4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4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4.5" style:family="table-row">
      <style:table-row-properties style:row-height="0.676cm" fo:keep-together="always"/>
    </style:style>
    <style:style style:name="Таблица4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4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4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4.6" style:family="table-row">
      <style:table-row-properties style:row-height="0.4cm" fo:keep-together="always"/>
    </style:style>
    <style:style style:name="Таблица4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4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4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4.9" style:family="table-row">
      <style:table-row-properties style:row-height="0.459cm" fo:keep-together="always"/>
    </style:style>
    <style:style style:name="Таблица4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4.10" style:family="table-row">
      <style:table-row-properties style:row-height="0.423cm" fo:keep-together="always"/>
    </style:style>
    <style:style style:name="Таблица4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4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4.11" style:family="table-row">
      <style:table-row-properties style:row-height="0.041cm" fo:keep-together="always"/>
    </style:style>
    <style:style style:name="Таблица4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4.13" style:family="table-row">
      <style:table-row-properties style:row-height="0.75cm" fo:keep-together="always"/>
    </style:style>
    <style:style style:name="Таблица4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4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4.17" style:family="table-row">
      <style:table-row-properties style:row-height="0.801cm" fo:keep-together="always"/>
    </style:style>
    <style:style style:name="Таблица4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.29" style:family="table-row">
      <style:table-row-properties style:row-height="0.755cm" fo:keep-together="always"/>
    </style:style>
    <style:style style:name="Таблица4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4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4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7" style:family="table">
      <style:table-properties style:width="28.293cm" fo:margin-left="-0.159cm" fo:break-before="page" table:align="left" style:writing-mode="lr-tb"/>
    </style:style>
    <style:style style:name="Таблица7.A" style:family="table-column">
      <style:table-column-properties style:column-width="0.917cm"/>
    </style:style>
    <style:style style:name="Таблица7.B" style:family="table-column">
      <style:table-column-properties style:column-width="0.459cm"/>
    </style:style>
    <style:style style:name="Таблица7.C" style:family="table-column">
      <style:table-column-properties style:column-width="0.318cm"/>
    </style:style>
    <style:style style:name="Таблица7.D" style:family="table-column">
      <style:table-column-properties style:column-width="0.282cm"/>
    </style:style>
    <style:style style:name="Таблица7.E" style:family="table-column">
      <style:table-column-properties style:column-width="0.353cm"/>
    </style:style>
    <style:style style:name="Таблица7.F" style:family="table-column">
      <style:table-column-properties style:column-width="0.706cm"/>
    </style:style>
    <style:style style:name="Таблица7.H" style:family="table-column">
      <style:table-column-properties style:column-width="0.212cm"/>
    </style:style>
    <style:style style:name="Таблица7.I" style:family="table-column">
      <style:table-column-properties style:column-width="0.529cm"/>
    </style:style>
    <style:style style:name="Таблица7.J" style:family="table-column">
      <style:table-column-properties style:column-width="1.305cm"/>
    </style:style>
    <style:style style:name="Таблица7.K" style:family="table-column">
      <style:table-column-properties style:column-width="0.141cm"/>
    </style:style>
    <style:style style:name="Таблица7.L" style:family="table-column">
      <style:table-column-properties style:column-width="0.071cm"/>
    </style:style>
    <style:style style:name="Таблица7.M" style:family="table-column">
      <style:table-column-properties style:column-width="1.235cm"/>
    </style:style>
    <style:style style:name="Таблица7.O" style:family="table-column">
      <style:table-column-properties style:column-width="1.729cm"/>
    </style:style>
    <style:style style:name="Таблица7.P" style:family="table-column">
      <style:table-column-properties style:column-width="0.988cm"/>
    </style:style>
    <style:style style:name="Таблица7.R" style:family="table-column">
      <style:table-column-properties style:column-width="0.776cm"/>
    </style:style>
    <style:style style:name="Таблица7.S" style:family="table-column">
      <style:table-column-properties style:column-width="0.247cm"/>
    </style:style>
    <style:style style:name="Таблица7.T" style:family="table-column">
      <style:table-column-properties style:column-width="0.67cm"/>
    </style:style>
    <style:style style:name="Таблица7.X" style:family="table-column">
      <style:table-column-properties style:column-width="0.176cm"/>
    </style:style>
    <style:style style:name="Таблица7.Y" style:family="table-column">
      <style:table-column-properties style:column-width="1.482cm"/>
    </style:style>
    <style:style style:name="Таблица7.c" style:family="table-column">
      <style:table-column-properties style:column-width="0.741cm"/>
    </style:style>
    <style:style style:name="Таблица7.f" style:family="table-column">
      <style:table-column-properties style:column-width="0.847cm"/>
    </style:style>
    <style:style style:name="Таблица7.i" style:family="table-column">
      <style:table-column-properties style:column-width="0.635cm"/>
    </style:style>
    <style:style style:name="Таблица7.l" style:family="table-column">
      <style:table-column-properties style:column-width="0.494cm"/>
    </style:style>
    <style:style style:name="Таблица7.o" style:family="table-column">
      <style:table-column-properties style:column-width="1.023cm"/>
    </style:style>
    <style:style style:name="Таблица7.q" style:family="table-column">
      <style:table-column-properties style:column-width="1.058cm"/>
    </style:style>
    <style:style style:name="Таблица7.u" style:family="table-column">
      <style:table-column-properties style:column-width="1.376cm"/>
    </style:style>
    <style:style style:name="Таблица7.1" style:family="table-row">
      <style:table-row-properties style:row-height="0.494cm" fo:keep-together="always"/>
    </style:style>
    <style:style style:name="Таблица7.A1" style:family="table-cell">
      <style:table-cell-properties style:vertical-align="top" fo:padding="0cm" fo:border="none" style:writing-mode="lr-tb"/>
    </style:style>
    <style:style style:name="Таблица7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7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7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7.5" style:family="table-row">
      <style:table-row-properties style:row-height="0.676cm" fo:keep-together="always"/>
    </style:style>
    <style:style style:name="Таблица7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7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7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7.6" style:family="table-row">
      <style:table-row-properties style:row-height="0.4cm" fo:keep-together="always"/>
    </style:style>
    <style:style style:name="Таблица7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7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7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7.9" style:family="table-row">
      <style:table-row-properties style:row-height="0.459cm" fo:keep-together="always"/>
    </style:style>
    <style:style style:name="Таблица7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7.10" style:family="table-row">
      <style:table-row-properties style:row-height="0.423cm" fo:keep-together="always"/>
    </style:style>
    <style:style style:name="Таблица7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7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7.11" style:family="table-row">
      <style:table-row-properties style:row-height="0.041cm" fo:keep-together="always"/>
    </style:style>
    <style:style style:name="Таблица7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7.13" style:family="table-row">
      <style:table-row-properties style:row-height="0.75cm" fo:keep-together="always"/>
    </style:style>
    <style:style style:name="Таблица7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7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7.17" style:family="table-row">
      <style:table-row-properties style:row-height="0.801cm" fo:keep-together="always"/>
    </style:style>
    <style:style style:name="Таблица7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7.29" style:family="table-row">
      <style:table-row-properties style:row-height="0.755cm" fo:keep-together="always"/>
    </style:style>
    <style:style style:name="Таблица7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7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7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8" style:family="table">
      <style:table-properties style:width="28.293cm" fo:margin-left="-0.159cm" fo:break-before="page" table:align="left" style:writing-mode="lr-tb"/>
    </style:style>
    <style:style style:name="Таблица8.A" style:family="table-column">
      <style:table-column-properties style:column-width="0.917cm"/>
    </style:style>
    <style:style style:name="Таблица8.B" style:family="table-column">
      <style:table-column-properties style:column-width="0.459cm"/>
    </style:style>
    <style:style style:name="Таблица8.C" style:family="table-column">
      <style:table-column-properties style:column-width="0.318cm"/>
    </style:style>
    <style:style style:name="Таблица8.D" style:family="table-column">
      <style:table-column-properties style:column-width="0.282cm"/>
    </style:style>
    <style:style style:name="Таблица8.E" style:family="table-column">
      <style:table-column-properties style:column-width="0.353cm"/>
    </style:style>
    <style:style style:name="Таблица8.F" style:family="table-column">
      <style:table-column-properties style:column-width="0.706cm"/>
    </style:style>
    <style:style style:name="Таблица8.H" style:family="table-column">
      <style:table-column-properties style:column-width="0.212cm"/>
    </style:style>
    <style:style style:name="Таблица8.I" style:family="table-column">
      <style:table-column-properties style:column-width="0.529cm"/>
    </style:style>
    <style:style style:name="Таблица8.J" style:family="table-column">
      <style:table-column-properties style:column-width="1.305cm"/>
    </style:style>
    <style:style style:name="Таблица8.K" style:family="table-column">
      <style:table-column-properties style:column-width="0.141cm"/>
    </style:style>
    <style:style style:name="Таблица8.L" style:family="table-column">
      <style:table-column-properties style:column-width="0.071cm"/>
    </style:style>
    <style:style style:name="Таблица8.M" style:family="table-column">
      <style:table-column-properties style:column-width="1.235cm"/>
    </style:style>
    <style:style style:name="Таблица8.O" style:family="table-column">
      <style:table-column-properties style:column-width="1.729cm"/>
    </style:style>
    <style:style style:name="Таблица8.P" style:family="table-column">
      <style:table-column-properties style:column-width="0.988cm"/>
    </style:style>
    <style:style style:name="Таблица8.R" style:family="table-column">
      <style:table-column-properties style:column-width="0.776cm"/>
    </style:style>
    <style:style style:name="Таблица8.S" style:family="table-column">
      <style:table-column-properties style:column-width="0.247cm"/>
    </style:style>
    <style:style style:name="Таблица8.T" style:family="table-column">
      <style:table-column-properties style:column-width="0.67cm"/>
    </style:style>
    <style:style style:name="Таблица8.X" style:family="table-column">
      <style:table-column-properties style:column-width="0.176cm"/>
    </style:style>
    <style:style style:name="Таблица8.Y" style:family="table-column">
      <style:table-column-properties style:column-width="1.482cm"/>
    </style:style>
    <style:style style:name="Таблица8.c" style:family="table-column">
      <style:table-column-properties style:column-width="0.741cm"/>
    </style:style>
    <style:style style:name="Таблица8.f" style:family="table-column">
      <style:table-column-properties style:column-width="0.847cm"/>
    </style:style>
    <style:style style:name="Таблица8.i" style:family="table-column">
      <style:table-column-properties style:column-width="0.635cm"/>
    </style:style>
    <style:style style:name="Таблица8.l" style:family="table-column">
      <style:table-column-properties style:column-width="0.494cm"/>
    </style:style>
    <style:style style:name="Таблица8.o" style:family="table-column">
      <style:table-column-properties style:column-width="1.023cm"/>
    </style:style>
    <style:style style:name="Таблица8.q" style:family="table-column">
      <style:table-column-properties style:column-width="1.058cm"/>
    </style:style>
    <style:style style:name="Таблица8.u" style:family="table-column">
      <style:table-column-properties style:column-width="1.376cm"/>
    </style:style>
    <style:style style:name="Таблица8.1" style:family="table-row">
      <style:table-row-properties style:row-height="0.494cm" fo:keep-together="always"/>
    </style:style>
    <style:style style:name="Таблица8.A1" style:family="table-cell">
      <style:table-cell-properties style:vertical-align="top" fo:padding="0cm" fo:border="none" style:writing-mode="lr-tb"/>
    </style:style>
    <style:style style:name="Таблица8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8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8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8.5" style:family="table-row">
      <style:table-row-properties style:row-height="0.676cm" fo:keep-together="always"/>
    </style:style>
    <style:style style:name="Таблица8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8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8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8.6" style:family="table-row">
      <style:table-row-properties style:row-height="0.4cm" fo:keep-together="always"/>
    </style:style>
    <style:style style:name="Таблица8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8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8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8.9" style:family="table-row">
      <style:table-row-properties style:row-height="0.459cm" fo:keep-together="always"/>
    </style:style>
    <style:style style:name="Таблица8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8.10" style:family="table-row">
      <style:table-row-properties style:row-height="0.423cm" fo:keep-together="always"/>
    </style:style>
    <style:style style:name="Таблица8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8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8.11" style:family="table-row">
      <style:table-row-properties style:row-height="0.041cm" fo:keep-together="always"/>
    </style:style>
    <style:style style:name="Таблица8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8.13" style:family="table-row">
      <style:table-row-properties style:row-height="0.75cm" fo:keep-together="always"/>
    </style:style>
    <style:style style:name="Таблица8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8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8.17" style:family="table-row">
      <style:table-row-properties style:row-height="0.801cm" fo:keep-together="always"/>
    </style:style>
    <style:style style:name="Таблица8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8.29" style:family="table-row">
      <style:table-row-properties style:row-height="0.755cm" fo:keep-together="always"/>
    </style:style>
    <style:style style:name="Таблица8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8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8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" style:family="table">
      <style:table-properties style:width="28.293cm" fo:margin-left="-0.159cm" fo:break-before="page" table:align="left" style:writing-mode="lr-tb"/>
    </style:style>
    <style:style style:name="Таблица9.A" style:family="table-column">
      <style:table-column-properties style:column-width="0.917cm"/>
    </style:style>
    <style:style style:name="Таблица9.B" style:family="table-column">
      <style:table-column-properties style:column-width="0.459cm"/>
    </style:style>
    <style:style style:name="Таблица9.C" style:family="table-column">
      <style:table-column-properties style:column-width="0.318cm"/>
    </style:style>
    <style:style style:name="Таблица9.D" style:family="table-column">
      <style:table-column-properties style:column-width="0.282cm"/>
    </style:style>
    <style:style style:name="Таблица9.E" style:family="table-column">
      <style:table-column-properties style:column-width="0.353cm"/>
    </style:style>
    <style:style style:name="Таблица9.F" style:family="table-column">
      <style:table-column-properties style:column-width="0.706cm"/>
    </style:style>
    <style:style style:name="Таблица9.H" style:family="table-column">
      <style:table-column-properties style:column-width="0.212cm"/>
    </style:style>
    <style:style style:name="Таблица9.I" style:family="table-column">
      <style:table-column-properties style:column-width="0.529cm"/>
    </style:style>
    <style:style style:name="Таблица9.J" style:family="table-column">
      <style:table-column-properties style:column-width="1.305cm"/>
    </style:style>
    <style:style style:name="Таблица9.K" style:family="table-column">
      <style:table-column-properties style:column-width="0.141cm"/>
    </style:style>
    <style:style style:name="Таблица9.L" style:family="table-column">
      <style:table-column-properties style:column-width="0.071cm"/>
    </style:style>
    <style:style style:name="Таблица9.M" style:family="table-column">
      <style:table-column-properties style:column-width="1.235cm"/>
    </style:style>
    <style:style style:name="Таблица9.O" style:family="table-column">
      <style:table-column-properties style:column-width="1.729cm"/>
    </style:style>
    <style:style style:name="Таблица9.P" style:family="table-column">
      <style:table-column-properties style:column-width="0.988cm"/>
    </style:style>
    <style:style style:name="Таблица9.R" style:family="table-column">
      <style:table-column-properties style:column-width="0.776cm"/>
    </style:style>
    <style:style style:name="Таблица9.S" style:family="table-column">
      <style:table-column-properties style:column-width="0.247cm"/>
    </style:style>
    <style:style style:name="Таблица9.T" style:family="table-column">
      <style:table-column-properties style:column-width="0.67cm"/>
    </style:style>
    <style:style style:name="Таблица9.X" style:family="table-column">
      <style:table-column-properties style:column-width="0.176cm"/>
    </style:style>
    <style:style style:name="Таблица9.Y" style:family="table-column">
      <style:table-column-properties style:column-width="1.482cm"/>
    </style:style>
    <style:style style:name="Таблица9.c" style:family="table-column">
      <style:table-column-properties style:column-width="0.741cm"/>
    </style:style>
    <style:style style:name="Таблица9.f" style:family="table-column">
      <style:table-column-properties style:column-width="0.847cm"/>
    </style:style>
    <style:style style:name="Таблица9.i" style:family="table-column">
      <style:table-column-properties style:column-width="0.635cm"/>
    </style:style>
    <style:style style:name="Таблица9.l" style:family="table-column">
      <style:table-column-properties style:column-width="0.494cm"/>
    </style:style>
    <style:style style:name="Таблица9.o" style:family="table-column">
      <style:table-column-properties style:column-width="1.023cm"/>
    </style:style>
    <style:style style:name="Таблица9.q" style:family="table-column">
      <style:table-column-properties style:column-width="1.058cm"/>
    </style:style>
    <style:style style:name="Таблица9.u" style:family="table-column">
      <style:table-column-properties style:column-width="1.376cm"/>
    </style:style>
    <style:style style:name="Таблица9.1" style:family="table-row">
      <style:table-row-properties style:row-height="0.494cm" fo:keep-together="always"/>
    </style:style>
    <style:style style:name="Таблица9.A1" style:family="table-cell">
      <style:table-cell-properties style:vertical-align="top" fo:padding="0cm" fo:border="none" style:writing-mode="lr-tb"/>
    </style:style>
    <style:style style:name="Таблица9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9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9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9.5" style:family="table-row">
      <style:table-row-properties style:row-height="0.676cm" fo:keep-together="always"/>
    </style:style>
    <style:style style:name="Таблица9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9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9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9.6" style:family="table-row">
      <style:table-row-properties style:row-height="0.4cm" fo:keep-together="always"/>
    </style:style>
    <style:style style:name="Таблица9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9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9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9.9" style:family="table-row">
      <style:table-row-properties style:row-height="0.459cm" fo:keep-together="always"/>
    </style:style>
    <style:style style:name="Таблица9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9.10" style:family="table-row">
      <style:table-row-properties style:row-height="0.423cm" fo:keep-together="always"/>
    </style:style>
    <style:style style:name="Таблица9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9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9.11" style:family="table-row">
      <style:table-row-properties style:row-height="0.041cm" fo:keep-together="always"/>
    </style:style>
    <style:style style:name="Таблица9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9.13" style:family="table-row">
      <style:table-row-properties style:row-height="0.75cm" fo:keep-together="always"/>
    </style:style>
    <style:style style:name="Таблица9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9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9.17" style:family="table-row">
      <style:table-row-properties style:row-height="0.801cm" fo:keep-together="always"/>
    </style:style>
    <style:style style:name="Таблица9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29" style:family="table-row">
      <style:table-row-properties style:row-height="0.755cm" fo:keep-together="always"/>
    </style:style>
    <style:style style:name="Таблица9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9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" style:family="table">
      <style:table-properties style:width="28.293cm" fo:margin-left="-0.159cm" fo:break-before="page" table:align="left" style:writing-mode="lr-tb"/>
    </style:style>
    <style:style style:name="Таблица10.A" style:family="table-column">
      <style:table-column-properties style:column-width="0.917cm"/>
    </style:style>
    <style:style style:name="Таблица10.B" style:family="table-column">
      <style:table-column-properties style:column-width="0.459cm"/>
    </style:style>
    <style:style style:name="Таблица10.C" style:family="table-column">
      <style:table-column-properties style:column-width="0.318cm"/>
    </style:style>
    <style:style style:name="Таблица10.D" style:family="table-column">
      <style:table-column-properties style:column-width="0.282cm"/>
    </style:style>
    <style:style style:name="Таблица10.E" style:family="table-column">
      <style:table-column-properties style:column-width="0.353cm"/>
    </style:style>
    <style:style style:name="Таблица10.F" style:family="table-column">
      <style:table-column-properties style:column-width="0.706cm"/>
    </style:style>
    <style:style style:name="Таблица10.H" style:family="table-column">
      <style:table-column-properties style:column-width="0.212cm"/>
    </style:style>
    <style:style style:name="Таблица10.I" style:family="table-column">
      <style:table-column-properties style:column-width="0.529cm"/>
    </style:style>
    <style:style style:name="Таблица10.J" style:family="table-column">
      <style:table-column-properties style:column-width="1.305cm"/>
    </style:style>
    <style:style style:name="Таблица10.K" style:family="table-column">
      <style:table-column-properties style:column-width="0.141cm"/>
    </style:style>
    <style:style style:name="Таблица10.L" style:family="table-column">
      <style:table-column-properties style:column-width="0.071cm"/>
    </style:style>
    <style:style style:name="Таблица10.M" style:family="table-column">
      <style:table-column-properties style:column-width="1.235cm"/>
    </style:style>
    <style:style style:name="Таблица10.O" style:family="table-column">
      <style:table-column-properties style:column-width="1.729cm"/>
    </style:style>
    <style:style style:name="Таблица10.P" style:family="table-column">
      <style:table-column-properties style:column-width="0.988cm"/>
    </style:style>
    <style:style style:name="Таблица10.R" style:family="table-column">
      <style:table-column-properties style:column-width="0.776cm"/>
    </style:style>
    <style:style style:name="Таблица10.S" style:family="table-column">
      <style:table-column-properties style:column-width="0.247cm"/>
    </style:style>
    <style:style style:name="Таблица10.T" style:family="table-column">
      <style:table-column-properties style:column-width="0.67cm"/>
    </style:style>
    <style:style style:name="Таблица10.X" style:family="table-column">
      <style:table-column-properties style:column-width="0.176cm"/>
    </style:style>
    <style:style style:name="Таблица10.Y" style:family="table-column">
      <style:table-column-properties style:column-width="1.482cm"/>
    </style:style>
    <style:style style:name="Таблица10.c" style:family="table-column">
      <style:table-column-properties style:column-width="0.741cm"/>
    </style:style>
    <style:style style:name="Таблица10.f" style:family="table-column">
      <style:table-column-properties style:column-width="0.847cm"/>
    </style:style>
    <style:style style:name="Таблица10.i" style:family="table-column">
      <style:table-column-properties style:column-width="0.635cm"/>
    </style:style>
    <style:style style:name="Таблица10.l" style:family="table-column">
      <style:table-column-properties style:column-width="0.494cm"/>
    </style:style>
    <style:style style:name="Таблица10.o" style:family="table-column">
      <style:table-column-properties style:column-width="1.023cm"/>
    </style:style>
    <style:style style:name="Таблица10.q" style:family="table-column">
      <style:table-column-properties style:column-width="1.058cm"/>
    </style:style>
    <style:style style:name="Таблица10.u" style:family="table-column">
      <style:table-column-properties style:column-width="1.376cm"/>
    </style:style>
    <style:style style:name="Таблица10.1" style:family="table-row">
      <style:table-row-properties style:row-height="0.494cm" fo:keep-together="always"/>
    </style:style>
    <style:style style:name="Таблица10.A1" style:family="table-cell">
      <style:table-cell-properties style:vertical-align="top" fo:padding="0cm" fo:border="none" style:writing-mode="lr-tb"/>
    </style:style>
    <style:style style:name="Таблица10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0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0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0.5" style:family="table-row">
      <style:table-row-properties style:row-height="0.676cm" fo:keep-together="always"/>
    </style:style>
    <style:style style:name="Таблица10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0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0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0.6" style:family="table-row">
      <style:table-row-properties style:row-height="0.4cm" fo:keep-together="always"/>
    </style:style>
    <style:style style:name="Таблица10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0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0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0.9" style:family="table-row">
      <style:table-row-properties style:row-height="0.459cm" fo:keep-together="always"/>
    </style:style>
    <style:style style:name="Таблица10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0.10" style:family="table-row">
      <style:table-row-properties style:row-height="0.423cm" fo:keep-together="always"/>
    </style:style>
    <style:style style:name="Таблица10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0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0.11" style:family="table-row">
      <style:table-row-properties style:row-height="0.041cm" fo:keep-together="always"/>
    </style:style>
    <style:style style:name="Таблица10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0.13" style:family="table-row">
      <style:table-row-properties style:row-height="0.75cm" fo:keep-together="always"/>
    </style:style>
    <style:style style:name="Таблица10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10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10.17" style:family="table-row">
      <style:table-row-properties style:row-height="0.801cm" fo:keep-together="always"/>
    </style:style>
    <style:style style:name="Таблица10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29" style:family="table-row">
      <style:table-row-properties style:row-height="0.755cm" fo:keep-together="always"/>
    </style:style>
    <style:style style:name="Таблица10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10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28.293cm" fo:margin-left="-0.159cm" fo:break-before="page" table:align="left" style:writing-mode="lr-tb"/>
    </style:style>
    <style:style style:name="Таблица11.A" style:family="table-column">
      <style:table-column-properties style:column-width="0.917cm"/>
    </style:style>
    <style:style style:name="Таблица11.B" style:family="table-column">
      <style:table-column-properties style:column-width="0.459cm"/>
    </style:style>
    <style:style style:name="Таблица11.C" style:family="table-column">
      <style:table-column-properties style:column-width="0.318cm"/>
    </style:style>
    <style:style style:name="Таблица11.D" style:family="table-column">
      <style:table-column-properties style:column-width="0.282cm"/>
    </style:style>
    <style:style style:name="Таблица11.E" style:family="table-column">
      <style:table-column-properties style:column-width="0.353cm"/>
    </style:style>
    <style:style style:name="Таблица11.F" style:family="table-column">
      <style:table-column-properties style:column-width="0.706cm"/>
    </style:style>
    <style:style style:name="Таблица11.H" style:family="table-column">
      <style:table-column-properties style:column-width="0.212cm"/>
    </style:style>
    <style:style style:name="Таблица11.I" style:family="table-column">
      <style:table-column-properties style:column-width="0.529cm"/>
    </style:style>
    <style:style style:name="Таблица11.J" style:family="table-column">
      <style:table-column-properties style:column-width="1.305cm"/>
    </style:style>
    <style:style style:name="Таблица11.K" style:family="table-column">
      <style:table-column-properties style:column-width="0.141cm"/>
    </style:style>
    <style:style style:name="Таблица11.L" style:family="table-column">
      <style:table-column-properties style:column-width="0.071cm"/>
    </style:style>
    <style:style style:name="Таблица11.M" style:family="table-column">
      <style:table-column-properties style:column-width="1.235cm"/>
    </style:style>
    <style:style style:name="Таблица11.O" style:family="table-column">
      <style:table-column-properties style:column-width="1.729cm"/>
    </style:style>
    <style:style style:name="Таблица11.P" style:family="table-column">
      <style:table-column-properties style:column-width="0.988cm"/>
    </style:style>
    <style:style style:name="Таблица11.R" style:family="table-column">
      <style:table-column-properties style:column-width="0.776cm"/>
    </style:style>
    <style:style style:name="Таблица11.S" style:family="table-column">
      <style:table-column-properties style:column-width="0.247cm"/>
    </style:style>
    <style:style style:name="Таблица11.T" style:family="table-column">
      <style:table-column-properties style:column-width="0.67cm"/>
    </style:style>
    <style:style style:name="Таблица11.X" style:family="table-column">
      <style:table-column-properties style:column-width="0.176cm"/>
    </style:style>
    <style:style style:name="Таблица11.Y" style:family="table-column">
      <style:table-column-properties style:column-width="1.482cm"/>
    </style:style>
    <style:style style:name="Таблица11.c" style:family="table-column">
      <style:table-column-properties style:column-width="0.741cm"/>
    </style:style>
    <style:style style:name="Таблица11.f" style:family="table-column">
      <style:table-column-properties style:column-width="0.847cm"/>
    </style:style>
    <style:style style:name="Таблица11.i" style:family="table-column">
      <style:table-column-properties style:column-width="0.635cm"/>
    </style:style>
    <style:style style:name="Таблица11.l" style:family="table-column">
      <style:table-column-properties style:column-width="0.494cm"/>
    </style:style>
    <style:style style:name="Таблица11.o" style:family="table-column">
      <style:table-column-properties style:column-width="1.023cm"/>
    </style:style>
    <style:style style:name="Таблица11.q" style:family="table-column">
      <style:table-column-properties style:column-width="1.058cm"/>
    </style:style>
    <style:style style:name="Таблица11.u" style:family="table-column">
      <style:table-column-properties style:column-width="1.376cm"/>
    </style:style>
    <style:style style:name="Таблица11.1" style:family="table-row">
      <style:table-row-properties style:row-height="0.494cm" fo:keep-together="always"/>
    </style:style>
    <style:style style:name="Таблица11.A1" style:family="table-cell">
      <style:table-cell-properties style:vertical-align="top" fo:padding="0cm" fo:border="none" style:writing-mode="lr-tb"/>
    </style:style>
    <style:style style:name="Таблица11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1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1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1.5" style:family="table-row">
      <style:table-row-properties style:row-height="0.676cm" fo:keep-together="always"/>
    </style:style>
    <style:style style:name="Таблица11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1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1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1.6" style:family="table-row">
      <style:table-row-properties style:row-height="0.4cm" fo:keep-together="always"/>
    </style:style>
    <style:style style:name="Таблица11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1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1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1.9" style:family="table-row">
      <style:table-row-properties style:row-height="0.459cm" fo:keep-together="always"/>
    </style:style>
    <style:style style:name="Таблица11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1.10" style:family="table-row">
      <style:table-row-properties style:row-height="0.423cm" fo:keep-together="always"/>
    </style:style>
    <style:style style:name="Таблица11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1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1.11" style:family="table-row">
      <style:table-row-properties style:row-height="0.041cm" fo:keep-together="always"/>
    </style:style>
    <style:style style:name="Таблица11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1.13" style:family="table-row">
      <style:table-row-properties style:row-height="0.75cm" fo:keep-together="always"/>
    </style:style>
    <style:style style:name="Таблица11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11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11.17" style:family="table-row">
      <style:table-row-properties style:row-height="0.801cm" fo:keep-together="always"/>
    </style:style>
    <style:style style:name="Таблица11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1.29" style:family="table-row">
      <style:table-row-properties style:row-height="0.755cm" fo:keep-together="always"/>
    </style:style>
    <style:style style:name="Таблица11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11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1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2" style:family="table">
      <style:table-properties style:width="28.293cm" fo:margin-left="-0.159cm" fo:break-before="page" table:align="left" style:writing-mode="lr-tb"/>
    </style:style>
    <style:style style:name="Таблица12.A" style:family="table-column">
      <style:table-column-properties style:column-width="0.917cm"/>
    </style:style>
    <style:style style:name="Таблица12.B" style:family="table-column">
      <style:table-column-properties style:column-width="0.459cm"/>
    </style:style>
    <style:style style:name="Таблица12.C" style:family="table-column">
      <style:table-column-properties style:column-width="0.318cm"/>
    </style:style>
    <style:style style:name="Таблица12.D" style:family="table-column">
      <style:table-column-properties style:column-width="0.282cm"/>
    </style:style>
    <style:style style:name="Таблица12.E" style:family="table-column">
      <style:table-column-properties style:column-width="0.353cm"/>
    </style:style>
    <style:style style:name="Таблица12.F" style:family="table-column">
      <style:table-column-properties style:column-width="0.706cm"/>
    </style:style>
    <style:style style:name="Таблица12.H" style:family="table-column">
      <style:table-column-properties style:column-width="0.212cm"/>
    </style:style>
    <style:style style:name="Таблица12.I" style:family="table-column">
      <style:table-column-properties style:column-width="0.529cm"/>
    </style:style>
    <style:style style:name="Таблица12.J" style:family="table-column">
      <style:table-column-properties style:column-width="1.305cm"/>
    </style:style>
    <style:style style:name="Таблица12.K" style:family="table-column">
      <style:table-column-properties style:column-width="0.141cm"/>
    </style:style>
    <style:style style:name="Таблица12.L" style:family="table-column">
      <style:table-column-properties style:column-width="0.071cm"/>
    </style:style>
    <style:style style:name="Таблица12.M" style:family="table-column">
      <style:table-column-properties style:column-width="1.235cm"/>
    </style:style>
    <style:style style:name="Таблица12.O" style:family="table-column">
      <style:table-column-properties style:column-width="1.729cm"/>
    </style:style>
    <style:style style:name="Таблица12.P" style:family="table-column">
      <style:table-column-properties style:column-width="0.988cm"/>
    </style:style>
    <style:style style:name="Таблица12.R" style:family="table-column">
      <style:table-column-properties style:column-width="0.776cm"/>
    </style:style>
    <style:style style:name="Таблица12.S" style:family="table-column">
      <style:table-column-properties style:column-width="0.247cm"/>
    </style:style>
    <style:style style:name="Таблица12.T" style:family="table-column">
      <style:table-column-properties style:column-width="0.67cm"/>
    </style:style>
    <style:style style:name="Таблица12.X" style:family="table-column">
      <style:table-column-properties style:column-width="0.176cm"/>
    </style:style>
    <style:style style:name="Таблица12.Y" style:family="table-column">
      <style:table-column-properties style:column-width="1.482cm"/>
    </style:style>
    <style:style style:name="Таблица12.c" style:family="table-column">
      <style:table-column-properties style:column-width="0.741cm"/>
    </style:style>
    <style:style style:name="Таблица12.f" style:family="table-column">
      <style:table-column-properties style:column-width="0.847cm"/>
    </style:style>
    <style:style style:name="Таблица12.i" style:family="table-column">
      <style:table-column-properties style:column-width="0.635cm"/>
    </style:style>
    <style:style style:name="Таблица12.l" style:family="table-column">
      <style:table-column-properties style:column-width="0.494cm"/>
    </style:style>
    <style:style style:name="Таблица12.o" style:family="table-column">
      <style:table-column-properties style:column-width="1.023cm"/>
    </style:style>
    <style:style style:name="Таблица12.q" style:family="table-column">
      <style:table-column-properties style:column-width="1.058cm"/>
    </style:style>
    <style:style style:name="Таблица12.u" style:family="table-column">
      <style:table-column-properties style:column-width="1.376cm"/>
    </style:style>
    <style:style style:name="Таблица12.1" style:family="table-row">
      <style:table-row-properties style:row-height="0.494cm" fo:keep-together="always"/>
    </style:style>
    <style:style style:name="Таблица12.A1" style:family="table-cell">
      <style:table-cell-properties style:vertical-align="top" fo:padding="0cm" fo:border="none" style:writing-mode="lr-tb"/>
    </style:style>
    <style:style style:name="Таблица12.h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s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N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Таблица12.R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.N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а12.5" style:family="table-row">
      <style:table-row-properties style:row-height="0.676cm" fo:keep-together="always"/>
    </style:style>
    <style:style style:name="Таблица12.Z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1pt solid #000000" style:writing-mode="lr-tb"/>
    </style:style>
    <style:style style:name="Таблица12.m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Таблица12.t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1pt solid #000000" style:writing-mode="lr-tb"/>
    </style:style>
    <style:style style:name="Таблица12.6" style:family="table-row">
      <style:table-row-properties style:row-height="0.4cm" fo:keep-together="always"/>
    </style:style>
    <style:style style:name="Таблица12.d6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0.5pt solid #000000" style:writing-mode="lr-tb"/>
    </style:style>
    <style:style style:name="Таблица12.o6" style:family="table-cell">
      <style:table-cell-properties style:vertical-align="top" fo:padding-left="0.191cm" fo:padding-right="0.191cm" fo:padding-top="0cm" fo:padding-bottom="0cm" fo:border-left="0.5pt solid #000000" fo:border-right="1pt solid #000000" fo:border-top="1pt solid #000000" fo:border-bottom="0.5pt solid #000000" style:writing-mode="lr-tb"/>
    </style:style>
    <style:style style:name="Таблица12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Таблица12.9" style:family="table-row">
      <style:table-row-properties style:row-height="0.459cm" fo:keep-together="always"/>
    </style:style>
    <style:style style:name="Таблица12.E9" style:family="table-cell">
      <style:table-cell-properties style:vertical-align="top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Таблица12.10" style:family="table-row">
      <style:table-row-properties style:row-height="0.423cm" fo:keep-together="always"/>
    </style:style>
    <style:style style:name="Таблица12.B10" style:family="table-cell">
      <style:table-cell-properties style:vertical-align="top" fo:padding-left="0.191cm" fo:padding-right="0.191cm" fo:padding-top="0cm" fo:padding-bottom="0cm" fo:border-left="1pt solid #000000" fo:border-right="none" fo:border-top="0.5pt solid #000000" fo:border-bottom="1pt solid #000000" style:writing-mode="lr-tb"/>
    </style:style>
    <style:style style:name="Таблица12.r10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0.5pt solid #000000" style:writing-mode="lr-tb"/>
    </style:style>
    <style:style style:name="Таблица12.11" style:family="table-row">
      <style:table-row-properties style:row-height="0.041cm" fo:keep-together="always"/>
    </style:style>
    <style:style style:name="Таблица12.r12" style:family="table-cell">
      <style:table-cell-properties style:vertical-align="top" fo:padding-left="0.191cm" fo:padding-right="0.191cm" fo:padding-top="0cm" fo:padding-bottom="0cm" fo:border-left="0.5pt solid #000000" fo:border-right="1pt solid #000000" fo:border-top="0.5pt solid #000000" fo:border-bottom="1pt solid #000000" style:writing-mode="lr-tb"/>
    </style:style>
    <style:style style:name="Таблица12.13" style:family="table-row">
      <style:table-row-properties style:row-height="0.75cm" fo:keep-together="always"/>
    </style:style>
    <style:style style:name="Таблица12.B13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0.5pt solid #000000" fo:border-bottom="none" style:writing-mode="lr-tb"/>
    </style:style>
    <style:style style:name="Таблица12.B14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none" style:writing-mode="lr-tb"/>
    </style:style>
    <style:style style:name="Таблица12.17" style:family="table-row">
      <style:table-row-properties style:row-height="0.801cm" fo:keep-together="always"/>
    </style:style>
    <style:style style:name="Таблица12.A1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29" style:family="table-row">
      <style:table-row-properties style:row-height="0.755cm" fo:keep-together="always"/>
    </style:style>
    <style:style style:name="Таблица12.B29" style:family="table-cell">
      <style:table-cell-properties style:vertical-align="middle"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Таблица12.A30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2.u3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style:snap-to-layout-grid="false"/>
      <style:text-properties fo:font-size="12pt" style:font-size-asian="12pt"/>
    </style:style>
    <style:style style:name="P3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755cm" style:snap-to-layout-gri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755cm" style:snap-to-layout-grid="false"/>
      <style:text-properties fo:font-size="12pt" officeooo:paragraph-rsid="01ec865e" style:font-size-asian="12pt" style:font-size-complex="12pt"/>
    </style:style>
    <style:style style:name="P6" style:family="paragraph" style:parent-style-name="Standard">
      <style:paragraph-properties fo:line-height="0.755cm" style:snap-to-layout-grid="false"/>
      <style:text-properties fo:font-size="12pt" officeooo:paragraph-rsid="01f9cd15" style:font-size-asian="12pt" style:font-size-complex="12pt"/>
    </style:style>
    <style:style style:name="P7" style:family="paragraph" style:parent-style-name="Standard">
      <style:paragraph-properties fo:line-height="0.755cm" style:snap-to-layout-grid="false"/>
      <style:text-properties fo:font-size="12pt" officeooo:paragraph-rsid="01fe1fc0" style:font-size-asian="12pt" style:font-size-complex="12pt"/>
    </style:style>
    <style:style style:name="P8" style:family="paragraph" style:parent-style-name="Standard">
      <style:paragraph-properties fo:line-height="0.755cm" style:snap-to-layout-grid="false"/>
      <style:text-properties fo:font-size="12pt" officeooo:paragraph-rsid="01fe25b8" style:font-size-asian="12pt" style:font-size-complex="12pt"/>
    </style:style>
    <style:style style:name="P9" style:family="paragraph" style:parent-style-name="Standard">
      <style:paragraph-properties fo:line-height="0.755cm" style:snap-to-layout-grid="false"/>
      <style:text-properties fo:font-size="12pt" officeooo:paragraph-rsid="01ff96f6" style:font-size-asian="12pt" style:font-size-complex="12pt"/>
    </style:style>
    <style:style style:name="P10" style:family="paragraph" style:parent-style-name="Standard">
      <style:paragraph-properties fo:line-height="0.755cm" style:snap-to-layout-grid="false"/>
      <style:text-properties fo:font-size="12pt" officeooo:paragraph-rsid="0200d3bf" style:font-size-asian="12pt" style:font-size-complex="12pt"/>
    </style:style>
    <style:style style:name="P11" style:family="paragraph" style:parent-style-name="Standard">
      <style:paragraph-properties fo:line-height="0.755cm" style:snap-to-layout-grid="false"/>
      <style:text-properties fo:font-size="12pt" officeooo:paragraph-rsid="02016b06" style:font-size-asian="12pt" style:font-size-complex="12pt"/>
    </style:style>
    <style:style style:name="P12" style:family="paragraph" style:parent-style-name="Standard">
      <style:paragraph-properties fo:line-height="0.755cm" style:snap-to-layout-grid="false"/>
      <style:text-properties fo:font-size="12pt" officeooo:paragraph-rsid="0201c80e" style:font-size-asian="12pt" style:font-size-complex="12pt"/>
    </style:style>
    <style:style style:name="P13" style:family="paragraph" style:parent-style-name="Standard">
      <style:paragraph-properties fo:line-height="0.755cm" style:snap-to-layout-grid="false"/>
      <style:text-properties fo:font-size="12pt" officeooo:paragraph-rsid="02029c36" style:font-size-asian="12pt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16" style:family="paragraph" style:parent-style-name="Standard">
      <style:paragraph-properties fo:text-align="justify" style:justify-single-word="false" style:snap-to-layout-grid="false"/>
      <style:text-properties fo:font-size="12pt" officeooo:paragraph-rsid="01ec865e" style:font-size-asian="12pt"/>
    </style:style>
    <style:style style:name="P17" style:family="paragraph" style:parent-style-name="Standard">
      <style:paragraph-properties fo:text-align="justify" style:justify-single-word="false" style:snap-to-layout-grid="false"/>
      <style:text-properties fo:font-size="12pt" officeooo:paragraph-rsid="01f9cd15" style:font-size-asian="12pt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size="12pt" officeooo:paragraph-rsid="01fe1fc0" style:font-size-asian="12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2pt" officeooo:paragraph-rsid="01fe25b8" style:font-size-asian="12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size="12pt" officeooo:paragraph-rsid="01ff96f6" style:font-size-asian="12pt"/>
    </style:style>
    <style:style style:name="P21" style:family="paragraph" style:parent-style-name="Standard">
      <style:paragraph-properties fo:text-align="justify" style:justify-single-word="false" style:snap-to-layout-grid="false"/>
      <style:text-properties fo:font-size="12pt" officeooo:paragraph-rsid="0200d3bf" style:font-size-asian="12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2pt" officeooo:paragraph-rsid="02016b06" style:font-size-asian="12pt"/>
    </style:style>
    <style:style style:name="P23" style:family="paragraph" style:parent-style-name="Standard">
      <style:paragraph-properties fo:text-align="justify" style:justify-single-word="false" style:snap-to-layout-grid="false"/>
      <style:text-properties fo:font-size="12pt" officeooo:paragraph-rsid="0201c80e" style:font-size-asian="12pt"/>
    </style:style>
    <style:style style:name="P24" style:family="paragraph" style:parent-style-name="Standard">
      <style:paragraph-properties fo:text-align="justify" style:justify-single-word="false" style:snap-to-layout-grid="false"/>
      <style:text-properties fo:font-size="12pt" officeooo:paragraph-rsid="02029c36" style:font-size-asian="12pt"/>
    </style:style>
    <style:style style:name="P25" style:family="paragraph" style:parent-style-name="Standard">
      <style:paragraph-properties style:snap-to-layout-grid="false"/>
    </style:style>
    <style:style style:name="P26" style:family="paragraph" style:parent-style-name="Standard">
      <style:paragraph-properties style:snap-to-layout-grid="false"/>
      <style:text-properties officeooo:paragraph-rsid="01ec865e"/>
    </style:style>
    <style:style style:name="P27" style:family="paragraph" style:parent-style-name="Standard">
      <style:paragraph-properties style:snap-to-layout-grid="false"/>
      <style:text-properties officeooo:paragraph-rsid="01f9cd15"/>
    </style:style>
    <style:style style:name="P28" style:family="paragraph" style:parent-style-name="Standard">
      <style:paragraph-properties style:snap-to-layout-grid="false"/>
      <style:text-properties officeooo:paragraph-rsid="01fe1fc0"/>
    </style:style>
    <style:style style:name="P29" style:family="paragraph" style:parent-style-name="Standard">
      <style:paragraph-properties style:snap-to-layout-grid="false"/>
      <style:text-properties officeooo:paragraph-rsid="01fe25b8"/>
    </style:style>
    <style:style style:name="P30" style:family="paragraph" style:parent-style-name="Standard">
      <style:paragraph-properties style:snap-to-layout-grid="false"/>
      <style:text-properties officeooo:paragraph-rsid="01ff96f6"/>
    </style:style>
    <style:style style:name="P31" style:family="paragraph" style:parent-style-name="Standard">
      <style:paragraph-properties style:snap-to-layout-grid="false"/>
      <style:text-properties officeooo:paragraph-rsid="0200d3bf"/>
    </style:style>
    <style:style style:name="P32" style:family="paragraph" style:parent-style-name="Standard">
      <style:paragraph-properties style:snap-to-layout-grid="false"/>
      <style:text-properties officeooo:paragraph-rsid="02016b06"/>
    </style:style>
    <style:style style:name="P33" style:family="paragraph" style:parent-style-name="Standard">
      <style:paragraph-properties style:snap-to-layout-grid="false"/>
      <style:text-properties officeooo:paragraph-rsid="0201c80e"/>
    </style:style>
    <style:style style:name="P34" style:family="paragraph" style:parent-style-name="Standard">
      <style:paragraph-properties style:snap-to-layout-grid="false"/>
      <style:text-properties officeooo:paragraph-rsid="02029c36"/>
    </style:style>
    <style:style style:name="P35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36" style:family="paragraph" style:parent-style-name="Standard">
      <style:paragraph-properties style:snap-to-layout-grid="false"/>
      <style:text-properties fo:language="zxx" fo:country="none" officeooo:paragraph-rsid="01ec865e" style:language-asian="zxx" style:country-asian="none"/>
    </style:style>
    <style:style style:name="P37" style:family="paragraph" style:parent-style-name="Standard">
      <style:paragraph-properties style:snap-to-layout-grid="false"/>
      <style:text-properties fo:language="zxx" fo:country="none" officeooo:paragraph-rsid="01f9cd15" style:language-asian="zxx" style:country-asian="none"/>
    </style:style>
    <style:style style:name="P38" style:family="paragraph" style:parent-style-name="Standard">
      <style:paragraph-properties style:snap-to-layout-grid="false"/>
      <style:text-properties fo:language="zxx" fo:country="none" officeooo:paragraph-rsid="01fe1fc0" style:language-asian="zxx" style:country-asian="none"/>
    </style:style>
    <style:style style:name="P39" style:family="paragraph" style:parent-style-name="Standard">
      <style:paragraph-properties style:snap-to-layout-grid="false"/>
      <style:text-properties fo:language="zxx" fo:country="none" officeooo:paragraph-rsid="01fe25b8" style:language-asian="zxx" style:country-asian="none"/>
    </style:style>
    <style:style style:name="P40" style:family="paragraph" style:parent-style-name="Standard">
      <style:paragraph-properties style:snap-to-layout-grid="false"/>
      <style:text-properties fo:language="zxx" fo:country="none" officeooo:paragraph-rsid="01ff96f6" style:language-asian="zxx" style:country-asian="none"/>
    </style:style>
    <style:style style:name="P41" style:family="paragraph" style:parent-style-name="Standard">
      <style:paragraph-properties style:snap-to-layout-grid="false"/>
      <style:text-properties fo:language="zxx" fo:country="none" officeooo:paragraph-rsid="0200d3bf" style:language-asian="zxx" style:country-asian="none"/>
    </style:style>
    <style:style style:name="P42" style:family="paragraph" style:parent-style-name="Standard">
      <style:paragraph-properties style:snap-to-layout-grid="false"/>
      <style:text-properties fo:language="zxx" fo:country="none" officeooo:paragraph-rsid="02016b06" style:language-asian="zxx" style:country-asian="none"/>
    </style:style>
    <style:style style:name="P43" style:family="paragraph" style:parent-style-name="Standard">
      <style:paragraph-properties style:snap-to-layout-grid="false"/>
      <style:text-properties fo:language="zxx" fo:country="none" officeooo:paragraph-rsid="0201c80e" style:language-asian="zxx" style:country-asian="none"/>
    </style:style>
    <style:style style:name="P44" style:family="paragraph" style:parent-style-name="Standard">
      <style:paragraph-properties style:snap-to-layout-grid="false"/>
      <style:text-properties fo:language="zxx" fo:country="none" officeooo:paragraph-rsid="02029c36" style:language-asian="zxx" style:country-asian="none"/>
    </style:style>
    <style:style style:name="P45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ec865e" style:language-asian="zxx" style:country-asian="none"/>
    </style:style>
    <style:style style:name="P46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f9cd15" style:language-asian="zxx" style:country-asian="none"/>
    </style:style>
    <style:style style:name="P47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fe1fc0" style:language-asian="zxx" style:country-asian="none"/>
    </style:style>
    <style:style style:name="P48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fe25b8" style:language-asian="zxx" style:country-asian="none"/>
    </style:style>
    <style:style style:name="P49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1ff96f6" style:language-asian="zxx" style:country-asian="none"/>
    </style:style>
    <style:style style:name="P50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200d3bf" style:language-asian="zxx" style:country-asian="none"/>
    </style:style>
    <style:style style:name="P51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2016b06" style:language-asian="zxx" style:country-asian="none"/>
    </style:style>
    <style:style style:name="P52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201c80e" style:language-asian="zxx" style:country-asian="none"/>
    </style:style>
    <style:style style:name="P53" style:family="paragraph" style:parent-style-name="Standard">
      <style:paragraph-properties fo:text-align="justify" style:justify-single-word="false" style:snap-to-layout-grid="false"/>
      <style:text-properties fo:language="zxx" fo:country="none" officeooo:paragraph-rsid="02029c36" style:language-asian="zxx" style:country-asian="none"/>
    </style:style>
    <style:style style:name="P54" style:family="paragraph" style:parent-style-name="Standard">
      <style:text-properties fo:font-size="8pt" style:font-size-asian="8pt"/>
    </style:style>
    <style:style style:name="P55" style:family="paragraph" style:parent-style-name="Standard">
      <style:paragraph-properties style:snap-to-layout-grid="false"/>
      <style:text-properties fo:font-size="8pt" style:font-size-asian="8pt"/>
    </style:style>
    <style:style style:name="P56" style:family="paragraph" style:parent-style-name="Standard">
      <style:paragraph-properties style:snap-to-layout-grid="false"/>
      <style:text-properties fo:font-size="8pt" officeooo:paragraph-rsid="01ec865e" style:font-size-asian="8pt"/>
    </style:style>
    <style:style style:name="P57" style:family="paragraph" style:parent-style-name="Standard">
      <style:paragraph-properties style:snap-to-layout-grid="false"/>
      <style:text-properties fo:font-size="8pt" officeooo:paragraph-rsid="01f9cd15" style:font-size-asian="8pt"/>
    </style:style>
    <style:style style:name="P58" style:family="paragraph" style:parent-style-name="Standard">
      <style:paragraph-properties style:snap-to-layout-grid="false"/>
      <style:text-properties fo:font-size="8pt" officeooo:paragraph-rsid="01fe1fc0" style:font-size-asian="8pt"/>
    </style:style>
    <style:style style:name="P59" style:family="paragraph" style:parent-style-name="Standard">
      <style:paragraph-properties style:snap-to-layout-grid="false"/>
      <style:text-properties fo:font-size="8pt" officeooo:paragraph-rsid="01fe25b8" style:font-size-asian="8pt"/>
    </style:style>
    <style:style style:name="P60" style:family="paragraph" style:parent-style-name="Standard">
      <style:paragraph-properties style:snap-to-layout-grid="false"/>
      <style:text-properties fo:font-size="8pt" officeooo:paragraph-rsid="01ff96f6" style:font-size-asian="8pt"/>
    </style:style>
    <style:style style:name="P61" style:family="paragraph" style:parent-style-name="Standard">
      <style:paragraph-properties style:snap-to-layout-grid="false"/>
      <style:text-properties fo:font-size="8pt" officeooo:paragraph-rsid="0200d3bf" style:font-size-asian="8pt"/>
    </style:style>
    <style:style style:name="P62" style:family="paragraph" style:parent-style-name="Standard">
      <style:paragraph-properties style:snap-to-layout-grid="false"/>
      <style:text-properties fo:font-size="8pt" officeooo:paragraph-rsid="02016b06" style:font-size-asian="8pt"/>
    </style:style>
    <style:style style:name="P63" style:family="paragraph" style:parent-style-name="Standard">
      <style:paragraph-properties style:snap-to-layout-grid="false"/>
      <style:text-properties fo:font-size="8pt" officeooo:paragraph-rsid="0201c80e" style:font-size-asian="8pt"/>
    </style:style>
    <style:style style:name="P64" style:family="paragraph" style:parent-style-name="Standard">
      <style:paragraph-properties style:snap-to-layout-grid="false"/>
      <style:text-properties fo:font-size="8pt" officeooo:paragraph-rsid="02029c36" style:font-size-asian="8pt"/>
    </style:style>
    <style:style style:name="P65" style:family="paragraph" style:parent-style-name="Standard">
      <style:paragraph-properties fo:text-align="justify" style:justify-single-word="false" style:snap-to-layout-grid="false"/>
      <style:text-properties fo:font-size="8pt" officeooo:paragraph-rsid="01ec865e" style:font-size-asian="8pt"/>
    </style:style>
    <style:style style:name="P66" style:family="paragraph" style:parent-style-name="Standard">
      <style:paragraph-properties fo:text-align="justify" style:justify-single-word="false" style:snap-to-layout-grid="false"/>
      <style:text-properties fo:font-size="8pt" officeooo:paragraph-rsid="01f9cd15" style:font-size-asian="8pt"/>
    </style:style>
    <style:style style:name="P67" style:family="paragraph" style:parent-style-name="Standard">
      <style:paragraph-properties fo:text-align="justify" style:justify-single-word="false" style:snap-to-layout-grid="false"/>
      <style:text-properties fo:font-size="8pt" officeooo:paragraph-rsid="01fe1fc0" style:font-size-asian="8pt"/>
    </style:style>
    <style:style style:name="P68" style:family="paragraph" style:parent-style-name="Standard">
      <style:paragraph-properties fo:text-align="justify" style:justify-single-word="false" style:snap-to-layout-grid="false"/>
      <style:text-properties fo:font-size="8pt" officeooo:paragraph-rsid="01fe25b8" style:font-size-asian="8pt"/>
    </style:style>
    <style:style style:name="P69" style:family="paragraph" style:parent-style-name="Standard">
      <style:paragraph-properties fo:text-align="justify" style:justify-single-word="false" style:snap-to-layout-grid="false"/>
      <style:text-properties fo:font-size="8pt" officeooo:paragraph-rsid="01ff96f6" style:font-size-asian="8pt"/>
    </style:style>
    <style:style style:name="P70" style:family="paragraph" style:parent-style-name="Standard">
      <style:paragraph-properties fo:text-align="justify" style:justify-single-word="false" style:snap-to-layout-grid="false"/>
      <style:text-properties fo:font-size="8pt" officeooo:paragraph-rsid="0200d3bf" style:font-size-asian="8pt"/>
    </style:style>
    <style:style style:name="P71" style:family="paragraph" style:parent-style-name="Standard">
      <style:paragraph-properties fo:text-align="justify" style:justify-single-word="false" style:snap-to-layout-grid="false"/>
      <style:text-properties fo:font-size="8pt" officeooo:paragraph-rsid="02016b06" style:font-size-asian="8pt"/>
    </style:style>
    <style:style style:name="P72" style:family="paragraph" style:parent-style-name="Standard">
      <style:paragraph-properties fo:text-align="justify" style:justify-single-word="false" style:snap-to-layout-grid="false"/>
      <style:text-properties fo:font-size="8pt" officeooo:paragraph-rsid="0201c80e" style:font-size-asian="8pt"/>
    </style:style>
    <style:style style:name="P73" style:family="paragraph" style:parent-style-name="Standard">
      <style:paragraph-properties fo:text-align="justify" style:justify-single-word="false" style:snap-to-layout-grid="false"/>
      <style:text-properties fo:font-size="8pt" officeooo:paragraph-rsid="02029c36" style:font-size-asian="8pt"/>
    </style:style>
    <style:style style:name="P74" style:family="paragraph" style:parent-style-name="Standard">
      <style:paragraph-properties fo:text-align="center" style:justify-single-word="false" style:snap-to-layout-grid="false"/>
    </style:style>
    <style:style style:name="P75" style:family="paragraph" style:parent-style-name="Header">
      <style:paragraph-properties fo:text-align="center" style:justify-single-word="false" style:snap-to-layout-grid="false"/>
      <style:text-properties officeooo:paragraph-rsid="01ec865e"/>
    </style:style>
    <style:style style:name="P76" style:family="paragraph" style:parent-style-name="Header">
      <style:paragraph-properties fo:text-align="center" style:justify-single-word="false" style:snap-to-layout-grid="false"/>
      <style:text-properties officeooo:paragraph-rsid="02029c36"/>
    </style:style>
    <style:style style:name="P77" style:family="paragraph" style:parent-style-name="Header">
      <style:paragraph-properties fo:text-align="center" style:justify-single-word="false" style:snap-to-layout-grid="false">
        <style:tab-stops/>
      </style:paragraph-properties>
    </style:style>
    <style:style style:name="P78" style:family="paragraph" style:parent-style-name="Standard"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1" style:family="paragraph" style:parent-style-name="Standard">
      <style:paragraph-properties fo:line-height="0.755cm" fo:text-align="center" style:justify-single-word="false" style:snap-to-layout-grid="false"/>
      <style:text-properties fo:font-size="14pt" style:font-size-asian="14pt" style:font-size-complex="14pt"/>
    </style:style>
    <style:style style:name="P82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ec865e" style:font-size-asian="14pt" style:font-size-complex="14pt"/>
    </style:style>
    <style:style style:name="P83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f9cd15" style:font-size-asian="14pt" style:font-size-complex="14pt"/>
    </style:style>
    <style:style style:name="P84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fe1fc0" style:font-size-asian="14pt" style:font-size-complex="14pt"/>
    </style:style>
    <style:style style:name="P85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fe25b8" style:font-size-asian="14pt" style:font-size-complex="14pt"/>
    </style:style>
    <style:style style:name="P86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1ff96f6" style:font-size-asian="14pt" style:font-size-complex="14pt"/>
    </style:style>
    <style:style style:name="P87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200d3bf" style:font-size-asian="14pt" style:font-size-complex="14pt"/>
    </style:style>
    <style:style style:name="P88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2016b06" style:font-size-asian="14pt" style:font-size-complex="14pt"/>
    </style:style>
    <style:style style:name="P89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201c80e" style:font-size-asian="14pt" style:font-size-complex="14pt"/>
    </style:style>
    <style:style style:name="P90" style:family="paragraph" style:parent-style-name="Standard">
      <style:paragraph-properties fo:line-height="0.755cm" fo:text-align="center" style:justify-single-word="false" style:snap-to-layout-grid="false"/>
      <style:text-properties fo:font-size="14pt" officeooo:paragraph-rsid="02029c36" style:font-size-asian="14pt" style:font-size-complex="14pt"/>
    </style:style>
    <style:style style:name="P91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0729c0d" officeooo:paragraph-rsid="00729c0d" style:font-size-asian="14pt" style:font-size-complex="14pt"/>
    </style:style>
    <style:style style:name="P92" style:family="paragraph" style:parent-style-name="Standard">
      <style:paragraph-properties style:snap-to-layout-grid="false"/>
      <style:text-properties fo:font-size="14pt" officeooo:rsid="007c8c18" officeooo:paragraph-rsid="007c8c18" style:font-size-asian="14pt" style:font-size-complex="14pt"/>
    </style:style>
    <style:style style:name="P93" style:family="paragraph" style:parent-style-name="Standard">
      <style:paragraph-properties fo:line-height="200%" style:snap-to-layout-grid="false"/>
      <style:text-properties fo:font-size="14pt" officeooo:rsid="007c8c18" officeooo:paragraph-rsid="007c8c18" style:font-size-asian="14pt" style:font-size-complex="14pt"/>
    </style:style>
    <style:style style:name="P94" style:family="paragraph" style:parent-style-name="Standard">
      <style:paragraph-properties style:snap-to-layout-grid="false"/>
      <style:text-properties fo:font-size="14pt" officeooo:rsid="007e1079" officeooo:paragraph-rsid="007e1079" style:font-size-asian="14pt" style:font-size-complex="14pt"/>
    </style:style>
    <style:style style:name="P95" style:family="paragraph" style:parent-style-name="Standard">
      <style:paragraph-properties fo:text-align="center" style:justify-single-word="false" style:snap-to-layout-grid="false"/>
      <style:text-properties fo:font-size="14pt" officeooo:rsid="0110f0de" officeooo:paragraph-rsid="0110f0de" style:font-size-asian="14pt" style:font-size-complex="14pt"/>
    </style:style>
    <style:style style:name="P96" style:family="paragraph" style:parent-style-name="Standard">
      <style:paragraph-properties style:snap-to-layout-grid="false"/>
      <style:text-properties fo:font-size="14pt" officeooo:rsid="0112c88e" officeooo:paragraph-rsid="0112c88e" style:font-size-asian="14pt" style:font-size-complex="14pt"/>
    </style:style>
    <style:style style:name="P97" style:family="paragraph" style:parent-style-name="Standard">
      <style:paragraph-properties fo:line-height="200%" style:snap-to-layout-grid="false"/>
      <style:text-properties fo:font-size="14pt" officeooo:rsid="01cbd4c5" officeooo:paragraph-rsid="01cbd4c5" style:font-size-asian="14pt" style:font-size-complex="14pt"/>
    </style:style>
    <style:style style:name="P98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1f3b871" style:font-size-asian="14pt" style:font-size-complex="14pt"/>
    </style:style>
    <style:style style:name="P99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1f9cd15" style:font-size-asian="14pt" style:font-size-complex="14pt"/>
    </style:style>
    <style:style style:name="P100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1fe1fc0" style:font-size-asian="14pt" style:font-size-complex="14pt"/>
    </style:style>
    <style:style style:name="P101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1fe25b8" style:font-size-asian="14pt" style:font-size-complex="14pt"/>
    </style:style>
    <style:style style:name="P102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1ff96f6" style:font-size-asian="14pt" style:font-size-complex="14pt"/>
    </style:style>
    <style:style style:name="P103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200d3bf" style:font-size-asian="14pt" style:font-size-complex="14pt"/>
    </style:style>
    <style:style style:name="P104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2016b06" style:font-size-asian="14pt" style:font-size-complex="14pt"/>
    </style:style>
    <style:style style:name="P105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201c80e" style:font-size-asian="14pt" style:font-size-complex="14pt"/>
    </style:style>
    <style:style style:name="P106" style:family="paragraph" style:parent-style-name="Standard">
      <style:paragraph-properties fo:line-height="0.755cm" fo:text-align="center" style:justify-single-word="false" style:snap-to-layout-grid="false"/>
      <style:text-properties fo:font-size="14pt" officeooo:rsid="01f5f20b" officeooo:paragraph-rsid="02029c36" style:font-size-asian="14pt" style:font-size-complex="14pt"/>
    </style:style>
    <style:style style:name="P107" style:family="paragraph" style:parent-style-name="Standard">
      <style:paragraph-properties style:snap-to-layout-grid="false">
        <style:tab-stops>
          <style:tab-stop style:position="7.502cm"/>
          <style:tab-stop style:position="28.504cm"/>
        </style:tab-stops>
      </style:paragraph-properties>
      <style:text-properties fo:font-size="14pt" officeooo:rsid="007c8c18" officeooo:paragraph-rsid="007c8c18" style:font-size-asian="14pt"/>
    </style:style>
    <style:style style:name="P108" style:family="paragraph" style:parent-style-name="Standard">
      <style:paragraph-properties fo:text-align="center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14pt" officeooo:rsid="01cbd4c5" officeooo:paragraph-rsid="01cbd4c5" style:font-size-asian="14pt"/>
    </style:style>
    <style:style style:name="P109" style:family="paragraph" style:parent-style-name="Standard">
      <style:paragraph-properties fo:line-height="200%" style:snap-to-layout-grid="false"/>
      <style:text-properties fo:font-size="14pt" officeooo:rsid="01cbd4c5" officeooo:paragraph-rsid="01cbd4c5" style:font-size-asian="14pt"/>
    </style:style>
    <style:style style:name="P110" style:family="paragraph" style:parent-style-name="Standard">
      <style:paragraph-properties fo:line-height="200%" fo:text-align="center" style:justify-single-word="false" style:snap-to-layout-grid="false"/>
      <style:text-properties fo:font-size="14pt" officeooo:rsid="01cbd4c5" officeooo:paragraph-rsid="01cbd4c5" style:font-size-asian="14pt"/>
    </style:style>
    <style:style style:name="P111" style:family="paragraph" style:parent-style-name="Standard">
      <style:paragraph-properties style:snap-to-layout-grid="false"/>
      <style:text-properties fo:font-size="20pt" style:font-size-asian="20pt" style:font-size-complex="20pt"/>
    </style:style>
    <style:style style:name="P112" style:family="paragraph" style:parent-style-name="Standard">
      <style:paragraph-properties style:snap-to-layout-grid="false"/>
      <style:text-properties fo:font-size="9pt" style:font-size-asian="9pt"/>
    </style:style>
    <style:style style:name="P113" style:family="paragraph" style:parent-style-name="Standard">
      <style:paragraph-properties style:snap-to-layout-grid="false"/>
      <style:text-properties fo:font-size="9pt" officeooo:paragraph-rsid="01ec865e" style:font-size-asian="9pt"/>
    </style:style>
    <style:style style:name="P114" style:family="paragraph" style:parent-style-name="Standard">
      <style:paragraph-properties style:snap-to-layout-grid="false"/>
      <style:text-properties fo:font-size="9pt" officeooo:paragraph-rsid="01f9cd15" style:font-size-asian="9pt"/>
    </style:style>
    <style:style style:name="P115" style:family="paragraph" style:parent-style-name="Standard">
      <style:paragraph-properties style:snap-to-layout-grid="false"/>
      <style:text-properties fo:font-size="9pt" officeooo:paragraph-rsid="01fe1fc0" style:font-size-asian="9pt"/>
    </style:style>
    <style:style style:name="P116" style:family="paragraph" style:parent-style-name="Standard">
      <style:paragraph-properties style:snap-to-layout-grid="false"/>
      <style:text-properties fo:font-size="9pt" officeooo:paragraph-rsid="01fe25b8" style:font-size-asian="9pt"/>
    </style:style>
    <style:style style:name="P117" style:family="paragraph" style:parent-style-name="Standard">
      <style:paragraph-properties style:snap-to-layout-grid="false"/>
      <style:text-properties fo:font-size="9pt" officeooo:paragraph-rsid="01ff96f6" style:font-size-asian="9pt"/>
    </style:style>
    <style:style style:name="P118" style:family="paragraph" style:parent-style-name="Standard">
      <style:paragraph-properties style:snap-to-layout-grid="false"/>
      <style:text-properties fo:font-size="9pt" officeooo:paragraph-rsid="0200d3bf" style:font-size-asian="9pt"/>
    </style:style>
    <style:style style:name="P119" style:family="paragraph" style:parent-style-name="Standard">
      <style:paragraph-properties style:snap-to-layout-grid="false"/>
      <style:text-properties fo:font-size="9pt" officeooo:paragraph-rsid="02016b06" style:font-size-asian="9pt"/>
    </style:style>
    <style:style style:name="P120" style:family="paragraph" style:parent-style-name="Standard">
      <style:paragraph-properties style:snap-to-layout-grid="false"/>
      <style:text-properties fo:font-size="9pt" officeooo:paragraph-rsid="0201c80e" style:font-size-asian="9pt"/>
    </style:style>
    <style:style style:name="P121" style:family="paragraph" style:parent-style-name="Standard">
      <style:paragraph-properties style:snap-to-layout-grid="false"/>
      <style:text-properties fo:font-size="9pt" officeooo:paragraph-rsid="02029c36" style:font-size-asian="9pt"/>
    </style:style>
    <style:style style:name="P122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style:font-size-asian="9pt" style:font-size-complex="9pt"/>
    </style:style>
    <style:style style:name="P123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writing-mode="lr-tb"/>
      <style:text-properties fo:font-size="9pt" style:font-size-asian="9pt" style:font-size-complex="9pt"/>
    </style:style>
    <style:style style:name="P124" style:family="paragraph" style:parent-style-name="Standard">
      <loext:graphic-properties draw:fill="none"/>
      <style:paragraph-properties fo:margin-left="-0.199cm" fo:margin-right="0cm" fo:text-align="end" style:justify-single-word="false" fo:orphans="2" fo:widows="2" fo:text-indent="0cm" style:auto-text-indent="false" fo:background-color="transparent" style:snap-to-layout-grid="false" style:writing-mode="lr-tb"/>
      <style:text-properties fo:font-size="9pt" officeooo:rsid="00d2d3c9" officeooo:paragraph-rsid="00d2d3c9" style:font-size-asian="9pt" style:font-size-complex="9pt"/>
    </style:style>
    <style:style style:name="P125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126" style:family="paragraph" style:parent-style-name="Header">
      <style:paragraph-properties fo:text-align="center" style:justify-single-word="false"/>
      <style:text-properties fo:font-size="10pt" officeooo:rsid="011fdb03" officeooo:paragraph-rsid="011fdb03" style:font-size-asian="10pt" style:font-size-complex="10pt"/>
    </style:style>
    <style:style style:name="P127" style:family="paragraph" style:parent-style-name="Standard">
      <style:paragraph-properties fo:text-align="center" style:justify-single-word="false"/>
      <style:text-properties fo:font-size="10pt" officeooo:rsid="011fdb03" officeooo:paragraph-rsid="011fdb03" style:font-size-asian="10pt" style:font-size-complex="10pt"/>
    </style:style>
    <style:style style:name="P128" style:family="paragraph" style:parent-style-name="Header">
      <style:paragraph-properties fo:text-align="center" style:justify-single-word="false"/>
      <style:text-properties fo:font-size="10pt" style:font-size-asian="10pt" style:font-size-complex="10pt"/>
    </style:style>
    <style:style style:name="P129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130" style:family="paragraph" style:parent-style-name="Header">
      <style:paragraph-properties fo:text-align="center" style:justify-single-word="false"/>
      <style:text-properties fo:font-size="10pt" officeooo:paragraph-rsid="0146a72c" style:font-size-asian="10pt" style:font-size-complex="10pt"/>
    </style:style>
    <style:style style:name="P131" style:family="paragraph" style:parent-style-name="Header">
      <style:paragraph-properties fo:text-align="center" style:justify-single-word="false"/>
      <style:text-properties fo:font-size="10pt" officeooo:rsid="0121b44e" officeooo:paragraph-rsid="0121b44e" style:font-size-asian="10pt" style:font-size-complex="10pt"/>
    </style:style>
    <style:style style:name="P132" style:family="paragraph" style:parent-style-name="Header">
      <style:paragraph-properties fo:text-align="center" style:justify-single-word="false"/>
      <style:text-properties fo:font-size="10pt" officeooo:rsid="012227c8" officeooo:paragraph-rsid="012227c8" style:font-size-asian="10pt" style:font-size-complex="10pt"/>
    </style:style>
    <style:style style:name="P133" style:family="paragraph" style:parent-style-name="Header">
      <style:paragraph-properties fo:text-align="center" style:justify-single-word="false"/>
      <style:text-properties fo:font-size="10pt" officeooo:rsid="013055c1" officeooo:paragraph-rsid="012fa0b5" style:font-size-asian="10pt" style:font-size-complex="10pt"/>
    </style:style>
    <style:style style:name="P134" style:family="paragraph" style:parent-style-name="Header">
      <style:paragraph-properties fo:text-align="center" style:justify-single-word="false"/>
      <style:text-properties fo:font-size="10pt" officeooo:rsid="01343cb3" officeooo:paragraph-rsid="01343cb3" style:font-size-asian="10pt" style:font-size-complex="10pt"/>
    </style:style>
    <style:style style:name="P135" style:family="paragraph" style:parent-style-name="Header">
      <style:paragraph-properties fo:line-height="200%" fo:text-align="start" style:justify-single-word="false"/>
      <style:text-properties fo:font-size="10pt" officeooo:rsid="01343cb3" officeooo:paragraph-rsid="01343cb3" style:font-size-asian="10pt" style:font-size-complex="10pt"/>
    </style:style>
    <style:style style:name="P136" style:family="paragraph" style:parent-style-name="Header">
      <style:paragraph-properties fo:line-height="200%" fo:text-align="start" style:justify-single-word="false"/>
      <style:text-properties fo:font-size="10pt" officeooo:rsid="0134c1ad" officeooo:paragraph-rsid="0134c1ad" style:font-size-asian="10pt" style:font-size-complex="10pt"/>
    </style:style>
    <style:style style:name="P137" style:family="paragraph" style:parent-style-name="Header">
      <style:paragraph-properties fo:text-align="start" style:justify-single-word="false"/>
      <style:text-properties fo:font-size="10pt" officeooo:rsid="0138ea40" officeooo:paragraph-rsid="0138ea40" style:font-size-asian="10pt" style:font-size-complex="10pt"/>
    </style:style>
    <style:style style:name="P138" style:family="paragraph" style:parent-style-name="Header">
      <style:paragraph-properties fo:text-align="start" style:justify-single-word="false"/>
      <style:text-properties fo:font-size="10pt" officeooo:rsid="01255928" officeooo:paragraph-rsid="01255928" style:font-size-asian="10pt" style:font-size-complex="10pt"/>
    </style:style>
    <style:style style:name="P139" style:family="paragraph" style:parent-style-name="Header">
      <style:paragraph-properties fo:line-height="200%" fo:text-align="start" style:justify-single-word="false"/>
      <style:text-properties fo:font-size="10pt" officeooo:rsid="01255928" officeooo:paragraph-rsid="01255928" style:font-size-asian="10pt" style:font-size-complex="10pt"/>
    </style:style>
    <style:style style:name="P140" style:family="paragraph" style:parent-style-name="Header">
      <style:paragraph-properties fo:text-align="center" style:justify-single-word="false"/>
      <style:text-properties fo:font-size="10pt" officeooo:rsid="0141396c" officeooo:paragraph-rsid="0141396c" style:font-size-asian="10pt" style:font-size-complex="10pt"/>
    </style:style>
    <style:style style:name="P141" style:family="paragraph" style:parent-style-name="Header">
      <style:paragraph-properties fo:text-align="center" style:justify-single-word="false"/>
      <style:text-properties fo:font-size="10pt" officeooo:rsid="0141a3cb" officeooo:paragraph-rsid="0141a3cb" style:font-size-asian="10pt" style:font-size-complex="10pt"/>
    </style:style>
    <style:style style:name="P142" style:family="paragraph" style:parent-style-name="Header">
      <style:paragraph-properties fo:text-align="start" style:justify-single-word="false"/>
      <style:text-properties fo:font-size="10pt" officeooo:paragraph-rsid="015852d6" style:font-size-asian="10pt" style:font-size-complex="10pt"/>
    </style:style>
    <style:style style:name="P143" style:family="paragraph" style:parent-style-name="Standard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font-size="10pt" officeooo:paragraph-rsid="01289db7" style:font-size-asian="10pt" style:font-size-complex="10pt"/>
    </style:style>
    <style:style style:name="P144" style:family="paragraph" style:parent-style-name="Header">
      <style:paragraph-properties fo:text-align="center" style:justify-single-word="false"/>
      <style:text-properties fo:font-size="10pt" officeooo:rsid="01552e94" officeooo:paragraph-rsid="01552e94" style:font-size-asian="10pt" style:font-size-complex="10pt"/>
    </style:style>
    <style:style style:name="P145" style:family="paragraph" style:parent-style-name="Header">
      <style:paragraph-properties fo:text-align="center" style:justify-single-word="false"/>
      <style:text-properties fo:font-size="10pt" officeooo:rsid="01625af2" officeooo:paragraph-rsid="01625af2" style:font-size-asian="10pt" style:font-size-complex="10pt"/>
    </style:style>
    <style:style style:name="P146" style:family="paragraph" style:parent-style-name="Header">
      <style:paragraph-properties fo:text-align="center" style:justify-single-word="false"/>
      <style:text-properties fo:font-size="10pt" officeooo:rsid="016fd4c1" officeooo:paragraph-rsid="016fd4c1" style:font-size-asian="10pt" style:font-size-complex="10pt"/>
    </style:style>
    <style:style style:name="P147" style:family="paragraph" style:parent-style-name="Standard">
      <style:paragraph-properties fo:text-align="center" style:justify-single-word="false"/>
      <style:text-properties fo:font-size="10pt" officeooo:rsid="0140e7d8" officeooo:paragraph-rsid="0140e7d8" style:font-size-asian="10pt" style:font-size-complex="10pt"/>
    </style:style>
    <style:style style:name="P148" style:family="paragraph" style:parent-style-name="Header">
      <style:paragraph-properties fo:text-align="start" style:justify-single-word="false"/>
      <style:text-properties fo:font-size="10pt" officeooo:rsid="014438ea" officeooo:paragraph-rsid="015852d6" style:font-size-asian="10pt" style:font-size-complex="10pt"/>
    </style:style>
    <style:style style:name="P149" style:family="paragraph" style:parent-style-name="Standard">
      <style:paragraph-properties fo:text-align="center" style:justify-single-word="false"/>
      <style:text-properties fo:font-size="10pt" officeooo:rsid="01761445" officeooo:paragraph-rsid="01761445" style:font-size-asian="10pt" style:font-size-complex="10pt"/>
    </style:style>
    <style:style style:name="P150" style:family="paragraph" style:parent-style-name="Standard">
      <style:paragraph-properties fo:text-align="center" style:justify-single-word="false"/>
      <style:text-properties fo:font-size="10pt" officeooo:rsid="01779b12" officeooo:paragraph-rsid="01779b12" style:font-size-asian="10pt" style:font-size-complex="10pt"/>
    </style:style>
    <style:style style:name="P151" style:family="paragraph" style:parent-style-name="Header">
      <style:paragraph-properties fo:text-align="center" style:justify-single-word="false"/>
      <style:text-properties fo:font-size="10pt" officeooo:rsid="01cff424" officeooo:paragraph-rsid="01cff424" style:font-size-asian="10pt" style:font-size-complex="10pt"/>
    </style:style>
    <style:style style:name="P152" style:family="paragraph" style:parent-style-name="Header">
      <style:paragraph-properties fo:text-align="center" style:justify-single-word="false"/>
      <style:text-properties fo:font-size="10pt" officeooo:rsid="01d3d015" officeooo:paragraph-rsid="01d3d015" style:font-size-asian="10pt" style:font-size-complex="10pt"/>
    </style:style>
    <style:style style:name="P153" style:family="paragraph" style:parent-style-name="Standard">
      <style:paragraph-properties fo:text-align="start" style:justify-single-word="false" style:snap-to-layout-grid="false"/>
      <style:text-properties fo:font-size="10pt" officeooo:rsid="01cd853c" officeooo:paragraph-rsid="01cd853c" style:font-size-asian="10pt" style:font-size-complex="10pt"/>
    </style:style>
    <style:style style:name="P154" style:family="paragraph" style:parent-style-name="Standard">
      <style:paragraph-properties fo:text-align="center" style:justify-single-word="false" style:snap-to-layout-grid="false"/>
      <style:text-properties fo:font-size="24pt" officeooo:rsid="007c8c18" officeooo:paragraph-rsid="007c8c18" style:font-size-asian="24pt" style:font-size-complex="24pt"/>
    </style:style>
    <style:style style:name="P155" style:family="paragraph" style:parent-style-name="Standard">
      <style:paragraph-properties fo:text-align="center" style:justify-single-word="false" style:snap-to-layout-grid="false"/>
      <style:text-properties style:text-position="0% 100%" fo:font-size="14pt" officeooo:rsid="008e69ce" officeooo:paragraph-rsid="008e69ce" style:font-size-asian="14pt" style:font-size-complex="14pt"/>
    </style:style>
    <style:style style:name="P156" style:family="paragraph" style:parent-style-name="Standard">
      <style:paragraph-properties style:snap-to-layout-grid="false"/>
      <style:text-properties officeooo:rsid="008e69ce" officeooo:paragraph-rsid="008e69ce"/>
    </style:style>
    <style:style style:name="P157" style:family="paragraph" style:parent-style-name="Standard">
      <style:paragraph-properties fo:text-align="start" style:justify-single-word="false" style:snap-to-layout-grid="false"/>
      <style:text-properties officeooo:paragraph-rsid="0009f716"/>
    </style:style>
    <style:style style:name="P158" style:family="paragraph" style:parent-style-name="Header">
      <style:paragraph-properties style:snap-to-layout-grid="false">
        <style:tab-stops/>
      </style:paragraph-properties>
    </style:style>
    <style:style style:name="P159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074915f"/>
    </style:style>
    <style:style style:name="P160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074915f" officeooo:paragraph-rsid="0075ac5a"/>
    </style:style>
    <style:style style:name="P161" style:family="paragraph" style:parent-style-name="Standard">
      <style:paragraph-properties style:snap-to-layout-grid="false"/>
      <style:text-properties officeooo:rsid="0110a094" officeooo:paragraph-rsid="0110a094"/>
    </style:style>
    <style:style style:name="P162" style:family="paragraph" style:parent-style-name="Standard">
      <loext:graphic-properties draw:fill="none"/>
      <style:paragraph-properties fo:margin-left="0cm" fo:margin-right="0cm" fo:orphans="2" fo:widows="2" fo:text-indent="0cm" style:auto-text-indent="false" fo:background-color="transparent" style:writing-mode="lr-tb"/>
    </style:style>
    <style:style style:name="P163" style:family="paragraph" style:parent-style-name="Standard">
      <style:paragraph-properties fo:margin-left="0.053cm" fo:margin-right="0cm" fo:margin-top="0cm" fo:margin-bottom="0cm" style:contextual-spacing="false" fo:text-align="center" style:justify-single-word="false" fo:orphans="2" fo:widows="2" fo:text-indent="0cm" style:auto-text-indent="false"/>
      <style:text-properties fo:color="#000000" loext:opacity="100%" style:font-name="Times New Roman1" fo:font-size="10pt" fo:language="en" fo:country="US" fo:font-style="normal" officeooo:rsid="00d9a170" officeooo:paragraph-rsid="0166ed89" style:letter-kerning="true" style:font-name-asian="Andale Sans UI" style:font-size-asian="10pt" style:font-style-asian="normal" style:font-size-complex="10pt" style:font-style-complex="normal"/>
    </style:style>
    <style:style style:name="P164" style:family="paragraph" style:parent-style-name="Standard">
      <style:text-properties officeooo:paragraph-rsid="0146a72c"/>
    </style:style>
    <style:style style:name="P165" style:family="paragraph" style:parent-style-name="Header">
      <style:paragraph-properties fo:text-align="center" style:justify-single-word="false" style:snap-to-layout-grid="false">
        <style:tab-stops/>
      </style:paragraph-properties>
      <style:text-properties officeooo:rsid="01ea147e" officeooo:paragraph-rsid="01eb1940"/>
    </style:style>
    <style:style style:name="P166" style:family="paragraph" style:parent-style-name="Standard">
      <style:paragraph-properties fo:line-height="0.4cm" fo:text-align="center" style:justify-single-word="false" style:snap-to-layout-grid="false"/>
    </style:style>
    <style:style style:name="P167" style:family="paragraph" style:parent-style-name="Header">
      <style:paragraph-properties fo:text-align="justify" style:justify-single-word="false" style:snap-to-layout-grid="false"/>
      <style:text-properties officeooo:paragraph-rsid="01ec865e"/>
    </style:style>
    <style:style style:name="P168" style:family="paragraph" style:parent-style-name="Standard">
      <style:paragraph-properties fo:text-align="justify" style:justify-single-word="false" style:snap-to-layout-grid="false"/>
      <style:text-properties officeooo:paragraph-rsid="01ec865e"/>
    </style:style>
    <style:style style:name="P169" style:family="paragraph" style:parent-style-name="Header">
      <style:paragraph-properties fo:text-align="justify" style:justify-single-word="false" style:snap-to-layout-grid="false"/>
      <style:text-properties officeooo:paragraph-rsid="01f9cd15"/>
    </style:style>
    <style:style style:name="P170" style:family="paragraph" style:parent-style-name="Standard">
      <style:paragraph-properties fo:text-align="justify" style:justify-single-word="false" style:snap-to-layout-grid="false"/>
      <style:text-properties officeooo:paragraph-rsid="01f9cd15"/>
    </style:style>
    <style:style style:name="P171" style:family="paragraph" style:parent-style-name="Header">
      <style:paragraph-properties fo:text-align="justify" style:justify-single-word="false" style:snap-to-layout-grid="false"/>
      <style:text-properties officeooo:paragraph-rsid="01fe1fc0"/>
    </style:style>
    <style:style style:name="P172" style:family="paragraph" style:parent-style-name="Standard">
      <style:paragraph-properties fo:text-align="justify" style:justify-single-word="false" style:snap-to-layout-grid="false"/>
      <style:text-properties officeooo:paragraph-rsid="01fe1fc0"/>
    </style:style>
    <style:style style:name="P173" style:family="paragraph" style:parent-style-name="Header">
      <style:paragraph-properties fo:text-align="justify" style:justify-single-word="false" style:snap-to-layout-grid="false"/>
      <style:text-properties officeooo:paragraph-rsid="01fe25b8"/>
    </style:style>
    <style:style style:name="P174" style:family="paragraph" style:parent-style-name="Standard">
      <style:paragraph-properties fo:text-align="justify" style:justify-single-word="false" style:snap-to-layout-grid="false"/>
      <style:text-properties officeooo:paragraph-rsid="01fe25b8"/>
    </style:style>
    <style:style style:name="P175" style:family="paragraph" style:parent-style-name="Header">
      <style:paragraph-properties fo:text-align="justify" style:justify-single-word="false" style:snap-to-layout-grid="false"/>
      <style:text-properties officeooo:paragraph-rsid="01ff96f6"/>
    </style:style>
    <style:style style:name="P176" style:family="paragraph" style:parent-style-name="Standard">
      <style:paragraph-properties fo:text-align="justify" style:justify-single-word="false" style:snap-to-layout-grid="false"/>
      <style:text-properties officeooo:paragraph-rsid="01ff96f6"/>
    </style:style>
    <style:style style:name="P177" style:family="paragraph" style:parent-style-name="Header">
      <style:paragraph-properties fo:text-align="justify" style:justify-single-word="false" style:snap-to-layout-grid="false"/>
      <style:text-properties officeooo:paragraph-rsid="0200d3bf"/>
    </style:style>
    <style:style style:name="P178" style:family="paragraph" style:parent-style-name="Standard">
      <style:paragraph-properties fo:text-align="justify" style:justify-single-word="false" style:snap-to-layout-grid="false"/>
      <style:text-properties officeooo:paragraph-rsid="0200d3bf"/>
    </style:style>
    <style:style style:name="P179" style:family="paragraph" style:parent-style-name="Header">
      <style:paragraph-properties fo:text-align="justify" style:justify-single-word="false" style:snap-to-layout-grid="false"/>
      <style:text-properties officeooo:paragraph-rsid="02016b06"/>
    </style:style>
    <style:style style:name="P180" style:family="paragraph" style:parent-style-name="Standard">
      <style:paragraph-properties fo:text-align="justify" style:justify-single-word="false" style:snap-to-layout-grid="false"/>
      <style:text-properties officeooo:paragraph-rsid="02016b06"/>
    </style:style>
    <style:style style:name="P181" style:family="paragraph" style:parent-style-name="Header">
      <style:paragraph-properties fo:text-align="justify" style:justify-single-word="false" style:snap-to-layout-grid="false"/>
      <style:text-properties officeooo:paragraph-rsid="0201c80e"/>
    </style:style>
    <style:style style:name="P182" style:family="paragraph" style:parent-style-name="Standard">
      <style:paragraph-properties fo:text-align="justify" style:justify-single-word="false" style:snap-to-layout-grid="false"/>
      <style:text-properties officeooo:paragraph-rsid="0201c80e"/>
    </style:style>
    <style:style style:name="P183" style:family="paragraph" style:parent-style-name="Header">
      <style:paragraph-properties fo:text-align="justify" style:justify-single-word="false" style:snap-to-layout-grid="false"/>
      <style:text-properties officeooo:paragraph-rsid="02029c36"/>
    </style:style>
    <style:style style:name="P184" style:family="paragraph" style:parent-style-name="Standard">
      <style:paragraph-properties fo:text-align="justify" style:justify-single-word="false" style:snap-to-layout-grid="false"/>
      <style:text-properties officeooo:paragraph-rsid="02029c36"/>
    </style:style>
    <style:style style:name="P185" style:family="paragraph" style:parent-style-name="Header">
      <style:paragraph-properties fo:text-align="center" style:justify-single-word="false" style:snap-to-layout-grid="false"/>
      <style:text-properties officeooo:rsid="01f1818e" officeooo:paragraph-rsid="01f1818e"/>
    </style:style>
    <style:style style:name="P186" style:family="paragraph" style:parent-style-name="Header">
      <style:paragraph-properties fo:text-align="center" style:justify-single-word="false" style:snap-to-layout-grid="false"/>
      <style:text-properties officeooo:rsid="01f1818e" officeooo:paragraph-rsid="01f9cd15"/>
    </style:style>
    <style:style style:name="P187" style:family="paragraph" style:parent-style-name="Header">
      <style:paragraph-properties fo:text-align="center" style:justify-single-word="false" style:snap-to-layout-grid="false"/>
      <style:text-properties officeooo:rsid="01f1818e" officeooo:paragraph-rsid="01fe1fc0"/>
    </style:style>
    <style:style style:name="P188" style:family="paragraph" style:parent-style-name="Header">
      <style:paragraph-properties fo:text-align="center" style:justify-single-word="false" style:snap-to-layout-grid="false"/>
      <style:text-properties officeooo:rsid="01f1818e" officeooo:paragraph-rsid="01fe25b8"/>
    </style:style>
    <style:style style:name="P189" style:family="paragraph" style:parent-style-name="Header">
      <style:paragraph-properties fo:text-align="center" style:justify-single-word="false" style:snap-to-layout-grid="false"/>
      <style:text-properties officeooo:rsid="01f1818e" officeooo:paragraph-rsid="01ff96f6"/>
    </style:style>
    <style:style style:name="P190" style:family="paragraph" style:parent-style-name="Header">
      <style:paragraph-properties fo:text-align="center" style:justify-single-word="false" style:snap-to-layout-grid="false"/>
      <style:text-properties officeooo:rsid="01f1818e" officeooo:paragraph-rsid="0200d3bf"/>
    </style:style>
    <style:style style:name="P191" style:family="paragraph" style:parent-style-name="Header">
      <style:paragraph-properties fo:text-align="center" style:justify-single-word="false" style:snap-to-layout-grid="false"/>
      <style:text-properties officeooo:rsid="01f1818e" officeooo:paragraph-rsid="02016b06"/>
    </style:style>
    <style:style style:name="P192" style:family="paragraph" style:parent-style-name="Header">
      <style:paragraph-properties fo:text-align="center" style:justify-single-word="false" style:snap-to-layout-grid="false"/>
      <style:text-properties officeooo:rsid="01f1818e" officeooo:paragraph-rsid="0201c80e"/>
    </style:style>
    <style:style style:name="P193" style:family="paragraph" style:parent-style-name="Header">
      <style:paragraph-properties fo:text-align="center" style:justify-single-word="false" style:snap-to-layout-grid="false"/>
      <style:text-properties officeooo:rsid="01f1818e" officeooo:paragraph-rsid="02029c36"/>
    </style:style>
    <style:style style:name="P194" style:family="paragraph" style:parent-style-name="Standard">
      <style:paragraph-properties fo:text-align="justify" style:justify-single-word="false" style:snap-to-layout-grid="false"/>
      <style:text-properties fo:font-size="11pt" officeooo:paragraph-rsid="01ec865e" style:font-size-asian="11pt"/>
    </style:style>
    <style:style style:name="P195" style:family="paragraph" style:parent-style-name="Standard">
      <style:paragraph-properties fo:text-align="justify" style:justify-single-word="false" style:snap-to-layout-grid="false"/>
      <style:text-properties fo:font-size="11pt" officeooo:paragraph-rsid="01f9cd15" style:font-size-asian="11pt"/>
    </style:style>
    <style:style style:name="P196" style:family="paragraph" style:parent-style-name="Standard">
      <style:paragraph-properties fo:text-align="justify" style:justify-single-word="false" style:snap-to-layout-grid="false"/>
      <style:text-properties fo:font-size="11pt" officeooo:paragraph-rsid="01fe1fc0" style:font-size-asian="11pt"/>
    </style:style>
    <style:style style:name="P197" style:family="paragraph" style:parent-style-name="Standard">
      <style:paragraph-properties fo:text-align="justify" style:justify-single-word="false" style:snap-to-layout-grid="false"/>
      <style:text-properties fo:font-size="11pt" officeooo:paragraph-rsid="01fe25b8" style:font-size-asian="11pt"/>
    </style:style>
    <style:style style:name="P198" style:family="paragraph" style:parent-style-name="Standard">
      <style:paragraph-properties fo:text-align="justify" style:justify-single-word="false" style:snap-to-layout-grid="false"/>
      <style:text-properties fo:font-size="11pt" officeooo:paragraph-rsid="01ff96f6" style:font-size-asian="11pt"/>
    </style:style>
    <style:style style:name="P199" style:family="paragraph" style:parent-style-name="Standard">
      <style:paragraph-properties fo:text-align="justify" style:justify-single-word="false" style:snap-to-layout-grid="false"/>
      <style:text-properties fo:font-size="11pt" officeooo:paragraph-rsid="0200d3bf" style:font-size-asian="11pt"/>
    </style:style>
    <style:style style:name="P200" style:family="paragraph" style:parent-style-name="Standard">
      <style:paragraph-properties fo:text-align="justify" style:justify-single-word="false" style:snap-to-layout-grid="false"/>
      <style:text-properties fo:font-size="11pt" officeooo:paragraph-rsid="02016b06" style:font-size-asian="11pt"/>
    </style:style>
    <style:style style:name="P201" style:family="paragraph" style:parent-style-name="Standard">
      <style:paragraph-properties fo:text-align="justify" style:justify-single-word="false" style:snap-to-layout-grid="false"/>
      <style:text-properties fo:font-size="11pt" officeooo:paragraph-rsid="0201c80e" style:font-size-asian="11pt"/>
    </style:style>
    <style:style style:name="P202" style:family="paragraph" style:parent-style-name="Standard">
      <style:paragraph-properties fo:text-align="justify" style:justify-single-word="false" style:snap-to-layout-grid="false"/>
      <style:text-properties fo:font-size="11pt" officeooo:paragraph-rsid="02029c36" style:font-size-asian="11pt"/>
    </style:style>
    <style:style style:name="P203" style:family="paragraph" style:parent-style-name="Standard">
      <style:text-properties fo:font-size="11pt" style:font-size-asian="11pt" style:font-size-complex="11pt"/>
    </style:style>
    <style:style style:name="P204" style:family="paragraph" style:parent-style-name="Standard">
      <style:text-properties officeooo:paragraph-rsid="01ec865e"/>
    </style:style>
    <style:style style:name="P205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1f5f20b"/>
    </style:style>
    <style:style style:name="P206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/>
    </style:style>
    <style:style style:name="P207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1f9cd15"/>
    </style:style>
    <style:style style:name="P208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1fe1fc0"/>
    </style:style>
    <style:style style:name="P209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1fe25b8"/>
    </style:style>
    <style:style style:name="P210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1ff96f6"/>
    </style:style>
    <style:style style:name="P211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200d3bf"/>
    </style:style>
    <style:style style:name="P212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2016b06"/>
    </style:style>
    <style:style style:name="P213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201c80e"/>
    </style:style>
    <style:style style:name="P214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rsid="01f5f20b" officeooo:paragraph-rsid="02029c36"/>
    </style:style>
    <style:style style:name="P215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</style:style>
    <style:style style:name="P216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1f9cd15"/>
    </style:style>
    <style:style style:name="P217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1fe1fc0"/>
    </style:style>
    <style:style style:name="P218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1fe25b8"/>
    </style:style>
    <style:style style:name="P219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1ff96f6"/>
    </style:style>
    <style:style style:name="P220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200d3bf"/>
    </style:style>
    <style:style style:name="P221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2016b06"/>
    </style:style>
    <style:style style:name="P222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201c80e"/>
    </style:style>
    <style:style style:name="P223" style:family="paragraph" style:parent-style-name="Text_20_body">
      <loext:graphic-properties draw:fill="none"/>
      <style:paragraph-properties fo:margin-left="-0.199cm" fo:margin-right="0cm" fo:margin-top="0cm" fo:margin-bottom="0.212cm" style:contextual-spacing="false" fo:text-align="end" style:justify-single-word="false" fo:orphans="2" fo:widows="2" fo:text-indent="0cm" style:auto-text-indent="false" fo:background-color="transparent" style:writing-mode="lr-tb"/>
      <style:text-properties officeooo:paragraph-rsid="02029c36"/>
    </style:style>
    <style:style style:name="P224" style:family="paragraph" style:parent-style-name="Header">
      <style:paragraph-properties fo:text-align="center" style:justify-single-word="false" style:snap-to-layout-grid="false"/>
      <style:text-properties officeooo:rsid="01fe1fc0" officeooo:paragraph-rsid="01fe1fc0"/>
    </style:style>
    <style:style style:name="P225" style:family="paragraph" style:parent-style-name="Header">
      <style:paragraph-properties fo:text-align="center" style:justify-single-word="false" style:snap-to-layout-grid="false"/>
      <style:text-properties officeooo:rsid="01fe25b8" officeooo:paragraph-rsid="01fe25b8"/>
    </style:style>
    <style:style style:name="P226" style:family="paragraph" style:parent-style-name="Header">
      <style:paragraph-properties fo:text-align="center" style:justify-single-word="false" style:snap-to-layout-grid="false"/>
      <style:text-properties officeooo:rsid="01ff96f6" officeooo:paragraph-rsid="01ff96f6"/>
    </style:style>
    <style:style style:name="P227" style:family="paragraph" style:parent-style-name="Header">
      <style:paragraph-properties fo:text-align="center" style:justify-single-word="false" style:snap-to-layout-grid="false"/>
      <style:text-properties officeooo:rsid="0200d3bf" officeooo:paragraph-rsid="0200d3bf"/>
    </style:style>
    <style:style style:name="P228" style:family="paragraph" style:parent-style-name="Header">
      <style:paragraph-properties fo:text-align="center" style:justify-single-word="false" style:snap-to-layout-grid="false"/>
      <style:text-properties officeooo:rsid="02016b06" officeooo:paragraph-rsid="02016b06"/>
    </style:style>
    <style:style style:name="P229" style:family="paragraph" style:parent-style-name="Header">
      <style:paragraph-properties fo:text-align="center" style:justify-single-word="false" style:snap-to-layout-grid="false"/>
      <style:text-properties officeooo:rsid="0201c80e" officeooo:paragraph-rsid="0201c80e"/>
    </style:style>
    <style:style style:name="P230" style:family="paragraph" style:parent-style-name="Header">
      <style:paragraph-properties fo:text-align="center" style:justify-single-word="false" style:snap-to-layout-grid="false"/>
      <style:text-properties officeooo:rsid="02029c36" officeooo:paragraph-rsid="02029c36"/>
    </style:style>
    <style:style style:name="P231" style:family="paragraph" style:parent-style-name="Standard">
      <style:text-properties officeooo:paragraph-rsid="01f9cd15"/>
    </style:style>
    <style:style style:name="P232" style:family="paragraph" style:parent-style-name="Text_20_body">
      <style:text-properties officeooo:paragraph-rsid="01f9cd15"/>
    </style:style>
    <style:style style:name="P233" style:family="paragraph" style:parent-style-name="Standard">
      <style:text-properties officeooo:paragraph-rsid="01fe1fc0"/>
    </style:style>
    <style:style style:name="P234" style:family="paragraph" style:parent-style-name="Text_20_body">
      <style:text-properties officeooo:paragraph-rsid="01fe1fc0"/>
    </style:style>
    <style:style style:name="P235" style:family="paragraph" style:parent-style-name="Standard">
      <style:text-properties officeooo:paragraph-rsid="018d6acb"/>
    </style:style>
    <style:style style:name="P236" style:family="paragraph" style:parent-style-name="Standard">
      <style:paragraph-properties fo:line-height="200%"/>
      <style:text-properties officeooo:paragraph-rsid="018a932a"/>
    </style:style>
    <style:style style:name="P237" style:family="paragraph" style:parent-style-name="Standard">
      <style:paragraph-properties fo:line-height="200%"/>
      <style:text-properties officeooo:paragraph-rsid="019d159a"/>
    </style:style>
    <style:style style:name="P238" style:family="paragraph" style:parent-style-name="Standard">
      <style:paragraph-properties fo:line-height="200%"/>
      <style:text-properties officeooo:paragraph-rsid="01919a64"/>
    </style:style>
    <style:style style:name="P239" style:family="paragraph" style:parent-style-name="Standard">
      <style:paragraph-properties fo:line-height="200%"/>
      <style:text-properties officeooo:paragraph-rsid="01ae69ac"/>
    </style:style>
    <style:style style:name="P240" style:family="paragraph" style:parent-style-name="Text_20_body">
      <style:paragraph-properties fo:line-height="200%"/>
      <style:text-properties officeooo:paragraph-rsid="01fb73e3"/>
    </style:style>
    <style:style style:name="P241" style:family="paragraph" style:parent-style-name="Standard">
      <style:text-properties officeooo:paragraph-rsid="01d659cf"/>
    </style:style>
    <style:style style:name="P242" style:family="paragraph" style:parent-style-name="Standard">
      <style:text-properties officeooo:paragraph-rsid="01919a64"/>
    </style:style>
    <style:style style:name="P243" style:family="paragraph" style:parent-style-name="Standard">
      <style:text-properties officeooo:paragraph-rsid="01d78510"/>
    </style:style>
    <style:style style:name="P244" style:family="paragraph" style:parent-style-name="Standard">
      <style:text-properties officeooo:paragraph-rsid="01fe25b8"/>
    </style:style>
    <style:style style:name="P245" style:family="paragraph" style:parent-style-name="Text_20_body">
      <style:text-properties officeooo:paragraph-rsid="01fe25b8"/>
    </style:style>
    <style:style style:name="P246" style:family="paragraph" style:parent-style-name="Standard">
      <style:text-properties officeooo:paragraph-rsid="0193f0af"/>
    </style:style>
    <style:style style:name="P247" style:family="paragraph" style:parent-style-name="Standard">
      <style:text-properties officeooo:paragraph-rsid="019d159a"/>
    </style:style>
    <style:style style:name="P248" style:family="paragraph" style:parent-style-name="Standard">
      <style:text-properties officeooo:paragraph-rsid="019b73cf"/>
    </style:style>
    <style:style style:name="P249" style:family="paragraph" style:parent-style-name="Standard">
      <style:text-properties officeooo:paragraph-rsid="019de659"/>
    </style:style>
    <style:style style:name="P250" style:family="paragraph" style:parent-style-name="Standard">
      <style:text-properties officeooo:paragraph-rsid="01af5815"/>
    </style:style>
    <style:style style:name="P251" style:family="paragraph" style:parent-style-name="Standard">
      <style:text-properties officeooo:paragraph-rsid="01ff96f6"/>
    </style:style>
    <style:style style:name="P252" style:family="paragraph" style:parent-style-name="Text_20_body">
      <style:text-properties officeooo:paragraph-rsid="01ff96f6"/>
    </style:style>
    <style:style style:name="P253" style:family="paragraph" style:parent-style-name="Standard">
      <style:text-properties officeooo:paragraph-rsid="01a54d1c"/>
    </style:style>
    <style:style style:name="P254" style:family="paragraph" style:parent-style-name="Standard">
      <style:text-properties officeooo:paragraph-rsid="01a54dd7"/>
    </style:style>
    <style:style style:name="P255" style:family="paragraph" style:parent-style-name="Standard">
      <style:text-properties officeooo:paragraph-rsid="01a369ae"/>
    </style:style>
    <style:style style:name="P256" style:family="paragraph" style:parent-style-name="Standard">
      <style:text-properties officeooo:rsid="01a812fd" officeooo:paragraph-rsid="01a812fd"/>
    </style:style>
    <style:style style:name="P257" style:family="paragraph" style:parent-style-name="Standard">
      <style:text-properties officeooo:paragraph-rsid="0200d3bf"/>
    </style:style>
    <style:style style:name="P258" style:family="paragraph" style:parent-style-name="Text_20_body">
      <style:text-properties officeooo:paragraph-rsid="0200d3bf"/>
    </style:style>
    <style:style style:name="P259" style:family="paragraph" style:parent-style-name="Standard">
      <style:text-properties officeooo:paragraph-rsid="01ae69ac"/>
    </style:style>
    <style:style style:name="P260" style:family="paragraph" style:parent-style-name="Standard">
      <style:text-properties officeooo:paragraph-rsid="02016b06"/>
    </style:style>
    <style:style style:name="P261" style:family="paragraph" style:parent-style-name="Text_20_body">
      <style:text-properties officeooo:paragraph-rsid="02016b06"/>
    </style:style>
    <style:style style:name="P262" style:family="paragraph" style:parent-style-name="Standard">
      <style:text-properties officeooo:paragraph-rsid="01b427a6"/>
    </style:style>
    <style:style style:name="P263" style:family="paragraph" style:parent-style-name="Standard">
      <style:text-properties officeooo:paragraph-rsid="0201c80e"/>
    </style:style>
    <style:style style:name="P264" style:family="paragraph" style:parent-style-name="Text_20_body">
      <style:text-properties officeooo:paragraph-rsid="0201c80e"/>
    </style:style>
    <style:style style:name="P265" style:family="paragraph" style:parent-style-name="Standard">
      <style:text-properties officeooo:paragraph-rsid="01e4fea3"/>
    </style:style>
    <style:style style:name="P266" style:family="paragraph" style:parent-style-name="Standard">
      <style:text-properties fo:language="en" fo:country="US" officeooo:paragraph-rsid="01e4fea3"/>
    </style:style>
    <style:style style:name="P267" style:family="paragraph" style:parent-style-name="Standard">
      <style:text-properties officeooo:paragraph-rsid="02029c36"/>
    </style:style>
    <style:style style:name="P268" style:family="paragraph" style:parent-style-name="Text_20_body">
      <style:text-properties officeooo:paragraph-rsid="02029c36"/>
    </style:style>
    <style:style style:name="P269" style:family="paragraph" style:parent-style-name="Text_20_body">
      <style:text-properties officeooo:paragraph-rsid="01fb73e3"/>
    </style:style>
    <style:style style:name="P270" style:family="paragraph" style:parent-style-name="Heading_20_4">
      <style:paragraph-properties style:snap-to-layout-grid="false"/>
    </style:style>
    <style:style style:name="P271" style:family="paragraph" style:parent-style-name="Heading_20_4">
      <style:paragraph-properties fo:text-align="center" style:justify-single-word="false" style:snap-to-layout-grid="false"/>
      <style:text-properties officeooo:rsid="0114859e" officeooo:paragraph-rsid="0114859e" style:font-size-complex="14pt"/>
    </style:style>
    <style:style style:name="P272" style:family="paragraph" style:parent-style-name="Heading_20_5">
      <style:paragraph-properties fo:text-align="center" style:justify-single-word="false" style:snap-to-layout-grid="false"/>
      <style:text-properties officeooo:paragraph-rsid="01ec865e"/>
    </style:style>
    <style:style style:name="P273" style:family="paragraph" style:parent-style-name="Heading_20_5">
      <style:paragraph-properties fo:text-align="center" style:justify-single-word="false" style:snap-to-layout-grid="false"/>
      <style:text-properties officeooo:rsid="01f9cd15" officeooo:paragraph-rsid="01f9cd15"/>
    </style:style>
    <style:style style:name="P274" style:family="paragraph" style:parent-style-name="Heading_20_5">
      <style:paragraph-properties fo:text-align="center" style:justify-single-word="false" style:snap-to-layout-grid="false"/>
      <style:text-properties officeooo:rsid="01f9cd15" officeooo:paragraph-rsid="01fe1fc0"/>
    </style:style>
    <style:style style:name="P275" style:family="paragraph" style:parent-style-name="Heading_20_5">
      <style:paragraph-properties fo:text-align="center" style:justify-single-word="false" style:snap-to-layout-grid="false"/>
      <style:text-properties officeooo:rsid="01f9cd15" officeooo:paragraph-rsid="01fe25b8"/>
    </style:style>
    <style:style style:name="P276" style:family="paragraph" style:parent-style-name="Heading_20_5">
      <style:paragraph-properties fo:text-align="center" style:justify-single-word="false" style:snap-to-layout-grid="false"/>
      <style:text-properties officeooo:rsid="01f9cd15" officeooo:paragraph-rsid="01ff96f6"/>
    </style:style>
    <style:style style:name="P277" style:family="paragraph" style:parent-style-name="Heading_20_5">
      <style:paragraph-properties fo:text-align="center" style:justify-single-word="false" style:snap-to-layout-grid="false"/>
      <style:text-properties officeooo:rsid="01f9cd15" officeooo:paragraph-rsid="0200d3bf"/>
    </style:style>
    <style:style style:name="P278" style:family="paragraph" style:parent-style-name="Heading_20_5">
      <style:paragraph-properties fo:text-align="center" style:justify-single-word="false" style:snap-to-layout-grid="false"/>
      <style:text-properties officeooo:rsid="01f9cd15" officeooo:paragraph-rsid="02016b06"/>
    </style:style>
    <style:style style:name="P279" style:family="paragraph" style:parent-style-name="Heading_20_5">
      <style:paragraph-properties fo:text-align="center" style:justify-single-word="false" style:snap-to-layout-grid="false"/>
      <style:text-properties officeooo:rsid="01f9cd15" officeooo:paragraph-rsid="0201c80e"/>
    </style:style>
    <style:style style:name="P280" style:family="paragraph" style:parent-style-name="Heading_20_5">
      <style:paragraph-properties fo:text-align="center" style:justify-single-word="false" style:snap-to-layout-grid="false"/>
      <style:text-properties officeooo:rsid="01f9cd15" officeooo:paragraph-rsid="02029c36"/>
    </style:style>
    <style:style style:name="P281" style:family="paragraph" style:parent-style-name="Heading_20_8">
      <style:paragraph-properties fo:margin-left="0.053cm" fo:margin-right="0cm" fo:margin-top="0cm" fo:margin-bottom="0cm" style:contextual-spacing="false" fo:text-align="start" style:justify-single-word="false" fo:orphans="2" fo:widows="2" fo:text-indent="0cm" style:auto-text-indent="false"/>
      <style:text-properties fo:color="#000000" loext:opacity="100%" fo:font-size="10pt" fo:font-style="normal" officeooo:paragraph-rsid="012c4da9" style:font-size-asian="10pt" style:font-style-asian="normal" style:font-size-complex="10pt" style:font-style-complex="normal"/>
    </style:style>
    <style:style style:name="P282" style:family="paragraph" style:parent-style-name="Heading_20_8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1479bd2" style:font-size-asian="10pt" style:font-style-asian="normal" style:font-size-complex="10pt" style:font-style-complex="normal"/>
    </style:style>
    <style:style style:name="P283" style:family="paragraph" style:parent-style-name="Heading_20_8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10pt" fo:language="en" fo:country="US" fo:font-style="normal" officeooo:rsid="01f1092d" officeooo:paragraph-rsid="0148f98b" style:font-size-asian="10pt" style:font-style-asian="normal" style:font-size-complex="10pt" style:font-style-complex="normal"/>
    </style:style>
    <style:style style:name="P284" style:family="paragraph">
      <loext:graphic-properties draw:fill="none" draw:fill-color="#ffffff"/>
      <style:paragraph-properties fo:text-align="center"/>
      <style:text-properties fo:font-size="10pt"/>
    </style:style>
    <style:style style:name="P285" style:family="paragraph">
      <loext:graphic-properties draw:fill="none" draw:fill-color="#ffffff"/>
      <style:paragraph-properties fo:text-align="center"/>
    </style:style>
    <style:style style:name="P286" style:family="paragraph">
      <loext:graphic-properties draw:fill="none" draw:fill-color="#ffffff"/>
      <style:paragraph-properties fo:text-align="center"/>
      <style:text-properties fo:font-size="24pt"/>
    </style:style>
    <style:style style:name="P287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ee93c"/>
    </style:style>
    <style:style style:name="T4" style:family="text">
      <style:text-properties fo:language="en" fo:country="US" officeooo:rsid="013afe32"/>
    </style:style>
    <style:style style:name="T5" style:family="text">
      <style:text-properties fo:language="en" fo:country="US" officeooo:rsid="019a3e3e"/>
    </style:style>
    <style:style style:name="T6" style:family="text">
      <style:text-properties fo:language="en" fo:country="US" officeooo:rsid="01b685fe"/>
    </style:style>
    <style:style style:name="T7" style:family="text">
      <style:text-properties fo:language="en" fo:country="US" officeooo:rsid="02075b46"/>
    </style:style>
    <style:style style:name="T8" style:family="text">
      <style:text-properties fo:font-size="14pt" fo:language="ru" fo:country="RU" officeooo:rsid="0009f716" style:font-size-asian="14pt" style:font-size-complex="14pt"/>
    </style:style>
    <style:style style:name="T9" style:family="text">
      <style:text-properties officeooo:rsid="007cf38c"/>
    </style:style>
    <style:style style:name="T10" style:family="text">
      <style:text-properties officeooo:rsid="00d2d3c9"/>
    </style:style>
    <style:style style:name="T11" style:family="text">
      <style:text-properties officeooo:rsid="010d48f9"/>
    </style:style>
    <style:style style:name="T12" style:family="text">
      <style:text-properties officeooo:rsid="01159110"/>
    </style:style>
    <style:style style:name="T13" style:family="text">
      <style:text-properties officeooo:rsid="011fdb03"/>
    </style:style>
    <style:style style:name="T14" style:family="text">
      <style:text-properties officeooo:rsid="01240586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147ef0e"/>
    </style:style>
    <style:style style:name="T17" style:family="text">
      <style:text-properties fo:language="ru" fo:country="RU" officeooo:rsid="014ac5a2"/>
    </style:style>
    <style:style style:name="T18" style:family="text">
      <style:text-properties fo:language="ru" fo:country="RU" officeooo:rsid="014ed065"/>
    </style:style>
    <style:style style:name="T19" style:family="text">
      <style:text-properties fo:language="ru" fo:country="RU" officeooo:rsid="01be7eb8"/>
    </style:style>
    <style:style style:name="T20" style:family="text">
      <style:text-properties fo:language="ru" fo:country="RU" officeooo:rsid="01e4fea3"/>
    </style:style>
    <style:style style:name="T21" style:family="text">
      <style:text-properties fo:language="ru" fo:country="RU" officeooo:rsid="01e6befb"/>
    </style:style>
    <style:style style:name="T22" style:family="text">
      <style:text-properties fo:color="#000000" loext:opacity="100%" style:font-name="Times New Roman1" fo:font-size="12pt" fo:language="ru" fo:country="RU" fo:font-style="normal" style:font-name-asian="Times New Roman" style:font-size-asian="12pt" style:font-style-asian="normal" style:font-name-complex="Times New Roman" style:font-size-complex="12pt" style:font-style-complex="normal"/>
    </style:style>
    <style:style style:name="T23" style:family="text">
      <style:text-properties fo:color="#000000" loext:opacity="100%" style:font-name="Times New Roman1" fo:language="en" fo:country="US" fo:font-style="normal" officeooo:rsid="00d9a170" style:font-style-asian="normal" style:font-style-complex="normal"/>
    </style:style>
    <style:style style:name="T24" style:family="text">
      <style:text-properties fo:color="#000000" loext:opacity="100%" style:font-name="Times New Roman1" fo:language="en" fo:country="US" fo:font-style="normal" officeooo:rsid="00d9a170" style:letter-kerning="true" style:font-name-asian="Andale Sans UI" style:font-style-asian="normal" style:font-style-complex="normal"/>
    </style:style>
    <style:style style:name="T25" style:family="text">
      <style:text-properties fo:color="#000000" loext:opacity="100%" style:font-name="Times New Roman1" fo:language="en" fo:country="US" fo:font-style="normal" officeooo:rsid="031d8cf3" style:letter-kerning="true" style:font-name-asian="Andale Sans UI" style:font-style-asian="normal" style:font-style-complex="normal"/>
    </style:style>
    <style:style style:name="T26" style:family="text">
      <style:text-properties fo:color="#000000" loext:opacity="100%" style:font-name="Times New Roman1" fo:font-size="10pt" fo:language="ru" fo:country="RU" fo:font-style="normal" officeooo:rsid="02a7ffa6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loext:opacity="100%" style:font-name="Times New Roman1" fo:font-size="10pt" fo:language="ru" fo:country="RU" fo:font-style="normal" officeooo:rsid="01fc53d4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loext:opacity="100%" style:font-name="Times New Roman1" fo:font-size="10pt" fo:language="ru" fo:country="RU" fo:font-style="normal" officeooo:rsid="01b685fe" style:letter-kerning="true" style:font-name-asian="Andale Sans UI" style:font-size-asian="10pt" style:font-style-asian="normal" style:font-size-complex="10pt" style:font-style-complex="normal"/>
    </style:style>
    <style:style style:name="T29" style:family="text">
      <style:text-properties fo:color="#000000" loext:opacity="100%" style:font-name="Times New Roman1" fo:font-size="10pt" fo:language="ru" fo:country="RU" fo:font-style="normal" officeooo:rsid="016fd4c1" style:font-size-asian="10pt" style:font-style-asian="normal" style:font-size-complex="10pt" style:font-style-complex="normal"/>
    </style:style>
    <style:style style:name="T30" style:family="text">
      <style:text-properties fo:color="#000000" loext:opacity="100%" style:font-name="Times New Roman1" fo:font-size="10pt" fo:language="en" fo:country="US" fo:font-style="normal" style:font-size-asian="10pt" style:font-style-asian="normal" style:font-size-complex="10pt" style:font-style-complex="normal"/>
    </style:style>
    <style:style style:name="T31" style:family="text">
      <style:text-properties fo:color="#000000" loext:opacity="100%" style:font-name="Times New Roman1" fo:font-size="10pt" fo:language="en" fo:country="US" fo:font-style="normal" officeooo:rsid="00d9a170" style:font-size-asian="10pt" style:font-style-asian="normal" style:font-size-complex="10pt" style:font-style-complex="normal"/>
    </style:style>
    <style:style style:name="T32" style:family="text">
      <style:text-properties fo:color="#000000" loext:opacity="100%" style:font-name="Times New Roman1" fo:font-size="10pt" fo:language="en" fo:country="US" fo:font-style="normal" officeooo:rsid="02b71e04" style:font-size-asian="10pt" style:font-style-asian="normal" style:font-size-complex="10pt" style:font-style-complex="normal"/>
    </style:style>
    <style:style style:name="T33" style:family="text">
      <style:text-properties fo:color="#000000" loext:opacity="100%" style:font-name="Times New Roman1" fo:font-size="10pt" fo:language="en" fo:country="US" fo:font-style="normal" officeooo:rsid="01500205" style:font-size-asian="10pt" style:font-style-asian="normal" style:font-size-complex="10pt" style:font-style-complex="normal"/>
    </style:style>
    <style:style style:name="T34" style:family="text">
      <style:text-properties fo:color="#000000" loext:opacity="100%" style:font-name="Times New Roman1" fo:font-size="10pt" fo:language="en" fo:country="US" fo:font-style="normal" officeooo:rsid="00d9a170" style:letter-kerning="true" style:font-name-asian="Andale Sans UI" style:font-size-asian="10pt" style:font-style-asian="normal" style:font-size-complex="10pt" style:font-style-complex="normal"/>
    </style:style>
    <style:style style:name="T35" style:family="text">
      <style:text-properties fo:color="#000000" loext:opacity="100%" style:font-name="Times New Roman1" fo:font-size="10pt" fo:language="en" fo:country="US" fo:font-style="normal" officeooo:rsid="031d8cf3" style:letter-kerning="true" style:font-name-asian="Andale Sans UI" style:font-size-asian="10pt" style:font-style-asian="normal" style:font-size-complex="10pt" style:font-style-complex="normal"/>
    </style:style>
    <style:style style:name="T36" style:family="text">
      <style:text-properties fo:color="#000000" loext:opacity="100%" style:font-name="Times New Roman1" fo:font-size="10pt" fo:font-style="normal" style:font-size-asian="10pt" style:font-style-asian="normal" style:font-size-complex="10pt" style:font-style-complex="normal"/>
    </style:style>
    <style:style style:name="T37" style:family="text">
      <style:text-properties fo:color="#000000" loext:opacity="100%" style:font-name="Times New Roman1" fo:font-size="10pt" fo:font-style="normal" officeooo:rsid="017f2120" style:font-size-asian="10pt" style:font-style-asian="normal" style:font-size-complex="10pt" style:font-style-complex="normal"/>
    </style:style>
    <style:style style:name="T38" style:family="text">
      <style:text-properties fo:color="#000000" loext:opacity="100%" style:font-name="Times New Roman1" fo:font-size="10pt" fo:font-style="normal" officeooo:rsid="0181712d" style:font-size-asian="10pt" style:font-style-asian="normal" style:font-size-complex="10pt" style:font-style-complex="normal"/>
    </style:style>
    <style:style style:name="T39" style:family="text">
      <style:text-properties fo:color="#000000" loext:opacity="100%" fo:font-size="10pt" fo:language="en" fo:country="US" fo:font-style="normal" officeooo:rsid="01f1092d" style:font-size-asian="10pt" style:font-style-asian="normal" style:font-size-complex="10pt" style:font-style-complex="normal"/>
    </style:style>
    <style:style style:name="T40" style:family="text">
      <style:text-properties officeooo:rsid="0127578e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fo:language="en" fo:country="US"/>
    </style:style>
    <style:style style:name="T43" style:family="text">
      <style:text-properties style:font-name="Times New Roman1" fo:language="ru" fo:country="RU" officeooo:rsid="02a7ffa6" fo:background-color="#ffffff" loext:char-shading-value="0"/>
    </style:style>
    <style:style style:name="T44" style:family="text">
      <style:text-properties style:font-name="Times New Roman1" fo:language="ru" fo:country="RU" officeooo:rsid="01fc53d4" fo:background-color="#ffffff" loext:char-shading-value="0"/>
    </style:style>
    <style:style style:name="T45" style:family="text">
      <style:text-properties style:font-name="Times New Roman1" fo:font-size="10pt" officeooo:rsid="017d70ea" style:font-size-asian="10pt" style:font-size-complex="10pt"/>
    </style:style>
    <style:style style:name="T46" style:family="text">
      <style:text-properties style:font-name="Times New Roman1" fo:font-size="10pt" officeooo:rsid="017d4d7d" style:font-size-asian="10pt" style:font-size-complex="10pt"/>
    </style:style>
    <style:style style:name="T47" style:family="text">
      <style:text-properties style:font-name="Times New Roman1" fo:font-size="10pt" officeooo:rsid="01b73495" style:font-size-asian="10pt" style:font-size-complex="10pt"/>
    </style:style>
    <style:style style:name="T48" style:family="text">
      <style:text-properties style:font-name="Times New Roman1" fo:font-size="10pt" officeooo:rsid="017bf620" style:font-size-asian="10pt" style:font-size-complex="10pt"/>
    </style:style>
    <style:style style:name="T49" style:family="text">
      <style:text-properties style:font-name="Times New Roman1" fo:font-size="10pt" officeooo:rsid="017c319a" style:font-size-asian="10pt" style:font-size-complex="10pt"/>
    </style:style>
    <style:style style:name="T50" style:family="text">
      <style:text-properties style:font-name="Times New Roman1" fo:font-size="10pt" officeooo:rsid="017cb702" style:font-size-asian="10pt" style:font-size-complex="10pt"/>
    </style:style>
    <style:style style:name="T51" style:family="text">
      <style:text-properties style:font-name="Times New Roman1" fo:font-size="10pt" officeooo:rsid="018a932a" style:font-size-asian="10pt" style:font-size-complex="10pt"/>
    </style:style>
    <style:style style:name="T52" style:family="text">
      <style:text-properties style:font-name="Times New Roman1" fo:font-size="10pt" officeooo:rsid="0188583c" style:font-size-asian="10pt" style:font-size-complex="10pt"/>
    </style:style>
    <style:style style:name="T53" style:family="text">
      <style:text-properties style:font-name="Times New Roman1" fo:font-size="10pt" fo:language="ru" fo:country="RU" officeooo:rsid="017c319a" style:font-size-asian="10pt" style:font-size-complex="10pt"/>
    </style:style>
    <style:style style:name="T54" style:family="text">
      <style:text-properties style:font-name="Times New Roman1" fo:font-size="10pt" fo:language="en" fo:country="US" officeooo:rsid="017c319a" style:font-size-asian="10pt" style:font-size-complex="10pt"/>
    </style:style>
    <style:style style:name="T55" style:family="text">
      <style:text-properties officeooo:rsid="01322baf"/>
    </style:style>
    <style:style style:name="T56" style:family="text">
      <style:text-properties officeooo:rsid="01337d35"/>
    </style:style>
    <style:style style:name="T57" style:family="text">
      <style:text-properties officeooo:rsid="0134c1ad"/>
    </style:style>
    <style:style style:name="T58" style:family="text">
      <style:text-properties officeooo:rsid="013e1ab7"/>
    </style:style>
    <style:style style:name="T59" style:family="text">
      <style:text-properties officeooo:rsid="0141396c"/>
    </style:style>
    <style:style style:name="T60" style:family="text">
      <style:text-properties officeooo:rsid="01418a18"/>
    </style:style>
    <style:style style:name="T61" style:family="text">
      <style:text-properties officeooo:rsid="0147ef0e"/>
    </style:style>
    <style:style style:name="T62" style:family="text">
      <style:text-properties officeooo:rsid="014d08d2"/>
    </style:style>
    <style:style style:name="T63" style:family="text">
      <style:text-properties officeooo:rsid="0152f37e"/>
    </style:style>
    <style:style style:name="T64" style:family="text">
      <style:text-properties officeooo:rsid="01534691"/>
    </style:style>
    <style:style style:name="T65" style:family="text">
      <style:text-properties officeooo:rsid="0158cdf8"/>
    </style:style>
    <style:style style:name="T66" style:family="text">
      <style:text-properties officeooo:rsid="015ca9aa"/>
    </style:style>
    <style:style style:name="T67" style:family="text">
      <style:text-properties officeooo:rsid="016fd4c1"/>
    </style:style>
    <style:style style:name="T68" style:family="text">
      <style:text-properties officeooo:rsid="01711c84"/>
    </style:style>
    <style:style style:name="T69" style:family="text">
      <style:text-properties officeooo:rsid="01739bdc"/>
    </style:style>
    <style:style style:name="T70" style:family="text">
      <style:text-properties officeooo:rsid="0174d0b9"/>
    </style:style>
    <style:style style:name="T71" style:family="text">
      <style:text-properties officeooo:rsid="0175495a"/>
    </style:style>
    <style:style style:name="T72" style:family="text">
      <style:text-properties fo:font-size="10pt" fo:language="en" fo:country="US" officeooo:rsid="0175495a" style:font-size-asian="10pt" style:font-size-complex="10pt"/>
    </style:style>
    <style:style style:name="T73" style:family="text">
      <style:text-properties fo:font-size="10pt" fo:language="en" fo:country="US" officeooo:rsid="01322baf" style:font-size-asian="10pt" style:font-size-complex="10pt"/>
    </style:style>
    <style:style style:name="T74" style:family="text">
      <style:text-properties fo:font-size="10pt" fo:language="en" fo:country="US" officeooo:rsid="0138ea40" style:font-size-asian="10pt" style:font-size-complex="10pt"/>
    </style:style>
    <style:style style:name="T75" style:family="text">
      <style:text-properties fo:font-size="10pt" officeooo:rsid="01796ec3" style:font-size-asian="10pt" style:font-size-complex="10pt"/>
    </style:style>
    <style:style style:name="T76" style:family="text">
      <style:text-properties fo:font-size="10pt" officeooo:rsid="01552e94" style:font-size-asian="10pt" style:font-size-complex="10pt"/>
    </style:style>
    <style:style style:name="T77" style:family="text">
      <style:text-properties fo:font-size="10pt" officeooo:rsid="019610ce" style:font-size-asian="10pt" style:font-size-complex="10pt"/>
    </style:style>
    <style:style style:name="T78" style:family="text">
      <style:text-properties fo:font-size="10pt" fo:language="ru" fo:country="RU" officeooo:rsid="01943013" style:font-size-asian="10pt" style:font-size-complex="10pt"/>
    </style:style>
    <style:style style:name="T79" style:family="text">
      <style:text-properties fo:font-size="10pt" fo:language="ru" fo:country="RU" officeooo:rsid="0186a18e" style:font-size-asian="10pt" style:font-size-complex="10pt"/>
    </style:style>
    <style:style style:name="T80" style:family="text">
      <style:text-properties fo:font-size="10pt" fo:language="ru" fo:country="RU" officeooo:rsid="01fb73e3" style:font-size-asian="10pt" style:font-size-complex="10pt"/>
    </style:style>
    <style:style style:name="T81" style:family="text">
      <style:text-properties officeooo:rsid="0181712d"/>
    </style:style>
    <style:style style:name="T82" style:family="text">
      <style:text-properties officeooo:rsid="01828e5d"/>
    </style:style>
    <style:style style:name="T83" style:family="text">
      <style:text-properties officeooo:rsid="0184192e"/>
    </style:style>
    <style:style style:name="T84" style:family="text">
      <style:text-properties officeooo:rsid="0184ece4"/>
    </style:style>
    <style:style style:name="T85" style:family="text">
      <style:text-properties officeooo:rsid="018d6acb"/>
    </style:style>
    <style:style style:name="T86" style:family="text">
      <style:text-properties officeooo:rsid="01919a64"/>
    </style:style>
    <style:style style:name="T87" style:family="text">
      <style:text-properties officeooo:rsid="01943013"/>
    </style:style>
    <style:style style:name="T88" style:family="text">
      <style:text-properties officeooo:rsid="01976781"/>
    </style:style>
    <style:style style:name="T89" style:family="text">
      <style:text-properties officeooo:rsid="01997584"/>
    </style:style>
    <style:style style:name="T90" style:family="text">
      <style:text-properties officeooo:rsid="019a3e3e"/>
    </style:style>
    <style:style style:name="T91" style:family="text">
      <style:text-properties style:font-name="Times New Roman" officeooo:rsid="019a3e3e" style:font-name-asian="Times New Roman1" style:font-name-complex="Times New Roman1"/>
    </style:style>
    <style:style style:name="T92" style:family="text">
      <style:text-properties style:font-name="Times New Roman" officeooo:rsid="01b72e0c" style:font-name-asian="Times New Roman" style:font-name-complex="Times New Roman"/>
    </style:style>
    <style:style style:name="T93" style:family="text">
      <style:text-properties style:font-name="Times New Roman" fo:language="en" fo:country="US" officeooo:rsid="01b72e0c" style:font-name-asian="Times New Roman" style:font-name-complex="Times New Roman"/>
    </style:style>
    <style:style style:name="T94" style:family="text">
      <style:text-properties style:font-name="Times New Roman" fo:language="ru" fo:country="RU" officeooo:rsid="01b72e0c" style:font-name-asian="Times New Roman" style:font-name-complex="Times New Roman"/>
    </style:style>
    <style:style style:name="T95" style:family="text">
      <style:text-properties officeooo:rsid="019b73cf"/>
    </style:style>
    <style:style style:name="T96" style:family="text">
      <style:text-properties officeooo:rsid="019d159a"/>
    </style:style>
    <style:style style:name="T97" style:family="text">
      <style:text-properties officeooo:rsid="019e7f87"/>
    </style:style>
    <style:style style:name="T98" style:family="text">
      <style:text-properties officeooo:rsid="01a1971a"/>
    </style:style>
    <style:style style:name="T99" style:family="text">
      <style:text-properties officeooo:rsid="01a369ae"/>
    </style:style>
    <style:style style:name="T100" style:family="text">
      <style:text-properties officeooo:rsid="01a54d1c"/>
    </style:style>
    <style:style style:name="T101" style:family="text">
      <style:text-properties officeooo:rsid="01a896a7"/>
    </style:style>
    <style:style style:name="T102" style:family="text">
      <style:text-properties officeooo:rsid="01aa2655"/>
    </style:style>
    <style:style style:name="T103" style:family="text">
      <style:text-properties officeooo:rsid="01abb914"/>
    </style:style>
    <style:style style:name="T104" style:family="text">
      <style:text-properties officeooo:rsid="01ac4635"/>
    </style:style>
    <style:style style:name="T105" style:family="text">
      <style:text-properties officeooo:rsid="01ae69ac"/>
    </style:style>
    <style:style style:name="T106" style:family="text">
      <style:text-properties officeooo:rsid="01af207b"/>
    </style:style>
    <style:style style:name="T107" style:family="text">
      <style:text-properties officeooo:rsid="01af5815"/>
    </style:style>
    <style:style style:name="T108" style:family="text">
      <style:text-properties officeooo:rsid="01b2dfa4"/>
    </style:style>
    <style:style style:name="T109" style:family="text">
      <style:text-properties officeooo:rsid="01b427a6"/>
    </style:style>
    <style:style style:name="T110" style:family="text">
      <style:text-properties officeooo:rsid="01b49a44"/>
    </style:style>
    <style:style style:name="T111" style:family="text">
      <style:text-properties officeooo:rsid="01b4b6ea"/>
    </style:style>
    <style:style style:name="T112" style:family="text">
      <style:text-properties officeooo:rsid="01b4fc7d"/>
    </style:style>
    <style:style style:name="T113" style:family="text">
      <style:text-properties officeooo:rsid="01b685fe"/>
    </style:style>
    <style:style style:name="T114" style:family="text">
      <style:text-properties officeooo:rsid="01b72e0c"/>
    </style:style>
    <style:style style:name="T115" style:family="text">
      <style:text-properties officeooo:rsid="01b73495"/>
    </style:style>
    <style:style style:name="T116" style:family="text">
      <style:text-properties officeooo:rsid="01b8f596"/>
    </style:style>
    <style:style style:name="T117" style:family="text">
      <style:text-properties officeooo:rsid="01ba258c"/>
    </style:style>
    <style:style style:name="T118" style:family="text">
      <style:text-properties officeooo:rsid="01bc112e"/>
    </style:style>
    <style:style style:name="T119" style:family="text">
      <style:text-properties officeooo:rsid="01be3559"/>
    </style:style>
    <style:style style:name="T120" style:family="text">
      <style:text-properties officeooo:rsid="01be7eb8"/>
    </style:style>
    <style:style style:name="T121" style:family="text">
      <style:text-properties officeooo:rsid="01beadd0"/>
    </style:style>
    <style:style style:name="T122" style:family="text">
      <style:text-properties officeooo:rsid="01bfb84e"/>
    </style:style>
    <style:style style:name="T123" style:family="text">
      <style:text-properties officeooo:rsid="01c14c9c"/>
    </style:style>
    <style:style style:name="T124" style:family="text">
      <style:text-properties officeooo:rsid="01c2db6d"/>
    </style:style>
    <style:style style:name="T125" style:family="text">
      <style:text-properties officeooo:rsid="01c3c88b"/>
    </style:style>
    <style:style style:name="T126" style:family="text">
      <style:text-properties officeooo:rsid="01c45d47"/>
    </style:style>
    <style:style style:name="T127" style:family="text">
      <style:text-properties officeooo:rsid="01c60f57"/>
    </style:style>
    <style:style style:name="T128" style:family="text">
      <style:text-properties officeooo:rsid="01c9e478"/>
    </style:style>
    <style:style style:name="T129" style:family="text">
      <style:text-properties officeooo:rsid="01cd35d8"/>
    </style:style>
    <style:style style:name="T130" style:family="text">
      <style:text-properties officeooo:rsid="01d659cf"/>
    </style:style>
    <style:style style:name="T131" style:family="text">
      <style:text-properties officeooo:rsid="01d78510"/>
    </style:style>
    <style:style style:name="T132" style:family="text">
      <style:text-properties officeooo:rsid="01da167c"/>
    </style:style>
    <style:style style:name="T133" style:family="text">
      <style:text-properties officeooo:rsid="01db1664"/>
    </style:style>
    <style:style style:name="T134" style:family="text">
      <style:text-properties officeooo:rsid="01db53e5"/>
    </style:style>
    <style:style style:name="T135" style:family="text">
      <style:text-properties officeooo:rsid="01dd680e"/>
    </style:style>
    <style:style style:name="T136" style:family="text">
      <style:text-properties officeooo:rsid="01e03a6a"/>
    </style:style>
    <style:style style:name="T137" style:family="text">
      <style:text-properties officeooo:rsid="01e1866d"/>
    </style:style>
    <style:style style:name="T138" style:family="text">
      <style:text-properties officeooo:rsid="01e38430"/>
    </style:style>
    <style:style style:name="T139" style:family="text">
      <style:text-properties officeooo:rsid="01e3d6fc"/>
    </style:style>
    <style:style style:name="T140" style:family="text">
      <style:text-properties officeooo:rsid="01e4fea3"/>
    </style:style>
    <style:style style:name="T141" style:family="text">
      <style:text-properties officeooo:rsid="01e84161"/>
    </style:style>
    <style:style style:name="T142" style:family="text">
      <style:text-properties officeooo:rsid="01e93eb4"/>
    </style:style>
    <style:style style:name="T143" style:family="text">
      <style:text-properties officeooo:rsid="01f5f20b"/>
    </style:style>
    <style:style style:name="T144" style:family="text">
      <style:text-properties officeooo:rsid="01fb73e3"/>
    </style:style>
    <style:style style:name="T145" style:family="text">
      <style:text-properties style:use-window-font-color="true" loext:opacity="0%" style:font-name="Times New Roman1" fo:font-size="10pt" fo:language="ru" fo:country="RU" fo:font-style="normal" officeooo:rsid="030328b5" style:font-size-asian="10pt" style:font-style-asian="normal" style:font-name-complex="Times New Roman1" style:font-size-complex="10pt" style:font-style-complex="normal"/>
    </style:style>
    <style:style style:name="T146" style:family="text">
      <style:text-properties style:font-size-complex="14pt"/>
    </style:style>
    <style:style style:name="T147" style:family="text">
      <style:text-properties officeooo:rsid="01fe1fc0"/>
    </style:style>
    <style:style style:name="T148" style:family="text">
      <style:text-properties officeooo:rsid="01fe25b8"/>
    </style:style>
    <style:style style:name="T149" style:family="text">
      <style:text-properties officeooo:rsid="01ff96f6"/>
    </style:style>
    <style:style style:name="T150" style:family="text">
      <style:text-properties officeooo:rsid="02016b06"/>
    </style:style>
    <style:style style:name="T151" style:family="text">
      <style:text-properties officeooo:rsid="0201c80e"/>
    </style:style>
    <style:style style:name="T152" style:family="text">
      <style:text-properties officeooo:rsid="02029c36"/>
    </style:style>
    <style:style style:name="fr1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82cm" fo:padding-right="0.282cm" fo:padding-top="0.155cm" fo:padding-bottom="0.155cm" fo:border="none" style:flow-with-text="true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/>
    </style:style>
    <style:style style:name="gr1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iting-mode="lr-tb" loext:decorative="false" style:run-through="background"/>
    </style:style>
    <style:style style:name="gr3" style:family="graphic">
      <style:graphic-properties loext:decorative="false" style:run-through="background"/>
    </style:style>
    <style:style style:name="gr4" style:family="graphic">
      <style:graphic-properties draw:stroke="solid" svg:stroke-width="0.03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5" style:family="graphic">
      <style:graphic-properties draw:stroke="solid" svg:stroke-width="0.026cm" svg:stroke-color="#000000" svg:stroke-opacity="100%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style:run-through="background"/>
    </style:style>
    <style:style style:name="gr6" style:family="graphic">
      <style:graphic-properties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loext:decorative="false" style:run-through="background"/>
    </style:style>
    <style:style style:name="gr8" style:family="graphic">
      <style:graphic-properties svg:stroke-width="0.03cm" svg:stroke-color="#000000" draw:marker-start-width="0.293cm" draw:marker-end-width="0.293cm" draw:textarea-horizontal-align="center" draw:textarea-vertical-align="middle" fo:padding-top="-0.018cm" fo:padding-bottom="-0.018cm" fo:padding-left="-0.018cm" fo:padding-right="-0.018cm" loext:decorative="fals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column table:style-name="Таблица6.R"/>
        <table:table-column table:style-name="Таблица6.S"/>
        <table:table-column table:style-name="Таблица6.T"/>
        <table:table-column table:style-name="Таблица6.U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row table:style-name="Таблица6.1">
          <table:table-cell table:style-name="Таблица6.A1" office:value-type="string">
            <text:p text:style-name="Table_20_Heading"/>
          </table:table-cell>
          <table:table-cell table:style-name="Таблица6.B1" table:number-columns-spanned="9" office:value-type="string">
            <text:p text:style-name="P35"><draw:frame draw:style-name="fr3" draw:name="Врезка1" text:anchor-type="char" svg:x="22.183cm" svg:y="-0.84cm" svg:width="6.244cm" svg:height="0.776cm" draw:z-index="13"><draw:text-box><text:p text:style-name="P1">ГОСТ 3.1105<text:span text:style-name="T3">-2011</text:span> <text:s text:c="2"/>Форма 2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R1" table:number-columns-spanned="2" office:value-type="string">
            <text:p text:style-name="P25"/>
          </table:table-cell>
          <table:covered-table-cell/>
          <table:table-cell table:style-name="Таблица6.R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e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Дубл.</text:p>
            <text:p text:style-name="P1"/>
          </table:table-cell>
          <table:table-cell table:style-name="Таблица6.R1" table:number-columns-spanned="2" office:value-type="string">
            <text:p text:style-name="P25"/>
            <text:p text:style-name="Standard"/>
          </table:table-cell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R1" table:number-columns-spanned="3" office:value-type="string">
            <text:p text:style-name="P25"/>
            <text:p text:style-name="Standard"/>
          </table:table-cell>
          <table:covered-table-cell/>
          <table:covered-table-cell/>
          <table:table-cell table:style-name="Таблица6.K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  <text:p text:style-name="Standard"/>
          </table:table-cell>
          <table:covered-table-cell/>
          <table:covered-table-cell/>
          <table:table-cell table:style-name="Таблица6.R1" table:number-columns-spanned="2" office:value-type="string">
            <text:p text:style-name="P25"/>
          </table:table-cell>
          <table:covered-table-cell/>
          <table:table-cell table:style-name="Таблица6.R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e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Взам.</text:p>
          </table:table-cell>
          <table:table-cell table:style-name="Таблица6.R1" table:number-columns-spanned="2" office:value-type="string">
            <text:p text:style-name="P25"/>
          </table:table-cell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K2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R1" table:number-columns-spanned="2" office:value-type="string">
            <text:p text:style-name="P25"/>
          </table:table-cell>
          <table:covered-table-cell/>
          <table:table-cell table:style-name="Таблица6.R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e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6.2">
          <table:table-cell table:style-name="Таблица6.A1" office:value-type="string">
            <text:p text:style-name="Standard"/>
          </table:table-cell>
          <table:table-cell table:style-name="Таблица6.R1" office:value-type="string">
            <text:p text:style-name="P2">Подл.</text:p>
          </table:table-cell>
          <table:table-cell table:style-name="Таблица6.R1" table:number-columns-spanned="2" office:value-type="string">
            <text:p text:style-name="P2"/>
          </table:table-cell>
          <table:covered-table-cell/>
          <table:table-cell table:style-name="Таблица6.R1" table:number-columns-spanned="3" office:value-type="string">
            <text:p text:style-name="P2"/>
          </table:table-cell>
          <table:covered-table-cell/>
          <table:covered-table-cell/>
          <table:table-cell table:style-name="Таблица6.R1" table:number-columns-spanned="3" office:value-type="string">
            <text:p text:style-name="P55"/>
          </table:table-cell>
          <table:covered-table-cell/>
          <table:covered-table-cell/>
          <table:table-cell table:style-name="Таблица6.K4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R1" table:number-columns-spanned="2" office:value-type="string">
            <text:p text:style-name="P25"/>
          </table:table-cell>
          <table:covered-table-cell/>
          <table:table-cell table:style-name="Таблица6.R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R1" table:number-columns-spanned="3" office:value-type="string">
            <text:p text:style-name="P25"/>
          </table:table-cell>
          <table:covered-table-cell/>
          <table:covered-table-cell/>
          <table:table-cell table:style-name="Таблица6.e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6.5">
          <table:table-cell table:style-name="Таблица6.A1" office:value-type="string">
            <text:p text:style-name="Standard"/>
          </table:table-cell>
          <table:table-cell table:style-name="Таблица6.R1" table:number-columns-spanned="1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10" office:value-type="string">
            <text:h text:style-name="P270" text:outline-level="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S5" table:number-columns-spanned="2" office:value-type="string">
            <text:p text:style-name="P165">1<text:span text:style-name="T148">2</text:span></text:p>
          </table:table-cell>
          <table:covered-table-cell/>
          <table:table-cell table:style-name="Таблица6.e5" table:number-columns-spanned="3" office:value-type="string">
            <text:p text:style-name="P94"><text:s text:c="2"/>1</text:p>
          </table:table-cell>
          <table:covered-table-cell/>
          <table:covered-table-cell/>
        </table:table-row>
        <table:table-row table:style-name="Таблица6.6">
          <table:table-cell table:style-name="Таблица6.A1" office:value-type="string">
            <text:p text:style-name="Standard"/>
          </table:table-cell>
          <table:table-cell table:style-name="Таблица6.B6" table:number-rows-spanned="2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R1" table:number-columns-spanned="2" office:value-type="string">
            <text:p text:style-name="P166"/>
          </table:table-cell>
          <table:covered-table-cell/>
          <table:table-cell table:style-name="Таблица6.N6" table:number-columns-spanned="3" office:value-type="string">
            <text:p text:style-name="P159"/>
          </table:table-cell>
          <table:covered-table-cell/>
          <table:covered-table-cell/>
          <table:table-cell table:style-name="Таблица6.Q6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6" table:number-columns-spanned="7" office:value-type="string">
            <text:h text:style-name="P271" text:outline-level="4"><text:span text:style-name="T129">К.</text:span>10101.00003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7">
          <table:table-cell table:style-name="Таблица6.A1" office:value-type="string">
            <text:p text:style-name="Standard"/>
          </table:table-cell>
          <table:covered-table-cell table:style-name="Таблица6.B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7" table:number-columns-spanned="17" office:value-type="string">
            <text:p text:style-name="P95">Крышка <text:span text:style-name="T127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L7" office:value-type="string">
            <text:p text:style-name="P14"><text:s/></text:p>
          </table:table-cell>
          <table:table-cell table:style-name="Таблица6.L7" table:number-columns-spanned="3" office:value-type="string">
            <text:p text:style-name="P25"/>
          </table:table-cell>
          <table:covered-table-cell/>
          <table:covered-table-cell/>
          <table:table-cell table:style-name="Таблица6.g7" office:value-type="string">
            <text:p text:style-name="P25"/>
          </table:table-cell>
        </table:table-row>
        <table:table-row table:style-name="Таблица6.8">
          <table:table-cell table:style-name="Таблица6.A1" office:value-type="string">
            <text:p text:style-name="Standard"/>
          </table:table-cell>
          <table:table-cell table:style-name="Таблица6.K2" table:number-rows-spanned="4" table:number-columns-spanned="8" office:value-type="string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K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V8" table:number-rows-spanned="4" table:number-columns-spanned="12" office:value-type="string">
            <text:p text:style-name="P107">Утверждаю</text:p>
            <text:p text:style-name="P107">Главный конструктор</text:p>
            <text:p text:style-name="P108">М.В. Прони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12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0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12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1">
          <table:table-cell table:style-name="Таблица6.A1" office:value-type="string">
            <text:p text:style-name="Standard"/>
          </table:table-cell>
          <table:covered-table-cell table:style-name="Таблица6.K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rows-spanned="2" table:number-columns-spanned="12" office:value-type="string">
            <text:p text:style-name="P154">МАРШРУТН<text:span text:style-name="T12">АЯ</text:span>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6.V8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" office:value-type="string">
            <text:p text:style-name="Standard"/>
          </table:table-cell>
          <table:table-cell table:style-name="Таблица6.K2" table:number-columns-spanned="4" office:value-type="string">
            <text:p text:style-name="P96">Согласовано</text:p>
          </table:table-cell>
          <table:covered-table-cell/>
          <table:covered-table-cell/>
          <table:covered-table-cell/>
          <table:table-cell table:style-name="Таблица6.K1" table:number-columns-spanned="4" office:value-type="string">
            <text:p text:style-name="P111"/>
          </table:table-cell>
          <table:covered-table-cell/>
          <table:covered-table-cell/>
          <table:covered-table-cell/>
          <table:covered-table-cell table:style-name="Таблица6.K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K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6.Z12" table:number-columns-spanned="8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3">
          <table:table-cell table:style-name="Таблица6.A1" office:value-type="string">
            <text:p text:style-name="Standard"/>
          </table:table-cell>
          <table:table-cell table:style-name="Таблица6.K2" table:number-columns-spanned="5" office:value-type="string">
            <text:p text:style-name="P109">Главный метролог</text:p>
            <text:p text:style-name="P109">Руководитель СОТ</text:p>
            <text:p text:style-name="P109">Начальник ОТК</text:p>
            <text:p text:style-name="P109">Начальник ООТиЗ</text:p>
            <text:p text:style-name="P109">Ведущий конструктор</text:p>
          </table:table-cell>
          <table:covered-table-cell/>
          <table:covered-table-cell/>
          <table:covered-table-cell/>
          <table:covered-table-cell/>
          <table:table-cell table:style-name="Таблица6.K1" table:number-columns-spanned="2" office:value-type="string">
            <text:p text:style-name="P25"/>
          </table:table-cell>
          <table:covered-table-cell/>
          <table:table-cell table:style-name="Таблица6.K1" table:number-columns-spanned="4" office:value-type="string">
            <text:p text:style-name="P109">В.Н. Солдатенков</text:p>
            <text:p text:style-name="P109">Н.В. Шамшина</text:p>
            <text:p text:style-name="P109">Л.Ф. Ильина</text:p>
            <text:p text:style-name="P109">С.В. Никитина</text:p>
            <text:p text:style-name="P109">П.А. Иванов</text:p>
            <text:p text:style-name="P109"/>
            <text:p text:style-name="P110">Акт №</text:p>
          </table:table-cell>
          <table:covered-table-cell/>
          <table:covered-table-cell/>
          <table:covered-table-cell/>
          <table:table-cell table:style-name="Таблица6.K1" table:number-columns-spanned="3" office:value-type="string"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/>
            <text:p text:style-name="P158"><text:s text:c="13"/><text:span text:style-name="T9">от</text:span></text:p>
          </table:table-cell>
          <table:covered-table-cell/>
          <table:covered-table-cell/>
          <table:table-cell table:style-name="Таблица6.K1" table:number-columns-spanned="4" office:value-type="string">
            <text:p text:style-name="P93">Главный технолог </text:p>
            <text:p text:style-name="P97">Зам. гл. технолога</text:p>
            <text:p text:style-name="P97">Начальник СКМ</text:p>
            <text:p text:style-name="P97">Начальник СМиС</text:p>
            <text:p text:style-name="P97">Начальник ОСТДиС</text:p>
          </table:table-cell>
          <table:covered-table-cell/>
          <table:covered-table-cell/>
          <table:covered-table-cell/>
          <table:table-cell table:style-name="Таблица6.K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6.Z12" table:number-columns-spanned="9" office:value-type="string">
            <text:p text:style-name="P109">Е.О. Мишутин</text:p>
            <text:p text:style-name="P109">И.В. Немченков</text:p>
            <text:p text:style-name="P109">А.Н. Шанин</text:p>
            <text:p text:style-name="P109">С.Г. Комиссаров</text:p>
            <text:p text:style-name="P109">Т.В. Воробьев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4">
          <table:table-cell table:style-name="Таблица6.A14" office:value-type="string">
            <text:p text:style-name="P3"/>
          </table:table-cell>
          <table:table-cell table:style-name="Таблица6.B14" table:number-columns-spanned="2" office:value-type="string">
            <text:p text:style-name="P157"><text:span text:style-name="T1"><text:s text:c="6"/></text:span><text:span text:style-name="T8">ТЛ</text:span></text:p>
          </table:table-cell>
          <table:covered-table-cell/>
          <table:table-cell table:style-name="Таблица6.D14" table:number-columns-spanned="20" office:value-type="string">
            <text:p text:style-name="P80"/>
            <text:p text:style-name="P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14" table:number-columns-spanned="8" office:value-type="string"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f14" table:number-columns-spanned="2" office:value-type="string">
            <text:p text:style-name="P80"/>
          </table:table-cell>
          <table:covered-table-cell/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j"/>
        <table:table-column table:style-name="Таблица5.k"/>
        <table:table-column table:style-name="Таблица5.j"/>
        <table:table-column table:style-name="Таблица5.f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column table:style-name="Таблица5.r"/>
        <table:table-column table:style-name="Таблица5.s"/>
        <table:table-column table:style-name="Таблица5.t"/>
        <table:table-column table:style-name="Таблица5.u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A"/>
        <table:table-column table:style-name="Таблица5.AB"/>
        <table:table-column table:style-name="Таблица5.AC"/>
        <table:table-column table:style-name="Таблица5.AD"/>
        <table:table-row table:style-name="Таблица5.1">
          <table:table-cell table:style-name="Таблица5.A1" table:number-columns-spanned="37" office:value-type="string"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35"><draw:frame draw:style-name="fr2" draw:name="Врезка2" text:anchor-type="char" svg:x="23.844cm" svg:y="-0.496cm" svg:width="4.604cm" svg:height="0.847cm" draw:z-index="12"><draw:text-box><text:p text:style-name="P54"><text:s text:c="14"/>ГОСТ 3.1118-82 Форма 2</text:p></draw:text-box></draw:frame></text:p>
            <text:p text:style-name="Standard"/>
          </table:table-cell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25">Дубл.</text:p>
          </table:table-cell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25"/>
          </table:table-cell>
          <table:table-cell table:style-name="Таблица5.M2" table:number-columns-spanned="4" office:value-type="string">
            <text:p text:style-name="P25"><text:s text:c="15"/></text:p>
          </table:table-cell>
          <table:covered-table-cell/>
          <table:covered-table-cell/>
          <table:covered-table-cell/>
          <table:table-cell table:style-name="Таблица5.Q2" table:number-columns-spanned="2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158"/>
          </table:table-cell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158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25">Взам.</text:p>
          </table:table-cell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25"/>
          </table:table-cell>
          <table:table-cell table:style-name="Таблица5.M2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2" office:value-type="string">
            <text:p text:style-name="P25">Подл.</text:p>
          </table:table-cell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5.l1" office:value-type="string">
            <text:p text:style-name="P25"/>
          </table:table-cell>
          <table:table-cell table:style-name="Таблица5.M4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4" office:value-type="string">
            <text:p text:style-name="P25"/>
          </table:table-cell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table:number-columns-spanned="3" office:value-type="string">
            <text:p text:style-name="P25"/>
          </table:table-cell>
          <table:covered-table-cell/>
          <table:covered-table-cell/>
          <table:table-cell table:style-name="Таблица5.l1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5" office:value-type="string">
            <text:p text:style-name="P25"/>
          </table:table-cell>
          <table:covered-table-cell/>
          <table:covered-table-cell/>
          <table:covered-table-cell/>
          <table:covered-table-cell/>
          <table:table-cell table:style-name="Таблица5.AB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Таблица5.5">
          <table:table-cell table:style-name="Таблица5.l1" table:number-columns-spanned="2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14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6" office:value-type="string">
            <text:p text:style-name="P165">1<text:span text:style-name="T148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5.AB5" table:number-columns-spanned="3" office:value-type="string">
            <text:p text:style-name="P77">2</text:p>
          </table:table-cell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>
            <text:p text:style-name="P125">Разраб.</text:p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61">Новико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office:value-type="string">
            <text:p text:style-name="P25"/>
          </table:table-cell>
          <table:table-cell table:style-name="Таблица5.l1" table:number-rows-spanned="3" table:number-columns-spanned="7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V6" table:number-rows-spanned="3" table:number-columns-spanned="13" office:value-type="string">
            <text:p text:style-name="P1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i6" table:number-rows-spanned="3" table:number-columns-spanned="11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t6" table:number-rows-spanned="3" table:number-columns-spanned="11" office:value-type="string">
            <text:h text:style-name="P271" text:outline-level="4"><text:span text:style-name="T129">К.</text:span>10101.00003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25">Проверил</text:p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1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office:value-type="string">
            <text:p text:style-name="P25"/>
          </table:table-cell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V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i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25"/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office:value-type="string">
            <text:p text:style-name="P25"/>
          </table:table-cell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V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i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t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25"/>
          </table:table-cell>
          <table:covered-table-cell/>
          <table:covered-table-cell/>
          <table:covered-table-cell/>
          <table:table-cell table:style-name="Таблица5.l1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columns-spanned="2" office:value-type="string">
            <text:p text:style-name="P25"/>
          </table:table-cell>
          <table:covered-table-cell/>
          <table:table-cell table:style-name="Таблица5.l1" office:value-type="string">
            <text:p text:style-name="P25"/>
          </table:table-cell>
          <table:table-cell table:style-name="Таблица5.l1" table:number-rows-spanned="2" office:value-type="string">
            <text:p text:style-name="P25"/>
          </table:table-cell>
          <table:table-cell table:style-name="Таблица5.l1" table:number-rows-spanned="2" table:number-columns-spanned="34" office:value-type="string">
            <text:p text:style-name="P95">Крышка <text:span text:style-name="T127">топливного насо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x9" table:number-rows-spanned="2" table:number-columns-spanned="3" office:value-type="string">
            <text:p text:style-name="P155"/>
          </table:table-cell>
          <table:covered-table-cell/>
          <table:covered-table-cell/>
          <table:table-cell table:style-name="Таблица5.x9" table:number-rows-spanned="2" table:number-columns-spanned="3" office:value-type="string">
            <text:p text:style-name="P74"/>
          </table:table-cell>
          <table:covered-table-cell/>
          <table:covered-table-cell/>
          <table:table-cell table:style-name="Таблица5.AD9" table:number-rows-spanned="2" office:value-type="string">
            <text:p text:style-name="P15"/>
          </table:table-cell>
        </table:table-row>
        <table:table-row table:style-name="Таблица5.2">
          <table:table-cell table:style-name="Таблица5.l1" table:number-columns-spanned="4" office:value-type="string" table:protected="true">
            <text:p text:style-name="P25">Н.контр.</text:p>
          </table:table-cell>
          <table:covered-table-cell/>
          <table:covered-table-cell/>
          <table:covered-table-cell/>
          <table:table-cell table:style-name="Таблица5.Y5" table:number-columns-spanned="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2" office:value-type="string">
            <text:p text:style-name="P25"/>
          </table:table-cell>
          <table:covered-table-cell/>
          <table:table-cell table:style-name="Таблица5.Y5" office:value-type="string">
            <text:p text:style-name="P25"/>
          </table:table-cell>
          <table:covered-table-cell table:style-name="Таблица5.l1"/>
          <table:covered-table-cell table:style-name="Таблица5.l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x9"/>
          <table:covered-table-cell/>
          <table:covered-table-cell/>
          <table:covered-table-cell table:style-name="Таблица5.x9"/>
          <table:covered-table-cell/>
          <table:covered-table-cell/>
          <table:covered-table-cell table:style-name="Таблица5.AD9"/>
        </table:table-row>
        <table:table-row table:style-name="Таблица5.2">
          <table:table-cell table:style-name="Таблица5.l1" office:value-type="string">
            <text:p text:style-name="P25">А</text:p>
          </table:table-cell>
          <table:table-cell table:style-name="Таблица5.B11" table:number-columns-spanned="3" office:value-type="string">
            <text:p text:style-name="P55">Цех</text:p>
          </table:table-cell>
          <table:covered-table-cell/>
          <table:covered-table-cell/>
          <table:table-cell table:style-name="Таблица5.E11" office:value-type="string">
            <text:p text:style-name="P25">Уч.</text:p>
          </table:table-cell>
          <table:table-cell table:style-name="Таблица5.E11" table:number-columns-spanned="3" office:value-type="string">
            <text:p text:style-name="P25">РМ</text:p>
          </table:table-cell>
          <table:covered-table-cell/>
          <table:covered-table-cell/>
          <table:table-cell table:style-name="Таблица5.E11" office:value-type="string">
            <text:p text:style-name="P25">Опер.</text:p>
          </table:table-cell>
          <table:table-cell table:style-name="Таблица5.E11" table:number-columns-spanned="9" office:value-type="string">
            <text:p text:style-name="P25">Код, наименовании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S11" table:number-columns-spanned="38" office:value-type="string">
            <text:p text:style-name="P25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l1" table:number-rows-spanned="2" office:value-type="string">
            <text:p text:style-name="P25">Б</text:p>
          </table:table-cell>
          <table:table-cell table:style-name="Таблица5.B12" table:number-columns-spanned="17" office:value-type="string">
            <text:p text:style-name="P25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l1" table:number-rows-spanned="2" table:number-columns-spanned="4" office:value-type="string">
            <text:p text:style-name="P25">С.м.</text:p>
          </table:table-cell>
          <table:covered-table-cell/>
          <table:covered-table-cell/>
          <table:covered-table-cell/>
          <table:table-cell table:style-name="Таблица5.l1" table:number-rows-spanned="2" table:number-columns-spanned="3" office:value-type="string">
            <text:p text:style-name="P25">Проф.</text:p>
            <text:p text:style-name="Standard"/>
          </table:table-cell>
          <table:covered-table-cell/>
          <table:covered-table-cell/>
          <table:table-cell table:style-name="Таблица5.l1" table:number-rows-spanned="2" table:number-columns-spanned="2" office:value-type="string">
            <text:p text:style-name="P25">Р</text:p>
          </table:table-cell>
          <table:covered-table-cell/>
          <table:table-cell table:style-name="Таблица5.l1" table:number-rows-spanned="2" table:number-columns-spanned="3" office:value-type="string">
            <text:p text:style-name="P25">УТ</text:p>
          </table:table-cell>
          <table:covered-table-cell/>
          <table:covered-table-cell/>
          <table:table-cell table:style-name="Таблица5.l1" table:number-rows-spanned="2" table:number-columns-spanned="2" office:value-type="string">
            <text:p text:style-name="P25">КР</text:p>
          </table:table-cell>
          <table:covered-table-cell/>
          <table:table-cell table:style-name="Таблица5.l1" table:number-rows-spanned="2" table:number-columns-spanned="3" office:value-type="string">
            <text:p text:style-name="P112">КОИД</text:p>
          </table:table-cell>
          <table:covered-table-cell/>
          <table:covered-table-cell/>
          <table:table-cell table:style-name="Таблица5.l1" table:number-rows-spanned="2" table:number-columns-spanned="5" office:value-type="string">
            <text:p text:style-name="P25">ЕН</text:p>
          </table:table-cell>
          <table:covered-table-cell/>
          <table:covered-table-cell/>
          <table:covered-table-cell/>
          <table:covered-table-cell/>
          <table:table-cell table:style-name="Таблица5.l1" table:number-rows-spanned="2" table:number-columns-spanned="3" office:value-type="string">
            <text:p text:style-name="P25">ОП</text:p>
          </table:table-cell>
          <table:covered-table-cell/>
          <table:covered-table-cell/>
          <table:table-cell table:style-name="Таблица5.l1" table:number-rows-spanned="2" table:number-columns-spanned="3" office:value-type="string">
            <text:p text:style-name="P25">Кшт.</text:p>
          </table:table-cell>
          <table:covered-table-cell/>
          <table:covered-table-cell/>
          <table:table-cell table:style-name="Таблица5.l1" table:number-rows-spanned="2" table:number-columns-spanned="4" office:value-type="string">
            <text:p text:style-name="P25">Тп.з.</text:p>
          </table:table-cell>
          <table:covered-table-cell/>
          <table:covered-table-cell/>
          <table:covered-table-cell/>
          <table:table-cell table:style-name="Таблица5.y12" table:number-rows-spanned="2" table:number-columns-spanned="6" office:value-type="string">
            <text:p text:style-name="P25">Тшт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3">
          <table:covered-table-cell table:style-name="Таблица5.l1"/>
          <table:table-cell table:style-name="Таблица5.B11" table:number-columns-spanned="17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 table:style-name="Таблица5.l1"/>
          <table:covered-table-cell/>
          <table:covered-table-cell/>
          <table:covered-table-cell/>
          <table:covered-table-cell table:style-name="Таблица5.y12"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">
          <table:table-cell table:style-name="Таблица5.l1" office:value-type="string">
            <text:p text:style-name="P25">к/м</text:p>
          </table:table-cell>
          <table:table-cell table:style-name="Таблица5.l1" table:number-columns-spanned="17" office:value-type="string">
            <text:p text:style-name="P25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B12" table:number-columns-spanned="17" office:value-type="string">
            <text:p text:style-name="P25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Y5" table:number-columns-spanned="5" office:value-type="string">
            <text:p text:style-name="P112">ОПП</text:p>
          </table:table-cell>
          <table:covered-table-cell/>
          <table:covered-table-cell/>
          <table:covered-table-cell/>
          <table:covered-table-cell/>
          <table:table-cell table:style-name="Таблица5.Y5" table:number-columns-spanned="3" office:value-type="string">
            <text:p text:style-name="P25">ЕВ</text:p>
          </table:table-cell>
          <table:covered-table-cell/>
          <table:covered-table-cell/>
          <table:table-cell table:style-name="Таблица5.Y5" table:number-columns-spanned="3" office:value-type="string">
            <text:p text:style-name="P25">ЕН</text:p>
          </table:table-cell>
          <table:covered-table-cell/>
          <table:covered-table-cell/>
          <table:table-cell table:style-name="Таблица5.Y5" table:number-columns-spanned="4" office:value-type="string">
            <text:p text:style-name="P25">КИ</text:p>
          </table:table-cell>
          <table:covered-table-cell/>
          <table:covered-table-cell/>
          <table:covered-table-cell/>
          <table:table-cell table:style-name="Таблица5.y14" table:number-columns-spanned="6" office:value-type="string">
            <text:p text:style-name="P25">Нрасх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draw:g text:anchor-type="char" draw:z-index="0" draw:name="DrawObject1" draw:style-name="gr6"><draw:g draw:name="Фигура1" draw:style-name="gr3"><draw:line draw:style-name="gr7" draw:text-style-name="P286" svg:x1="0.762cm" svg:y1="0.718cm" svg:x2="28.147cm" svg:y2="0.718cm"><text:p/></draw:line><draw:line draw:style-name="gr7" draw:text-style-name="P286" svg:x1="0.732cm" svg:y1="1.455cm" svg:x2="28.117cm" svg:y2="1.455cm"><text:p/></draw:line><draw:line draw:style-name="gr7" draw:text-style-name="P286" svg:x1="0.746cm" svg:y1="2.219cm" svg:x2="28.131cm" svg:y2="2.219cm"><text:p/></draw:line><draw:line draw:style-name="gr7" draw:text-style-name="P286" svg:x1="0.721cm" svg:y1="2.968cm" svg:x2="28.106cm" svg:y2="2.968cm"><text:p/></draw:line><draw:line draw:style-name="gr7" draw:text-style-name="P286" svg:x1="0.758cm" svg:y1="3.732cm" svg:x2="28.143cm" svg:y2="3.732cm"><text:p/></draw:line><draw:line draw:style-name="gr7" draw:text-style-name="P286" svg:x1="0.758cm" svg:y1="4.473cm" svg:x2="28.143cm" svg:y2="4.473cm"><text:p/></draw:line><draw:line draw:style-name="gr7" draw:text-style-name="P286" svg:x1="0.747cm" svg:y1="5.231cm" svg:x2="28.132cm" svg:y2="5.231cm"><text:p/></draw:line><draw:line draw:style-name="gr7" draw:text-style-name="P286" svg:x1="0.732cm" svg:y1="5.978cm" svg:x2="28.117cm" svg:y2="5.978cm"><text:p/></draw:line><draw:line draw:style-name="gr7" draw:text-style-name="P286" svg:x1="0.747cm" svg:y1="6.729cm" svg:x2="28.132cm" svg:y2="6.729cm"><text:p/></draw:line><draw:line draw:style-name="gr7" draw:text-style-name="P286" svg:x1="0.745cm" svg:y1="8.233cm" svg:x2="28.13cm" svg:y2="8.233cm"><text:p/></draw:line><draw:line draw:style-name="gr7" draw:text-style-name="P286" svg:x1="0.755cm" svg:y1="9.747cm" svg:x2="28.14cm" svg:y2="9.747cm"><text:p/></draw:line><draw:line draw:style-name="gr7" draw:text-style-name="P286" svg:x1="0.745cm" svg:y1="7.495cm" svg:x2="28.13cm" svg:y2="7.495cm"><text:p/></draw:line><draw:line draw:style-name="gr7" draw:text-style-name="P286" svg:x1="0.758cm" svg:y1="8.997cm" svg:x2="28.143cm" svg:y2="8.997cm"><text:p/></draw:line><draw:line draw:style-name="gr7" draw:text-style-name="P286" svg:x1="0.732cm" svg:y1="10.495cm" svg:x2="28.117cm" svg:y2="10.495cm"><text:p/></draw:line><draw:line draw:style-name="gr7" draw:text-style-name="P286" svg:x1="0.755cm" svg:y1="11.244cm" svg:x2="28.14cm" svg:y2="11.244cm"><text:p/></draw:line></draw:g><draw:g draw:name="DrawObject1" draw:style-name="gr2"><draw:g draw:name="DrawObject1" draw:style-name="gr2"><draw:g draw:name="DrawObject1" draw:style-name="gr2"><draw:g draw:name="DrawObject1" draw:style-name="gr3"><draw:line draw:name="Вертикальная линия 10" draw:style-name="gr8" draw:text-style-name="P287" svg:x1="1.852cm" svg:y1="-0.023cm" svg:x2="1.852cm" svg:y2="0.078cm"><text:p/></draw:line><draw:line draw:name="Вертикальная линия 1" draw:style-name="gr8" draw:text-style-name="P287" svg:x1="2.896cm" svg:y1="-0.021cm" svg:x2="2.896cm" svg:y2="0.08cm"><text:p/></draw:line><draw:line draw:name="Вертикальная линия 2" draw:style-name="gr8" draw:text-style-name="P287" svg:x1="3.937cm" svg:y1="-0.016cm" svg:x2="3.937cm" svg:y2="0.085cm"><text:p/></draw:line><draw:line draw:name="Вертикальная линия 3" draw:style-name="gr8" draw:text-style-name="P287" svg:x1="5.235cm" svg:y1="-0.016cm" svg:x2="5.235cm" svg:y2="0.085cm"><text:p/></draw:line></draw:g><draw:line draw:name="Вертикальная линия 4" draw:style-name="gr8" draw:text-style-name="P287" svg:x1="12.58cm" svg:y1="-0.016cm" svg:x2="12.58cm" svg:y2="0.085cm"><text:p/></draw:line><draw:line draw:name="Вертикальная линия 5" draw:style-name="gr8" draw:text-style-name="P287" svg:x1="13.603cm" svg:y1="-0.016cm" svg:x2="13.603cm" svg:y2="0.085cm"><text:p/></draw:line><draw:line draw:name="Вертикальная линия 6" draw:style-name="gr8" draw:text-style-name="P287" svg:x1="15.419cm" svg:y1="-0.016cm" svg:x2="15.419cm" svg:y2="0.085cm"><text:p/></draw:line><draw:line draw:name="Вертикальная линия 7" draw:style-name="gr8" draw:text-style-name="P287" svg:x1="16.45cm" svg:y1="-0.016cm" svg:x2="16.45cm" svg:y2="0.085cm"><text:p/></draw:line><draw:line draw:name="Вертикальная линия 8" draw:style-name="gr8" draw:text-style-name="P287" svg:x1="17.727cm" svg:y1="-0.016cm" svg:x2="17.727cm" svg:y2="0.085cm"><text:p/></draw:line><draw:line draw:name="Вертикальная линия 9" draw:style-name="gr8" draw:text-style-name="P287" svg:x1="18.773cm" svg:y1="-0.016cm" svg:x2="18.773cm" svg:y2="0.085cm"><text:p/></draw:line></draw:g><draw:g draw:name="DrawObject2" draw:style-name="gr3"><draw:line draw:name="Вертикальная линия 11" draw:style-name="gr8" draw:text-style-name="P287" svg:x1="20.041cm" svg:y1="-0.016cm" svg:x2="20.041cm" svg:y2="0.085cm"><text:p/></draw:line><draw:line draw:name="Вертикальная линия 12" draw:style-name="gr8" draw:text-style-name="P287" svg:x1="21.306cm" svg:y1="-0.016cm" svg:x2="21.306cm" svg:y2="0.085cm"><text:p/></draw:line><draw:line draw:name="Вертикальная линия 13" draw:style-name="gr8" draw:text-style-name="P287" svg:x1="22.658cm" svg:y1="-0.016cm" svg:x2="22.658cm" svg:y2="0.085cm"><text:p/></draw:line><draw:line draw:name="Вертикальная линия 14" draw:style-name="gr8" draw:text-style-name="P287" svg:x1="23.98cm" svg:y1="-0.016cm" svg:x2="23.98cm" svg:y2="0.085cm"><text:p/></draw:line><draw:line draw:name="Вертикальная линия 15" draw:style-name="gr8" draw:text-style-name="P287" svg:x1="25.728cm" svg:y1="-0.016cm" svg:x2="25.728cm" svg:y2="0.085cm"><text:p/></draw:line></draw:g></draw:g><draw:g draw:name="DrawObject 1" draw:style-name="gr2"><draw:g draw:name="DrawObject 2" draw:style-name="gr2"><draw:g draw:name="DrawObject 3" draw:style-name="gr3"><draw:line draw:name="Вертикальная линия 16" draw:style-name="gr8" draw:text-style-name="P287" svg:x1="1.838cm" svg:y1="0.73cm" svg:x2="1.838cm" svg:y2="0.831cm"><text:p/></draw:line><draw:line draw:name="Вертикальная линия 17" draw:style-name="gr8" draw:text-style-name="P287" svg:x1="2.884cm" svg:y1="0.732cm" svg:x2="2.884cm" svg:y2="0.833cm"><text:p/></draw:line><draw:line draw:name="Вертикальная линия 18" draw:style-name="gr8" draw:text-style-name="P287" svg:x1="3.927cm" svg:y1="0.737cm" svg:x2="3.927cm" svg:y2="0.838cm"><text:p/></draw:line><draw:line draw:name="Вертикальная линия 19" draw:style-name="gr8" draw:text-style-name="P287" svg:x1="5.221cm" svg:y1="0.737cm" svg:x2="5.221cm" svg:y2="0.838cm"><text:p/></draw:line></draw:g><draw:line draw:name="Вертикальная линия 20" draw:style-name="gr8" draw:text-style-name="P287" svg:x1="12.573cm" svg:y1="0.737cm" svg:x2="12.573cm" svg:y2="0.838cm"><text:p/></draw:line><draw:line draw:name="Вертикальная линия 21" draw:style-name="gr8" draw:text-style-name="P287" svg:x1="13.596cm" svg:y1="0.737cm" svg:x2="13.596cm" svg:y2="0.838cm"><text:p/></draw:line><draw:line draw:name="Вертикальная линия 22" draw:style-name="gr8" draw:text-style-name="P287" svg:x1="15.411cm" svg:y1="0.737cm" svg:x2="15.411cm" svg:y2="0.838cm"><text:p/></draw:line><draw:line draw:name="Вертикальная линия 23" draw:style-name="gr8" draw:text-style-name="P287" svg:x1="16.44cm" svg:y1="0.737cm" svg:x2="16.44cm" svg:y2="0.838cm"><text:p/></draw:line><draw:line draw:name="Вертикальная линия 24" draw:style-name="gr8" draw:text-style-name="P287" svg:x1="17.713cm" svg:y1="0.737cm" svg:x2="17.713cm" svg:y2="0.838cm"><text:p/></draw:line><draw:line draw:name="Вертикальная линия 25" draw:style-name="gr8" draw:text-style-name="P287" svg:x1="18.763cm" svg:y1="0.737cm" svg:x2="18.763cm" svg:y2="0.838cm"><text:p/></draw:line></draw:g><draw:g draw:name="DrawObject 4" draw:style-name="gr3"><draw:line draw:name="Вертикальная линия 26" draw:style-name="gr8" draw:text-style-name="P287" svg:x1="20.029cm" svg:y1="0.737cm" svg:x2="20.029cm" svg:y2="0.838cm"><text:p/></draw:line><draw:line draw:name="Вертикальная линия 27" draw:style-name="gr8" draw:text-style-name="P287" svg:x1="21.296cm" svg:y1="0.737cm" svg:x2="21.296cm" svg:y2="0.838cm"><text:p/></draw:line><draw:line draw:name="Вертикальная линия 28" draw:style-name="gr8" draw:text-style-name="P287" svg:x1="22.643cm" svg:y1="0.737cm" svg:x2="22.643cm" svg:y2="0.838cm"><text:p/></draw:line><draw:line draw:name="Вертикальная линия 29" draw:style-name="gr8" draw:text-style-name="P287" svg:x1="23.97cm" svg:y1="0.737cm" svg:x2="23.97cm" svg:y2="0.838cm"><text:p/></draw:line><draw:line draw:name="Вертикальная линия 30" draw:style-name="gr8" draw:text-style-name="P287" svg:x1="25.714cm" svg:y1="0.737cm" svg:x2="25.714cm" svg:y2="0.838cm"><text:p/></draw:line></draw:g></draw:g><draw:g draw:name="DrawObject 5" draw:style-name="gr2"><draw:g draw:name="DrawObject 6" draw:style-name="gr2"><draw:g draw:name="DrawObject 7" draw:style-name="gr3"><draw:line draw:name="Вертикальная линия 31" draw:style-name="gr8" draw:text-style-name="P287" svg:x1="1.838cm" svg:y1="1.466cm" svg:x2="1.838cm" svg:y2="1.567cm"><text:p/></draw:line><draw:line draw:name="Вертикальная линия 32" draw:style-name="gr8" draw:text-style-name="P287" svg:x1="2.884cm" svg:y1="1.471cm" svg:x2="2.884cm" svg:y2="1.572cm"><text:p/></draw:line><draw:line draw:name="Вертикальная линия 33" draw:style-name="gr8" draw:text-style-name="P287" svg:x1="3.927cm" svg:y1="1.475cm" svg:x2="3.927cm" svg:y2="1.576cm"><text:p/></draw:line><draw:line draw:name="Вертикальная линия 34" draw:style-name="gr8" draw:text-style-name="P287" svg:x1="5.221cm" svg:y1="1.475cm" svg:x2="5.221cm" svg:y2="1.576cm"><text:p/></draw:line></draw:g><draw:line draw:name="Вертикальная линия 35" draw:style-name="gr8" draw:text-style-name="P287" svg:x1="12.573cm" svg:y1="1.475cm" svg:x2="12.573cm" svg:y2="1.576cm"><text:p/></draw:line><draw:line draw:name="Вертикальная линия 36" draw:style-name="gr8" draw:text-style-name="P287" svg:x1="13.596cm" svg:y1="1.475cm" svg:x2="13.596cm" svg:y2="1.576cm"><text:p/></draw:line><draw:line draw:name="Вертикальная линия 37" draw:style-name="gr8" draw:text-style-name="P287" svg:x1="15.411cm" svg:y1="1.475cm" svg:x2="15.411cm" svg:y2="1.576cm"><text:p/></draw:line><draw:line draw:name="Вертикальная линия 38" draw:style-name="gr8" draw:text-style-name="P287" svg:x1="16.44cm" svg:y1="1.475cm" svg:x2="16.44cm" svg:y2="1.576cm"><text:p/></draw:line><draw:line draw:name="Вертикальная линия 39" draw:style-name="gr8" draw:text-style-name="P287" svg:x1="17.713cm" svg:y1="1.475cm" svg:x2="17.713cm" svg:y2="1.576cm"><text:p/></draw:line><draw:line draw:name="Вертикальная линия 40" draw:style-name="gr8" draw:text-style-name="P287" svg:x1="18.763cm" svg:y1="1.475cm" svg:x2="18.763cm" svg:y2="1.576cm"><text:p/></draw:line></draw:g><draw:g draw:name="DrawObject 8" draw:style-name="gr3"><draw:line draw:name="Вертикальная линия 41" draw:style-name="gr8" draw:text-style-name="P287" svg:x1="20.029cm" svg:y1="1.475cm" svg:x2="20.029cm" svg:y2="1.576cm"><text:p/></draw:line><draw:line draw:name="Вертикальная линия 42" draw:style-name="gr8" draw:text-style-name="P287" svg:x1="21.296cm" svg:y1="1.475cm" svg:x2="21.296cm" svg:y2="1.576cm"><text:p/></draw:line><draw:line draw:name="Вертикальная линия 43" draw:style-name="gr8" draw:text-style-name="P287" svg:x1="22.643cm" svg:y1="1.475cm" svg:x2="22.643cm" svg:y2="1.576cm"><text:p/></draw:line><draw:line draw:name="Вертикальная линия 44" draw:style-name="gr8" draw:text-style-name="P287" svg:x1="23.97cm" svg:y1="1.475cm" svg:x2="23.97cm" svg:y2="1.576cm"><text:p/></draw:line><draw:line draw:name="Вертикальная линия 45" draw:style-name="gr8" draw:text-style-name="P287" svg:x1="25.714cm" svg:y1="1.475cm" svg:x2="25.714cm" svg:y2="1.576cm"><text:p/></draw:line></draw:g></draw:g><draw:g draw:name="DrawObject 9" draw:style-name="gr2"><draw:g draw:name="DrawObject 10" draw:style-name="gr2"><draw:g draw:name="DrawObject 11" draw:style-name="gr3"><draw:line draw:name="Вертикальная линия 46" draw:style-name="gr8" draw:text-style-name="P287" svg:x1="1.838cm" svg:y1="2.231cm" svg:x2="1.838cm" svg:y2="2.332cm"><text:p/></draw:line><draw:line draw:name="Вертикальная линия 47" draw:style-name="gr8" draw:text-style-name="P287" svg:x1="2.884cm" svg:y1="2.233cm" svg:x2="2.884cm" svg:y2="2.334cm"><text:p/></draw:line><draw:line draw:name="Вертикальная линия 48" draw:style-name="gr8" draw:text-style-name="P287" svg:x1="3.927cm" svg:y1="2.238cm" svg:x2="3.927cm" svg:y2="2.339cm"><text:p/></draw:line><draw:line draw:name="Вертикальная линия 49" draw:style-name="gr8" draw:text-style-name="P287" svg:x1="5.221cm" svg:y1="2.238cm" svg:x2="5.221cm" svg:y2="2.339cm"><text:p/></draw:line></draw:g><draw:line draw:name="Вертикальная линия 50" draw:style-name="gr8" draw:text-style-name="P287" svg:x1="12.573cm" svg:y1="2.238cm" svg:x2="12.573cm" svg:y2="2.339cm"><text:p/></draw:line><draw:line draw:name="Вертикальная линия 51" draw:style-name="gr8" draw:text-style-name="P287" svg:x1="13.596cm" svg:y1="2.238cm" svg:x2="13.596cm" svg:y2="2.339cm"><text:p/></draw:line><draw:line draw:name="Вертикальная линия 52" draw:style-name="gr8" draw:text-style-name="P287" svg:x1="15.411cm" svg:y1="2.238cm" svg:x2="15.411cm" svg:y2="2.339cm"><text:p/></draw:line><draw:line draw:name="Вертикальная линия 53" draw:style-name="gr8" draw:text-style-name="P287" svg:x1="16.44cm" svg:y1="2.238cm" svg:x2="16.44cm" svg:y2="2.339cm"><text:p/></draw:line><draw:line draw:name="Вертикальная линия 54" draw:style-name="gr8" draw:text-style-name="P287" svg:x1="17.713cm" svg:y1="2.238cm" svg:x2="17.713cm" svg:y2="2.339cm"><text:p/></draw:line><draw:line draw:name="Вертикальная линия 55" draw:style-name="gr8" draw:text-style-name="P287" svg:x1="18.763cm" svg:y1="2.238cm" svg:x2="18.763cm" svg:y2="2.339cm"><text:p/></draw:line></draw:g><draw:g draw:name="DrawObject 12" draw:style-name="gr3"><draw:line draw:name="Вертикальная линия 56" draw:style-name="gr8" draw:text-style-name="P287" svg:x1="20.029cm" svg:y1="2.238cm" svg:x2="20.029cm" svg:y2="2.339cm"><text:p/></draw:line><draw:line draw:name="Вертикальная линия 57" draw:style-name="gr8" draw:text-style-name="P287" svg:x1="21.296cm" svg:y1="2.238cm" svg:x2="21.296cm" svg:y2="2.339cm"><text:p/></draw:line><draw:line draw:name="Вертикальная линия 58" draw:style-name="gr8" draw:text-style-name="P287" svg:x1="22.643cm" svg:y1="2.238cm" svg:x2="22.643cm" svg:y2="2.339cm"><text:p/></draw:line><draw:line draw:name="Вертикальная линия 59" draw:style-name="gr8" draw:text-style-name="P287" svg:x1="23.97cm" svg:y1="2.238cm" svg:x2="23.97cm" svg:y2="2.339cm"><text:p/></draw:line><draw:line draw:name="Вертикальная линия 60" draw:style-name="gr8" draw:text-style-name="P287" svg:x1="25.714cm" svg:y1="2.238cm" svg:x2="25.714cm" svg:y2="2.339cm"><text:p/></draw:line></draw:g></draw:g><draw:g draw:name="DrawObject 13" draw:style-name="gr2"><draw:g draw:name="DrawObject 14" draw:style-name="gr2"><draw:g draw:name="DrawObject 15" draw:style-name="gr3"><draw:line draw:name="Вертикальная линия 61" draw:style-name="gr8" draw:text-style-name="P287" svg:x1="1.838cm" svg:y1="2.981cm" svg:x2="1.838cm" svg:y2="3.082cm"><text:p/></draw:line><draw:line draw:name="Вертикальная линия 62" draw:style-name="gr8" draw:text-style-name="P287" svg:x1="2.884cm" svg:y1="2.983cm" svg:x2="2.884cm" svg:y2="3.084cm"><text:p/></draw:line><draw:line draw:name="Вертикальная линия 63" draw:style-name="gr8" draw:text-style-name="P287" svg:x1="3.927cm" svg:y1="2.988cm" svg:x2="3.927cm" svg:y2="3.089cm"><text:p/></draw:line><draw:line draw:name="Вертикальная линия 64" draw:style-name="gr8" draw:text-style-name="P287" svg:x1="5.221cm" svg:y1="2.988cm" svg:x2="5.221cm" svg:y2="3.089cm"><text:p/></draw:line></draw:g><draw:line draw:name="Вертикальная линия 65" draw:style-name="gr8" draw:text-style-name="P287" svg:x1="12.573cm" svg:y1="2.988cm" svg:x2="12.573cm" svg:y2="3.089cm"><text:p/></draw:line><draw:line draw:name="Вертикальная линия 66" draw:style-name="gr8" draw:text-style-name="P287" svg:x1="13.596cm" svg:y1="2.988cm" svg:x2="13.596cm" svg:y2="3.089cm"><text:p/></draw:line><draw:line draw:name="Вертикальная линия 67" draw:style-name="gr8" draw:text-style-name="P287" svg:x1="15.411cm" svg:y1="2.988cm" svg:x2="15.411cm" svg:y2="3.089cm"><text:p/></draw:line><draw:line draw:name="Вертикальная линия 68" draw:style-name="gr8" draw:text-style-name="P287" svg:x1="16.44cm" svg:y1="2.988cm" svg:x2="16.44cm" svg:y2="3.089cm"><text:p/></draw:line><draw:line draw:name="Вертикальная линия 69" draw:style-name="gr8" draw:text-style-name="P287" svg:x1="17.713cm" svg:y1="2.988cm" svg:x2="17.713cm" svg:y2="3.089cm"><text:p/></draw:line><draw:line draw:name="Вертикальная линия 70" draw:style-name="gr8" draw:text-style-name="P287" svg:x1="18.763cm" svg:y1="2.988cm" svg:x2="18.763cm" svg:y2="3.089cm"><text:p/></draw:line></draw:g><draw:g draw:name="DrawObject 16" draw:style-name="gr3"><draw:line draw:name="Вертикальная линия 71" draw:style-name="gr8" draw:text-style-name="P287" svg:x1="20.029cm" svg:y1="2.988cm" svg:x2="20.029cm" svg:y2="3.089cm"><text:p/></draw:line><draw:line draw:name="Вертикальная линия 72" draw:style-name="gr8" draw:text-style-name="P287" svg:x1="21.296cm" svg:y1="2.988cm" svg:x2="21.296cm" svg:y2="3.089cm"><text:p/></draw:line><draw:line draw:name="Вертикальная линия 73" draw:style-name="gr8" draw:text-style-name="P287" svg:x1="22.643cm" svg:y1="2.988cm" svg:x2="22.643cm" svg:y2="3.089cm"><text:p/></draw:line><draw:line draw:name="Вертикальная линия 74" draw:style-name="gr8" draw:text-style-name="P287" svg:x1="23.97cm" svg:y1="2.988cm" svg:x2="23.97cm" svg:y2="3.089cm"><text:p/></draw:line><draw:line draw:name="Вертикальная линия 75" draw:style-name="gr8" draw:text-style-name="P287" svg:x1="25.714cm" svg:y1="2.988cm" svg:x2="25.714cm" svg:y2="3.089cm"><text:p/></draw:line></draw:g></draw:g><draw:g draw:name="DrawObject 17" draw:style-name="gr2"><draw:g draw:name="DrawObject 18" draw:style-name="gr2"><draw:g draw:name="DrawObject 19" draw:style-name="gr3"><draw:line draw:name="Вертикальная линия 76" draw:style-name="gr8" draw:text-style-name="P287" svg:x1="1.838cm" svg:y1="3.734cm" svg:x2="1.838cm" svg:y2="3.835cm"><text:p/></draw:line><draw:line draw:name="Вертикальная линия 77" draw:style-name="gr8" draw:text-style-name="P287" svg:x1="2.884cm" svg:y1="3.736cm" svg:x2="2.884cm" svg:y2="3.837cm"><text:p/></draw:line><draw:line draw:name="Вертикальная линия 78" draw:style-name="gr8" draw:text-style-name="P287" svg:x1="3.927cm" svg:y1="3.741cm" svg:x2="3.927cm" svg:y2="3.842cm"><text:p/></draw:line><draw:line draw:name="Вертикальная линия 79" draw:style-name="gr8" draw:text-style-name="P287" svg:x1="5.221cm" svg:y1="3.741cm" svg:x2="5.221cm" svg:y2="3.842cm"><text:p/></draw:line></draw:g><draw:line draw:name="Вертикальная линия 80" draw:style-name="gr8" draw:text-style-name="P287" svg:x1="12.573cm" svg:y1="3.741cm" svg:x2="12.573cm" svg:y2="3.842cm"><text:p/></draw:line><draw:line draw:name="Вертикальная линия 81" draw:style-name="gr8" draw:text-style-name="P287" svg:x1="13.596cm" svg:y1="3.741cm" svg:x2="13.596cm" svg:y2="3.842cm"><text:p/></draw:line><draw:line draw:name="Вертикальная линия 82" draw:style-name="gr8" draw:text-style-name="P287" svg:x1="15.411cm" svg:y1="3.741cm" svg:x2="15.411cm" svg:y2="3.842cm"><text:p/></draw:line><draw:line draw:name="Вертикальная линия 83" draw:style-name="gr8" draw:text-style-name="P287" svg:x1="16.44cm" svg:y1="3.741cm" svg:x2="16.44cm" svg:y2="3.842cm"><text:p/></draw:line><draw:line draw:name="Вертикальная линия 84" draw:style-name="gr8" draw:text-style-name="P287" svg:x1="17.713cm" svg:y1="3.741cm" svg:x2="17.713cm" svg:y2="3.842cm"><text:p/></draw:line><draw:line draw:name="Вертикальная линия 85" draw:style-name="gr8" draw:text-style-name="P287" svg:x1="18.763cm" svg:y1="3.741cm" svg:x2="18.763cm" svg:y2="3.842cm"><text:p/></draw:line></draw:g><draw:g draw:name="DrawObject 20" draw:style-name="gr3"><draw:line draw:name="Вертикальная линия 86" draw:style-name="gr8" draw:text-style-name="P287" svg:x1="20.029cm" svg:y1="3.741cm" svg:x2="20.029cm" svg:y2="3.842cm"><text:p/></draw:line><draw:line draw:name="Вертикальная линия 87" draw:style-name="gr8" draw:text-style-name="P287" svg:x1="21.296cm" svg:y1="3.741cm" svg:x2="21.296cm" svg:y2="3.842cm"><text:p/></draw:line><draw:line draw:name="Вертикальная линия 88" draw:style-name="gr8" draw:text-style-name="P287" svg:x1="22.643cm" svg:y1="3.741cm" svg:x2="22.643cm" svg:y2="3.842cm"><text:p/></draw:line><draw:line draw:name="Вертикальная линия 89" draw:style-name="gr8" draw:text-style-name="P287" svg:x1="23.97cm" svg:y1="3.741cm" svg:x2="23.97cm" svg:y2="3.842cm"><text:p/></draw:line><draw:line draw:name="Вертикальная линия 90" draw:style-name="gr8" draw:text-style-name="P287" svg:x1="25.714cm" svg:y1="3.741cm" svg:x2="25.714cm" svg:y2="3.842cm"><text:p/></draw:line></draw:g></draw:g><draw:g draw:name="DrawObject 21" draw:style-name="gr2"><draw:g draw:name="DrawObject 22" draw:style-name="gr2"><draw:g draw:name="DrawObject 23" draw:style-name="gr3"><draw:line draw:name="Вертикальная линия 91" draw:style-name="gr8" draw:text-style-name="P287" svg:x1="1.838cm" svg:y1="4.471cm" svg:x2="1.838cm" svg:y2="4.572cm"><text:p/></draw:line><draw:line draw:name="Вертикальная линия 92" draw:style-name="gr8" draw:text-style-name="P287" svg:x1="2.884cm" svg:y1="4.473cm" svg:x2="2.884cm" svg:y2="4.574cm"><text:p/></draw:line><draw:line draw:name="Вертикальная линия 93" draw:style-name="gr8" draw:text-style-name="P287" svg:x1="3.927cm" svg:y1="4.477cm" svg:x2="3.927cm" svg:y2="4.578cm"><text:p/></draw:line><draw:line draw:name="Вертикальная линия 94" draw:style-name="gr8" draw:text-style-name="P287" svg:x1="5.221cm" svg:y1="4.477cm" svg:x2="5.221cm" svg:y2="4.578cm"><text:p/></draw:line></draw:g><draw:line draw:name="Вертикальная линия 95" draw:style-name="gr8" draw:text-style-name="P287" svg:x1="12.573cm" svg:y1="4.477cm" svg:x2="12.573cm" svg:y2="4.578cm"><text:p/></draw:line><draw:line draw:name="Вертикальная линия 96" draw:style-name="gr8" draw:text-style-name="P287" svg:x1="13.596cm" svg:y1="4.477cm" svg:x2="13.596cm" svg:y2="4.578cm"><text:p/></draw:line><draw:line draw:name="Вертикальная линия 97" draw:style-name="gr8" draw:text-style-name="P287" svg:x1="15.411cm" svg:y1="4.477cm" svg:x2="15.411cm" svg:y2="4.578cm"><text:p/></draw:line><draw:line draw:name="Вертикальная линия 98" draw:style-name="gr8" draw:text-style-name="P287" svg:x1="16.44cm" svg:y1="4.477cm" svg:x2="16.44cm" svg:y2="4.578cm"><text:p/></draw:line><draw:line draw:name="Вертикальная линия 99" draw:style-name="gr8" draw:text-style-name="P287" svg:x1="17.713cm" svg:y1="4.477cm" svg:x2="17.713cm" svg:y2="4.578cm"><text:p/></draw:line><draw:line draw:name="Вертикальная линия 100" draw:style-name="gr8" draw:text-style-name="P287" svg:x1="18.763cm" svg:y1="4.477cm" svg:x2="18.763cm" svg:y2="4.578cm"><text:p/></draw:line></draw:g><draw:g draw:name="DrawObject 24" draw:style-name="gr3"><draw:line draw:name="Вертикальная линия 101" draw:style-name="gr8" draw:text-style-name="P287" svg:x1="20.029cm" svg:y1="4.477cm" svg:x2="20.029cm" svg:y2="4.578cm"><text:p/></draw:line><draw:line draw:name="Вертикальная линия 102" draw:style-name="gr8" draw:text-style-name="P287" svg:x1="21.296cm" svg:y1="4.477cm" svg:x2="21.296cm" svg:y2="4.578cm"><text:p/></draw:line><draw:line draw:name="Вертикальная линия 103" draw:style-name="gr8" draw:text-style-name="P287" svg:x1="22.643cm" svg:y1="4.477cm" svg:x2="22.643cm" svg:y2="4.578cm"><text:p/></draw:line><draw:line draw:name="Вертикальная линия 104" draw:style-name="gr8" draw:text-style-name="P287" svg:x1="23.97cm" svg:y1="4.477cm" svg:x2="23.97cm" svg:y2="4.578cm"><text:p/></draw:line><draw:line draw:name="Вертикальная линия 105" draw:style-name="gr8" draw:text-style-name="P287" svg:x1="25.714cm" svg:y1="4.477cm" svg:x2="25.714cm" svg:y2="4.578cm"><text:p/></draw:line></draw:g></draw:g><draw:g draw:name="DrawObject 25" draw:style-name="gr2"><draw:g draw:name="DrawObject 26" draw:style-name="gr2"><draw:g draw:name="DrawObject 27" draw:style-name="gr3"><draw:line draw:name="Вертикальная линия 106" draw:style-name="gr8" draw:text-style-name="P287" svg:x1="1.838cm" svg:y1="5.235cm" svg:x2="1.838cm" svg:y2="5.336cm"><text:p/></draw:line><draw:line draw:name="Вертикальная линия 107" draw:style-name="gr8" draw:text-style-name="P287" svg:x1="2.884cm" svg:y1="5.237cm" svg:x2="2.884cm" svg:y2="5.338cm"><text:p/></draw:line><draw:line draw:name="Вертикальная линия 108" draw:style-name="gr8" draw:text-style-name="P287" svg:x1="3.927cm" svg:y1="5.242cm" svg:x2="3.927cm" svg:y2="5.343cm"><text:p/></draw:line><draw:line draw:name="Вертикальная линия 109" draw:style-name="gr8" draw:text-style-name="P287" svg:x1="5.221cm" svg:y1="5.242cm" svg:x2="5.221cm" svg:y2="5.343cm"><text:p/></draw:line></draw:g><draw:line draw:name="Вертикальная линия 110" draw:style-name="gr8" draw:text-style-name="P287" svg:x1="12.573cm" svg:y1="5.242cm" svg:x2="12.573cm" svg:y2="5.343cm"><text:p/></draw:line><draw:line draw:name="Вертикальная линия 111" draw:style-name="gr8" draw:text-style-name="P287" svg:x1="13.596cm" svg:y1="5.242cm" svg:x2="13.596cm" svg:y2="5.343cm"><text:p/></draw:line><draw:line draw:name="Вертикальная линия 112" draw:style-name="gr8" draw:text-style-name="P287" svg:x1="15.411cm" svg:y1="5.242cm" svg:x2="15.411cm" svg:y2="5.343cm"><text:p/></draw:line><draw:line draw:name="Вертикальная линия 113" draw:style-name="gr8" draw:text-style-name="P287" svg:x1="16.44cm" svg:y1="5.242cm" svg:x2="16.44cm" svg:y2="5.343cm"><text:p/></draw:line><draw:line draw:name="Вертикальная линия 114" draw:style-name="gr8" draw:text-style-name="P287" svg:x1="17.713cm" svg:y1="5.242cm" svg:x2="17.713cm" svg:y2="5.343cm"><text:p/></draw:line><draw:line draw:name="Вертикальная линия 115" draw:style-name="gr8" draw:text-style-name="P287" svg:x1="18.763cm" svg:y1="5.242cm" svg:x2="18.763cm" svg:y2="5.343cm"><text:p/></draw:line></draw:g><draw:g draw:name="DrawObject 28" draw:style-name="gr3"><draw:line draw:name="Вертикальная линия 116" draw:style-name="gr8" draw:text-style-name="P287" svg:x1="20.029cm" svg:y1="5.242cm" svg:x2="20.029cm" svg:y2="5.343cm"><text:p/></draw:line><draw:line draw:name="Вертикальная линия 117" draw:style-name="gr8" draw:text-style-name="P287" svg:x1="21.296cm" svg:y1="5.242cm" svg:x2="21.296cm" svg:y2="5.343cm"><text:p/></draw:line><draw:line draw:name="Вертикальная линия 118" draw:style-name="gr8" draw:text-style-name="P287" svg:x1="22.643cm" svg:y1="5.242cm" svg:x2="22.643cm" svg:y2="5.343cm"><text:p/></draw:line><draw:line draw:name="Вертикальная линия 119" draw:style-name="gr8" draw:text-style-name="P287" svg:x1="23.97cm" svg:y1="5.242cm" svg:x2="23.97cm" svg:y2="5.343cm"><text:p/></draw:line><draw:line draw:name="Вертикальная линия 120" draw:style-name="gr8" draw:text-style-name="P287" svg:x1="25.714cm" svg:y1="5.242cm" svg:x2="25.714cm" svg:y2="5.343cm"><text:p/></draw:line></draw:g></draw:g><draw:g draw:name="DrawObject 29" draw:style-name="gr2"><draw:g draw:name="DrawObject 30" draw:style-name="gr2"><draw:g draw:name="DrawObject 31" draw:style-name="gr3"><draw:line draw:name="Вертикальная линия 121" draw:style-name="gr8" draw:text-style-name="P287" svg:x1="1.838cm" svg:y1="5.99cm" svg:x2="1.838cm" svg:y2="6.091cm"><text:p/></draw:line><draw:line draw:name="Вертикальная линия 122" draw:style-name="gr8" draw:text-style-name="P287" svg:x1="2.884cm" svg:y1="5.992cm" svg:x2="2.884cm" svg:y2="6.093cm"><text:p/></draw:line><draw:line draw:name="Вертикальная линия 123" draw:style-name="gr8" draw:text-style-name="P287" svg:x1="3.927cm" svg:y1="5.997cm" svg:x2="3.927cm" svg:y2="6.098cm"><text:p/></draw:line><draw:line draw:name="Вертикальная линия 124" draw:style-name="gr8" draw:text-style-name="P287" svg:x1="5.221cm" svg:y1="5.997cm" svg:x2="5.221cm" svg:y2="6.098cm"><text:p/></draw:line></draw:g><draw:line draw:name="Вертикальная линия 125" draw:style-name="gr8" draw:text-style-name="P287" svg:x1="12.573cm" svg:y1="5.997cm" svg:x2="12.573cm" svg:y2="6.098cm"><text:p/></draw:line><draw:line draw:name="Вертикальная линия 126" draw:style-name="gr8" draw:text-style-name="P287" svg:x1="13.596cm" svg:y1="5.997cm" svg:x2="13.596cm" svg:y2="6.098cm"><text:p/></draw:line><draw:line draw:name="Вертикальная линия 127" draw:style-name="gr8" draw:text-style-name="P287" svg:x1="15.411cm" svg:y1="5.997cm" svg:x2="15.411cm" svg:y2="6.098cm"><text:p/></draw:line><draw:line draw:name="Вертикальная линия 128" draw:style-name="gr8" draw:text-style-name="P287" svg:x1="16.44cm" svg:y1="5.997cm" svg:x2="16.44cm" svg:y2="6.098cm"><text:p/></draw:line><draw:line draw:name="Вертикальная линия 129" draw:style-name="gr8" draw:text-style-name="P287" svg:x1="17.713cm" svg:y1="5.997cm" svg:x2="17.713cm" svg:y2="6.098cm"><text:p/></draw:line><draw:line draw:name="Вертикальная линия 130" draw:style-name="gr8" draw:text-style-name="P287" svg:x1="18.763cm" svg:y1="5.997cm" svg:x2="18.763cm" svg:y2="6.098cm"><text:p/></draw:line></draw:g><draw:g draw:name="DrawObject 32" draw:style-name="gr3"><draw:line draw:name="Вертикальная линия 131" draw:style-name="gr8" draw:text-style-name="P287" svg:x1="20.029cm" svg:y1="5.997cm" svg:x2="20.029cm" svg:y2="6.098cm"><text:p/></draw:line><draw:line draw:name="Вертикальная линия 132" draw:style-name="gr8" draw:text-style-name="P287" svg:x1="21.296cm" svg:y1="5.997cm" svg:x2="21.296cm" svg:y2="6.098cm"><text:p/></draw:line><draw:line draw:name="Вертикальная линия 133" draw:style-name="gr8" draw:text-style-name="P287" svg:x1="22.643cm" svg:y1="5.997cm" svg:x2="22.643cm" svg:y2="6.098cm"><text:p/></draw:line><draw:line draw:name="Вертикальная линия 134" draw:style-name="gr8" draw:text-style-name="P287" svg:x1="23.97cm" svg:y1="5.997cm" svg:x2="23.97cm" svg:y2="6.098cm"><text:p/></draw:line><draw:line draw:name="Вертикальная линия 135" draw:style-name="gr8" draw:text-style-name="P287" svg:x1="25.714cm" svg:y1="5.997cm" svg:x2="25.714cm" svg:y2="6.098cm"><text:p/></draw:line></draw:g></draw:g><draw:g draw:name="DrawObject 33" draw:style-name="gr2"><draw:g draw:name="DrawObject 34" draw:style-name="gr2"><draw:g draw:name="DrawObject 35" draw:style-name="gr3"><draw:line draw:name="Вертикальная линия 136" draw:style-name="gr8" draw:text-style-name="P287" svg:x1="1.838cm" svg:y1="6.743cm" svg:x2="1.838cm" svg:y2="6.844cm"><text:p/></draw:line><draw:line draw:name="Вертикальная линия 137" draw:style-name="gr8" draw:text-style-name="P287" svg:x1="2.884cm" svg:y1="6.745cm" svg:x2="2.884cm" svg:y2="6.846cm"><text:p/></draw:line><draw:line draw:name="Вертикальная линия 138" draw:style-name="gr8" draw:text-style-name="P287" svg:x1="3.927cm" svg:y1="6.75cm" svg:x2="3.927cm" svg:y2="6.851cm"><text:p/></draw:line><draw:line draw:name="Вертикальная линия 139" draw:style-name="gr8" draw:text-style-name="P287" svg:x1="5.221cm" svg:y1="6.75cm" svg:x2="5.221cm" svg:y2="6.851cm"><text:p/></draw:line></draw:g><draw:line draw:name="Вертикальная линия 140" draw:style-name="gr8" draw:text-style-name="P287" svg:x1="12.573cm" svg:y1="6.75cm" svg:x2="12.573cm" svg:y2="6.851cm"><text:p/></draw:line><draw:line draw:name="Вертикальная линия 141" draw:style-name="gr8" draw:text-style-name="P287" svg:x1="13.596cm" svg:y1="6.75cm" svg:x2="13.596cm" svg:y2="6.851cm"><text:p/></draw:line><draw:line draw:name="Вертикальная линия 142" draw:style-name="gr8" draw:text-style-name="P287" svg:x1="15.411cm" svg:y1="6.75cm" svg:x2="15.411cm" svg:y2="6.851cm"><text:p/></draw:line><draw:line draw:name="Вертикальная линия 143" draw:style-name="gr8" draw:text-style-name="P287" svg:x1="16.44cm" svg:y1="6.75cm" svg:x2="16.44cm" svg:y2="6.851cm"><text:p/></draw:line><draw:line draw:name="Вертикальная линия 144" draw:style-name="gr8" draw:text-style-name="P287" svg:x1="17.713cm" svg:y1="6.75cm" svg:x2="17.713cm" svg:y2="6.851cm"><text:p/></draw:line><draw:line draw:name="Вертикальная линия 145" draw:style-name="gr8" draw:text-style-name="P287" svg:x1="18.763cm" svg:y1="6.75cm" svg:x2="18.763cm" svg:y2="6.851cm"><text:p/></draw:line></draw:g><draw:g draw:name="DrawObject 36" draw:style-name="gr3"><draw:line draw:name="Вертикальная линия 146" draw:style-name="gr8" draw:text-style-name="P287" svg:x1="20.029cm" svg:y1="6.75cm" svg:x2="20.029cm" svg:y2="6.851cm"><text:p/></draw:line><draw:line draw:name="Вертикальная линия 147" draw:style-name="gr8" draw:text-style-name="P287" svg:x1="21.296cm" svg:y1="6.75cm" svg:x2="21.296cm" svg:y2="6.851cm"><text:p/></draw:line><draw:line draw:name="Вертикальная линия 148" draw:style-name="gr8" draw:text-style-name="P287" svg:x1="22.643cm" svg:y1="6.75cm" svg:x2="22.643cm" svg:y2="6.851cm"><text:p/></draw:line><draw:line draw:name="Вертикальная линия 149" draw:style-name="gr8" draw:text-style-name="P287" svg:x1="23.97cm" svg:y1="6.75cm" svg:x2="23.97cm" svg:y2="6.851cm"><text:p/></draw:line><draw:line draw:name="Вертикальная линия 150" draw:style-name="gr8" draw:text-style-name="P287" svg:x1="25.714cm" svg:y1="6.75cm" svg:x2="25.714cm" svg:y2="6.851cm"><text:p/></draw:line></draw:g></draw:g><draw:g draw:name="DrawObject 37" draw:style-name="gr2"><draw:g draw:name="DrawObject 38" draw:style-name="gr2"><draw:g draw:name="DrawObject 39" draw:style-name="gr3"><draw:line draw:name="Вертикальная линия 151" draw:style-name="gr8" draw:text-style-name="P287" svg:x1="1.838cm" svg:y1="7.481cm" svg:x2="1.838cm" svg:y2="7.582cm"><text:p/></draw:line><draw:line draw:name="Вертикальная линия 152" draw:style-name="gr8" draw:text-style-name="P287" svg:x1="2.884cm" svg:y1="7.484cm" svg:x2="2.884cm" svg:y2="7.585cm"><text:p/></draw:line><draw:line draw:name="Вертикальная линия 153" draw:style-name="gr8" draw:text-style-name="P287" svg:x1="3.927cm" svg:y1="7.488cm" svg:x2="3.927cm" svg:y2="7.589cm"><text:p/></draw:line><draw:line draw:name="Вертикальная линия 154" draw:style-name="gr8" draw:text-style-name="P287" svg:x1="5.221cm" svg:y1="7.488cm" svg:x2="5.221cm" svg:y2="7.589cm"><text:p/></draw:line></draw:g><draw:line draw:name="Вертикальная линия 155" draw:style-name="gr8" draw:text-style-name="P287" svg:x1="12.573cm" svg:y1="7.488cm" svg:x2="12.573cm" svg:y2="7.589cm"><text:p/></draw:line><draw:line draw:name="Вертикальная линия 156" draw:style-name="gr8" draw:text-style-name="P287" svg:x1="13.596cm" svg:y1="7.488cm" svg:x2="13.596cm" svg:y2="7.589cm"><text:p/></draw:line><draw:line draw:name="Вертикальная линия 157" draw:style-name="gr8" draw:text-style-name="P287" svg:x1="15.411cm" svg:y1="7.488cm" svg:x2="15.411cm" svg:y2="7.589cm"><text:p/></draw:line><draw:line draw:name="Вертикальная линия 158" draw:style-name="gr8" draw:text-style-name="P287" svg:x1="16.44cm" svg:y1="7.488cm" svg:x2="16.44cm" svg:y2="7.589cm"><text:p/></draw:line><draw:line draw:name="Вертикальная линия 159" draw:style-name="gr8" draw:text-style-name="P287" svg:x1="17.713cm" svg:y1="7.488cm" svg:x2="17.713cm" svg:y2="7.589cm"><text:p/></draw:line><draw:line draw:name="Вертикальная линия 160" draw:style-name="gr8" draw:text-style-name="P287" svg:x1="18.763cm" svg:y1="7.488cm" svg:x2="18.763cm" svg:y2="7.589cm"><text:p/></draw:line></draw:g><draw:g draw:name="DrawObject 40" draw:style-name="gr3"><draw:line draw:name="Вертикальная линия 161" draw:style-name="gr8" draw:text-style-name="P287" svg:x1="20.029cm" svg:y1="7.488cm" svg:x2="20.029cm" svg:y2="7.589cm"><text:p/></draw:line><draw:line draw:name="Вертикальная линия 162" draw:style-name="gr8" draw:text-style-name="P287" svg:x1="21.296cm" svg:y1="7.488cm" svg:x2="21.296cm" svg:y2="7.589cm"><text:p/></draw:line><draw:line draw:name="Вертикальная линия 163" draw:style-name="gr8" draw:text-style-name="P287" svg:x1="22.643cm" svg:y1="7.488cm" svg:x2="22.643cm" svg:y2="7.589cm"><text:p/></draw:line><draw:line draw:name="Вертикальная линия 164" draw:style-name="gr8" draw:text-style-name="P287" svg:x1="23.97cm" svg:y1="7.488cm" svg:x2="23.97cm" svg:y2="7.589cm"><text:p/></draw:line><draw:line draw:name="Вертикальная линия 165" draw:style-name="gr8" draw:text-style-name="P287" svg:x1="25.714cm" svg:y1="7.488cm" svg:x2="25.714cm" svg:y2="7.589cm"><text:p/></draw:line></draw:g></draw:g><draw:g draw:name="DrawObject 41" draw:style-name="gr2"><draw:g draw:name="DrawObject 42" draw:style-name="gr2"><draw:g draw:name="DrawObject 43" draw:style-name="gr3"><draw:line draw:name="Вертикальная линия 166" draw:style-name="gr8" draw:text-style-name="P287" svg:x1="1.838cm" svg:y1="8.244cm" svg:x2="1.838cm" svg:y2="8.345cm"><text:p/></draw:line><draw:line draw:name="Вертикальная линия 167" draw:style-name="gr8" draw:text-style-name="P287" svg:x1="2.884cm" svg:y1="8.246cm" svg:x2="2.884cm" svg:y2="8.347cm"><text:p/></draw:line><draw:line draw:name="Вертикальная линия 168" draw:style-name="gr8" draw:text-style-name="P287" svg:x1="3.927cm" svg:y1="8.251cm" svg:x2="3.927cm" svg:y2="8.352cm"><text:p/></draw:line><draw:line draw:name="Вертикальная линия 169" draw:style-name="gr8" draw:text-style-name="P287" svg:x1="5.221cm" svg:y1="8.251cm" svg:x2="5.221cm" svg:y2="8.352cm"><text:p/></draw:line></draw:g><draw:line draw:name="Вертикальная линия 170" draw:style-name="gr8" draw:text-style-name="P287" svg:x1="12.573cm" svg:y1="8.251cm" svg:x2="12.573cm" svg:y2="8.352cm"><text:p/></draw:line><draw:line draw:name="Вертикальная линия 171" draw:style-name="gr8" draw:text-style-name="P287" svg:x1="13.596cm" svg:y1="8.251cm" svg:x2="13.596cm" svg:y2="8.352cm"><text:p/></draw:line><draw:line draw:name="Вертикальная линия 172" draw:style-name="gr8" draw:text-style-name="P287" svg:x1="15.411cm" svg:y1="8.251cm" svg:x2="15.411cm" svg:y2="8.352cm"><text:p/></draw:line><draw:line draw:name="Вертикальная линия 173" draw:style-name="gr8" draw:text-style-name="P287" svg:x1="16.44cm" svg:y1="8.251cm" svg:x2="16.44cm" svg:y2="8.352cm"><text:p/></draw:line><draw:line draw:name="Вертикальная линия 174" draw:style-name="gr8" draw:text-style-name="P287" svg:x1="17.713cm" svg:y1="8.251cm" svg:x2="17.713cm" svg:y2="8.352cm"><text:p/></draw:line><draw:line draw:name="Вертикальная линия 175" draw:style-name="gr8" draw:text-style-name="P287" svg:x1="18.763cm" svg:y1="8.251cm" svg:x2="18.763cm" svg:y2="8.352cm"><text:p/></draw:line></draw:g><draw:g draw:name="DrawObject 44" draw:style-name="gr3"><draw:line draw:name="Вертикальная линия 176" draw:style-name="gr8" draw:text-style-name="P287" svg:x1="20.029cm" svg:y1="8.251cm" svg:x2="20.029cm" svg:y2="8.352cm"><text:p/></draw:line><draw:line draw:name="Вертикальная линия 177" draw:style-name="gr8" draw:text-style-name="P287" svg:x1="21.296cm" svg:y1="8.251cm" svg:x2="21.296cm" svg:y2="8.352cm"><text:p/></draw:line><draw:line draw:name="Вертикальная линия 178" draw:style-name="gr8" draw:text-style-name="P287" svg:x1="22.643cm" svg:y1="8.251cm" svg:x2="22.643cm" svg:y2="8.352cm"><text:p/></draw:line><draw:line draw:name="Вертикальная линия 179" draw:style-name="gr8" draw:text-style-name="P287" svg:x1="23.97cm" svg:y1="8.251cm" svg:x2="23.97cm" svg:y2="8.352cm"><text:p/></draw:line><draw:line draw:name="Вертикальная линия 180" draw:style-name="gr8" draw:text-style-name="P287" svg:x1="25.714cm" svg:y1="8.251cm" svg:x2="25.714cm" svg:y2="8.352cm"><text:p/></draw:line></draw:g></draw:g><draw:g draw:name="DrawObject 45" draw:style-name="gr2"><draw:g draw:name="DrawObject 46" draw:style-name="gr2"><draw:g draw:name="DrawObject 47" draw:style-name="gr3"><draw:line draw:name="Вертикальная линия 181" draw:style-name="gr8" draw:text-style-name="P287" svg:x1="1.838cm" svg:y1="9.008cm" svg:x2="1.838cm" svg:y2="9.109cm"><text:p/></draw:line><draw:line draw:name="Вертикальная линия 182" draw:style-name="gr8" draw:text-style-name="P287" svg:x1="2.884cm" svg:y1="9.01cm" svg:x2="2.884cm" svg:y2="9.111cm"><text:p/></draw:line><draw:line draw:name="Вертикальная линия 183" draw:style-name="gr8" draw:text-style-name="P287" svg:x1="3.927cm" svg:y1="9.015cm" svg:x2="3.927cm" svg:y2="9.116cm"><text:p/></draw:line><draw:line draw:name="Вертикальная линия 184" draw:style-name="gr8" draw:text-style-name="P287" svg:x1="5.221cm" svg:y1="9.015cm" svg:x2="5.221cm" svg:y2="9.116cm"><text:p/></draw:line></draw:g><draw:line draw:name="Вертикальная линия 185" draw:style-name="gr8" draw:text-style-name="P287" svg:x1="12.573cm" svg:y1="9.015cm" svg:x2="12.573cm" svg:y2="9.116cm"><text:p/></draw:line><draw:line draw:name="Вертикальная линия 186" draw:style-name="gr8" draw:text-style-name="P287" svg:x1="13.596cm" svg:y1="9.015cm" svg:x2="13.596cm" svg:y2="9.116cm"><text:p/></draw:line><draw:line draw:name="Вертикальная линия 187" draw:style-name="gr8" draw:text-style-name="P287" svg:x1="15.411cm" svg:y1="9.015cm" svg:x2="15.411cm" svg:y2="9.116cm"><text:p/></draw:line><draw:line draw:name="Вертикальная линия 188" draw:style-name="gr8" draw:text-style-name="P287" svg:x1="16.44cm" svg:y1="9.015cm" svg:x2="16.44cm" svg:y2="9.116cm"><text:p/></draw:line><draw:line draw:name="Вертикальная линия 189" draw:style-name="gr8" draw:text-style-name="P287" svg:x1="17.713cm" svg:y1="9.015cm" svg:x2="17.713cm" svg:y2="9.116cm"><text:p/></draw:line><draw:line draw:name="Вертикальная линия 190" draw:style-name="gr8" draw:text-style-name="P287" svg:x1="18.763cm" svg:y1="9.015cm" svg:x2="18.763cm" svg:y2="9.116cm"><text:p/></draw:line></draw:g><draw:g draw:name="DrawObject 48" draw:style-name="gr3"><draw:line draw:name="Вертикальная линия 191" draw:style-name="gr8" draw:text-style-name="P287" svg:x1="20.029cm" svg:y1="9.015cm" svg:x2="20.029cm" svg:y2="9.116cm"><text:p/></draw:line><draw:line draw:name="Вертикальная линия 192" draw:style-name="gr8" draw:text-style-name="P287" svg:x1="21.296cm" svg:y1="9.015cm" svg:x2="21.296cm" svg:y2="9.116cm"><text:p/></draw:line><draw:line draw:name="Вертикальная линия 193" draw:style-name="gr8" draw:text-style-name="P287" svg:x1="22.643cm" svg:y1="9.015cm" svg:x2="22.643cm" svg:y2="9.116cm"><text:p/></draw:line><draw:line draw:name="Вертикальная линия 194" draw:style-name="gr8" draw:text-style-name="P287" svg:x1="23.97cm" svg:y1="9.015cm" svg:x2="23.97cm" svg:y2="9.116cm"><text:p/></draw:line><draw:line draw:name="Вертикальная линия 195" draw:style-name="gr8" draw:text-style-name="P287" svg:x1="25.714cm" svg:y1="9.015cm" svg:x2="25.714cm" svg:y2="9.116cm"><text:p/></draw:line></draw:g></draw:g><draw:g draw:name="DrawObject 49" draw:style-name="gr2"><draw:g draw:name="DrawObject 50" draw:style-name="gr2"><draw:g draw:name="DrawObject 51" draw:style-name="gr3"><draw:line draw:name="Вертикальная линия 196" draw:style-name="gr8" draw:text-style-name="P287" svg:x1="1.838cm" svg:y1="9.761cm" svg:x2="1.838cm" svg:y2="9.862cm"><text:p/></draw:line><draw:line draw:name="Вертикальная линия 197" draw:style-name="gr8" draw:text-style-name="P287" svg:x1="2.884cm" svg:y1="9.763cm" svg:x2="2.884cm" svg:y2="9.864cm"><text:p/></draw:line><draw:line draw:name="Вертикальная линия 198" draw:style-name="gr8" draw:text-style-name="P287" svg:x1="3.927cm" svg:y1="9.768cm" svg:x2="3.927cm" svg:y2="9.869cm"><text:p/></draw:line><draw:line draw:name="Вертикальная линия 199" draw:style-name="gr8" draw:text-style-name="P287" svg:x1="5.221cm" svg:y1="9.768cm" svg:x2="5.221cm" svg:y2="9.869cm"><text:p/></draw:line></draw:g><draw:line draw:name="Вертикальная линия 200" draw:style-name="gr8" draw:text-style-name="P287" svg:x1="12.573cm" svg:y1="9.768cm" svg:x2="12.573cm" svg:y2="9.869cm"><text:p/></draw:line><draw:line draw:name="Вертикальная линия 201" draw:style-name="gr8" draw:text-style-name="P287" svg:x1="13.596cm" svg:y1="9.768cm" svg:x2="13.596cm" svg:y2="9.869cm"><text:p/></draw:line><draw:line draw:name="Вертикальная линия 202" draw:style-name="gr8" draw:text-style-name="P287" svg:x1="15.411cm" svg:y1="9.768cm" svg:x2="15.411cm" svg:y2="9.869cm"><text:p/></draw:line><draw:line draw:name="Вертикальная линия 203" draw:style-name="gr8" draw:text-style-name="P287" svg:x1="16.44cm" svg:y1="9.768cm" svg:x2="16.44cm" svg:y2="9.869cm"><text:p/></draw:line><draw:line draw:name="Вертикальная линия 204" draw:style-name="gr8" draw:text-style-name="P287" svg:x1="17.713cm" svg:y1="9.768cm" svg:x2="17.713cm" svg:y2="9.869cm"><text:p/></draw:line><draw:line draw:name="Вертикальная линия 205" draw:style-name="gr8" draw:text-style-name="P287" svg:x1="18.763cm" svg:y1="9.768cm" svg:x2="18.763cm" svg:y2="9.869cm"><text:p/></draw:line></draw:g><draw:g draw:name="DrawObject 52" draw:style-name="gr3"><draw:line draw:name="Вертикальная линия 206" draw:style-name="gr8" draw:text-style-name="P287" svg:x1="20.029cm" svg:y1="9.768cm" svg:x2="20.029cm" svg:y2="9.869cm"><text:p/></draw:line><draw:line draw:name="Вертикальная линия 207" draw:style-name="gr8" draw:text-style-name="P287" svg:x1="21.296cm" svg:y1="9.768cm" svg:x2="21.296cm" svg:y2="9.869cm"><text:p/></draw:line><draw:line draw:name="Вертикальная линия 208" draw:style-name="gr8" draw:text-style-name="P287" svg:x1="22.643cm" svg:y1="9.768cm" svg:x2="22.643cm" svg:y2="9.869cm"><text:p/></draw:line><draw:line draw:name="Вертикальная линия 209" draw:style-name="gr8" draw:text-style-name="P287" svg:x1="23.97cm" svg:y1="9.768cm" svg:x2="23.97cm" svg:y2="9.869cm"><text:p/></draw:line><draw:line draw:name="Вертикальная линия 210" draw:style-name="gr8" draw:text-style-name="P287" svg:x1="25.714cm" svg:y1="9.768cm" svg:x2="25.714cm" svg:y2="9.869cm"><text:p/></draw:line></draw:g></draw:g><draw:g draw:name="DrawObject 53" draw:style-name="gr2"><draw:g draw:name="DrawObject 54" draw:style-name="gr2"><draw:g draw:name="DrawObject 55" draw:style-name="gr3"><draw:line draw:name="Вертикальная линия 211" draw:style-name="gr8" draw:text-style-name="P287" svg:x1="1.838cm" svg:y1="10.499cm" svg:x2="1.838cm" svg:y2="10.6cm"><text:p/></draw:line><draw:line draw:name="Вертикальная линия 212" draw:style-name="gr8" draw:text-style-name="P287" svg:x1="2.884cm" svg:y1="10.502cm" svg:x2="2.884cm" svg:y2="10.603cm"><text:p/></draw:line><draw:line draw:name="Вертикальная линия 213" draw:style-name="gr8" draw:text-style-name="P287" svg:x1="3.927cm" svg:y1="10.506cm" svg:x2="3.927cm" svg:y2="10.607cm"><text:p/></draw:line><draw:line draw:name="Вертикальная линия 214" draw:style-name="gr8" draw:text-style-name="P287" svg:x1="5.221cm" svg:y1="10.506cm" svg:x2="5.221cm" svg:y2="10.607cm"><text:p/></draw:line></draw:g><draw:line draw:name="Вертикальная линия 215" draw:style-name="gr8" draw:text-style-name="P287" svg:x1="12.573cm" svg:y1="10.506cm" svg:x2="12.573cm" svg:y2="10.607cm"><text:p/></draw:line><draw:line draw:name="Вертикальная линия 216" draw:style-name="gr8" draw:text-style-name="P287" svg:x1="13.596cm" svg:y1="10.506cm" svg:x2="13.596cm" svg:y2="10.607cm"><text:p/></draw:line><draw:line draw:name="Вертикальная линия 217" draw:style-name="gr8" draw:text-style-name="P287" svg:x1="15.411cm" svg:y1="10.506cm" svg:x2="15.411cm" svg:y2="10.607cm"><text:p/></draw:line><draw:line draw:name="Вертикальная линия 218" draw:style-name="gr8" draw:text-style-name="P287" svg:x1="16.44cm" svg:y1="10.506cm" svg:x2="16.44cm" svg:y2="10.607cm"><text:p/></draw:line><draw:line draw:name="Вертикальная линия 219" draw:style-name="gr8" draw:text-style-name="P287" svg:x1="17.713cm" svg:y1="10.506cm" svg:x2="17.713cm" svg:y2="10.607cm"><text:p/></draw:line><draw:line draw:name="Вертикальная линия 220" draw:style-name="gr8" draw:text-style-name="P287" svg:x1="18.763cm" svg:y1="10.506cm" svg:x2="18.763cm" svg:y2="10.607cm"><text:p/></draw:line></draw:g><draw:g draw:name="DrawObject 56" draw:style-name="gr3"><draw:line draw:name="Вертикальная линия 221" draw:style-name="gr8" draw:text-style-name="P287" svg:x1="20.029cm" svg:y1="10.506cm" svg:x2="20.029cm" svg:y2="10.607cm"><text:p/></draw:line><draw:line draw:name="Вертикальная линия 222" draw:style-name="gr8" draw:text-style-name="P287" svg:x1="21.296cm" svg:y1="10.506cm" svg:x2="21.296cm" svg:y2="10.607cm"><text:p/></draw:line><draw:line draw:name="Вертикальная линия 223" draw:style-name="gr8" draw:text-style-name="P287" svg:x1="22.643cm" svg:y1="10.506cm" svg:x2="22.643cm" svg:y2="10.607cm"><text:p/></draw:line><draw:line draw:name="Вертикальная линия 224" draw:style-name="gr8" draw:text-style-name="P287" svg:x1="23.97cm" svg:y1="10.506cm" svg:x2="23.97cm" svg:y2="10.607cm"><text:p/></draw:line><draw:line draw:name="Вертикальная линия 225" draw:style-name="gr8" draw:text-style-name="P287" svg:x1="25.714cm" svg:y1="10.506cm" svg:x2="25.714cm" svg:y2="10.607cm"><text:p/></draw:line></draw:g></draw:g><draw:g draw:name="DrawObject 57" draw:style-name="gr2"><draw:g draw:name="DrawObject 58" draw:style-name="gr2"><draw:g draw:name="DrawObject 59" draw:style-name="gr3"><draw:line draw:name="Вертикальная линия 226" draw:style-name="gr8" draw:text-style-name="P287" svg:x1="1.838cm" svg:y1="11.262cm" svg:x2="1.838cm" svg:y2="11.363cm"><text:p/></draw:line><draw:line draw:name="Вертикальная линия 227" draw:style-name="gr8" draw:text-style-name="P287" svg:x1="2.884cm" svg:y1="11.264cm" svg:x2="2.884cm" svg:y2="11.365cm"><text:p/></draw:line><draw:line draw:name="Вертикальная линия 228" draw:style-name="gr8" draw:text-style-name="P287" svg:x1="3.927cm" svg:y1="11.269cm" svg:x2="3.927cm" svg:y2="11.37cm"><text:p/></draw:line><draw:line draw:name="Вертикальная линия 229" draw:style-name="gr8" draw:text-style-name="P287" svg:x1="5.221cm" svg:y1="11.269cm" svg:x2="5.221cm" svg:y2="11.37cm"><text:p/></draw:line></draw:g><draw:line draw:name="Вертикальная линия 230" draw:style-name="gr8" draw:text-style-name="P287" svg:x1="12.573cm" svg:y1="11.269cm" svg:x2="12.573cm" svg:y2="11.37cm"><text:p/></draw:line><draw:line draw:name="Вертикальная линия 231" draw:style-name="gr8" draw:text-style-name="P287" svg:x1="13.596cm" svg:y1="11.269cm" svg:x2="13.596cm" svg:y2="11.37cm"><text:p/></draw:line><draw:line draw:name="Вертикальная линия 232" draw:style-name="gr8" draw:text-style-name="P287" svg:x1="15.411cm" svg:y1="11.269cm" svg:x2="15.411cm" svg:y2="11.37cm"><text:p/></draw:line><draw:line draw:name="Вертикальная линия 233" draw:style-name="gr8" draw:text-style-name="P287" svg:x1="16.44cm" svg:y1="11.269cm" svg:x2="16.44cm" svg:y2="11.37cm"><text:p/></draw:line><draw:line draw:name="Вертикальная линия 234" draw:style-name="gr8" draw:text-style-name="P287" svg:x1="17.713cm" svg:y1="11.269cm" svg:x2="17.713cm" svg:y2="11.37cm"><text:p/></draw:line><draw:line draw:name="Вертикальная линия 235" draw:style-name="gr8" draw:text-style-name="P287" svg:x1="18.763cm" svg:y1="11.269cm" svg:x2="18.763cm" svg:y2="11.37cm"><text:p/></draw:line></draw:g><draw:g draw:name="DrawObject 60" draw:style-name="gr3"><draw:line draw:name="Вертикальная линия 236" draw:style-name="gr8" draw:text-style-name="P287" svg:x1="20.029cm" svg:y1="11.269cm" svg:x2="20.029cm" svg:y2="11.37cm"><text:p/></draw:line><draw:line draw:name="Вертикальная линия 237" draw:style-name="gr8" draw:text-style-name="P287" svg:x1="21.296cm" svg:y1="11.269cm" svg:x2="21.296cm" svg:y2="11.37cm"><text:p/></draw:line><draw:line draw:name="Вертикальная линия 238" draw:style-name="gr8" draw:text-style-name="P287" svg:x1="22.643cm" svg:y1="11.269cm" svg:x2="22.643cm" svg:y2="11.37cm"><text:p/></draw:line><draw:line draw:name="Вертикальная линия 239" draw:style-name="gr8" draw:text-style-name="P287" svg:x1="23.97cm" svg:y1="11.269cm" svg:x2="23.97cm" svg:y2="11.37cm"><text:p/></draw:line><draw:line draw:name="Вертикальная линия 240" draw:style-name="gr8" draw:text-style-name="P287" svg:x1="25.714cm" svg:y1="11.269cm" svg:x2="25.714cm" svg:y2="11.37cm"><text:p/></draw:line></draw:g></draw:g></draw:g></draw:g>01</text:p>
          </table:table-cell>
          <table:table-cell table:style-name="Таблица5.B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9" office:value-type="string">
            <text:p text:style-name="P1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13">А</text:span>02</text:p>
          </table:table-cell>
          <table:table-cell table:style-name="Таблица5.B15" table:number-columns-spanned="3" office:value-type="string">
            <text:p text:style-name="P126">2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26">ЦЗЛ</text:p>
          </table:table-cell>
          <table:covered-table-cell/>
          <table:table-cell table:style-name="Таблица5.E15" table:number-columns-spanned="2" office:value-type="string">
            <text:p text:style-name="P128">-</text:p>
          </table:table-cell>
          <table:covered-table-cell/>
          <table:table-cell table:style-name="Таблица5.E15" table:number-columns-spanned="2" office:value-type="string">
            <text:p text:style-name="P126">005</text:p>
          </table:table-cell>
          <table:covered-table-cell/>
          <table:table-cell table:style-name="Таблица5.E15" table:number-columns-spanned="9" office:value-type="string">
            <text:p text:style-name="P127"><text:span text:style-name="T4">0200</text:span> Входной контрол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z15" table:number-columns-spanned="37" office:value-type="string">
            <text:p text:style-name="P153">К.01-202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14">Б</text:span>03</text:p>
          </table:table-cell>
          <table:table-cell table:style-name="Таблица5.B15" table:number-rows-spanned="2" table:number-columns-spanned="18" office:value-type="string">
            <text:p text:style-name="P139">Весы неавтоматического действия <text:span text:style-name="T2">II </text:span><text:span text:style-name="T15">класса точности ГОСТ Р 53228-2008 или другого Д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32">13321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31">5</text:p>
          </table:table-cell>
          <table:covered-table-cell/>
          <table:table-cell table:style-name="Таблица5.E15" table:number-columns-spanned="3" office:value-type="string">
            <text:p text:style-name="P131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31">2</text:p>
          </table:table-cell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51">0,1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04</text:p>
          </table:table-cell>
          <table:covered-table-cell table:style-name="Таблица5.B1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05</text:p>
          </table:table-cell>
          <table:table-cell table:style-name="Таблица5.B15" table:number-columns-spanned="18" office:value-type="string">
            <text:p text:style-name="P138">Шкаф сушильный с температурой нагрева до 200 <text:span text:style-name="Основной_20_шрифт_20_абзаца"><text:span text:style-name="T22">ºС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32">13321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31">5</text:p>
          </table:table-cell>
          <table:covered-table-cell/>
          <table:table-cell table:style-name="Таблица5.E15" table:number-columns-spanned="3" office:value-type="string">
            <text:p text:style-name="P131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31">2</text:p>
          </table:table-cell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51">0,25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40">М</text:span>06</text:p>
          </table:table-cell>
          <table:table-cell table:style-name="Таблица5.B15" table:number-columns-spanned="18" office:value-type="string">
            <text:p text:style-name="P137"><text:span text:style-name="T71">Стеклоровинг</text:span><text:span text:style-name="T55"> </text:span><text:span text:style-name="T2">ER 13-2400-18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4" office:value-type="string">
            <text:p text:style-name="P149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07</text:p>
          </table:table-cell>
          <table:table-cell table:style-name="Таблица5.B15" table:number-columns-spanned="18" office:value-type="string">
            <text:p text:style-name="P143"><text:span text:style-name="T23">Смола </text:span><text:span text:style-name="T24">A</text:span><text:span text:style-name="T25">TTSHIELD</text:span><text:span text:style-name="T24"> OP 7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p text:style-name="P163">ТУ 20.16.40-024-35501431-202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34">163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45">1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33">300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08</text:p>
          </table:table-cell>
          <table:table-cell table:style-name="Таблица5.B15" table:number-columns-spanned="18" office:value-type="string">
            <text:h text:style-name="P281" text:outline-level="8" text:is-list-header="true"><text:span text:style-name="T43">Отвердитель</text:span><text:span text:style-name="T44"> </text:span><text:span text:style-name="T42">Akperox</text:span><text:span text:style-name="T41"> </text:span><text:span text:style-name="T42">A</text:span><text:span text:style-name="T41">-50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4" office:value-type="string">
            <text:p text:style-name="P150">По сопроводительной докумен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56">О</text:span>09</text:p>
          </table:table-cell>
          <table:table-cell table:style-name="Таблица5.B23" table:number-rows-spanned="3" table:number-columns-spanned="55" office:value-type="string">
            <text:p text:style-name="P135"><text:s/>Проверить наличие сопроводительного сертификата или другого документа подтверждающего качество мате<text:span text:style-name="T57">риала с указанием гарантийного срока и даты изготовления</text:span></text:p>
            <text:p text:style-name="P136">В случае отсутствия даты изготовления гарантийный срок исчислять с даты печати сертификата или другого сопровождающего документа. У смолы визуально проконтролировать внешний вид, <text:span text:style-name="T58">п</text:span>роконтролировать массовую долю летучих вещест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4">10</text:p>
          </table:table-cell>
          <table:covered-table-cell table:style-name="Таблица5.B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11">1</text:span>1</text:p>
          </table:table-cell>
          <table:covered-table-cell table:style-name="Таблица5.B2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12</text:p>
          </table:table-cell>
          <table:table-cell table:style-name="Таблица5.B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9" office:value-type="string">
            <text:p text:style-name="P1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2" office:value-type="string">
            <text:p text:style-name="P128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59">А</text:span><text:span text:style-name="T10">1</text:span>3</text:p>
          </table:table-cell>
          <table:table-cell table:style-name="Таблица5.B15" table:number-columns-spanned="3" office:value-type="string">
            <text:p text:style-name="P140">0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40">26</text:p>
          </table:table-cell>
          <table:covered-table-cell/>
          <table:table-cell table:style-name="Таблица5.E15" table:number-columns-spanned="2" office:value-type="string">
            <text:p text:style-name="P128">-</text:p>
          </table:table-cell>
          <table:covered-table-cell/>
          <table:table-cell table:style-name="Таблица5.E15" table:number-columns-spanned="2" office:value-type="string">
            <text:p text:style-name="P140">010</text:p>
          </table:table-cell>
          <table:covered-table-cell/>
          <table:table-cell table:style-name="Таблица5.E15" table:number-columns-spanned="9" office:value-type="string">
            <text:p text:style-name="P147"><text:span text:style-name="T60">0168 </text:span>Подготовка оснаст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41"/>
          </table:table-cell>
          <table:covered-table-cell/>
          <table:covered-table-cell/>
          <table:table-cell table:style-name="Таблица5.E15" table:number-columns-spanned="2" office:value-type="string">
            <text:p text:style-name="P141"/>
          </table:table-cell>
          <table:covered-table-cell/>
          <table:table-cell table:style-name="Таблица5.E15" table:number-columns-spanned="3" office:value-type="string">
            <text:p text:style-name="P141"/>
          </table:table-cell>
          <table:covered-table-cell/>
          <table:covered-table-cell/>
          <table:table-cell table:style-name="Таблица5.E15" table:number-columns-spanned="2" office:value-type="string">
            <text:p text:style-name="P141"/>
          </table:table-cell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127">Т</text:span>14</text:p>
          </table:table-cell>
          <table:table-cell table:style-name="Таблица5.B15" table:number-columns-spanned="18" office:value-type="string">
            <text:p text:style-name="P142">Стол рабоч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4" office:value-type="string">
            <text:p text:style-name="P129"/>
          </table:table-cell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41">19433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41">-</text:p>
          </table:table-cell>
          <table:covered-table-cell/>
          <table:table-cell table:style-name="Таблица5.E15" table:number-columns-spanned="3" office:value-type="string">
            <text:p text:style-name="P141">2</text:p>
          </table:table-cell>
          <table:covered-table-cell/>
          <table:covered-table-cell/>
          <table:table-cell table:style-name="Таблица5.E15" table:number-columns-spanned="2" office:value-type="string">
            <text:p text:style-name="P141">2</text:p>
          </table:table-cell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5" office:value-type="string">
            <text:p text:style-name="P128">-</text:p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28">-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28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52">1</text:p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15</text:p>
          </table:table-cell>
          <table:table-cell table:style-name="Таблица5.B15" table:number-columns-spanned="18" office:value-type="string">
            <text:p text:style-name="P148">Модельная форм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p text:style-name="P129">-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3" office:value-type="string">
            <text:p text:style-name="P128"/>
          </table:table-cell>
          <table:covered-table-cell/>
          <table:covered-table-cell/>
          <table:table-cell table:style-name="Таблица5.E15" table:number-columns-spanned="4" office:value-type="string">
            <text:p text:style-name="P128"/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28"/>
          </table:table-cell>
          <table:covered-table-cell/>
          <table:covered-table-cell/>
          <table:covered-table-cell/>
          <table:covered-table-cell/>
        </table:table-row>
        <table:table-row table:style-name="Таблица5.15">
          <table:table-cell table:style-name="Таблица5.A15" office:value-type="string">
            <text:p text:style-name="P122"><text:span text:style-name="T67">М</text:span>16</text:p>
            <text:p text:style-name="P123"/>
          </table:table-cell>
          <table:table-cell table:style-name="Таблица5.B15" table:number-columns-spanned="18" office:value-type="string">
            <text:h text:style-name="P282" text:outline-level="8"><text:span text:style-name="T18">Т</text:span>кан<text:span text:style-name="T17">ь </text:span>хлопчатобумажн<text:span text:style-name="T17">а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17" office:value-type="string">
            <text:h text:style-name="P283" text:outline-level="8"><text:span text:style-name="T16">Т</text:span>О 17-1145-<text:span text:style-name="T61">7</text:span>-92 к ГОСТ 29298-200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E15" table:number-columns-spanned="5" office:value-type="string">
            <text:p text:style-name="P130"/>
          </table:table-cell>
          <table:covered-table-cell/>
          <table:covered-table-cell/>
          <table:covered-table-cell/>
          <table:covered-table-cell/>
          <table:table-cell table:style-name="Таблица5.E15" table:number-columns-spanned="3" office:value-type="string">
            <text:p text:style-name="P146">113</text:p>
          </table:table-cell>
          <table:covered-table-cell/>
          <table:covered-table-cell/>
          <table:table-cell table:style-name="Таблица5.E15" table:number-columns-spanned="3" office:value-type="string">
            <text:p text:style-name="P144"><text:span text:style-name="T140">0,</text:span>1<text:span text:style-name="T140">25</text:span></text:p>
          </table:table-cell>
          <table:covered-table-cell/>
          <table:covered-table-cell/>
          <table:table-cell table:style-name="Таблица5.E15" table:number-columns-spanned="4" office:value-type="string">
            <text:p text:style-name="P130">-</text:p>
          </table:table-cell>
          <table:covered-table-cell/>
          <table:covered-table-cell/>
          <table:covered-table-cell/>
          <table:table-cell table:style-name="Таблица5.z15" table:number-columns-spanned="5" office:value-type="string">
            <text:p text:style-name="P146">0,125</text:p>
          </table:table-cell>
          <table:covered-table-cell/>
          <table:covered-table-cell/>
          <table:covered-table-cell/>
          <table:covered-table-cell/>
        </table:table-row>
        <table:table-row table:style-name="Таблица5.31">
          <table:table-cell table:style-name="Таблица5.A31" table:number-columns-spanned="3" office:value-type="string">
            <text:p text:style-name="P4">МК</text:p>
          </table:table-cell>
          <table:covered-table-cell/>
          <table:covered-table-cell/>
          <table:table-cell table:style-name="Таблица5.A31" table:number-columns-spanned="41" office:value-type="string">
            <text:p text:style-name="P9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31" table:number-columns-spanned="10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C31" table:number-columns-spanned="2" office:value-type="string">
            <text:p text:style-name="P81"/>
          </table:table-cell>
          <table:covered-table-cell/>
        </table:table-row>
      </table:table>
      <text:p text:style-name="P16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D"/>
        <table:table-column table:style-name="Таблица13.H"/>
        <table:table-column table:style-name="Таблица13.I"/>
        <table:table-column table:style-name="Таблица13.J"/>
        <table:table-column table:style-name="Таблица13.K"/>
        <table:table-column table:style-name="Таблица13.L"/>
        <table:table-column table:style-name="Таблица13.M" table:number-columns-repeated="2"/>
        <table:table-column table:style-name="Таблица13.O"/>
        <table:table-column table:style-name="Таблица13.P"/>
        <table:table-column table:style-name="Таблица13.H"/>
        <table:table-column table:style-name="Таблица13.R"/>
        <table:table-column table:style-name="Таблица13.S"/>
        <table:table-column table:style-name="Таблица13.T"/>
        <table:table-column table:style-name="Таблица13.C"/>
        <table:table-column table:style-name="Таблица13.T"/>
        <table:table-column table:style-name="Таблица13.K"/>
        <table:table-column table:style-name="Таблица13.X"/>
        <table:table-column table:style-name="Таблица13.Y"/>
        <table:table-column table:style-name="Таблица13.D"/>
        <table:table-column table:style-name="Таблица13.B"/>
        <table:table-column table:style-name="Таблица13.D"/>
        <table:table-column table:style-name="Таблица13.c"/>
        <table:table-column table:style-name="Таблица13.I"/>
        <table:table-column table:style-name="Таблица13.X"/>
        <table:table-column table:style-name="Таблица13.f"/>
        <table:table-column table:style-name="Таблица13.A"/>
        <table:table-column table:style-name="Таблица13.E"/>
        <table:table-column table:style-name="Таблица13.i" table:number-columns-repeated="2"/>
        <table:table-column table:style-name="Таблица13.E"/>
        <table:table-column table:style-name="Таблица13.l"/>
        <table:table-column table:style-name="Таблица13.B"/>
        <table:table-column table:style-name="Таблица13.D"/>
        <table:table-column table:style-name="Таблица13.o"/>
        <table:table-column table:style-name="Таблица13.F"/>
        <table:table-column table:style-name="Таблица13.q"/>
        <table:table-column table:style-name="Таблица13.T"/>
        <table:table-column table:style-name="Таблица13.l"/>
        <table:table-column table:style-name="Таблица13.L"/>
        <table:table-column table:style-name="Таблица13.u"/>
        <table:table-row table:style-name="Таблица13.1">
          <table:table-cell table:style-name="Таблица13.A1" table:number-columns-spanned="33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45"><draw:frame draw:style-name="fr1" draw:name="Врезка13" text:anchor-type="char" svg:x="22.789cm" svg:y="-0.794cm" svg:width="5.637cm" svg:height="0.646cm" draw:z-index="14"><draw:text-box><text:p text:style-name="P203">ГОСТ 3.1118-82 <text:s/>Форма 1б</text:p></draw:text-box></draw:frame></text:p>
          </table:table-cell>
          <table:covered-table-cell/>
          <table:table-cell table:style-name="Таблица13.h1" table:number-columns-spanned="2" office:value-type="string">
            <text:p text:style-name="P36"/>
          </table:table-cell>
          <table:covered-table-cell/>
          <table:table-cell table:style-name="Таблица13.h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26"/>
          </table:table-cell>
          <table:covered-table-cell/>
          <table:table-cell table:style-name="Таблица13.s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Таблица13.1">
          <table:table-cell table:style-name="Таблица13.h1" table:number-columns-spanned="2" office:value-type="string">
            <text:p text:style-name="P168">Дубл.</text:p>
          </table:table-cell>
          <table:covered-table-cell/>
          <table:table-cell table:style-name="Таблица13.h1" table:number-columns-spanned="6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N2" table:number-columns-spanned="4" office:value-type="string">
            <text:p text:style-name="P168"><text:s text:c="15"/></text:p>
          </table:table-cell>
          <table:covered-table-cell/>
          <table:covered-table-cell/>
          <table:covered-table-cell/>
          <table:table-cell table:style-name="Таблица13.R2" table:number-columns-spanned="16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7"/>
          </table:table-cell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26"/>
          </table:table-cell>
          <table:covered-table-cell/>
          <table:table-cell table:style-name="Таблица13.s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Таблица13.1">
          <table:table-cell table:style-name="Таблица13.h1" table:number-columns-spanned="2" office:value-type="string">
            <text:p text:style-name="P168">Взам.</text:p>
          </table:table-cell>
          <table:covered-table-cell/>
          <table:table-cell table:style-name="Таблица13.h1" table:number-columns-spanned="6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N3" table:number-rows-spanned="2" table:number-columns-spanned="6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4" office:value-type="string">
            <text:p text:style-name="P168"/>
          </table:table-cell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26"/>
          </table:table-cell>
          <table:covered-table-cell/>
          <table:table-cell table:style-name="Таблица13.s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Таблица13.1">
          <table:table-cell table:style-name="Таблица13.h1" table:number-columns-spanned="2" office:value-type="string">
            <text:p text:style-name="P168">Подл.</text:p>
          </table:table-cell>
          <table:covered-table-cell/>
          <table:table-cell table:style-name="Таблица13.h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3" office:value-type="string">
            <text:p text:style-name="P16"/>
          </table:table-cell>
          <table:covered-table-cell/>
          <table:covered-table-cell/>
          <table:table-cell table:style-name="Таблица13.h1" table:number-columns-spanned="2" office:value-type="string">
            <text:p text:style-name="P65"/>
          </table:table-cell>
          <table:covered-table-cell/>
          <table:covered-table-cell table:style-name="Таблица13.N3"/>
          <table:covered-table-cell/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4" office:value-type="string">
            <text:p text:style-name="P168"/>
          </table:table-cell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26"/>
          </table:table-cell>
          <table:covered-table-cell/>
          <table:table-cell table:style-name="Таблица13.s1" table:number-columns-spanned="3" office:value-type="string">
            <text:p text:style-name="P26"/>
          </table:table-cell>
          <table:covered-table-cell/>
          <table:covered-table-cell/>
        </table:table-row>
        <table:table-row table:style-name="Таблица13.5">
          <table:table-cell table:style-name="Таблица13.h1" table:number-columns-spanned="25" office:value-type="string">
            <text:p text:style-name="P1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Z5" table:number-columns-spanned="13" office:value-type="string">
            <text:p text:style-name="P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m5" table:number-columns-spanned="7" office:value-type="string">
            <text:p text:style-name="P185">1<text:span text:style-name="T148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t5" table:number-columns-spanned="2" office:value-type="string">
            <text:p text:style-name="P75">3</text:p>
          </table:table-cell>
          <table:covered-table-cell/>
        </table:table-row>
        <table:table-row table:style-name="Таблица13.6">
          <table:table-cell table:style-name="Таблица13.h1" table:number-rows-spanned="3" table:number-columns-spanned="2" office:value-type="string">
            <text:p text:style-name="P26"/>
          </table:table-cell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office:value-type="string">
            <text:p text:style-name="P168"/>
          </table:table-cell>
          <table:table-cell table:style-name="Таблица13.h1" office:value-type="string">
            <text:p text:style-name="P168"/>
          </table:table-cell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N3" table:number-columns-spanned="3" office:value-type="string">
            <text:p text:style-name="P168"/>
          </table:table-cell>
          <table:covered-table-cell/>
          <table:covered-table-cell/>
          <table:table-cell table:style-name="Таблица13.d6" table:number-rows-spanned="3" table:number-columns-spanned="11" office:value-type="string">
            <text:h text:style-name="P272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6" table:number-rows-spanned="3" table:number-columns-spanned="7" office:value-type="string">
            <text:p text:style-name="P185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h1"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2" office:value-type="string">
            <text:p text:style-name="P194"/>
          </table:table-cell>
          <table:covered-table-cell/>
          <table:table-cell table:style-name="Таблица13.h1" table:number-columns-spanned="5" office:value-type="string">
            <text:p text:style-name="P194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2" office:value-type="string">
            <text:p text:style-name="P167"/>
          </table:table-cell>
          <table:covered-table-cell/>
          <table:table-cell table:style-name="Таблица13.h1" office:value-type="string">
            <text:p text:style-name="P194"/>
          </table:table-cell>
          <table:table-cell table:style-name="Таблица13.h1" office:value-type="string">
            <text:p text:style-name="P194"/>
          </table:table-cell>
          <table:table-cell table:style-name="Таблица13.h1" table:number-columns-spanned="2" office:value-type="string">
            <text:p text:style-name="P168"/>
          </table:table-cell>
          <table:covered-table-cell/>
          <table:table-cell table:style-name="Таблица13.h1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covered-table-cell table:style-name="Таблица13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 table:style-name="Таблица13.h1"/>
          <table:covered-table-cell/>
          <table:table-cell table:style-name="Таблица13.h1" table:number-columns-spanned="3" office:value-type="string">
            <text:p text:style-name="P168"/>
          </table:table-cell>
          <table:covered-table-cell/>
          <table:covered-table-cell/>
          <table:table-cell table:style-name="Таблица13.F8" table:number-columns-spanned="2" office:value-type="string">
            <text:p text:style-name="P168"/>
          </table:table-cell>
          <table:covered-table-cell/>
          <table:table-cell table:style-name="Таблица13.F8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  <table:table-cell table:style-name="Таблица13.F8" table:number-columns-spanned="2" office:value-type="string">
            <text:p text:style-name="P168"/>
          </table:table-cell>
          <table:covered-table-cell/>
          <table:table-cell table:style-name="Таблица13.F8" office:value-type="string">
            <text:p text:style-name="P168"/>
          </table:table-cell>
          <table:table-cell table:style-name="Таблица13.F8" office:value-type="string">
            <text:p text:style-name="P168"/>
          </table:table-cell>
          <table:table-cell table:style-name="Таблица13.F8" table:number-columns-spanned="2" office:value-type="string">
            <text:p text:style-name="P168"/>
          </table:table-cell>
          <table:covered-table-cell/>
          <table:table-cell table:style-name="Таблица13.F8" table:number-columns-spanned="5" office:value-type="string">
            <text:p text:style-name="P168"/>
          </table:table-cell>
          <table:covered-table-cell/>
          <table:covered-table-cell/>
          <table:covered-table-cell/>
          <table:covered-table-cell/>
          <table:table-cell table:style-name="Таблица13.F8" table:number-columns-spanned="3" office:value-type="string">
            <text:p text:style-name="P168"/>
          </table:table-cell>
          <table:covered-table-cell/>
          <table:covered-table-cell/>
          <table:table-cell table:style-name="Таблица13.F8" table:number-columns-spanned="3" office:value-type="string">
            <text:p text:style-name="P168"/>
          </table:table-cell>
          <table:covered-table-cell/>
          <table:covered-table-cell/>
          <table:covered-table-cell table:style-name="Таблица13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N3" office:value-type="string">
            <text:p text:style-name="P26">А</text:p>
          </table:table-cell>
          <table:table-cell table:style-name="Таблица13.d6" table:number-columns-spanned="3" office:value-type="string">
            <text:p text:style-name="P56">Цех</text:p>
          </table:table-cell>
          <table:covered-table-cell/>
          <table:covered-table-cell/>
          <table:table-cell table:style-name="Таблица13.E9" table:number-columns-spanned="2" office:value-type="string">
            <text:p text:style-name="P26">Уч.</text:p>
          </table:table-cell>
          <table:covered-table-cell/>
          <table:table-cell table:style-name="Таблица13.E9" table:number-columns-spanned="3" office:value-type="string">
            <text:p text:style-name="P26">РМ</text:p>
          </table:table-cell>
          <table:covered-table-cell/>
          <table:covered-table-cell/>
          <table:table-cell table:style-name="Таблица13.E9" office:value-type="string">
            <text:p text:style-name="P26">Опер.</text:p>
          </table:table-cell>
          <table:table-cell table:style-name="Таблица13.E9" table:number-columns-spanned="10" office:value-type="string">
            <text:p text:style-name="P26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o6" table:number-columns-spanned="27" office:value-type="string">
            <text:p text:style-name="P26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0">
          <table:table-cell table:style-name="Таблица13.h1" table:number-rows-spanned="2" office:value-type="string">
            <text:p text:style-name="P26">Б</text:p>
          </table:table-cell>
          <table:table-cell table:style-name="Таблица13.B10" table:number-columns-spanned="19" office:value-type="string">
            <text:p text:style-name="P26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h1" table:number-rows-spanned="2" table:number-columns-spanned="2" office:value-type="string">
            <text:p text:style-name="P26">См..</text:p>
          </table:table-cell>
          <table:covered-table-cell/>
          <table:table-cell table:style-name="Таблица13.h1" table:number-rows-spanned="2" table:number-columns-spanned="3" office:value-type="string">
            <text:p text:style-name="P26">Проф.</text:p>
            <text:p text:style-name="P204"/>
          </table:table-cell>
          <table:covered-table-cell/>
          <table:covered-table-cell/>
          <table:table-cell table:style-name="Таблица13.h1" table:number-rows-spanned="2" table:number-columns-spanned="3" office:value-type="string">
            <text:p text:style-name="P26">Р</text:p>
          </table:table-cell>
          <table:covered-table-cell/>
          <table:covered-table-cell/>
          <table:table-cell table:style-name="Таблица13.h1" table:number-rows-spanned="2" table:number-columns-spanned="2" office:value-type="string">
            <text:p text:style-name="P26">УТ</text:p>
          </table:table-cell>
          <table:covered-table-cell/>
          <table:table-cell table:style-name="Таблица13.h1" table:number-rows-spanned="2" table:number-columns-spanned="2" office:value-type="string">
            <text:p text:style-name="P26">КР</text:p>
          </table:table-cell>
          <table:covered-table-cell/>
          <table:table-cell table:style-name="Таблица13.h1" table:number-rows-spanned="2" table:number-columns-spanned="2" office:value-type="string">
            <text:p text:style-name="P113">КОИД</text:p>
          </table:table-cell>
          <table:covered-table-cell/>
          <table:table-cell table:style-name="Таблица13.h1" table:number-rows-spanned="2" table:number-columns-spanned="2" office:value-type="string">
            <text:p text:style-name="P26">ЕН</text:p>
          </table:table-cell>
          <table:covered-table-cell/>
          <table:table-cell table:style-name="Таблица13.h1" table:number-rows-spanned="2" table:number-columns-spanned="3" office:value-type="string">
            <text:p text:style-name="P26">ОП</text:p>
          </table:table-cell>
          <table:covered-table-cell/>
          <table:covered-table-cell/>
          <table:table-cell table:style-name="Таблица13.h1" table:number-rows-spanned="2" table:number-columns-spanned="2" office:value-type="string">
            <text:p text:style-name="P26">Кшт.</text:p>
          </table:table-cell>
          <table:covered-table-cell/>
          <table:table-cell table:style-name="Таблица13.h1" table:number-rows-spanned="2" table:number-columns-spanned="2" office:value-type="string">
            <text:p text:style-name="P26">Тп.з.</text:p>
          </table:table-cell>
          <table:covered-table-cell/>
          <table:table-cell table:style-name="Таблица13.r10" table:number-rows-spanned="2" table:number-columns-spanned="4" office:value-type="string">
            <text:p text:style-name="P26">Тшт.</text:p>
          </table:table-cell>
          <table:covered-table-cell/>
          <table:covered-table-cell/>
          <table:covered-table-cell/>
        </table:table-row>
        <table:table-row table:style-name="Таблица13.11">
          <table:covered-table-cell table:style-name="Таблица13.h1"/>
          <table:table-cell table:style-name="Таблица13.d6" table:number-columns-spanned="19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3.h1"/>
          <table:covered-table-cell/>
          <table:covered-table-cell table:style-name="Таблица13.h1"/>
          <table:covered-table-cell/>
          <table:covered-table-cell/>
          <table:covered-table-cell table:style-name="Таблица13.h1"/>
          <table:covered-table-cell/>
          <table:covered-table-cell/>
          <table:covered-table-cell table:style-name="Таблица13.h1"/>
          <table:covered-table-cell/>
          <table:covered-table-cell table:style-name="Таблица13.r10"/>
          <table:covered-table-cell/>
          <table:covered-table-cell table:style-name="Таблица13.h1"/>
          <table:covered-table-cell/>
          <table:covered-table-cell table:style-name="Таблица13.h1"/>
          <table:covered-table-cell/>
          <table:covered-table-cell table:style-name="Таблица13.h1"/>
          <table:covered-table-cell/>
          <table:covered-table-cell/>
          <table:covered-table-cell table:style-name="Таблица13.h1"/>
          <table:covered-table-cell/>
          <table:covered-table-cell table:style-name="Таблица13.h1"/>
          <table:covered-table-cell/>
          <table:covered-table-cell table:style-name="Таблица13.r10"/>
          <table:covered-table-cell/>
          <table:covered-table-cell/>
          <table:covered-table-cell/>
        </table:table-row>
        <table:table-row table:style-name="Таблица13.9">
          <table:table-cell table:style-name="Таблица13.F8" office:value-type="string">
            <text:p text:style-name="P26"><draw:g text:anchor-type="paragraph" draw:z-index="1" draw:name="DrawObject 785" draw:style-name="gr1"><draw:g draw:name="DrawObject 786" draw:style-name="gr2"><draw:g draw:name="DrawObject 787" draw:style-name="gr2"><draw:g draw:name="DrawObject 788" draw:style-name="gr2"><draw:g draw:name="DrawObject 932" draw:style-name="gr3"><draw:line draw:name="Вертикальная линия 3121" draw:style-name="gr4" draw:text-style-name="P284" svg:x1="1.816cm" svg:y1="0.469cm" svg:x2="1.816cm" svg:y2="0.568cm"><text:p/></draw:line><draw:line draw:name="Вертикальная линия 3122" draw:style-name="gr4" draw:text-style-name="P284" svg:x1="2.848cm" svg:y1="0.471cm" svg:x2="2.848cm" svg:y2="0.57cm"><text:p/></draw:line><draw:line draw:name="Вертикальная линия 3123" draw:style-name="gr4" draw:text-style-name="P284" svg:x1="3.881cm" svg:y1="0.476cm" svg:x2="3.881cm" svg:y2="0.575cm"><text:p/></draw:line><draw:line draw:name="Вертикальная линия 3124" draw:style-name="gr4" draw:text-style-name="P284" svg:x1="5.163cm" svg:y1="0.476cm" svg:x2="5.163cm" svg:y2="0.575cm"><text:p/></draw:line></draw:g><draw:line draw:name="Вертикальная линия 3125" draw:style-name="gr4" draw:text-style-name="P284" svg:x1="12.448cm" svg:y1="0.476cm" svg:x2="12.448cm" svg:y2="0.575cm"><text:p/></draw:line><draw:line draw:name="Вертикальная линия 3126" draw:style-name="gr4" draw:text-style-name="P284" svg:x1="13.463cm" svg:y1="0.476cm" svg:x2="13.463cm" svg:y2="0.575cm"><text:p/></draw:line><draw:line draw:name="Вертикальная линия 3127" draw:style-name="gr4" draw:text-style-name="P284" svg:x1="15.261cm" svg:y1="0.476cm" svg:x2="15.261cm" svg:y2="0.575cm"><text:p/></draw:line><draw:line draw:name="Вертикальная линия 3128" draw:style-name="gr4" draw:text-style-name="P284" svg:x1="16.281cm" svg:y1="0.476cm" svg:x2="16.281cm" svg:y2="0.575cm"><text:p/></draw:line><draw:line draw:name="Вертикальная линия 3129" draw:style-name="gr4" draw:text-style-name="P284" svg:x1="17.547cm" svg:y1="0.476cm" svg:x2="17.547cm" svg:y2="0.575cm"><text:p/></draw:line><draw:line draw:name="Вертикальная линия 3130" draw:style-name="gr4" draw:text-style-name="P284" svg:x1="18.583cm" svg:y1="0.476cm" svg:x2="18.583cm" svg:y2="0.575cm"><text:p/></draw:line></draw:g><draw:g draw:name="DrawObject 933" draw:style-name="gr3"><draw:line draw:name="Вертикальная линия 3131" draw:style-name="gr4" draw:text-style-name="P284" svg:x1="19.837cm" svg:y1="0.476cm" svg:x2="19.837cm" svg:y2="0.575cm"><text:p/></draw:line><draw:line draw:name="Вертикальная линия 3132" draw:style-name="gr4" draw:text-style-name="P284" svg:x1="21.093cm" svg:y1="0.476cm" svg:x2="21.093cm" svg:y2="0.575cm"><text:p/></draw:line><draw:line draw:name="Вертикальная линия 3133" draw:style-name="gr4" draw:text-style-name="P284" svg:x1="22.43cm" svg:y1="0.476cm" svg:x2="22.43cm" svg:y2="0.575cm"><text:p/></draw:line><draw:line draw:name="Вертикальная линия 3134" draw:style-name="gr4" draw:text-style-name="P284" svg:x1="23.743cm" svg:y1="0.476cm" svg:x2="23.743cm" svg:y2="0.575cm"><text:p/></draw:line><draw:line draw:name="Вертикальная линия 3135" draw:style-name="gr4" draw:text-style-name="P284" svg:x1="25.474cm" svg:y1="0.476cm" svg:x2="25.474cm" svg:y2="0.575cm"><text:p/></draw:line></draw:g></draw:g><draw:g draw:name="DrawObject 934" draw:style-name="gr2"><draw:g draw:name="DrawObject 935" draw:style-name="gr2"><draw:g draw:name="DrawObject 936" draw:style-name="gr3"><draw:line draw:name="Вертикальная линия 3406" draw:style-name="gr4" draw:text-style-name="P284" svg:x1="1.808cm" svg:y1="1.252cm" svg:x2="1.808cm" svg:y2="1.351cm"><text:p/></draw:line><draw:line draw:name="Вертикальная линия 3407" draw:style-name="gr4" draw:text-style-name="P284" svg:x1="2.838cm" svg:y1="1.254cm" svg:x2="2.838cm" svg:y2="1.353cm"><text:p/></draw:line><draw:line draw:name="Вертикальная линия 3408" draw:style-name="gr4" draw:text-style-name="P284" svg:x1="3.87cm" svg:y1="1.259cm" svg:x2="3.87cm" svg:y2="1.358cm"><text:p/></draw:line><draw:line draw:name="Вертикальная линия 3409" draw:style-name="gr4" draw:text-style-name="P284" svg:x1="5.154cm" svg:y1="1.259cm" svg:x2="5.154cm" svg:y2="1.358cm"><text:p/></draw:line></draw:g><draw:line draw:name="Вертикальная линия 3410" draw:style-name="gr4" draw:text-style-name="P284" svg:x1="12.439cm" svg:y1="1.259cm" svg:x2="12.439cm" svg:y2="1.358cm"><text:p/></draw:line><draw:line draw:name="Вертикальная линия 3411" draw:style-name="gr4" draw:text-style-name="P284" svg:x1="13.45cm" svg:y1="1.259cm" svg:x2="13.45cm" svg:y2="1.358cm"><text:p/></draw:line><draw:line draw:name="Вертикальная линия 3412" draw:style-name="gr4" draw:text-style-name="P284" svg:x1="15.249cm" svg:y1="1.259cm" svg:x2="15.249cm" svg:y2="1.358cm"><text:p/></draw:line><draw:line draw:name="Вертикальная линия 3413" draw:style-name="gr4" draw:text-style-name="P284" svg:x1="16.27cm" svg:y1="1.259cm" svg:x2="16.27cm" svg:y2="1.358cm"><text:p/></draw:line><draw:line draw:name="Вертикальная линия 3414" draw:style-name="gr4" draw:text-style-name="P284" svg:x1="17.533cm" svg:y1="1.259cm" svg:x2="17.533cm" svg:y2="1.358cm"><text:p/></draw:line><draw:line draw:name="Вертикальная линия 3415" draw:style-name="gr4" draw:text-style-name="P284" svg:x1="18.572cm" svg:y1="1.259cm" svg:x2="18.572cm" svg:y2="1.358cm"><text:p/></draw:line></draw:g><draw:g draw:name="DrawObject 937" draw:style-name="gr3"><draw:line draw:name="Вертикальная линия 3416" draw:style-name="gr4" draw:text-style-name="P284" svg:x1="19.826cm" svg:y1="1.259cm" svg:x2="19.826cm" svg:y2="1.358cm"><text:p/></draw:line><draw:line draw:name="Вертикальная линия 3417" draw:style-name="gr4" draw:text-style-name="P284" svg:x1="21.082cm" svg:y1="1.259cm" svg:x2="21.082cm" svg:y2="1.358cm"><text:p/></draw:line><draw:line draw:name="Вертикальная линия 3418" draw:style-name="gr4" draw:text-style-name="P284" svg:x1="22.419cm" svg:y1="1.259cm" svg:x2="22.419cm" svg:y2="1.358cm"><text:p/></draw:line><draw:line draw:name="Вертикальная линия 3419" draw:style-name="gr4" draw:text-style-name="P284" svg:x1="23.73cm" svg:y1="1.259cm" svg:x2="23.73cm" svg:y2="1.358cm"><text:p/></draw:line><draw:line draw:name="Вертикальная линия 3420" draw:style-name="gr4" draw:text-style-name="P284" svg:x1="25.462cm" svg:y1="1.259cm" svg:x2="25.462cm" svg:y2="1.358cm"><text:p/></draw:line></draw:g></draw:g><draw:g draw:name="DrawObject 938" draw:style-name="gr2"><draw:g draw:name="DrawObject 939" draw:style-name="gr2"><draw:g draw:name="DrawObject 940" draw:style-name="gr3"><draw:line draw:name="Вертикальная линия 3421" draw:style-name="gr4" draw:text-style-name="P284" svg:x1="1.808cm" svg:y1="2.01cm" svg:x2="1.808cm" svg:y2="2.109cm"><text:p/></draw:line><draw:line draw:name="Вертикальная линия 3422" draw:style-name="gr4" draw:text-style-name="P284" svg:x1="2.838cm" svg:y1="2.011cm" svg:x2="2.838cm" svg:y2="2.11cm"><text:p/></draw:line><draw:line draw:name="Вертикальная линия 3423" draw:style-name="gr4" draw:text-style-name="P284" svg:x1="3.87cm" svg:y1="2.017cm" svg:x2="3.87cm" svg:y2="2.116cm"><text:p/></draw:line><draw:line draw:name="Вертикальная линия 3424" draw:style-name="gr4" draw:text-style-name="P284" svg:x1="5.154cm" svg:y1="2.017cm" svg:x2="5.154cm" svg:y2="2.116cm"><text:p/></draw:line></draw:g><draw:line draw:name="Вертикальная линия 3425" draw:style-name="gr4" draw:text-style-name="P284" svg:x1="12.439cm" svg:y1="2.017cm" svg:x2="12.439cm" svg:y2="2.116cm"><text:p/></draw:line><draw:line draw:name="Вертикальная линия 3426" draw:style-name="gr4" draw:text-style-name="P284" svg:x1="13.45cm" svg:y1="2.017cm" svg:x2="13.45cm" svg:y2="2.116cm"><text:p/></draw:line><draw:line draw:name="Вертикальная линия 3427" draw:style-name="gr4" draw:text-style-name="P284" svg:x1="15.249cm" svg:y1="2.017cm" svg:x2="15.249cm" svg:y2="2.116cm"><text:p/></draw:line><draw:line draw:name="Вертикальная линия 3428" draw:style-name="gr4" draw:text-style-name="P284" svg:x1="16.27cm" svg:y1="2.017cm" svg:x2="16.27cm" svg:y2="2.116cm"><text:p/></draw:line><draw:line draw:name="Вертикальная линия 3429" draw:style-name="gr4" draw:text-style-name="P284" svg:x1="17.533cm" svg:y1="2.017cm" svg:x2="17.533cm" svg:y2="2.116cm"><text:p/></draw:line><draw:line draw:name="Вертикальная линия 3430" draw:style-name="gr4" draw:text-style-name="P284" svg:x1="18.572cm" svg:y1="2.017cm" svg:x2="18.572cm" svg:y2="2.116cm"><text:p/></draw:line></draw:g><draw:g draw:name="DrawObject 941" draw:style-name="gr3"><draw:line draw:name="Вертикальная линия 3431" draw:style-name="gr4" draw:text-style-name="P284" svg:x1="19.826cm" svg:y1="2.017cm" svg:x2="19.826cm" svg:y2="2.116cm"><text:p/></draw:line><draw:line draw:name="Вертикальная линия 3432" draw:style-name="gr4" draw:text-style-name="P284" svg:x1="21.082cm" svg:y1="2.017cm" svg:x2="21.082cm" svg:y2="2.116cm"><text:p/></draw:line><draw:line draw:name="Вертикальная линия 3433" draw:style-name="gr4" draw:text-style-name="P284" svg:x1="22.419cm" svg:y1="2.017cm" svg:x2="22.419cm" svg:y2="2.116cm"><text:p/></draw:line><draw:line draw:name="Вертикальная линия 3434" draw:style-name="gr4" draw:text-style-name="P284" svg:x1="23.73cm" svg:y1="2.017cm" svg:x2="23.73cm" svg:y2="2.116cm"><text:p/></draw:line><draw:line draw:name="Вертикальная линия 3435" draw:style-name="gr4" draw:text-style-name="P284" svg:x1="25.462cm" svg:y1="2.017cm" svg:x2="25.462cm" svg:y2="2.116cm"><text:p/></draw:line></draw:g></draw:g><draw:g draw:name="DrawObject 942" draw:style-name="gr2"><draw:g draw:name="DrawObject 943" draw:style-name="gr2"><draw:g draw:name="DrawObject 944" draw:style-name="gr3"><draw:line draw:name="Вертикальная линия 3436" draw:style-name="gr4" draw:text-style-name="P284" svg:x1="1.808cm" svg:y1="2.725cm" svg:x2="1.808cm" svg:y2="2.824cm"><text:p/></draw:line><draw:line draw:name="Вертикальная линия 3437" draw:style-name="gr4" draw:text-style-name="P284" svg:x1="2.838cm" svg:y1="2.727cm" svg:x2="2.838cm" svg:y2="2.826cm"><text:p/></draw:line><draw:line draw:name="Вертикальная линия 3438" draw:style-name="gr4" draw:text-style-name="P284" svg:x1="3.87cm" svg:y1="2.732cm" svg:x2="3.87cm" svg:y2="2.831cm"><text:p/></draw:line><draw:line draw:name="Вертикальная линия 3439" draw:style-name="gr4" draw:text-style-name="P284" svg:x1="5.154cm" svg:y1="2.732cm" svg:x2="5.154cm" svg:y2="2.831cm"><text:p/></draw:line></draw:g><draw:line draw:name="Вертикальная линия 3440" draw:style-name="gr4" draw:text-style-name="P284" svg:x1="12.439cm" svg:y1="2.732cm" svg:x2="12.439cm" svg:y2="2.831cm"><text:p/></draw:line><draw:line draw:name="Вертикальная линия 3441" draw:style-name="gr4" draw:text-style-name="P284" svg:x1="13.45cm" svg:y1="2.732cm" svg:x2="13.45cm" svg:y2="2.831cm"><text:p/></draw:line><draw:line draw:name="Вертикальная линия 3442" draw:style-name="gr4" draw:text-style-name="P284" svg:x1="15.249cm" svg:y1="2.732cm" svg:x2="15.249cm" svg:y2="2.831cm"><text:p/></draw:line><draw:line draw:name="Вертикальная линия 3443" draw:style-name="gr4" draw:text-style-name="P284" svg:x1="16.27cm" svg:y1="2.732cm" svg:x2="16.27cm" svg:y2="2.831cm"><text:p/></draw:line><draw:line draw:name="Вертикальная линия 3444" draw:style-name="gr4" draw:text-style-name="P284" svg:x1="17.533cm" svg:y1="2.732cm" svg:x2="17.533cm" svg:y2="2.831cm"><text:p/></draw:line><draw:line draw:name="Вертикальная линия 3445" draw:style-name="gr4" draw:text-style-name="P284" svg:x1="18.572cm" svg:y1="2.732cm" svg:x2="18.572cm" svg:y2="2.831cm"><text:p/></draw:line></draw:g><draw:g draw:name="DrawObject 945" draw:style-name="gr3"><draw:line draw:name="Вертикальная линия 3446" draw:style-name="gr4" draw:text-style-name="P284" svg:x1="19.826cm" svg:y1="2.732cm" svg:x2="19.826cm" svg:y2="2.831cm"><text:p/></draw:line><draw:line draw:name="Вертикальная линия 3447" draw:style-name="gr4" draw:text-style-name="P284" svg:x1="21.082cm" svg:y1="2.732cm" svg:x2="21.082cm" svg:y2="2.831cm"><text:p/></draw:line><draw:line draw:name="Вертикальная линия 3448" draw:style-name="gr4" draw:text-style-name="P284" svg:x1="22.419cm" svg:y1="2.732cm" svg:x2="22.419cm" svg:y2="2.831cm"><text:p/></draw:line><draw:line draw:name="Вертикальная линия 3449" draw:style-name="gr4" draw:text-style-name="P284" svg:x1="23.73cm" svg:y1="2.732cm" svg:x2="23.73cm" svg:y2="2.831cm"><text:p/></draw:line><draw:line draw:name="Вертикальная линия 3450" draw:style-name="gr4" draw:text-style-name="P284" svg:x1="25.462cm" svg:y1="2.732cm" svg:x2="25.462cm" svg:y2="2.831cm"><text:p/></draw:line></draw:g></draw:g><draw:g draw:name="DrawObject 946" draw:style-name="gr2"><draw:g draw:name="DrawObject 947" draw:style-name="gr2"><draw:g draw:name="DrawObject 948" draw:style-name="gr3"><draw:line draw:name="Вертикальная линия 3451" draw:style-name="gr4" draw:text-style-name="P284" svg:x1="1.808cm" svg:y1="3.468cm" svg:x2="1.808cm" svg:y2="3.567cm"><text:p/></draw:line><draw:line draw:name="Вертикальная линия 3452" draw:style-name="gr4" draw:text-style-name="P284" svg:x1="2.838cm" svg:y1="3.471cm" svg:x2="2.838cm" svg:y2="3.57cm"><text:p/></draw:line><draw:line draw:name="Вертикальная линия 3453" draw:style-name="gr4" draw:text-style-name="P284" svg:x1="3.87cm" svg:y1="3.475cm" svg:x2="3.87cm" svg:y2="3.574cm"><text:p/></draw:line><draw:line draw:name="Вертикальная линия 3454" draw:style-name="gr4" draw:text-style-name="P284" svg:x1="5.154cm" svg:y1="3.475cm" svg:x2="5.154cm" svg:y2="3.574cm"><text:p/></draw:line></draw:g><draw:line draw:name="Вертикальная линия 3455" draw:style-name="gr4" draw:text-style-name="P284" svg:x1="12.439cm" svg:y1="3.475cm" svg:x2="12.439cm" svg:y2="3.574cm"><text:p/></draw:line><draw:line draw:name="Вертикальная линия 3456" draw:style-name="gr4" draw:text-style-name="P284" svg:x1="13.45cm" svg:y1="3.475cm" svg:x2="13.45cm" svg:y2="3.574cm"><text:p/></draw:line><draw:line draw:name="Вертикальная линия 3457" draw:style-name="gr4" draw:text-style-name="P284" svg:x1="15.249cm" svg:y1="3.475cm" svg:x2="15.249cm" svg:y2="3.574cm"><text:p/></draw:line><draw:line draw:name="Вертикальная линия 3458" draw:style-name="gr4" draw:text-style-name="P284" svg:x1="16.27cm" svg:y1="3.475cm" svg:x2="16.27cm" svg:y2="3.574cm"><text:p/></draw:line><draw:line draw:name="Вертикальная линия 3459" draw:style-name="gr4" draw:text-style-name="P284" svg:x1="17.533cm" svg:y1="3.475cm" svg:x2="17.533cm" svg:y2="3.574cm"><text:p/></draw:line><draw:line draw:name="Вертикальная линия 3460" draw:style-name="gr4" draw:text-style-name="P284" svg:x1="18.572cm" svg:y1="3.475cm" svg:x2="18.572cm" svg:y2="3.574cm"><text:p/></draw:line></draw:g><draw:g draw:name="DrawObject 949" draw:style-name="gr3"><draw:line draw:name="Вертикальная линия 3461" draw:style-name="gr4" draw:text-style-name="P284" svg:x1="19.826cm" svg:y1="3.475cm" svg:x2="19.826cm" svg:y2="3.574cm"><text:p/></draw:line><draw:line draw:name="Вертикальная линия 3462" draw:style-name="gr4" draw:text-style-name="P284" svg:x1="21.082cm" svg:y1="3.475cm" svg:x2="21.082cm" svg:y2="3.574cm"><text:p/></draw:line><draw:line draw:name="Вертикальная линия 3463" draw:style-name="gr4" draw:text-style-name="P284" svg:x1="22.419cm" svg:y1="3.475cm" svg:x2="22.419cm" svg:y2="3.574cm"><text:p/></draw:line><draw:line draw:name="Вертикальная линия 3464" draw:style-name="gr4" draw:text-style-name="P284" svg:x1="23.73cm" svg:y1="3.475cm" svg:x2="23.73cm" svg:y2="3.574cm"><text:p/></draw:line><draw:line draw:name="Вертикальная линия 3465" draw:style-name="gr4" draw:text-style-name="P284" svg:x1="25.462cm" svg:y1="3.475cm" svg:x2="25.462cm" svg:y2="3.574cm"><text:p/></draw:line></draw:g></draw:g><draw:g draw:name="DrawObject 950" draw:style-name="gr2"><draw:g draw:name="DrawObject 951" draw:style-name="gr2"><draw:g draw:name="DrawObject 952" draw:style-name="gr3"><draw:line draw:name="Вертикальная линия 3466" draw:style-name="gr4" draw:text-style-name="P284" svg:x1="1.808cm" svg:y1="4.296cm" svg:x2="1.808cm" svg:y2="4.395cm"><text:p/></draw:line><draw:line draw:name="Вертикальная линия 3467" draw:style-name="gr4" draw:text-style-name="P284" svg:x1="2.838cm" svg:y1="4.297cm" svg:x2="2.838cm" svg:y2="4.396cm"><text:p/></draw:line><draw:line draw:name="Вертикальная линия 3468" draw:style-name="gr4" draw:text-style-name="P284" svg:x1="3.87cm" svg:y1="4.303cm" svg:x2="3.87cm" svg:y2="4.402cm"><text:p/></draw:line><draw:line draw:name="Вертикальная линия 3469" draw:style-name="gr4" draw:text-style-name="P284" svg:x1="5.154cm" svg:y1="4.303cm" svg:x2="5.154cm" svg:y2="4.402cm"><text:p/></draw:line></draw:g><draw:line draw:name="Вертикальная линия 3470" draw:style-name="gr4" draw:text-style-name="P284" svg:x1="12.439cm" svg:y1="4.303cm" svg:x2="12.439cm" svg:y2="4.402cm"><text:p/></draw:line><draw:line draw:name="Вертикальная линия 3471" draw:style-name="gr4" draw:text-style-name="P284" svg:x1="13.45cm" svg:y1="4.303cm" svg:x2="13.45cm" svg:y2="4.402cm"><text:p/></draw:line><draw:line draw:name="Вертикальная линия 3472" draw:style-name="gr4" draw:text-style-name="P284" svg:x1="15.249cm" svg:y1="4.303cm" svg:x2="15.249cm" svg:y2="4.402cm"><text:p/></draw:line><draw:line draw:name="Вертикальная линия 3473" draw:style-name="gr4" draw:text-style-name="P284" svg:x1="16.27cm" svg:y1="4.303cm" svg:x2="16.27cm" svg:y2="4.402cm"><text:p/></draw:line><draw:line draw:name="Вертикальная линия 3474" draw:style-name="gr4" draw:text-style-name="P284" svg:x1="17.533cm" svg:y1="4.303cm" svg:x2="17.533cm" svg:y2="4.402cm"><text:p/></draw:line><draw:line draw:name="Вертикальная линия 3475" draw:style-name="gr4" draw:text-style-name="P284" svg:x1="18.572cm" svg:y1="4.303cm" svg:x2="18.572cm" svg:y2="4.402cm"><text:p/></draw:line></draw:g><draw:g draw:name="DrawObject 953" draw:style-name="gr3"><draw:line draw:name="Вертикальная линия 3476" draw:style-name="gr4" draw:text-style-name="P284" svg:x1="19.826cm" svg:y1="4.303cm" svg:x2="19.826cm" svg:y2="4.402cm"><text:p/></draw:line><draw:line draw:name="Вертикальная линия 3477" draw:style-name="gr4" draw:text-style-name="P284" svg:x1="21.082cm" svg:y1="4.303cm" svg:x2="21.082cm" svg:y2="4.402cm"><text:p/></draw:line><draw:line draw:name="Вертикальная линия 3478" draw:style-name="gr4" draw:text-style-name="P284" svg:x1="22.419cm" svg:y1="4.303cm" svg:x2="22.419cm" svg:y2="4.402cm"><text:p/></draw:line><draw:line draw:name="Вертикальная линия 3479" draw:style-name="gr4" draw:text-style-name="P284" svg:x1="23.73cm" svg:y1="4.303cm" svg:x2="23.73cm" svg:y2="4.402cm"><text:p/></draw:line><draw:line draw:name="Вертикальная линия 3480" draw:style-name="gr4" draw:text-style-name="P284" svg:x1="25.462cm" svg:y1="4.303cm" svg:x2="25.462cm" svg:y2="4.402cm"><text:p/></draw:line></draw:g></draw:g><draw:g draw:name="DrawObject 954" draw:style-name="gr2"><draw:g draw:name="DrawObject 955" draw:style-name="gr2"><draw:g draw:name="DrawObject 956" draw:style-name="gr3"><draw:line draw:name="Вертикальная линия 3481" draw:style-name="gr4" draw:text-style-name="P284" svg:x1="1.808cm" svg:y1="5.112cm" svg:x2="1.808cm" svg:y2="5.211cm"><text:p/></draw:line><draw:line draw:name="Вертикальная линия 3482" draw:style-name="gr4" draw:text-style-name="P284" svg:x1="2.838cm" svg:y1="5.116cm" svg:x2="2.838cm" svg:y2="5.215cm"><text:p/></draw:line><draw:line draw:name="Вертикальная линия 3483" draw:style-name="gr4" draw:text-style-name="P284" svg:x1="3.87cm" svg:y1="5.119cm" svg:x2="3.87cm" svg:y2="5.218cm"><text:p/></draw:line><draw:line draw:name="Вертикальная линия 3484" draw:style-name="gr4" draw:text-style-name="P284" svg:x1="5.154cm" svg:y1="5.119cm" svg:x2="5.154cm" svg:y2="5.218cm"><text:p/></draw:line></draw:g><draw:line draw:name="Вертикальная линия 3485" draw:style-name="gr4" draw:text-style-name="P284" svg:x1="12.439cm" svg:y1="5.119cm" svg:x2="12.439cm" svg:y2="5.218cm"><text:p/></draw:line><draw:line draw:name="Вертикальная линия 3486" draw:style-name="gr4" draw:text-style-name="P284" svg:x1="13.45cm" svg:y1="5.119cm" svg:x2="13.45cm" svg:y2="5.218cm"><text:p/></draw:line><draw:line draw:name="Вертикальная линия 3487" draw:style-name="gr4" draw:text-style-name="P284" svg:x1="15.249cm" svg:y1="5.119cm" svg:x2="15.249cm" svg:y2="5.218cm"><text:p/></draw:line><draw:line draw:name="Вертикальная линия 3488" draw:style-name="gr4" draw:text-style-name="P284" svg:x1="16.27cm" svg:y1="5.119cm" svg:x2="16.27cm" svg:y2="5.218cm"><text:p/></draw:line><draw:line draw:name="Вертикальная линия 3489" draw:style-name="gr4" draw:text-style-name="P284" svg:x1="17.533cm" svg:y1="5.119cm" svg:x2="17.533cm" svg:y2="5.218cm"><text:p/></draw:line><draw:line draw:name="Вертикальная линия 3490" draw:style-name="gr4" draw:text-style-name="P284" svg:x1="18.572cm" svg:y1="5.119cm" svg:x2="18.572cm" svg:y2="5.218cm"><text:p/></draw:line></draw:g><draw:g draw:name="DrawObject 957" draw:style-name="gr3"><draw:line draw:name="Вертикальная линия 3491" draw:style-name="gr4" draw:text-style-name="P284" svg:x1="19.826cm" svg:y1="5.119cm" svg:x2="19.826cm" svg:y2="5.218cm"><text:p/></draw:line><draw:line draw:name="Вертикальная линия 3492" draw:style-name="gr4" draw:text-style-name="P284" svg:x1="21.082cm" svg:y1="5.119cm" svg:x2="21.082cm" svg:y2="5.218cm"><text:p/></draw:line><draw:line draw:name="Вертикальная линия 3493" draw:style-name="gr4" draw:text-style-name="P284" svg:x1="22.419cm" svg:y1="5.119cm" svg:x2="22.419cm" svg:y2="5.218cm"><text:p/></draw:line><draw:line draw:name="Вертикальная линия 3494" draw:style-name="gr4" draw:text-style-name="P284" svg:x1="23.73cm" svg:y1="5.119cm" svg:x2="23.73cm" svg:y2="5.218cm"><text:p/></draw:line><draw:line draw:name="Вертикальная линия 3495" draw:style-name="gr4" draw:text-style-name="P284" svg:x1="25.462cm" svg:y1="5.119cm" svg:x2="25.462cm" svg:y2="5.218cm"><text:p/></draw:line></draw:g></draw:g><draw:g draw:name="DrawObject 958" draw:style-name="gr2"><draw:g draw:name="DrawObject 959" draw:style-name="gr2"><draw:g draw:name="DrawObject 960" draw:style-name="gr3"><draw:line draw:name="Вертикальная линия 3496" draw:style-name="gr4" draw:text-style-name="P284" svg:x1="1.808cm" svg:y1="5.893cm" svg:x2="1.808cm" svg:y2="5.992cm"><text:p/></draw:line><draw:line draw:name="Вертикальная линия 3497" draw:style-name="gr4" draw:text-style-name="P284" svg:x1="2.838cm" svg:y1="5.894cm" svg:x2="2.838cm" svg:y2="5.993cm"><text:p/></draw:line><draw:line draw:name="Вертикальная линия 3498" draw:style-name="gr4" draw:text-style-name="P284" svg:x1="3.87cm" svg:y1="5.9cm" svg:x2="3.87cm" svg:y2="5.999cm"><text:p/></draw:line><draw:line draw:name="Вертикальная линия 3499" draw:style-name="gr4" draw:text-style-name="P284" svg:x1="5.154cm" svg:y1="5.9cm" svg:x2="5.154cm" svg:y2="5.999cm"><text:p/></draw:line></draw:g><draw:line draw:name="Вертикальная линия 3500" draw:style-name="gr4" draw:text-style-name="P284" svg:x1="12.439cm" svg:y1="5.9cm" svg:x2="12.439cm" svg:y2="5.999cm"><text:p/></draw:line><draw:line draw:name="Вертикальная линия 3501" draw:style-name="gr4" draw:text-style-name="P284" svg:x1="13.45cm" svg:y1="5.9cm" svg:x2="13.45cm" svg:y2="5.999cm"><text:p/></draw:line><draw:line draw:name="Вертикальная линия 3502" draw:style-name="gr4" draw:text-style-name="P284" svg:x1="15.249cm" svg:y1="5.9cm" svg:x2="15.249cm" svg:y2="5.999cm"><text:p/></draw:line><draw:line draw:name="Вертикальная линия 3503" draw:style-name="gr4" draw:text-style-name="P284" svg:x1="16.27cm" svg:y1="5.9cm" svg:x2="16.27cm" svg:y2="5.999cm"><text:p/></draw:line><draw:line draw:name="Вертикальная линия 3504" draw:style-name="gr4" draw:text-style-name="P284" svg:x1="17.533cm" svg:y1="5.9cm" svg:x2="17.533cm" svg:y2="5.999cm"><text:p/></draw:line><draw:line draw:name="Вертикальная линия 3505" draw:style-name="gr4" draw:text-style-name="P284" svg:x1="18.572cm" svg:y1="5.9cm" svg:x2="18.572cm" svg:y2="5.999cm"><text:p/></draw:line></draw:g><draw:g draw:name="DrawObject 961" draw:style-name="gr3"><draw:line draw:name="Вертикальная линия 3506" draw:style-name="gr4" draw:text-style-name="P284" svg:x1="19.826cm" svg:y1="5.9cm" svg:x2="19.826cm" svg:y2="5.999cm"><text:p/></draw:line><draw:line draw:name="Вертикальная линия 3507" draw:style-name="gr4" draw:text-style-name="P284" svg:x1="21.082cm" svg:y1="5.9cm" svg:x2="21.082cm" svg:y2="5.999cm"><text:p/></draw:line><draw:line draw:name="Вертикальная линия 3508" draw:style-name="gr4" draw:text-style-name="P284" svg:x1="22.419cm" svg:y1="5.9cm" svg:x2="22.419cm" svg:y2="5.999cm"><text:p/></draw:line><draw:line draw:name="Вертикальная линия 3509" draw:style-name="gr4" draw:text-style-name="P284" svg:x1="23.73cm" svg:y1="5.9cm" svg:x2="23.73cm" svg:y2="5.999cm"><text:p/></draw:line><draw:line draw:name="Вертикальная линия 3510" draw:style-name="gr4" draw:text-style-name="P284" svg:x1="25.462cm" svg:y1="5.9cm" svg:x2="25.462cm" svg:y2="5.999cm"><text:p/></draw:line></draw:g></draw:g><draw:g draw:name="DrawObject 962" draw:style-name="gr2"><draw:g draw:name="DrawObject 963" draw:style-name="gr2"><draw:g draw:name="DrawObject 964" draw:style-name="gr3"><draw:line draw:name="Вертикальная линия 3511" draw:style-name="gr4" draw:text-style-name="P284" svg:x1="1.808cm" svg:y1="6.66cm" svg:x2="1.808cm" svg:y2="6.759cm"><text:p/></draw:line><draw:line draw:name="Вертикальная линия 3512" draw:style-name="gr4" draw:text-style-name="P284" svg:x1="2.838cm" svg:y1="6.662cm" svg:x2="2.838cm" svg:y2="6.761cm"><text:p/></draw:line><draw:line draw:name="Вертикальная линия 3513" draw:style-name="gr4" draw:text-style-name="P284" svg:x1="3.87cm" svg:y1="6.666cm" svg:x2="3.87cm" svg:y2="6.765cm"><text:p/></draw:line><draw:line draw:name="Вертикальная линия 3514" draw:style-name="gr4" draw:text-style-name="P284" svg:x1="5.154cm" svg:y1="6.666cm" svg:x2="5.154cm" svg:y2="6.765cm"><text:p/></draw:line></draw:g><draw:line draw:name="Вертикальная линия 3515" draw:style-name="gr4" draw:text-style-name="P284" svg:x1="12.439cm" svg:y1="6.666cm" svg:x2="12.439cm" svg:y2="6.765cm"><text:p/></draw:line><draw:line draw:name="Вертикальная линия 3516" draw:style-name="gr4" draw:text-style-name="P284" svg:x1="13.45cm" svg:y1="6.666cm" svg:x2="13.45cm" svg:y2="6.765cm"><text:p/></draw:line><draw:line draw:name="Вертикальная линия 3517" draw:style-name="gr4" draw:text-style-name="P284" svg:x1="15.249cm" svg:y1="6.666cm" svg:x2="15.249cm" svg:y2="6.765cm"><text:p/></draw:line><draw:line draw:name="Вертикальная линия 3518" draw:style-name="gr4" draw:text-style-name="P284" svg:x1="16.27cm" svg:y1="6.666cm" svg:x2="16.27cm" svg:y2="6.765cm"><text:p/></draw:line><draw:line draw:name="Вертикальная линия 3519" draw:style-name="gr4" draw:text-style-name="P284" svg:x1="17.533cm" svg:y1="6.666cm" svg:x2="17.533cm" svg:y2="6.765cm"><text:p/></draw:line><draw:line draw:name="Вертикальная линия 3520" draw:style-name="gr4" draw:text-style-name="P284" svg:x1="18.572cm" svg:y1="6.666cm" svg:x2="18.572cm" svg:y2="6.765cm"><text:p/></draw:line></draw:g><draw:g draw:name="DrawObject 965" draw:style-name="gr3"><draw:line draw:name="Вертикальная линия 3521" draw:style-name="gr4" draw:text-style-name="P284" svg:x1="19.826cm" svg:y1="6.666cm" svg:x2="19.826cm" svg:y2="6.765cm"><text:p/></draw:line><draw:line draw:name="Вертикальная линия 3522" draw:style-name="gr4" draw:text-style-name="P284" svg:x1="21.082cm" svg:y1="6.666cm" svg:x2="21.082cm" svg:y2="6.765cm"><text:p/></draw:line><draw:line draw:name="Вертикальная линия 3523" draw:style-name="gr4" draw:text-style-name="P284" svg:x1="22.419cm" svg:y1="6.666cm" svg:x2="22.419cm" svg:y2="6.765cm"><text:p/></draw:line><draw:line draw:name="Вертикальная линия 3524" draw:style-name="gr4" draw:text-style-name="P284" svg:x1="23.73cm" svg:y1="6.666cm" svg:x2="23.73cm" svg:y2="6.765cm"><text:p/></draw:line><draw:line draw:name="Вертикальная линия 3525" draw:style-name="gr4" draw:text-style-name="P284" svg:x1="25.462cm" svg:y1="6.666cm" svg:x2="25.462cm" svg:y2="6.765cm"><text:p/></draw:line></draw:g></draw:g><draw:g draw:name="DrawObject 966" draw:style-name="gr2"><draw:g draw:name="DrawObject 967" draw:style-name="gr2"><draw:g draw:name="DrawObject 968" draw:style-name="gr3"><draw:line draw:name="Вертикальная линия 3526" draw:style-name="gr4" draw:text-style-name="P284" svg:x1="1.808cm" svg:y1="7.433cm" svg:x2="1.808cm" svg:y2="7.532cm"><text:p/></draw:line><draw:line draw:name="Вертикальная линия 3527" draw:style-name="gr4" draw:text-style-name="P284" svg:x1="2.838cm" svg:y1="7.435cm" svg:x2="2.838cm" svg:y2="7.534cm"><text:p/></draw:line><draw:line draw:name="Вертикальная линия 3528" draw:style-name="gr4" draw:text-style-name="P284" svg:x1="3.87cm" svg:y1="7.44cm" svg:x2="3.87cm" svg:y2="7.539cm"><text:p/></draw:line><draw:line draw:name="Вертикальная линия 3529" draw:style-name="gr4" draw:text-style-name="P284" svg:x1="5.154cm" svg:y1="7.44cm" svg:x2="5.154cm" svg:y2="7.539cm"><text:p/></draw:line></draw:g><draw:line draw:name="Вертикальная линия 3530" draw:style-name="gr4" draw:text-style-name="P284" svg:x1="12.439cm" svg:y1="7.44cm" svg:x2="12.439cm" svg:y2="7.539cm"><text:p/></draw:line><draw:line draw:name="Вертикальная линия 3531" draw:style-name="gr4" draw:text-style-name="P284" svg:x1="13.45cm" svg:y1="7.44cm" svg:x2="13.45cm" svg:y2="7.539cm"><text:p/></draw:line><draw:line draw:name="Вертикальная линия 3532" draw:style-name="gr4" draw:text-style-name="P284" svg:x1="15.249cm" svg:y1="7.44cm" svg:x2="15.249cm" svg:y2="7.539cm"><text:p/></draw:line><draw:line draw:name="Вертикальная линия 3533" draw:style-name="gr4" draw:text-style-name="P284" svg:x1="16.27cm" svg:y1="7.44cm" svg:x2="16.27cm" svg:y2="7.539cm"><text:p/></draw:line><draw:line draw:name="Вертикальная линия 3534" draw:style-name="gr4" draw:text-style-name="P284" svg:x1="17.533cm" svg:y1="7.44cm" svg:x2="17.533cm" svg:y2="7.539cm"><text:p/></draw:line><draw:line draw:name="Вертикальная линия 3535" draw:style-name="gr4" draw:text-style-name="P284" svg:x1="18.572cm" svg:y1="7.44cm" svg:x2="18.572cm" svg:y2="7.539cm"><text:p/></draw:line></draw:g><draw:g draw:name="DrawObject 969" draw:style-name="gr3"><draw:line draw:name="Вертикальная линия 3536" draw:style-name="gr4" draw:text-style-name="P284" svg:x1="19.826cm" svg:y1="7.44cm" svg:x2="19.826cm" svg:y2="7.539cm"><text:p/></draw:line><draw:line draw:name="Вертикальная линия 3537" draw:style-name="gr4" draw:text-style-name="P284" svg:x1="21.082cm" svg:y1="7.44cm" svg:x2="21.082cm" svg:y2="7.539cm"><text:p/></draw:line><draw:line draw:name="Вертикальная линия 3538" draw:style-name="gr4" draw:text-style-name="P284" svg:x1="22.419cm" svg:y1="7.44cm" svg:x2="22.419cm" svg:y2="7.539cm"><text:p/></draw:line><draw:line draw:name="Вертикальная линия 3539" draw:style-name="gr4" draw:text-style-name="P284" svg:x1="23.73cm" svg:y1="7.44cm" svg:x2="23.73cm" svg:y2="7.539cm"><text:p/></draw:line><draw:line draw:name="Вертикальная линия 3540" draw:style-name="gr4" draw:text-style-name="P284" svg:x1="25.462cm" svg:y1="7.44cm" svg:x2="25.462cm" svg:y2="7.539cm"><text:p/></draw:line></draw:g></draw:g><draw:g draw:name="DrawObject 970" draw:style-name="gr2"><draw:g draw:name="DrawObject 971" draw:style-name="gr2"><draw:g draw:name="DrawObject 972" draw:style-name="gr3"><draw:line draw:name="Вертикальная линия 3541" draw:style-name="gr4" draw:text-style-name="P284" svg:x1="1.808cm" svg:y1="8.222cm" svg:x2="1.808cm" svg:y2="8.321cm"><text:p/></draw:line><draw:line draw:name="Вертикальная линия 3542" draw:style-name="gr4" draw:text-style-name="P284" svg:x1="2.838cm" svg:y1="8.223cm" svg:x2="2.838cm" svg:y2="8.322cm"><text:p/></draw:line><draw:line draw:name="Вертикальная линия 3543" draw:style-name="gr4" draw:text-style-name="P284" svg:x1="3.87cm" svg:y1="8.227cm" svg:x2="3.87cm" svg:y2="8.326cm"><text:p/></draw:line><draw:line draw:name="Вертикальная линия 3544" draw:style-name="gr4" draw:text-style-name="P284" svg:x1="5.154cm" svg:y1="8.227cm" svg:x2="5.154cm" svg:y2="8.326cm"><text:p/></draw:line></draw:g><draw:line draw:name="Вертикальная линия 3545" draw:style-name="gr4" draw:text-style-name="P284" svg:x1="12.439cm" svg:y1="8.227cm" svg:x2="12.439cm" svg:y2="8.326cm"><text:p/></draw:line><draw:line draw:name="Вертикальная линия 3546" draw:style-name="gr4" draw:text-style-name="P284" svg:x1="13.45cm" svg:y1="8.227cm" svg:x2="13.45cm" svg:y2="8.326cm"><text:p/></draw:line><draw:line draw:name="Вертикальная линия 3547" draw:style-name="gr4" draw:text-style-name="P284" svg:x1="15.249cm" svg:y1="8.227cm" svg:x2="15.249cm" svg:y2="8.326cm"><text:p/></draw:line><draw:line draw:name="Вертикальная линия 3548" draw:style-name="gr4" draw:text-style-name="P284" svg:x1="16.27cm" svg:y1="8.227cm" svg:x2="16.27cm" svg:y2="8.326cm"><text:p/></draw:line><draw:line draw:name="Вертикальная линия 3549" draw:style-name="gr4" draw:text-style-name="P284" svg:x1="17.533cm" svg:y1="8.227cm" svg:x2="17.533cm" svg:y2="8.326cm"><text:p/></draw:line><draw:line draw:name="Вертикальная линия 3550" draw:style-name="gr4" draw:text-style-name="P284" svg:x1="18.572cm" svg:y1="8.227cm" svg:x2="18.572cm" svg:y2="8.326cm"><text:p/></draw:line></draw:g><draw:g draw:name="DrawObject 973" draw:style-name="gr3"><draw:line draw:name="Вертикальная линия 3551" draw:style-name="gr4" draw:text-style-name="P284" svg:x1="19.826cm" svg:y1="8.227cm" svg:x2="19.826cm" svg:y2="8.326cm"><text:p/></draw:line><draw:line draw:name="Вертикальная линия 3552" draw:style-name="gr4" draw:text-style-name="P284" svg:x1="21.082cm" svg:y1="8.227cm" svg:x2="21.082cm" svg:y2="8.326cm"><text:p/></draw:line><draw:line draw:name="Вертикальная линия 3553" draw:style-name="gr4" draw:text-style-name="P284" svg:x1="22.419cm" svg:y1="8.227cm" svg:x2="22.419cm" svg:y2="8.326cm"><text:p/></draw:line><draw:line draw:name="Вертикальная линия 3554" draw:style-name="gr4" draw:text-style-name="P284" svg:x1="23.73cm" svg:y1="8.227cm" svg:x2="23.73cm" svg:y2="8.326cm"><text:p/></draw:line><draw:line draw:name="Вертикальная линия 3555" draw:style-name="gr4" draw:text-style-name="P284" svg:x1="25.462cm" svg:y1="8.227cm" svg:x2="25.462cm" svg:y2="8.326cm"><text:p/></draw:line></draw:g></draw:g><draw:g draw:name="DrawObject 974" draw:style-name="gr2"><draw:g draw:name="DrawObject 975" draw:style-name="gr2"><draw:g draw:name="DrawObject 976" draw:style-name="gr3"><draw:line draw:name="Вертикальная линия 3556" draw:style-name="gr4" draw:text-style-name="P284" svg:x1="1.808cm" svg:y1="8.98cm" svg:x2="1.808cm" svg:y2="9.079cm"><text:p/></draw:line><draw:line draw:name="Вертикальная линия 3557" draw:style-name="gr4" draw:text-style-name="P284" svg:x1="2.838cm" svg:y1="8.983cm" svg:x2="2.838cm" svg:y2="9.082cm"><text:p/></draw:line><draw:line draw:name="Вертикальная линия 3558" draw:style-name="gr4" draw:text-style-name="P284" svg:x1="3.87cm" svg:y1="8.987cm" svg:x2="3.87cm" svg:y2="9.086cm"><text:p/></draw:line><draw:line draw:name="Вертикальная линия 3559" draw:style-name="gr4" draw:text-style-name="P284" svg:x1="5.154cm" svg:y1="8.987cm" svg:x2="5.154cm" svg:y2="9.086cm"><text:p/></draw:line></draw:g><draw:line draw:name="Вертикальная линия 3560" draw:style-name="gr4" draw:text-style-name="P284" svg:x1="12.439cm" svg:y1="8.987cm" svg:x2="12.439cm" svg:y2="9.086cm"><text:p/></draw:line><draw:line draw:name="Вертикальная линия 3561" draw:style-name="gr4" draw:text-style-name="P284" svg:x1="13.45cm" svg:y1="8.987cm" svg:x2="13.45cm" svg:y2="9.086cm"><text:p/></draw:line><draw:line draw:name="Вертикальная линия 3562" draw:style-name="gr4" draw:text-style-name="P284" svg:x1="15.249cm" svg:y1="8.987cm" svg:x2="15.249cm" svg:y2="9.086cm"><text:p/></draw:line><draw:line draw:name="Вертикальная линия 3563" draw:style-name="gr4" draw:text-style-name="P284" svg:x1="16.27cm" svg:y1="8.987cm" svg:x2="16.27cm" svg:y2="9.086cm"><text:p/></draw:line><draw:line draw:name="Вертикальная линия 3564" draw:style-name="gr4" draw:text-style-name="P284" svg:x1="17.533cm" svg:y1="8.987cm" svg:x2="17.533cm" svg:y2="9.086cm"><text:p/></draw:line><draw:line draw:name="Вертикальная линия 3565" draw:style-name="gr4" draw:text-style-name="P284" svg:x1="18.572cm" svg:y1="8.987cm" svg:x2="18.572cm" svg:y2="9.086cm"><text:p/></draw:line></draw:g><draw:g draw:name="DrawObject 977" draw:style-name="gr3"><draw:line draw:name="Вертикальная линия 3566" draw:style-name="gr4" draw:text-style-name="P284" svg:x1="19.826cm" svg:y1="8.987cm" svg:x2="19.826cm" svg:y2="9.086cm"><text:p/></draw:line><draw:line draw:name="Вертикальная линия 3567" draw:style-name="gr4" draw:text-style-name="P284" svg:x1="21.082cm" svg:y1="8.987cm" svg:x2="21.082cm" svg:y2="9.086cm"><text:p/></draw:line><draw:line draw:name="Вертикальная линия 3568" draw:style-name="gr4" draw:text-style-name="P284" svg:x1="22.419cm" svg:y1="8.987cm" svg:x2="22.419cm" svg:y2="9.086cm"><text:p/></draw:line><draw:line draw:name="Вертикальная линия 3569" draw:style-name="gr4" draw:text-style-name="P284" svg:x1="23.73cm" svg:y1="8.987cm" svg:x2="23.73cm" svg:y2="9.086cm"><text:p/></draw:line><draw:line draw:name="Вертикальная линия 3570" draw:style-name="gr4" draw:text-style-name="P284" svg:x1="25.462cm" svg:y1="8.987cm" svg:x2="25.462cm" svg:y2="9.086cm"><text:p/></draw:line></draw:g></draw:g><draw:g draw:name="DrawObject 978" draw:style-name="gr2"><draw:g draw:name="DrawObject 979" draw:style-name="gr2"><draw:g draw:name="DrawObject 980" draw:style-name="gr3"><draw:line draw:name="Вертикальная линия 3571" draw:style-name="gr4" draw:text-style-name="P284" svg:x1="1.808cm" svg:y1="9.765cm" svg:x2="1.808cm" svg:y2="9.864cm"><text:p/></draw:line><draw:line draw:name="Вертикальная линия 3572" draw:style-name="gr4" draw:text-style-name="P284" svg:x1="2.838cm" svg:y1="9.765cm" svg:x2="2.838cm" svg:y2="9.864cm"><text:p/></draw:line><draw:line draw:name="Вертикальная линия 3573" draw:style-name="gr4" draw:text-style-name="P284" svg:x1="3.87cm" svg:y1="9.772cm" svg:x2="3.87cm" svg:y2="9.871cm"><text:p/></draw:line><draw:line draw:name="Вертикальная линия 3574" draw:style-name="gr4" draw:text-style-name="P284" svg:x1="5.154cm" svg:y1="9.772cm" svg:x2="5.154cm" svg:y2="9.871cm"><text:p/></draw:line></draw:g><draw:line draw:name="Вертикальная линия 3575" draw:style-name="gr4" draw:text-style-name="P284" svg:x1="12.439cm" svg:y1="9.772cm" svg:x2="12.439cm" svg:y2="9.871cm"><text:p/></draw:line><draw:line draw:name="Вертикальная линия 3576" draw:style-name="gr4" draw:text-style-name="P284" svg:x1="13.45cm" svg:y1="9.772cm" svg:x2="13.45cm" svg:y2="9.871cm"><text:p/></draw:line><draw:line draw:name="Вертикальная линия 3577" draw:style-name="gr4" draw:text-style-name="P284" svg:x1="15.249cm" svg:y1="9.772cm" svg:x2="15.249cm" svg:y2="9.871cm"><text:p/></draw:line><draw:line draw:name="Вертикальная линия 3578" draw:style-name="gr4" draw:text-style-name="P284" svg:x1="16.27cm" svg:y1="9.772cm" svg:x2="16.27cm" svg:y2="9.871cm"><text:p/></draw:line><draw:line draw:name="Вертикальная линия 3579" draw:style-name="gr4" draw:text-style-name="P284" svg:x1="17.533cm" svg:y1="9.772cm" svg:x2="17.533cm" svg:y2="9.871cm"><text:p/></draw:line><draw:line draw:name="Вертикальная линия 3580" draw:style-name="gr4" draw:text-style-name="P284" svg:x1="18.572cm" svg:y1="9.772cm" svg:x2="18.572cm" svg:y2="9.871cm"><text:p/></draw:line></draw:g><draw:g draw:name="DrawObject 981" draw:style-name="gr3"><draw:line draw:name="Вертикальная линия 3581" draw:style-name="gr4" draw:text-style-name="P284" svg:x1="19.826cm" svg:y1="9.772cm" svg:x2="19.826cm" svg:y2="9.871cm"><text:p/></draw:line><draw:line draw:name="Вертикальная линия 3582" draw:style-name="gr4" draw:text-style-name="P284" svg:x1="21.082cm" svg:y1="9.772cm" svg:x2="21.082cm" svg:y2="9.871cm"><text:p/></draw:line><draw:line draw:name="Вертикальная линия 3583" draw:style-name="gr4" draw:text-style-name="P284" svg:x1="22.419cm" svg:y1="9.772cm" svg:x2="22.419cm" svg:y2="9.871cm"><text:p/></draw:line><draw:line draw:name="Вертикальная линия 3584" draw:style-name="gr4" draw:text-style-name="P284" svg:x1="23.73cm" svg:y1="9.772cm" svg:x2="23.73cm" svg:y2="9.871cm"><text:p/></draw:line><draw:line draw:name="Вертикальная линия 3585" draw:style-name="gr4" draw:text-style-name="P284" svg:x1="25.462cm" svg:y1="9.772cm" svg:x2="25.462cm" svg:y2="9.871cm"><text:p/></draw:line></draw:g></draw:g><draw:g draw:name="DrawObject 982" draw:style-name="gr2"><draw:g draw:name="DrawObject 983" draw:style-name="gr2"><draw:g draw:name="DrawObject 984" draw:style-name="gr3"><draw:line draw:name="Вертикальная линия 3586" draw:style-name="gr4" draw:text-style-name="P284" svg:x1="1.808cm" svg:y1="10.536cm" svg:x2="1.808cm" svg:y2="10.635cm"><text:p/></draw:line><draw:line draw:name="Вертикальная линия 3587" draw:style-name="gr4" draw:text-style-name="P284" svg:x1="2.838cm" svg:y1="10.537cm" svg:x2="2.838cm" svg:y2="10.636cm"><text:p/></draw:line><draw:line draw:name="Вертикальная линия 3588" draw:style-name="gr4" draw:text-style-name="P284" svg:x1="3.87cm" svg:y1="10.541cm" svg:x2="3.87cm" svg:y2="10.64cm"><text:p/></draw:line><draw:line draw:name="Вертикальная линия 3589" draw:style-name="gr4" draw:text-style-name="P284" svg:x1="5.154cm" svg:y1="10.541cm" svg:x2="5.154cm" svg:y2="10.64cm"><text:p/></draw:line></draw:g><draw:line draw:name="Вертикальная линия 3590" draw:style-name="gr4" draw:text-style-name="P284" svg:x1="12.439cm" svg:y1="10.541cm" svg:x2="12.439cm" svg:y2="10.64cm"><text:p/></draw:line><draw:line draw:name="Вертикальная линия 3591" draw:style-name="gr4" draw:text-style-name="P284" svg:x1="13.45cm" svg:y1="10.541cm" svg:x2="13.45cm" svg:y2="10.64cm"><text:p/></draw:line><draw:line draw:name="Вертикальная линия 3592" draw:style-name="gr4" draw:text-style-name="P284" svg:x1="15.249cm" svg:y1="10.541cm" svg:x2="15.249cm" svg:y2="10.64cm"><text:p/></draw:line><draw:line draw:name="Вертикальная линия 3593" draw:style-name="gr4" draw:text-style-name="P284" svg:x1="16.27cm" svg:y1="10.541cm" svg:x2="16.27cm" svg:y2="10.64cm"><text:p/></draw:line><draw:line draw:name="Вертикальная линия 3594" draw:style-name="gr4" draw:text-style-name="P284" svg:x1="17.533cm" svg:y1="10.541cm" svg:x2="17.533cm" svg:y2="10.64cm"><text:p/></draw:line><draw:line draw:name="Вертикальная линия 3595" draw:style-name="gr4" draw:text-style-name="P284" svg:x1="18.572cm" svg:y1="10.541cm" svg:x2="18.572cm" svg:y2="10.64cm"><text:p/></draw:line></draw:g><draw:g draw:name="DrawObject 985" draw:style-name="gr3"><draw:line draw:name="Вертикальная линия 3596" draw:style-name="gr4" draw:text-style-name="P284" svg:x1="19.826cm" svg:y1="10.541cm" svg:x2="19.826cm" svg:y2="10.64cm"><text:p/></draw:line><draw:line draw:name="Вертикальная линия 3597" draw:style-name="gr4" draw:text-style-name="P284" svg:x1="21.082cm" svg:y1="10.541cm" svg:x2="21.082cm" svg:y2="10.64cm"><text:p/></draw:line><draw:line draw:name="Вертикальная линия 3598" draw:style-name="gr4" draw:text-style-name="P284" svg:x1="22.419cm" svg:y1="10.541cm" svg:x2="22.419cm" svg:y2="10.64cm"><text:p/></draw:line><draw:line draw:name="Вертикальная линия 3599" draw:style-name="gr4" draw:text-style-name="P284" svg:x1="23.73cm" svg:y1="10.541cm" svg:x2="23.73cm" svg:y2="10.64cm"><text:p/></draw:line><draw:line draw:name="Вертикальная линия 3600" draw:style-name="gr4" draw:text-style-name="P284" svg:x1="25.462cm" svg:y1="10.541cm" svg:x2="25.462cm" svg:y2="10.64cm"><text:p/></draw:line></draw:g></draw:g><draw:g draw:name="DrawObject 986" draw:style-name="gr2"><draw:g draw:name="DrawObject 987" draw:style-name="gr2"><draw:g draw:name="DrawObject 988" draw:style-name="gr3"><draw:line draw:name="Вертикальная линия 3601" draw:style-name="gr4" draw:text-style-name="P284" svg:x1="1.808cm" svg:y1="11.305cm" svg:x2="1.808cm" svg:y2="11.404cm"><text:p/></draw:line><draw:line draw:name="Вертикальная линия 3602" draw:style-name="gr4" draw:text-style-name="P284" svg:x1="2.838cm" svg:y1="11.308cm" svg:x2="2.838cm" svg:y2="11.407cm"><text:p/></draw:line><draw:line draw:name="Вертикальная линия 3603" draw:style-name="gr4" draw:text-style-name="P284" svg:x1="3.87cm" svg:y1="11.311cm" svg:x2="3.87cm" svg:y2="11.41cm"><text:p/></draw:line><draw:line draw:name="Вертикальная линия 3604" draw:style-name="gr4" draw:text-style-name="P284" svg:x1="5.154cm" svg:y1="11.311cm" svg:x2="5.154cm" svg:y2="11.41cm"><text:p/></draw:line></draw:g><draw:line draw:name="Вертикальная линия 3605" draw:style-name="gr4" draw:text-style-name="P284" svg:x1="12.439cm" svg:y1="11.311cm" svg:x2="12.439cm" svg:y2="11.41cm"><text:p/></draw:line><draw:line draw:name="Вертикальная линия 3606" draw:style-name="gr4" draw:text-style-name="P284" svg:x1="13.45cm" svg:y1="11.311cm" svg:x2="13.45cm" svg:y2="11.41cm"><text:p/></draw:line><draw:line draw:name="Вертикальная линия 3607" draw:style-name="gr4" draw:text-style-name="P284" svg:x1="15.249cm" svg:y1="11.311cm" svg:x2="15.249cm" svg:y2="11.41cm"><text:p/></draw:line><draw:line draw:name="Вертикальная линия 3608" draw:style-name="gr4" draw:text-style-name="P284" svg:x1="16.27cm" svg:y1="11.311cm" svg:x2="16.27cm" svg:y2="11.41cm"><text:p/></draw:line><draw:line draw:name="Вертикальная линия 3609" draw:style-name="gr4" draw:text-style-name="P284" svg:x1="17.533cm" svg:y1="11.311cm" svg:x2="17.533cm" svg:y2="11.41cm"><text:p/></draw:line><draw:line draw:name="Вертикальная линия 3610" draw:style-name="gr4" draw:text-style-name="P284" svg:x1="18.572cm" svg:y1="11.311cm" svg:x2="18.572cm" svg:y2="11.41cm"><text:p/></draw:line></draw:g><draw:g draw:name="DrawObject 989" draw:style-name="gr3"><draw:line draw:name="Вертикальная линия 3611" draw:style-name="gr4" draw:text-style-name="P284" svg:x1="19.826cm" svg:y1="11.311cm" svg:x2="19.826cm" svg:y2="11.41cm"><text:p/></draw:line><draw:line draw:name="Вертикальная линия 3612" draw:style-name="gr4" draw:text-style-name="P284" svg:x1="21.082cm" svg:y1="11.311cm" svg:x2="21.082cm" svg:y2="11.41cm"><text:p/></draw:line><draw:line draw:name="Вертикальная линия 3613" draw:style-name="gr4" draw:text-style-name="P284" svg:x1="22.419cm" svg:y1="11.311cm" svg:x2="22.419cm" svg:y2="11.41cm"><text:p/></draw:line><draw:line draw:name="Вертикальная линия 3614" draw:style-name="gr4" draw:text-style-name="P284" svg:x1="23.73cm" svg:y1="11.311cm" svg:x2="23.73cm" svg:y2="11.41cm"><text:p/></draw:line><draw:line draw:name="Вертикальная линия 3615" draw:style-name="gr4" draw:text-style-name="P284" svg:x1="25.462cm" svg:y1="11.311cm" svg:x2="25.462cm" svg:y2="11.41cm"><text:p/></draw:line></draw:g></draw:g><draw:g draw:name="DrawObject 990" draw:style-name="gr2"><draw:g draw:name="DrawObject 991" draw:style-name="gr2"><draw:g draw:name="DrawObject 992" draw:style-name="gr3"><draw:line draw:name="Вертикальная линия 3616" draw:style-name="gr4" draw:text-style-name="P284" svg:x1="1.808cm" svg:y1="12.077cm" svg:x2="1.808cm" svg:y2="12.176cm"><text:p/></draw:line><draw:line draw:name="Вертикальная линия 3617" draw:style-name="gr4" draw:text-style-name="P284" svg:x1="2.838cm" svg:y1="12.079cm" svg:x2="2.838cm" svg:y2="12.178cm"><text:p/></draw:line><draw:line draw:name="Вертикальная линия 3618" draw:style-name="gr4" draw:text-style-name="P284" svg:x1="3.87cm" svg:y1="12.084cm" svg:x2="3.87cm" svg:y2="12.183cm"><text:p/></draw:line><draw:line draw:name="Вертикальная линия 3619" draw:style-name="gr4" draw:text-style-name="P284" svg:x1="5.154cm" svg:y1="12.084cm" svg:x2="5.154cm" svg:y2="12.183cm"><text:p/></draw:line></draw:g><draw:line draw:name="Вертикальная линия 3620" draw:style-name="gr4" draw:text-style-name="P284" svg:x1="12.439cm" svg:y1="12.084cm" svg:x2="12.439cm" svg:y2="12.183cm"><text:p/></draw:line><draw:line draw:name="Вертикальная линия 3621" draw:style-name="gr4" draw:text-style-name="P284" svg:x1="13.45cm" svg:y1="12.084cm" svg:x2="13.45cm" svg:y2="12.183cm"><text:p/></draw:line><draw:line draw:name="Вертикальная линия 3622" draw:style-name="gr4" draw:text-style-name="P284" svg:x1="15.249cm" svg:y1="12.084cm" svg:x2="15.249cm" svg:y2="12.183cm"><text:p/></draw:line><draw:line draw:name="Вертикальная линия 3623" draw:style-name="gr4" draw:text-style-name="P284" svg:x1="16.27cm" svg:y1="12.084cm" svg:x2="16.27cm" svg:y2="12.183cm"><text:p/></draw:line><draw:line draw:name="Вертикальная линия 3624" draw:style-name="gr4" draw:text-style-name="P284" svg:x1="17.533cm" svg:y1="12.084cm" svg:x2="17.533cm" svg:y2="12.183cm"><text:p/></draw:line><draw:line draw:name="Вертикальная линия 3625" draw:style-name="gr4" draw:text-style-name="P284" svg:x1="18.572cm" svg:y1="12.084cm" svg:x2="18.572cm" svg:y2="12.183cm"><text:p/></draw:line></draw:g><draw:g draw:name="DrawObject 993" draw:style-name="gr3"><draw:line draw:name="Вертикальная линия 3626" draw:style-name="gr4" draw:text-style-name="P284" svg:x1="19.826cm" svg:y1="12.084cm" svg:x2="19.826cm" svg:y2="12.183cm"><text:p/></draw:line><draw:line draw:name="Вертикальная линия 3627" draw:style-name="gr4" draw:text-style-name="P284" svg:x1="21.082cm" svg:y1="12.084cm" svg:x2="21.082cm" svg:y2="12.183cm"><text:p/></draw:line><draw:line draw:name="Вертикальная линия 3628" draw:style-name="gr4" draw:text-style-name="P284" svg:x1="22.419cm" svg:y1="12.084cm" svg:x2="22.419cm" svg:y2="12.183cm"><text:p/></draw:line><draw:line draw:name="Вертикальная линия 3629" draw:style-name="gr4" draw:text-style-name="P284" svg:x1="23.73cm" svg:y1="12.084cm" svg:x2="23.73cm" svg:y2="12.183cm"><text:p/></draw:line><draw:line draw:name="Вертикальная линия 3630" draw:style-name="gr4" draw:text-style-name="P284" svg:x1="25.462cm" svg:y1="12.084cm" svg:x2="25.462cm" svg:y2="12.183cm"><text:p/></draw:line></draw:g></draw:g></draw:g><draw:g draw:name="DrawObject 994" draw:style-name="gr2"><draw:g draw:name="Фигура 15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995" draw:style-name="gr2"><draw:g draw:name="DrawObject 996" draw:style-name="gr2"><draw:g draw:name="DrawObject 997" draw:style-name="gr3"><draw:line draw:name="Вертикальная линия 3631" draw:style-name="gr4" draw:text-style-name="P285" svg:x1="1.777cm" svg:y1="12.789cm" svg:x2="1.777cm" svg:y2="12.889cm"><text:p/></draw:line><draw:line draw:name="Вертикальная линия 3632" draw:style-name="gr4" draw:text-style-name="P285" svg:x1="2.808cm" svg:y1="12.794cm" svg:x2="2.808cm" svg:y2="12.894cm"><text:p/></draw:line><draw:line draw:name="Вертикальная линия 3633" draw:style-name="gr4" draw:text-style-name="P285" svg:x1="3.84cm" svg:y1="12.796cm" svg:x2="3.84cm" svg:y2="12.896cm"><text:p/></draw:line><draw:line draw:name="Вертикальная линия 3634" draw:style-name="gr4" draw:text-style-name="P285" svg:x1="5.126cm" svg:y1="12.796cm" svg:x2="5.126cm" svg:y2="12.896cm"><text:p/></draw:line></draw:g><draw:line draw:name="Вертикальная линия 3635" draw:style-name="gr4" draw:text-style-name="P285" svg:x1="12.42cm" svg:y1="12.796cm" svg:x2="12.42cm" svg:y2="12.896cm"><text:p/></draw:line><draw:line draw:name="Вертикальная линия 3636" draw:style-name="gr4" draw:text-style-name="P285" svg:x1="13.435cm" svg:y1="12.796cm" svg:x2="13.435cm" svg:y2="12.896cm"><text:p/></draw:line><draw:line draw:name="Вертикальная линия 3637" draw:style-name="gr4" draw:text-style-name="P285" svg:x1="15.239cm" svg:y1="12.796cm" svg:x2="15.239cm" svg:y2="12.896cm"><text:p/></draw:line><draw:line draw:name="Вертикальная линия 3638" draw:style-name="gr4" draw:text-style-name="P285" svg:x1="16.258cm" svg:y1="12.796cm" svg:x2="16.258cm" svg:y2="12.896cm"><text:p/></draw:line><draw:line draw:name="Вертикальная линия 3639" draw:style-name="gr4" draw:text-style-name="P285" svg:x1="17.526cm" svg:y1="12.796cm" svg:x2="17.526cm" svg:y2="12.896cm"><text:p/></draw:line><draw:line draw:name="Вертикальная линия 3640" draw:style-name="gr4" draw:text-style-name="P285" svg:x1="18.564cm" svg:y1="12.796cm" svg:x2="18.564cm" svg:y2="12.896cm"><text:p/></draw:line></draw:g><draw:g draw:name="DrawObject 998" draw:style-name="gr3"><draw:line draw:name="Вертикальная линия 3641" draw:style-name="gr4" draw:text-style-name="P285" svg:x1="19.822cm" svg:y1="12.796cm" svg:x2="19.822cm" svg:y2="12.896cm"><text:p/></draw:line><draw:line draw:name="Вертикальная линия 3642" draw:style-name="gr4" draw:text-style-name="P285" svg:x1="21.077cm" svg:y1="12.796cm" svg:x2="21.077cm" svg:y2="12.896cm"><text:p/></draw:line><draw:line draw:name="Вертикальная линия 3643" draw:style-name="gr4" draw:text-style-name="P285" svg:x1="22.419cm" svg:y1="12.796cm" svg:x2="22.419cm" svg:y2="12.896cm"><text:p/></draw:line><draw:line draw:name="Вертикальная линия 3644" draw:style-name="gr4" draw:text-style-name="P285" svg:x1="23.733cm" svg:y1="12.796cm" svg:x2="23.733cm" svg:y2="12.896cm"><text:p/></draw:line><draw:line draw:name="Вертикальная линия 3645" draw:style-name="gr4" draw:text-style-name="P285" svg:x1="25.467cm" svg:y1="12.796cm" svg:x2="25.467cm" svg:y2="12.896cm"><text:p/></draw:line></draw:g></draw:g></draw:g>к/м</text:p>
          </table:table-cell>
          <table:table-cell table:style-name="Таблица13.F8" table:number-columns-spanned="19" office:value-type="string">
            <text:p text:style-name="P26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B10" table:number-columns-spanned="14" office:value-type="string">
            <text:p text:style-name="P26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m5" table:number-columns-spanned="2" office:value-type="string">
            <text:p text:style-name="P113">ОПП</text:p>
          </table:table-cell>
          <table:covered-table-cell/>
          <table:table-cell table:style-name="Таблица13.m5" table:number-columns-spanned="3" office:value-type="string">
            <text:p text:style-name="P26">ЕВ</text:p>
          </table:table-cell>
          <table:covered-table-cell/>
          <table:covered-table-cell/>
          <table:table-cell table:style-name="Таблица13.m5" table:number-columns-spanned="2" office:value-type="string">
            <text:p text:style-name="P26">ЕН</text:p>
          </table:table-cell>
          <table:covered-table-cell/>
          <table:table-cell table:style-name="Таблица13.m5" table:number-columns-spanned="2" office:value-type="string">
            <text:p text:style-name="P26">КИ</text:p>
          </table:table-cell>
          <table:covered-table-cell/>
          <table:table-cell table:style-name="Таблица13.r12" table:number-columns-spanned="4" office:value-type="string">
            <text:p text:style-name="P26">Нрасх.</text:p>
          </table:table-cell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<text:span text:style-name="T143">0</text:span>1</text:p>
          </table:table-cell>
          <table:table-cell table:style-name="Таблица13.B13" table:number-columns-spanned="46" office:value-type="string">
            <text:p text:style-name="P269"><text:span text:style-name="T29">Ткань фланелевая</text:span> <text:s text:c="103"/><text:span text:style-name="T39">ГОСТ 29298-2005</text:span> <text:s text:c="66"/><text:span text:style-name="T75">113</text:span> <text:s text:c="11"/><text:span text:style-name="T144">1</text:span> <text:s text:c="13"/>- <text:s text:c="19"/><text:span text:style-name="T144">0,25</text:span> <text:s text:c="1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02</text:p>
          </table:table-cell>
          <table:table-cell table:style-name="Таблица13.B14" table:number-columns-spanned="46" office:value-type="string">
            <text:p text:style-name="P269"><text:span text:style-name="T32">Разделительный воск IZHWAX Базовый </text:span><text:span text:style-name="T33">2020</text:span> <text:s text:c="56"/><text:span text:style-name="T145">ТУ 204142-001-0161831702-2019</text:span> <text:s text:c="40"/><text:span text:style-name="T76">163</text:span> <text:s text:c="11"/><text:span text:style-name="T76">1</text:span> <text:s text:c="13"/>- <text:s text:c="21"/><text:span text:style-name="T76">28</text:span> <text:s text:c="23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03</text:p>
          </table:table-cell>
          <table:table-cell table:style-name="Таблица13.B14" table:number-columns-spanned="46" office:value-type="string">
            <text:p text:style-name="P269"><text:span text:style-name="T78">Нефрас</text:span> <text:s text:c="121"/><text:span text:style-name="T146">ТУ 38.401-67-108-92</text:span> <text:s text:c="61"/><text:span text:style-name="T77">163</text:span> <text:s text:c="11"/><text:span text:style-name="T144">1</text:span> <text:s text:c="14"/>- <text:s text:c="20"/><text:span text:style-name="T77">75</text:span> <text:s text:c="14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04</text:p>
          </table:table-cell>
          <table:table-cell table:style-name="Таблица13.B14" table:number-columns-spanned="46" office:value-type="string">
            <text:p text:style-name="Text_20_body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h1" office:value-type="string">
            <text:p text:style-name="P215"><text:span text:style-name="T144">О</text:span><text:span text:style-name="T143">0</text:span>5</text:p>
          </table:table-cell>
          <table:table-cell table:style-name="Таблица13.B14" table:number-rows-spanned="3" table:number-columns-spanned="46" office:value-type="string">
            <text:p text:style-name="P240"><text:span text:style-name="T87">Очистить поверхность</text:span><text:span text:style-name="T66"> </text:span><text:span text:style-name="T87">формы от загрязнений</text:span><text:span text:style-name="T66"> сухой </text:span><text:span text:style-name="T88">х/б</text:span><text:span text:style-name="T66"> тканью. </text:span><text:span text:style-name="T87">Протереть поверхность </text:span><text:span text:style-name="T88">х/б</text:span><text:span text:style-name="T87"> тканью, смоченной нефрасом. Выдержать полученную поверхность в условиях цеха в течение 10 мин</text:span><text:span text:style-name="T62">. Нанести </text:span><text:span text:style-name="T68">с помощью х/б ткани</text:span><text:span text:style-name="T62"> 5-7 слоев </text:span><text:span text:style-name="T63">разделительного воска, </text:span><text:span text:style-name="T69">каждый слой</text:span><text:span text:style-name="T63"> </text:span><text:span text:style-name="T65">расп</text:span><text:span text:style-name="T69">о</text:span><text:span text:style-name="T65">лировать </text:span><text:span text:style-name="T68">фланелевой тканью, </text:span><text:span text:style-name="T70">не надавливая</text:span><text:span text:style-name="T62">, выдержать между слоями 10-15 мин. </text:span><text:span text:style-name="T89">Последний слой располировать отдельной тканью</text:span><text:span text:style-name="T62">. Окончательно выдержать </text:span><text:span text:style-name="T64">3</text:span><text:span text:style-name="T62">0 мин.</text:span> <text:s text:c="380"/></text:p>
            <text:p text:style-name="Text_20_body"><text:s text:c="381"/></text:p>
            <text:p text:style-name="Text_20_body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h1" office:value-type="string">
            <text:p text:style-name="P205">06</text:p>
          </table:table-cell>
          <table:covered-table-cell table:style-name="Таблица13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19" office:value-type="string">
            <text:p text:style-name="P206">07</text:p>
          </table:table-cell>
          <table:covered-table-cell table:style-name="Таблица13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h1" office:value-type="string">
            <text:p text:style-name="P215"><text:span text:style-name="T143">0</text:span>8</text:p>
          </table:table-cell>
          <table:table-cell table:style-name="Таблица13.B14" table:number-columns-spanned="46" office:value-type="string">
            <text:p text:style-name="Text_20_body"><text:s text:c="37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h1" office:value-type="string">
            <text:p text:style-name="P215"><text:span text:style-name="T144">А</text:span>09</text:p>
          </table:table-cell>
          <table:table-cell table:style-name="Таблица13.B14" table:number-columns-spanned="46" office:value-type="string">
            <text:p text:style-name="P269"><text:s text:c="3"/><text:span text:style-name="T144">03</text:span> <text:s text:c="6"/><text:span text:style-name="T144">26</text:span> <text:s text:c="8"/>- <text:s text:c="9"/><text:span text:style-name="T144">015</text:span> <text:s text:c="11"/><text:span text:style-name="Source_20_Text"><text:span text:style-name="T48">6060 Формование</text:span>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h1" office:value-type="string">
            <text:p text:style-name="P215"><text:span text:style-name="T144">Б</text:span>10</text:p>
          </table:table-cell>
          <table:table-cell table:style-name="Таблица13.B14" table:number-columns-spanned="46" office:value-type="string">
            <text:p text:style-name="P269"><text:span text:style-name="T53">Пистолет внешнего смешивания с чоппером </text:span><text:span text:style-name="T54">MVP ATC-4000</text:span> <text:s text:c="42"/><text:span text:style-name="T54">19433</text:span> <text:s text:c="9"/><text:span text:style-name="T144">2</text:span> <text:s text:c="10"/><text:span text:style-name="T144">2</text:span> <text:s text:c="10"/><text:span text:style-name="T144">1</text:span> <text:s text:c="10"/>- <text:s text:c="12"/>- <text:s text:c="13"/>- <text:s text:c="13"/><text:span text:style-name="T144">1</text:span> <text:s text:c="13"/>- <text:s text:c="20"/><text:span text:style-name="T144">1</text:span> <text:s text:c="22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<text:span text:style-name="T144">Т</text:span>11</text:p>
          </table:table-cell>
          <table:table-cell table:style-name="Таблица13.B14" table:number-columns-spanned="46" office:value-type="string">
            <text:p text:style-name="P269"><text:span text:style-name="T46">Стол рабочий Эскиз5222 или аналогичный имеющийся в цехе</text:span> <text:s text:c="40"/><text:span text:style-name="T54">19433</text:span> <text:s text:c="9"/><text:span text:style-name="T144">2</text:span> <text:s text:c="10"/><text:span text:style-name="T144">2</text:span> <text:s text:c="10"/><text:span text:style-name="T144">1</text:span> <text:s text:c="10"/>- <text:s text:c="12"/>- <text:s text:c="13"/>- <text:s text:c="13"/><text:span text:style-name="T144">1</text:span> <text:s text:c="13"/>- <text:s text:c="20"/><text:span text:style-name="T144">1</text:span> <text:s text:c="34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12</text:p>
          </table:table-cell>
          <table:table-cell table:style-name="Таблица13.B14" table:number-columns-spanned="46" office:value-type="string">
            <text:p text:style-name="P269"><text:span text:style-name="T49">Валик пластиковый с тонкими ребрами (25х112) мм 512А 100х450, или</text:span> <text:s text:c="12"/><text:span text:style-name="T50">По сопроводительной документации</text:span> <text:s text:c="36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13</text:p>
          </table:table-cell>
          <table:table-cell table:style-name="Таблица13.B14" table:number-columns-spanned="46" office:value-type="string">
            <text:p text:style-name="P269"><text:span text:style-name="T49">валик алюминиевый с продольними канавками и дополнительными</text:span> <text:s text:c="3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14</text:p>
          </table:table-cell>
          <table:table-cell table:style-name="Таблица13.B14" table:number-columns-spanned="46" office:value-type="string">
            <text:p text:style-name="P269"><text:span text:style-name="T49">прорезями (30х120) мм 576А 120х450 или аналогичны</text:span><text:span text:style-name="T51">й</text:span><text:span text:style-name="T49"> валик.</text:span> <text:s text:c="38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15</text:p>
          </table:table-cell>
          <table:table-cell table:style-name="Таблица13.B14" table:number-columns-spanned="46" office:value-type="string">
            <text:p text:style-name="P269"><text:span text:style-name="T38">Модельная форма</text:span> <text:s text:c="104"/>- <text:s text:c="27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3">
          <table:table-cell table:style-name="Таблица13.h1" office:value-type="string">
            <text:p text:style-name="P215"><text:span text:style-name="T143">1</text:span>6</text:p>
          </table:table-cell>
          <table:table-cell table:style-name="Таблица13.B14" table:number-columns-spanned="46" office:value-type="string">
            <text:p text:style-name="P269"><text:span text:style-name="T79">Часы с точностью измерения одна минута любо</text:span><text:span text:style-name="T80">й</text:span><text:span text:style-name="T79"> ДС</text:span> <text:s text:c="43"/><text:span text:style-name="T52">По сопроводительной документации</text:span> <text:s text:c="3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9">
          <table:table-cell table:style-name="Таблица13.h1" office:value-type="string">
            <text:p text:style-name="P215">17</text:p>
          </table:table-cell>
          <table:table-cell table:style-name="Таблица13.B29" table:number-columns-spanned="46" office:value-type="string">
            <text:p text:style-name="Text_20_body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7">
          <table:table-cell table:style-name="Таблица13.A30" table:number-columns-spanned="3" office:value-type="string">
            <text:p text:style-name="P5">МК</text:p>
          </table:table-cell>
          <table:covered-table-cell/>
          <table:covered-table-cell/>
          <table:table-cell table:style-name="Таблица13.A30" table:number-columns-spanned="37" office:value-type="string">
            <text:p text:style-name="P98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30" table:number-columns-spanned="6" office:value-type="string">
            <text:p text:style-name="P8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3.u30" office:value-type="string">
            <text:p text:style-name="P82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 table:number-columns-repeated="2"/>
        <table:table-column table:style-name="Таблица1.O"/>
        <table:table-column table:style-name="Таблица1.P"/>
        <table:table-column table:style-name="Таблица1.H"/>
        <table:table-column table:style-name="Таблица1.R"/>
        <table:table-column table:style-name="Таблица1.S"/>
        <table:table-column table:style-name="Таблица1.T"/>
        <table:table-column table:style-name="Таблица1.C"/>
        <table:table-column table:style-name="Таблица1.T"/>
        <table:table-column table:style-name="Таблица1.K"/>
        <table:table-column table:style-name="Таблица1.X"/>
        <table:table-column table:style-name="Таблица1.Y"/>
        <table:table-column table:style-name="Таблица1.D"/>
        <table:table-column table:style-name="Таблица1.B"/>
        <table:table-column table:style-name="Таблица1.D"/>
        <table:table-column table:style-name="Таблица1.c"/>
        <table:table-column table:style-name="Таблица1.I"/>
        <table:table-column table:style-name="Таблица1.X"/>
        <table:table-column table:style-name="Таблица1.f"/>
        <table:table-column table:style-name="Таблица1.A"/>
        <table:table-column table:style-name="Таблица1.E"/>
        <table:table-column table:style-name="Таблица1.i" table:number-columns-repeated="2"/>
        <table:table-column table:style-name="Таблица1.E"/>
        <table:table-column table:style-name="Таблица1.l"/>
        <table:table-column table:style-name="Таблица1.B"/>
        <table:table-column table:style-name="Таблица1.D"/>
        <table:table-column table:style-name="Таблица1.o"/>
        <table:table-column table:style-name="Таблица1.F"/>
        <table:table-column table:style-name="Таблица1.q"/>
        <table:table-column table:style-name="Таблица1.T"/>
        <table:table-column table:style-name="Таблица1.l"/>
        <table:table-column table:style-name="Таблица1.L"/>
        <table:table-column table:style-name="Таблица1.u"/>
        <table:table-row table:style-name="Таблица1.1">
          <table:table-cell table:style-name="Таблица1.A1" table:number-columns-spanned="33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46"><draw:frame draw:style-name="fr1" draw:name="Врезка3" text:anchor-type="char" svg:x="22.789cm" svg:y="-0.794cm" svg:width="5.637cm" svg:height="0.646cm" draw:z-index="15"><draw:text-box><text:p text:style-name="P203">ГОСТ 3.1118-82 <text:s/>Форма 1б</text:p></draw:text-box></draw:frame></text:p>
          </table:table-cell>
          <table:covered-table-cell/>
          <table:table-cell table:style-name="Таблица1.h1" table:number-columns-spanned="2" office:value-type="string">
            <text:p text:style-name="P37"/>
          </table:table-cell>
          <table:covered-table-cell/>
          <table:table-cell table:style-name="Таблица1.h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27"/>
          </table:table-cell>
          <table:covered-table-cell/>
          <table:table-cell table:style-name="Таблица1.s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Таблица1.1">
          <table:table-cell table:style-name="Таблица1.h1" table:number-columns-spanned="2" office:value-type="string">
            <text:p text:style-name="P170">Дубл.</text:p>
          </table:table-cell>
          <table:covered-table-cell/>
          <table:table-cell table:style-name="Таблица1.h1" table:number-columns-spanned="6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N2" table:number-columns-spanned="4" office:value-type="string">
            <text:p text:style-name="P170"><text:s text:c="15"/></text:p>
          </table:table-cell>
          <table:covered-table-cell/>
          <table:covered-table-cell/>
          <table:covered-table-cell/>
          <table:table-cell table:style-name="Таблица1.R2" table:number-columns-spanned="16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69"/>
          </table:table-cell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27"/>
          </table:table-cell>
          <table:covered-table-cell/>
          <table:table-cell table:style-name="Таблица1.s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Таблица1.1">
          <table:table-cell table:style-name="Таблица1.h1" table:number-columns-spanned="2" office:value-type="string">
            <text:p text:style-name="P170">Взам.</text:p>
          </table:table-cell>
          <table:covered-table-cell/>
          <table:table-cell table:style-name="Таблица1.h1" table:number-columns-spanned="6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N3" table:number-rows-spanned="2" table:number-columns-spanned="6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4" office:value-type="string">
            <text:p text:style-name="P170"/>
          </table:table-cell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27"/>
          </table:table-cell>
          <table:covered-table-cell/>
          <table:table-cell table:style-name="Таблица1.s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Таблица1.1">
          <table:table-cell table:style-name="Таблица1.h1" table:number-columns-spanned="2" office:value-type="string">
            <text:p text:style-name="P170">Подл.</text:p>
          </table:table-cell>
          <table:covered-table-cell/>
          <table:table-cell table:style-name="Таблица1.h1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3" office:value-type="string">
            <text:p text:style-name="P17"/>
          </table:table-cell>
          <table:covered-table-cell/>
          <table:covered-table-cell/>
          <table:table-cell table:style-name="Таблица1.h1" table:number-columns-spanned="2" office:value-type="string">
            <text:p text:style-name="P66"/>
          </table:table-cell>
          <table:covered-table-cell/>
          <table:covered-table-cell table:style-name="Таблица1.N3"/>
          <table:covered-table-cell/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4" office:value-type="string">
            <text:p text:style-name="P170"/>
          </table:table-cell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27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27"/>
          </table:table-cell>
          <table:covered-table-cell/>
          <table:table-cell table:style-name="Таблица1.s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Таблица1.5">
          <table:table-cell table:style-name="Таблица1.h1" table:number-columns-spanned="25" office:value-type="string">
            <text:p text:style-name="P1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Z5" table:number-columns-spanned="13" office:value-type="string">
            <text:p text:style-name="P1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5" table:number-columns-spanned="7" office:value-type="string">
            <text:p text:style-name="P186">1<text:span text:style-name="T148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t5" table:number-columns-spanned="2" office:value-type="string">
            <text:p text:style-name="P224">4</text:p>
          </table:table-cell>
          <table:covered-table-cell/>
        </table:table-row>
        <table:table-row table:style-name="Таблица1.6">
          <table:table-cell table:style-name="Таблица1.h1" table:number-rows-spanned="3" table:number-columns-spanned="2" office:value-type="string">
            <text:p text:style-name="P27"/>
          </table:table-cell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170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office:value-type="string">
            <text:p text:style-name="P170"/>
          </table:table-cell>
          <table:table-cell table:style-name="Таблица1.h1" office:value-type="string">
            <text:p text:style-name="P170"/>
          </table:table-cell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170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N3" table:number-columns-spanned="3" office:value-type="string">
            <text:p text:style-name="P170"/>
          </table:table-cell>
          <table:covered-table-cell/>
          <table:covered-table-cell/>
          <table:table-cell table:style-name="Таблица1.d6" table:number-rows-spanned="3" table:number-columns-spanned="11" office:value-type="string">
            <text:h text:style-name="P273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6" table:number-rows-spanned="3" table:number-columns-spanned="7" office:value-type="string">
            <text:p text:style-name="P186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covered-table-cell table:style-name="Таблица1.h1"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2" office:value-type="string">
            <text:p text:style-name="P195"/>
          </table:table-cell>
          <table:covered-table-cell/>
          <table:table-cell table:style-name="Таблица1.h1" table:number-columns-spanned="5" office:value-type="string">
            <text:p text:style-name="P195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2" office:value-type="string">
            <text:p text:style-name="P169"/>
          </table:table-cell>
          <table:covered-table-cell/>
          <table:table-cell table:style-name="Таблица1.h1" office:value-type="string">
            <text:p text:style-name="P195"/>
          </table:table-cell>
          <table:table-cell table:style-name="Таблица1.h1" office:value-type="string">
            <text:p text:style-name="P195"/>
          </table:table-cell>
          <table:table-cell table:style-name="Таблица1.h1" table:number-columns-spanned="2" office:value-type="string">
            <text:p text:style-name="P170"/>
          </table:table-cell>
          <table:covered-table-cell/>
          <table:table-cell table:style-name="Таблица1.h1" table:number-columns-spanned="5" office:value-type="string">
            <text:p text:style-name="P170"/>
          </table:table-cell>
          <table:covered-table-cell/>
          <table:covered-table-cell/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covered-table-cell table:style-name="Таблица1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covered-table-cell table:style-name="Таблица1.h1"/>
          <table:covered-table-cell/>
          <table:table-cell table:style-name="Таблица1.h1" table:number-columns-spanned="3" office:value-type="string">
            <text:p text:style-name="P170"/>
          </table:table-cell>
          <table:covered-table-cell/>
          <table:covered-table-cell/>
          <table:table-cell table:style-name="Таблица1.F8" table:number-columns-spanned="2" office:value-type="string">
            <text:p text:style-name="P170"/>
          </table:table-cell>
          <table:covered-table-cell/>
          <table:table-cell table:style-name="Таблица1.F8" table:number-columns-spanned="5" office:value-type="string">
            <text:p text:style-name="P170"/>
          </table:table-cell>
          <table:covered-table-cell/>
          <table:covered-table-cell/>
          <table:covered-table-cell/>
          <table:covered-table-cell/>
          <table:table-cell table:style-name="Таблица1.F8" table:number-columns-spanned="2" office:value-type="string">
            <text:p text:style-name="P170"/>
          </table:table-cell>
          <table:covered-table-cell/>
          <table:table-cell table:style-name="Таблица1.F8" office:value-type="string">
            <text:p text:style-name="P170"/>
          </table:table-cell>
          <table:table-cell table:style-name="Таблица1.F8" office:value-type="string">
            <text:p text:style-name="P170"/>
          </table:table-cell>
          <table:table-cell table:style-name="Таблица1.F8" table:number-columns-spanned="2" office:value-type="string">
            <text:p text:style-name="P170"/>
          </table:table-cell>
          <table:covered-table-cell/>
          <table:table-cell table:style-name="Таблица1.F8" table:number-columns-spanned="5" office:value-type="string">
            <text:p text:style-name="P170"/>
          </table:table-cell>
          <table:covered-table-cell/>
          <table:covered-table-cell/>
          <table:covered-table-cell/>
          <table:covered-table-cell/>
          <table:table-cell table:style-name="Таблица1.F8" table:number-columns-spanned="3" office:value-type="string">
            <text:p text:style-name="P170"/>
          </table:table-cell>
          <table:covered-table-cell/>
          <table:covered-table-cell/>
          <table:table-cell table:style-name="Таблица1.F8" table:number-columns-spanned="3" office:value-type="string">
            <text:p text:style-name="P170"/>
          </table:table-cell>
          <table:covered-table-cell/>
          <table:covered-table-cell/>
          <table:covered-table-cell table:style-name="Таблица1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N3" office:value-type="string">
            <text:p text:style-name="P27">А</text:p>
          </table:table-cell>
          <table:table-cell table:style-name="Таблица1.d6" table:number-columns-spanned="3" office:value-type="string">
            <text:p text:style-name="P57">Цех</text:p>
          </table:table-cell>
          <table:covered-table-cell/>
          <table:covered-table-cell/>
          <table:table-cell table:style-name="Таблица1.E9" table:number-columns-spanned="2" office:value-type="string">
            <text:p text:style-name="P27">Уч.</text:p>
          </table:table-cell>
          <table:covered-table-cell/>
          <table:table-cell table:style-name="Таблица1.E9" table:number-columns-spanned="3" office:value-type="string">
            <text:p text:style-name="P27">РМ</text:p>
          </table:table-cell>
          <table:covered-table-cell/>
          <table:covered-table-cell/>
          <table:table-cell table:style-name="Таблица1.E9" office:value-type="string">
            <text:p text:style-name="P27">Опер.</text:p>
          </table:table-cell>
          <table:table-cell table:style-name="Таблица1.E9" table:number-columns-spanned="10" office:value-type="string">
            <text:p text:style-name="P27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o6" table:number-columns-spanned="27" office:value-type="string">
            <text:p text:style-name="P27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h1" table:number-rows-spanned="2" office:value-type="string">
            <text:p text:style-name="P27">Б</text:p>
          </table:table-cell>
          <table:table-cell table:style-name="Таблица1.B10" table:number-columns-spanned="19" office:value-type="string">
            <text:p text:style-name="P27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1" table:number-rows-spanned="2" table:number-columns-spanned="2" office:value-type="string">
            <text:p text:style-name="P27">См..</text:p>
          </table:table-cell>
          <table:covered-table-cell/>
          <table:table-cell table:style-name="Таблица1.h1" table:number-rows-spanned="2" table:number-columns-spanned="3" office:value-type="string">
            <text:p text:style-name="P27">Проф.</text:p>
            <text:p text:style-name="P231"/>
          </table:table-cell>
          <table:covered-table-cell/>
          <table:covered-table-cell/>
          <table:table-cell table:style-name="Таблица1.h1" table:number-rows-spanned="2" table:number-columns-spanned="3" office:value-type="string">
            <text:p text:style-name="P27">Р</text:p>
          </table:table-cell>
          <table:covered-table-cell/>
          <table:covered-table-cell/>
          <table:table-cell table:style-name="Таблица1.h1" table:number-rows-spanned="2" table:number-columns-spanned="2" office:value-type="string">
            <text:p text:style-name="P27">УТ</text:p>
          </table:table-cell>
          <table:covered-table-cell/>
          <table:table-cell table:style-name="Таблица1.h1" table:number-rows-spanned="2" table:number-columns-spanned="2" office:value-type="string">
            <text:p text:style-name="P27">КР</text:p>
          </table:table-cell>
          <table:covered-table-cell/>
          <table:table-cell table:style-name="Таблица1.h1" table:number-rows-spanned="2" table:number-columns-spanned="2" office:value-type="string">
            <text:p text:style-name="P114">КОИД</text:p>
          </table:table-cell>
          <table:covered-table-cell/>
          <table:table-cell table:style-name="Таблица1.h1" table:number-rows-spanned="2" table:number-columns-spanned="2" office:value-type="string">
            <text:p text:style-name="P27">ЕН</text:p>
          </table:table-cell>
          <table:covered-table-cell/>
          <table:table-cell table:style-name="Таблица1.h1" table:number-rows-spanned="2" table:number-columns-spanned="3" office:value-type="string">
            <text:p text:style-name="P27">ОП</text:p>
          </table:table-cell>
          <table:covered-table-cell/>
          <table:covered-table-cell/>
          <table:table-cell table:style-name="Таблица1.h1" table:number-rows-spanned="2" table:number-columns-spanned="2" office:value-type="string">
            <text:p text:style-name="P27">Кшт.</text:p>
          </table:table-cell>
          <table:covered-table-cell/>
          <table:table-cell table:style-name="Таблица1.h1" table:number-rows-spanned="2" table:number-columns-spanned="2" office:value-type="string">
            <text:p text:style-name="P27">Тп.з.</text:p>
          </table:table-cell>
          <table:covered-table-cell/>
          <table:table-cell table:style-name="Таблица1.r10" table:number-rows-spanned="2" table:number-columns-spanned="4" office:value-type="string">
            <text:p text:style-name="P27">Тшт.</text:p>
          </table:table-cell>
          <table:covered-table-cell/>
          <table:covered-table-cell/>
          <table:covered-table-cell/>
        </table:table-row>
        <table:table-row table:style-name="Таблица1.11">
          <table:covered-table-cell table:style-name="Таблица1.h1"/>
          <table:table-cell table:style-name="Таблица1.d6" table:number-columns-spanned="19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.h1"/>
          <table:covered-table-cell/>
          <table:covered-table-cell table:style-name="Таблица1.h1"/>
          <table:covered-table-cell/>
          <table:covered-table-cell/>
          <table:covered-table-cell table:style-name="Таблица1.h1"/>
          <table:covered-table-cell/>
          <table:covered-table-cell/>
          <table:covered-table-cell table:style-name="Таблица1.h1"/>
          <table:covered-table-cell/>
          <table:covered-table-cell table:style-name="Таблица1.r10"/>
          <table:covered-table-cell/>
          <table:covered-table-cell table:style-name="Таблица1.h1"/>
          <table:covered-table-cell/>
          <table:covered-table-cell table:style-name="Таблица1.h1"/>
          <table:covered-table-cell/>
          <table:covered-table-cell table:style-name="Таблица1.h1"/>
          <table:covered-table-cell/>
          <table:covered-table-cell/>
          <table:covered-table-cell table:style-name="Таблица1.h1"/>
          <table:covered-table-cell/>
          <table:covered-table-cell table:style-name="Таблица1.h1"/>
          <table:covered-table-cell/>
          <table:covered-table-cell table:style-name="Таблица1.r10"/>
          <table:covered-table-cell/>
          <table:covered-table-cell/>
          <table:covered-table-cell/>
        </table:table-row>
        <table:table-row table:style-name="Таблица1.9">
          <table:table-cell table:style-name="Таблица1.F8" office:value-type="string">
            <text:p text:style-name="P27"><draw:g text:anchor-type="paragraph" draw:z-index="2" draw:name="DrawObject 71" draw:style-name="gr1"><draw:g draw:name="DrawObject 72" draw:style-name="gr2"><draw:g draw:name="DrawObject 73" draw:style-name="gr2"><draw:g draw:name="DrawObject 74" draw:style-name="gr2"><draw:g draw:name="DrawObject 75" draw:style-name="gr3"><draw:line draw:name="Вертикальная линия 256" draw:style-name="gr4" draw:text-style-name="P284" svg:x1="1.816cm" svg:y1="0.469cm" svg:x2="1.816cm" svg:y2="0.568cm"><text:p/></draw:line><draw:line draw:name="Вертикальная линия 257" draw:style-name="gr4" draw:text-style-name="P284" svg:x1="2.848cm" svg:y1="0.471cm" svg:x2="2.848cm" svg:y2="0.57cm"><text:p/></draw:line><draw:line draw:name="Вертикальная линия 258" draw:style-name="gr4" draw:text-style-name="P284" svg:x1="3.881cm" svg:y1="0.476cm" svg:x2="3.881cm" svg:y2="0.575cm"><text:p/></draw:line><draw:line draw:name="Вертикальная линия 259" draw:style-name="gr4" draw:text-style-name="P284" svg:x1="5.163cm" svg:y1="0.476cm" svg:x2="5.163cm" svg:y2="0.575cm"><text:p/></draw:line></draw:g><draw:line draw:name="Вертикальная линия 260" draw:style-name="gr4" draw:text-style-name="P284" svg:x1="12.448cm" svg:y1="0.476cm" svg:x2="12.448cm" svg:y2="0.575cm"><text:p/></draw:line><draw:line draw:name="Вертикальная линия 261" draw:style-name="gr4" draw:text-style-name="P284" svg:x1="13.463cm" svg:y1="0.476cm" svg:x2="13.463cm" svg:y2="0.575cm"><text:p/></draw:line><draw:line draw:name="Вертикальная линия 262" draw:style-name="gr4" draw:text-style-name="P284" svg:x1="15.261cm" svg:y1="0.476cm" svg:x2="15.261cm" svg:y2="0.575cm"><text:p/></draw:line><draw:line draw:name="Вертикальная линия 263" draw:style-name="gr4" draw:text-style-name="P284" svg:x1="16.281cm" svg:y1="0.476cm" svg:x2="16.281cm" svg:y2="0.575cm"><text:p/></draw:line><draw:line draw:name="Вертикальная линия 264" draw:style-name="gr4" draw:text-style-name="P284" svg:x1="17.547cm" svg:y1="0.476cm" svg:x2="17.547cm" svg:y2="0.575cm"><text:p/></draw:line><draw:line draw:name="Вертикальная линия 265" draw:style-name="gr4" draw:text-style-name="P284" svg:x1="18.583cm" svg:y1="0.476cm" svg:x2="18.583cm" svg:y2="0.575cm"><text:p/></draw:line></draw:g><draw:g draw:name="DrawObject 76" draw:style-name="gr3"><draw:line draw:name="Вертикальная линия 266" draw:style-name="gr4" draw:text-style-name="P284" svg:x1="19.837cm" svg:y1="0.476cm" svg:x2="19.837cm" svg:y2="0.575cm"><text:p/></draw:line><draw:line draw:name="Вертикальная линия 267" draw:style-name="gr4" draw:text-style-name="P284" svg:x1="21.093cm" svg:y1="0.476cm" svg:x2="21.093cm" svg:y2="0.575cm"><text:p/></draw:line><draw:line draw:name="Вертикальная линия 268" draw:style-name="gr4" draw:text-style-name="P284" svg:x1="22.43cm" svg:y1="0.476cm" svg:x2="22.43cm" svg:y2="0.575cm"><text:p/></draw:line><draw:line draw:name="Вертикальная линия 269" draw:style-name="gr4" draw:text-style-name="P284" svg:x1="23.743cm" svg:y1="0.476cm" svg:x2="23.743cm" svg:y2="0.575cm"><text:p/></draw:line><draw:line draw:name="Вертикальная линия 270" draw:style-name="gr4" draw:text-style-name="P284" svg:x1="25.474cm" svg:y1="0.476cm" svg:x2="25.474cm" svg:y2="0.575cm"><text:p/></draw:line></draw:g></draw:g><draw:g draw:name="DrawObject 77" draw:style-name="gr2"><draw:g draw:name="DrawObject 78" draw:style-name="gr2"><draw:g draw:name="DrawObject 79" draw:style-name="gr3"><draw:line draw:name="Вертикальная линия 271" draw:style-name="gr4" draw:text-style-name="P284" svg:x1="1.808cm" svg:y1="1.252cm" svg:x2="1.808cm" svg:y2="1.351cm"><text:p/></draw:line><draw:line draw:name="Вертикальная линия 272" draw:style-name="gr4" draw:text-style-name="P284" svg:x1="2.838cm" svg:y1="1.254cm" svg:x2="2.838cm" svg:y2="1.353cm"><text:p/></draw:line><draw:line draw:name="Вертикальная линия 273" draw:style-name="gr4" draw:text-style-name="P284" svg:x1="3.87cm" svg:y1="1.259cm" svg:x2="3.87cm" svg:y2="1.358cm"><text:p/></draw:line><draw:line draw:name="Вертикальная линия 274" draw:style-name="gr4" draw:text-style-name="P284" svg:x1="5.154cm" svg:y1="1.259cm" svg:x2="5.154cm" svg:y2="1.358cm"><text:p/></draw:line></draw:g><draw:line draw:name="Вертикальная линия 275" draw:style-name="gr4" draw:text-style-name="P284" svg:x1="12.439cm" svg:y1="1.259cm" svg:x2="12.439cm" svg:y2="1.358cm"><text:p/></draw:line><draw:line draw:name="Вертикальная линия 276" draw:style-name="gr4" draw:text-style-name="P284" svg:x1="13.45cm" svg:y1="1.259cm" svg:x2="13.45cm" svg:y2="1.358cm"><text:p/></draw:line><draw:line draw:name="Вертикальная линия 277" draw:style-name="gr4" draw:text-style-name="P284" svg:x1="15.249cm" svg:y1="1.259cm" svg:x2="15.249cm" svg:y2="1.358cm"><text:p/></draw:line><draw:line draw:name="Вертикальная линия 278" draw:style-name="gr4" draw:text-style-name="P284" svg:x1="16.27cm" svg:y1="1.259cm" svg:x2="16.27cm" svg:y2="1.358cm"><text:p/></draw:line><draw:line draw:name="Вертикальная линия 279" draw:style-name="gr4" draw:text-style-name="P284" svg:x1="17.533cm" svg:y1="1.259cm" svg:x2="17.533cm" svg:y2="1.358cm"><text:p/></draw:line><draw:line draw:name="Вертикальная линия 280" draw:style-name="gr4" draw:text-style-name="P284" svg:x1="18.572cm" svg:y1="1.259cm" svg:x2="18.572cm" svg:y2="1.358cm"><text:p/></draw:line></draw:g><draw:g draw:name="DrawObject 80" draw:style-name="gr3"><draw:line draw:name="Вертикальная линия 281" draw:style-name="gr4" draw:text-style-name="P284" svg:x1="19.826cm" svg:y1="1.259cm" svg:x2="19.826cm" svg:y2="1.358cm"><text:p/></draw:line><draw:line draw:name="Вертикальная линия 282" draw:style-name="gr4" draw:text-style-name="P284" svg:x1="21.082cm" svg:y1="1.259cm" svg:x2="21.082cm" svg:y2="1.358cm"><text:p/></draw:line><draw:line draw:name="Вертикальная линия 283" draw:style-name="gr4" draw:text-style-name="P284" svg:x1="22.419cm" svg:y1="1.259cm" svg:x2="22.419cm" svg:y2="1.358cm"><text:p/></draw:line><draw:line draw:name="Вертикальная линия 284" draw:style-name="gr4" draw:text-style-name="P284" svg:x1="23.73cm" svg:y1="1.259cm" svg:x2="23.73cm" svg:y2="1.358cm"><text:p/></draw:line><draw:line draw:name="Вертикальная линия 285" draw:style-name="gr4" draw:text-style-name="P284" svg:x1="25.462cm" svg:y1="1.259cm" svg:x2="25.462cm" svg:y2="1.358cm"><text:p/></draw:line></draw:g></draw:g><draw:g draw:name="DrawObject 81" draw:style-name="gr2"><draw:g draw:name="DrawObject 82" draw:style-name="gr2"><draw:g draw:name="DrawObject 83" draw:style-name="gr3"><draw:line draw:name="Вертикальная линия 286" draw:style-name="gr4" draw:text-style-name="P284" svg:x1="1.808cm" svg:y1="2.01cm" svg:x2="1.808cm" svg:y2="2.109cm"><text:p/></draw:line><draw:line draw:name="Вертикальная линия 287" draw:style-name="gr4" draw:text-style-name="P284" svg:x1="2.838cm" svg:y1="2.011cm" svg:x2="2.838cm" svg:y2="2.11cm"><text:p/></draw:line><draw:line draw:name="Вертикальная линия 288" draw:style-name="gr4" draw:text-style-name="P284" svg:x1="3.87cm" svg:y1="2.017cm" svg:x2="3.87cm" svg:y2="2.116cm"><text:p/></draw:line><draw:line draw:name="Вертикальная линия 289" draw:style-name="gr4" draw:text-style-name="P284" svg:x1="5.154cm" svg:y1="2.017cm" svg:x2="5.154cm" svg:y2="2.116cm"><text:p/></draw:line></draw:g><draw:line draw:name="Вертикальная линия 290" draw:style-name="gr4" draw:text-style-name="P284" svg:x1="12.439cm" svg:y1="2.017cm" svg:x2="12.439cm" svg:y2="2.116cm"><text:p/></draw:line><draw:line draw:name="Вертикальная линия 291" draw:style-name="gr4" draw:text-style-name="P284" svg:x1="13.45cm" svg:y1="2.017cm" svg:x2="13.45cm" svg:y2="2.116cm"><text:p/></draw:line><draw:line draw:name="Вертикальная линия 292" draw:style-name="gr4" draw:text-style-name="P284" svg:x1="15.249cm" svg:y1="2.017cm" svg:x2="15.249cm" svg:y2="2.116cm"><text:p/></draw:line><draw:line draw:name="Вертикальная линия 293" draw:style-name="gr4" draw:text-style-name="P284" svg:x1="16.27cm" svg:y1="2.017cm" svg:x2="16.27cm" svg:y2="2.116cm"><text:p/></draw:line><draw:line draw:name="Вертикальная линия 294" draw:style-name="gr4" draw:text-style-name="P284" svg:x1="17.533cm" svg:y1="2.017cm" svg:x2="17.533cm" svg:y2="2.116cm"><text:p/></draw:line><draw:line draw:name="Вертикальная линия 295" draw:style-name="gr4" draw:text-style-name="P284" svg:x1="18.572cm" svg:y1="2.017cm" svg:x2="18.572cm" svg:y2="2.116cm"><text:p/></draw:line></draw:g><draw:g draw:name="DrawObject 84" draw:style-name="gr3"><draw:line draw:name="Вертикальная линия 296" draw:style-name="gr4" draw:text-style-name="P284" svg:x1="19.826cm" svg:y1="2.017cm" svg:x2="19.826cm" svg:y2="2.116cm"><text:p/></draw:line><draw:line draw:name="Вертикальная линия 297" draw:style-name="gr4" draw:text-style-name="P284" svg:x1="21.082cm" svg:y1="2.017cm" svg:x2="21.082cm" svg:y2="2.116cm"><text:p/></draw:line><draw:line draw:name="Вертикальная линия 298" draw:style-name="gr4" draw:text-style-name="P284" svg:x1="22.419cm" svg:y1="2.017cm" svg:x2="22.419cm" svg:y2="2.116cm"><text:p/></draw:line><draw:line draw:name="Вертикальная линия 299" draw:style-name="gr4" draw:text-style-name="P284" svg:x1="23.73cm" svg:y1="2.017cm" svg:x2="23.73cm" svg:y2="2.116cm"><text:p/></draw:line><draw:line draw:name="Вертикальная линия 300" draw:style-name="gr4" draw:text-style-name="P284" svg:x1="25.462cm" svg:y1="2.017cm" svg:x2="25.462cm" svg:y2="2.116cm"><text:p/></draw:line></draw:g></draw:g><draw:g draw:name="DrawObject 85" draw:style-name="gr2"><draw:g draw:name="DrawObject 86" draw:style-name="gr2"><draw:g draw:name="DrawObject 87" draw:style-name="gr3"><draw:line draw:name="Вертикальная линия 301" draw:style-name="gr4" draw:text-style-name="P284" svg:x1="1.808cm" svg:y1="2.725cm" svg:x2="1.808cm" svg:y2="2.824cm"><text:p/></draw:line><draw:line draw:name="Вертикальная линия 302" draw:style-name="gr4" draw:text-style-name="P284" svg:x1="2.838cm" svg:y1="2.727cm" svg:x2="2.838cm" svg:y2="2.826cm"><text:p/></draw:line><draw:line draw:name="Вертикальная линия 303" draw:style-name="gr4" draw:text-style-name="P284" svg:x1="3.87cm" svg:y1="2.732cm" svg:x2="3.87cm" svg:y2="2.831cm"><text:p/></draw:line><draw:line draw:name="Вертикальная линия 304" draw:style-name="gr4" draw:text-style-name="P284" svg:x1="5.154cm" svg:y1="2.732cm" svg:x2="5.154cm" svg:y2="2.831cm"><text:p/></draw:line></draw:g><draw:line draw:name="Вертикальная линия 305" draw:style-name="gr4" draw:text-style-name="P284" svg:x1="12.439cm" svg:y1="2.732cm" svg:x2="12.439cm" svg:y2="2.831cm"><text:p/></draw:line><draw:line draw:name="Вертикальная линия 306" draw:style-name="gr4" draw:text-style-name="P284" svg:x1="13.45cm" svg:y1="2.732cm" svg:x2="13.45cm" svg:y2="2.831cm"><text:p/></draw:line><draw:line draw:name="Вертикальная линия 307" draw:style-name="gr4" draw:text-style-name="P284" svg:x1="15.249cm" svg:y1="2.732cm" svg:x2="15.249cm" svg:y2="2.831cm"><text:p/></draw:line><draw:line draw:name="Вертикальная линия 308" draw:style-name="gr4" draw:text-style-name="P284" svg:x1="16.27cm" svg:y1="2.732cm" svg:x2="16.27cm" svg:y2="2.831cm"><text:p/></draw:line><draw:line draw:name="Вертикальная линия 309" draw:style-name="gr4" draw:text-style-name="P284" svg:x1="17.533cm" svg:y1="2.732cm" svg:x2="17.533cm" svg:y2="2.831cm"><text:p/></draw:line><draw:line draw:name="Вертикальная линия 310" draw:style-name="gr4" draw:text-style-name="P284" svg:x1="18.572cm" svg:y1="2.732cm" svg:x2="18.572cm" svg:y2="2.831cm"><text:p/></draw:line></draw:g><draw:g draw:name="DrawObject 88" draw:style-name="gr3"><draw:line draw:name="Вертикальная линия 311" draw:style-name="gr4" draw:text-style-name="P284" svg:x1="19.826cm" svg:y1="2.732cm" svg:x2="19.826cm" svg:y2="2.831cm"><text:p/></draw:line><draw:line draw:name="Вертикальная линия 312" draw:style-name="gr4" draw:text-style-name="P284" svg:x1="21.082cm" svg:y1="2.732cm" svg:x2="21.082cm" svg:y2="2.831cm"><text:p/></draw:line><draw:line draw:name="Вертикальная линия 313" draw:style-name="gr4" draw:text-style-name="P284" svg:x1="22.419cm" svg:y1="2.732cm" svg:x2="22.419cm" svg:y2="2.831cm"><text:p/></draw:line><draw:line draw:name="Вертикальная линия 314" draw:style-name="gr4" draw:text-style-name="P284" svg:x1="23.73cm" svg:y1="2.732cm" svg:x2="23.73cm" svg:y2="2.831cm"><text:p/></draw:line><draw:line draw:name="Вертикальная линия 315" draw:style-name="gr4" draw:text-style-name="P284" svg:x1="25.462cm" svg:y1="2.732cm" svg:x2="25.462cm" svg:y2="2.831cm"><text:p/></draw:line></draw:g></draw:g><draw:g draw:name="DrawObject 89" draw:style-name="gr2"><draw:g draw:name="DrawObject 90" draw:style-name="gr2"><draw:g draw:name="DrawObject 91" draw:style-name="gr3"><draw:line draw:name="Вертикальная линия 316" draw:style-name="gr4" draw:text-style-name="P284" svg:x1="1.808cm" svg:y1="3.468cm" svg:x2="1.808cm" svg:y2="3.567cm"><text:p/></draw:line><draw:line draw:name="Вертикальная линия 317" draw:style-name="gr4" draw:text-style-name="P284" svg:x1="2.838cm" svg:y1="3.471cm" svg:x2="2.838cm" svg:y2="3.57cm"><text:p/></draw:line><draw:line draw:name="Вертикальная линия 318" draw:style-name="gr4" draw:text-style-name="P284" svg:x1="3.87cm" svg:y1="3.475cm" svg:x2="3.87cm" svg:y2="3.574cm"><text:p/></draw:line><draw:line draw:name="Вертикальная линия 319" draw:style-name="gr4" draw:text-style-name="P284" svg:x1="5.154cm" svg:y1="3.475cm" svg:x2="5.154cm" svg:y2="3.574cm"><text:p/></draw:line></draw:g><draw:line draw:name="Вертикальная линия 320" draw:style-name="gr4" draw:text-style-name="P284" svg:x1="12.439cm" svg:y1="3.475cm" svg:x2="12.439cm" svg:y2="3.574cm"><text:p/></draw:line><draw:line draw:name="Вертикальная линия 321" draw:style-name="gr4" draw:text-style-name="P284" svg:x1="13.45cm" svg:y1="3.475cm" svg:x2="13.45cm" svg:y2="3.574cm"><text:p/></draw:line><draw:line draw:name="Вертикальная линия 322" draw:style-name="gr4" draw:text-style-name="P284" svg:x1="15.249cm" svg:y1="3.475cm" svg:x2="15.249cm" svg:y2="3.574cm"><text:p/></draw:line><draw:line draw:name="Вертикальная линия 323" draw:style-name="gr4" draw:text-style-name="P284" svg:x1="16.27cm" svg:y1="3.475cm" svg:x2="16.27cm" svg:y2="3.574cm"><text:p/></draw:line><draw:line draw:name="Вертикальная линия 324" draw:style-name="gr4" draw:text-style-name="P284" svg:x1="17.533cm" svg:y1="3.475cm" svg:x2="17.533cm" svg:y2="3.574cm"><text:p/></draw:line><draw:line draw:name="Вертикальная линия 325" draw:style-name="gr4" draw:text-style-name="P284" svg:x1="18.572cm" svg:y1="3.475cm" svg:x2="18.572cm" svg:y2="3.574cm"><text:p/></draw:line></draw:g><draw:g draw:name="DrawObject 92" draw:style-name="gr3"><draw:line draw:name="Вертикальная линия 326" draw:style-name="gr4" draw:text-style-name="P284" svg:x1="19.826cm" svg:y1="3.475cm" svg:x2="19.826cm" svg:y2="3.574cm"><text:p/></draw:line><draw:line draw:name="Вертикальная линия 327" draw:style-name="gr4" draw:text-style-name="P284" svg:x1="21.082cm" svg:y1="3.475cm" svg:x2="21.082cm" svg:y2="3.574cm"><text:p/></draw:line><draw:line draw:name="Вертикальная линия 328" draw:style-name="gr4" draw:text-style-name="P284" svg:x1="22.419cm" svg:y1="3.475cm" svg:x2="22.419cm" svg:y2="3.574cm"><text:p/></draw:line><draw:line draw:name="Вертикальная линия 329" draw:style-name="gr4" draw:text-style-name="P284" svg:x1="23.73cm" svg:y1="3.475cm" svg:x2="23.73cm" svg:y2="3.574cm"><text:p/></draw:line><draw:line draw:name="Вертикальная линия 330" draw:style-name="gr4" draw:text-style-name="P284" svg:x1="25.462cm" svg:y1="3.475cm" svg:x2="25.462cm" svg:y2="3.574cm"><text:p/></draw:line></draw:g></draw:g><draw:g draw:name="DrawObject 93" draw:style-name="gr2"><draw:g draw:name="DrawObject 94" draw:style-name="gr2"><draw:g draw:name="DrawObject 95" draw:style-name="gr3"><draw:line draw:name="Вертикальная линия 331" draw:style-name="gr4" draw:text-style-name="P284" svg:x1="1.808cm" svg:y1="4.296cm" svg:x2="1.808cm" svg:y2="4.395cm"><text:p/></draw:line><draw:line draw:name="Вертикальная линия 332" draw:style-name="gr4" draw:text-style-name="P284" svg:x1="2.838cm" svg:y1="4.297cm" svg:x2="2.838cm" svg:y2="4.396cm"><text:p/></draw:line><draw:line draw:name="Вертикальная линия 333" draw:style-name="gr4" draw:text-style-name="P284" svg:x1="3.87cm" svg:y1="4.303cm" svg:x2="3.87cm" svg:y2="4.402cm"><text:p/></draw:line><draw:line draw:name="Вертикальная линия 334" draw:style-name="gr4" draw:text-style-name="P284" svg:x1="5.154cm" svg:y1="4.303cm" svg:x2="5.154cm" svg:y2="4.402cm"><text:p/></draw:line></draw:g><draw:line draw:name="Вертикальная линия 335" draw:style-name="gr4" draw:text-style-name="P284" svg:x1="12.439cm" svg:y1="4.303cm" svg:x2="12.439cm" svg:y2="4.402cm"><text:p/></draw:line><draw:line draw:name="Вертикальная линия 336" draw:style-name="gr4" draw:text-style-name="P284" svg:x1="13.45cm" svg:y1="4.303cm" svg:x2="13.45cm" svg:y2="4.402cm"><text:p/></draw:line><draw:line draw:name="Вертикальная линия 337" draw:style-name="gr4" draw:text-style-name="P284" svg:x1="15.249cm" svg:y1="4.303cm" svg:x2="15.249cm" svg:y2="4.402cm"><text:p/></draw:line><draw:line draw:name="Вертикальная линия 338" draw:style-name="gr4" draw:text-style-name="P284" svg:x1="16.27cm" svg:y1="4.303cm" svg:x2="16.27cm" svg:y2="4.402cm"><text:p/></draw:line><draw:line draw:name="Вертикальная линия 339" draw:style-name="gr4" draw:text-style-name="P284" svg:x1="17.533cm" svg:y1="4.303cm" svg:x2="17.533cm" svg:y2="4.402cm"><text:p/></draw:line><draw:line draw:name="Вертикальная линия 340" draw:style-name="gr4" draw:text-style-name="P284" svg:x1="18.572cm" svg:y1="4.303cm" svg:x2="18.572cm" svg:y2="4.402cm"><text:p/></draw:line></draw:g><draw:g draw:name="DrawObject 96" draw:style-name="gr3"><draw:line draw:name="Вертикальная линия 341" draw:style-name="gr4" draw:text-style-name="P284" svg:x1="19.826cm" svg:y1="4.303cm" svg:x2="19.826cm" svg:y2="4.402cm"><text:p/></draw:line><draw:line draw:name="Вертикальная линия 342" draw:style-name="gr4" draw:text-style-name="P284" svg:x1="21.082cm" svg:y1="4.303cm" svg:x2="21.082cm" svg:y2="4.402cm"><text:p/></draw:line><draw:line draw:name="Вертикальная линия 343" draw:style-name="gr4" draw:text-style-name="P284" svg:x1="22.419cm" svg:y1="4.303cm" svg:x2="22.419cm" svg:y2="4.402cm"><text:p/></draw:line><draw:line draw:name="Вертикальная линия 344" draw:style-name="gr4" draw:text-style-name="P284" svg:x1="23.73cm" svg:y1="4.303cm" svg:x2="23.73cm" svg:y2="4.402cm"><text:p/></draw:line><draw:line draw:name="Вертикальная линия 345" draw:style-name="gr4" draw:text-style-name="P284" svg:x1="25.462cm" svg:y1="4.303cm" svg:x2="25.462cm" svg:y2="4.402cm"><text:p/></draw:line></draw:g></draw:g><draw:g draw:name="DrawObject 97" draw:style-name="gr2"><draw:g draw:name="DrawObject 98" draw:style-name="gr2"><draw:g draw:name="DrawObject 99" draw:style-name="gr3"><draw:line draw:name="Вертикальная линия 346" draw:style-name="gr4" draw:text-style-name="P284" svg:x1="1.808cm" svg:y1="5.112cm" svg:x2="1.808cm" svg:y2="5.211cm"><text:p/></draw:line><draw:line draw:name="Вертикальная линия 347" draw:style-name="gr4" draw:text-style-name="P284" svg:x1="2.838cm" svg:y1="5.116cm" svg:x2="2.838cm" svg:y2="5.215cm"><text:p/></draw:line><draw:line draw:name="Вертикальная линия 348" draw:style-name="gr4" draw:text-style-name="P284" svg:x1="3.87cm" svg:y1="5.119cm" svg:x2="3.87cm" svg:y2="5.218cm"><text:p/></draw:line><draw:line draw:name="Вертикальная линия 349" draw:style-name="gr4" draw:text-style-name="P284" svg:x1="5.154cm" svg:y1="5.119cm" svg:x2="5.154cm" svg:y2="5.218cm"><text:p/></draw:line></draw:g><draw:line draw:name="Вертикальная линия 350" draw:style-name="gr4" draw:text-style-name="P284" svg:x1="12.439cm" svg:y1="5.119cm" svg:x2="12.439cm" svg:y2="5.218cm"><text:p/></draw:line><draw:line draw:name="Вертикальная линия 351" draw:style-name="gr4" draw:text-style-name="P284" svg:x1="13.45cm" svg:y1="5.119cm" svg:x2="13.45cm" svg:y2="5.218cm"><text:p/></draw:line><draw:line draw:name="Вертикальная линия 352" draw:style-name="gr4" draw:text-style-name="P284" svg:x1="15.249cm" svg:y1="5.119cm" svg:x2="15.249cm" svg:y2="5.218cm"><text:p/></draw:line><draw:line draw:name="Вертикальная линия 353" draw:style-name="gr4" draw:text-style-name="P284" svg:x1="16.27cm" svg:y1="5.119cm" svg:x2="16.27cm" svg:y2="5.218cm"><text:p/></draw:line><draw:line draw:name="Вертикальная линия 354" draw:style-name="gr4" draw:text-style-name="P284" svg:x1="17.533cm" svg:y1="5.119cm" svg:x2="17.533cm" svg:y2="5.218cm"><text:p/></draw:line><draw:line draw:name="Вертикальная линия 355" draw:style-name="gr4" draw:text-style-name="P284" svg:x1="18.572cm" svg:y1="5.119cm" svg:x2="18.572cm" svg:y2="5.218cm"><text:p/></draw:line></draw:g><draw:g draw:name="DrawObject 100" draw:style-name="gr3"><draw:line draw:name="Вертикальная линия 356" draw:style-name="gr4" draw:text-style-name="P284" svg:x1="19.826cm" svg:y1="5.119cm" svg:x2="19.826cm" svg:y2="5.218cm"><text:p/></draw:line><draw:line draw:name="Вертикальная линия 357" draw:style-name="gr4" draw:text-style-name="P284" svg:x1="21.082cm" svg:y1="5.119cm" svg:x2="21.082cm" svg:y2="5.218cm"><text:p/></draw:line><draw:line draw:name="Вертикальная линия 358" draw:style-name="gr4" draw:text-style-name="P284" svg:x1="22.419cm" svg:y1="5.119cm" svg:x2="22.419cm" svg:y2="5.218cm"><text:p/></draw:line><draw:line draw:name="Вертикальная линия 359" draw:style-name="gr4" draw:text-style-name="P284" svg:x1="23.73cm" svg:y1="5.119cm" svg:x2="23.73cm" svg:y2="5.218cm"><text:p/></draw:line><draw:line draw:name="Вертикальная линия 360" draw:style-name="gr4" draw:text-style-name="P284" svg:x1="25.462cm" svg:y1="5.119cm" svg:x2="25.462cm" svg:y2="5.218cm"><text:p/></draw:line></draw:g></draw:g><draw:g draw:name="DrawObject 101" draw:style-name="gr2"><draw:g draw:name="DrawObject 102" draw:style-name="gr2"><draw:g draw:name="DrawObject 103" draw:style-name="gr3"><draw:line draw:name="Вертикальная линия 361" draw:style-name="gr4" draw:text-style-name="P284" svg:x1="1.808cm" svg:y1="5.893cm" svg:x2="1.808cm" svg:y2="5.992cm"><text:p/></draw:line><draw:line draw:name="Вертикальная линия 362" draw:style-name="gr4" draw:text-style-name="P284" svg:x1="2.838cm" svg:y1="5.894cm" svg:x2="2.838cm" svg:y2="5.993cm"><text:p/></draw:line><draw:line draw:name="Вертикальная линия 363" draw:style-name="gr4" draw:text-style-name="P284" svg:x1="3.87cm" svg:y1="5.9cm" svg:x2="3.87cm" svg:y2="5.999cm"><text:p/></draw:line><draw:line draw:name="Вертикальная линия 364" draw:style-name="gr4" draw:text-style-name="P284" svg:x1="5.154cm" svg:y1="5.9cm" svg:x2="5.154cm" svg:y2="5.999cm"><text:p/></draw:line></draw:g><draw:line draw:name="Вертикальная линия 365" draw:style-name="gr4" draw:text-style-name="P284" svg:x1="12.439cm" svg:y1="5.9cm" svg:x2="12.439cm" svg:y2="5.999cm"><text:p/></draw:line><draw:line draw:name="Вертикальная линия 366" draw:style-name="gr4" draw:text-style-name="P284" svg:x1="13.45cm" svg:y1="5.9cm" svg:x2="13.45cm" svg:y2="5.999cm"><text:p/></draw:line><draw:line draw:name="Вертикальная линия 367" draw:style-name="gr4" draw:text-style-name="P284" svg:x1="15.249cm" svg:y1="5.9cm" svg:x2="15.249cm" svg:y2="5.999cm"><text:p/></draw:line><draw:line draw:name="Вертикальная линия 368" draw:style-name="gr4" draw:text-style-name="P284" svg:x1="16.27cm" svg:y1="5.9cm" svg:x2="16.27cm" svg:y2="5.999cm"><text:p/></draw:line><draw:line draw:name="Вертикальная линия 369" draw:style-name="gr4" draw:text-style-name="P284" svg:x1="17.533cm" svg:y1="5.9cm" svg:x2="17.533cm" svg:y2="5.999cm"><text:p/></draw:line><draw:line draw:name="Вертикальная линия 370" draw:style-name="gr4" draw:text-style-name="P284" svg:x1="18.572cm" svg:y1="5.9cm" svg:x2="18.572cm" svg:y2="5.999cm"><text:p/></draw:line></draw:g><draw:g draw:name="DrawObject 104" draw:style-name="gr3"><draw:line draw:name="Вертикальная линия 371" draw:style-name="gr4" draw:text-style-name="P284" svg:x1="19.826cm" svg:y1="5.9cm" svg:x2="19.826cm" svg:y2="5.999cm"><text:p/></draw:line><draw:line draw:name="Вертикальная линия 372" draw:style-name="gr4" draw:text-style-name="P284" svg:x1="21.082cm" svg:y1="5.9cm" svg:x2="21.082cm" svg:y2="5.999cm"><text:p/></draw:line><draw:line draw:name="Вертикальная линия 373" draw:style-name="gr4" draw:text-style-name="P284" svg:x1="22.419cm" svg:y1="5.9cm" svg:x2="22.419cm" svg:y2="5.999cm"><text:p/></draw:line><draw:line draw:name="Вертикальная линия 374" draw:style-name="gr4" draw:text-style-name="P284" svg:x1="23.73cm" svg:y1="5.9cm" svg:x2="23.73cm" svg:y2="5.999cm"><text:p/></draw:line><draw:line draw:name="Вертикальная линия 375" draw:style-name="gr4" draw:text-style-name="P284" svg:x1="25.462cm" svg:y1="5.9cm" svg:x2="25.462cm" svg:y2="5.999cm"><text:p/></draw:line></draw:g></draw:g><draw:g draw:name="DrawObject 105" draw:style-name="gr2"><draw:g draw:name="DrawObject 106" draw:style-name="gr2"><draw:g draw:name="DrawObject 107" draw:style-name="gr3"><draw:line draw:name="Вертикальная линия 376" draw:style-name="gr4" draw:text-style-name="P284" svg:x1="1.808cm" svg:y1="6.66cm" svg:x2="1.808cm" svg:y2="6.759cm"><text:p/></draw:line><draw:line draw:name="Вертикальная линия 377" draw:style-name="gr4" draw:text-style-name="P284" svg:x1="2.838cm" svg:y1="6.662cm" svg:x2="2.838cm" svg:y2="6.761cm"><text:p/></draw:line><draw:line draw:name="Вертикальная линия 378" draw:style-name="gr4" draw:text-style-name="P284" svg:x1="3.87cm" svg:y1="6.666cm" svg:x2="3.87cm" svg:y2="6.765cm"><text:p/></draw:line><draw:line draw:name="Вертикальная линия 379" draw:style-name="gr4" draw:text-style-name="P284" svg:x1="5.154cm" svg:y1="6.666cm" svg:x2="5.154cm" svg:y2="6.765cm"><text:p/></draw:line></draw:g><draw:line draw:name="Вертикальная линия 380" draw:style-name="gr4" draw:text-style-name="P284" svg:x1="12.439cm" svg:y1="6.666cm" svg:x2="12.439cm" svg:y2="6.765cm"><text:p/></draw:line><draw:line draw:name="Вертикальная линия 381" draw:style-name="gr4" draw:text-style-name="P284" svg:x1="13.45cm" svg:y1="6.666cm" svg:x2="13.45cm" svg:y2="6.765cm"><text:p/></draw:line><draw:line draw:name="Вертикальная линия 382" draw:style-name="gr4" draw:text-style-name="P284" svg:x1="15.249cm" svg:y1="6.666cm" svg:x2="15.249cm" svg:y2="6.765cm"><text:p/></draw:line><draw:line draw:name="Вертикальная линия 383" draw:style-name="gr4" draw:text-style-name="P284" svg:x1="16.27cm" svg:y1="6.666cm" svg:x2="16.27cm" svg:y2="6.765cm"><text:p/></draw:line><draw:line draw:name="Вертикальная линия 384" draw:style-name="gr4" draw:text-style-name="P284" svg:x1="17.533cm" svg:y1="6.666cm" svg:x2="17.533cm" svg:y2="6.765cm"><text:p/></draw:line><draw:line draw:name="Вертикальная линия 385" draw:style-name="gr4" draw:text-style-name="P284" svg:x1="18.572cm" svg:y1="6.666cm" svg:x2="18.572cm" svg:y2="6.765cm"><text:p/></draw:line></draw:g><draw:g draw:name="DrawObject 108" draw:style-name="gr3"><draw:line draw:name="Вертикальная линия 386" draw:style-name="gr4" draw:text-style-name="P284" svg:x1="19.826cm" svg:y1="6.666cm" svg:x2="19.826cm" svg:y2="6.765cm"><text:p/></draw:line><draw:line draw:name="Вертикальная линия 387" draw:style-name="gr4" draw:text-style-name="P284" svg:x1="21.082cm" svg:y1="6.666cm" svg:x2="21.082cm" svg:y2="6.765cm"><text:p/></draw:line><draw:line draw:name="Вертикальная линия 388" draw:style-name="gr4" draw:text-style-name="P284" svg:x1="22.419cm" svg:y1="6.666cm" svg:x2="22.419cm" svg:y2="6.765cm"><text:p/></draw:line><draw:line draw:name="Вертикальная линия 389" draw:style-name="gr4" draw:text-style-name="P284" svg:x1="23.73cm" svg:y1="6.666cm" svg:x2="23.73cm" svg:y2="6.765cm"><text:p/></draw:line><draw:line draw:name="Вертикальная линия 390" draw:style-name="gr4" draw:text-style-name="P284" svg:x1="25.462cm" svg:y1="6.666cm" svg:x2="25.462cm" svg:y2="6.765cm"><text:p/></draw:line></draw:g></draw:g><draw:g draw:name="DrawObject 109" draw:style-name="gr2"><draw:g draw:name="DrawObject 110" draw:style-name="gr2"><draw:g draw:name="DrawObject 111" draw:style-name="gr3"><draw:line draw:name="Вертикальная линия 391" draw:style-name="gr4" draw:text-style-name="P284" svg:x1="1.808cm" svg:y1="7.433cm" svg:x2="1.808cm" svg:y2="7.532cm"><text:p/></draw:line><draw:line draw:name="Вертикальная линия 392" draw:style-name="gr4" draw:text-style-name="P284" svg:x1="2.838cm" svg:y1="7.435cm" svg:x2="2.838cm" svg:y2="7.534cm"><text:p/></draw:line><draw:line draw:name="Вертикальная линия 393" draw:style-name="gr4" draw:text-style-name="P284" svg:x1="3.87cm" svg:y1="7.44cm" svg:x2="3.87cm" svg:y2="7.539cm"><text:p/></draw:line><draw:line draw:name="Вертикальная линия 394" draw:style-name="gr4" draw:text-style-name="P284" svg:x1="5.154cm" svg:y1="7.44cm" svg:x2="5.154cm" svg:y2="7.539cm"><text:p/></draw:line></draw:g><draw:line draw:name="Вертикальная линия 395" draw:style-name="gr4" draw:text-style-name="P284" svg:x1="12.439cm" svg:y1="7.44cm" svg:x2="12.439cm" svg:y2="7.539cm"><text:p/></draw:line><draw:line draw:name="Вертикальная линия 396" draw:style-name="gr4" draw:text-style-name="P284" svg:x1="13.45cm" svg:y1="7.44cm" svg:x2="13.45cm" svg:y2="7.539cm"><text:p/></draw:line><draw:line draw:name="Вертикальная линия 397" draw:style-name="gr4" draw:text-style-name="P284" svg:x1="15.249cm" svg:y1="7.44cm" svg:x2="15.249cm" svg:y2="7.539cm"><text:p/></draw:line><draw:line draw:name="Вертикальная линия 398" draw:style-name="gr4" draw:text-style-name="P284" svg:x1="16.27cm" svg:y1="7.44cm" svg:x2="16.27cm" svg:y2="7.539cm"><text:p/></draw:line><draw:line draw:name="Вертикальная линия 399" draw:style-name="gr4" draw:text-style-name="P284" svg:x1="17.533cm" svg:y1="7.44cm" svg:x2="17.533cm" svg:y2="7.539cm"><text:p/></draw:line><draw:line draw:name="Вертикальная линия 400" draw:style-name="gr4" draw:text-style-name="P284" svg:x1="18.572cm" svg:y1="7.44cm" svg:x2="18.572cm" svg:y2="7.539cm"><text:p/></draw:line></draw:g><draw:g draw:name="DrawObject 112" draw:style-name="gr3"><draw:line draw:name="Вертикальная линия 401" draw:style-name="gr4" draw:text-style-name="P284" svg:x1="19.826cm" svg:y1="7.44cm" svg:x2="19.826cm" svg:y2="7.539cm"><text:p/></draw:line><draw:line draw:name="Вертикальная линия 402" draw:style-name="gr4" draw:text-style-name="P284" svg:x1="21.082cm" svg:y1="7.44cm" svg:x2="21.082cm" svg:y2="7.539cm"><text:p/></draw:line><draw:line draw:name="Вертикальная линия 403" draw:style-name="gr4" draw:text-style-name="P284" svg:x1="22.419cm" svg:y1="7.44cm" svg:x2="22.419cm" svg:y2="7.539cm"><text:p/></draw:line><draw:line draw:name="Вертикальная линия 404" draw:style-name="gr4" draw:text-style-name="P284" svg:x1="23.73cm" svg:y1="7.44cm" svg:x2="23.73cm" svg:y2="7.539cm"><text:p/></draw:line><draw:line draw:name="Вертикальная линия 405" draw:style-name="gr4" draw:text-style-name="P284" svg:x1="25.462cm" svg:y1="7.44cm" svg:x2="25.462cm" svg:y2="7.539cm"><text:p/></draw:line></draw:g></draw:g><draw:g draw:name="DrawObject 113" draw:style-name="gr2"><draw:g draw:name="DrawObject 114" draw:style-name="gr2"><draw:g draw:name="DrawObject 115" draw:style-name="gr3"><draw:line draw:name="Вертикальная линия 406" draw:style-name="gr4" draw:text-style-name="P284" svg:x1="1.808cm" svg:y1="8.222cm" svg:x2="1.808cm" svg:y2="8.321cm"><text:p/></draw:line><draw:line draw:name="Вертикальная линия 407" draw:style-name="gr4" draw:text-style-name="P284" svg:x1="2.838cm" svg:y1="8.223cm" svg:x2="2.838cm" svg:y2="8.322cm"><text:p/></draw:line><draw:line draw:name="Вертикальная линия 408" draw:style-name="gr4" draw:text-style-name="P284" svg:x1="3.87cm" svg:y1="8.227cm" svg:x2="3.87cm" svg:y2="8.326cm"><text:p/></draw:line><draw:line draw:name="Вертикальная линия 409" draw:style-name="gr4" draw:text-style-name="P284" svg:x1="5.154cm" svg:y1="8.227cm" svg:x2="5.154cm" svg:y2="8.326cm"><text:p/></draw:line></draw:g><draw:line draw:name="Вертикальная линия 410" draw:style-name="gr4" draw:text-style-name="P284" svg:x1="12.439cm" svg:y1="8.227cm" svg:x2="12.439cm" svg:y2="8.326cm"><text:p/></draw:line><draw:line draw:name="Вертикальная линия 411" draw:style-name="gr4" draw:text-style-name="P284" svg:x1="13.45cm" svg:y1="8.227cm" svg:x2="13.45cm" svg:y2="8.326cm"><text:p/></draw:line><draw:line draw:name="Вертикальная линия 412" draw:style-name="gr4" draw:text-style-name="P284" svg:x1="15.249cm" svg:y1="8.227cm" svg:x2="15.249cm" svg:y2="8.326cm"><text:p/></draw:line><draw:line draw:name="Вертикальная линия 413" draw:style-name="gr4" draw:text-style-name="P284" svg:x1="16.27cm" svg:y1="8.227cm" svg:x2="16.27cm" svg:y2="8.326cm"><text:p/></draw:line><draw:line draw:name="Вертикальная линия 414" draw:style-name="gr4" draw:text-style-name="P284" svg:x1="17.533cm" svg:y1="8.227cm" svg:x2="17.533cm" svg:y2="8.326cm"><text:p/></draw:line><draw:line draw:name="Вертикальная линия 415" draw:style-name="gr4" draw:text-style-name="P284" svg:x1="18.572cm" svg:y1="8.227cm" svg:x2="18.572cm" svg:y2="8.326cm"><text:p/></draw:line></draw:g><draw:g draw:name="DrawObject 116" draw:style-name="gr3"><draw:line draw:name="Вертикальная линия 416" draw:style-name="gr4" draw:text-style-name="P284" svg:x1="19.826cm" svg:y1="8.227cm" svg:x2="19.826cm" svg:y2="8.326cm"><text:p/></draw:line><draw:line draw:name="Вертикальная линия 417" draw:style-name="gr4" draw:text-style-name="P284" svg:x1="21.082cm" svg:y1="8.227cm" svg:x2="21.082cm" svg:y2="8.326cm"><text:p/></draw:line><draw:line draw:name="Вертикальная линия 418" draw:style-name="gr4" draw:text-style-name="P284" svg:x1="22.419cm" svg:y1="8.227cm" svg:x2="22.419cm" svg:y2="8.326cm"><text:p/></draw:line><draw:line draw:name="Вертикальная линия 419" draw:style-name="gr4" draw:text-style-name="P284" svg:x1="23.73cm" svg:y1="8.227cm" svg:x2="23.73cm" svg:y2="8.326cm"><text:p/></draw:line><draw:line draw:name="Вертикальная линия 420" draw:style-name="gr4" draw:text-style-name="P284" svg:x1="25.462cm" svg:y1="8.227cm" svg:x2="25.462cm" svg:y2="8.326cm"><text:p/></draw:line></draw:g></draw:g><draw:g draw:name="DrawObject 117" draw:style-name="gr2"><draw:g draw:name="DrawObject 118" draw:style-name="gr2"><draw:g draw:name="DrawObject 119" draw:style-name="gr3"><draw:line draw:name="Вертикальная линия 421" draw:style-name="gr4" draw:text-style-name="P284" svg:x1="1.808cm" svg:y1="8.98cm" svg:x2="1.808cm" svg:y2="9.079cm"><text:p/></draw:line><draw:line draw:name="Вертикальная линия 422" draw:style-name="gr4" draw:text-style-name="P284" svg:x1="2.838cm" svg:y1="8.983cm" svg:x2="2.838cm" svg:y2="9.082cm"><text:p/></draw:line><draw:line draw:name="Вертикальная линия 423" draw:style-name="gr4" draw:text-style-name="P284" svg:x1="3.87cm" svg:y1="8.987cm" svg:x2="3.87cm" svg:y2="9.086cm"><text:p/></draw:line><draw:line draw:name="Вертикальная линия 424" draw:style-name="gr4" draw:text-style-name="P284" svg:x1="5.154cm" svg:y1="8.987cm" svg:x2="5.154cm" svg:y2="9.086cm"><text:p/></draw:line></draw:g><draw:line draw:name="Вертикальная линия 425" draw:style-name="gr4" draw:text-style-name="P284" svg:x1="12.439cm" svg:y1="8.987cm" svg:x2="12.439cm" svg:y2="9.086cm"><text:p/></draw:line><draw:line draw:name="Вертикальная линия 426" draw:style-name="gr4" draw:text-style-name="P284" svg:x1="13.45cm" svg:y1="8.987cm" svg:x2="13.45cm" svg:y2="9.086cm"><text:p/></draw:line><draw:line draw:name="Вертикальная линия 427" draw:style-name="gr4" draw:text-style-name="P284" svg:x1="15.249cm" svg:y1="8.987cm" svg:x2="15.249cm" svg:y2="9.086cm"><text:p/></draw:line><draw:line draw:name="Вертикальная линия 428" draw:style-name="gr4" draw:text-style-name="P284" svg:x1="16.27cm" svg:y1="8.987cm" svg:x2="16.27cm" svg:y2="9.086cm"><text:p/></draw:line><draw:line draw:name="Вертикальная линия 429" draw:style-name="gr4" draw:text-style-name="P284" svg:x1="17.533cm" svg:y1="8.987cm" svg:x2="17.533cm" svg:y2="9.086cm"><text:p/></draw:line><draw:line draw:name="Вертикальная линия 430" draw:style-name="gr4" draw:text-style-name="P284" svg:x1="18.572cm" svg:y1="8.987cm" svg:x2="18.572cm" svg:y2="9.086cm"><text:p/></draw:line></draw:g><draw:g draw:name="DrawObject 120" draw:style-name="gr3"><draw:line draw:name="Вертикальная линия 431" draw:style-name="gr4" draw:text-style-name="P284" svg:x1="19.826cm" svg:y1="8.987cm" svg:x2="19.826cm" svg:y2="9.086cm"><text:p/></draw:line><draw:line draw:name="Вертикальная линия 432" draw:style-name="gr4" draw:text-style-name="P284" svg:x1="21.082cm" svg:y1="8.987cm" svg:x2="21.082cm" svg:y2="9.086cm"><text:p/></draw:line><draw:line draw:name="Вертикальная линия 433" draw:style-name="gr4" draw:text-style-name="P284" svg:x1="22.419cm" svg:y1="8.987cm" svg:x2="22.419cm" svg:y2="9.086cm"><text:p/></draw:line><draw:line draw:name="Вертикальная линия 434" draw:style-name="gr4" draw:text-style-name="P284" svg:x1="23.73cm" svg:y1="8.987cm" svg:x2="23.73cm" svg:y2="9.086cm"><text:p/></draw:line><draw:line draw:name="Вертикальная линия 435" draw:style-name="gr4" draw:text-style-name="P284" svg:x1="25.462cm" svg:y1="8.987cm" svg:x2="25.462cm" svg:y2="9.086cm"><text:p/></draw:line></draw:g></draw:g><draw:g draw:name="DrawObject 121" draw:style-name="gr2"><draw:g draw:name="DrawObject 122" draw:style-name="gr2"><draw:g draw:name="DrawObject 123" draw:style-name="gr3"><draw:line draw:name="Вертикальная линия 436" draw:style-name="gr4" draw:text-style-name="P284" svg:x1="1.808cm" svg:y1="9.765cm" svg:x2="1.808cm" svg:y2="9.864cm"><text:p/></draw:line><draw:line draw:name="Вертикальная линия 437" draw:style-name="gr4" draw:text-style-name="P284" svg:x1="2.838cm" svg:y1="9.765cm" svg:x2="2.838cm" svg:y2="9.864cm"><text:p/></draw:line><draw:line draw:name="Вертикальная линия 438" draw:style-name="gr4" draw:text-style-name="P284" svg:x1="3.87cm" svg:y1="9.772cm" svg:x2="3.87cm" svg:y2="9.871cm"><text:p/></draw:line><draw:line draw:name="Вертикальная линия 439" draw:style-name="gr4" draw:text-style-name="P284" svg:x1="5.154cm" svg:y1="9.772cm" svg:x2="5.154cm" svg:y2="9.871cm"><text:p/></draw:line></draw:g><draw:line draw:name="Вертикальная линия 440" draw:style-name="gr4" draw:text-style-name="P284" svg:x1="12.439cm" svg:y1="9.772cm" svg:x2="12.439cm" svg:y2="9.871cm"><text:p/></draw:line><draw:line draw:name="Вертикальная линия 441" draw:style-name="gr4" draw:text-style-name="P284" svg:x1="13.45cm" svg:y1="9.772cm" svg:x2="13.45cm" svg:y2="9.871cm"><text:p/></draw:line><draw:line draw:name="Вертикальная линия 442" draw:style-name="gr4" draw:text-style-name="P284" svg:x1="15.249cm" svg:y1="9.772cm" svg:x2="15.249cm" svg:y2="9.871cm"><text:p/></draw:line><draw:line draw:name="Вертикальная линия 443" draw:style-name="gr4" draw:text-style-name="P284" svg:x1="16.27cm" svg:y1="9.772cm" svg:x2="16.27cm" svg:y2="9.871cm"><text:p/></draw:line><draw:line draw:name="Вертикальная линия 444" draw:style-name="gr4" draw:text-style-name="P284" svg:x1="17.533cm" svg:y1="9.772cm" svg:x2="17.533cm" svg:y2="9.871cm"><text:p/></draw:line><draw:line draw:name="Вертикальная линия 445" draw:style-name="gr4" draw:text-style-name="P284" svg:x1="18.572cm" svg:y1="9.772cm" svg:x2="18.572cm" svg:y2="9.871cm"><text:p/></draw:line></draw:g><draw:g draw:name="DrawObject 124" draw:style-name="gr3"><draw:line draw:name="Вертикальная линия 446" draw:style-name="gr4" draw:text-style-name="P284" svg:x1="19.826cm" svg:y1="9.772cm" svg:x2="19.826cm" svg:y2="9.871cm"><text:p/></draw:line><draw:line draw:name="Вертикальная линия 447" draw:style-name="gr4" draw:text-style-name="P284" svg:x1="21.082cm" svg:y1="9.772cm" svg:x2="21.082cm" svg:y2="9.871cm"><text:p/></draw:line><draw:line draw:name="Вертикальная линия 448" draw:style-name="gr4" draw:text-style-name="P284" svg:x1="22.419cm" svg:y1="9.772cm" svg:x2="22.419cm" svg:y2="9.871cm"><text:p/></draw:line><draw:line draw:name="Вертикальная линия 449" draw:style-name="gr4" draw:text-style-name="P284" svg:x1="23.73cm" svg:y1="9.772cm" svg:x2="23.73cm" svg:y2="9.871cm"><text:p/></draw:line><draw:line draw:name="Вертикальная линия 450" draw:style-name="gr4" draw:text-style-name="P284" svg:x1="25.462cm" svg:y1="9.772cm" svg:x2="25.462cm" svg:y2="9.871cm"><text:p/></draw:line></draw:g></draw:g><draw:g draw:name="DrawObject 125" draw:style-name="gr2"><draw:g draw:name="DrawObject 126" draw:style-name="gr2"><draw:g draw:name="DrawObject 127" draw:style-name="gr3"><draw:line draw:name="Вертикальная линия 451" draw:style-name="gr4" draw:text-style-name="P284" svg:x1="1.808cm" svg:y1="10.536cm" svg:x2="1.808cm" svg:y2="10.635cm"><text:p/></draw:line><draw:line draw:name="Вертикальная линия 452" draw:style-name="gr4" draw:text-style-name="P284" svg:x1="2.838cm" svg:y1="10.537cm" svg:x2="2.838cm" svg:y2="10.636cm"><text:p/></draw:line><draw:line draw:name="Вертикальная линия 453" draw:style-name="gr4" draw:text-style-name="P284" svg:x1="3.87cm" svg:y1="10.541cm" svg:x2="3.87cm" svg:y2="10.64cm"><text:p/></draw:line><draw:line draw:name="Вертикальная линия 454" draw:style-name="gr4" draw:text-style-name="P284" svg:x1="5.154cm" svg:y1="10.541cm" svg:x2="5.154cm" svg:y2="10.64cm"><text:p/></draw:line></draw:g><draw:line draw:name="Вертикальная линия 455" draw:style-name="gr4" draw:text-style-name="P284" svg:x1="12.439cm" svg:y1="10.541cm" svg:x2="12.439cm" svg:y2="10.64cm"><text:p/></draw:line><draw:line draw:name="Вертикальная линия 456" draw:style-name="gr4" draw:text-style-name="P284" svg:x1="13.45cm" svg:y1="10.541cm" svg:x2="13.45cm" svg:y2="10.64cm"><text:p/></draw:line><draw:line draw:name="Вертикальная линия 457" draw:style-name="gr4" draw:text-style-name="P284" svg:x1="15.249cm" svg:y1="10.541cm" svg:x2="15.249cm" svg:y2="10.64cm"><text:p/></draw:line><draw:line draw:name="Вертикальная линия 458" draw:style-name="gr4" draw:text-style-name="P284" svg:x1="16.27cm" svg:y1="10.541cm" svg:x2="16.27cm" svg:y2="10.64cm"><text:p/></draw:line><draw:line draw:name="Вертикальная линия 459" draw:style-name="gr4" draw:text-style-name="P284" svg:x1="17.533cm" svg:y1="10.541cm" svg:x2="17.533cm" svg:y2="10.64cm"><text:p/></draw:line><draw:line draw:name="Вертикальная линия 460" draw:style-name="gr4" draw:text-style-name="P284" svg:x1="18.572cm" svg:y1="10.541cm" svg:x2="18.572cm" svg:y2="10.64cm"><text:p/></draw:line></draw:g><draw:g draw:name="DrawObject 128" draw:style-name="gr3"><draw:line draw:name="Вертикальная линия 461" draw:style-name="gr4" draw:text-style-name="P284" svg:x1="19.826cm" svg:y1="10.541cm" svg:x2="19.826cm" svg:y2="10.64cm"><text:p/></draw:line><draw:line draw:name="Вертикальная линия 462" draw:style-name="gr4" draw:text-style-name="P284" svg:x1="21.082cm" svg:y1="10.541cm" svg:x2="21.082cm" svg:y2="10.64cm"><text:p/></draw:line><draw:line draw:name="Вертикальная линия 463" draw:style-name="gr4" draw:text-style-name="P284" svg:x1="22.419cm" svg:y1="10.541cm" svg:x2="22.419cm" svg:y2="10.64cm"><text:p/></draw:line><draw:line draw:name="Вертикальная линия 464" draw:style-name="gr4" draw:text-style-name="P284" svg:x1="23.73cm" svg:y1="10.541cm" svg:x2="23.73cm" svg:y2="10.64cm"><text:p/></draw:line><draw:line draw:name="Вертикальная линия 465" draw:style-name="gr4" draw:text-style-name="P284" svg:x1="25.462cm" svg:y1="10.541cm" svg:x2="25.462cm" svg:y2="10.64cm"><text:p/></draw:line></draw:g></draw:g><draw:g draw:name="DrawObject 129" draw:style-name="gr2"><draw:g draw:name="DrawObject 130" draw:style-name="gr2"><draw:g draw:name="DrawObject 131" draw:style-name="gr3"><draw:line draw:name="Вертикальная линия 466" draw:style-name="gr4" draw:text-style-name="P284" svg:x1="1.808cm" svg:y1="11.305cm" svg:x2="1.808cm" svg:y2="11.404cm"><text:p/></draw:line><draw:line draw:name="Вертикальная линия 467" draw:style-name="gr4" draw:text-style-name="P284" svg:x1="2.838cm" svg:y1="11.308cm" svg:x2="2.838cm" svg:y2="11.407cm"><text:p/></draw:line><draw:line draw:name="Вертикальная линия 468" draw:style-name="gr4" draw:text-style-name="P284" svg:x1="3.87cm" svg:y1="11.311cm" svg:x2="3.87cm" svg:y2="11.41cm"><text:p/></draw:line><draw:line draw:name="Вертикальная линия 469" draw:style-name="gr4" draw:text-style-name="P284" svg:x1="5.154cm" svg:y1="11.311cm" svg:x2="5.154cm" svg:y2="11.41cm"><text:p/></draw:line></draw:g><draw:line draw:name="Вертикальная линия 470" draw:style-name="gr4" draw:text-style-name="P284" svg:x1="12.439cm" svg:y1="11.311cm" svg:x2="12.439cm" svg:y2="11.41cm"><text:p/></draw:line><draw:line draw:name="Вертикальная линия 471" draw:style-name="gr4" draw:text-style-name="P284" svg:x1="13.45cm" svg:y1="11.311cm" svg:x2="13.45cm" svg:y2="11.41cm"><text:p/></draw:line><draw:line draw:name="Вертикальная линия 472" draw:style-name="gr4" draw:text-style-name="P284" svg:x1="15.249cm" svg:y1="11.311cm" svg:x2="15.249cm" svg:y2="11.41cm"><text:p/></draw:line><draw:line draw:name="Вертикальная линия 473" draw:style-name="gr4" draw:text-style-name="P284" svg:x1="16.27cm" svg:y1="11.311cm" svg:x2="16.27cm" svg:y2="11.41cm"><text:p/></draw:line><draw:line draw:name="Вертикальная линия 474" draw:style-name="gr4" draw:text-style-name="P284" svg:x1="17.533cm" svg:y1="11.311cm" svg:x2="17.533cm" svg:y2="11.41cm"><text:p/></draw:line><draw:line draw:name="Вертикальная линия 475" draw:style-name="gr4" draw:text-style-name="P284" svg:x1="18.572cm" svg:y1="11.311cm" svg:x2="18.572cm" svg:y2="11.41cm"><text:p/></draw:line></draw:g><draw:g draw:name="DrawObject 132" draw:style-name="gr3"><draw:line draw:name="Вертикальная линия 476" draw:style-name="gr4" draw:text-style-name="P284" svg:x1="19.826cm" svg:y1="11.311cm" svg:x2="19.826cm" svg:y2="11.41cm"><text:p/></draw:line><draw:line draw:name="Вертикальная линия 477" draw:style-name="gr4" draw:text-style-name="P284" svg:x1="21.082cm" svg:y1="11.311cm" svg:x2="21.082cm" svg:y2="11.41cm"><text:p/></draw:line><draw:line draw:name="Вертикальная линия 478" draw:style-name="gr4" draw:text-style-name="P284" svg:x1="22.419cm" svg:y1="11.311cm" svg:x2="22.419cm" svg:y2="11.41cm"><text:p/></draw:line><draw:line draw:name="Вертикальная линия 479" draw:style-name="gr4" draw:text-style-name="P284" svg:x1="23.73cm" svg:y1="11.311cm" svg:x2="23.73cm" svg:y2="11.41cm"><text:p/></draw:line><draw:line draw:name="Вертикальная линия 480" draw:style-name="gr4" draw:text-style-name="P284" svg:x1="25.462cm" svg:y1="11.311cm" svg:x2="25.462cm" svg:y2="11.41cm"><text:p/></draw:line></draw:g></draw:g><draw:g draw:name="DrawObject 133" draw:style-name="gr2"><draw:g draw:name="DrawObject 134" draw:style-name="gr2"><draw:g draw:name="DrawObject 135" draw:style-name="gr3"><draw:line draw:name="Вертикальная линия 481" draw:style-name="gr4" draw:text-style-name="P284" svg:x1="1.808cm" svg:y1="12.077cm" svg:x2="1.808cm" svg:y2="12.176cm"><text:p/></draw:line><draw:line draw:name="Вертикальная линия 482" draw:style-name="gr4" draw:text-style-name="P284" svg:x1="2.838cm" svg:y1="12.079cm" svg:x2="2.838cm" svg:y2="12.178cm"><text:p/></draw:line><draw:line draw:name="Вертикальная линия 483" draw:style-name="gr4" draw:text-style-name="P284" svg:x1="3.87cm" svg:y1="12.084cm" svg:x2="3.87cm" svg:y2="12.183cm"><text:p/></draw:line><draw:line draw:name="Вертикальная линия 484" draw:style-name="gr4" draw:text-style-name="P284" svg:x1="5.154cm" svg:y1="12.084cm" svg:x2="5.154cm" svg:y2="12.183cm"><text:p/></draw:line></draw:g><draw:line draw:name="Вертикальная линия 485" draw:style-name="gr4" draw:text-style-name="P284" svg:x1="12.439cm" svg:y1="12.084cm" svg:x2="12.439cm" svg:y2="12.183cm"><text:p/></draw:line><draw:line draw:name="Вертикальная линия 486" draw:style-name="gr4" draw:text-style-name="P284" svg:x1="13.45cm" svg:y1="12.084cm" svg:x2="13.45cm" svg:y2="12.183cm"><text:p/></draw:line><draw:line draw:name="Вертикальная линия 487" draw:style-name="gr4" draw:text-style-name="P284" svg:x1="15.249cm" svg:y1="12.084cm" svg:x2="15.249cm" svg:y2="12.183cm"><text:p/></draw:line><draw:line draw:name="Вертикальная линия 488" draw:style-name="gr4" draw:text-style-name="P284" svg:x1="16.27cm" svg:y1="12.084cm" svg:x2="16.27cm" svg:y2="12.183cm"><text:p/></draw:line><draw:line draw:name="Вертикальная линия 489" draw:style-name="gr4" draw:text-style-name="P284" svg:x1="17.533cm" svg:y1="12.084cm" svg:x2="17.533cm" svg:y2="12.183cm"><text:p/></draw:line><draw:line draw:name="Вертикальная линия 490" draw:style-name="gr4" draw:text-style-name="P284" svg:x1="18.572cm" svg:y1="12.084cm" svg:x2="18.572cm" svg:y2="12.183cm"><text:p/></draw:line></draw:g><draw:g draw:name="DrawObject 136" draw:style-name="gr3"><draw:line draw:name="Вертикальная линия 491" draw:style-name="gr4" draw:text-style-name="P284" svg:x1="19.826cm" svg:y1="12.084cm" svg:x2="19.826cm" svg:y2="12.183cm"><text:p/></draw:line><draw:line draw:name="Вертикальная линия 492" draw:style-name="gr4" draw:text-style-name="P284" svg:x1="21.082cm" svg:y1="12.084cm" svg:x2="21.082cm" svg:y2="12.183cm"><text:p/></draw:line><draw:line draw:name="Вертикальная линия 493" draw:style-name="gr4" draw:text-style-name="P284" svg:x1="22.419cm" svg:y1="12.084cm" svg:x2="22.419cm" svg:y2="12.183cm"><text:p/></draw:line><draw:line draw:name="Вертикальная линия 494" draw:style-name="gr4" draw:text-style-name="P284" svg:x1="23.73cm" svg:y1="12.084cm" svg:x2="23.73cm" svg:y2="12.183cm"><text:p/></draw:line><draw:line draw:name="Вертикальная линия 495" draw:style-name="gr4" draw:text-style-name="P284" svg:x1="25.462cm" svg:y1="12.084cm" svg:x2="25.462cm" svg:y2="12.183cm"><text:p/></draw:line></draw:g></draw:g></draw:g><draw:g draw:name="DrawObject 137" draw:style-name="gr2"><draw:g draw:name="Фигура 2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138" draw:style-name="gr2"><draw:g draw:name="DrawObject 139" draw:style-name="gr2"><draw:g draw:name="DrawObject 140" draw:style-name="gr3"><draw:line draw:name="Вертикальная линия 496" draw:style-name="gr4" draw:text-style-name="P285" svg:x1="1.777cm" svg:y1="12.789cm" svg:x2="1.777cm" svg:y2="12.889cm"><text:p/></draw:line><draw:line draw:name="Вертикальная линия 497" draw:style-name="gr4" draw:text-style-name="P285" svg:x1="2.808cm" svg:y1="12.794cm" svg:x2="2.808cm" svg:y2="12.894cm"><text:p/></draw:line><draw:line draw:name="Вертикальная линия 498" draw:style-name="gr4" draw:text-style-name="P285" svg:x1="3.84cm" svg:y1="12.796cm" svg:x2="3.84cm" svg:y2="12.896cm"><text:p/></draw:line><draw:line draw:name="Вертикальная линия 499" draw:style-name="gr4" draw:text-style-name="P285" svg:x1="5.126cm" svg:y1="12.796cm" svg:x2="5.126cm" svg:y2="12.896cm"><text:p/></draw:line></draw:g><draw:line draw:name="Вертикальная линия 500" draw:style-name="gr4" draw:text-style-name="P285" svg:x1="12.42cm" svg:y1="12.796cm" svg:x2="12.42cm" svg:y2="12.896cm"><text:p/></draw:line><draw:line draw:name="Вертикальная линия 501" draw:style-name="gr4" draw:text-style-name="P285" svg:x1="13.435cm" svg:y1="12.796cm" svg:x2="13.435cm" svg:y2="12.896cm"><text:p/></draw:line><draw:line draw:name="Вертикальная линия 502" draw:style-name="gr4" draw:text-style-name="P285" svg:x1="15.239cm" svg:y1="12.796cm" svg:x2="15.239cm" svg:y2="12.896cm"><text:p/></draw:line><draw:line draw:name="Вертикальная линия 503" draw:style-name="gr4" draw:text-style-name="P285" svg:x1="16.258cm" svg:y1="12.796cm" svg:x2="16.258cm" svg:y2="12.896cm"><text:p/></draw:line><draw:line draw:name="Вертикальная линия 504" draw:style-name="gr4" draw:text-style-name="P285" svg:x1="17.526cm" svg:y1="12.796cm" svg:x2="17.526cm" svg:y2="12.896cm"><text:p/></draw:line><draw:line draw:name="Вертикальная линия 505" draw:style-name="gr4" draw:text-style-name="P285" svg:x1="18.564cm" svg:y1="12.796cm" svg:x2="18.564cm" svg:y2="12.896cm"><text:p/></draw:line></draw:g><draw:g draw:name="DrawObject 141" draw:style-name="gr3"><draw:line draw:name="Вертикальная линия 506" draw:style-name="gr4" draw:text-style-name="P285" svg:x1="19.822cm" svg:y1="12.796cm" svg:x2="19.822cm" svg:y2="12.896cm"><text:p/></draw:line><draw:line draw:name="Вертикальная линия 507" draw:style-name="gr4" draw:text-style-name="P285" svg:x1="21.077cm" svg:y1="12.796cm" svg:x2="21.077cm" svg:y2="12.896cm"><text:p/></draw:line><draw:line draw:name="Вертикальная линия 508" draw:style-name="gr4" draw:text-style-name="P285" svg:x1="22.419cm" svg:y1="12.796cm" svg:x2="22.419cm" svg:y2="12.896cm"><text:p/></draw:line><draw:line draw:name="Вертикальная линия 509" draw:style-name="gr4" draw:text-style-name="P285" svg:x1="23.733cm" svg:y1="12.796cm" svg:x2="23.733cm" svg:y2="12.896cm"><text:p/></draw:line><draw:line draw:name="Вертикальная линия 510" draw:style-name="gr4" draw:text-style-name="P285" svg:x1="25.467cm" svg:y1="12.796cm" svg:x2="25.467cm" svg:y2="12.896cm"><text:p/></draw:line></draw:g></draw:g></draw:g>к/м</text:p>
          </table:table-cell>
          <table:table-cell table:style-name="Таблица1.F8" table:number-columns-spanned="19" office:value-type="string">
            <text:p text:style-name="P27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0" table:number-columns-spanned="14" office:value-type="string">
            <text:p text:style-name="P27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m5" table:number-columns-spanned="2" office:value-type="string">
            <text:p text:style-name="P114">ОПП</text:p>
          </table:table-cell>
          <table:covered-table-cell/>
          <table:table-cell table:style-name="Таблица1.m5" table:number-columns-spanned="3" office:value-type="string">
            <text:p text:style-name="P27">ЕВ</text:p>
          </table:table-cell>
          <table:covered-table-cell/>
          <table:covered-table-cell/>
          <table:table-cell table:style-name="Таблица1.m5" table:number-columns-spanned="2" office:value-type="string">
            <text:p text:style-name="P27">ЕН</text:p>
          </table:table-cell>
          <table:covered-table-cell/>
          <table:table-cell table:style-name="Таблица1.m5" table:number-columns-spanned="2" office:value-type="string">
            <text:p text:style-name="P27">КИ</text:p>
          </table:table-cell>
          <table:covered-table-cell/>
          <table:table-cell table:style-name="Таблица1.r12" table:number-columns-spanned="4" office:value-type="string">
            <text:p text:style-name="P27">Нрасх.</text:p>
          </table:table-cell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<text:span text:style-name="T143">0</text:span>1</text:p>
          </table:table-cell>
          <table:table-cell table:style-name="Таблица1.B13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<text:span text:style-name="T147">М</text:span>02</text:p>
          </table:table-cell>
          <table:table-cell table:style-name="Таблица1.B14" table:number-columns-spanned="46" office:value-type="string">
            <text:p text:style-name="P235"><text:span text:style-name="T72">Стеклоровинг</text:span><text:span text:style-name="T73"> </text:span><text:span text:style-name="T74">ER 13-2400-180</text:span> <text:s text:c="84"/><text:span text:style-name="T45">По сопроводительной документации</text:span> <text:s text:c="35"/><text:span text:style-name="T85">163</text:span> <text:s text:c="11"/><text:span text:style-name="T85">1</text:span> <text:s text:c="15"/>- <text:s text:c="17"/><text:span text:style-name="T85">528</text:span> <text:s text:c="1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03</text:p>
          </table:table-cell>
          <table:table-cell table:style-name="Таблица1.B14" table:number-columns-spanned="46" office:value-type="string">
            <text:p text:style-name="P235"><text:span text:style-name="T31">Смола </text:span><text:span text:style-name="T34">A</text:span><text:span text:style-name="T35">TTSHIELD</text:span><text:span text:style-name="T34"> OP 745</text:span> <text:s text:c="88"/><text:span text:style-name="T34">ТУ 20.16.40-024-35501431-2021</text:span> <text:s text:c="46"/><text:span text:style-name="T85">163</text:span> <text:s text:c="9"/><text:span text:style-name="T85">1</text:span> <text:s text:c="15"/>- <text:s text:c="17"/><text:span text:style-name="T85">522</text:span> <text:s text:c="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04</text:p>
          </table:table-cell>
          <table:table-cell table:style-name="Таблица1.B14" table:number-columns-spanned="46" office:value-type="string">
            <text:p text:style-name="P235"><text:span text:style-name="T26">Отвердитель</text:span><text:span text:style-name="T27"> </text:span><text:span text:style-name="T30">Akperox</text:span><text:span text:style-name="T36"> </text:span><text:span text:style-name="T30">A</text:span><text:span text:style-name="T36">-50</text:span> <text:s text:c="89"/><text:span text:style-name="T37">По сопроводительной документации</text:span> <text:s text:c="36"/><text:span text:style-name="T85">163</text:span> <text:s text:c="11"/><text:span text:style-name="T85">1</text:span> <text:s text:c="12"/>- <text:s text:c="22"/><text:span text:style-name="T85">6</text:span> <text:s text:c="2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h1" office:value-type="string">
            <text:p text:style-name="P216"><text:span text:style-name="T143">0</text:span>5</text:p>
          </table:table-cell>
          <table:table-cell table:style-name="Таблица1.B14" table:number-columns-spanned="46" office:value-type="string">
            <text:p text:style-name="Standard"><text:span text:style-name="T97">Ацетон</text:span> <text:span text:style-name="T97">технический</text:span> <text:s text:c="100"/><text:span text:style-name="T97">ГОСТ 2768-84</text:span> <text:s text:c="73"/><text:span text:style-name="T104">163</text:span> <text:s text:c="12"/><text:span text:style-name="T104">1</text:span> <text:s text:c="12"/>- <text:s text:c="19"/><text:span text:style-name="T104">300</text:span> <text:s text:c="14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h1" office:value-type="string">
            <text:p text:style-name="P207">06</text:p>
          </table:table-cell>
          <table:table-cell table:style-name="Таблица1.B14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9" office:value-type="string">
            <text:p text:style-name="P207"><text:span text:style-name="T147">О</text:span>07</text:p>
          </table:table-cell>
          <table:table-cell table:style-name="Таблица1.B14" table:number-rows-spanned="2" table:number-columns-spanned="46" office:value-type="string">
            <text:p text:style-name="P236"><text:span text:style-name="T81">Подготовить пистолет к работе, подключить к нему стеклоровинг, смолу и отвердитель. Распылить слой рубленного ровинга на форму и раскатать валиком, </text:span><text:span text:style-name="T97">смоченным ацетоном</text:span><text:span text:style-name="T81">. Всего нанести 2 слоя, </text:span><text:span text:style-name="T83">выдерживая между ними 10-15 мин</text:span><text:span text:style-name="T81">. </text:span><text:span text:style-name="T82">На поверхности не допускаются расслоения, непропитанные участки, побеления, газовые пузыри.</text:span> <text:s text:c="384"/></text:p>
            <text:p text:style-name="Standard"><text:s text:c="386"/></text:p>
            <text:p text:style-name="Standard"><text:s text:c="386"/></text:p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h1" office:value-type="string">
            <text:p text:style-name="P216"><text:span text:style-name="T143">0</text:span>8</text:p>
          </table:table-cell>
          <table:covered-table-cell table:style-name="Таблица1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h1" office:value-type="string">
            <text:p text:style-name="P216">09</text:p>
          </table:table-cell>
          <table:table-cell table:style-name="Таблица1.B14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h1" office:value-type="string">
            <text:p text:style-name="P216"><text:span text:style-name="T147">А</text:span>10</text:p>
          </table:table-cell>
          <table:table-cell table:style-name="Таблица1.B14" table:number-columns-spanned="46" office:value-type="string">
            <text:p text:style-name="P241"><text:s text:c="2"/><text:span text:style-name="T131">03</text:span> <text:s text:c="7"/><text:span text:style-name="T131">26</text:span> <text:s text:c="9"/>- <text:s text:c="7"/><text:span text:style-name="T131">017</text:span> <text:s text:c="7"/><text:span text:style-name="T131">0108 Отверждение</text:span> <text:s text:c="34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<text:span text:style-name="T147">Т</text:span>11</text:p>
          </table:table-cell>
          <table:table-cell table:style-name="Таблица1.B14" table:number-columns-spanned="46" office:value-type="string">
            <text:p text:style-name="P242"><text:s text:c="6"/><text:span text:style-name="T46">Стол рабочий Эскиз5222 или аналогичный имеющийся в цехе</text:span> <text:s text:c="36"/><text:span text:style-name="T46">19433</text:span> <text:s text:c="9"/><text:span text:style-name="T86">2</text:span> <text:s text:c="10"/><text:span text:style-name="T86">2</text:span> <text:s text:c="9"/><text:span text:style-name="T86">1</text:span> <text:s text:c="11"/>- <text:s text:c="12"/>- <text:s text:c="11"/>- <text:s text:c="14"/><text:span text:style-name="T142">1</text:span> <text:s text:c="15"/>- <text:s text:c="18"/><text:span text:style-name="T131">24</text:span> <text:s text:c="2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12</text:p>
          </table:table-cell>
          <table:table-cell table:style-name="Таблица1.B14" table:number-columns-spanned="46" office:value-type="string">
            <text:p text:style-name="P241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<text:span text:style-name="T147">О</text:span>13</text:p>
          </table:table-cell>
          <table:table-cell table:style-name="Таблица1.B14" table:number-columns-spanned="46" office:value-type="string">
            <text:p text:style-name="P243"><text:span text:style-name="T132">Заготовку</text:span><text:span text:style-name="T84"> выдержать в условиях цеха 24 часа. </text:span><text:span text:style-name="T101">Проконтролировать степень отверждения </text:span><text:span text:style-name="T102">связующего</text:span><text:span text:style-name="T101"> согласно </text:span><text:span text:style-name="T103">черт.</text:span><text:span text:style-name="T101"> ХХХХ.735214.001 </text:span><text:span text:style-name="T103">п.11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14</text:p>
          </table:table-cell>
          <table:table-cell table:style-name="Таблица1.B14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15</text:p>
          </table:table-cell>
          <table:table-cell table:style-name="Таблица1.B14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h1" office:value-type="string">
            <text:p text:style-name="P216"><text:span text:style-name="T143">1</text:span>6</text:p>
          </table:table-cell>
          <table:table-cell table:style-name="Таблица1.B14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9">
          <table:table-cell table:style-name="Таблица1.h1" office:value-type="string">
            <text:p text:style-name="P216">17</text:p>
          </table:table-cell>
          <table:table-cell table:style-name="Таблица1.B29" table:number-columns-spanned="46" office:value-type="string">
            <text:p text:style-name="P23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30" table:number-columns-spanned="3" office:value-type="string">
            <text:p text:style-name="P6">МК</text:p>
          </table:table-cell>
          <table:covered-table-cell/>
          <table:covered-table-cell/>
          <table:table-cell table:style-name="Таблица1.A30" table:number-columns-spanned="37" office:value-type="string">
            <text:p text:style-name="P99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30" table:number-columns-spanned="6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u30" office:value-type="string">
            <text:p text:style-name="P83"/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 table:number-columns-repeated="2"/>
        <table:table-column table:style-name="Таблица2.O"/>
        <table:table-column table:style-name="Таблица2.P"/>
        <table:table-column table:style-name="Таблица2.H"/>
        <table:table-column table:style-name="Таблица2.R"/>
        <table:table-column table:style-name="Таблица2.S"/>
        <table:table-column table:style-name="Таблица2.T"/>
        <table:table-column table:style-name="Таблица2.C"/>
        <table:table-column table:style-name="Таблица2.T"/>
        <table:table-column table:style-name="Таблица2.K"/>
        <table:table-column table:style-name="Таблица2.X"/>
        <table:table-column table:style-name="Таблица2.Y"/>
        <table:table-column table:style-name="Таблица2.D"/>
        <table:table-column table:style-name="Таблица2.B"/>
        <table:table-column table:style-name="Таблица2.D"/>
        <table:table-column table:style-name="Таблица2.c"/>
        <table:table-column table:style-name="Таблица2.I"/>
        <table:table-column table:style-name="Таблица2.X"/>
        <table:table-column table:style-name="Таблица2.f"/>
        <table:table-column table:style-name="Таблица2.A"/>
        <table:table-column table:style-name="Таблица2.E"/>
        <table:table-column table:style-name="Таблица2.i" table:number-columns-repeated="2"/>
        <table:table-column table:style-name="Таблица2.E"/>
        <table:table-column table:style-name="Таблица2.l"/>
        <table:table-column table:style-name="Таблица2.B"/>
        <table:table-column table:style-name="Таблица2.D"/>
        <table:table-column table:style-name="Таблица2.o"/>
        <table:table-column table:style-name="Таблица2.F"/>
        <table:table-column table:style-name="Таблица2.q"/>
        <table:table-column table:style-name="Таблица2.T"/>
        <table:table-column table:style-name="Таблица2.l"/>
        <table:table-column table:style-name="Таблица2.L"/>
        <table:table-column table:style-name="Таблица2.u"/>
        <table:table-row table:style-name="Таблица2.1">
          <table:table-cell table:style-name="Таблица2.A1" table:number-columns-spanned="33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47"><draw:frame draw:style-name="fr1" draw:name="Врезка4" text:anchor-type="char" svg:x="22.789cm" svg:y="-0.794cm" svg:width="5.637cm" svg:height="0.646cm" draw:z-index="16"><draw:text-box><text:p text:style-name="P203">ГОСТ 3.1118-82 <text:s/>Форма 1б</text:p></draw:text-box></draw:frame></text:p>
          </table:table-cell>
          <table:covered-table-cell/>
          <table:table-cell table:style-name="Таблица2.h1" table:number-columns-spanned="2" office:value-type="string">
            <text:p text:style-name="P38"/>
          </table:table-cell>
          <table:covered-table-cell/>
          <table:table-cell table:style-name="Таблица2.h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28"/>
          </table:table-cell>
          <table:covered-table-cell/>
          <table:table-cell table:style-name="Таблица2.s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2.1">
          <table:table-cell table:style-name="Таблица2.h1" table:number-columns-spanned="2" office:value-type="string">
            <text:p text:style-name="P172">Дубл.</text:p>
          </table:table-cell>
          <table:covered-table-cell/>
          <table:table-cell table:style-name="Таблица2.h1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N2" table:number-columns-spanned="4" office:value-type="string">
            <text:p text:style-name="P172"><text:s text:c="15"/></text:p>
          </table:table-cell>
          <table:covered-table-cell/>
          <table:covered-table-cell/>
          <table:covered-table-cell/>
          <table:table-cell table:style-name="Таблица2.R2" table:number-columns-spanned="1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1"/>
          </table:table-cell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28"/>
          </table:table-cell>
          <table:covered-table-cell/>
          <table:table-cell table:style-name="Таблица2.s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2.1">
          <table:table-cell table:style-name="Таблица2.h1" table:number-columns-spanned="2" office:value-type="string">
            <text:p text:style-name="P172">Взам.</text:p>
          </table:table-cell>
          <table:covered-table-cell/>
          <table:table-cell table:style-name="Таблица2.h1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N3" table:number-rows-spanned="2" table:number-columns-spanned="6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4" office:value-type="string">
            <text:p text:style-name="P172"/>
          </table:table-cell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28"/>
          </table:table-cell>
          <table:covered-table-cell/>
          <table:table-cell table:style-name="Таблица2.s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2.1">
          <table:table-cell table:style-name="Таблица2.h1" table:number-columns-spanned="2" office:value-type="string">
            <text:p text:style-name="P172">Подл.</text:p>
          </table:table-cell>
          <table:covered-table-cell/>
          <table:table-cell table:style-name="Таблица2.h1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3" office:value-type="string">
            <text:p text:style-name="P18"/>
          </table:table-cell>
          <table:covered-table-cell/>
          <table:covered-table-cell/>
          <table:table-cell table:style-name="Таблица2.h1" table:number-columns-spanned="2" office:value-type="string">
            <text:p text:style-name="P67"/>
          </table:table-cell>
          <table:covered-table-cell/>
          <table:covered-table-cell table:style-name="Таблица2.N3"/>
          <table:covered-table-cell/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4" office:value-type="string">
            <text:p text:style-name="P172"/>
          </table:table-cell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28"/>
          </table:table-cell>
          <table:covered-table-cell/>
          <table:table-cell table:style-name="Таблица2.s1" table:number-columns-spanned="3" office:value-type="string">
            <text:p text:style-name="P28"/>
          </table:table-cell>
          <table:covered-table-cell/>
          <table:covered-table-cell/>
        </table:table-row>
        <table:table-row table:style-name="Таблица2.5">
          <table:table-cell table:style-name="Таблица2.h1" table:number-columns-spanned="25" office:value-type="string">
            <text:p text:style-name="P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5" table:number-columns-spanned="13" office:value-type="string">
            <text:p text:style-name="P1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5" table:number-columns-spanned="7" office:value-type="string">
            <text:p text:style-name="P187">1<text:span text:style-name="T148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t5" table:number-columns-spanned="2" office:value-type="string">
            <text:p text:style-name="P225">5</text:p>
          </table:table-cell>
          <table:covered-table-cell/>
        </table:table-row>
        <table:table-row table:style-name="Таблица2.6">
          <table:table-cell table:style-name="Таблица2.h1" table:number-rows-spanned="3" table:number-columns-spanned="2" office:value-type="string">
            <text:p text:style-name="P28"/>
          </table:table-cell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office:value-type="string">
            <text:p text:style-name="P172"/>
          </table:table-cell>
          <table:table-cell table:style-name="Таблица2.h1" office:value-type="string">
            <text:p text:style-name="P172"/>
          </table:table-cell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N3" table:number-columns-spanned="3" office:value-type="string">
            <text:p text:style-name="P172"/>
          </table:table-cell>
          <table:covered-table-cell/>
          <table:covered-table-cell/>
          <table:table-cell table:style-name="Таблица2.d6" table:number-rows-spanned="3" table:number-columns-spanned="11" office:value-type="string">
            <text:h text:style-name="P274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6" table:number-rows-spanned="3" table:number-columns-spanned="7" office:value-type="string">
            <text:p text:style-name="P187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covered-table-cell table:style-name="Таблица2.h1"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2" office:value-type="string">
            <text:p text:style-name="P196"/>
          </table:table-cell>
          <table:covered-table-cell/>
          <table:table-cell table:style-name="Таблица2.h1" table:number-columns-spanned="5" office:value-type="string">
            <text:p text:style-name="P196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2" office:value-type="string">
            <text:p text:style-name="P171"/>
          </table:table-cell>
          <table:covered-table-cell/>
          <table:table-cell table:style-name="Таблица2.h1" office:value-type="string">
            <text:p text:style-name="P196"/>
          </table:table-cell>
          <table:table-cell table:style-name="Таблица2.h1" office:value-type="string">
            <text:p text:style-name="P196"/>
          </table:table-cell>
          <table:table-cell table:style-name="Таблица2.h1" table:number-columns-spanned="2" office:value-type="string">
            <text:p text:style-name="P172"/>
          </table:table-cell>
          <table:covered-table-cell/>
          <table:table-cell table:style-name="Таблица2.h1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covered-table-cell table:style-name="Таблица2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covered-table-cell table:style-name="Таблица2.h1"/>
          <table:covered-table-cell/>
          <table:table-cell table:style-name="Таблица2.h1" table:number-columns-spanned="3" office:value-type="string">
            <text:p text:style-name="P172"/>
          </table:table-cell>
          <table:covered-table-cell/>
          <table:covered-table-cell/>
          <table:table-cell table:style-name="Таблица2.F8" table:number-columns-spanned="2" office:value-type="string">
            <text:p text:style-name="P172"/>
          </table:table-cell>
          <table:covered-table-cell/>
          <table:table-cell table:style-name="Таблица2.F8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  <table:table-cell table:style-name="Таблица2.F8" table:number-columns-spanned="2" office:value-type="string">
            <text:p text:style-name="P172"/>
          </table:table-cell>
          <table:covered-table-cell/>
          <table:table-cell table:style-name="Таблица2.F8" office:value-type="string">
            <text:p text:style-name="P172"/>
          </table:table-cell>
          <table:table-cell table:style-name="Таблица2.F8" office:value-type="string">
            <text:p text:style-name="P172"/>
          </table:table-cell>
          <table:table-cell table:style-name="Таблица2.F8" table:number-columns-spanned="2" office:value-type="string">
            <text:p text:style-name="P172"/>
          </table:table-cell>
          <table:covered-table-cell/>
          <table:table-cell table:style-name="Таблица2.F8" table:number-columns-spanned="5" office:value-type="string">
            <text:p text:style-name="P172"/>
          </table:table-cell>
          <table:covered-table-cell/>
          <table:covered-table-cell/>
          <table:covered-table-cell/>
          <table:covered-table-cell/>
          <table:table-cell table:style-name="Таблица2.F8" table:number-columns-spanned="3" office:value-type="string">
            <text:p text:style-name="P172"/>
          </table:table-cell>
          <table:covered-table-cell/>
          <table:covered-table-cell/>
          <table:table-cell table:style-name="Таблица2.F8" table:number-columns-spanned="3" office:value-type="string">
            <text:p text:style-name="P172"/>
          </table:table-cell>
          <table:covered-table-cell/>
          <table:covered-table-cell/>
          <table:covered-table-cell table:style-name="Таблица2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N3" office:value-type="string">
            <text:p text:style-name="P28">А</text:p>
          </table:table-cell>
          <table:table-cell table:style-name="Таблица2.d6" table:number-columns-spanned="3" office:value-type="string">
            <text:p text:style-name="P58">Цех</text:p>
          </table:table-cell>
          <table:covered-table-cell/>
          <table:covered-table-cell/>
          <table:table-cell table:style-name="Таблица2.E9" table:number-columns-spanned="2" office:value-type="string">
            <text:p text:style-name="P28">Уч.</text:p>
          </table:table-cell>
          <table:covered-table-cell/>
          <table:table-cell table:style-name="Таблица2.E9" table:number-columns-spanned="3" office:value-type="string">
            <text:p text:style-name="P28">РМ</text:p>
          </table:table-cell>
          <table:covered-table-cell/>
          <table:covered-table-cell/>
          <table:table-cell table:style-name="Таблица2.E9" office:value-type="string">
            <text:p text:style-name="P28">Опер.</text:p>
          </table:table-cell>
          <table:table-cell table:style-name="Таблица2.E9" table:number-columns-spanned="10" office:value-type="string">
            <text:p text:style-name="P28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o6" table:number-columns-spanned="27" office:value-type="string">
            <text:p text:style-name="P28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0">
          <table:table-cell table:style-name="Таблица2.h1" table:number-rows-spanned="2" office:value-type="string">
            <text:p text:style-name="P28">Б</text:p>
          </table:table-cell>
          <table:table-cell table:style-name="Таблица2.B10" table:number-columns-spanned="19" office:value-type="string">
            <text:p text:style-name="P2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h1" table:number-rows-spanned="2" table:number-columns-spanned="2" office:value-type="string">
            <text:p text:style-name="P28">См..</text:p>
          </table:table-cell>
          <table:covered-table-cell/>
          <table:table-cell table:style-name="Таблица2.h1" table:number-rows-spanned="2" table:number-columns-spanned="3" office:value-type="string">
            <text:p text:style-name="P28">Проф.</text:p>
            <text:p text:style-name="P233"/>
          </table:table-cell>
          <table:covered-table-cell/>
          <table:covered-table-cell/>
          <table:table-cell table:style-name="Таблица2.h1" table:number-rows-spanned="2" table:number-columns-spanned="3" office:value-type="string">
            <text:p text:style-name="P28">Р</text:p>
          </table:table-cell>
          <table:covered-table-cell/>
          <table:covered-table-cell/>
          <table:table-cell table:style-name="Таблица2.h1" table:number-rows-spanned="2" table:number-columns-spanned="2" office:value-type="string">
            <text:p text:style-name="P28">УТ</text:p>
          </table:table-cell>
          <table:covered-table-cell/>
          <table:table-cell table:style-name="Таблица2.h1" table:number-rows-spanned="2" table:number-columns-spanned="2" office:value-type="string">
            <text:p text:style-name="P28">КР</text:p>
          </table:table-cell>
          <table:covered-table-cell/>
          <table:table-cell table:style-name="Таблица2.h1" table:number-rows-spanned="2" table:number-columns-spanned="2" office:value-type="string">
            <text:p text:style-name="P115">КОИД</text:p>
          </table:table-cell>
          <table:covered-table-cell/>
          <table:table-cell table:style-name="Таблица2.h1" table:number-rows-spanned="2" table:number-columns-spanned="2" office:value-type="string">
            <text:p text:style-name="P28">ЕН</text:p>
          </table:table-cell>
          <table:covered-table-cell/>
          <table:table-cell table:style-name="Таблица2.h1" table:number-rows-spanned="2" table:number-columns-spanned="3" office:value-type="string">
            <text:p text:style-name="P28">ОП</text:p>
          </table:table-cell>
          <table:covered-table-cell/>
          <table:covered-table-cell/>
          <table:table-cell table:style-name="Таблица2.h1" table:number-rows-spanned="2" table:number-columns-spanned="2" office:value-type="string">
            <text:p text:style-name="P28">Кшт.</text:p>
          </table:table-cell>
          <table:covered-table-cell/>
          <table:table-cell table:style-name="Таблица2.h1" table:number-rows-spanned="2" table:number-columns-spanned="2" office:value-type="string">
            <text:p text:style-name="P28">Тп.з.</text:p>
          </table:table-cell>
          <table:covered-table-cell/>
          <table:table-cell table:style-name="Таблица2.r10" table:number-rows-spanned="2" table:number-columns-spanned="4" office:value-type="string">
            <text:p text:style-name="P28">Тшт.</text:p>
          </table:table-cell>
          <table:covered-table-cell/>
          <table:covered-table-cell/>
          <table:covered-table-cell/>
        </table:table-row>
        <table:table-row table:style-name="Таблица2.11">
          <table:covered-table-cell table:style-name="Таблица2.h1"/>
          <table:table-cell table:style-name="Таблица2.d6" table:number-columns-spanned="19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2.h1"/>
          <table:covered-table-cell/>
          <table:covered-table-cell table:style-name="Таблица2.h1"/>
          <table:covered-table-cell/>
          <table:covered-table-cell/>
          <table:covered-table-cell table:style-name="Таблица2.h1"/>
          <table:covered-table-cell/>
          <table:covered-table-cell/>
          <table:covered-table-cell table:style-name="Таблица2.h1"/>
          <table:covered-table-cell/>
          <table:covered-table-cell table:style-name="Таблица2.r10"/>
          <table:covered-table-cell/>
          <table:covered-table-cell table:style-name="Таблица2.h1"/>
          <table:covered-table-cell/>
          <table:covered-table-cell table:style-name="Таблица2.h1"/>
          <table:covered-table-cell/>
          <table:covered-table-cell table:style-name="Таблица2.h1"/>
          <table:covered-table-cell/>
          <table:covered-table-cell/>
          <table:covered-table-cell table:style-name="Таблица2.h1"/>
          <table:covered-table-cell/>
          <table:covered-table-cell table:style-name="Таблица2.h1"/>
          <table:covered-table-cell/>
          <table:covered-table-cell table:style-name="Таблица2.r10"/>
          <table:covered-table-cell/>
          <table:covered-table-cell/>
          <table:covered-table-cell/>
        </table:table-row>
        <table:table-row table:style-name="Таблица2.9">
          <table:table-cell table:style-name="Таблица2.F8" office:value-type="string">
            <text:p text:style-name="P28"><draw:g text:anchor-type="paragraph" draw:z-index="3" draw:name="DrawObject 142" draw:style-name="gr1"><draw:g draw:name="DrawObject 143" draw:style-name="gr2"><draw:g draw:name="DrawObject 144" draw:style-name="gr2"><draw:g draw:name="DrawObject 145" draw:style-name="gr2"><draw:g draw:name="DrawObject 146" draw:style-name="gr3"><draw:line draw:name="Вертикальная линия 511" draw:style-name="gr4" draw:text-style-name="P284" svg:x1="1.816cm" svg:y1="0.469cm" svg:x2="1.816cm" svg:y2="0.568cm"><text:p/></draw:line><draw:line draw:name="Вертикальная линия 512" draw:style-name="gr4" draw:text-style-name="P284" svg:x1="2.848cm" svg:y1="0.471cm" svg:x2="2.848cm" svg:y2="0.57cm"><text:p/></draw:line><draw:line draw:name="Вертикальная линия 513" draw:style-name="gr4" draw:text-style-name="P284" svg:x1="3.881cm" svg:y1="0.476cm" svg:x2="3.881cm" svg:y2="0.575cm"><text:p/></draw:line><draw:line draw:name="Вертикальная линия 514" draw:style-name="gr4" draw:text-style-name="P284" svg:x1="5.163cm" svg:y1="0.476cm" svg:x2="5.163cm" svg:y2="0.575cm"><text:p/></draw:line></draw:g><draw:line draw:name="Вертикальная линия 515" draw:style-name="gr4" draw:text-style-name="P284" svg:x1="12.448cm" svg:y1="0.476cm" svg:x2="12.448cm" svg:y2="0.575cm"><text:p/></draw:line><draw:line draw:name="Вертикальная линия 516" draw:style-name="gr4" draw:text-style-name="P284" svg:x1="13.463cm" svg:y1="0.476cm" svg:x2="13.463cm" svg:y2="0.575cm"><text:p/></draw:line><draw:line draw:name="Вертикальная линия 517" draw:style-name="gr4" draw:text-style-name="P284" svg:x1="15.261cm" svg:y1="0.476cm" svg:x2="15.261cm" svg:y2="0.575cm"><text:p/></draw:line><draw:line draw:name="Вертикальная линия 518" draw:style-name="gr4" draw:text-style-name="P284" svg:x1="16.281cm" svg:y1="0.476cm" svg:x2="16.281cm" svg:y2="0.575cm"><text:p/></draw:line><draw:line draw:name="Вертикальная линия 519" draw:style-name="gr4" draw:text-style-name="P284" svg:x1="17.547cm" svg:y1="0.476cm" svg:x2="17.547cm" svg:y2="0.575cm"><text:p/></draw:line><draw:line draw:name="Вертикальная линия 520" draw:style-name="gr4" draw:text-style-name="P284" svg:x1="18.583cm" svg:y1="0.476cm" svg:x2="18.583cm" svg:y2="0.575cm"><text:p/></draw:line></draw:g><draw:g draw:name="DrawObject 147" draw:style-name="gr3"><draw:line draw:name="Вертикальная линия 521" draw:style-name="gr4" draw:text-style-name="P284" svg:x1="19.837cm" svg:y1="0.476cm" svg:x2="19.837cm" svg:y2="0.575cm"><text:p/></draw:line><draw:line draw:name="Вертикальная линия 522" draw:style-name="gr4" draw:text-style-name="P284" svg:x1="21.093cm" svg:y1="0.476cm" svg:x2="21.093cm" svg:y2="0.575cm"><text:p/></draw:line><draw:line draw:name="Вертикальная линия 523" draw:style-name="gr4" draw:text-style-name="P284" svg:x1="22.43cm" svg:y1="0.476cm" svg:x2="22.43cm" svg:y2="0.575cm"><text:p/></draw:line><draw:line draw:name="Вертикальная линия 524" draw:style-name="gr4" draw:text-style-name="P284" svg:x1="23.743cm" svg:y1="0.476cm" svg:x2="23.743cm" svg:y2="0.575cm"><text:p/></draw:line><draw:line draw:name="Вертикальная линия 525" draw:style-name="gr4" draw:text-style-name="P284" svg:x1="25.474cm" svg:y1="0.476cm" svg:x2="25.474cm" svg:y2="0.575cm"><text:p/></draw:line></draw:g></draw:g><draw:g draw:name="DrawObject 148" draw:style-name="gr2"><draw:g draw:name="DrawObject 149" draw:style-name="gr2"><draw:g draw:name="DrawObject 150" draw:style-name="gr3"><draw:line draw:name="Вертикальная линия 526" draw:style-name="gr4" draw:text-style-name="P284" svg:x1="1.808cm" svg:y1="1.252cm" svg:x2="1.808cm" svg:y2="1.351cm"><text:p/></draw:line><draw:line draw:name="Вертикальная линия 527" draw:style-name="gr4" draw:text-style-name="P284" svg:x1="2.838cm" svg:y1="1.254cm" svg:x2="2.838cm" svg:y2="1.353cm"><text:p/></draw:line><draw:line draw:name="Вертикальная линия 528" draw:style-name="gr4" draw:text-style-name="P284" svg:x1="3.87cm" svg:y1="1.259cm" svg:x2="3.87cm" svg:y2="1.358cm"><text:p/></draw:line><draw:line draw:name="Вертикальная линия 529" draw:style-name="gr4" draw:text-style-name="P284" svg:x1="5.154cm" svg:y1="1.259cm" svg:x2="5.154cm" svg:y2="1.358cm"><text:p/></draw:line></draw:g><draw:line draw:name="Вертикальная линия 530" draw:style-name="gr4" draw:text-style-name="P284" svg:x1="12.439cm" svg:y1="1.259cm" svg:x2="12.439cm" svg:y2="1.358cm"><text:p/></draw:line><draw:line draw:name="Вертикальная линия 531" draw:style-name="gr4" draw:text-style-name="P284" svg:x1="13.45cm" svg:y1="1.259cm" svg:x2="13.45cm" svg:y2="1.358cm"><text:p/></draw:line><draw:line draw:name="Вертикальная линия 532" draw:style-name="gr4" draw:text-style-name="P284" svg:x1="15.249cm" svg:y1="1.259cm" svg:x2="15.249cm" svg:y2="1.358cm"><text:p/></draw:line><draw:line draw:name="Вертикальная линия 533" draw:style-name="gr4" draw:text-style-name="P284" svg:x1="16.27cm" svg:y1="1.259cm" svg:x2="16.27cm" svg:y2="1.358cm"><text:p/></draw:line><draw:line draw:name="Вертикальная линия 534" draw:style-name="gr4" draw:text-style-name="P284" svg:x1="17.533cm" svg:y1="1.259cm" svg:x2="17.533cm" svg:y2="1.358cm"><text:p/></draw:line><draw:line draw:name="Вертикальная линия 535" draw:style-name="gr4" draw:text-style-name="P284" svg:x1="18.572cm" svg:y1="1.259cm" svg:x2="18.572cm" svg:y2="1.358cm"><text:p/></draw:line></draw:g><draw:g draw:name="DrawObject 151" draw:style-name="gr3"><draw:line draw:name="Вертикальная линия 536" draw:style-name="gr4" draw:text-style-name="P284" svg:x1="19.826cm" svg:y1="1.259cm" svg:x2="19.826cm" svg:y2="1.358cm"><text:p/></draw:line><draw:line draw:name="Вертикальная линия 537" draw:style-name="gr4" draw:text-style-name="P284" svg:x1="21.082cm" svg:y1="1.259cm" svg:x2="21.082cm" svg:y2="1.358cm"><text:p/></draw:line><draw:line draw:name="Вертикальная линия 538" draw:style-name="gr4" draw:text-style-name="P284" svg:x1="22.419cm" svg:y1="1.259cm" svg:x2="22.419cm" svg:y2="1.358cm"><text:p/></draw:line><draw:line draw:name="Вертикальная линия 539" draw:style-name="gr4" draw:text-style-name="P284" svg:x1="23.73cm" svg:y1="1.259cm" svg:x2="23.73cm" svg:y2="1.358cm"><text:p/></draw:line><draw:line draw:name="Вертикальная линия 540" draw:style-name="gr4" draw:text-style-name="P284" svg:x1="25.462cm" svg:y1="1.259cm" svg:x2="25.462cm" svg:y2="1.358cm"><text:p/></draw:line></draw:g></draw:g><draw:g draw:name="DrawObject 152" draw:style-name="gr2"><draw:g draw:name="DrawObject 153" draw:style-name="gr2"><draw:g draw:name="DrawObject 154" draw:style-name="gr3"><draw:line draw:name="Вертикальная линия 541" draw:style-name="gr4" draw:text-style-name="P284" svg:x1="1.808cm" svg:y1="2.01cm" svg:x2="1.808cm" svg:y2="2.109cm"><text:p/></draw:line><draw:line draw:name="Вертикальная линия 542" draw:style-name="gr4" draw:text-style-name="P284" svg:x1="2.838cm" svg:y1="2.011cm" svg:x2="2.838cm" svg:y2="2.11cm"><text:p/></draw:line><draw:line draw:name="Вертикальная линия 543" draw:style-name="gr4" draw:text-style-name="P284" svg:x1="3.87cm" svg:y1="2.017cm" svg:x2="3.87cm" svg:y2="2.116cm"><text:p/></draw:line><draw:line draw:name="Вертикальная линия 544" draw:style-name="gr4" draw:text-style-name="P284" svg:x1="5.154cm" svg:y1="2.017cm" svg:x2="5.154cm" svg:y2="2.116cm"><text:p/></draw:line></draw:g><draw:line draw:name="Вертикальная линия 545" draw:style-name="gr4" draw:text-style-name="P284" svg:x1="12.439cm" svg:y1="2.017cm" svg:x2="12.439cm" svg:y2="2.116cm"><text:p/></draw:line><draw:line draw:name="Вертикальная линия 546" draw:style-name="gr4" draw:text-style-name="P284" svg:x1="13.45cm" svg:y1="2.017cm" svg:x2="13.45cm" svg:y2="2.116cm"><text:p/></draw:line><draw:line draw:name="Вертикальная линия 547" draw:style-name="gr4" draw:text-style-name="P284" svg:x1="15.249cm" svg:y1="2.017cm" svg:x2="15.249cm" svg:y2="2.116cm"><text:p/></draw:line><draw:line draw:name="Вертикальная линия 548" draw:style-name="gr4" draw:text-style-name="P284" svg:x1="16.27cm" svg:y1="2.017cm" svg:x2="16.27cm" svg:y2="2.116cm"><text:p/></draw:line><draw:line draw:name="Вертикальная линия 549" draw:style-name="gr4" draw:text-style-name="P284" svg:x1="17.533cm" svg:y1="2.017cm" svg:x2="17.533cm" svg:y2="2.116cm"><text:p/></draw:line><draw:line draw:name="Вертикальная линия 550" draw:style-name="gr4" draw:text-style-name="P284" svg:x1="18.572cm" svg:y1="2.017cm" svg:x2="18.572cm" svg:y2="2.116cm"><text:p/></draw:line></draw:g><draw:g draw:name="DrawObject 155" draw:style-name="gr3"><draw:line draw:name="Вертикальная линия 551" draw:style-name="gr4" draw:text-style-name="P284" svg:x1="19.826cm" svg:y1="2.017cm" svg:x2="19.826cm" svg:y2="2.116cm"><text:p/></draw:line><draw:line draw:name="Вертикальная линия 552" draw:style-name="gr4" draw:text-style-name="P284" svg:x1="21.082cm" svg:y1="2.017cm" svg:x2="21.082cm" svg:y2="2.116cm"><text:p/></draw:line><draw:line draw:name="Вертикальная линия 553" draw:style-name="gr4" draw:text-style-name="P284" svg:x1="22.419cm" svg:y1="2.017cm" svg:x2="22.419cm" svg:y2="2.116cm"><text:p/></draw:line><draw:line draw:name="Вертикальная линия 554" draw:style-name="gr4" draw:text-style-name="P284" svg:x1="23.73cm" svg:y1="2.017cm" svg:x2="23.73cm" svg:y2="2.116cm"><text:p/></draw:line><draw:line draw:name="Вертикальная линия 555" draw:style-name="gr4" draw:text-style-name="P284" svg:x1="25.462cm" svg:y1="2.017cm" svg:x2="25.462cm" svg:y2="2.116cm"><text:p/></draw:line></draw:g></draw:g><draw:g draw:name="DrawObject 156" draw:style-name="gr2"><draw:g draw:name="DrawObject 157" draw:style-name="gr2"><draw:g draw:name="DrawObject 158" draw:style-name="gr3"><draw:line draw:name="Вертикальная линия 556" draw:style-name="gr4" draw:text-style-name="P284" svg:x1="1.808cm" svg:y1="2.725cm" svg:x2="1.808cm" svg:y2="2.824cm"><text:p/></draw:line><draw:line draw:name="Вертикальная линия 557" draw:style-name="gr4" draw:text-style-name="P284" svg:x1="2.838cm" svg:y1="2.727cm" svg:x2="2.838cm" svg:y2="2.826cm"><text:p/></draw:line><draw:line draw:name="Вертикальная линия 558" draw:style-name="gr4" draw:text-style-name="P284" svg:x1="3.87cm" svg:y1="2.732cm" svg:x2="3.87cm" svg:y2="2.831cm"><text:p/></draw:line><draw:line draw:name="Вертикальная линия 559" draw:style-name="gr4" draw:text-style-name="P284" svg:x1="5.154cm" svg:y1="2.732cm" svg:x2="5.154cm" svg:y2="2.831cm"><text:p/></draw:line></draw:g><draw:line draw:name="Вертикальная линия 560" draw:style-name="gr4" draw:text-style-name="P284" svg:x1="12.439cm" svg:y1="2.732cm" svg:x2="12.439cm" svg:y2="2.831cm"><text:p/></draw:line><draw:line draw:name="Вертикальная линия 561" draw:style-name="gr4" draw:text-style-name="P284" svg:x1="13.45cm" svg:y1="2.732cm" svg:x2="13.45cm" svg:y2="2.831cm"><text:p/></draw:line><draw:line draw:name="Вертикальная линия 562" draw:style-name="gr4" draw:text-style-name="P284" svg:x1="15.249cm" svg:y1="2.732cm" svg:x2="15.249cm" svg:y2="2.831cm"><text:p/></draw:line><draw:line draw:name="Вертикальная линия 563" draw:style-name="gr4" draw:text-style-name="P284" svg:x1="16.27cm" svg:y1="2.732cm" svg:x2="16.27cm" svg:y2="2.831cm"><text:p/></draw:line><draw:line draw:name="Вертикальная линия 564" draw:style-name="gr4" draw:text-style-name="P284" svg:x1="17.533cm" svg:y1="2.732cm" svg:x2="17.533cm" svg:y2="2.831cm"><text:p/></draw:line><draw:line draw:name="Вертикальная линия 565" draw:style-name="gr4" draw:text-style-name="P284" svg:x1="18.572cm" svg:y1="2.732cm" svg:x2="18.572cm" svg:y2="2.831cm"><text:p/></draw:line></draw:g><draw:g draw:name="DrawObject 159" draw:style-name="gr3"><draw:line draw:name="Вертикальная линия 566" draw:style-name="gr4" draw:text-style-name="P284" svg:x1="19.826cm" svg:y1="2.732cm" svg:x2="19.826cm" svg:y2="2.831cm"><text:p/></draw:line><draw:line draw:name="Вертикальная линия 567" draw:style-name="gr4" draw:text-style-name="P284" svg:x1="21.082cm" svg:y1="2.732cm" svg:x2="21.082cm" svg:y2="2.831cm"><text:p/></draw:line><draw:line draw:name="Вертикальная линия 568" draw:style-name="gr4" draw:text-style-name="P284" svg:x1="22.419cm" svg:y1="2.732cm" svg:x2="22.419cm" svg:y2="2.831cm"><text:p/></draw:line><draw:line draw:name="Вертикальная линия 569" draw:style-name="gr4" draw:text-style-name="P284" svg:x1="23.73cm" svg:y1="2.732cm" svg:x2="23.73cm" svg:y2="2.831cm"><text:p/></draw:line><draw:line draw:name="Вертикальная линия 570" draw:style-name="gr4" draw:text-style-name="P284" svg:x1="25.462cm" svg:y1="2.732cm" svg:x2="25.462cm" svg:y2="2.831cm"><text:p/></draw:line></draw:g></draw:g><draw:g draw:name="DrawObject 160" draw:style-name="gr2"><draw:g draw:name="DrawObject 161" draw:style-name="gr2"><draw:g draw:name="DrawObject 162" draw:style-name="gr3"><draw:line draw:name="Вертикальная линия 571" draw:style-name="gr4" draw:text-style-name="P284" svg:x1="1.808cm" svg:y1="3.468cm" svg:x2="1.808cm" svg:y2="3.567cm"><text:p/></draw:line><draw:line draw:name="Вертикальная линия 572" draw:style-name="gr4" draw:text-style-name="P284" svg:x1="2.838cm" svg:y1="3.471cm" svg:x2="2.838cm" svg:y2="3.57cm"><text:p/></draw:line><draw:line draw:name="Вертикальная линия 573" draw:style-name="gr4" draw:text-style-name="P284" svg:x1="3.87cm" svg:y1="3.475cm" svg:x2="3.87cm" svg:y2="3.574cm"><text:p/></draw:line><draw:line draw:name="Вертикальная линия 574" draw:style-name="gr4" draw:text-style-name="P284" svg:x1="5.154cm" svg:y1="3.475cm" svg:x2="5.154cm" svg:y2="3.574cm"><text:p/></draw:line></draw:g><draw:line draw:name="Вертикальная линия 575" draw:style-name="gr4" draw:text-style-name="P284" svg:x1="12.439cm" svg:y1="3.475cm" svg:x2="12.439cm" svg:y2="3.574cm"><text:p/></draw:line><draw:line draw:name="Вертикальная линия 576" draw:style-name="gr4" draw:text-style-name="P284" svg:x1="13.45cm" svg:y1="3.475cm" svg:x2="13.45cm" svg:y2="3.574cm"><text:p/></draw:line><draw:line draw:name="Вертикальная линия 577" draw:style-name="gr4" draw:text-style-name="P284" svg:x1="15.249cm" svg:y1="3.475cm" svg:x2="15.249cm" svg:y2="3.574cm"><text:p/></draw:line><draw:line draw:name="Вертикальная линия 578" draw:style-name="gr4" draw:text-style-name="P284" svg:x1="16.27cm" svg:y1="3.475cm" svg:x2="16.27cm" svg:y2="3.574cm"><text:p/></draw:line><draw:line draw:name="Вертикальная линия 579" draw:style-name="gr4" draw:text-style-name="P284" svg:x1="17.533cm" svg:y1="3.475cm" svg:x2="17.533cm" svg:y2="3.574cm"><text:p/></draw:line><draw:line draw:name="Вертикальная линия 580" draw:style-name="gr4" draw:text-style-name="P284" svg:x1="18.572cm" svg:y1="3.475cm" svg:x2="18.572cm" svg:y2="3.574cm"><text:p/></draw:line></draw:g><draw:g draw:name="DrawObject 163" draw:style-name="gr3"><draw:line draw:name="Вертикальная линия 581" draw:style-name="gr4" draw:text-style-name="P284" svg:x1="19.826cm" svg:y1="3.475cm" svg:x2="19.826cm" svg:y2="3.574cm"><text:p/></draw:line><draw:line draw:name="Вертикальная линия 582" draw:style-name="gr4" draw:text-style-name="P284" svg:x1="21.082cm" svg:y1="3.475cm" svg:x2="21.082cm" svg:y2="3.574cm"><text:p/></draw:line><draw:line draw:name="Вертикальная линия 583" draw:style-name="gr4" draw:text-style-name="P284" svg:x1="22.419cm" svg:y1="3.475cm" svg:x2="22.419cm" svg:y2="3.574cm"><text:p/></draw:line><draw:line draw:name="Вертикальная линия 584" draw:style-name="gr4" draw:text-style-name="P284" svg:x1="23.73cm" svg:y1="3.475cm" svg:x2="23.73cm" svg:y2="3.574cm"><text:p/></draw:line><draw:line draw:name="Вертикальная линия 585" draw:style-name="gr4" draw:text-style-name="P284" svg:x1="25.462cm" svg:y1="3.475cm" svg:x2="25.462cm" svg:y2="3.574cm"><text:p/></draw:line></draw:g></draw:g><draw:g draw:name="DrawObject 164" draw:style-name="gr2"><draw:g draw:name="DrawObject 165" draw:style-name="gr2"><draw:g draw:name="DrawObject 166" draw:style-name="gr3"><draw:line draw:name="Вертикальная линия 586" draw:style-name="gr4" draw:text-style-name="P284" svg:x1="1.808cm" svg:y1="4.296cm" svg:x2="1.808cm" svg:y2="4.395cm"><text:p/></draw:line><draw:line draw:name="Вертикальная линия 587" draw:style-name="gr4" draw:text-style-name="P284" svg:x1="2.838cm" svg:y1="4.297cm" svg:x2="2.838cm" svg:y2="4.396cm"><text:p/></draw:line><draw:line draw:name="Вертикальная линия 588" draw:style-name="gr4" draw:text-style-name="P284" svg:x1="3.87cm" svg:y1="4.303cm" svg:x2="3.87cm" svg:y2="4.402cm"><text:p/></draw:line><draw:line draw:name="Вертикальная линия 589" draw:style-name="gr4" draw:text-style-name="P284" svg:x1="5.154cm" svg:y1="4.303cm" svg:x2="5.154cm" svg:y2="4.402cm"><text:p/></draw:line></draw:g><draw:line draw:name="Вертикальная линия 590" draw:style-name="gr4" draw:text-style-name="P284" svg:x1="12.439cm" svg:y1="4.303cm" svg:x2="12.439cm" svg:y2="4.402cm"><text:p/></draw:line><draw:line draw:name="Вертикальная линия 591" draw:style-name="gr4" draw:text-style-name="P284" svg:x1="13.45cm" svg:y1="4.303cm" svg:x2="13.45cm" svg:y2="4.402cm"><text:p/></draw:line><draw:line draw:name="Вертикальная линия 592" draw:style-name="gr4" draw:text-style-name="P284" svg:x1="15.249cm" svg:y1="4.303cm" svg:x2="15.249cm" svg:y2="4.402cm"><text:p/></draw:line><draw:line draw:name="Вертикальная линия 593" draw:style-name="gr4" draw:text-style-name="P284" svg:x1="16.27cm" svg:y1="4.303cm" svg:x2="16.27cm" svg:y2="4.402cm"><text:p/></draw:line><draw:line draw:name="Вертикальная линия 594" draw:style-name="gr4" draw:text-style-name="P284" svg:x1="17.533cm" svg:y1="4.303cm" svg:x2="17.533cm" svg:y2="4.402cm"><text:p/></draw:line><draw:line draw:name="Вертикальная линия 595" draw:style-name="gr4" draw:text-style-name="P284" svg:x1="18.572cm" svg:y1="4.303cm" svg:x2="18.572cm" svg:y2="4.402cm"><text:p/></draw:line></draw:g><draw:g draw:name="DrawObject 167" draw:style-name="gr3"><draw:line draw:name="Вертикальная линия 596" draw:style-name="gr4" draw:text-style-name="P284" svg:x1="19.826cm" svg:y1="4.303cm" svg:x2="19.826cm" svg:y2="4.402cm"><text:p/></draw:line><draw:line draw:name="Вертикальная линия 597" draw:style-name="gr4" draw:text-style-name="P284" svg:x1="21.082cm" svg:y1="4.303cm" svg:x2="21.082cm" svg:y2="4.402cm"><text:p/></draw:line><draw:line draw:name="Вертикальная линия 598" draw:style-name="gr4" draw:text-style-name="P284" svg:x1="22.419cm" svg:y1="4.303cm" svg:x2="22.419cm" svg:y2="4.402cm"><text:p/></draw:line><draw:line draw:name="Вертикальная линия 599" draw:style-name="gr4" draw:text-style-name="P284" svg:x1="23.73cm" svg:y1="4.303cm" svg:x2="23.73cm" svg:y2="4.402cm"><text:p/></draw:line><draw:line draw:name="Вертикальная линия 600" draw:style-name="gr4" draw:text-style-name="P284" svg:x1="25.462cm" svg:y1="4.303cm" svg:x2="25.462cm" svg:y2="4.402cm"><text:p/></draw:line></draw:g></draw:g><draw:g draw:name="DrawObject 168" draw:style-name="gr2"><draw:g draw:name="DrawObject 169" draw:style-name="gr2"><draw:g draw:name="DrawObject 170" draw:style-name="gr3"><draw:line draw:name="Вертикальная линия 601" draw:style-name="gr4" draw:text-style-name="P284" svg:x1="1.808cm" svg:y1="5.112cm" svg:x2="1.808cm" svg:y2="5.211cm"><text:p/></draw:line><draw:line draw:name="Вертикальная линия 602" draw:style-name="gr4" draw:text-style-name="P284" svg:x1="2.838cm" svg:y1="5.116cm" svg:x2="2.838cm" svg:y2="5.215cm"><text:p/></draw:line><draw:line draw:name="Вертикальная линия 603" draw:style-name="gr4" draw:text-style-name="P284" svg:x1="3.87cm" svg:y1="5.119cm" svg:x2="3.87cm" svg:y2="5.218cm"><text:p/></draw:line><draw:line draw:name="Вертикальная линия 604" draw:style-name="gr4" draw:text-style-name="P284" svg:x1="5.154cm" svg:y1="5.119cm" svg:x2="5.154cm" svg:y2="5.218cm"><text:p/></draw:line></draw:g><draw:line draw:name="Вертикальная линия 605" draw:style-name="gr4" draw:text-style-name="P284" svg:x1="12.439cm" svg:y1="5.119cm" svg:x2="12.439cm" svg:y2="5.218cm"><text:p/></draw:line><draw:line draw:name="Вертикальная линия 606" draw:style-name="gr4" draw:text-style-name="P284" svg:x1="13.45cm" svg:y1="5.119cm" svg:x2="13.45cm" svg:y2="5.218cm"><text:p/></draw:line><draw:line draw:name="Вертикальная линия 607" draw:style-name="gr4" draw:text-style-name="P284" svg:x1="15.249cm" svg:y1="5.119cm" svg:x2="15.249cm" svg:y2="5.218cm"><text:p/></draw:line><draw:line draw:name="Вертикальная линия 608" draw:style-name="gr4" draw:text-style-name="P284" svg:x1="16.27cm" svg:y1="5.119cm" svg:x2="16.27cm" svg:y2="5.218cm"><text:p/></draw:line><draw:line draw:name="Вертикальная линия 609" draw:style-name="gr4" draw:text-style-name="P284" svg:x1="17.533cm" svg:y1="5.119cm" svg:x2="17.533cm" svg:y2="5.218cm"><text:p/></draw:line><draw:line draw:name="Вертикальная линия 610" draw:style-name="gr4" draw:text-style-name="P284" svg:x1="18.572cm" svg:y1="5.119cm" svg:x2="18.572cm" svg:y2="5.218cm"><text:p/></draw:line></draw:g><draw:g draw:name="DrawObject 171" draw:style-name="gr3"><draw:line draw:name="Вертикальная линия 611" draw:style-name="gr4" draw:text-style-name="P284" svg:x1="19.826cm" svg:y1="5.119cm" svg:x2="19.826cm" svg:y2="5.218cm"><text:p/></draw:line><draw:line draw:name="Вертикальная линия 612" draw:style-name="gr4" draw:text-style-name="P284" svg:x1="21.082cm" svg:y1="5.119cm" svg:x2="21.082cm" svg:y2="5.218cm"><text:p/></draw:line><draw:line draw:name="Вертикальная линия 613" draw:style-name="gr4" draw:text-style-name="P284" svg:x1="22.419cm" svg:y1="5.119cm" svg:x2="22.419cm" svg:y2="5.218cm"><text:p/></draw:line><draw:line draw:name="Вертикальная линия 614" draw:style-name="gr4" draw:text-style-name="P284" svg:x1="23.73cm" svg:y1="5.119cm" svg:x2="23.73cm" svg:y2="5.218cm"><text:p/></draw:line><draw:line draw:name="Вертикальная линия 615" draw:style-name="gr4" draw:text-style-name="P284" svg:x1="25.462cm" svg:y1="5.119cm" svg:x2="25.462cm" svg:y2="5.218cm"><text:p/></draw:line></draw:g></draw:g><draw:g draw:name="DrawObject 172" draw:style-name="gr2"><draw:g draw:name="DrawObject 173" draw:style-name="gr2"><draw:g draw:name="DrawObject 174" draw:style-name="gr3"><draw:line draw:name="Вертикальная линия 616" draw:style-name="gr4" draw:text-style-name="P284" svg:x1="1.808cm" svg:y1="5.893cm" svg:x2="1.808cm" svg:y2="5.992cm"><text:p/></draw:line><draw:line draw:name="Вертикальная линия 617" draw:style-name="gr4" draw:text-style-name="P284" svg:x1="2.838cm" svg:y1="5.894cm" svg:x2="2.838cm" svg:y2="5.993cm"><text:p/></draw:line><draw:line draw:name="Вертикальная линия 618" draw:style-name="gr4" draw:text-style-name="P284" svg:x1="3.87cm" svg:y1="5.9cm" svg:x2="3.87cm" svg:y2="5.999cm"><text:p/></draw:line><draw:line draw:name="Вертикальная линия 619" draw:style-name="gr4" draw:text-style-name="P284" svg:x1="5.154cm" svg:y1="5.9cm" svg:x2="5.154cm" svg:y2="5.999cm"><text:p/></draw:line></draw:g><draw:line draw:name="Вертикальная линия 620" draw:style-name="gr4" draw:text-style-name="P284" svg:x1="12.439cm" svg:y1="5.9cm" svg:x2="12.439cm" svg:y2="5.999cm"><text:p/></draw:line><draw:line draw:name="Вертикальная линия 621" draw:style-name="gr4" draw:text-style-name="P284" svg:x1="13.45cm" svg:y1="5.9cm" svg:x2="13.45cm" svg:y2="5.999cm"><text:p/></draw:line><draw:line draw:name="Вертикальная линия 622" draw:style-name="gr4" draw:text-style-name="P284" svg:x1="15.249cm" svg:y1="5.9cm" svg:x2="15.249cm" svg:y2="5.999cm"><text:p/></draw:line><draw:line draw:name="Вертикальная линия 623" draw:style-name="gr4" draw:text-style-name="P284" svg:x1="16.27cm" svg:y1="5.9cm" svg:x2="16.27cm" svg:y2="5.999cm"><text:p/></draw:line><draw:line draw:name="Вертикальная линия 624" draw:style-name="gr4" draw:text-style-name="P284" svg:x1="17.533cm" svg:y1="5.9cm" svg:x2="17.533cm" svg:y2="5.999cm"><text:p/></draw:line><draw:line draw:name="Вертикальная линия 625" draw:style-name="gr4" draw:text-style-name="P284" svg:x1="18.572cm" svg:y1="5.9cm" svg:x2="18.572cm" svg:y2="5.999cm"><text:p/></draw:line></draw:g><draw:g draw:name="DrawObject 175" draw:style-name="gr3"><draw:line draw:name="Вертикальная линия 626" draw:style-name="gr4" draw:text-style-name="P284" svg:x1="19.826cm" svg:y1="5.9cm" svg:x2="19.826cm" svg:y2="5.999cm"><text:p/></draw:line><draw:line draw:name="Вертикальная линия 627" draw:style-name="gr4" draw:text-style-name="P284" svg:x1="21.082cm" svg:y1="5.9cm" svg:x2="21.082cm" svg:y2="5.999cm"><text:p/></draw:line><draw:line draw:name="Вертикальная линия 628" draw:style-name="gr4" draw:text-style-name="P284" svg:x1="22.419cm" svg:y1="5.9cm" svg:x2="22.419cm" svg:y2="5.999cm"><text:p/></draw:line><draw:line draw:name="Вертикальная линия 629" draw:style-name="gr4" draw:text-style-name="P284" svg:x1="23.73cm" svg:y1="5.9cm" svg:x2="23.73cm" svg:y2="5.999cm"><text:p/></draw:line><draw:line draw:name="Вертикальная линия 630" draw:style-name="gr4" draw:text-style-name="P284" svg:x1="25.462cm" svg:y1="5.9cm" svg:x2="25.462cm" svg:y2="5.999cm"><text:p/></draw:line></draw:g></draw:g><draw:g draw:name="DrawObject 176" draw:style-name="gr2"><draw:g draw:name="DrawObject 177" draw:style-name="gr2"><draw:g draw:name="DrawObject 178" draw:style-name="gr3"><draw:line draw:name="Вертикальная линия 631" draw:style-name="gr4" draw:text-style-name="P284" svg:x1="1.808cm" svg:y1="6.66cm" svg:x2="1.808cm" svg:y2="6.759cm"><text:p/></draw:line><draw:line draw:name="Вертикальная линия 632" draw:style-name="gr4" draw:text-style-name="P284" svg:x1="2.838cm" svg:y1="6.662cm" svg:x2="2.838cm" svg:y2="6.761cm"><text:p/></draw:line><draw:line draw:name="Вертикальная линия 633" draw:style-name="gr4" draw:text-style-name="P284" svg:x1="3.87cm" svg:y1="6.666cm" svg:x2="3.87cm" svg:y2="6.765cm"><text:p/></draw:line><draw:line draw:name="Вертикальная линия 634" draw:style-name="gr4" draw:text-style-name="P284" svg:x1="5.154cm" svg:y1="6.666cm" svg:x2="5.154cm" svg:y2="6.765cm"><text:p/></draw:line></draw:g><draw:line draw:name="Вертикальная линия 635" draw:style-name="gr4" draw:text-style-name="P284" svg:x1="12.439cm" svg:y1="6.666cm" svg:x2="12.439cm" svg:y2="6.765cm"><text:p/></draw:line><draw:line draw:name="Вертикальная линия 636" draw:style-name="gr4" draw:text-style-name="P284" svg:x1="13.45cm" svg:y1="6.666cm" svg:x2="13.45cm" svg:y2="6.765cm"><text:p/></draw:line><draw:line draw:name="Вертикальная линия 637" draw:style-name="gr4" draw:text-style-name="P284" svg:x1="15.249cm" svg:y1="6.666cm" svg:x2="15.249cm" svg:y2="6.765cm"><text:p/></draw:line><draw:line draw:name="Вертикальная линия 638" draw:style-name="gr4" draw:text-style-name="P284" svg:x1="16.27cm" svg:y1="6.666cm" svg:x2="16.27cm" svg:y2="6.765cm"><text:p/></draw:line><draw:line draw:name="Вертикальная линия 639" draw:style-name="gr4" draw:text-style-name="P284" svg:x1="17.533cm" svg:y1="6.666cm" svg:x2="17.533cm" svg:y2="6.765cm"><text:p/></draw:line><draw:line draw:name="Вертикальная линия 640" draw:style-name="gr4" draw:text-style-name="P284" svg:x1="18.572cm" svg:y1="6.666cm" svg:x2="18.572cm" svg:y2="6.765cm"><text:p/></draw:line></draw:g><draw:g draw:name="DrawObject 179" draw:style-name="gr3"><draw:line draw:name="Вертикальная линия 641" draw:style-name="gr4" draw:text-style-name="P284" svg:x1="19.826cm" svg:y1="6.666cm" svg:x2="19.826cm" svg:y2="6.765cm"><text:p/></draw:line><draw:line draw:name="Вертикальная линия 642" draw:style-name="gr4" draw:text-style-name="P284" svg:x1="21.082cm" svg:y1="6.666cm" svg:x2="21.082cm" svg:y2="6.765cm"><text:p/></draw:line><draw:line draw:name="Вертикальная линия 643" draw:style-name="gr4" draw:text-style-name="P284" svg:x1="22.419cm" svg:y1="6.666cm" svg:x2="22.419cm" svg:y2="6.765cm"><text:p/></draw:line><draw:line draw:name="Вертикальная линия 644" draw:style-name="gr4" draw:text-style-name="P284" svg:x1="23.73cm" svg:y1="6.666cm" svg:x2="23.73cm" svg:y2="6.765cm"><text:p/></draw:line><draw:line draw:name="Вертикальная линия 645" draw:style-name="gr4" draw:text-style-name="P284" svg:x1="25.462cm" svg:y1="6.666cm" svg:x2="25.462cm" svg:y2="6.765cm"><text:p/></draw:line></draw:g></draw:g><draw:g draw:name="DrawObject 180" draw:style-name="gr2"><draw:g draw:name="DrawObject 181" draw:style-name="gr2"><draw:g draw:name="DrawObject 182" draw:style-name="gr3"><draw:line draw:name="Вертикальная линия 646" draw:style-name="gr4" draw:text-style-name="P284" svg:x1="1.808cm" svg:y1="7.433cm" svg:x2="1.808cm" svg:y2="7.532cm"><text:p/></draw:line><draw:line draw:name="Вертикальная линия 647" draw:style-name="gr4" draw:text-style-name="P284" svg:x1="2.838cm" svg:y1="7.435cm" svg:x2="2.838cm" svg:y2="7.534cm"><text:p/></draw:line><draw:line draw:name="Вертикальная линия 648" draw:style-name="gr4" draw:text-style-name="P284" svg:x1="3.87cm" svg:y1="7.44cm" svg:x2="3.87cm" svg:y2="7.539cm"><text:p/></draw:line><draw:line draw:name="Вертикальная линия 649" draw:style-name="gr4" draw:text-style-name="P284" svg:x1="5.154cm" svg:y1="7.44cm" svg:x2="5.154cm" svg:y2="7.539cm"><text:p/></draw:line></draw:g><draw:line draw:name="Вертикальная линия 650" draw:style-name="gr4" draw:text-style-name="P284" svg:x1="12.439cm" svg:y1="7.44cm" svg:x2="12.439cm" svg:y2="7.539cm"><text:p/></draw:line><draw:line draw:name="Вертикальная линия 651" draw:style-name="gr4" draw:text-style-name="P284" svg:x1="13.45cm" svg:y1="7.44cm" svg:x2="13.45cm" svg:y2="7.539cm"><text:p/></draw:line><draw:line draw:name="Вертикальная линия 652" draw:style-name="gr4" draw:text-style-name="P284" svg:x1="15.249cm" svg:y1="7.44cm" svg:x2="15.249cm" svg:y2="7.539cm"><text:p/></draw:line><draw:line draw:name="Вертикальная линия 653" draw:style-name="gr4" draw:text-style-name="P284" svg:x1="16.27cm" svg:y1="7.44cm" svg:x2="16.27cm" svg:y2="7.539cm"><text:p/></draw:line><draw:line draw:name="Вертикальная линия 654" draw:style-name="gr4" draw:text-style-name="P284" svg:x1="17.533cm" svg:y1="7.44cm" svg:x2="17.533cm" svg:y2="7.539cm"><text:p/></draw:line><draw:line draw:name="Вертикальная линия 655" draw:style-name="gr4" draw:text-style-name="P284" svg:x1="18.572cm" svg:y1="7.44cm" svg:x2="18.572cm" svg:y2="7.539cm"><text:p/></draw:line></draw:g><draw:g draw:name="DrawObject 183" draw:style-name="gr3"><draw:line draw:name="Вертикальная линия 656" draw:style-name="gr4" draw:text-style-name="P284" svg:x1="19.826cm" svg:y1="7.44cm" svg:x2="19.826cm" svg:y2="7.539cm"><text:p/></draw:line><draw:line draw:name="Вертикальная линия 657" draw:style-name="gr4" draw:text-style-name="P284" svg:x1="21.082cm" svg:y1="7.44cm" svg:x2="21.082cm" svg:y2="7.539cm"><text:p/></draw:line><draw:line draw:name="Вертикальная линия 658" draw:style-name="gr4" draw:text-style-name="P284" svg:x1="22.419cm" svg:y1="7.44cm" svg:x2="22.419cm" svg:y2="7.539cm"><text:p/></draw:line><draw:line draw:name="Вертикальная линия 659" draw:style-name="gr4" draw:text-style-name="P284" svg:x1="23.73cm" svg:y1="7.44cm" svg:x2="23.73cm" svg:y2="7.539cm"><text:p/></draw:line><draw:line draw:name="Вертикальная линия 660" draw:style-name="gr4" draw:text-style-name="P284" svg:x1="25.462cm" svg:y1="7.44cm" svg:x2="25.462cm" svg:y2="7.539cm"><text:p/></draw:line></draw:g></draw:g><draw:g draw:name="DrawObject 184" draw:style-name="gr2"><draw:g draw:name="DrawObject 185" draw:style-name="gr2"><draw:g draw:name="DrawObject 186" draw:style-name="gr3"><draw:line draw:name="Вертикальная линия 661" draw:style-name="gr4" draw:text-style-name="P284" svg:x1="1.808cm" svg:y1="8.222cm" svg:x2="1.808cm" svg:y2="8.321cm"><text:p/></draw:line><draw:line draw:name="Вертикальная линия 662" draw:style-name="gr4" draw:text-style-name="P284" svg:x1="2.838cm" svg:y1="8.223cm" svg:x2="2.838cm" svg:y2="8.322cm"><text:p/></draw:line><draw:line draw:name="Вертикальная линия 663" draw:style-name="gr4" draw:text-style-name="P284" svg:x1="3.87cm" svg:y1="8.227cm" svg:x2="3.87cm" svg:y2="8.326cm"><text:p/></draw:line><draw:line draw:name="Вертикальная линия 664" draw:style-name="gr4" draw:text-style-name="P284" svg:x1="5.154cm" svg:y1="8.227cm" svg:x2="5.154cm" svg:y2="8.326cm"><text:p/></draw:line></draw:g><draw:line draw:name="Вертикальная линия 665" draw:style-name="gr4" draw:text-style-name="P284" svg:x1="12.439cm" svg:y1="8.227cm" svg:x2="12.439cm" svg:y2="8.326cm"><text:p/></draw:line><draw:line draw:name="Вертикальная линия 666" draw:style-name="gr4" draw:text-style-name="P284" svg:x1="13.45cm" svg:y1="8.227cm" svg:x2="13.45cm" svg:y2="8.326cm"><text:p/></draw:line><draw:line draw:name="Вертикальная линия 667" draw:style-name="gr4" draw:text-style-name="P284" svg:x1="15.249cm" svg:y1="8.227cm" svg:x2="15.249cm" svg:y2="8.326cm"><text:p/></draw:line><draw:line draw:name="Вертикальная линия 668" draw:style-name="gr4" draw:text-style-name="P284" svg:x1="16.27cm" svg:y1="8.227cm" svg:x2="16.27cm" svg:y2="8.326cm"><text:p/></draw:line><draw:line draw:name="Вертикальная линия 669" draw:style-name="gr4" draw:text-style-name="P284" svg:x1="17.533cm" svg:y1="8.227cm" svg:x2="17.533cm" svg:y2="8.326cm"><text:p/></draw:line><draw:line draw:name="Вертикальная линия 670" draw:style-name="gr4" draw:text-style-name="P284" svg:x1="18.572cm" svg:y1="8.227cm" svg:x2="18.572cm" svg:y2="8.326cm"><text:p/></draw:line></draw:g><draw:g draw:name="DrawObject 187" draw:style-name="gr3"><draw:line draw:name="Вертикальная линия 671" draw:style-name="gr4" draw:text-style-name="P284" svg:x1="19.826cm" svg:y1="8.227cm" svg:x2="19.826cm" svg:y2="8.326cm"><text:p/></draw:line><draw:line draw:name="Вертикальная линия 672" draw:style-name="gr4" draw:text-style-name="P284" svg:x1="21.082cm" svg:y1="8.227cm" svg:x2="21.082cm" svg:y2="8.326cm"><text:p/></draw:line><draw:line draw:name="Вертикальная линия 673" draw:style-name="gr4" draw:text-style-name="P284" svg:x1="22.419cm" svg:y1="8.227cm" svg:x2="22.419cm" svg:y2="8.326cm"><text:p/></draw:line><draw:line draw:name="Вертикальная линия 674" draw:style-name="gr4" draw:text-style-name="P284" svg:x1="23.73cm" svg:y1="8.227cm" svg:x2="23.73cm" svg:y2="8.326cm"><text:p/></draw:line><draw:line draw:name="Вертикальная линия 675" draw:style-name="gr4" draw:text-style-name="P284" svg:x1="25.462cm" svg:y1="8.227cm" svg:x2="25.462cm" svg:y2="8.326cm"><text:p/></draw:line></draw:g></draw:g><draw:g draw:name="DrawObject 188" draw:style-name="gr2"><draw:g draw:name="DrawObject 189" draw:style-name="gr2"><draw:g draw:name="DrawObject 190" draw:style-name="gr3"><draw:line draw:name="Вертикальная линия 676" draw:style-name="gr4" draw:text-style-name="P284" svg:x1="1.808cm" svg:y1="8.98cm" svg:x2="1.808cm" svg:y2="9.079cm"><text:p/></draw:line><draw:line draw:name="Вертикальная линия 677" draw:style-name="gr4" draw:text-style-name="P284" svg:x1="2.838cm" svg:y1="8.983cm" svg:x2="2.838cm" svg:y2="9.082cm"><text:p/></draw:line><draw:line draw:name="Вертикальная линия 678" draw:style-name="gr4" draw:text-style-name="P284" svg:x1="3.87cm" svg:y1="8.987cm" svg:x2="3.87cm" svg:y2="9.086cm"><text:p/></draw:line><draw:line draw:name="Вертикальная линия 679" draw:style-name="gr4" draw:text-style-name="P284" svg:x1="5.154cm" svg:y1="8.987cm" svg:x2="5.154cm" svg:y2="9.086cm"><text:p/></draw:line></draw:g><draw:line draw:name="Вертикальная линия 680" draw:style-name="gr4" draw:text-style-name="P284" svg:x1="12.439cm" svg:y1="8.987cm" svg:x2="12.439cm" svg:y2="9.086cm"><text:p/></draw:line><draw:line draw:name="Вертикальная линия 681" draw:style-name="gr4" draw:text-style-name="P284" svg:x1="13.45cm" svg:y1="8.987cm" svg:x2="13.45cm" svg:y2="9.086cm"><text:p/></draw:line><draw:line draw:name="Вертикальная линия 682" draw:style-name="gr4" draw:text-style-name="P284" svg:x1="15.249cm" svg:y1="8.987cm" svg:x2="15.249cm" svg:y2="9.086cm"><text:p/></draw:line><draw:line draw:name="Вертикальная линия 683" draw:style-name="gr4" draw:text-style-name="P284" svg:x1="16.27cm" svg:y1="8.987cm" svg:x2="16.27cm" svg:y2="9.086cm"><text:p/></draw:line><draw:line draw:name="Вертикальная линия 684" draw:style-name="gr4" draw:text-style-name="P284" svg:x1="17.533cm" svg:y1="8.987cm" svg:x2="17.533cm" svg:y2="9.086cm"><text:p/></draw:line><draw:line draw:name="Вертикальная линия 685" draw:style-name="gr4" draw:text-style-name="P284" svg:x1="18.572cm" svg:y1="8.987cm" svg:x2="18.572cm" svg:y2="9.086cm"><text:p/></draw:line></draw:g><draw:g draw:name="DrawObject 191" draw:style-name="gr3"><draw:line draw:name="Вертикальная линия 686" draw:style-name="gr4" draw:text-style-name="P284" svg:x1="19.826cm" svg:y1="8.987cm" svg:x2="19.826cm" svg:y2="9.086cm"><text:p/></draw:line><draw:line draw:name="Вертикальная линия 687" draw:style-name="gr4" draw:text-style-name="P284" svg:x1="21.082cm" svg:y1="8.987cm" svg:x2="21.082cm" svg:y2="9.086cm"><text:p/></draw:line><draw:line draw:name="Вертикальная линия 688" draw:style-name="gr4" draw:text-style-name="P284" svg:x1="22.419cm" svg:y1="8.987cm" svg:x2="22.419cm" svg:y2="9.086cm"><text:p/></draw:line><draw:line draw:name="Вертикальная линия 689" draw:style-name="gr4" draw:text-style-name="P284" svg:x1="23.73cm" svg:y1="8.987cm" svg:x2="23.73cm" svg:y2="9.086cm"><text:p/></draw:line><draw:line draw:name="Вертикальная линия 690" draw:style-name="gr4" draw:text-style-name="P284" svg:x1="25.462cm" svg:y1="8.987cm" svg:x2="25.462cm" svg:y2="9.086cm"><text:p/></draw:line></draw:g></draw:g><draw:g draw:name="DrawObject 192" draw:style-name="gr2"><draw:g draw:name="DrawObject 193" draw:style-name="gr2"><draw:g draw:name="DrawObject 194" draw:style-name="gr3"><draw:line draw:name="Вертикальная линия 691" draw:style-name="gr4" draw:text-style-name="P284" svg:x1="1.808cm" svg:y1="9.765cm" svg:x2="1.808cm" svg:y2="9.864cm"><text:p/></draw:line><draw:line draw:name="Вертикальная линия 692" draw:style-name="gr4" draw:text-style-name="P284" svg:x1="2.838cm" svg:y1="9.765cm" svg:x2="2.838cm" svg:y2="9.864cm"><text:p/></draw:line><draw:line draw:name="Вертикальная линия 693" draw:style-name="gr4" draw:text-style-name="P284" svg:x1="3.87cm" svg:y1="9.772cm" svg:x2="3.87cm" svg:y2="9.871cm"><text:p/></draw:line><draw:line draw:name="Вертикальная линия 694" draw:style-name="gr4" draw:text-style-name="P284" svg:x1="5.154cm" svg:y1="9.772cm" svg:x2="5.154cm" svg:y2="9.871cm"><text:p/></draw:line></draw:g><draw:line draw:name="Вертикальная линия 695" draw:style-name="gr4" draw:text-style-name="P284" svg:x1="12.439cm" svg:y1="9.772cm" svg:x2="12.439cm" svg:y2="9.871cm"><text:p/></draw:line><draw:line draw:name="Вертикальная линия 696" draw:style-name="gr4" draw:text-style-name="P284" svg:x1="13.45cm" svg:y1="9.772cm" svg:x2="13.45cm" svg:y2="9.871cm"><text:p/></draw:line><draw:line draw:name="Вертикальная линия 697" draw:style-name="gr4" draw:text-style-name="P284" svg:x1="15.249cm" svg:y1="9.772cm" svg:x2="15.249cm" svg:y2="9.871cm"><text:p/></draw:line><draw:line draw:name="Вертикальная линия 698" draw:style-name="gr4" draw:text-style-name="P284" svg:x1="16.27cm" svg:y1="9.772cm" svg:x2="16.27cm" svg:y2="9.871cm"><text:p/></draw:line><draw:line draw:name="Вертикальная линия 699" draw:style-name="gr4" draw:text-style-name="P284" svg:x1="17.533cm" svg:y1="9.772cm" svg:x2="17.533cm" svg:y2="9.871cm"><text:p/></draw:line><draw:line draw:name="Вертикальная линия 700" draw:style-name="gr4" draw:text-style-name="P284" svg:x1="18.572cm" svg:y1="9.772cm" svg:x2="18.572cm" svg:y2="9.871cm"><text:p/></draw:line></draw:g><draw:g draw:name="DrawObject 195" draw:style-name="gr3"><draw:line draw:name="Вертикальная линия 701" draw:style-name="gr4" draw:text-style-name="P284" svg:x1="19.826cm" svg:y1="9.772cm" svg:x2="19.826cm" svg:y2="9.871cm"><text:p/></draw:line><draw:line draw:name="Вертикальная линия 702" draw:style-name="gr4" draw:text-style-name="P284" svg:x1="21.082cm" svg:y1="9.772cm" svg:x2="21.082cm" svg:y2="9.871cm"><text:p/></draw:line><draw:line draw:name="Вертикальная линия 703" draw:style-name="gr4" draw:text-style-name="P284" svg:x1="22.419cm" svg:y1="9.772cm" svg:x2="22.419cm" svg:y2="9.871cm"><text:p/></draw:line><draw:line draw:name="Вертикальная линия 704" draw:style-name="gr4" draw:text-style-name="P284" svg:x1="23.73cm" svg:y1="9.772cm" svg:x2="23.73cm" svg:y2="9.871cm"><text:p/></draw:line><draw:line draw:name="Вертикальная линия 705" draw:style-name="gr4" draw:text-style-name="P284" svg:x1="25.462cm" svg:y1="9.772cm" svg:x2="25.462cm" svg:y2="9.871cm"><text:p/></draw:line></draw:g></draw:g><draw:g draw:name="DrawObject 196" draw:style-name="gr2"><draw:g draw:name="DrawObject 197" draw:style-name="gr2"><draw:g draw:name="DrawObject 198" draw:style-name="gr3"><draw:line draw:name="Вертикальная линия 706" draw:style-name="gr4" draw:text-style-name="P284" svg:x1="1.808cm" svg:y1="10.536cm" svg:x2="1.808cm" svg:y2="10.635cm"><text:p/></draw:line><draw:line draw:name="Вертикальная линия 707" draw:style-name="gr4" draw:text-style-name="P284" svg:x1="2.838cm" svg:y1="10.537cm" svg:x2="2.838cm" svg:y2="10.636cm"><text:p/></draw:line><draw:line draw:name="Вертикальная линия 708" draw:style-name="gr4" draw:text-style-name="P284" svg:x1="3.87cm" svg:y1="10.541cm" svg:x2="3.87cm" svg:y2="10.64cm"><text:p/></draw:line><draw:line draw:name="Вертикальная линия 709" draw:style-name="gr4" draw:text-style-name="P284" svg:x1="5.154cm" svg:y1="10.541cm" svg:x2="5.154cm" svg:y2="10.64cm"><text:p/></draw:line></draw:g><draw:line draw:name="Вертикальная линия 710" draw:style-name="gr4" draw:text-style-name="P284" svg:x1="12.439cm" svg:y1="10.541cm" svg:x2="12.439cm" svg:y2="10.64cm"><text:p/></draw:line><draw:line draw:name="Вертикальная линия 711" draw:style-name="gr4" draw:text-style-name="P284" svg:x1="13.45cm" svg:y1="10.541cm" svg:x2="13.45cm" svg:y2="10.64cm"><text:p/></draw:line><draw:line draw:name="Вертикальная линия 712" draw:style-name="gr4" draw:text-style-name="P284" svg:x1="15.249cm" svg:y1="10.541cm" svg:x2="15.249cm" svg:y2="10.64cm"><text:p/></draw:line><draw:line draw:name="Вертикальная линия 713" draw:style-name="gr4" draw:text-style-name="P284" svg:x1="16.27cm" svg:y1="10.541cm" svg:x2="16.27cm" svg:y2="10.64cm"><text:p/></draw:line><draw:line draw:name="Вертикальная линия 714" draw:style-name="gr4" draw:text-style-name="P284" svg:x1="17.533cm" svg:y1="10.541cm" svg:x2="17.533cm" svg:y2="10.64cm"><text:p/></draw:line><draw:line draw:name="Вертикальная линия 715" draw:style-name="gr4" draw:text-style-name="P284" svg:x1="18.572cm" svg:y1="10.541cm" svg:x2="18.572cm" svg:y2="10.64cm"><text:p/></draw:line></draw:g><draw:g draw:name="DrawObject 199" draw:style-name="gr3"><draw:line draw:name="Вертикальная линия 716" draw:style-name="gr4" draw:text-style-name="P284" svg:x1="19.826cm" svg:y1="10.541cm" svg:x2="19.826cm" svg:y2="10.64cm"><text:p/></draw:line><draw:line draw:name="Вертикальная линия 717" draw:style-name="gr4" draw:text-style-name="P284" svg:x1="21.082cm" svg:y1="10.541cm" svg:x2="21.082cm" svg:y2="10.64cm"><text:p/></draw:line><draw:line draw:name="Вертикальная линия 718" draw:style-name="gr4" draw:text-style-name="P284" svg:x1="22.419cm" svg:y1="10.541cm" svg:x2="22.419cm" svg:y2="10.64cm"><text:p/></draw:line><draw:line draw:name="Вертикальная линия 719" draw:style-name="gr4" draw:text-style-name="P284" svg:x1="23.73cm" svg:y1="10.541cm" svg:x2="23.73cm" svg:y2="10.64cm"><text:p/></draw:line><draw:line draw:name="Вертикальная линия 720" draw:style-name="gr4" draw:text-style-name="P284" svg:x1="25.462cm" svg:y1="10.541cm" svg:x2="25.462cm" svg:y2="10.64cm"><text:p/></draw:line></draw:g></draw:g><draw:g draw:name="DrawObject 200" draw:style-name="gr2"><draw:g draw:name="DrawObject 201" draw:style-name="gr2"><draw:g draw:name="DrawObject 202" draw:style-name="gr3"><draw:line draw:name="Вертикальная линия 721" draw:style-name="gr4" draw:text-style-name="P284" svg:x1="1.808cm" svg:y1="11.305cm" svg:x2="1.808cm" svg:y2="11.404cm"><text:p/></draw:line><draw:line draw:name="Вертикальная линия 722" draw:style-name="gr4" draw:text-style-name="P284" svg:x1="2.838cm" svg:y1="11.308cm" svg:x2="2.838cm" svg:y2="11.407cm"><text:p/></draw:line><draw:line draw:name="Вертикальная линия 723" draw:style-name="gr4" draw:text-style-name="P284" svg:x1="3.87cm" svg:y1="11.311cm" svg:x2="3.87cm" svg:y2="11.41cm"><text:p/></draw:line><draw:line draw:name="Вертикальная линия 724" draw:style-name="gr4" draw:text-style-name="P284" svg:x1="5.154cm" svg:y1="11.311cm" svg:x2="5.154cm" svg:y2="11.41cm"><text:p/></draw:line></draw:g><draw:line draw:name="Вертикальная линия 725" draw:style-name="gr4" draw:text-style-name="P284" svg:x1="12.439cm" svg:y1="11.311cm" svg:x2="12.439cm" svg:y2="11.41cm"><text:p/></draw:line><draw:line draw:name="Вертикальная линия 726" draw:style-name="gr4" draw:text-style-name="P284" svg:x1="13.45cm" svg:y1="11.311cm" svg:x2="13.45cm" svg:y2="11.41cm"><text:p/></draw:line><draw:line draw:name="Вертикальная линия 727" draw:style-name="gr4" draw:text-style-name="P284" svg:x1="15.249cm" svg:y1="11.311cm" svg:x2="15.249cm" svg:y2="11.41cm"><text:p/></draw:line><draw:line draw:name="Вертикальная линия 728" draw:style-name="gr4" draw:text-style-name="P284" svg:x1="16.27cm" svg:y1="11.311cm" svg:x2="16.27cm" svg:y2="11.41cm"><text:p/></draw:line><draw:line draw:name="Вертикальная линия 729" draw:style-name="gr4" draw:text-style-name="P284" svg:x1="17.533cm" svg:y1="11.311cm" svg:x2="17.533cm" svg:y2="11.41cm"><text:p/></draw:line><draw:line draw:name="Вертикальная линия 730" draw:style-name="gr4" draw:text-style-name="P284" svg:x1="18.572cm" svg:y1="11.311cm" svg:x2="18.572cm" svg:y2="11.41cm"><text:p/></draw:line></draw:g><draw:g draw:name="DrawObject 203" draw:style-name="gr3"><draw:line draw:name="Вертикальная линия 731" draw:style-name="gr4" draw:text-style-name="P284" svg:x1="19.826cm" svg:y1="11.311cm" svg:x2="19.826cm" svg:y2="11.41cm"><text:p/></draw:line><draw:line draw:name="Вертикальная линия 732" draw:style-name="gr4" draw:text-style-name="P284" svg:x1="21.082cm" svg:y1="11.311cm" svg:x2="21.082cm" svg:y2="11.41cm"><text:p/></draw:line><draw:line draw:name="Вертикальная линия 733" draw:style-name="gr4" draw:text-style-name="P284" svg:x1="22.419cm" svg:y1="11.311cm" svg:x2="22.419cm" svg:y2="11.41cm"><text:p/></draw:line><draw:line draw:name="Вертикальная линия 734" draw:style-name="gr4" draw:text-style-name="P284" svg:x1="23.73cm" svg:y1="11.311cm" svg:x2="23.73cm" svg:y2="11.41cm"><text:p/></draw:line><draw:line draw:name="Вертикальная линия 735" draw:style-name="gr4" draw:text-style-name="P284" svg:x1="25.462cm" svg:y1="11.311cm" svg:x2="25.462cm" svg:y2="11.41cm"><text:p/></draw:line></draw:g></draw:g><draw:g draw:name="DrawObject 204" draw:style-name="gr2"><draw:g draw:name="DrawObject 205" draw:style-name="gr2"><draw:g draw:name="DrawObject 206" draw:style-name="gr3"><draw:line draw:name="Вертикальная линия 736" draw:style-name="gr4" draw:text-style-name="P284" svg:x1="1.808cm" svg:y1="12.077cm" svg:x2="1.808cm" svg:y2="12.176cm"><text:p/></draw:line><draw:line draw:name="Вертикальная линия 737" draw:style-name="gr4" draw:text-style-name="P284" svg:x1="2.838cm" svg:y1="12.079cm" svg:x2="2.838cm" svg:y2="12.178cm"><text:p/></draw:line><draw:line draw:name="Вертикальная линия 738" draw:style-name="gr4" draw:text-style-name="P284" svg:x1="3.87cm" svg:y1="12.084cm" svg:x2="3.87cm" svg:y2="12.183cm"><text:p/></draw:line><draw:line draw:name="Вертикальная линия 739" draw:style-name="gr4" draw:text-style-name="P284" svg:x1="5.154cm" svg:y1="12.084cm" svg:x2="5.154cm" svg:y2="12.183cm"><text:p/></draw:line></draw:g><draw:line draw:name="Вертикальная линия 740" draw:style-name="gr4" draw:text-style-name="P284" svg:x1="12.439cm" svg:y1="12.084cm" svg:x2="12.439cm" svg:y2="12.183cm"><text:p/></draw:line><draw:line draw:name="Вертикальная линия 741" draw:style-name="gr4" draw:text-style-name="P284" svg:x1="13.45cm" svg:y1="12.084cm" svg:x2="13.45cm" svg:y2="12.183cm"><text:p/></draw:line><draw:line draw:name="Вертикальная линия 742" draw:style-name="gr4" draw:text-style-name="P284" svg:x1="15.249cm" svg:y1="12.084cm" svg:x2="15.249cm" svg:y2="12.183cm"><text:p/></draw:line><draw:line draw:name="Вертикальная линия 743" draw:style-name="gr4" draw:text-style-name="P284" svg:x1="16.27cm" svg:y1="12.084cm" svg:x2="16.27cm" svg:y2="12.183cm"><text:p/></draw:line><draw:line draw:name="Вертикальная линия 744" draw:style-name="gr4" draw:text-style-name="P284" svg:x1="17.533cm" svg:y1="12.084cm" svg:x2="17.533cm" svg:y2="12.183cm"><text:p/></draw:line><draw:line draw:name="Вертикальная линия 745" draw:style-name="gr4" draw:text-style-name="P284" svg:x1="18.572cm" svg:y1="12.084cm" svg:x2="18.572cm" svg:y2="12.183cm"><text:p/></draw:line></draw:g><draw:g draw:name="DrawObject 207" draw:style-name="gr3"><draw:line draw:name="Вертикальная линия 746" draw:style-name="gr4" draw:text-style-name="P284" svg:x1="19.826cm" svg:y1="12.084cm" svg:x2="19.826cm" svg:y2="12.183cm"><text:p/></draw:line><draw:line draw:name="Вертикальная линия 747" draw:style-name="gr4" draw:text-style-name="P284" svg:x1="21.082cm" svg:y1="12.084cm" svg:x2="21.082cm" svg:y2="12.183cm"><text:p/></draw:line><draw:line draw:name="Вертикальная линия 748" draw:style-name="gr4" draw:text-style-name="P284" svg:x1="22.419cm" svg:y1="12.084cm" svg:x2="22.419cm" svg:y2="12.183cm"><text:p/></draw:line><draw:line draw:name="Вертикальная линия 749" draw:style-name="gr4" draw:text-style-name="P284" svg:x1="23.73cm" svg:y1="12.084cm" svg:x2="23.73cm" svg:y2="12.183cm"><text:p/></draw:line><draw:line draw:name="Вертикальная линия 750" draw:style-name="gr4" draw:text-style-name="P284" svg:x1="25.462cm" svg:y1="12.084cm" svg:x2="25.462cm" svg:y2="12.183cm"><text:p/></draw:line></draw:g></draw:g></draw:g><draw:g draw:name="DrawObject 208" draw:style-name="gr2"><draw:g draw:name="Фигура 3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209" draw:style-name="gr2"><draw:g draw:name="DrawObject 210" draw:style-name="gr2"><draw:g draw:name="DrawObject 211" draw:style-name="gr3"><draw:line draw:name="Вертикальная линия 751" draw:style-name="gr4" draw:text-style-name="P285" svg:x1="1.777cm" svg:y1="12.789cm" svg:x2="1.777cm" svg:y2="12.889cm"><text:p/></draw:line><draw:line draw:name="Вертикальная линия 752" draw:style-name="gr4" draw:text-style-name="P285" svg:x1="2.808cm" svg:y1="12.794cm" svg:x2="2.808cm" svg:y2="12.894cm"><text:p/></draw:line><draw:line draw:name="Вертикальная линия 753" draw:style-name="gr4" draw:text-style-name="P285" svg:x1="3.84cm" svg:y1="12.796cm" svg:x2="3.84cm" svg:y2="12.896cm"><text:p/></draw:line><draw:line draw:name="Вертикальная линия 754" draw:style-name="gr4" draw:text-style-name="P285" svg:x1="5.126cm" svg:y1="12.796cm" svg:x2="5.126cm" svg:y2="12.896cm"><text:p/></draw:line></draw:g><draw:line draw:name="Вертикальная линия 755" draw:style-name="gr4" draw:text-style-name="P285" svg:x1="12.42cm" svg:y1="12.796cm" svg:x2="12.42cm" svg:y2="12.896cm"><text:p/></draw:line><draw:line draw:name="Вертикальная линия 756" draw:style-name="gr4" draw:text-style-name="P285" svg:x1="13.435cm" svg:y1="12.796cm" svg:x2="13.435cm" svg:y2="12.896cm"><text:p/></draw:line><draw:line draw:name="Вертикальная линия 757" draw:style-name="gr4" draw:text-style-name="P285" svg:x1="15.239cm" svg:y1="12.796cm" svg:x2="15.239cm" svg:y2="12.896cm"><text:p/></draw:line><draw:line draw:name="Вертикальная линия 758" draw:style-name="gr4" draw:text-style-name="P285" svg:x1="16.258cm" svg:y1="12.796cm" svg:x2="16.258cm" svg:y2="12.896cm"><text:p/></draw:line><draw:line draw:name="Вертикальная линия 759" draw:style-name="gr4" draw:text-style-name="P285" svg:x1="17.526cm" svg:y1="12.796cm" svg:x2="17.526cm" svg:y2="12.896cm"><text:p/></draw:line><draw:line draw:name="Вертикальная линия 760" draw:style-name="gr4" draw:text-style-name="P285" svg:x1="18.564cm" svg:y1="12.796cm" svg:x2="18.564cm" svg:y2="12.896cm"><text:p/></draw:line></draw:g><draw:g draw:name="DrawObject 212" draw:style-name="gr3"><draw:line draw:name="Вертикальная линия 761" draw:style-name="gr4" draw:text-style-name="P285" svg:x1="19.822cm" svg:y1="12.796cm" svg:x2="19.822cm" svg:y2="12.896cm"><text:p/></draw:line><draw:line draw:name="Вертикальная линия 762" draw:style-name="gr4" draw:text-style-name="P285" svg:x1="21.077cm" svg:y1="12.796cm" svg:x2="21.077cm" svg:y2="12.896cm"><text:p/></draw:line><draw:line draw:name="Вертикальная линия 763" draw:style-name="gr4" draw:text-style-name="P285" svg:x1="22.419cm" svg:y1="12.796cm" svg:x2="22.419cm" svg:y2="12.896cm"><text:p/></draw:line><draw:line draw:name="Вертикальная линия 764" draw:style-name="gr4" draw:text-style-name="P285" svg:x1="23.733cm" svg:y1="12.796cm" svg:x2="23.733cm" svg:y2="12.896cm"><text:p/></draw:line><draw:line draw:name="Вертикальная линия 765" draw:style-name="gr4" draw:text-style-name="P285" svg:x1="25.467cm" svg:y1="12.796cm" svg:x2="25.467cm" svg:y2="12.896cm"><text:p/></draw:line></draw:g></draw:g></draw:g>к/м</text:p>
          </table:table-cell>
          <table:table-cell table:style-name="Таблица2.F8" table:number-columns-spanned="19" office:value-type="string">
            <text:p text:style-name="P28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0" table:number-columns-spanned="14" office:value-type="string">
            <text:p text:style-name="P2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m5" table:number-columns-spanned="2" office:value-type="string">
            <text:p text:style-name="P115">ОПП</text:p>
          </table:table-cell>
          <table:covered-table-cell/>
          <table:table-cell table:style-name="Таблица2.m5" table:number-columns-spanned="3" office:value-type="string">
            <text:p text:style-name="P28">ЕВ</text:p>
          </table:table-cell>
          <table:covered-table-cell/>
          <table:covered-table-cell/>
          <table:table-cell table:style-name="Таблица2.m5" table:number-columns-spanned="2" office:value-type="string">
            <text:p text:style-name="P28">ЕН</text:p>
          </table:table-cell>
          <table:covered-table-cell/>
          <table:table-cell table:style-name="Таблица2.m5" table:number-columns-spanned="2" office:value-type="string">
            <text:p text:style-name="P28">КИ</text:p>
          </table:table-cell>
          <table:covered-table-cell/>
          <table:table-cell table:style-name="Таблица2.r12" table:number-columns-spanned="4" office:value-type="string">
            <text:p text:style-name="P28">Нрасх.</text:p>
          </table:table-cell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А</text:span><text:span text:style-name="T143">0</text:span>1</text:p>
          </table:table-cell>
          <table:table-cell table:style-name="Таблица2.B13" table:number-columns-spanned="46" office:value-type="string">
            <text:p text:style-name="Standard"><text:s text:c="3"/><text:span text:style-name="T86">03</text:span> <text:s text:c="6"/><text:span text:style-name="T86">26</text:span> <text:s text:c="9"/>- <text:s text:c="8"/><text:span text:style-name="T86">020</text:span> <text:s text:c="10"/><text:span text:style-name="T90">4280</text:span> <text:s text:c="4"/><text:span text:style-name="T90">Отрезная</text:span> <text:s text:c="3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Т</text:span>02</text:p>
          </table:table-cell>
          <table:table-cell table:style-name="Таблица2.B14" table:number-columns-spanned="46" office:value-type="string">
            <text:p text:style-name="P242"><text:s text:c="6"/><text:span text:style-name="T46">Стол рабочий Эскиз5222 или аналогичный имеющийся в цехе</text:span> <text:s text:c="36"/><text:span text:style-name="T46">19433</text:span> <text:s text:c="9"/><text:span text:style-name="T86">2</text:span> <text:s text:c="10"/><text:span text:style-name="T86">2</text:span> <text:s text:c="9"/><text:span text:style-name="T86">1</text:span> <text:s text:c="10"/>- <text:s text:c="12"/>- <text:s text:c="15"/>- <text:s text:c="11"/><text:span text:style-name="T133">1</text:span> <text:s text:c="17"/>- <text:s text:c="17"/><text:span text:style-name="T133">0,1</text:span> <text:s text:c="21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03</text:p>
          </table:table-cell>
          <table:table-cell table:style-name="Таблица2.B14" table:number-columns-spanned="46" office:value-type="string">
            <text:p text:style-name="Standard"><text:s text:c="6"/><text:span text:style-name="T90">Машинка </text:span><text:span text:style-name="T91">«Богарка»</text:span> <text:span text:style-name="T90">отрезная</text:span> <text:s text:c="78"/><text:span text:style-name="T98">По сопроводительной документации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О</text:span>04</text:p>
          </table:table-cell>
          <table:table-cell table:style-name="Таблица2.B14" table:number-columns-spanned="46" office:value-type="string">
            <text:p text:style-name="P246"><text:span text:style-name="T95">Обрезать материал по контуру заготовки, оставляя технологический припуск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h1" office:value-type="string">
            <text:p text:style-name="P217"><text:span text:style-name="T143">0</text:span>5</text:p>
          </table:table-cell>
          <table:table-cell table:style-name="Таблица2.B14" table:number-columns-spanned="46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h1" office:value-type="string">
            <text:p text:style-name="P208"><text:span text:style-name="T148">А</text:span>06</text:p>
          </table:table-cell>
          <table:table-cell table:style-name="Таблица2.B14" table:number-columns-spanned="46" office:value-type="string">
            <text:p text:style-name="Standard"><text:s text:c="3"/><text:span text:style-name="T95">03</text:span> <text:s text:c="7"/><text:span text:style-name="T95">26</text:span> <text:s text:c="7"/>- <text:s text:c="9"/><text:span text:style-name="T95">025</text:span> <text:s text:c="10"/><text:span text:style-name="T95">8861</text:span> <text:span text:style-name="T130">Съем</text:span><text:span text:style-name="T95"> заготовки </text:span>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19" office:value-type="string">
            <text:p text:style-name="P208"><text:span text:style-name="T148">Т</text:span>07</text:p>
          </table:table-cell>
          <table:table-cell table:style-name="Таблица2.B14" table:number-columns-spanned="46" office:value-type="string">
            <text:p text:style-name="P247"><text:s text:c="5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10"/>- <text:s text:c="12"/>- <text:s text:c="13"/>- <text:s text:c="13"/><text:span text:style-name="T134">1</text:span> <text:s text:c="13"/>- <text:s text:c="19"/><text:span text:style-name="T134">0,25</text:span> <text:s text:c="2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h1" office:value-type="string">
            <text:p text:style-name="P217"><text:span text:style-name="T143">0</text:span>8</text:p>
          </table:table-cell>
          <table:table-cell table:style-name="Таблица2.B14" table:number-columns-spanned="46" office:value-type="string">
            <text:p text:style-name="P248"><text:s text:c="4"/><text:span text:style-name="T95">Стамеска</text:span> <text:s text:c="117"/><text:span text:style-name="T95">ПР1-1456.00</text:span> <text:s text:c="26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h1" office:value-type="string">
            <text:p text:style-name="P217">09</text:p>
          </table:table-cell>
          <table:table-cell table:style-name="Таблица2.B14" table:number-columns-spanned="46" office:value-type="string">
            <text:p text:style-name="P249"><text:s text:c="3"/><text:span text:style-name="T95"><text:s/></text:span><text:span text:style-name="T96">П</text:span><text:span text:style-name="T95">ластиковые клинья</text:span> <text:s text:c="97"/><text:span text:style-name="T95">По сопроводительной документации</text:span> <text:s text:c="2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h1" office:value-type="string">
            <text:p text:style-name="P217">10</text:p>
          </table:table-cell>
          <table:table-cell table:style-name="Таблица2.B14" table:number-columns-spanned="46" office:value-type="string">
            <text:p text:style-name="Standard"><text:s text:c="3"/><text:span text:style-name="T98">Киянка</text:span> <text:s text:c="121"/><text:span text:style-name="T98">ГОСТ 11775-74</text:span> <text:s text:c="2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О</text:span>11</text:p>
          </table:table-cell>
          <table:table-cell table:style-name="Таблица2.B14" table:number-rows-spanned="2" table:number-columns-spanned="46" office:value-type="string">
            <text:p text:style-name="P237"><text:span text:style-name="T96">Произвести съем заготовки детали из формы при помощи клиньев. Клинья подбивать под поверхность технологического припуска. Запрещается подбивать клинья на размер, превышающий технологический припуск. </text:span><text:s text:c="386"/></text:p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12</text:p>
          </table:table-cell>
          <table:covered-table-cell table:style-name="Таблица2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13</text:p>
          </table:table-cell>
          <table:table-cell table:style-name="Таблица2.B14" table:number-columns-spanned="46" office:value-type="string">
            <text:p text:style-name="Standard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А</text:span>14</text:p>
          </table:table-cell>
          <table:table-cell table:style-name="Таблица2.B14" table:number-columns-spanned="46" office:value-type="string">
            <text:p text:style-name="Standard"><text:s text:c="2"/><text:span text:style-name="T107">03</text:span> <text:s text:c="8"/><text:span text:style-name="T107">26</text:span> <text:s text:c="7"/>- <text:s text:c="10"/><text:span text:style-name="T107">030</text:span> <text:s text:c="10"/><text:span text:style-name="T107">0200 Контроль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8">Т</text:span>15</text:p>
          </table:table-cell>
          <table:table-cell table:style-name="Таблица2.B14" table:number-columns-spanned="46" office:value-type="string">
            <text:p text:style-name="P250"><text:s text:c="5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9"/>- <text:s text:c="14"/>- <text:s text:c="13"/>- <text:s text:c="10"/><text:span text:style-name="T135">1</text:span> <text:s text:c="16"/>- <text:s text:c="18"/><text:span text:style-name="T135">0,1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3">
          <table:table-cell table:style-name="Таблица2.h1" office:value-type="string">
            <text:p text:style-name="P217"><text:span text:style-name="T143">1</text:span>6</text:p>
          </table:table-cell>
          <table:table-cell table:style-name="Таблица2.B14" table:number-columns-spanned="46" office:value-type="string">
            <text:p text:style-name="Standard"><text:s text:c="4"/><text:span text:style-name="T107">Молоточек</text:span> <text:s text:c="112"/><text:span text:style-name="T107">По сопроводительной документации</text:span> <text:s text:c="26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9">
          <table:table-cell table:style-name="Таблица2.h1" office:value-type="string">
            <text:p text:style-name="P217">17</text:p>
          </table:table-cell>
          <table:table-cell table:style-name="Таблица2.B29" table:number-columns-spanned="46" office:value-type="string">
            <text:p text:style-name="P23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7">
          <table:table-cell table:style-name="Таблица2.A30" table:number-columns-spanned="3" office:value-type="string">
            <text:p text:style-name="P7">МК</text:p>
          </table:table-cell>
          <table:covered-table-cell/>
          <table:covered-table-cell/>
          <table:table-cell table:style-name="Таблица2.A30" table:number-columns-spanned="37" office:value-type="string">
            <text:p text:style-name="P100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0" table:number-columns-spanned="6" office:value-type="string">
            <text:p text:style-name="P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.u30" office:value-type="string">
            <text:p text:style-name="P84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D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column table:style-name="Таблица3.L"/>
        <table:table-column table:style-name="Таблица3.M" table:number-columns-repeated="2"/>
        <table:table-column table:style-name="Таблица3.O"/>
        <table:table-column table:style-name="Таблица3.P"/>
        <table:table-column table:style-name="Таблица3.H"/>
        <table:table-column table:style-name="Таблица3.R"/>
        <table:table-column table:style-name="Таблица3.S"/>
        <table:table-column table:style-name="Таблица3.T"/>
        <table:table-column table:style-name="Таблица3.C"/>
        <table:table-column table:style-name="Таблица3.T"/>
        <table:table-column table:style-name="Таблица3.K"/>
        <table:table-column table:style-name="Таблица3.X"/>
        <table:table-column table:style-name="Таблица3.Y"/>
        <table:table-column table:style-name="Таблица3.D"/>
        <table:table-column table:style-name="Таблица3.B"/>
        <table:table-column table:style-name="Таблица3.D"/>
        <table:table-column table:style-name="Таблица3.c"/>
        <table:table-column table:style-name="Таблица3.I"/>
        <table:table-column table:style-name="Таблица3.X"/>
        <table:table-column table:style-name="Таблица3.f"/>
        <table:table-column table:style-name="Таблица3.A"/>
        <table:table-column table:style-name="Таблица3.E"/>
        <table:table-column table:style-name="Таблица3.i" table:number-columns-repeated="2"/>
        <table:table-column table:style-name="Таблица3.E"/>
        <table:table-column table:style-name="Таблица3.l"/>
        <table:table-column table:style-name="Таблица3.B"/>
        <table:table-column table:style-name="Таблица3.D"/>
        <table:table-column table:style-name="Таблица3.o"/>
        <table:table-column table:style-name="Таблица3.F"/>
        <table:table-column table:style-name="Таблица3.q"/>
        <table:table-column table:style-name="Таблица3.T"/>
        <table:table-column table:style-name="Таблица3.l"/>
        <table:table-column table:style-name="Таблица3.L"/>
        <table:table-column table:style-name="Таблица3.u"/>
        <table:table-row table:style-name="Таблица3.1">
          <table:table-cell table:style-name="Таблица3.A1" table:number-columns-spanned="33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48"><draw:frame draw:style-name="fr1" draw:name="Врезка5" text:anchor-type="char" svg:x="22.789cm" svg:y="-0.794cm" svg:width="5.637cm" svg:height="0.646cm" draw:z-index="17"><draw:text-box><text:p text:style-name="P203">ГОСТ 3.1118-82 <text:s/>Форма 1б</text:p></draw:text-box></draw:frame></text:p>
          </table:table-cell>
          <table:covered-table-cell/>
          <table:table-cell table:style-name="Таблица3.h1" table:number-columns-spanned="2" office:value-type="string">
            <text:p text:style-name="P39"/>
          </table:table-cell>
          <table:covered-table-cell/>
          <table:table-cell table:style-name="Таблица3.h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29"/>
          </table:table-cell>
          <table:covered-table-cell/>
          <table:table-cell table:style-name="Таблица3.s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Таблица3.1">
          <table:table-cell table:style-name="Таблица3.h1" table:number-columns-spanned="2" office:value-type="string">
            <text:p text:style-name="P174">Дубл.</text:p>
          </table:table-cell>
          <table:covered-table-cell/>
          <table:table-cell table:style-name="Таблица3.h1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N2" table:number-columns-spanned="4" office:value-type="string">
            <text:p text:style-name="P174"><text:s text:c="15"/></text:p>
          </table:table-cell>
          <table:covered-table-cell/>
          <table:covered-table-cell/>
          <table:covered-table-cell/>
          <table:table-cell table:style-name="Таблица3.R2" table:number-columns-spanned="1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3"/>
          </table:table-cell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29"/>
          </table:table-cell>
          <table:covered-table-cell/>
          <table:table-cell table:style-name="Таблица3.s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Таблица3.1">
          <table:table-cell table:style-name="Таблица3.h1" table:number-columns-spanned="2" office:value-type="string">
            <text:p text:style-name="P174">Взам.</text:p>
          </table:table-cell>
          <table:covered-table-cell/>
          <table:table-cell table:style-name="Таблица3.h1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N3" table:number-rows-spanned="2" table:number-columns-spanned="6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4" office:value-type="string">
            <text:p text:style-name="P174"/>
          </table:table-cell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29"/>
          </table:table-cell>
          <table:covered-table-cell/>
          <table:table-cell table:style-name="Таблица3.s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Таблица3.1">
          <table:table-cell table:style-name="Таблица3.h1" table:number-columns-spanned="2" office:value-type="string">
            <text:p text:style-name="P174">Подл.</text:p>
          </table:table-cell>
          <table:covered-table-cell/>
          <table:table-cell table:style-name="Таблица3.h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19"/>
          </table:table-cell>
          <table:covered-table-cell/>
          <table:covered-table-cell/>
          <table:table-cell table:style-name="Таблица3.h1" table:number-columns-spanned="2" office:value-type="string">
            <text:p text:style-name="P68"/>
          </table:table-cell>
          <table:covered-table-cell/>
          <table:covered-table-cell table:style-name="Таблица3.N3"/>
          <table:covered-table-cell/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4" office:value-type="string">
            <text:p text:style-name="P174"/>
          </table:table-cell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29"/>
          </table:table-cell>
          <table:covered-table-cell/>
          <table:table-cell table:style-name="Таблица3.s1" table:number-columns-spanned="3" office:value-type="string">
            <text:p text:style-name="P29"/>
          </table:table-cell>
          <table:covered-table-cell/>
          <table:covered-table-cell/>
        </table:table-row>
        <table:table-row table:style-name="Таблица3.5">
          <table:table-cell table:style-name="Таблица3.h1" table:number-columns-spanned="25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Z5" table:number-columns-spanned="13" office:value-type="string">
            <text:p text:style-name="P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m5" table:number-columns-spanned="7" office:value-type="string">
            <text:p text:style-name="P188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5" table:number-columns-spanned="2" office:value-type="string">
            <text:p text:style-name="P226">6</text:p>
          </table:table-cell>
          <table:covered-table-cell/>
        </table:table-row>
        <table:table-row table:style-name="Таблица3.6">
          <table:table-cell table:style-name="Таблица3.h1" table:number-rows-spanned="3" table:number-columns-spanned="2" office:value-type="string">
            <text:p text:style-name="P29"/>
          </table:table-cell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174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office:value-type="string">
            <text:p text:style-name="P174"/>
          </table:table-cell>
          <table:table-cell table:style-name="Таблица3.h1" office:value-type="string">
            <text:p text:style-name="P174"/>
          </table:table-cell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174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N3" table:number-columns-spanned="3" office:value-type="string">
            <text:p text:style-name="P174"/>
          </table:table-cell>
          <table:covered-table-cell/>
          <table:covered-table-cell/>
          <table:table-cell table:style-name="Таблица3.d6" table:number-rows-spanned="3" table:number-columns-spanned="11" office:value-type="string">
            <text:h text:style-name="P275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6" table:number-rows-spanned="3" table:number-columns-spanned="7" office:value-type="string">
            <text:p text:style-name="P188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h1"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2" office:value-type="string">
            <text:p text:style-name="P197"/>
          </table:table-cell>
          <table:covered-table-cell/>
          <table:table-cell table:style-name="Таблица3.h1" table:number-columns-spanned="5" office:value-type="string">
            <text:p text:style-name="P197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2" office:value-type="string">
            <text:p text:style-name="P173"/>
          </table:table-cell>
          <table:covered-table-cell/>
          <table:table-cell table:style-name="Таблица3.h1" office:value-type="string">
            <text:p text:style-name="P197"/>
          </table:table-cell>
          <table:table-cell table:style-name="Таблица3.h1" office:value-type="string">
            <text:p text:style-name="P197"/>
          </table:table-cell>
          <table:table-cell table:style-name="Таблица3.h1" table:number-columns-spanned="2" office:value-type="string">
            <text:p text:style-name="P174"/>
          </table:table-cell>
          <table:covered-table-cell/>
          <table:table-cell table:style-name="Таблица3.h1" table:number-columns-spanned="5" office:value-type="string">
            <text:p text:style-name="P174"/>
          </table:table-cell>
          <table:covered-table-cell/>
          <table:covered-table-cell/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covered-table-cell table:style-name="Таблица3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 table:style-name="Таблица3.h1"/>
          <table:covered-table-cell/>
          <table:table-cell table:style-name="Таблица3.h1" table:number-columns-spanned="3" office:value-type="string">
            <text:p text:style-name="P174"/>
          </table:table-cell>
          <table:covered-table-cell/>
          <table:covered-table-cell/>
          <table:table-cell table:style-name="Таблица3.F8" table:number-columns-spanned="2" office:value-type="string">
            <text:p text:style-name="P174"/>
          </table:table-cell>
          <table:covered-table-cell/>
          <table:table-cell table:style-name="Таблица3.F8" table:number-columns-spanned="5" office:value-type="string">
            <text:p text:style-name="P174"/>
          </table:table-cell>
          <table:covered-table-cell/>
          <table:covered-table-cell/>
          <table:covered-table-cell/>
          <table:covered-table-cell/>
          <table:table-cell table:style-name="Таблица3.F8" table:number-columns-spanned="2" office:value-type="string">
            <text:p text:style-name="P174"/>
          </table:table-cell>
          <table:covered-table-cell/>
          <table:table-cell table:style-name="Таблица3.F8" office:value-type="string">
            <text:p text:style-name="P174"/>
          </table:table-cell>
          <table:table-cell table:style-name="Таблица3.F8" office:value-type="string">
            <text:p text:style-name="P174"/>
          </table:table-cell>
          <table:table-cell table:style-name="Таблица3.F8" table:number-columns-spanned="2" office:value-type="string">
            <text:p text:style-name="P174"/>
          </table:table-cell>
          <table:covered-table-cell/>
          <table:table-cell table:style-name="Таблица3.F8" table:number-columns-spanned="5" office:value-type="string">
            <text:p text:style-name="P174"/>
          </table:table-cell>
          <table:covered-table-cell/>
          <table:covered-table-cell/>
          <table:covered-table-cell/>
          <table:covered-table-cell/>
          <table:table-cell table:style-name="Таблица3.F8" table:number-columns-spanned="3" office:value-type="string">
            <text:p text:style-name="P174"/>
          </table:table-cell>
          <table:covered-table-cell/>
          <table:covered-table-cell/>
          <table:table-cell table:style-name="Таблица3.F8" table:number-columns-spanned="3" office:value-type="string">
            <text:p text:style-name="P174"/>
          </table:table-cell>
          <table:covered-table-cell/>
          <table:covered-table-cell/>
          <table:covered-table-cell table:style-name="Таблица3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N3" office:value-type="string">
            <text:p text:style-name="P29">А</text:p>
          </table:table-cell>
          <table:table-cell table:style-name="Таблица3.d6" table:number-columns-spanned="3" office:value-type="string">
            <text:p text:style-name="P59">Цех</text:p>
          </table:table-cell>
          <table:covered-table-cell/>
          <table:covered-table-cell/>
          <table:table-cell table:style-name="Таблица3.E9" table:number-columns-spanned="2" office:value-type="string">
            <text:p text:style-name="P29">Уч.</text:p>
          </table:table-cell>
          <table:covered-table-cell/>
          <table:table-cell table:style-name="Таблица3.E9" table:number-columns-spanned="3" office:value-type="string">
            <text:p text:style-name="P29">РМ</text:p>
          </table:table-cell>
          <table:covered-table-cell/>
          <table:covered-table-cell/>
          <table:table-cell table:style-name="Таблица3.E9" office:value-type="string">
            <text:p text:style-name="P29">Опер.</text:p>
          </table:table-cell>
          <table:table-cell table:style-name="Таблица3.E9" table:number-columns-spanned="10" office:value-type="string">
            <text:p text:style-name="P29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o6" table:number-columns-spanned="27" office:value-type="string">
            <text:p text:style-name="P29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0">
          <table:table-cell table:style-name="Таблица3.h1" table:number-rows-spanned="2" office:value-type="string">
            <text:p text:style-name="P29">Б</text:p>
          </table:table-cell>
          <table:table-cell table:style-name="Таблица3.B10" table:number-columns-spanned="19" office:value-type="string">
            <text:p text:style-name="P2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h1" table:number-rows-spanned="2" table:number-columns-spanned="2" office:value-type="string">
            <text:p text:style-name="P29">См..</text:p>
          </table:table-cell>
          <table:covered-table-cell/>
          <table:table-cell table:style-name="Таблица3.h1" table:number-rows-spanned="2" table:number-columns-spanned="3" office:value-type="string">
            <text:p text:style-name="P29">Проф.</text:p>
            <text:p text:style-name="P244"/>
          </table:table-cell>
          <table:covered-table-cell/>
          <table:covered-table-cell/>
          <table:table-cell table:style-name="Таблица3.h1" table:number-rows-spanned="2" table:number-columns-spanned="3" office:value-type="string">
            <text:p text:style-name="P29">Р</text:p>
          </table:table-cell>
          <table:covered-table-cell/>
          <table:covered-table-cell/>
          <table:table-cell table:style-name="Таблица3.h1" table:number-rows-spanned="2" table:number-columns-spanned="2" office:value-type="string">
            <text:p text:style-name="P29">УТ</text:p>
          </table:table-cell>
          <table:covered-table-cell/>
          <table:table-cell table:style-name="Таблица3.h1" table:number-rows-spanned="2" table:number-columns-spanned="2" office:value-type="string">
            <text:p text:style-name="P29">КР</text:p>
          </table:table-cell>
          <table:covered-table-cell/>
          <table:table-cell table:style-name="Таблица3.h1" table:number-rows-spanned="2" table:number-columns-spanned="2" office:value-type="string">
            <text:p text:style-name="P116">КОИД</text:p>
          </table:table-cell>
          <table:covered-table-cell/>
          <table:table-cell table:style-name="Таблица3.h1" table:number-rows-spanned="2" table:number-columns-spanned="2" office:value-type="string">
            <text:p text:style-name="P29">ЕН</text:p>
          </table:table-cell>
          <table:covered-table-cell/>
          <table:table-cell table:style-name="Таблица3.h1" table:number-rows-spanned="2" table:number-columns-spanned="3" office:value-type="string">
            <text:p text:style-name="P29">ОП</text:p>
          </table:table-cell>
          <table:covered-table-cell/>
          <table:covered-table-cell/>
          <table:table-cell table:style-name="Таблица3.h1" table:number-rows-spanned="2" table:number-columns-spanned="2" office:value-type="string">
            <text:p text:style-name="P29">Кшт.</text:p>
          </table:table-cell>
          <table:covered-table-cell/>
          <table:table-cell table:style-name="Таблица3.h1" table:number-rows-spanned="2" table:number-columns-spanned="2" office:value-type="string">
            <text:p text:style-name="P29">Тп.з.</text:p>
          </table:table-cell>
          <table:covered-table-cell/>
          <table:table-cell table:style-name="Таблица3.r10" table:number-rows-spanned="2" table:number-columns-spanned="4" office:value-type="string">
            <text:p text:style-name="P29">Тшт.</text:p>
          </table:table-cell>
          <table:covered-table-cell/>
          <table:covered-table-cell/>
          <table:covered-table-cell/>
        </table:table-row>
        <table:table-row table:style-name="Таблица3.11">
          <table:covered-table-cell table:style-name="Таблица3.h1"/>
          <table:table-cell table:style-name="Таблица3.d6" table:number-columns-spanned="19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3.h1"/>
          <table:covered-table-cell/>
          <table:covered-table-cell table:style-name="Таблица3.h1"/>
          <table:covered-table-cell/>
          <table:covered-table-cell/>
          <table:covered-table-cell table:style-name="Таблица3.h1"/>
          <table:covered-table-cell/>
          <table:covered-table-cell/>
          <table:covered-table-cell table:style-name="Таблица3.h1"/>
          <table:covered-table-cell/>
          <table:covered-table-cell table:style-name="Таблица3.r10"/>
          <table:covered-table-cell/>
          <table:covered-table-cell table:style-name="Таблица3.h1"/>
          <table:covered-table-cell/>
          <table:covered-table-cell table:style-name="Таблица3.h1"/>
          <table:covered-table-cell/>
          <table:covered-table-cell table:style-name="Таблица3.h1"/>
          <table:covered-table-cell/>
          <table:covered-table-cell/>
          <table:covered-table-cell table:style-name="Таблица3.h1"/>
          <table:covered-table-cell/>
          <table:covered-table-cell table:style-name="Таблица3.h1"/>
          <table:covered-table-cell/>
          <table:covered-table-cell table:style-name="Таблица3.r10"/>
          <table:covered-table-cell/>
          <table:covered-table-cell/>
          <table:covered-table-cell/>
        </table:table-row>
        <table:table-row table:style-name="Таблица3.9">
          <table:table-cell table:style-name="Таблица3.F8" office:value-type="string">
            <text:p text:style-name="P29"><draw:g text:anchor-type="paragraph" draw:z-index="4" draw:name="DrawObject 213" draw:style-name="gr1"><draw:g draw:name="DrawObject 214" draw:style-name="gr2"><draw:g draw:name="DrawObject 215" draw:style-name="gr2"><draw:g draw:name="DrawObject 216" draw:style-name="gr2"><draw:g draw:name="DrawObject 217" draw:style-name="gr3"><draw:line draw:name="Вертикальная линия 766" draw:style-name="gr4" draw:text-style-name="P284" svg:x1="1.816cm" svg:y1="0.469cm" svg:x2="1.816cm" svg:y2="0.568cm"><text:p/></draw:line><draw:line draw:name="Вертикальная линия 767" draw:style-name="gr4" draw:text-style-name="P284" svg:x1="2.848cm" svg:y1="0.471cm" svg:x2="2.848cm" svg:y2="0.57cm"><text:p/></draw:line><draw:line draw:name="Вертикальная линия 768" draw:style-name="gr4" draw:text-style-name="P284" svg:x1="3.881cm" svg:y1="0.476cm" svg:x2="3.881cm" svg:y2="0.575cm"><text:p/></draw:line><draw:line draw:name="Вертикальная линия 769" draw:style-name="gr4" draw:text-style-name="P284" svg:x1="5.163cm" svg:y1="0.476cm" svg:x2="5.163cm" svg:y2="0.575cm"><text:p/></draw:line></draw:g><draw:line draw:name="Вертикальная линия 770" draw:style-name="gr4" draw:text-style-name="P284" svg:x1="12.448cm" svg:y1="0.476cm" svg:x2="12.448cm" svg:y2="0.575cm"><text:p/></draw:line><draw:line draw:name="Вертикальная линия 771" draw:style-name="gr4" draw:text-style-name="P284" svg:x1="13.463cm" svg:y1="0.476cm" svg:x2="13.463cm" svg:y2="0.575cm"><text:p/></draw:line><draw:line draw:name="Вертикальная линия 772" draw:style-name="gr4" draw:text-style-name="P284" svg:x1="15.261cm" svg:y1="0.476cm" svg:x2="15.261cm" svg:y2="0.575cm"><text:p/></draw:line><draw:line draw:name="Вертикальная линия 773" draw:style-name="gr4" draw:text-style-name="P284" svg:x1="16.281cm" svg:y1="0.476cm" svg:x2="16.281cm" svg:y2="0.575cm"><text:p/></draw:line><draw:line draw:name="Вертикальная линия 774" draw:style-name="gr4" draw:text-style-name="P284" svg:x1="17.547cm" svg:y1="0.476cm" svg:x2="17.547cm" svg:y2="0.575cm"><text:p/></draw:line><draw:line draw:name="Вертикальная линия 775" draw:style-name="gr4" draw:text-style-name="P284" svg:x1="18.583cm" svg:y1="0.476cm" svg:x2="18.583cm" svg:y2="0.575cm"><text:p/></draw:line></draw:g><draw:g draw:name="DrawObject 218" draw:style-name="gr3"><draw:line draw:name="Вертикальная линия 776" draw:style-name="gr4" draw:text-style-name="P284" svg:x1="19.837cm" svg:y1="0.476cm" svg:x2="19.837cm" svg:y2="0.575cm"><text:p/></draw:line><draw:line draw:name="Вертикальная линия 777" draw:style-name="gr4" draw:text-style-name="P284" svg:x1="21.093cm" svg:y1="0.476cm" svg:x2="21.093cm" svg:y2="0.575cm"><text:p/></draw:line><draw:line draw:name="Вертикальная линия 778" draw:style-name="gr4" draw:text-style-name="P284" svg:x1="22.43cm" svg:y1="0.476cm" svg:x2="22.43cm" svg:y2="0.575cm"><text:p/></draw:line><draw:line draw:name="Вертикальная линия 779" draw:style-name="gr4" draw:text-style-name="P284" svg:x1="23.743cm" svg:y1="0.476cm" svg:x2="23.743cm" svg:y2="0.575cm"><text:p/></draw:line><draw:line draw:name="Вертикальная линия 780" draw:style-name="gr4" draw:text-style-name="P284" svg:x1="25.474cm" svg:y1="0.476cm" svg:x2="25.474cm" svg:y2="0.575cm"><text:p/></draw:line></draw:g></draw:g><draw:g draw:name="DrawObject 219" draw:style-name="gr2"><draw:g draw:name="DrawObject 220" draw:style-name="gr2"><draw:g draw:name="DrawObject 221" draw:style-name="gr3"><draw:line draw:name="Вертикальная линия 781" draw:style-name="gr4" draw:text-style-name="P284" svg:x1="1.808cm" svg:y1="1.252cm" svg:x2="1.808cm" svg:y2="1.351cm"><text:p/></draw:line><draw:line draw:name="Вертикальная линия 782" draw:style-name="gr4" draw:text-style-name="P284" svg:x1="2.838cm" svg:y1="1.254cm" svg:x2="2.838cm" svg:y2="1.353cm"><text:p/></draw:line><draw:line draw:name="Вертикальная линия 783" draw:style-name="gr4" draw:text-style-name="P284" svg:x1="3.87cm" svg:y1="1.259cm" svg:x2="3.87cm" svg:y2="1.358cm"><text:p/></draw:line><draw:line draw:name="Вертикальная линия 784" draw:style-name="gr4" draw:text-style-name="P284" svg:x1="5.154cm" svg:y1="1.259cm" svg:x2="5.154cm" svg:y2="1.358cm"><text:p/></draw:line></draw:g><draw:line draw:name="Вертикальная линия 785" draw:style-name="gr4" draw:text-style-name="P284" svg:x1="12.439cm" svg:y1="1.259cm" svg:x2="12.439cm" svg:y2="1.358cm"><text:p/></draw:line><draw:line draw:name="Вертикальная линия 786" draw:style-name="gr4" draw:text-style-name="P284" svg:x1="13.45cm" svg:y1="1.259cm" svg:x2="13.45cm" svg:y2="1.358cm"><text:p/></draw:line><draw:line draw:name="Вертикальная линия 787" draw:style-name="gr4" draw:text-style-name="P284" svg:x1="15.249cm" svg:y1="1.259cm" svg:x2="15.249cm" svg:y2="1.358cm"><text:p/></draw:line><draw:line draw:name="Вертикальная линия 788" draw:style-name="gr4" draw:text-style-name="P284" svg:x1="16.27cm" svg:y1="1.259cm" svg:x2="16.27cm" svg:y2="1.358cm"><text:p/></draw:line><draw:line draw:name="Вертикальная линия 789" draw:style-name="gr4" draw:text-style-name="P284" svg:x1="17.533cm" svg:y1="1.259cm" svg:x2="17.533cm" svg:y2="1.358cm"><text:p/></draw:line><draw:line draw:name="Вертикальная линия 790" draw:style-name="gr4" draw:text-style-name="P284" svg:x1="18.572cm" svg:y1="1.259cm" svg:x2="18.572cm" svg:y2="1.358cm"><text:p/></draw:line></draw:g><draw:g draw:name="DrawObject 222" draw:style-name="gr3"><draw:line draw:name="Вертикальная линия 791" draw:style-name="gr4" draw:text-style-name="P284" svg:x1="19.826cm" svg:y1="1.259cm" svg:x2="19.826cm" svg:y2="1.358cm"><text:p/></draw:line><draw:line draw:name="Вертикальная линия 792" draw:style-name="gr4" draw:text-style-name="P284" svg:x1="21.082cm" svg:y1="1.259cm" svg:x2="21.082cm" svg:y2="1.358cm"><text:p/></draw:line><draw:line draw:name="Вертикальная линия 793" draw:style-name="gr4" draw:text-style-name="P284" svg:x1="22.419cm" svg:y1="1.259cm" svg:x2="22.419cm" svg:y2="1.358cm"><text:p/></draw:line><draw:line draw:name="Вертикальная линия 794" draw:style-name="gr4" draw:text-style-name="P284" svg:x1="23.73cm" svg:y1="1.259cm" svg:x2="23.73cm" svg:y2="1.358cm"><text:p/></draw:line><draw:line draw:name="Вертикальная линия 795" draw:style-name="gr4" draw:text-style-name="P284" svg:x1="25.462cm" svg:y1="1.259cm" svg:x2="25.462cm" svg:y2="1.358cm"><text:p/></draw:line></draw:g></draw:g><draw:g draw:name="DrawObject 223" draw:style-name="gr2"><draw:g draw:name="DrawObject 224" draw:style-name="gr2"><draw:g draw:name="DrawObject 225" draw:style-name="gr3"><draw:line draw:name="Вертикальная линия 796" draw:style-name="gr4" draw:text-style-name="P284" svg:x1="1.808cm" svg:y1="2.01cm" svg:x2="1.808cm" svg:y2="2.109cm"><text:p/></draw:line><draw:line draw:name="Вертикальная линия 797" draw:style-name="gr4" draw:text-style-name="P284" svg:x1="2.838cm" svg:y1="2.011cm" svg:x2="2.838cm" svg:y2="2.11cm"><text:p/></draw:line><draw:line draw:name="Вертикальная линия 798" draw:style-name="gr4" draw:text-style-name="P284" svg:x1="3.87cm" svg:y1="2.017cm" svg:x2="3.87cm" svg:y2="2.116cm"><text:p/></draw:line><draw:line draw:name="Вертикальная линия 799" draw:style-name="gr4" draw:text-style-name="P284" svg:x1="5.154cm" svg:y1="2.017cm" svg:x2="5.154cm" svg:y2="2.116cm"><text:p/></draw:line></draw:g><draw:line draw:name="Вертикальная линия 800" draw:style-name="gr4" draw:text-style-name="P284" svg:x1="12.439cm" svg:y1="2.017cm" svg:x2="12.439cm" svg:y2="2.116cm"><text:p/></draw:line><draw:line draw:name="Вертикальная линия 801" draw:style-name="gr4" draw:text-style-name="P284" svg:x1="13.45cm" svg:y1="2.017cm" svg:x2="13.45cm" svg:y2="2.116cm"><text:p/></draw:line><draw:line draw:name="Вертикальная линия 802" draw:style-name="gr4" draw:text-style-name="P284" svg:x1="15.249cm" svg:y1="2.017cm" svg:x2="15.249cm" svg:y2="2.116cm"><text:p/></draw:line><draw:line draw:name="Вертикальная линия 803" draw:style-name="gr4" draw:text-style-name="P284" svg:x1="16.27cm" svg:y1="2.017cm" svg:x2="16.27cm" svg:y2="2.116cm"><text:p/></draw:line><draw:line draw:name="Вертикальная линия 804" draw:style-name="gr4" draw:text-style-name="P284" svg:x1="17.533cm" svg:y1="2.017cm" svg:x2="17.533cm" svg:y2="2.116cm"><text:p/></draw:line><draw:line draw:name="Вертикальная линия 805" draw:style-name="gr4" draw:text-style-name="P284" svg:x1="18.572cm" svg:y1="2.017cm" svg:x2="18.572cm" svg:y2="2.116cm"><text:p/></draw:line></draw:g><draw:g draw:name="DrawObject 226" draw:style-name="gr3"><draw:line draw:name="Вертикальная линия 806" draw:style-name="gr4" draw:text-style-name="P284" svg:x1="19.826cm" svg:y1="2.017cm" svg:x2="19.826cm" svg:y2="2.116cm"><text:p/></draw:line><draw:line draw:name="Вертикальная линия 807" draw:style-name="gr4" draw:text-style-name="P284" svg:x1="21.082cm" svg:y1="2.017cm" svg:x2="21.082cm" svg:y2="2.116cm"><text:p/></draw:line><draw:line draw:name="Вертикальная линия 808" draw:style-name="gr4" draw:text-style-name="P284" svg:x1="22.419cm" svg:y1="2.017cm" svg:x2="22.419cm" svg:y2="2.116cm"><text:p/></draw:line><draw:line draw:name="Вертикальная линия 809" draw:style-name="gr4" draw:text-style-name="P284" svg:x1="23.73cm" svg:y1="2.017cm" svg:x2="23.73cm" svg:y2="2.116cm"><text:p/></draw:line><draw:line draw:name="Вертикальная линия 810" draw:style-name="gr4" draw:text-style-name="P284" svg:x1="25.462cm" svg:y1="2.017cm" svg:x2="25.462cm" svg:y2="2.116cm"><text:p/></draw:line></draw:g></draw:g><draw:g draw:name="DrawObject 227" draw:style-name="gr2"><draw:g draw:name="DrawObject 228" draw:style-name="gr2"><draw:g draw:name="DrawObject 229" draw:style-name="gr3"><draw:line draw:name="Вертикальная линия 811" draw:style-name="gr4" draw:text-style-name="P284" svg:x1="1.808cm" svg:y1="2.725cm" svg:x2="1.808cm" svg:y2="2.824cm"><text:p/></draw:line><draw:line draw:name="Вертикальная линия 812" draw:style-name="gr4" draw:text-style-name="P284" svg:x1="2.838cm" svg:y1="2.727cm" svg:x2="2.838cm" svg:y2="2.826cm"><text:p/></draw:line><draw:line draw:name="Вертикальная линия 813" draw:style-name="gr4" draw:text-style-name="P284" svg:x1="3.87cm" svg:y1="2.732cm" svg:x2="3.87cm" svg:y2="2.831cm"><text:p/></draw:line><draw:line draw:name="Вертикальная линия 814" draw:style-name="gr4" draw:text-style-name="P284" svg:x1="5.154cm" svg:y1="2.732cm" svg:x2="5.154cm" svg:y2="2.831cm"><text:p/></draw:line></draw:g><draw:line draw:name="Вертикальная линия 815" draw:style-name="gr4" draw:text-style-name="P284" svg:x1="12.439cm" svg:y1="2.732cm" svg:x2="12.439cm" svg:y2="2.831cm"><text:p/></draw:line><draw:line draw:name="Вертикальная линия 816" draw:style-name="gr4" draw:text-style-name="P284" svg:x1="13.45cm" svg:y1="2.732cm" svg:x2="13.45cm" svg:y2="2.831cm"><text:p/></draw:line><draw:line draw:name="Вертикальная линия 817" draw:style-name="gr4" draw:text-style-name="P284" svg:x1="15.249cm" svg:y1="2.732cm" svg:x2="15.249cm" svg:y2="2.831cm"><text:p/></draw:line><draw:line draw:name="Вертикальная линия 818" draw:style-name="gr4" draw:text-style-name="P284" svg:x1="16.27cm" svg:y1="2.732cm" svg:x2="16.27cm" svg:y2="2.831cm"><text:p/></draw:line><draw:line draw:name="Вертикальная линия 819" draw:style-name="gr4" draw:text-style-name="P284" svg:x1="17.533cm" svg:y1="2.732cm" svg:x2="17.533cm" svg:y2="2.831cm"><text:p/></draw:line><draw:line draw:name="Вертикальная линия 820" draw:style-name="gr4" draw:text-style-name="P284" svg:x1="18.572cm" svg:y1="2.732cm" svg:x2="18.572cm" svg:y2="2.831cm"><text:p/></draw:line></draw:g><draw:g draw:name="DrawObject 230" draw:style-name="gr3"><draw:line draw:name="Вертикальная линия 821" draw:style-name="gr4" draw:text-style-name="P284" svg:x1="19.826cm" svg:y1="2.732cm" svg:x2="19.826cm" svg:y2="2.831cm"><text:p/></draw:line><draw:line draw:name="Вертикальная линия 822" draw:style-name="gr4" draw:text-style-name="P284" svg:x1="21.082cm" svg:y1="2.732cm" svg:x2="21.082cm" svg:y2="2.831cm"><text:p/></draw:line><draw:line draw:name="Вертикальная линия 823" draw:style-name="gr4" draw:text-style-name="P284" svg:x1="22.419cm" svg:y1="2.732cm" svg:x2="22.419cm" svg:y2="2.831cm"><text:p/></draw:line><draw:line draw:name="Вертикальная линия 824" draw:style-name="gr4" draw:text-style-name="P284" svg:x1="23.73cm" svg:y1="2.732cm" svg:x2="23.73cm" svg:y2="2.831cm"><text:p/></draw:line><draw:line draw:name="Вертикальная линия 825" draw:style-name="gr4" draw:text-style-name="P284" svg:x1="25.462cm" svg:y1="2.732cm" svg:x2="25.462cm" svg:y2="2.831cm"><text:p/></draw:line></draw:g></draw:g><draw:g draw:name="DrawObject 231" draw:style-name="gr2"><draw:g draw:name="DrawObject 232" draw:style-name="gr2"><draw:g draw:name="DrawObject 233" draw:style-name="gr3"><draw:line draw:name="Вертикальная линия 826" draw:style-name="gr4" draw:text-style-name="P284" svg:x1="1.808cm" svg:y1="3.468cm" svg:x2="1.808cm" svg:y2="3.567cm"><text:p/></draw:line><draw:line draw:name="Вертикальная линия 827" draw:style-name="gr4" draw:text-style-name="P284" svg:x1="2.838cm" svg:y1="3.471cm" svg:x2="2.838cm" svg:y2="3.57cm"><text:p/></draw:line><draw:line draw:name="Вертикальная линия 828" draw:style-name="gr4" draw:text-style-name="P284" svg:x1="3.87cm" svg:y1="3.475cm" svg:x2="3.87cm" svg:y2="3.574cm"><text:p/></draw:line><draw:line draw:name="Вертикальная линия 829" draw:style-name="gr4" draw:text-style-name="P284" svg:x1="5.154cm" svg:y1="3.475cm" svg:x2="5.154cm" svg:y2="3.574cm"><text:p/></draw:line></draw:g><draw:line draw:name="Вертикальная линия 830" draw:style-name="gr4" draw:text-style-name="P284" svg:x1="12.439cm" svg:y1="3.475cm" svg:x2="12.439cm" svg:y2="3.574cm"><text:p/></draw:line><draw:line draw:name="Вертикальная линия 831" draw:style-name="gr4" draw:text-style-name="P284" svg:x1="13.45cm" svg:y1="3.475cm" svg:x2="13.45cm" svg:y2="3.574cm"><text:p/></draw:line><draw:line draw:name="Вертикальная линия 832" draw:style-name="gr4" draw:text-style-name="P284" svg:x1="15.249cm" svg:y1="3.475cm" svg:x2="15.249cm" svg:y2="3.574cm"><text:p/></draw:line><draw:line draw:name="Вертикальная линия 833" draw:style-name="gr4" draw:text-style-name="P284" svg:x1="16.27cm" svg:y1="3.475cm" svg:x2="16.27cm" svg:y2="3.574cm"><text:p/></draw:line><draw:line draw:name="Вертикальная линия 834" draw:style-name="gr4" draw:text-style-name="P284" svg:x1="17.533cm" svg:y1="3.475cm" svg:x2="17.533cm" svg:y2="3.574cm"><text:p/></draw:line><draw:line draw:name="Вертикальная линия 835" draw:style-name="gr4" draw:text-style-name="P284" svg:x1="18.572cm" svg:y1="3.475cm" svg:x2="18.572cm" svg:y2="3.574cm"><text:p/></draw:line></draw:g><draw:g draw:name="DrawObject 234" draw:style-name="gr3"><draw:line draw:name="Вертикальная линия 836" draw:style-name="gr4" draw:text-style-name="P284" svg:x1="19.826cm" svg:y1="3.475cm" svg:x2="19.826cm" svg:y2="3.574cm"><text:p/></draw:line><draw:line draw:name="Вертикальная линия 837" draw:style-name="gr4" draw:text-style-name="P284" svg:x1="21.082cm" svg:y1="3.475cm" svg:x2="21.082cm" svg:y2="3.574cm"><text:p/></draw:line><draw:line draw:name="Вертикальная линия 838" draw:style-name="gr4" draw:text-style-name="P284" svg:x1="22.419cm" svg:y1="3.475cm" svg:x2="22.419cm" svg:y2="3.574cm"><text:p/></draw:line><draw:line draw:name="Вертикальная линия 839" draw:style-name="gr4" draw:text-style-name="P284" svg:x1="23.73cm" svg:y1="3.475cm" svg:x2="23.73cm" svg:y2="3.574cm"><text:p/></draw:line><draw:line draw:name="Вертикальная линия 840" draw:style-name="gr4" draw:text-style-name="P284" svg:x1="25.462cm" svg:y1="3.475cm" svg:x2="25.462cm" svg:y2="3.574cm"><text:p/></draw:line></draw:g></draw:g><draw:g draw:name="DrawObject 235" draw:style-name="gr2"><draw:g draw:name="DrawObject 236" draw:style-name="gr2"><draw:g draw:name="DrawObject 237" draw:style-name="gr3"><draw:line draw:name="Вертикальная линия 841" draw:style-name="gr4" draw:text-style-name="P284" svg:x1="1.808cm" svg:y1="4.296cm" svg:x2="1.808cm" svg:y2="4.395cm"><text:p/></draw:line><draw:line draw:name="Вертикальная линия 842" draw:style-name="gr4" draw:text-style-name="P284" svg:x1="2.838cm" svg:y1="4.297cm" svg:x2="2.838cm" svg:y2="4.396cm"><text:p/></draw:line><draw:line draw:name="Вертикальная линия 843" draw:style-name="gr4" draw:text-style-name="P284" svg:x1="3.87cm" svg:y1="4.303cm" svg:x2="3.87cm" svg:y2="4.402cm"><text:p/></draw:line><draw:line draw:name="Вертикальная линия 844" draw:style-name="gr4" draw:text-style-name="P284" svg:x1="5.154cm" svg:y1="4.303cm" svg:x2="5.154cm" svg:y2="4.402cm"><text:p/></draw:line></draw:g><draw:line draw:name="Вертикальная линия 845" draw:style-name="gr4" draw:text-style-name="P284" svg:x1="12.439cm" svg:y1="4.303cm" svg:x2="12.439cm" svg:y2="4.402cm"><text:p/></draw:line><draw:line draw:name="Вертикальная линия 846" draw:style-name="gr4" draw:text-style-name="P284" svg:x1="13.45cm" svg:y1="4.303cm" svg:x2="13.45cm" svg:y2="4.402cm"><text:p/></draw:line><draw:line draw:name="Вертикальная линия 847" draw:style-name="gr4" draw:text-style-name="P284" svg:x1="15.249cm" svg:y1="4.303cm" svg:x2="15.249cm" svg:y2="4.402cm"><text:p/></draw:line><draw:line draw:name="Вертикальная линия 848" draw:style-name="gr4" draw:text-style-name="P284" svg:x1="16.27cm" svg:y1="4.303cm" svg:x2="16.27cm" svg:y2="4.402cm"><text:p/></draw:line><draw:line draw:name="Вертикальная линия 849" draw:style-name="gr4" draw:text-style-name="P284" svg:x1="17.533cm" svg:y1="4.303cm" svg:x2="17.533cm" svg:y2="4.402cm"><text:p/></draw:line><draw:line draw:name="Вертикальная линия 850" draw:style-name="gr4" draw:text-style-name="P284" svg:x1="18.572cm" svg:y1="4.303cm" svg:x2="18.572cm" svg:y2="4.402cm"><text:p/></draw:line></draw:g><draw:g draw:name="DrawObject 238" draw:style-name="gr3"><draw:line draw:name="Вертикальная линия 851" draw:style-name="gr4" draw:text-style-name="P284" svg:x1="19.826cm" svg:y1="4.303cm" svg:x2="19.826cm" svg:y2="4.402cm"><text:p/></draw:line><draw:line draw:name="Вертикальная линия 852" draw:style-name="gr4" draw:text-style-name="P284" svg:x1="21.082cm" svg:y1="4.303cm" svg:x2="21.082cm" svg:y2="4.402cm"><text:p/></draw:line><draw:line draw:name="Вертикальная линия 853" draw:style-name="gr4" draw:text-style-name="P284" svg:x1="22.419cm" svg:y1="4.303cm" svg:x2="22.419cm" svg:y2="4.402cm"><text:p/></draw:line><draw:line draw:name="Вертикальная линия 854" draw:style-name="gr4" draw:text-style-name="P284" svg:x1="23.73cm" svg:y1="4.303cm" svg:x2="23.73cm" svg:y2="4.402cm"><text:p/></draw:line><draw:line draw:name="Вертикальная линия 855" draw:style-name="gr4" draw:text-style-name="P284" svg:x1="25.462cm" svg:y1="4.303cm" svg:x2="25.462cm" svg:y2="4.402cm"><text:p/></draw:line></draw:g></draw:g><draw:g draw:name="DrawObject 239" draw:style-name="gr2"><draw:g draw:name="DrawObject 240" draw:style-name="gr2"><draw:g draw:name="DrawObject 241" draw:style-name="gr3"><draw:line draw:name="Вертикальная линия 856" draw:style-name="gr4" draw:text-style-name="P284" svg:x1="1.808cm" svg:y1="5.112cm" svg:x2="1.808cm" svg:y2="5.211cm"><text:p/></draw:line><draw:line draw:name="Вертикальная линия 857" draw:style-name="gr4" draw:text-style-name="P284" svg:x1="2.838cm" svg:y1="5.116cm" svg:x2="2.838cm" svg:y2="5.215cm"><text:p/></draw:line><draw:line draw:name="Вертикальная линия 858" draw:style-name="gr4" draw:text-style-name="P284" svg:x1="3.87cm" svg:y1="5.119cm" svg:x2="3.87cm" svg:y2="5.218cm"><text:p/></draw:line><draw:line draw:name="Вертикальная линия 859" draw:style-name="gr4" draw:text-style-name="P284" svg:x1="5.154cm" svg:y1="5.119cm" svg:x2="5.154cm" svg:y2="5.218cm"><text:p/></draw:line></draw:g><draw:line draw:name="Вертикальная линия 860" draw:style-name="gr4" draw:text-style-name="P284" svg:x1="12.439cm" svg:y1="5.119cm" svg:x2="12.439cm" svg:y2="5.218cm"><text:p/></draw:line><draw:line draw:name="Вертикальная линия 861" draw:style-name="gr4" draw:text-style-name="P284" svg:x1="13.45cm" svg:y1="5.119cm" svg:x2="13.45cm" svg:y2="5.218cm"><text:p/></draw:line><draw:line draw:name="Вертикальная линия 862" draw:style-name="gr4" draw:text-style-name="P284" svg:x1="15.249cm" svg:y1="5.119cm" svg:x2="15.249cm" svg:y2="5.218cm"><text:p/></draw:line><draw:line draw:name="Вертикальная линия 863" draw:style-name="gr4" draw:text-style-name="P284" svg:x1="16.27cm" svg:y1="5.119cm" svg:x2="16.27cm" svg:y2="5.218cm"><text:p/></draw:line><draw:line draw:name="Вертикальная линия 864" draw:style-name="gr4" draw:text-style-name="P284" svg:x1="17.533cm" svg:y1="5.119cm" svg:x2="17.533cm" svg:y2="5.218cm"><text:p/></draw:line><draw:line draw:name="Вертикальная линия 865" draw:style-name="gr4" draw:text-style-name="P284" svg:x1="18.572cm" svg:y1="5.119cm" svg:x2="18.572cm" svg:y2="5.218cm"><text:p/></draw:line></draw:g><draw:g draw:name="DrawObject 242" draw:style-name="gr3"><draw:line draw:name="Вертикальная линия 866" draw:style-name="gr4" draw:text-style-name="P284" svg:x1="19.826cm" svg:y1="5.119cm" svg:x2="19.826cm" svg:y2="5.218cm"><text:p/></draw:line><draw:line draw:name="Вертикальная линия 867" draw:style-name="gr4" draw:text-style-name="P284" svg:x1="21.082cm" svg:y1="5.119cm" svg:x2="21.082cm" svg:y2="5.218cm"><text:p/></draw:line><draw:line draw:name="Вертикальная линия 868" draw:style-name="gr4" draw:text-style-name="P284" svg:x1="22.419cm" svg:y1="5.119cm" svg:x2="22.419cm" svg:y2="5.218cm"><text:p/></draw:line><draw:line draw:name="Вертикальная линия 869" draw:style-name="gr4" draw:text-style-name="P284" svg:x1="23.73cm" svg:y1="5.119cm" svg:x2="23.73cm" svg:y2="5.218cm"><text:p/></draw:line><draw:line draw:name="Вертикальная линия 870" draw:style-name="gr4" draw:text-style-name="P284" svg:x1="25.462cm" svg:y1="5.119cm" svg:x2="25.462cm" svg:y2="5.218cm"><text:p/></draw:line></draw:g></draw:g><draw:g draw:name="DrawObject 243" draw:style-name="gr2"><draw:g draw:name="DrawObject 244" draw:style-name="gr2"><draw:g draw:name="DrawObject 245" draw:style-name="gr3"><draw:line draw:name="Вертикальная линия 871" draw:style-name="gr4" draw:text-style-name="P284" svg:x1="1.808cm" svg:y1="5.893cm" svg:x2="1.808cm" svg:y2="5.992cm"><text:p/></draw:line><draw:line draw:name="Вертикальная линия 872" draw:style-name="gr4" draw:text-style-name="P284" svg:x1="2.838cm" svg:y1="5.894cm" svg:x2="2.838cm" svg:y2="5.993cm"><text:p/></draw:line><draw:line draw:name="Вертикальная линия 873" draw:style-name="gr4" draw:text-style-name="P284" svg:x1="3.87cm" svg:y1="5.9cm" svg:x2="3.87cm" svg:y2="5.999cm"><text:p/></draw:line><draw:line draw:name="Вертикальная линия 874" draw:style-name="gr4" draw:text-style-name="P284" svg:x1="5.154cm" svg:y1="5.9cm" svg:x2="5.154cm" svg:y2="5.999cm"><text:p/></draw:line></draw:g><draw:line draw:name="Вертикальная линия 875" draw:style-name="gr4" draw:text-style-name="P284" svg:x1="12.439cm" svg:y1="5.9cm" svg:x2="12.439cm" svg:y2="5.999cm"><text:p/></draw:line><draw:line draw:name="Вертикальная линия 876" draw:style-name="gr4" draw:text-style-name="P284" svg:x1="13.45cm" svg:y1="5.9cm" svg:x2="13.45cm" svg:y2="5.999cm"><text:p/></draw:line><draw:line draw:name="Вертикальная линия 877" draw:style-name="gr4" draw:text-style-name="P284" svg:x1="15.249cm" svg:y1="5.9cm" svg:x2="15.249cm" svg:y2="5.999cm"><text:p/></draw:line><draw:line draw:name="Вертикальная линия 878" draw:style-name="gr4" draw:text-style-name="P284" svg:x1="16.27cm" svg:y1="5.9cm" svg:x2="16.27cm" svg:y2="5.999cm"><text:p/></draw:line><draw:line draw:name="Вертикальная линия 879" draw:style-name="gr4" draw:text-style-name="P284" svg:x1="17.533cm" svg:y1="5.9cm" svg:x2="17.533cm" svg:y2="5.999cm"><text:p/></draw:line><draw:line draw:name="Вертикальная линия 880" draw:style-name="gr4" draw:text-style-name="P284" svg:x1="18.572cm" svg:y1="5.9cm" svg:x2="18.572cm" svg:y2="5.999cm"><text:p/></draw:line></draw:g><draw:g draw:name="DrawObject 246" draw:style-name="gr3"><draw:line draw:name="Вертикальная линия 881" draw:style-name="gr4" draw:text-style-name="P284" svg:x1="19.826cm" svg:y1="5.9cm" svg:x2="19.826cm" svg:y2="5.999cm"><text:p/></draw:line><draw:line draw:name="Вертикальная линия 882" draw:style-name="gr4" draw:text-style-name="P284" svg:x1="21.082cm" svg:y1="5.9cm" svg:x2="21.082cm" svg:y2="5.999cm"><text:p/></draw:line><draw:line draw:name="Вертикальная линия 883" draw:style-name="gr4" draw:text-style-name="P284" svg:x1="22.419cm" svg:y1="5.9cm" svg:x2="22.419cm" svg:y2="5.999cm"><text:p/></draw:line><draw:line draw:name="Вертикальная линия 884" draw:style-name="gr4" draw:text-style-name="P284" svg:x1="23.73cm" svg:y1="5.9cm" svg:x2="23.73cm" svg:y2="5.999cm"><text:p/></draw:line><draw:line draw:name="Вертикальная линия 885" draw:style-name="gr4" draw:text-style-name="P284" svg:x1="25.462cm" svg:y1="5.9cm" svg:x2="25.462cm" svg:y2="5.999cm"><text:p/></draw:line></draw:g></draw:g><draw:g draw:name="DrawObject 247" draw:style-name="gr2"><draw:g draw:name="DrawObject 248" draw:style-name="gr2"><draw:g draw:name="DrawObject 249" draw:style-name="gr3"><draw:line draw:name="Вертикальная линия 886" draw:style-name="gr4" draw:text-style-name="P284" svg:x1="1.808cm" svg:y1="6.66cm" svg:x2="1.808cm" svg:y2="6.759cm"><text:p/></draw:line><draw:line draw:name="Вертикальная линия 887" draw:style-name="gr4" draw:text-style-name="P284" svg:x1="2.838cm" svg:y1="6.662cm" svg:x2="2.838cm" svg:y2="6.761cm"><text:p/></draw:line><draw:line draw:name="Вертикальная линия 888" draw:style-name="gr4" draw:text-style-name="P284" svg:x1="3.87cm" svg:y1="6.666cm" svg:x2="3.87cm" svg:y2="6.765cm"><text:p/></draw:line><draw:line draw:name="Вертикальная линия 889" draw:style-name="gr4" draw:text-style-name="P284" svg:x1="5.154cm" svg:y1="6.666cm" svg:x2="5.154cm" svg:y2="6.765cm"><text:p/></draw:line></draw:g><draw:line draw:name="Вертикальная линия 890" draw:style-name="gr4" draw:text-style-name="P284" svg:x1="12.439cm" svg:y1="6.666cm" svg:x2="12.439cm" svg:y2="6.765cm"><text:p/></draw:line><draw:line draw:name="Вертикальная линия 891" draw:style-name="gr4" draw:text-style-name="P284" svg:x1="13.45cm" svg:y1="6.666cm" svg:x2="13.45cm" svg:y2="6.765cm"><text:p/></draw:line><draw:line draw:name="Вертикальная линия 892" draw:style-name="gr4" draw:text-style-name="P284" svg:x1="15.249cm" svg:y1="6.666cm" svg:x2="15.249cm" svg:y2="6.765cm"><text:p/></draw:line><draw:line draw:name="Вертикальная линия 893" draw:style-name="gr4" draw:text-style-name="P284" svg:x1="16.27cm" svg:y1="6.666cm" svg:x2="16.27cm" svg:y2="6.765cm"><text:p/></draw:line><draw:line draw:name="Вертикальная линия 894" draw:style-name="gr4" draw:text-style-name="P284" svg:x1="17.533cm" svg:y1="6.666cm" svg:x2="17.533cm" svg:y2="6.765cm"><text:p/></draw:line><draw:line draw:name="Вертикальная линия 895" draw:style-name="gr4" draw:text-style-name="P284" svg:x1="18.572cm" svg:y1="6.666cm" svg:x2="18.572cm" svg:y2="6.765cm"><text:p/></draw:line></draw:g><draw:g draw:name="DrawObject 250" draw:style-name="gr3"><draw:line draw:name="Вертикальная линия 896" draw:style-name="gr4" draw:text-style-name="P284" svg:x1="19.826cm" svg:y1="6.666cm" svg:x2="19.826cm" svg:y2="6.765cm"><text:p/></draw:line><draw:line draw:name="Вертикальная линия 897" draw:style-name="gr4" draw:text-style-name="P284" svg:x1="21.082cm" svg:y1="6.666cm" svg:x2="21.082cm" svg:y2="6.765cm"><text:p/></draw:line><draw:line draw:name="Вертикальная линия 898" draw:style-name="gr4" draw:text-style-name="P284" svg:x1="22.419cm" svg:y1="6.666cm" svg:x2="22.419cm" svg:y2="6.765cm"><text:p/></draw:line><draw:line draw:name="Вертикальная линия 899" draw:style-name="gr4" draw:text-style-name="P284" svg:x1="23.73cm" svg:y1="6.666cm" svg:x2="23.73cm" svg:y2="6.765cm"><text:p/></draw:line><draw:line draw:name="Вертикальная линия 900" draw:style-name="gr4" draw:text-style-name="P284" svg:x1="25.462cm" svg:y1="6.666cm" svg:x2="25.462cm" svg:y2="6.765cm"><text:p/></draw:line></draw:g></draw:g><draw:g draw:name="DrawObject 251" draw:style-name="gr2"><draw:g draw:name="DrawObject 252" draw:style-name="gr2"><draw:g draw:name="DrawObject 253" draw:style-name="gr3"><draw:line draw:name="Вертикальная линия 901" draw:style-name="gr4" draw:text-style-name="P284" svg:x1="1.808cm" svg:y1="7.433cm" svg:x2="1.808cm" svg:y2="7.532cm"><text:p/></draw:line><draw:line draw:name="Вертикальная линия 902" draw:style-name="gr4" draw:text-style-name="P284" svg:x1="2.838cm" svg:y1="7.435cm" svg:x2="2.838cm" svg:y2="7.534cm"><text:p/></draw:line><draw:line draw:name="Вертикальная линия 903" draw:style-name="gr4" draw:text-style-name="P284" svg:x1="3.87cm" svg:y1="7.44cm" svg:x2="3.87cm" svg:y2="7.539cm"><text:p/></draw:line><draw:line draw:name="Вертикальная линия 904" draw:style-name="gr4" draw:text-style-name="P284" svg:x1="5.154cm" svg:y1="7.44cm" svg:x2="5.154cm" svg:y2="7.539cm"><text:p/></draw:line></draw:g><draw:line draw:name="Вертикальная линия 905" draw:style-name="gr4" draw:text-style-name="P284" svg:x1="12.439cm" svg:y1="7.44cm" svg:x2="12.439cm" svg:y2="7.539cm"><text:p/></draw:line><draw:line draw:name="Вертикальная линия 906" draw:style-name="gr4" draw:text-style-name="P284" svg:x1="13.45cm" svg:y1="7.44cm" svg:x2="13.45cm" svg:y2="7.539cm"><text:p/></draw:line><draw:line draw:name="Вертикальная линия 907" draw:style-name="gr4" draw:text-style-name="P284" svg:x1="15.249cm" svg:y1="7.44cm" svg:x2="15.249cm" svg:y2="7.539cm"><text:p/></draw:line><draw:line draw:name="Вертикальная линия 908" draw:style-name="gr4" draw:text-style-name="P284" svg:x1="16.27cm" svg:y1="7.44cm" svg:x2="16.27cm" svg:y2="7.539cm"><text:p/></draw:line><draw:line draw:name="Вертикальная линия 909" draw:style-name="gr4" draw:text-style-name="P284" svg:x1="17.533cm" svg:y1="7.44cm" svg:x2="17.533cm" svg:y2="7.539cm"><text:p/></draw:line><draw:line draw:name="Вертикальная линия 910" draw:style-name="gr4" draw:text-style-name="P284" svg:x1="18.572cm" svg:y1="7.44cm" svg:x2="18.572cm" svg:y2="7.539cm"><text:p/></draw:line></draw:g><draw:g draw:name="DrawObject 254" draw:style-name="gr3"><draw:line draw:name="Вертикальная линия 911" draw:style-name="gr4" draw:text-style-name="P284" svg:x1="19.826cm" svg:y1="7.44cm" svg:x2="19.826cm" svg:y2="7.539cm"><text:p/></draw:line><draw:line draw:name="Вертикальная линия 912" draw:style-name="gr4" draw:text-style-name="P284" svg:x1="21.082cm" svg:y1="7.44cm" svg:x2="21.082cm" svg:y2="7.539cm"><text:p/></draw:line><draw:line draw:name="Вертикальная линия 913" draw:style-name="gr4" draw:text-style-name="P284" svg:x1="22.419cm" svg:y1="7.44cm" svg:x2="22.419cm" svg:y2="7.539cm"><text:p/></draw:line><draw:line draw:name="Вертикальная линия 914" draw:style-name="gr4" draw:text-style-name="P284" svg:x1="23.73cm" svg:y1="7.44cm" svg:x2="23.73cm" svg:y2="7.539cm"><text:p/></draw:line><draw:line draw:name="Вертикальная линия 915" draw:style-name="gr4" draw:text-style-name="P284" svg:x1="25.462cm" svg:y1="7.44cm" svg:x2="25.462cm" svg:y2="7.539cm"><text:p/></draw:line></draw:g></draw:g><draw:g draw:name="DrawObject 255" draw:style-name="gr2"><draw:g draw:name="DrawObject 256" draw:style-name="gr2"><draw:g draw:name="DrawObject 257" draw:style-name="gr3"><draw:line draw:name="Вертикальная линия 916" draw:style-name="gr4" draw:text-style-name="P284" svg:x1="1.808cm" svg:y1="8.222cm" svg:x2="1.808cm" svg:y2="8.321cm"><text:p/></draw:line><draw:line draw:name="Вертикальная линия 917" draw:style-name="gr4" draw:text-style-name="P284" svg:x1="2.838cm" svg:y1="8.223cm" svg:x2="2.838cm" svg:y2="8.322cm"><text:p/></draw:line><draw:line draw:name="Вертикальная линия 918" draw:style-name="gr4" draw:text-style-name="P284" svg:x1="3.87cm" svg:y1="8.227cm" svg:x2="3.87cm" svg:y2="8.326cm"><text:p/></draw:line><draw:line draw:name="Вертикальная линия 919" draw:style-name="gr4" draw:text-style-name="P284" svg:x1="5.154cm" svg:y1="8.227cm" svg:x2="5.154cm" svg:y2="8.326cm"><text:p/></draw:line></draw:g><draw:line draw:name="Вертикальная линия 920" draw:style-name="gr4" draw:text-style-name="P284" svg:x1="12.439cm" svg:y1="8.227cm" svg:x2="12.439cm" svg:y2="8.326cm"><text:p/></draw:line><draw:line draw:name="Вертикальная линия 921" draw:style-name="gr4" draw:text-style-name="P284" svg:x1="13.45cm" svg:y1="8.227cm" svg:x2="13.45cm" svg:y2="8.326cm"><text:p/></draw:line><draw:line draw:name="Вертикальная линия 922" draw:style-name="gr4" draw:text-style-name="P284" svg:x1="15.249cm" svg:y1="8.227cm" svg:x2="15.249cm" svg:y2="8.326cm"><text:p/></draw:line><draw:line draw:name="Вертикальная линия 923" draw:style-name="gr4" draw:text-style-name="P284" svg:x1="16.27cm" svg:y1="8.227cm" svg:x2="16.27cm" svg:y2="8.326cm"><text:p/></draw:line><draw:line draw:name="Вертикальная линия 924" draw:style-name="gr4" draw:text-style-name="P284" svg:x1="17.533cm" svg:y1="8.227cm" svg:x2="17.533cm" svg:y2="8.326cm"><text:p/></draw:line><draw:line draw:name="Вертикальная линия 925" draw:style-name="gr4" draw:text-style-name="P284" svg:x1="18.572cm" svg:y1="8.227cm" svg:x2="18.572cm" svg:y2="8.326cm"><text:p/></draw:line></draw:g><draw:g draw:name="DrawObject 258" draw:style-name="gr3"><draw:line draw:name="Вертикальная линия 926" draw:style-name="gr4" draw:text-style-name="P284" svg:x1="19.826cm" svg:y1="8.227cm" svg:x2="19.826cm" svg:y2="8.326cm"><text:p/></draw:line><draw:line draw:name="Вертикальная линия 927" draw:style-name="gr4" draw:text-style-name="P284" svg:x1="21.082cm" svg:y1="8.227cm" svg:x2="21.082cm" svg:y2="8.326cm"><text:p/></draw:line><draw:line draw:name="Вертикальная линия 928" draw:style-name="gr4" draw:text-style-name="P284" svg:x1="22.419cm" svg:y1="8.227cm" svg:x2="22.419cm" svg:y2="8.326cm"><text:p/></draw:line><draw:line draw:name="Вертикальная линия 929" draw:style-name="gr4" draw:text-style-name="P284" svg:x1="23.73cm" svg:y1="8.227cm" svg:x2="23.73cm" svg:y2="8.326cm"><text:p/></draw:line><draw:line draw:name="Вертикальная линия 930" draw:style-name="gr4" draw:text-style-name="P284" svg:x1="25.462cm" svg:y1="8.227cm" svg:x2="25.462cm" svg:y2="8.326cm"><text:p/></draw:line></draw:g></draw:g><draw:g draw:name="DrawObject 259" draw:style-name="gr2"><draw:g draw:name="DrawObject 260" draw:style-name="gr2"><draw:g draw:name="DrawObject 261" draw:style-name="gr3"><draw:line draw:name="Вертикальная линия 931" draw:style-name="gr4" draw:text-style-name="P284" svg:x1="1.808cm" svg:y1="8.98cm" svg:x2="1.808cm" svg:y2="9.079cm"><text:p/></draw:line><draw:line draw:name="Вертикальная линия 932" draw:style-name="gr4" draw:text-style-name="P284" svg:x1="2.838cm" svg:y1="8.983cm" svg:x2="2.838cm" svg:y2="9.082cm"><text:p/></draw:line><draw:line draw:name="Вертикальная линия 933" draw:style-name="gr4" draw:text-style-name="P284" svg:x1="3.87cm" svg:y1="8.987cm" svg:x2="3.87cm" svg:y2="9.086cm"><text:p/></draw:line><draw:line draw:name="Вертикальная линия 934" draw:style-name="gr4" draw:text-style-name="P284" svg:x1="5.154cm" svg:y1="8.987cm" svg:x2="5.154cm" svg:y2="9.086cm"><text:p/></draw:line></draw:g><draw:line draw:name="Вертикальная линия 935" draw:style-name="gr4" draw:text-style-name="P284" svg:x1="12.439cm" svg:y1="8.987cm" svg:x2="12.439cm" svg:y2="9.086cm"><text:p/></draw:line><draw:line draw:name="Вертикальная линия 936" draw:style-name="gr4" draw:text-style-name="P284" svg:x1="13.45cm" svg:y1="8.987cm" svg:x2="13.45cm" svg:y2="9.086cm"><text:p/></draw:line><draw:line draw:name="Вертикальная линия 937" draw:style-name="gr4" draw:text-style-name="P284" svg:x1="15.249cm" svg:y1="8.987cm" svg:x2="15.249cm" svg:y2="9.086cm"><text:p/></draw:line><draw:line draw:name="Вертикальная линия 938" draw:style-name="gr4" draw:text-style-name="P284" svg:x1="16.27cm" svg:y1="8.987cm" svg:x2="16.27cm" svg:y2="9.086cm"><text:p/></draw:line><draw:line draw:name="Вертикальная линия 939" draw:style-name="gr4" draw:text-style-name="P284" svg:x1="17.533cm" svg:y1="8.987cm" svg:x2="17.533cm" svg:y2="9.086cm"><text:p/></draw:line><draw:line draw:name="Вертикальная линия 940" draw:style-name="gr4" draw:text-style-name="P284" svg:x1="18.572cm" svg:y1="8.987cm" svg:x2="18.572cm" svg:y2="9.086cm"><text:p/></draw:line></draw:g><draw:g draw:name="DrawObject 262" draw:style-name="gr3"><draw:line draw:name="Вертикальная линия 941" draw:style-name="gr4" draw:text-style-name="P284" svg:x1="19.826cm" svg:y1="8.987cm" svg:x2="19.826cm" svg:y2="9.086cm"><text:p/></draw:line><draw:line draw:name="Вертикальная линия 942" draw:style-name="gr4" draw:text-style-name="P284" svg:x1="21.082cm" svg:y1="8.987cm" svg:x2="21.082cm" svg:y2="9.086cm"><text:p/></draw:line><draw:line draw:name="Вертикальная линия 943" draw:style-name="gr4" draw:text-style-name="P284" svg:x1="22.419cm" svg:y1="8.987cm" svg:x2="22.419cm" svg:y2="9.086cm"><text:p/></draw:line><draw:line draw:name="Вертикальная линия 944" draw:style-name="gr4" draw:text-style-name="P284" svg:x1="23.73cm" svg:y1="8.987cm" svg:x2="23.73cm" svg:y2="9.086cm"><text:p/></draw:line><draw:line draw:name="Вертикальная линия 945" draw:style-name="gr4" draw:text-style-name="P284" svg:x1="25.462cm" svg:y1="8.987cm" svg:x2="25.462cm" svg:y2="9.086cm"><text:p/></draw:line></draw:g></draw:g><draw:g draw:name="DrawObject 263" draw:style-name="gr2"><draw:g draw:name="DrawObject 264" draw:style-name="gr2"><draw:g draw:name="DrawObject 265" draw:style-name="gr3"><draw:line draw:name="Вертикальная линия 946" draw:style-name="gr4" draw:text-style-name="P284" svg:x1="1.808cm" svg:y1="9.765cm" svg:x2="1.808cm" svg:y2="9.864cm"><text:p/></draw:line><draw:line draw:name="Вертикальная линия 947" draw:style-name="gr4" draw:text-style-name="P284" svg:x1="2.838cm" svg:y1="9.765cm" svg:x2="2.838cm" svg:y2="9.864cm"><text:p/></draw:line><draw:line draw:name="Вертикальная линия 948" draw:style-name="gr4" draw:text-style-name="P284" svg:x1="3.87cm" svg:y1="9.772cm" svg:x2="3.87cm" svg:y2="9.871cm"><text:p/></draw:line><draw:line draw:name="Вертикальная линия 949" draw:style-name="gr4" draw:text-style-name="P284" svg:x1="5.154cm" svg:y1="9.772cm" svg:x2="5.154cm" svg:y2="9.871cm"><text:p/></draw:line></draw:g><draw:line draw:name="Вертикальная линия 950" draw:style-name="gr4" draw:text-style-name="P284" svg:x1="12.439cm" svg:y1="9.772cm" svg:x2="12.439cm" svg:y2="9.871cm"><text:p/></draw:line><draw:line draw:name="Вертикальная линия 951" draw:style-name="gr4" draw:text-style-name="P284" svg:x1="13.45cm" svg:y1="9.772cm" svg:x2="13.45cm" svg:y2="9.871cm"><text:p/></draw:line><draw:line draw:name="Вертикальная линия 952" draw:style-name="gr4" draw:text-style-name="P284" svg:x1="15.249cm" svg:y1="9.772cm" svg:x2="15.249cm" svg:y2="9.871cm"><text:p/></draw:line><draw:line draw:name="Вертикальная линия 953" draw:style-name="gr4" draw:text-style-name="P284" svg:x1="16.27cm" svg:y1="9.772cm" svg:x2="16.27cm" svg:y2="9.871cm"><text:p/></draw:line><draw:line draw:name="Вертикальная линия 954" draw:style-name="gr4" draw:text-style-name="P284" svg:x1="17.533cm" svg:y1="9.772cm" svg:x2="17.533cm" svg:y2="9.871cm"><text:p/></draw:line><draw:line draw:name="Вертикальная линия 955" draw:style-name="gr4" draw:text-style-name="P284" svg:x1="18.572cm" svg:y1="9.772cm" svg:x2="18.572cm" svg:y2="9.871cm"><text:p/></draw:line></draw:g><draw:g draw:name="DrawObject 266" draw:style-name="gr3"><draw:line draw:name="Вертикальная линия 956" draw:style-name="gr4" draw:text-style-name="P284" svg:x1="19.826cm" svg:y1="9.772cm" svg:x2="19.826cm" svg:y2="9.871cm"><text:p/></draw:line><draw:line draw:name="Вертикальная линия 957" draw:style-name="gr4" draw:text-style-name="P284" svg:x1="21.082cm" svg:y1="9.772cm" svg:x2="21.082cm" svg:y2="9.871cm"><text:p/></draw:line><draw:line draw:name="Вертикальная линия 958" draw:style-name="gr4" draw:text-style-name="P284" svg:x1="22.419cm" svg:y1="9.772cm" svg:x2="22.419cm" svg:y2="9.871cm"><text:p/></draw:line><draw:line draw:name="Вертикальная линия 959" draw:style-name="gr4" draw:text-style-name="P284" svg:x1="23.73cm" svg:y1="9.772cm" svg:x2="23.73cm" svg:y2="9.871cm"><text:p/></draw:line><draw:line draw:name="Вертикальная линия 960" draw:style-name="gr4" draw:text-style-name="P284" svg:x1="25.462cm" svg:y1="9.772cm" svg:x2="25.462cm" svg:y2="9.871cm"><text:p/></draw:line></draw:g></draw:g><draw:g draw:name="DrawObject 267" draw:style-name="gr2"><draw:g draw:name="DrawObject 268" draw:style-name="gr2"><draw:g draw:name="DrawObject 269" draw:style-name="gr3"><draw:line draw:name="Вертикальная линия 961" draw:style-name="gr4" draw:text-style-name="P284" svg:x1="1.808cm" svg:y1="10.536cm" svg:x2="1.808cm" svg:y2="10.635cm"><text:p/></draw:line><draw:line draw:name="Вертикальная линия 962" draw:style-name="gr4" draw:text-style-name="P284" svg:x1="2.838cm" svg:y1="10.537cm" svg:x2="2.838cm" svg:y2="10.636cm"><text:p/></draw:line><draw:line draw:name="Вертикальная линия 963" draw:style-name="gr4" draw:text-style-name="P284" svg:x1="3.87cm" svg:y1="10.541cm" svg:x2="3.87cm" svg:y2="10.64cm"><text:p/></draw:line><draw:line draw:name="Вертикальная линия 964" draw:style-name="gr4" draw:text-style-name="P284" svg:x1="5.154cm" svg:y1="10.541cm" svg:x2="5.154cm" svg:y2="10.64cm"><text:p/></draw:line></draw:g><draw:line draw:name="Вертикальная линия 965" draw:style-name="gr4" draw:text-style-name="P284" svg:x1="12.439cm" svg:y1="10.541cm" svg:x2="12.439cm" svg:y2="10.64cm"><text:p/></draw:line><draw:line draw:name="Вертикальная линия 966" draw:style-name="gr4" draw:text-style-name="P284" svg:x1="13.45cm" svg:y1="10.541cm" svg:x2="13.45cm" svg:y2="10.64cm"><text:p/></draw:line><draw:line draw:name="Вертикальная линия 967" draw:style-name="gr4" draw:text-style-name="P284" svg:x1="15.249cm" svg:y1="10.541cm" svg:x2="15.249cm" svg:y2="10.64cm"><text:p/></draw:line><draw:line draw:name="Вертикальная линия 968" draw:style-name="gr4" draw:text-style-name="P284" svg:x1="16.27cm" svg:y1="10.541cm" svg:x2="16.27cm" svg:y2="10.64cm"><text:p/></draw:line><draw:line draw:name="Вертикальная линия 969" draw:style-name="gr4" draw:text-style-name="P284" svg:x1="17.533cm" svg:y1="10.541cm" svg:x2="17.533cm" svg:y2="10.64cm"><text:p/></draw:line><draw:line draw:name="Вертикальная линия 970" draw:style-name="gr4" draw:text-style-name="P284" svg:x1="18.572cm" svg:y1="10.541cm" svg:x2="18.572cm" svg:y2="10.64cm"><text:p/></draw:line></draw:g><draw:g draw:name="DrawObject 270" draw:style-name="gr3"><draw:line draw:name="Вертикальная линия 971" draw:style-name="gr4" draw:text-style-name="P284" svg:x1="19.826cm" svg:y1="10.541cm" svg:x2="19.826cm" svg:y2="10.64cm"><text:p/></draw:line><draw:line draw:name="Вертикальная линия 972" draw:style-name="gr4" draw:text-style-name="P284" svg:x1="21.082cm" svg:y1="10.541cm" svg:x2="21.082cm" svg:y2="10.64cm"><text:p/></draw:line><draw:line draw:name="Вертикальная линия 973" draw:style-name="gr4" draw:text-style-name="P284" svg:x1="22.419cm" svg:y1="10.541cm" svg:x2="22.419cm" svg:y2="10.64cm"><text:p/></draw:line><draw:line draw:name="Вертикальная линия 974" draw:style-name="gr4" draw:text-style-name="P284" svg:x1="23.73cm" svg:y1="10.541cm" svg:x2="23.73cm" svg:y2="10.64cm"><text:p/></draw:line><draw:line draw:name="Вертикальная линия 975" draw:style-name="gr4" draw:text-style-name="P284" svg:x1="25.462cm" svg:y1="10.541cm" svg:x2="25.462cm" svg:y2="10.64cm"><text:p/></draw:line></draw:g></draw:g><draw:g draw:name="DrawObject 271" draw:style-name="gr2"><draw:g draw:name="DrawObject 272" draw:style-name="gr2"><draw:g draw:name="DrawObject 273" draw:style-name="gr3"><draw:line draw:name="Вертикальная линия 976" draw:style-name="gr4" draw:text-style-name="P284" svg:x1="1.808cm" svg:y1="11.305cm" svg:x2="1.808cm" svg:y2="11.404cm"><text:p/></draw:line><draw:line draw:name="Вертикальная линия 977" draw:style-name="gr4" draw:text-style-name="P284" svg:x1="2.838cm" svg:y1="11.308cm" svg:x2="2.838cm" svg:y2="11.407cm"><text:p/></draw:line><draw:line draw:name="Вертикальная линия 978" draw:style-name="gr4" draw:text-style-name="P284" svg:x1="3.87cm" svg:y1="11.311cm" svg:x2="3.87cm" svg:y2="11.41cm"><text:p/></draw:line><draw:line draw:name="Вертикальная линия 979" draw:style-name="gr4" draw:text-style-name="P284" svg:x1="5.154cm" svg:y1="11.311cm" svg:x2="5.154cm" svg:y2="11.41cm"><text:p/></draw:line></draw:g><draw:line draw:name="Вертикальная линия 980" draw:style-name="gr4" draw:text-style-name="P284" svg:x1="12.439cm" svg:y1="11.311cm" svg:x2="12.439cm" svg:y2="11.41cm"><text:p/></draw:line><draw:line draw:name="Вертикальная линия 981" draw:style-name="gr4" draw:text-style-name="P284" svg:x1="13.45cm" svg:y1="11.311cm" svg:x2="13.45cm" svg:y2="11.41cm"><text:p/></draw:line><draw:line draw:name="Вертикальная линия 982" draw:style-name="gr4" draw:text-style-name="P284" svg:x1="15.249cm" svg:y1="11.311cm" svg:x2="15.249cm" svg:y2="11.41cm"><text:p/></draw:line><draw:line draw:name="Вертикальная линия 983" draw:style-name="gr4" draw:text-style-name="P284" svg:x1="16.27cm" svg:y1="11.311cm" svg:x2="16.27cm" svg:y2="11.41cm"><text:p/></draw:line><draw:line draw:name="Вертикальная линия 984" draw:style-name="gr4" draw:text-style-name="P284" svg:x1="17.533cm" svg:y1="11.311cm" svg:x2="17.533cm" svg:y2="11.41cm"><text:p/></draw:line><draw:line draw:name="Вертикальная линия 985" draw:style-name="gr4" draw:text-style-name="P284" svg:x1="18.572cm" svg:y1="11.311cm" svg:x2="18.572cm" svg:y2="11.41cm"><text:p/></draw:line></draw:g><draw:g draw:name="DrawObject 274" draw:style-name="gr3"><draw:line draw:name="Вертикальная линия 986" draw:style-name="gr4" draw:text-style-name="P284" svg:x1="19.826cm" svg:y1="11.311cm" svg:x2="19.826cm" svg:y2="11.41cm"><text:p/></draw:line><draw:line draw:name="Вертикальная линия 987" draw:style-name="gr4" draw:text-style-name="P284" svg:x1="21.082cm" svg:y1="11.311cm" svg:x2="21.082cm" svg:y2="11.41cm"><text:p/></draw:line><draw:line draw:name="Вертикальная линия 988" draw:style-name="gr4" draw:text-style-name="P284" svg:x1="22.419cm" svg:y1="11.311cm" svg:x2="22.419cm" svg:y2="11.41cm"><text:p/></draw:line><draw:line draw:name="Вертикальная линия 989" draw:style-name="gr4" draw:text-style-name="P284" svg:x1="23.73cm" svg:y1="11.311cm" svg:x2="23.73cm" svg:y2="11.41cm"><text:p/></draw:line><draw:line draw:name="Вертикальная линия 990" draw:style-name="gr4" draw:text-style-name="P284" svg:x1="25.462cm" svg:y1="11.311cm" svg:x2="25.462cm" svg:y2="11.41cm"><text:p/></draw:line></draw:g></draw:g><draw:g draw:name="DrawObject 275" draw:style-name="gr2"><draw:g draw:name="DrawObject 276" draw:style-name="gr2"><draw:g draw:name="DrawObject 277" draw:style-name="gr3"><draw:line draw:name="Вертикальная линия 991" draw:style-name="gr4" draw:text-style-name="P284" svg:x1="1.808cm" svg:y1="12.077cm" svg:x2="1.808cm" svg:y2="12.176cm"><text:p/></draw:line><draw:line draw:name="Вертикальная линия 992" draw:style-name="gr4" draw:text-style-name="P284" svg:x1="2.838cm" svg:y1="12.079cm" svg:x2="2.838cm" svg:y2="12.178cm"><text:p/></draw:line><draw:line draw:name="Вертикальная линия 993" draw:style-name="gr4" draw:text-style-name="P284" svg:x1="3.87cm" svg:y1="12.084cm" svg:x2="3.87cm" svg:y2="12.183cm"><text:p/></draw:line><draw:line draw:name="Вертикальная линия 994" draw:style-name="gr4" draw:text-style-name="P284" svg:x1="5.154cm" svg:y1="12.084cm" svg:x2="5.154cm" svg:y2="12.183cm"><text:p/></draw:line></draw:g><draw:line draw:name="Вертикальная линия 995" draw:style-name="gr4" draw:text-style-name="P284" svg:x1="12.439cm" svg:y1="12.084cm" svg:x2="12.439cm" svg:y2="12.183cm"><text:p/></draw:line><draw:line draw:name="Вертикальная линия 996" draw:style-name="gr4" draw:text-style-name="P284" svg:x1="13.45cm" svg:y1="12.084cm" svg:x2="13.45cm" svg:y2="12.183cm"><text:p/></draw:line><draw:line draw:name="Вертикальная линия 997" draw:style-name="gr4" draw:text-style-name="P284" svg:x1="15.249cm" svg:y1="12.084cm" svg:x2="15.249cm" svg:y2="12.183cm"><text:p/></draw:line><draw:line draw:name="Вертикальная линия 998" draw:style-name="gr4" draw:text-style-name="P284" svg:x1="16.27cm" svg:y1="12.084cm" svg:x2="16.27cm" svg:y2="12.183cm"><text:p/></draw:line><draw:line draw:name="Вертикальная линия 999" draw:style-name="gr4" draw:text-style-name="P284" svg:x1="17.533cm" svg:y1="12.084cm" svg:x2="17.533cm" svg:y2="12.183cm"><text:p/></draw:line><draw:line draw:name="Вертикальная линия 1000" draw:style-name="gr4" draw:text-style-name="P284" svg:x1="18.572cm" svg:y1="12.084cm" svg:x2="18.572cm" svg:y2="12.183cm"><text:p/></draw:line></draw:g><draw:g draw:name="DrawObject 278" draw:style-name="gr3"><draw:line draw:name="Вертикальная линия 1001" draw:style-name="gr4" draw:text-style-name="P284" svg:x1="19.826cm" svg:y1="12.084cm" svg:x2="19.826cm" svg:y2="12.183cm"><text:p/></draw:line><draw:line draw:name="Вертикальная линия 1002" draw:style-name="gr4" draw:text-style-name="P284" svg:x1="21.082cm" svg:y1="12.084cm" svg:x2="21.082cm" svg:y2="12.183cm"><text:p/></draw:line><draw:line draw:name="Вертикальная линия 1003" draw:style-name="gr4" draw:text-style-name="P284" svg:x1="22.419cm" svg:y1="12.084cm" svg:x2="22.419cm" svg:y2="12.183cm"><text:p/></draw:line><draw:line draw:name="Вертикальная линия 1004" draw:style-name="gr4" draw:text-style-name="P284" svg:x1="23.73cm" svg:y1="12.084cm" svg:x2="23.73cm" svg:y2="12.183cm"><text:p/></draw:line><draw:line draw:name="Вертикальная линия 1005" draw:style-name="gr4" draw:text-style-name="P284" svg:x1="25.462cm" svg:y1="12.084cm" svg:x2="25.462cm" svg:y2="12.183cm"><text:p/></draw:line></draw:g></draw:g></draw:g><draw:g draw:name="DrawObject 279" draw:style-name="gr2"><draw:g draw:name="Фигура 4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280" draw:style-name="gr2"><draw:g draw:name="DrawObject 281" draw:style-name="gr2"><draw:g draw:name="DrawObject 282" draw:style-name="gr3"><draw:line draw:name="Вертикальная линия 1006" draw:style-name="gr4" draw:text-style-name="P285" svg:x1="1.777cm" svg:y1="12.789cm" svg:x2="1.777cm" svg:y2="12.889cm"><text:p/></draw:line><draw:line draw:name="Вертикальная линия 1007" draw:style-name="gr4" draw:text-style-name="P285" svg:x1="2.808cm" svg:y1="12.794cm" svg:x2="2.808cm" svg:y2="12.894cm"><text:p/></draw:line><draw:line draw:name="Вертикальная линия 1008" draw:style-name="gr4" draw:text-style-name="P285" svg:x1="3.84cm" svg:y1="12.796cm" svg:x2="3.84cm" svg:y2="12.896cm"><text:p/></draw:line><draw:line draw:name="Вертикальная линия 1009" draw:style-name="gr4" draw:text-style-name="P285" svg:x1="5.126cm" svg:y1="12.796cm" svg:x2="5.126cm" svg:y2="12.896cm"><text:p/></draw:line></draw:g><draw:line draw:name="Вертикальная линия 1010" draw:style-name="gr4" draw:text-style-name="P285" svg:x1="12.42cm" svg:y1="12.796cm" svg:x2="12.42cm" svg:y2="12.896cm"><text:p/></draw:line><draw:line draw:name="Вертикальная линия 1011" draw:style-name="gr4" draw:text-style-name="P285" svg:x1="13.435cm" svg:y1="12.796cm" svg:x2="13.435cm" svg:y2="12.896cm"><text:p/></draw:line><draw:line draw:name="Вертикальная линия 1012" draw:style-name="gr4" draw:text-style-name="P285" svg:x1="15.239cm" svg:y1="12.796cm" svg:x2="15.239cm" svg:y2="12.896cm"><text:p/></draw:line><draw:line draw:name="Вертикальная линия 1013" draw:style-name="gr4" draw:text-style-name="P285" svg:x1="16.258cm" svg:y1="12.796cm" svg:x2="16.258cm" svg:y2="12.896cm"><text:p/></draw:line><draw:line draw:name="Вертикальная линия 1014" draw:style-name="gr4" draw:text-style-name="P285" svg:x1="17.526cm" svg:y1="12.796cm" svg:x2="17.526cm" svg:y2="12.896cm"><text:p/></draw:line><draw:line draw:name="Вертикальная линия 1015" draw:style-name="gr4" draw:text-style-name="P285" svg:x1="18.564cm" svg:y1="12.796cm" svg:x2="18.564cm" svg:y2="12.896cm"><text:p/></draw:line></draw:g><draw:g draw:name="DrawObject 283" draw:style-name="gr3"><draw:line draw:name="Вертикальная линия 1016" draw:style-name="gr4" draw:text-style-name="P285" svg:x1="19.822cm" svg:y1="12.796cm" svg:x2="19.822cm" svg:y2="12.896cm"><text:p/></draw:line><draw:line draw:name="Вертикальная линия 1017" draw:style-name="gr4" draw:text-style-name="P285" svg:x1="21.077cm" svg:y1="12.796cm" svg:x2="21.077cm" svg:y2="12.896cm"><text:p/></draw:line><draw:line draw:name="Вертикальная линия 1018" draw:style-name="gr4" draw:text-style-name="P285" svg:x1="22.419cm" svg:y1="12.796cm" svg:x2="22.419cm" svg:y2="12.896cm"><text:p/></draw:line><draw:line draw:name="Вертикальная линия 1019" draw:style-name="gr4" draw:text-style-name="P285" svg:x1="23.733cm" svg:y1="12.796cm" svg:x2="23.733cm" svg:y2="12.896cm"><text:p/></draw:line><draw:line draw:name="Вертикальная линия 1020" draw:style-name="gr4" draw:text-style-name="P285" svg:x1="25.467cm" svg:y1="12.796cm" svg:x2="25.467cm" svg:y2="12.896cm"><text:p/></draw:line></draw:g></draw:g></draw:g>к/м</text:p>
          </table:table-cell>
          <table:table-cell table:style-name="Таблица3.F8" table:number-columns-spanned="19" office:value-type="string">
            <text:p text:style-name="P2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B10" table:number-columns-spanned="14" office:value-type="string">
            <text:p text:style-name="P2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m5" table:number-columns-spanned="2" office:value-type="string">
            <text:p text:style-name="P116">ОПП</text:p>
          </table:table-cell>
          <table:covered-table-cell/>
          <table:table-cell table:style-name="Таблица3.m5" table:number-columns-spanned="3" office:value-type="string">
            <text:p text:style-name="P29">ЕВ</text:p>
          </table:table-cell>
          <table:covered-table-cell/>
          <table:covered-table-cell/>
          <table:table-cell table:style-name="Таблица3.m5" table:number-columns-spanned="2" office:value-type="string">
            <text:p text:style-name="P29">ЕН</text:p>
          </table:table-cell>
          <table:covered-table-cell/>
          <table:table-cell table:style-name="Таблица3.m5" table:number-columns-spanned="2" office:value-type="string">
            <text:p text:style-name="P29">КИ</text:p>
          </table:table-cell>
          <table:covered-table-cell/>
          <table:table-cell table:style-name="Таблица3.r12" table:number-columns-spanned="4" office:value-type="string">
            <text:p text:style-name="P29">Нрасх.</text:p>
          </table:table-cell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<text:span text:style-name="T143">0</text:span>1</text:p>
          </table:table-cell>
          <table:table-cell table:style-name="Таблица3.B13" table:number-columns-spanned="46" office:value-type="string">
            <text:p text:style-name="P245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<text:span text:style-name="T149">О</text:span>02</text:p>
          </table:table-cell>
          <table:table-cell table:style-name="Таблица3.B14" table:number-rows-spanned="2" table:number-columns-spanned="46" office:value-type="string">
            <text:p text:style-name="P238"><text:span text:style-name="T107">Проверить поверхность на наличие расслоений, побеленй и газовых пузырей. Контроль расслоений провести методом свободных колебаний на слух с помощью ударов молоточка.</text:span> <text:s text:c="385"/></text:p>
            <text:p text:style-name="P238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03</text:p>
          </table:table-cell>
          <table:covered-table-cell table:style-name="Таблица3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04</text:p>
          </table:table-cell>
          <table:table-cell table:style-name="Таблица3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h1" office:value-type="string">
            <text:p text:style-name="P218"><text:span text:style-name="T149">А</text:span><text:span text:style-name="T143">0</text:span>5</text:p>
          </table:table-cell>
          <table:table-cell table:style-name="Таблица3.B14" table:number-columns-spanned="46" office:value-type="string">
            <text:p text:style-name="P242"><text:s text:c="3"/><text:span text:style-name="T100">03</text:span> <text:s text:c="6"/><text:span text:style-name="T100">26</text:span> <text:s text:c="7"/>- <text:s text:c="10"/><text:span text:style-name="T100">03</text:span><text:span text:style-name="T108">5</text:span> <text:s text:c="8"/><text:span text:style-name="T100">0180 Маркирование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h1" office:value-type="string">
            <text:p text:style-name="P209"><text:span text:style-name="T149">Т</text:span>06</text:p>
          </table:table-cell>
          <table:table-cell table:style-name="Таблица3.B14" table:number-columns-spanned="46" office:value-type="string">
            <text:p text:style-name="P253"><text:s text:c="5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10"/>- <text:s text:c="12"/>- <text:s text:c="11"/>- <text:s text:c="15"/><text:span text:style-name="T136">1</text:span> <text:s text:c="13"/>- <text:s text:c="20"/><text:span text:style-name="T136">0,1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19" office:value-type="string">
            <text:p text:style-name="P209">07</text:p>
          </table:table-cell>
          <table:table-cell table:style-name="Таблица3.B14" table:number-columns-spanned="46" office:value-type="string">
            <text:p text:style-name="P242"><text:span text:style-name="T100">Карандаш или маркер </text:span><text:s text:c="98"/><text:span text:style-name="T100">По действующей ДС</text:span> <text:s text:c="32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h1" office:value-type="string">
            <text:p text:style-name="P218"><text:span text:style-name="T143">0</text:span>8</text:p>
          </table:table-cell>
          <table:table-cell table:style-name="Таблица3.B14" table:number-columns-spanned="46" office:value-type="string">
            <text:p text:style-name="P242"><text:span text:style-name="T100">Линейка 1000</text:span> <text:s text:c="112"/><text:span text:style-name="T100">ГОСТ 427-75</text:span> <text:s text:c="27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h1" office:value-type="string">
            <text:p text:style-name="P218">09</text:p>
          </table:table-cell>
          <table:table-cell table:style-name="Таблица3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h1" office:value-type="string">
            <text:p text:style-name="P218">10</text:p>
          </table:table-cell>
          <table:table-cell table:style-name="Таблица3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<text:span text:style-name="T149">О</text:span>11</text:p>
          </table:table-cell>
          <table:table-cell table:style-name="Таблица3.B14" table:number-columns-spanned="46" office:value-type="string">
            <text:p text:style-name="P242"><text:span text:style-name="T100">Промаркировать контур заготовки, обозначенный формой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12</text:p>
          </table:table-cell>
          <table:table-cell table:style-name="Таблица3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13</text:p>
          </table:table-cell>
          <table:table-cell table:style-name="Таблица3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<text:span text:style-name="T149">А</text:span>14</text:p>
          </table:table-cell>
          <table:table-cell table:style-name="Таблица3.B14" table:number-columns-spanned="46" office:value-type="string">
            <text:p text:style-name="P242"><text:s text:c="3"/><text:span text:style-name="T100">03</text:span> <text:s text:c="6"/><text:span text:style-name="T100">26</text:span> <text:s text:c="7"/>- <text:s text:c="10"/><text:span text:style-name="T100">0</text:span><text:span text:style-name="T108">40</text:span> <text:s text:c="8"/><text:span text:style-name="T100">4287 Абразивно-отрезная</text:span> <text:s text:c="3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15</text:p>
          </table:table-cell>
          <table:table-cell table:style-name="Таблица3.B14" table:number-columns-spanned="46" office:value-type="string">
            <text:p text:style-name="P245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3">
          <table:table-cell table:style-name="Таблица3.h1" office:value-type="string">
            <text:p text:style-name="P218"><text:span text:style-name="T143">1</text:span>6</text:p>
          </table:table-cell>
          <table:table-cell table:style-name="Таблица3.B14" table:number-columns-spanned="46" office:value-type="string">
            <text:p text:style-name="P245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9">
          <table:table-cell table:style-name="Таблица3.h1" office:value-type="string">
            <text:p text:style-name="P218">17</text:p>
          </table:table-cell>
          <table:table-cell table:style-name="Таблица3.B29" table:number-columns-spanned="46" office:value-type="string">
            <text:p text:style-name="P245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7">
          <table:table-cell table:style-name="Таблица3.A30" table:number-columns-spanned="3" office:value-type="string">
            <text:p text:style-name="P8">МК</text:p>
          </table:table-cell>
          <table:covered-table-cell/>
          <table:covered-table-cell/>
          <table:table-cell table:style-name="Таблица3.A30" table:number-columns-spanned="37" office:value-type="string">
            <text:p text:style-name="P101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A30" table:number-columns-spanned="6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u30" office:value-type="string">
            <text:p text:style-name="P85"/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D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column table:style-name="Таблица4.L"/>
        <table:table-column table:style-name="Таблица4.M" table:number-columns-repeated="2"/>
        <table:table-column table:style-name="Таблица4.O"/>
        <table:table-column table:style-name="Таблица4.P"/>
        <table:table-column table:style-name="Таблица4.H"/>
        <table:table-column table:style-name="Таблица4.R"/>
        <table:table-column table:style-name="Таблица4.S"/>
        <table:table-column table:style-name="Таблица4.T"/>
        <table:table-column table:style-name="Таблица4.C"/>
        <table:table-column table:style-name="Таблица4.T"/>
        <table:table-column table:style-name="Таблица4.K"/>
        <table:table-column table:style-name="Таблица4.X"/>
        <table:table-column table:style-name="Таблица4.Y"/>
        <table:table-column table:style-name="Таблица4.D"/>
        <table:table-column table:style-name="Таблица4.B"/>
        <table:table-column table:style-name="Таблица4.D"/>
        <table:table-column table:style-name="Таблица4.c"/>
        <table:table-column table:style-name="Таблица4.I"/>
        <table:table-column table:style-name="Таблица4.X"/>
        <table:table-column table:style-name="Таблица4.f"/>
        <table:table-column table:style-name="Таблица4.A"/>
        <table:table-column table:style-name="Таблица4.E"/>
        <table:table-column table:style-name="Таблица4.i" table:number-columns-repeated="2"/>
        <table:table-column table:style-name="Таблица4.E"/>
        <table:table-column table:style-name="Таблица4.l"/>
        <table:table-column table:style-name="Таблица4.B"/>
        <table:table-column table:style-name="Таблица4.D"/>
        <table:table-column table:style-name="Таблица4.o"/>
        <table:table-column table:style-name="Таблица4.F"/>
        <table:table-column table:style-name="Таблица4.q"/>
        <table:table-column table:style-name="Таблица4.T"/>
        <table:table-column table:style-name="Таблица4.l"/>
        <table:table-column table:style-name="Таблица4.L"/>
        <table:table-column table:style-name="Таблица4.u"/>
        <table:table-row table:style-name="Таблица4.1">
          <table:table-cell table:style-name="Таблица4.A1" table:number-columns-spanned="33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49"><draw:frame draw:style-name="fr1" draw:name="Врезка6" text:anchor-type="char" svg:x="22.789cm" svg:y="-0.794cm" svg:width="5.637cm" svg:height="0.646cm" draw:z-index="18"><draw:text-box><text:p text:style-name="P203">ГОСТ 3.1118-82 <text:s/>Форма 1б</text:p></draw:text-box></draw:frame></text:p>
          </table:table-cell>
          <table:covered-table-cell/>
          <table:table-cell table:style-name="Таблица4.h1" table:number-columns-spanned="2" office:value-type="string">
            <text:p text:style-name="P40"/>
          </table:table-cell>
          <table:covered-table-cell/>
          <table:table-cell table:style-name="Таблица4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30"/>
          </table:table-cell>
          <table:covered-table-cell/>
          <table:table-cell table:style-name="Таблица4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4.1">
          <table:table-cell table:style-name="Таблица4.h1" table:number-columns-spanned="2" office:value-type="string">
            <text:p text:style-name="P176">Дубл.</text:p>
          </table:table-cell>
          <table:covered-table-cell/>
          <table:table-cell table:style-name="Таблица4.h1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N2" table:number-columns-spanned="4" office:value-type="string">
            <text:p text:style-name="P176"><text:s text:c="15"/></text:p>
          </table:table-cell>
          <table:covered-table-cell/>
          <table:covered-table-cell/>
          <table:covered-table-cell/>
          <table:table-cell table:style-name="Таблица4.R2" table:number-columns-spanned="1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5"/>
          </table:table-cell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30"/>
          </table:table-cell>
          <table:covered-table-cell/>
          <table:table-cell table:style-name="Таблица4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4.1">
          <table:table-cell table:style-name="Таблица4.h1" table:number-columns-spanned="2" office:value-type="string">
            <text:p text:style-name="P176">Взам.</text:p>
          </table:table-cell>
          <table:covered-table-cell/>
          <table:table-cell table:style-name="Таблица4.h1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N3" table:number-rows-spanned="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4" office:value-type="string">
            <text:p text:style-name="P176"/>
          </table:table-cell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30"/>
          </table:table-cell>
          <table:covered-table-cell/>
          <table:table-cell table:style-name="Таблица4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4.1">
          <table:table-cell table:style-name="Таблица4.h1" table:number-columns-spanned="2" office:value-type="string">
            <text:p text:style-name="P176">Подл.</text:p>
          </table:table-cell>
          <table:covered-table-cell/>
          <table:table-cell table:style-name="Таблица4.h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3" office:value-type="string">
            <text:p text:style-name="P20"/>
          </table:table-cell>
          <table:covered-table-cell/>
          <table:covered-table-cell/>
          <table:table-cell table:style-name="Таблица4.h1" table:number-columns-spanned="2" office:value-type="string">
            <text:p text:style-name="P69"/>
          </table:table-cell>
          <table:covered-table-cell/>
          <table:covered-table-cell table:style-name="Таблица4.N3"/>
          <table:covered-table-cell/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4" office:value-type="string">
            <text:p text:style-name="P176"/>
          </table:table-cell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30"/>
          </table:table-cell>
          <table:covered-table-cell/>
          <table:table-cell table:style-name="Таблица4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4.5">
          <table:table-cell table:style-name="Таблица4.h1" table:number-columns-spanned="25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Z5" table:number-columns-spanned="13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5" table:number-columns-spanned="7" office:value-type="string">
            <text:p text:style-name="P189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5" table:number-columns-spanned="2" office:value-type="string">
            <text:p text:style-name="P226">7</text:p>
          </table:table-cell>
          <table:covered-table-cell/>
        </table:table-row>
        <table:table-row table:style-name="Таблица4.6">
          <table:table-cell table:style-name="Таблица4.h1" table:number-rows-spanned="3" table:number-columns-spanned="2" office:value-type="string">
            <text:p text:style-name="P30"/>
          </table:table-cell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office:value-type="string">
            <text:p text:style-name="P176"/>
          </table:table-cell>
          <table:table-cell table:style-name="Таблица4.h1" office:value-type="string">
            <text:p text:style-name="P176"/>
          </table:table-cell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N3" table:number-columns-spanned="3" office:value-type="string">
            <text:p text:style-name="P176"/>
          </table:table-cell>
          <table:covered-table-cell/>
          <table:covered-table-cell/>
          <table:table-cell table:style-name="Таблица4.d6" table:number-rows-spanned="3" table:number-columns-spanned="11" office:value-type="string">
            <text:h text:style-name="P276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o6" table:number-rows-spanned="3" table:number-columns-spanned="7" office:value-type="string">
            <text:p text:style-name="P189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h1"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2" office:value-type="string">
            <text:p text:style-name="P198"/>
          </table:table-cell>
          <table:covered-table-cell/>
          <table:table-cell table:style-name="Таблица4.h1" table:number-columns-spanned="5" office:value-type="string">
            <text:p text:style-name="P198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2" office:value-type="string">
            <text:p text:style-name="P175"/>
          </table:table-cell>
          <table:covered-table-cell/>
          <table:table-cell table:style-name="Таблица4.h1" office:value-type="string">
            <text:p text:style-name="P198"/>
          </table:table-cell>
          <table:table-cell table:style-name="Таблица4.h1" office:value-type="string">
            <text:p text:style-name="P198"/>
          </table:table-cell>
          <table:table-cell table:style-name="Таблица4.h1" table:number-columns-spanned="2" office:value-type="string">
            <text:p text:style-name="P176"/>
          </table:table-cell>
          <table:covered-table-cell/>
          <table:table-cell table:style-name="Таблица4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covered-table-cell table:style-name="Таблица4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 table:style-name="Таблица4.h1"/>
          <table:covered-table-cell/>
          <table:table-cell table:style-name="Таблица4.h1" table:number-columns-spanned="3" office:value-type="string">
            <text:p text:style-name="P176"/>
          </table:table-cell>
          <table:covered-table-cell/>
          <table:covered-table-cell/>
          <table:table-cell table:style-name="Таблица4.F8" table:number-columns-spanned="2" office:value-type="string">
            <text:p text:style-name="P176"/>
          </table:table-cell>
          <table:covered-table-cell/>
          <table:table-cell table:style-name="Таблица4.F8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4.F8" table:number-columns-spanned="2" office:value-type="string">
            <text:p text:style-name="P176"/>
          </table:table-cell>
          <table:covered-table-cell/>
          <table:table-cell table:style-name="Таблица4.F8" office:value-type="string">
            <text:p text:style-name="P176"/>
          </table:table-cell>
          <table:table-cell table:style-name="Таблица4.F8" office:value-type="string">
            <text:p text:style-name="P176"/>
          </table:table-cell>
          <table:table-cell table:style-name="Таблица4.F8" table:number-columns-spanned="2" office:value-type="string">
            <text:p text:style-name="P176"/>
          </table:table-cell>
          <table:covered-table-cell/>
          <table:table-cell table:style-name="Таблица4.F8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4.F8" table:number-columns-spanned="3" office:value-type="string">
            <text:p text:style-name="P176"/>
          </table:table-cell>
          <table:covered-table-cell/>
          <table:covered-table-cell/>
          <table:table-cell table:style-name="Таблица4.F8" table:number-columns-spanned="3" office:value-type="string">
            <text:p text:style-name="P176"/>
          </table:table-cell>
          <table:covered-table-cell/>
          <table:covered-table-cell/>
          <table:covered-table-cell table:style-name="Таблица4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N3" office:value-type="string">
            <text:p text:style-name="P30">А</text:p>
          </table:table-cell>
          <table:table-cell table:style-name="Таблица4.d6" table:number-columns-spanned="3" office:value-type="string">
            <text:p text:style-name="P60">Цех</text:p>
          </table:table-cell>
          <table:covered-table-cell/>
          <table:covered-table-cell/>
          <table:table-cell table:style-name="Таблица4.E9" table:number-columns-spanned="2" office:value-type="string">
            <text:p text:style-name="P30">Уч.</text:p>
          </table:table-cell>
          <table:covered-table-cell/>
          <table:table-cell table:style-name="Таблица4.E9" table:number-columns-spanned="3" office:value-type="string">
            <text:p text:style-name="P30">РМ</text:p>
          </table:table-cell>
          <table:covered-table-cell/>
          <table:covered-table-cell/>
          <table:table-cell table:style-name="Таблица4.E9" office:value-type="string">
            <text:p text:style-name="P30">Опер.</text:p>
          </table:table-cell>
          <table:table-cell table:style-name="Таблица4.E9" table:number-columns-spanned="10" office:value-type="string">
            <text:p text:style-name="P30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o6" table:number-columns-spanned="27" office:value-type="string">
            <text:p text:style-name="P30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h1" table:number-rows-spanned="2" office:value-type="string">
            <text:p text:style-name="P30">Б</text:p>
          </table:table-cell>
          <table:table-cell table:style-name="Таблица4.B10" table:number-columns-spanned="19" office:value-type="string">
            <text:p text:style-name="P3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h1" table:number-rows-spanned="2" table:number-columns-spanned="2" office:value-type="string">
            <text:p text:style-name="P30">См..</text:p>
          </table:table-cell>
          <table:covered-table-cell/>
          <table:table-cell table:style-name="Таблица4.h1" table:number-rows-spanned="2" table:number-columns-spanned="3" office:value-type="string">
            <text:p text:style-name="P30">Проф.</text:p>
            <text:p text:style-name="P251"/>
          </table:table-cell>
          <table:covered-table-cell/>
          <table:covered-table-cell/>
          <table:table-cell table:style-name="Таблица4.h1" table:number-rows-spanned="2" table:number-columns-spanned="3" office:value-type="string">
            <text:p text:style-name="P30">Р</text:p>
          </table:table-cell>
          <table:covered-table-cell/>
          <table:covered-table-cell/>
          <table:table-cell table:style-name="Таблица4.h1" table:number-rows-spanned="2" table:number-columns-spanned="2" office:value-type="string">
            <text:p text:style-name="P30">УТ</text:p>
          </table:table-cell>
          <table:covered-table-cell/>
          <table:table-cell table:style-name="Таблица4.h1" table:number-rows-spanned="2" table:number-columns-spanned="2" office:value-type="string">
            <text:p text:style-name="P30">КР</text:p>
          </table:table-cell>
          <table:covered-table-cell/>
          <table:table-cell table:style-name="Таблица4.h1" table:number-rows-spanned="2" table:number-columns-spanned="2" office:value-type="string">
            <text:p text:style-name="P117">КОИД</text:p>
          </table:table-cell>
          <table:covered-table-cell/>
          <table:table-cell table:style-name="Таблица4.h1" table:number-rows-spanned="2" table:number-columns-spanned="2" office:value-type="string">
            <text:p text:style-name="P30">ЕН</text:p>
          </table:table-cell>
          <table:covered-table-cell/>
          <table:table-cell table:style-name="Таблица4.h1" table:number-rows-spanned="2" table:number-columns-spanned="3" office:value-type="string">
            <text:p text:style-name="P30">ОП</text:p>
          </table:table-cell>
          <table:covered-table-cell/>
          <table:covered-table-cell/>
          <table:table-cell table:style-name="Таблица4.h1" table:number-rows-spanned="2" table:number-columns-spanned="2" office:value-type="string">
            <text:p text:style-name="P30">Кшт.</text:p>
          </table:table-cell>
          <table:covered-table-cell/>
          <table:table-cell table:style-name="Таблица4.h1" table:number-rows-spanned="2" table:number-columns-spanned="2" office:value-type="string">
            <text:p text:style-name="P30">Тп.з.</text:p>
          </table:table-cell>
          <table:covered-table-cell/>
          <table:table-cell table:style-name="Таблица4.r10" table:number-rows-spanned="2" table:number-columns-spanned="4" office:value-type="string">
            <text:p text:style-name="P30">Тшт.</text:p>
          </table:table-cell>
          <table:covered-table-cell/>
          <table:covered-table-cell/>
          <table:covered-table-cell/>
        </table:table-row>
        <table:table-row table:style-name="Таблица4.11">
          <table:covered-table-cell table:style-name="Таблица4.h1"/>
          <table:table-cell table:style-name="Таблица4.d6" table:number-columns-spanned="1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4.h1"/>
          <table:covered-table-cell/>
          <table:covered-table-cell table:style-name="Таблица4.h1"/>
          <table:covered-table-cell/>
          <table:covered-table-cell/>
          <table:covered-table-cell table:style-name="Таблица4.h1"/>
          <table:covered-table-cell/>
          <table:covered-table-cell/>
          <table:covered-table-cell table:style-name="Таблица4.h1"/>
          <table:covered-table-cell/>
          <table:covered-table-cell table:style-name="Таблица4.r10"/>
          <table:covered-table-cell/>
          <table:covered-table-cell table:style-name="Таблица4.h1"/>
          <table:covered-table-cell/>
          <table:covered-table-cell table:style-name="Таблица4.h1"/>
          <table:covered-table-cell/>
          <table:covered-table-cell table:style-name="Таблица4.h1"/>
          <table:covered-table-cell/>
          <table:covered-table-cell/>
          <table:covered-table-cell table:style-name="Таблица4.h1"/>
          <table:covered-table-cell/>
          <table:covered-table-cell table:style-name="Таблица4.h1"/>
          <table:covered-table-cell/>
          <table:covered-table-cell table:style-name="Таблица4.r10"/>
          <table:covered-table-cell/>
          <table:covered-table-cell/>
          <table:covered-table-cell/>
        </table:table-row>
        <table:table-row table:style-name="Таблица4.9">
          <table:table-cell table:style-name="Таблица4.F8" office:value-type="string">
            <text:p text:style-name="P30"><draw:g text:anchor-type="paragraph" draw:z-index="5" draw:name="DrawObject 284" draw:style-name="gr1"><draw:g draw:name="DrawObject 285" draw:style-name="gr2"><draw:g draw:name="DrawObject 286" draw:style-name="gr2"><draw:g draw:name="DrawObject 287" draw:style-name="gr2"><draw:g draw:name="DrawObject 288" draw:style-name="gr3"><draw:line draw:name="Вертикальная линия 1021" draw:style-name="gr4" draw:text-style-name="P284" svg:x1="1.816cm" svg:y1="0.469cm" svg:x2="1.816cm" svg:y2="0.568cm"><text:p/></draw:line><draw:line draw:name="Вертикальная линия 1022" draw:style-name="gr4" draw:text-style-name="P284" svg:x1="2.848cm" svg:y1="0.471cm" svg:x2="2.848cm" svg:y2="0.57cm"><text:p/></draw:line><draw:line draw:name="Вертикальная линия 1023" draw:style-name="gr4" draw:text-style-name="P284" svg:x1="3.881cm" svg:y1="0.476cm" svg:x2="3.881cm" svg:y2="0.575cm"><text:p/></draw:line><draw:line draw:name="Вертикальная линия 1024" draw:style-name="gr4" draw:text-style-name="P284" svg:x1="5.163cm" svg:y1="0.476cm" svg:x2="5.163cm" svg:y2="0.575cm"><text:p/></draw:line></draw:g><draw:line draw:name="Вертикальная линия 1025" draw:style-name="gr4" draw:text-style-name="P284" svg:x1="12.448cm" svg:y1="0.476cm" svg:x2="12.448cm" svg:y2="0.575cm"><text:p/></draw:line><draw:line draw:name="Вертикальная линия 1026" draw:style-name="gr4" draw:text-style-name="P284" svg:x1="13.463cm" svg:y1="0.476cm" svg:x2="13.463cm" svg:y2="0.575cm"><text:p/></draw:line><draw:line draw:name="Вертикальная линия 1027" draw:style-name="gr4" draw:text-style-name="P284" svg:x1="15.261cm" svg:y1="0.476cm" svg:x2="15.261cm" svg:y2="0.575cm"><text:p/></draw:line><draw:line draw:name="Вертикальная линия 1028" draw:style-name="gr4" draw:text-style-name="P284" svg:x1="16.281cm" svg:y1="0.476cm" svg:x2="16.281cm" svg:y2="0.575cm"><text:p/></draw:line><draw:line draw:name="Вертикальная линия 1029" draw:style-name="gr4" draw:text-style-name="P284" svg:x1="17.547cm" svg:y1="0.476cm" svg:x2="17.547cm" svg:y2="0.575cm"><text:p/></draw:line><draw:line draw:name="Вертикальная линия 1030" draw:style-name="gr4" draw:text-style-name="P284" svg:x1="18.583cm" svg:y1="0.476cm" svg:x2="18.583cm" svg:y2="0.575cm"><text:p/></draw:line></draw:g><draw:g draw:name="DrawObject 289" draw:style-name="gr3"><draw:line draw:name="Вертикальная линия 1031" draw:style-name="gr4" draw:text-style-name="P284" svg:x1="19.837cm" svg:y1="0.476cm" svg:x2="19.837cm" svg:y2="0.575cm"><text:p/></draw:line><draw:line draw:name="Вертикальная линия 1032" draw:style-name="gr4" draw:text-style-name="P284" svg:x1="21.093cm" svg:y1="0.476cm" svg:x2="21.093cm" svg:y2="0.575cm"><text:p/></draw:line><draw:line draw:name="Вертикальная линия 1033" draw:style-name="gr4" draw:text-style-name="P284" svg:x1="22.43cm" svg:y1="0.476cm" svg:x2="22.43cm" svg:y2="0.575cm"><text:p/></draw:line><draw:line draw:name="Вертикальная линия 1034" draw:style-name="gr4" draw:text-style-name="P284" svg:x1="23.743cm" svg:y1="0.476cm" svg:x2="23.743cm" svg:y2="0.575cm"><text:p/></draw:line><draw:line draw:name="Вертикальная линия 1035" draw:style-name="gr4" draw:text-style-name="P284" svg:x1="25.474cm" svg:y1="0.476cm" svg:x2="25.474cm" svg:y2="0.575cm"><text:p/></draw:line></draw:g></draw:g><draw:g draw:name="DrawObject 290" draw:style-name="gr2"><draw:g draw:name="DrawObject 291" draw:style-name="gr2"><draw:g draw:name="DrawObject 292" draw:style-name="gr3"><draw:line draw:name="Вертикальная линия 1036" draw:style-name="gr4" draw:text-style-name="P284" svg:x1="1.808cm" svg:y1="1.252cm" svg:x2="1.808cm" svg:y2="1.351cm"><text:p/></draw:line><draw:line draw:name="Вертикальная линия 1037" draw:style-name="gr4" draw:text-style-name="P284" svg:x1="2.838cm" svg:y1="1.254cm" svg:x2="2.838cm" svg:y2="1.353cm"><text:p/></draw:line><draw:line draw:name="Вертикальная линия 1038" draw:style-name="gr4" draw:text-style-name="P284" svg:x1="3.87cm" svg:y1="1.259cm" svg:x2="3.87cm" svg:y2="1.358cm"><text:p/></draw:line><draw:line draw:name="Вертикальная линия 1039" draw:style-name="gr4" draw:text-style-name="P284" svg:x1="5.154cm" svg:y1="1.259cm" svg:x2="5.154cm" svg:y2="1.358cm"><text:p/></draw:line></draw:g><draw:line draw:name="Вертикальная линия 1040" draw:style-name="gr4" draw:text-style-name="P284" svg:x1="12.439cm" svg:y1="1.259cm" svg:x2="12.439cm" svg:y2="1.358cm"><text:p/></draw:line><draw:line draw:name="Вертикальная линия 1041" draw:style-name="gr4" draw:text-style-name="P284" svg:x1="13.45cm" svg:y1="1.259cm" svg:x2="13.45cm" svg:y2="1.358cm"><text:p/></draw:line><draw:line draw:name="Вертикальная линия 1042" draw:style-name="gr4" draw:text-style-name="P284" svg:x1="15.249cm" svg:y1="1.259cm" svg:x2="15.249cm" svg:y2="1.358cm"><text:p/></draw:line><draw:line draw:name="Вертикальная линия 1043" draw:style-name="gr4" draw:text-style-name="P284" svg:x1="16.27cm" svg:y1="1.259cm" svg:x2="16.27cm" svg:y2="1.358cm"><text:p/></draw:line><draw:line draw:name="Вертикальная линия 1044" draw:style-name="gr4" draw:text-style-name="P284" svg:x1="17.533cm" svg:y1="1.259cm" svg:x2="17.533cm" svg:y2="1.358cm"><text:p/></draw:line><draw:line draw:name="Вертикальная линия 1045" draw:style-name="gr4" draw:text-style-name="P284" svg:x1="18.572cm" svg:y1="1.259cm" svg:x2="18.572cm" svg:y2="1.358cm"><text:p/></draw:line></draw:g><draw:g draw:name="DrawObject 293" draw:style-name="gr3"><draw:line draw:name="Вертикальная линия 1046" draw:style-name="gr4" draw:text-style-name="P284" svg:x1="19.826cm" svg:y1="1.259cm" svg:x2="19.826cm" svg:y2="1.358cm"><text:p/></draw:line><draw:line draw:name="Вертикальная линия 1047" draw:style-name="gr4" draw:text-style-name="P284" svg:x1="21.082cm" svg:y1="1.259cm" svg:x2="21.082cm" svg:y2="1.358cm"><text:p/></draw:line><draw:line draw:name="Вертикальная линия 1048" draw:style-name="gr4" draw:text-style-name="P284" svg:x1="22.419cm" svg:y1="1.259cm" svg:x2="22.419cm" svg:y2="1.358cm"><text:p/></draw:line><draw:line draw:name="Вертикальная линия 1049" draw:style-name="gr4" draw:text-style-name="P284" svg:x1="23.73cm" svg:y1="1.259cm" svg:x2="23.73cm" svg:y2="1.358cm"><text:p/></draw:line><draw:line draw:name="Вертикальная линия 1050" draw:style-name="gr4" draw:text-style-name="P284" svg:x1="25.462cm" svg:y1="1.259cm" svg:x2="25.462cm" svg:y2="1.358cm"><text:p/></draw:line></draw:g></draw:g><draw:g draw:name="DrawObject 294" draw:style-name="gr2"><draw:g draw:name="DrawObject 295" draw:style-name="gr2"><draw:g draw:name="DrawObject 296" draw:style-name="gr3"><draw:line draw:name="Вертикальная линия 1051" draw:style-name="gr4" draw:text-style-name="P284" svg:x1="1.808cm" svg:y1="2.01cm" svg:x2="1.808cm" svg:y2="2.109cm"><text:p/></draw:line><draw:line draw:name="Вертикальная линия 1052" draw:style-name="gr4" draw:text-style-name="P284" svg:x1="2.838cm" svg:y1="2.011cm" svg:x2="2.838cm" svg:y2="2.11cm"><text:p/></draw:line><draw:line draw:name="Вертикальная линия 1053" draw:style-name="gr4" draw:text-style-name="P284" svg:x1="3.87cm" svg:y1="2.017cm" svg:x2="3.87cm" svg:y2="2.116cm"><text:p/></draw:line><draw:line draw:name="Вертикальная линия 1054" draw:style-name="gr4" draw:text-style-name="P284" svg:x1="5.154cm" svg:y1="2.017cm" svg:x2="5.154cm" svg:y2="2.116cm"><text:p/></draw:line></draw:g><draw:line draw:name="Вертикальная линия 1055" draw:style-name="gr4" draw:text-style-name="P284" svg:x1="12.439cm" svg:y1="2.017cm" svg:x2="12.439cm" svg:y2="2.116cm"><text:p/></draw:line><draw:line draw:name="Вертикальная линия 1056" draw:style-name="gr4" draw:text-style-name="P284" svg:x1="13.45cm" svg:y1="2.017cm" svg:x2="13.45cm" svg:y2="2.116cm"><text:p/></draw:line><draw:line draw:name="Вертикальная линия 1057" draw:style-name="gr4" draw:text-style-name="P284" svg:x1="15.249cm" svg:y1="2.017cm" svg:x2="15.249cm" svg:y2="2.116cm"><text:p/></draw:line><draw:line draw:name="Вертикальная линия 1058" draw:style-name="gr4" draw:text-style-name="P284" svg:x1="16.27cm" svg:y1="2.017cm" svg:x2="16.27cm" svg:y2="2.116cm"><text:p/></draw:line><draw:line draw:name="Вертикальная линия 1059" draw:style-name="gr4" draw:text-style-name="P284" svg:x1="17.533cm" svg:y1="2.017cm" svg:x2="17.533cm" svg:y2="2.116cm"><text:p/></draw:line><draw:line draw:name="Вертикальная линия 1060" draw:style-name="gr4" draw:text-style-name="P284" svg:x1="18.572cm" svg:y1="2.017cm" svg:x2="18.572cm" svg:y2="2.116cm"><text:p/></draw:line></draw:g><draw:g draw:name="DrawObject 297" draw:style-name="gr3"><draw:line draw:name="Вертикальная линия 1061" draw:style-name="gr4" draw:text-style-name="P284" svg:x1="19.826cm" svg:y1="2.017cm" svg:x2="19.826cm" svg:y2="2.116cm"><text:p/></draw:line><draw:line draw:name="Вертикальная линия 1062" draw:style-name="gr4" draw:text-style-name="P284" svg:x1="21.082cm" svg:y1="2.017cm" svg:x2="21.082cm" svg:y2="2.116cm"><text:p/></draw:line><draw:line draw:name="Вертикальная линия 1063" draw:style-name="gr4" draw:text-style-name="P284" svg:x1="22.419cm" svg:y1="2.017cm" svg:x2="22.419cm" svg:y2="2.116cm"><text:p/></draw:line><draw:line draw:name="Вертикальная линия 1064" draw:style-name="gr4" draw:text-style-name="P284" svg:x1="23.73cm" svg:y1="2.017cm" svg:x2="23.73cm" svg:y2="2.116cm"><text:p/></draw:line><draw:line draw:name="Вертикальная линия 1065" draw:style-name="gr4" draw:text-style-name="P284" svg:x1="25.462cm" svg:y1="2.017cm" svg:x2="25.462cm" svg:y2="2.116cm"><text:p/></draw:line></draw:g></draw:g><draw:g draw:name="DrawObject 298" draw:style-name="gr2"><draw:g draw:name="DrawObject 299" draw:style-name="gr2"><draw:g draw:name="DrawObject 300" draw:style-name="gr3"><draw:line draw:name="Вертикальная линия 1066" draw:style-name="gr4" draw:text-style-name="P284" svg:x1="1.808cm" svg:y1="2.725cm" svg:x2="1.808cm" svg:y2="2.824cm"><text:p/></draw:line><draw:line draw:name="Вертикальная линия 1067" draw:style-name="gr4" draw:text-style-name="P284" svg:x1="2.838cm" svg:y1="2.727cm" svg:x2="2.838cm" svg:y2="2.826cm"><text:p/></draw:line><draw:line draw:name="Вертикальная линия 1068" draw:style-name="gr4" draw:text-style-name="P284" svg:x1="3.87cm" svg:y1="2.732cm" svg:x2="3.87cm" svg:y2="2.831cm"><text:p/></draw:line><draw:line draw:name="Вертикальная линия 1069" draw:style-name="gr4" draw:text-style-name="P284" svg:x1="5.154cm" svg:y1="2.732cm" svg:x2="5.154cm" svg:y2="2.831cm"><text:p/></draw:line></draw:g><draw:line draw:name="Вертикальная линия 1070" draw:style-name="gr4" draw:text-style-name="P284" svg:x1="12.439cm" svg:y1="2.732cm" svg:x2="12.439cm" svg:y2="2.831cm"><text:p/></draw:line><draw:line draw:name="Вертикальная линия 1071" draw:style-name="gr4" draw:text-style-name="P284" svg:x1="13.45cm" svg:y1="2.732cm" svg:x2="13.45cm" svg:y2="2.831cm"><text:p/></draw:line><draw:line draw:name="Вертикальная линия 1072" draw:style-name="gr4" draw:text-style-name="P284" svg:x1="15.249cm" svg:y1="2.732cm" svg:x2="15.249cm" svg:y2="2.831cm"><text:p/></draw:line><draw:line draw:name="Вертикальная линия 1073" draw:style-name="gr4" draw:text-style-name="P284" svg:x1="16.27cm" svg:y1="2.732cm" svg:x2="16.27cm" svg:y2="2.831cm"><text:p/></draw:line><draw:line draw:name="Вертикальная линия 1074" draw:style-name="gr4" draw:text-style-name="P284" svg:x1="17.533cm" svg:y1="2.732cm" svg:x2="17.533cm" svg:y2="2.831cm"><text:p/></draw:line><draw:line draw:name="Вертикальная линия 1075" draw:style-name="gr4" draw:text-style-name="P284" svg:x1="18.572cm" svg:y1="2.732cm" svg:x2="18.572cm" svg:y2="2.831cm"><text:p/></draw:line></draw:g><draw:g draw:name="DrawObject 301" draw:style-name="gr3"><draw:line draw:name="Вертикальная линия 1076" draw:style-name="gr4" draw:text-style-name="P284" svg:x1="19.826cm" svg:y1="2.732cm" svg:x2="19.826cm" svg:y2="2.831cm"><text:p/></draw:line><draw:line draw:name="Вертикальная линия 1077" draw:style-name="gr4" draw:text-style-name="P284" svg:x1="21.082cm" svg:y1="2.732cm" svg:x2="21.082cm" svg:y2="2.831cm"><text:p/></draw:line><draw:line draw:name="Вертикальная линия 1078" draw:style-name="gr4" draw:text-style-name="P284" svg:x1="22.419cm" svg:y1="2.732cm" svg:x2="22.419cm" svg:y2="2.831cm"><text:p/></draw:line><draw:line draw:name="Вертикальная линия 1079" draw:style-name="gr4" draw:text-style-name="P284" svg:x1="23.73cm" svg:y1="2.732cm" svg:x2="23.73cm" svg:y2="2.831cm"><text:p/></draw:line><draw:line draw:name="Вертикальная линия 1080" draw:style-name="gr4" draw:text-style-name="P284" svg:x1="25.462cm" svg:y1="2.732cm" svg:x2="25.462cm" svg:y2="2.831cm"><text:p/></draw:line></draw:g></draw:g><draw:g draw:name="DrawObject 302" draw:style-name="gr2"><draw:g draw:name="DrawObject 303" draw:style-name="gr2"><draw:g draw:name="DrawObject 304" draw:style-name="gr3"><draw:line draw:name="Вертикальная линия 1081" draw:style-name="gr4" draw:text-style-name="P284" svg:x1="1.808cm" svg:y1="3.468cm" svg:x2="1.808cm" svg:y2="3.567cm"><text:p/></draw:line><draw:line draw:name="Вертикальная линия 1082" draw:style-name="gr4" draw:text-style-name="P284" svg:x1="2.838cm" svg:y1="3.471cm" svg:x2="2.838cm" svg:y2="3.57cm"><text:p/></draw:line><draw:line draw:name="Вертикальная линия 1083" draw:style-name="gr4" draw:text-style-name="P284" svg:x1="3.87cm" svg:y1="3.475cm" svg:x2="3.87cm" svg:y2="3.574cm"><text:p/></draw:line><draw:line draw:name="Вертикальная линия 1084" draw:style-name="gr4" draw:text-style-name="P284" svg:x1="5.154cm" svg:y1="3.475cm" svg:x2="5.154cm" svg:y2="3.574cm"><text:p/></draw:line></draw:g><draw:line draw:name="Вертикальная линия 1085" draw:style-name="gr4" draw:text-style-name="P284" svg:x1="12.439cm" svg:y1="3.475cm" svg:x2="12.439cm" svg:y2="3.574cm"><text:p/></draw:line><draw:line draw:name="Вертикальная линия 1086" draw:style-name="gr4" draw:text-style-name="P284" svg:x1="13.45cm" svg:y1="3.475cm" svg:x2="13.45cm" svg:y2="3.574cm"><text:p/></draw:line><draw:line draw:name="Вертикальная линия 1087" draw:style-name="gr4" draw:text-style-name="P284" svg:x1="15.249cm" svg:y1="3.475cm" svg:x2="15.249cm" svg:y2="3.574cm"><text:p/></draw:line><draw:line draw:name="Вертикальная линия 1088" draw:style-name="gr4" draw:text-style-name="P284" svg:x1="16.27cm" svg:y1="3.475cm" svg:x2="16.27cm" svg:y2="3.574cm"><text:p/></draw:line><draw:line draw:name="Вертикальная линия 1089" draw:style-name="gr4" draw:text-style-name="P284" svg:x1="17.533cm" svg:y1="3.475cm" svg:x2="17.533cm" svg:y2="3.574cm"><text:p/></draw:line><draw:line draw:name="Вертикальная линия 1090" draw:style-name="gr4" draw:text-style-name="P284" svg:x1="18.572cm" svg:y1="3.475cm" svg:x2="18.572cm" svg:y2="3.574cm"><text:p/></draw:line></draw:g><draw:g draw:name="DrawObject 305" draw:style-name="gr3"><draw:line draw:name="Вертикальная линия 1091" draw:style-name="gr4" draw:text-style-name="P284" svg:x1="19.826cm" svg:y1="3.475cm" svg:x2="19.826cm" svg:y2="3.574cm"><text:p/></draw:line><draw:line draw:name="Вертикальная линия 1092" draw:style-name="gr4" draw:text-style-name="P284" svg:x1="21.082cm" svg:y1="3.475cm" svg:x2="21.082cm" svg:y2="3.574cm"><text:p/></draw:line><draw:line draw:name="Вертикальная линия 1093" draw:style-name="gr4" draw:text-style-name="P284" svg:x1="22.419cm" svg:y1="3.475cm" svg:x2="22.419cm" svg:y2="3.574cm"><text:p/></draw:line><draw:line draw:name="Вертикальная линия 1094" draw:style-name="gr4" draw:text-style-name="P284" svg:x1="23.73cm" svg:y1="3.475cm" svg:x2="23.73cm" svg:y2="3.574cm"><text:p/></draw:line><draw:line draw:name="Вертикальная линия 1095" draw:style-name="gr4" draw:text-style-name="P284" svg:x1="25.462cm" svg:y1="3.475cm" svg:x2="25.462cm" svg:y2="3.574cm"><text:p/></draw:line></draw:g></draw:g><draw:g draw:name="DrawObject 306" draw:style-name="gr2"><draw:g draw:name="DrawObject 307" draw:style-name="gr2"><draw:g draw:name="DrawObject 308" draw:style-name="gr3"><draw:line draw:name="Вертикальная линия 1096" draw:style-name="gr4" draw:text-style-name="P284" svg:x1="1.808cm" svg:y1="4.296cm" svg:x2="1.808cm" svg:y2="4.395cm"><text:p/></draw:line><draw:line draw:name="Вертикальная линия 1097" draw:style-name="gr4" draw:text-style-name="P284" svg:x1="2.838cm" svg:y1="4.297cm" svg:x2="2.838cm" svg:y2="4.396cm"><text:p/></draw:line><draw:line draw:name="Вертикальная линия 1098" draw:style-name="gr4" draw:text-style-name="P284" svg:x1="3.87cm" svg:y1="4.303cm" svg:x2="3.87cm" svg:y2="4.402cm"><text:p/></draw:line><draw:line draw:name="Вертикальная линия 1099" draw:style-name="gr4" draw:text-style-name="P284" svg:x1="5.154cm" svg:y1="4.303cm" svg:x2="5.154cm" svg:y2="4.402cm"><text:p/></draw:line></draw:g><draw:line draw:name="Вертикальная линия 1100" draw:style-name="gr4" draw:text-style-name="P284" svg:x1="12.439cm" svg:y1="4.303cm" svg:x2="12.439cm" svg:y2="4.402cm"><text:p/></draw:line><draw:line draw:name="Вертикальная линия 1101" draw:style-name="gr4" draw:text-style-name="P284" svg:x1="13.45cm" svg:y1="4.303cm" svg:x2="13.45cm" svg:y2="4.402cm"><text:p/></draw:line><draw:line draw:name="Вертикальная линия 1102" draw:style-name="gr4" draw:text-style-name="P284" svg:x1="15.249cm" svg:y1="4.303cm" svg:x2="15.249cm" svg:y2="4.402cm"><text:p/></draw:line><draw:line draw:name="Вертикальная линия 1103" draw:style-name="gr4" draw:text-style-name="P284" svg:x1="16.27cm" svg:y1="4.303cm" svg:x2="16.27cm" svg:y2="4.402cm"><text:p/></draw:line><draw:line draw:name="Вертикальная линия 1104" draw:style-name="gr4" draw:text-style-name="P284" svg:x1="17.533cm" svg:y1="4.303cm" svg:x2="17.533cm" svg:y2="4.402cm"><text:p/></draw:line><draw:line draw:name="Вертикальная линия 1105" draw:style-name="gr4" draw:text-style-name="P284" svg:x1="18.572cm" svg:y1="4.303cm" svg:x2="18.572cm" svg:y2="4.402cm"><text:p/></draw:line></draw:g><draw:g draw:name="DrawObject 309" draw:style-name="gr3"><draw:line draw:name="Вертикальная линия 1106" draw:style-name="gr4" draw:text-style-name="P284" svg:x1="19.826cm" svg:y1="4.303cm" svg:x2="19.826cm" svg:y2="4.402cm"><text:p/></draw:line><draw:line draw:name="Вертикальная линия 1107" draw:style-name="gr4" draw:text-style-name="P284" svg:x1="21.082cm" svg:y1="4.303cm" svg:x2="21.082cm" svg:y2="4.402cm"><text:p/></draw:line><draw:line draw:name="Вертикальная линия 1108" draw:style-name="gr4" draw:text-style-name="P284" svg:x1="22.419cm" svg:y1="4.303cm" svg:x2="22.419cm" svg:y2="4.402cm"><text:p/></draw:line><draw:line draw:name="Вертикальная линия 1109" draw:style-name="gr4" draw:text-style-name="P284" svg:x1="23.73cm" svg:y1="4.303cm" svg:x2="23.73cm" svg:y2="4.402cm"><text:p/></draw:line><draw:line draw:name="Вертикальная линия 1110" draw:style-name="gr4" draw:text-style-name="P284" svg:x1="25.462cm" svg:y1="4.303cm" svg:x2="25.462cm" svg:y2="4.402cm"><text:p/></draw:line></draw:g></draw:g><draw:g draw:name="DrawObject 310" draw:style-name="gr2"><draw:g draw:name="DrawObject 311" draw:style-name="gr2"><draw:g draw:name="DrawObject 312" draw:style-name="gr3"><draw:line draw:name="Вертикальная линия 1111" draw:style-name="gr4" draw:text-style-name="P284" svg:x1="1.808cm" svg:y1="5.112cm" svg:x2="1.808cm" svg:y2="5.211cm"><text:p/></draw:line><draw:line draw:name="Вертикальная линия 1112" draw:style-name="gr4" draw:text-style-name="P284" svg:x1="2.838cm" svg:y1="5.116cm" svg:x2="2.838cm" svg:y2="5.215cm"><text:p/></draw:line><draw:line draw:name="Вертикальная линия 1113" draw:style-name="gr4" draw:text-style-name="P284" svg:x1="3.87cm" svg:y1="5.119cm" svg:x2="3.87cm" svg:y2="5.218cm"><text:p/></draw:line><draw:line draw:name="Вертикальная линия 1114" draw:style-name="gr4" draw:text-style-name="P284" svg:x1="5.154cm" svg:y1="5.119cm" svg:x2="5.154cm" svg:y2="5.218cm"><text:p/></draw:line></draw:g><draw:line draw:name="Вертикальная линия 1115" draw:style-name="gr4" draw:text-style-name="P284" svg:x1="12.439cm" svg:y1="5.119cm" svg:x2="12.439cm" svg:y2="5.218cm"><text:p/></draw:line><draw:line draw:name="Вертикальная линия 1116" draw:style-name="gr4" draw:text-style-name="P284" svg:x1="13.45cm" svg:y1="5.119cm" svg:x2="13.45cm" svg:y2="5.218cm"><text:p/></draw:line><draw:line draw:name="Вертикальная линия 1117" draw:style-name="gr4" draw:text-style-name="P284" svg:x1="15.249cm" svg:y1="5.119cm" svg:x2="15.249cm" svg:y2="5.218cm"><text:p/></draw:line><draw:line draw:name="Вертикальная линия 1118" draw:style-name="gr4" draw:text-style-name="P284" svg:x1="16.27cm" svg:y1="5.119cm" svg:x2="16.27cm" svg:y2="5.218cm"><text:p/></draw:line><draw:line draw:name="Вертикальная линия 1119" draw:style-name="gr4" draw:text-style-name="P284" svg:x1="17.533cm" svg:y1="5.119cm" svg:x2="17.533cm" svg:y2="5.218cm"><text:p/></draw:line><draw:line draw:name="Вертикальная линия 1120" draw:style-name="gr4" draw:text-style-name="P284" svg:x1="18.572cm" svg:y1="5.119cm" svg:x2="18.572cm" svg:y2="5.218cm"><text:p/></draw:line></draw:g><draw:g draw:name="DrawObject 313" draw:style-name="gr3"><draw:line draw:name="Вертикальная линия 1121" draw:style-name="gr4" draw:text-style-name="P284" svg:x1="19.826cm" svg:y1="5.119cm" svg:x2="19.826cm" svg:y2="5.218cm"><text:p/></draw:line><draw:line draw:name="Вертикальная линия 1122" draw:style-name="gr4" draw:text-style-name="P284" svg:x1="21.082cm" svg:y1="5.119cm" svg:x2="21.082cm" svg:y2="5.218cm"><text:p/></draw:line><draw:line draw:name="Вертикальная линия 1123" draw:style-name="gr4" draw:text-style-name="P284" svg:x1="22.419cm" svg:y1="5.119cm" svg:x2="22.419cm" svg:y2="5.218cm"><text:p/></draw:line><draw:line draw:name="Вертикальная линия 1124" draw:style-name="gr4" draw:text-style-name="P284" svg:x1="23.73cm" svg:y1="5.119cm" svg:x2="23.73cm" svg:y2="5.218cm"><text:p/></draw:line><draw:line draw:name="Вертикальная линия 1125" draw:style-name="gr4" draw:text-style-name="P284" svg:x1="25.462cm" svg:y1="5.119cm" svg:x2="25.462cm" svg:y2="5.218cm"><text:p/></draw:line></draw:g></draw:g><draw:g draw:name="DrawObject 314" draw:style-name="gr2"><draw:g draw:name="DrawObject 315" draw:style-name="gr2"><draw:g draw:name="DrawObject 316" draw:style-name="gr3"><draw:line draw:name="Вертикальная линия 1126" draw:style-name="gr4" draw:text-style-name="P284" svg:x1="1.808cm" svg:y1="5.893cm" svg:x2="1.808cm" svg:y2="5.992cm"><text:p/></draw:line><draw:line draw:name="Вертикальная линия 1127" draw:style-name="gr4" draw:text-style-name="P284" svg:x1="2.838cm" svg:y1="5.894cm" svg:x2="2.838cm" svg:y2="5.993cm"><text:p/></draw:line><draw:line draw:name="Вертикальная линия 1128" draw:style-name="gr4" draw:text-style-name="P284" svg:x1="3.87cm" svg:y1="5.9cm" svg:x2="3.87cm" svg:y2="5.999cm"><text:p/></draw:line><draw:line draw:name="Вертикальная линия 1129" draw:style-name="gr4" draw:text-style-name="P284" svg:x1="5.154cm" svg:y1="5.9cm" svg:x2="5.154cm" svg:y2="5.999cm"><text:p/></draw:line></draw:g><draw:line draw:name="Вертикальная линия 1130" draw:style-name="gr4" draw:text-style-name="P284" svg:x1="12.439cm" svg:y1="5.9cm" svg:x2="12.439cm" svg:y2="5.999cm"><text:p/></draw:line><draw:line draw:name="Вертикальная линия 1131" draw:style-name="gr4" draw:text-style-name="P284" svg:x1="13.45cm" svg:y1="5.9cm" svg:x2="13.45cm" svg:y2="5.999cm"><text:p/></draw:line><draw:line draw:name="Вертикальная линия 1132" draw:style-name="gr4" draw:text-style-name="P284" svg:x1="15.249cm" svg:y1="5.9cm" svg:x2="15.249cm" svg:y2="5.999cm"><text:p/></draw:line><draw:line draw:name="Вертикальная линия 1133" draw:style-name="gr4" draw:text-style-name="P284" svg:x1="16.27cm" svg:y1="5.9cm" svg:x2="16.27cm" svg:y2="5.999cm"><text:p/></draw:line><draw:line draw:name="Вертикальная линия 1134" draw:style-name="gr4" draw:text-style-name="P284" svg:x1="17.533cm" svg:y1="5.9cm" svg:x2="17.533cm" svg:y2="5.999cm"><text:p/></draw:line><draw:line draw:name="Вертикальная линия 1135" draw:style-name="gr4" draw:text-style-name="P284" svg:x1="18.572cm" svg:y1="5.9cm" svg:x2="18.572cm" svg:y2="5.999cm"><text:p/></draw:line></draw:g><draw:g draw:name="DrawObject 317" draw:style-name="gr3"><draw:line draw:name="Вертикальная линия 1136" draw:style-name="gr4" draw:text-style-name="P284" svg:x1="19.826cm" svg:y1="5.9cm" svg:x2="19.826cm" svg:y2="5.999cm"><text:p/></draw:line><draw:line draw:name="Вертикальная линия 1137" draw:style-name="gr4" draw:text-style-name="P284" svg:x1="21.082cm" svg:y1="5.9cm" svg:x2="21.082cm" svg:y2="5.999cm"><text:p/></draw:line><draw:line draw:name="Вертикальная линия 1138" draw:style-name="gr4" draw:text-style-name="P284" svg:x1="22.419cm" svg:y1="5.9cm" svg:x2="22.419cm" svg:y2="5.999cm"><text:p/></draw:line><draw:line draw:name="Вертикальная линия 1139" draw:style-name="gr4" draw:text-style-name="P284" svg:x1="23.73cm" svg:y1="5.9cm" svg:x2="23.73cm" svg:y2="5.999cm"><text:p/></draw:line><draw:line draw:name="Вертикальная линия 1140" draw:style-name="gr4" draw:text-style-name="P284" svg:x1="25.462cm" svg:y1="5.9cm" svg:x2="25.462cm" svg:y2="5.999cm"><text:p/></draw:line></draw:g></draw:g><draw:g draw:name="DrawObject 318" draw:style-name="gr2"><draw:g draw:name="DrawObject 319" draw:style-name="gr2"><draw:g draw:name="DrawObject 320" draw:style-name="gr3"><draw:line draw:name="Вертикальная линия 1141" draw:style-name="gr4" draw:text-style-name="P284" svg:x1="1.808cm" svg:y1="6.66cm" svg:x2="1.808cm" svg:y2="6.759cm"><text:p/></draw:line><draw:line draw:name="Вертикальная линия 1142" draw:style-name="gr4" draw:text-style-name="P284" svg:x1="2.838cm" svg:y1="6.662cm" svg:x2="2.838cm" svg:y2="6.761cm"><text:p/></draw:line><draw:line draw:name="Вертикальная линия 1143" draw:style-name="gr4" draw:text-style-name="P284" svg:x1="3.87cm" svg:y1="6.666cm" svg:x2="3.87cm" svg:y2="6.765cm"><text:p/></draw:line><draw:line draw:name="Вертикальная линия 1144" draw:style-name="gr4" draw:text-style-name="P284" svg:x1="5.154cm" svg:y1="6.666cm" svg:x2="5.154cm" svg:y2="6.765cm"><text:p/></draw:line></draw:g><draw:line draw:name="Вертикальная линия 1145" draw:style-name="gr4" draw:text-style-name="P284" svg:x1="12.439cm" svg:y1="6.666cm" svg:x2="12.439cm" svg:y2="6.765cm"><text:p/></draw:line><draw:line draw:name="Вертикальная линия 1146" draw:style-name="gr4" draw:text-style-name="P284" svg:x1="13.45cm" svg:y1="6.666cm" svg:x2="13.45cm" svg:y2="6.765cm"><text:p/></draw:line><draw:line draw:name="Вертикальная линия 1147" draw:style-name="gr4" draw:text-style-name="P284" svg:x1="15.249cm" svg:y1="6.666cm" svg:x2="15.249cm" svg:y2="6.765cm"><text:p/></draw:line><draw:line draw:name="Вертикальная линия 1148" draw:style-name="gr4" draw:text-style-name="P284" svg:x1="16.27cm" svg:y1="6.666cm" svg:x2="16.27cm" svg:y2="6.765cm"><text:p/></draw:line><draw:line draw:name="Вертикальная линия 1149" draw:style-name="gr4" draw:text-style-name="P284" svg:x1="17.533cm" svg:y1="6.666cm" svg:x2="17.533cm" svg:y2="6.765cm"><text:p/></draw:line><draw:line draw:name="Вертикальная линия 1150" draw:style-name="gr4" draw:text-style-name="P284" svg:x1="18.572cm" svg:y1="6.666cm" svg:x2="18.572cm" svg:y2="6.765cm"><text:p/></draw:line></draw:g><draw:g draw:name="DrawObject 321" draw:style-name="gr3"><draw:line draw:name="Вертикальная линия 1151" draw:style-name="gr4" draw:text-style-name="P284" svg:x1="19.826cm" svg:y1="6.666cm" svg:x2="19.826cm" svg:y2="6.765cm"><text:p/></draw:line><draw:line draw:name="Вертикальная линия 1152" draw:style-name="gr4" draw:text-style-name="P284" svg:x1="21.082cm" svg:y1="6.666cm" svg:x2="21.082cm" svg:y2="6.765cm"><text:p/></draw:line><draw:line draw:name="Вертикальная линия 1153" draw:style-name="gr4" draw:text-style-name="P284" svg:x1="22.419cm" svg:y1="6.666cm" svg:x2="22.419cm" svg:y2="6.765cm"><text:p/></draw:line><draw:line draw:name="Вертикальная линия 1154" draw:style-name="gr4" draw:text-style-name="P284" svg:x1="23.73cm" svg:y1="6.666cm" svg:x2="23.73cm" svg:y2="6.765cm"><text:p/></draw:line><draw:line draw:name="Вертикальная линия 1155" draw:style-name="gr4" draw:text-style-name="P284" svg:x1="25.462cm" svg:y1="6.666cm" svg:x2="25.462cm" svg:y2="6.765cm"><text:p/></draw:line></draw:g></draw:g><draw:g draw:name="DrawObject 322" draw:style-name="gr2"><draw:g draw:name="DrawObject 323" draw:style-name="gr2"><draw:g draw:name="DrawObject 324" draw:style-name="gr3"><draw:line draw:name="Вертикальная линия 1156" draw:style-name="gr4" draw:text-style-name="P284" svg:x1="1.808cm" svg:y1="7.433cm" svg:x2="1.808cm" svg:y2="7.532cm"><text:p/></draw:line><draw:line draw:name="Вертикальная линия 1157" draw:style-name="gr4" draw:text-style-name="P284" svg:x1="2.838cm" svg:y1="7.435cm" svg:x2="2.838cm" svg:y2="7.534cm"><text:p/></draw:line><draw:line draw:name="Вертикальная линия 1158" draw:style-name="gr4" draw:text-style-name="P284" svg:x1="3.87cm" svg:y1="7.44cm" svg:x2="3.87cm" svg:y2="7.539cm"><text:p/></draw:line><draw:line draw:name="Вертикальная линия 1159" draw:style-name="gr4" draw:text-style-name="P284" svg:x1="5.154cm" svg:y1="7.44cm" svg:x2="5.154cm" svg:y2="7.539cm"><text:p/></draw:line></draw:g><draw:line draw:name="Вертикальная линия 1160" draw:style-name="gr4" draw:text-style-name="P284" svg:x1="12.439cm" svg:y1="7.44cm" svg:x2="12.439cm" svg:y2="7.539cm"><text:p/></draw:line><draw:line draw:name="Вертикальная линия 1161" draw:style-name="gr4" draw:text-style-name="P284" svg:x1="13.45cm" svg:y1="7.44cm" svg:x2="13.45cm" svg:y2="7.539cm"><text:p/></draw:line><draw:line draw:name="Вертикальная линия 1162" draw:style-name="gr4" draw:text-style-name="P284" svg:x1="15.249cm" svg:y1="7.44cm" svg:x2="15.249cm" svg:y2="7.539cm"><text:p/></draw:line><draw:line draw:name="Вертикальная линия 1163" draw:style-name="gr4" draw:text-style-name="P284" svg:x1="16.27cm" svg:y1="7.44cm" svg:x2="16.27cm" svg:y2="7.539cm"><text:p/></draw:line><draw:line draw:name="Вертикальная линия 1164" draw:style-name="gr4" draw:text-style-name="P284" svg:x1="17.533cm" svg:y1="7.44cm" svg:x2="17.533cm" svg:y2="7.539cm"><text:p/></draw:line><draw:line draw:name="Вертикальная линия 1165" draw:style-name="gr4" draw:text-style-name="P284" svg:x1="18.572cm" svg:y1="7.44cm" svg:x2="18.572cm" svg:y2="7.539cm"><text:p/></draw:line></draw:g><draw:g draw:name="DrawObject 325" draw:style-name="gr3"><draw:line draw:name="Вертикальная линия 1166" draw:style-name="gr4" draw:text-style-name="P284" svg:x1="19.826cm" svg:y1="7.44cm" svg:x2="19.826cm" svg:y2="7.539cm"><text:p/></draw:line><draw:line draw:name="Вертикальная линия 1167" draw:style-name="gr4" draw:text-style-name="P284" svg:x1="21.082cm" svg:y1="7.44cm" svg:x2="21.082cm" svg:y2="7.539cm"><text:p/></draw:line><draw:line draw:name="Вертикальная линия 1168" draw:style-name="gr4" draw:text-style-name="P284" svg:x1="22.419cm" svg:y1="7.44cm" svg:x2="22.419cm" svg:y2="7.539cm"><text:p/></draw:line><draw:line draw:name="Вертикальная линия 1169" draw:style-name="gr4" draw:text-style-name="P284" svg:x1="23.73cm" svg:y1="7.44cm" svg:x2="23.73cm" svg:y2="7.539cm"><text:p/></draw:line><draw:line draw:name="Вертикальная линия 1170" draw:style-name="gr4" draw:text-style-name="P284" svg:x1="25.462cm" svg:y1="7.44cm" svg:x2="25.462cm" svg:y2="7.539cm"><text:p/></draw:line></draw:g></draw:g><draw:g draw:name="DrawObject 326" draw:style-name="gr2"><draw:g draw:name="DrawObject 327" draw:style-name="gr2"><draw:g draw:name="DrawObject 328" draw:style-name="gr3"><draw:line draw:name="Вертикальная линия 1171" draw:style-name="gr4" draw:text-style-name="P284" svg:x1="1.808cm" svg:y1="8.222cm" svg:x2="1.808cm" svg:y2="8.321cm"><text:p/></draw:line><draw:line draw:name="Вертикальная линия 1172" draw:style-name="gr4" draw:text-style-name="P284" svg:x1="2.838cm" svg:y1="8.223cm" svg:x2="2.838cm" svg:y2="8.322cm"><text:p/></draw:line><draw:line draw:name="Вертикальная линия 1173" draw:style-name="gr4" draw:text-style-name="P284" svg:x1="3.87cm" svg:y1="8.227cm" svg:x2="3.87cm" svg:y2="8.326cm"><text:p/></draw:line><draw:line draw:name="Вертикальная линия 1174" draw:style-name="gr4" draw:text-style-name="P284" svg:x1="5.154cm" svg:y1="8.227cm" svg:x2="5.154cm" svg:y2="8.326cm"><text:p/></draw:line></draw:g><draw:line draw:name="Вертикальная линия 1175" draw:style-name="gr4" draw:text-style-name="P284" svg:x1="12.439cm" svg:y1="8.227cm" svg:x2="12.439cm" svg:y2="8.326cm"><text:p/></draw:line><draw:line draw:name="Вертикальная линия 1176" draw:style-name="gr4" draw:text-style-name="P284" svg:x1="13.45cm" svg:y1="8.227cm" svg:x2="13.45cm" svg:y2="8.326cm"><text:p/></draw:line><draw:line draw:name="Вертикальная линия 1177" draw:style-name="gr4" draw:text-style-name="P284" svg:x1="15.249cm" svg:y1="8.227cm" svg:x2="15.249cm" svg:y2="8.326cm"><text:p/></draw:line><draw:line draw:name="Вертикальная линия 1178" draw:style-name="gr4" draw:text-style-name="P284" svg:x1="16.27cm" svg:y1="8.227cm" svg:x2="16.27cm" svg:y2="8.326cm"><text:p/></draw:line><draw:line draw:name="Вертикальная линия 1179" draw:style-name="gr4" draw:text-style-name="P284" svg:x1="17.533cm" svg:y1="8.227cm" svg:x2="17.533cm" svg:y2="8.326cm"><text:p/></draw:line><draw:line draw:name="Вертикальная линия 1180" draw:style-name="gr4" draw:text-style-name="P284" svg:x1="18.572cm" svg:y1="8.227cm" svg:x2="18.572cm" svg:y2="8.326cm"><text:p/></draw:line></draw:g><draw:g draw:name="DrawObject 329" draw:style-name="gr3"><draw:line draw:name="Вертикальная линия 1181" draw:style-name="gr4" draw:text-style-name="P284" svg:x1="19.826cm" svg:y1="8.227cm" svg:x2="19.826cm" svg:y2="8.326cm"><text:p/></draw:line><draw:line draw:name="Вертикальная линия 1182" draw:style-name="gr4" draw:text-style-name="P284" svg:x1="21.082cm" svg:y1="8.227cm" svg:x2="21.082cm" svg:y2="8.326cm"><text:p/></draw:line><draw:line draw:name="Вертикальная линия 1183" draw:style-name="gr4" draw:text-style-name="P284" svg:x1="22.419cm" svg:y1="8.227cm" svg:x2="22.419cm" svg:y2="8.326cm"><text:p/></draw:line><draw:line draw:name="Вертикальная линия 1184" draw:style-name="gr4" draw:text-style-name="P284" svg:x1="23.73cm" svg:y1="8.227cm" svg:x2="23.73cm" svg:y2="8.326cm"><text:p/></draw:line><draw:line draw:name="Вертикальная линия 1185" draw:style-name="gr4" draw:text-style-name="P284" svg:x1="25.462cm" svg:y1="8.227cm" svg:x2="25.462cm" svg:y2="8.326cm"><text:p/></draw:line></draw:g></draw:g><draw:g draw:name="DrawObject 330" draw:style-name="gr2"><draw:g draw:name="DrawObject 331" draw:style-name="gr2"><draw:g draw:name="DrawObject 332" draw:style-name="gr3"><draw:line draw:name="Вертикальная линия 1186" draw:style-name="gr4" draw:text-style-name="P284" svg:x1="1.808cm" svg:y1="8.98cm" svg:x2="1.808cm" svg:y2="9.079cm"><text:p/></draw:line><draw:line draw:name="Вертикальная линия 1187" draw:style-name="gr4" draw:text-style-name="P284" svg:x1="2.838cm" svg:y1="8.983cm" svg:x2="2.838cm" svg:y2="9.082cm"><text:p/></draw:line><draw:line draw:name="Вертикальная линия 1188" draw:style-name="gr4" draw:text-style-name="P284" svg:x1="3.87cm" svg:y1="8.987cm" svg:x2="3.87cm" svg:y2="9.086cm"><text:p/></draw:line><draw:line draw:name="Вертикальная линия 1189" draw:style-name="gr4" draw:text-style-name="P284" svg:x1="5.154cm" svg:y1="8.987cm" svg:x2="5.154cm" svg:y2="9.086cm"><text:p/></draw:line></draw:g><draw:line draw:name="Вертикальная линия 1190" draw:style-name="gr4" draw:text-style-name="P284" svg:x1="12.439cm" svg:y1="8.987cm" svg:x2="12.439cm" svg:y2="9.086cm"><text:p/></draw:line><draw:line draw:name="Вертикальная линия 1191" draw:style-name="gr4" draw:text-style-name="P284" svg:x1="13.45cm" svg:y1="8.987cm" svg:x2="13.45cm" svg:y2="9.086cm"><text:p/></draw:line><draw:line draw:name="Вертикальная линия 1192" draw:style-name="gr4" draw:text-style-name="P284" svg:x1="15.249cm" svg:y1="8.987cm" svg:x2="15.249cm" svg:y2="9.086cm"><text:p/></draw:line><draw:line draw:name="Вертикальная линия 1193" draw:style-name="gr4" draw:text-style-name="P284" svg:x1="16.27cm" svg:y1="8.987cm" svg:x2="16.27cm" svg:y2="9.086cm"><text:p/></draw:line><draw:line draw:name="Вертикальная линия 1194" draw:style-name="gr4" draw:text-style-name="P284" svg:x1="17.533cm" svg:y1="8.987cm" svg:x2="17.533cm" svg:y2="9.086cm"><text:p/></draw:line><draw:line draw:name="Вертикальная линия 1195" draw:style-name="gr4" draw:text-style-name="P284" svg:x1="18.572cm" svg:y1="8.987cm" svg:x2="18.572cm" svg:y2="9.086cm"><text:p/></draw:line></draw:g><draw:g draw:name="DrawObject 333" draw:style-name="gr3"><draw:line draw:name="Вертикальная линия 1196" draw:style-name="gr4" draw:text-style-name="P284" svg:x1="19.826cm" svg:y1="8.987cm" svg:x2="19.826cm" svg:y2="9.086cm"><text:p/></draw:line><draw:line draw:name="Вертикальная линия 1197" draw:style-name="gr4" draw:text-style-name="P284" svg:x1="21.082cm" svg:y1="8.987cm" svg:x2="21.082cm" svg:y2="9.086cm"><text:p/></draw:line><draw:line draw:name="Вертикальная линия 1198" draw:style-name="gr4" draw:text-style-name="P284" svg:x1="22.419cm" svg:y1="8.987cm" svg:x2="22.419cm" svg:y2="9.086cm"><text:p/></draw:line><draw:line draw:name="Вертикальная линия 1199" draw:style-name="gr4" draw:text-style-name="P284" svg:x1="23.73cm" svg:y1="8.987cm" svg:x2="23.73cm" svg:y2="9.086cm"><text:p/></draw:line><draw:line draw:name="Вертикальная линия 1200" draw:style-name="gr4" draw:text-style-name="P284" svg:x1="25.462cm" svg:y1="8.987cm" svg:x2="25.462cm" svg:y2="9.086cm"><text:p/></draw:line></draw:g></draw:g><draw:g draw:name="DrawObject 334" draw:style-name="gr2"><draw:g draw:name="DrawObject 335" draw:style-name="gr2"><draw:g draw:name="DrawObject 336" draw:style-name="gr3"><draw:line draw:name="Вертикальная линия 1201" draw:style-name="gr4" draw:text-style-name="P284" svg:x1="1.808cm" svg:y1="9.765cm" svg:x2="1.808cm" svg:y2="9.864cm"><text:p/></draw:line><draw:line draw:name="Вертикальная линия 1202" draw:style-name="gr4" draw:text-style-name="P284" svg:x1="2.838cm" svg:y1="9.765cm" svg:x2="2.838cm" svg:y2="9.864cm"><text:p/></draw:line><draw:line draw:name="Вертикальная линия 1203" draw:style-name="gr4" draw:text-style-name="P284" svg:x1="3.87cm" svg:y1="9.772cm" svg:x2="3.87cm" svg:y2="9.871cm"><text:p/></draw:line><draw:line draw:name="Вертикальная линия 1204" draw:style-name="gr4" draw:text-style-name="P284" svg:x1="5.154cm" svg:y1="9.772cm" svg:x2="5.154cm" svg:y2="9.871cm"><text:p/></draw:line></draw:g><draw:line draw:name="Вертикальная линия 1205" draw:style-name="gr4" draw:text-style-name="P284" svg:x1="12.439cm" svg:y1="9.772cm" svg:x2="12.439cm" svg:y2="9.871cm"><text:p/></draw:line><draw:line draw:name="Вертикальная линия 1206" draw:style-name="gr4" draw:text-style-name="P284" svg:x1="13.45cm" svg:y1="9.772cm" svg:x2="13.45cm" svg:y2="9.871cm"><text:p/></draw:line><draw:line draw:name="Вертикальная линия 1207" draw:style-name="gr4" draw:text-style-name="P284" svg:x1="15.249cm" svg:y1="9.772cm" svg:x2="15.249cm" svg:y2="9.871cm"><text:p/></draw:line><draw:line draw:name="Вертикальная линия 1208" draw:style-name="gr4" draw:text-style-name="P284" svg:x1="16.27cm" svg:y1="9.772cm" svg:x2="16.27cm" svg:y2="9.871cm"><text:p/></draw:line><draw:line draw:name="Вертикальная линия 1209" draw:style-name="gr4" draw:text-style-name="P284" svg:x1="17.533cm" svg:y1="9.772cm" svg:x2="17.533cm" svg:y2="9.871cm"><text:p/></draw:line><draw:line draw:name="Вертикальная линия 1210" draw:style-name="gr4" draw:text-style-name="P284" svg:x1="18.572cm" svg:y1="9.772cm" svg:x2="18.572cm" svg:y2="9.871cm"><text:p/></draw:line></draw:g><draw:g draw:name="DrawObject 337" draw:style-name="gr3"><draw:line draw:name="Вертикальная линия 1211" draw:style-name="gr4" draw:text-style-name="P284" svg:x1="19.826cm" svg:y1="9.772cm" svg:x2="19.826cm" svg:y2="9.871cm"><text:p/></draw:line><draw:line draw:name="Вертикальная линия 1212" draw:style-name="gr4" draw:text-style-name="P284" svg:x1="21.082cm" svg:y1="9.772cm" svg:x2="21.082cm" svg:y2="9.871cm"><text:p/></draw:line><draw:line draw:name="Вертикальная линия 1213" draw:style-name="gr4" draw:text-style-name="P284" svg:x1="22.419cm" svg:y1="9.772cm" svg:x2="22.419cm" svg:y2="9.871cm"><text:p/></draw:line><draw:line draw:name="Вертикальная линия 1214" draw:style-name="gr4" draw:text-style-name="P284" svg:x1="23.73cm" svg:y1="9.772cm" svg:x2="23.73cm" svg:y2="9.871cm"><text:p/></draw:line><draw:line draw:name="Вертикальная линия 1215" draw:style-name="gr4" draw:text-style-name="P284" svg:x1="25.462cm" svg:y1="9.772cm" svg:x2="25.462cm" svg:y2="9.871cm"><text:p/></draw:line></draw:g></draw:g><draw:g draw:name="DrawObject 338" draw:style-name="gr2"><draw:g draw:name="DrawObject 339" draw:style-name="gr2"><draw:g draw:name="DrawObject 340" draw:style-name="gr3"><draw:line draw:name="Вертикальная линия 1216" draw:style-name="gr4" draw:text-style-name="P284" svg:x1="1.808cm" svg:y1="10.536cm" svg:x2="1.808cm" svg:y2="10.635cm"><text:p/></draw:line><draw:line draw:name="Вертикальная линия 1217" draw:style-name="gr4" draw:text-style-name="P284" svg:x1="2.838cm" svg:y1="10.537cm" svg:x2="2.838cm" svg:y2="10.636cm"><text:p/></draw:line><draw:line draw:name="Вертикальная линия 1218" draw:style-name="gr4" draw:text-style-name="P284" svg:x1="3.87cm" svg:y1="10.541cm" svg:x2="3.87cm" svg:y2="10.64cm"><text:p/></draw:line><draw:line draw:name="Вертикальная линия 1219" draw:style-name="gr4" draw:text-style-name="P284" svg:x1="5.154cm" svg:y1="10.541cm" svg:x2="5.154cm" svg:y2="10.64cm"><text:p/></draw:line></draw:g><draw:line draw:name="Вертикальная линия 1220" draw:style-name="gr4" draw:text-style-name="P284" svg:x1="12.439cm" svg:y1="10.541cm" svg:x2="12.439cm" svg:y2="10.64cm"><text:p/></draw:line><draw:line draw:name="Вертикальная линия 1221" draw:style-name="gr4" draw:text-style-name="P284" svg:x1="13.45cm" svg:y1="10.541cm" svg:x2="13.45cm" svg:y2="10.64cm"><text:p/></draw:line><draw:line draw:name="Вертикальная линия 1222" draw:style-name="gr4" draw:text-style-name="P284" svg:x1="15.249cm" svg:y1="10.541cm" svg:x2="15.249cm" svg:y2="10.64cm"><text:p/></draw:line><draw:line draw:name="Вертикальная линия 1223" draw:style-name="gr4" draw:text-style-name="P284" svg:x1="16.27cm" svg:y1="10.541cm" svg:x2="16.27cm" svg:y2="10.64cm"><text:p/></draw:line><draw:line draw:name="Вертикальная линия 1224" draw:style-name="gr4" draw:text-style-name="P284" svg:x1="17.533cm" svg:y1="10.541cm" svg:x2="17.533cm" svg:y2="10.64cm"><text:p/></draw:line><draw:line draw:name="Вертикальная линия 1225" draw:style-name="gr4" draw:text-style-name="P284" svg:x1="18.572cm" svg:y1="10.541cm" svg:x2="18.572cm" svg:y2="10.64cm"><text:p/></draw:line></draw:g><draw:g draw:name="DrawObject 341" draw:style-name="gr3"><draw:line draw:name="Вертикальная линия 1226" draw:style-name="gr4" draw:text-style-name="P284" svg:x1="19.826cm" svg:y1="10.541cm" svg:x2="19.826cm" svg:y2="10.64cm"><text:p/></draw:line><draw:line draw:name="Вертикальная линия 1227" draw:style-name="gr4" draw:text-style-name="P284" svg:x1="21.082cm" svg:y1="10.541cm" svg:x2="21.082cm" svg:y2="10.64cm"><text:p/></draw:line><draw:line draw:name="Вертикальная линия 1228" draw:style-name="gr4" draw:text-style-name="P284" svg:x1="22.419cm" svg:y1="10.541cm" svg:x2="22.419cm" svg:y2="10.64cm"><text:p/></draw:line><draw:line draw:name="Вертикальная линия 1229" draw:style-name="gr4" draw:text-style-name="P284" svg:x1="23.73cm" svg:y1="10.541cm" svg:x2="23.73cm" svg:y2="10.64cm"><text:p/></draw:line><draw:line draw:name="Вертикальная линия 1230" draw:style-name="gr4" draw:text-style-name="P284" svg:x1="25.462cm" svg:y1="10.541cm" svg:x2="25.462cm" svg:y2="10.64cm"><text:p/></draw:line></draw:g></draw:g><draw:g draw:name="DrawObject 342" draw:style-name="gr2"><draw:g draw:name="DrawObject 343" draw:style-name="gr2"><draw:g draw:name="DrawObject 344" draw:style-name="gr3"><draw:line draw:name="Вертикальная линия 1231" draw:style-name="gr4" draw:text-style-name="P284" svg:x1="1.808cm" svg:y1="11.305cm" svg:x2="1.808cm" svg:y2="11.404cm"><text:p/></draw:line><draw:line draw:name="Вертикальная линия 1232" draw:style-name="gr4" draw:text-style-name="P284" svg:x1="2.838cm" svg:y1="11.308cm" svg:x2="2.838cm" svg:y2="11.407cm"><text:p/></draw:line><draw:line draw:name="Вертикальная линия 1233" draw:style-name="gr4" draw:text-style-name="P284" svg:x1="3.87cm" svg:y1="11.311cm" svg:x2="3.87cm" svg:y2="11.41cm"><text:p/></draw:line><draw:line draw:name="Вертикальная линия 1234" draw:style-name="gr4" draw:text-style-name="P284" svg:x1="5.154cm" svg:y1="11.311cm" svg:x2="5.154cm" svg:y2="11.41cm"><text:p/></draw:line></draw:g><draw:line draw:name="Вертикальная линия 1235" draw:style-name="gr4" draw:text-style-name="P284" svg:x1="12.439cm" svg:y1="11.311cm" svg:x2="12.439cm" svg:y2="11.41cm"><text:p/></draw:line><draw:line draw:name="Вертикальная линия 1236" draw:style-name="gr4" draw:text-style-name="P284" svg:x1="13.45cm" svg:y1="11.311cm" svg:x2="13.45cm" svg:y2="11.41cm"><text:p/></draw:line><draw:line draw:name="Вертикальная линия 1237" draw:style-name="gr4" draw:text-style-name="P284" svg:x1="15.249cm" svg:y1="11.311cm" svg:x2="15.249cm" svg:y2="11.41cm"><text:p/></draw:line><draw:line draw:name="Вертикальная линия 1238" draw:style-name="gr4" draw:text-style-name="P284" svg:x1="16.27cm" svg:y1="11.311cm" svg:x2="16.27cm" svg:y2="11.41cm"><text:p/></draw:line><draw:line draw:name="Вертикальная линия 1239" draw:style-name="gr4" draw:text-style-name="P284" svg:x1="17.533cm" svg:y1="11.311cm" svg:x2="17.533cm" svg:y2="11.41cm"><text:p/></draw:line><draw:line draw:name="Вертикальная линия 1240" draw:style-name="gr4" draw:text-style-name="P284" svg:x1="18.572cm" svg:y1="11.311cm" svg:x2="18.572cm" svg:y2="11.41cm"><text:p/></draw:line></draw:g><draw:g draw:name="DrawObject 345" draw:style-name="gr3"><draw:line draw:name="Вертикальная линия 1241" draw:style-name="gr4" draw:text-style-name="P284" svg:x1="19.826cm" svg:y1="11.311cm" svg:x2="19.826cm" svg:y2="11.41cm"><text:p/></draw:line><draw:line draw:name="Вертикальная линия 1242" draw:style-name="gr4" draw:text-style-name="P284" svg:x1="21.082cm" svg:y1="11.311cm" svg:x2="21.082cm" svg:y2="11.41cm"><text:p/></draw:line><draw:line draw:name="Вертикальная линия 1243" draw:style-name="gr4" draw:text-style-name="P284" svg:x1="22.419cm" svg:y1="11.311cm" svg:x2="22.419cm" svg:y2="11.41cm"><text:p/></draw:line><draw:line draw:name="Вертикальная линия 1244" draw:style-name="gr4" draw:text-style-name="P284" svg:x1="23.73cm" svg:y1="11.311cm" svg:x2="23.73cm" svg:y2="11.41cm"><text:p/></draw:line><draw:line draw:name="Вертикальная линия 1245" draw:style-name="gr4" draw:text-style-name="P284" svg:x1="25.462cm" svg:y1="11.311cm" svg:x2="25.462cm" svg:y2="11.41cm"><text:p/></draw:line></draw:g></draw:g><draw:g draw:name="DrawObject 346" draw:style-name="gr2"><draw:g draw:name="DrawObject 347" draw:style-name="gr2"><draw:g draw:name="DrawObject 348" draw:style-name="gr3"><draw:line draw:name="Вертикальная линия 1246" draw:style-name="gr4" draw:text-style-name="P284" svg:x1="1.808cm" svg:y1="12.077cm" svg:x2="1.808cm" svg:y2="12.176cm"><text:p/></draw:line><draw:line draw:name="Вертикальная линия 1247" draw:style-name="gr4" draw:text-style-name="P284" svg:x1="2.838cm" svg:y1="12.079cm" svg:x2="2.838cm" svg:y2="12.178cm"><text:p/></draw:line><draw:line draw:name="Вертикальная линия 1248" draw:style-name="gr4" draw:text-style-name="P284" svg:x1="3.87cm" svg:y1="12.084cm" svg:x2="3.87cm" svg:y2="12.183cm"><text:p/></draw:line><draw:line draw:name="Вертикальная линия 1249" draw:style-name="gr4" draw:text-style-name="P284" svg:x1="5.154cm" svg:y1="12.084cm" svg:x2="5.154cm" svg:y2="12.183cm"><text:p/></draw:line></draw:g><draw:line draw:name="Вертикальная линия 1250" draw:style-name="gr4" draw:text-style-name="P284" svg:x1="12.439cm" svg:y1="12.084cm" svg:x2="12.439cm" svg:y2="12.183cm"><text:p/></draw:line><draw:line draw:name="Вертикальная линия 1251" draw:style-name="gr4" draw:text-style-name="P284" svg:x1="13.45cm" svg:y1="12.084cm" svg:x2="13.45cm" svg:y2="12.183cm"><text:p/></draw:line><draw:line draw:name="Вертикальная линия 1252" draw:style-name="gr4" draw:text-style-name="P284" svg:x1="15.249cm" svg:y1="12.084cm" svg:x2="15.249cm" svg:y2="12.183cm"><text:p/></draw:line><draw:line draw:name="Вертикальная линия 1253" draw:style-name="gr4" draw:text-style-name="P284" svg:x1="16.27cm" svg:y1="12.084cm" svg:x2="16.27cm" svg:y2="12.183cm"><text:p/></draw:line><draw:line draw:name="Вертикальная линия 1254" draw:style-name="gr4" draw:text-style-name="P284" svg:x1="17.533cm" svg:y1="12.084cm" svg:x2="17.533cm" svg:y2="12.183cm"><text:p/></draw:line><draw:line draw:name="Вертикальная линия 1255" draw:style-name="gr4" draw:text-style-name="P284" svg:x1="18.572cm" svg:y1="12.084cm" svg:x2="18.572cm" svg:y2="12.183cm"><text:p/></draw:line></draw:g><draw:g draw:name="DrawObject 349" draw:style-name="gr3"><draw:line draw:name="Вертикальная линия 1256" draw:style-name="gr4" draw:text-style-name="P284" svg:x1="19.826cm" svg:y1="12.084cm" svg:x2="19.826cm" svg:y2="12.183cm"><text:p/></draw:line><draw:line draw:name="Вертикальная линия 1257" draw:style-name="gr4" draw:text-style-name="P284" svg:x1="21.082cm" svg:y1="12.084cm" svg:x2="21.082cm" svg:y2="12.183cm"><text:p/></draw:line><draw:line draw:name="Вертикальная линия 1258" draw:style-name="gr4" draw:text-style-name="P284" svg:x1="22.419cm" svg:y1="12.084cm" svg:x2="22.419cm" svg:y2="12.183cm"><text:p/></draw:line><draw:line draw:name="Вертикальная линия 1259" draw:style-name="gr4" draw:text-style-name="P284" svg:x1="23.73cm" svg:y1="12.084cm" svg:x2="23.73cm" svg:y2="12.183cm"><text:p/></draw:line><draw:line draw:name="Вертикальная линия 1260" draw:style-name="gr4" draw:text-style-name="P284" svg:x1="25.462cm" svg:y1="12.084cm" svg:x2="25.462cm" svg:y2="12.183cm"><text:p/></draw:line></draw:g></draw:g></draw:g><draw:g draw:name="DrawObject 350" draw:style-name="gr2"><draw:g draw:name="Фигура 5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351" draw:style-name="gr2"><draw:g draw:name="DrawObject 352" draw:style-name="gr2"><draw:g draw:name="DrawObject 353" draw:style-name="gr3"><draw:line draw:name="Вертикальная линия 1261" draw:style-name="gr4" draw:text-style-name="P285" svg:x1="1.777cm" svg:y1="12.789cm" svg:x2="1.777cm" svg:y2="12.889cm"><text:p/></draw:line><draw:line draw:name="Вертикальная линия 1262" draw:style-name="gr4" draw:text-style-name="P285" svg:x1="2.808cm" svg:y1="12.794cm" svg:x2="2.808cm" svg:y2="12.894cm"><text:p/></draw:line><draw:line draw:name="Вертикальная линия 1263" draw:style-name="gr4" draw:text-style-name="P285" svg:x1="3.84cm" svg:y1="12.796cm" svg:x2="3.84cm" svg:y2="12.896cm"><text:p/></draw:line><draw:line draw:name="Вертикальная линия 1264" draw:style-name="gr4" draw:text-style-name="P285" svg:x1="5.126cm" svg:y1="12.796cm" svg:x2="5.126cm" svg:y2="12.896cm"><text:p/></draw:line></draw:g><draw:line draw:name="Вертикальная линия 1265" draw:style-name="gr4" draw:text-style-name="P285" svg:x1="12.42cm" svg:y1="12.796cm" svg:x2="12.42cm" svg:y2="12.896cm"><text:p/></draw:line><draw:line draw:name="Вертикальная линия 1266" draw:style-name="gr4" draw:text-style-name="P285" svg:x1="13.435cm" svg:y1="12.796cm" svg:x2="13.435cm" svg:y2="12.896cm"><text:p/></draw:line><draw:line draw:name="Вертикальная линия 1267" draw:style-name="gr4" draw:text-style-name="P285" svg:x1="15.239cm" svg:y1="12.796cm" svg:x2="15.239cm" svg:y2="12.896cm"><text:p/></draw:line><draw:line draw:name="Вертикальная линия 1268" draw:style-name="gr4" draw:text-style-name="P285" svg:x1="16.258cm" svg:y1="12.796cm" svg:x2="16.258cm" svg:y2="12.896cm"><text:p/></draw:line><draw:line draw:name="Вертикальная линия 1269" draw:style-name="gr4" draw:text-style-name="P285" svg:x1="17.526cm" svg:y1="12.796cm" svg:x2="17.526cm" svg:y2="12.896cm"><text:p/></draw:line><draw:line draw:name="Вертикальная линия 1270" draw:style-name="gr4" draw:text-style-name="P285" svg:x1="18.564cm" svg:y1="12.796cm" svg:x2="18.564cm" svg:y2="12.896cm"><text:p/></draw:line></draw:g><draw:g draw:name="DrawObject 354" draw:style-name="gr3"><draw:line draw:name="Вертикальная линия 1271" draw:style-name="gr4" draw:text-style-name="P285" svg:x1="19.822cm" svg:y1="12.796cm" svg:x2="19.822cm" svg:y2="12.896cm"><text:p/></draw:line><draw:line draw:name="Вертикальная линия 1272" draw:style-name="gr4" draw:text-style-name="P285" svg:x1="21.077cm" svg:y1="12.796cm" svg:x2="21.077cm" svg:y2="12.896cm"><text:p/></draw:line><draw:line draw:name="Вертикальная линия 1273" draw:style-name="gr4" draw:text-style-name="P285" svg:x1="22.419cm" svg:y1="12.796cm" svg:x2="22.419cm" svg:y2="12.896cm"><text:p/></draw:line><draw:line draw:name="Вертикальная линия 1274" draw:style-name="gr4" draw:text-style-name="P285" svg:x1="23.733cm" svg:y1="12.796cm" svg:x2="23.733cm" svg:y2="12.896cm"><text:p/></draw:line><draw:line draw:name="Вертикальная линия 1275" draw:style-name="gr4" draw:text-style-name="P285" svg:x1="25.467cm" svg:y1="12.796cm" svg:x2="25.467cm" svg:y2="12.896cm"><text:p/></draw:line></draw:g></draw:g></draw:g>к/м</text:p>
          </table:table-cell>
          <table:table-cell table:style-name="Таблица4.F8" table:number-columns-spanned="19" office:value-type="string">
            <text:p text:style-name="P3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0" table:number-columns-spanned="14" office:value-type="string">
            <text:p text:style-name="P3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5" table:number-columns-spanned="2" office:value-type="string">
            <text:p text:style-name="P117">ОПП</text:p>
          </table:table-cell>
          <table:covered-table-cell/>
          <table:table-cell table:style-name="Таблица4.m5" table:number-columns-spanned="3" office:value-type="string">
            <text:p text:style-name="P30">ЕВ</text:p>
          </table:table-cell>
          <table:covered-table-cell/>
          <table:covered-table-cell/>
          <table:table-cell table:style-name="Таблица4.m5" table:number-columns-spanned="2" office:value-type="string">
            <text:p text:style-name="P30">ЕН</text:p>
          </table:table-cell>
          <table:covered-table-cell/>
          <table:table-cell table:style-name="Таблица4.m5" table:number-columns-spanned="2" office:value-type="string">
            <text:p text:style-name="P30">КИ</text:p>
          </table:table-cell>
          <table:covered-table-cell/>
          <table:table-cell table:style-name="Таблица4.r12" table:number-columns-spanned="4" office:value-type="string">
            <text:p text:style-name="P30">Нрасх.</text:p>
          </table:table-cell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<text:span text:style-name="T143">0</text:span>1</text:p>
          </table:table-cell>
          <table:table-cell table:style-name="Таблица4.B13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<text:span text:style-name="T149">Т</text:span>02</text:p>
          </table:table-cell>
          <table:table-cell table:style-name="Таблица4.B14" table:number-columns-spanned="46" office:value-type="string">
            <text:p text:style-name="P254"><text:s text:c="3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11"/>- <text:s text:c="13"/>- <text:s text:c="12"/>- <text:s text:c="13"/><text:span text:style-name="T137">1</text:span> <text:s text:c="14"/>- <text:s text:c="18"/><text:span text:style-name="T137">0,25</text:span> <text:s text:c="2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03</text:p>
          </table:table-cell>
          <table:table-cell table:style-name="Таблица4.B14" table:number-columns-spanned="46" office:value-type="string">
            <text:p text:style-name="P255"><text:s text:c="6"/><text:span text:style-name="T90">Машинка </text:span><text:span text:style-name="T91">«Богарка»</text:span> <text:span text:style-name="T90">отрезная</text:span> <text:s text:c="78"/><text:span text:style-name="T98">По сопроводительной документации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04</text:p>
          </table:table-cell>
          <table:table-cell table:style-name="Таблица4.B14" table:number-columns-spanned="46" office:value-type="string">
            <text:p text:style-name="P255"><text:s text:c="6"/><text:span text:style-name="T90">Круг отрезной 125х2,5х22,23</text:span><text:span text:style-name="T5"> LUGA ABRASIV EXTRA</text:span> <text:s text:c="34"/><text:span text:style-name="T99">По сопроводительной документации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h1" office:value-type="string">
            <text:p text:style-name="P219"><text:span text:style-name="T143">0</text:span>5</text:p>
          </table:table-cell>
          <table:table-cell table:style-name="Таблица4.B14" table:number-columns-spanned="46" office:value-type="string">
            <text:p text:style-name="P242"><text:s text:c="6"/><text:span text:style-name="T99">Пневмонапильник Н-300</text:span> <text:s text:c="86"/><text:span text:style-name="T99">ТУ 5-981-13117-77 </text:span><text:s text:c="2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h1" office:value-type="string">
            <text:p text:style-name="P210">06</text:p>
          </table:table-cell>
          <table:table-cell table:style-name="Таблица4.B14" table:number-columns-spanned="46" office:value-type="string">
            <text:p text:style-name="P256"><text:s text:c="6"/><text:span text:style-name="T99">Напильник 2820-0016</text:span> <text:s text:c="92"/><text:span text:style-name="T99">ГОСТ 1465-80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A19" office:value-type="string">
            <text:p text:style-name="P210">07</text:p>
          </table:table-cell>
          <table:table-cell table:style-name="Таблица4.B14" table:number-columns-spanned="46" office:value-type="string">
            <text:p text:style-name="P242"><text:s text:c="6"/><text:span text:style-name="T99">Шкурка шлифовальная</text:span> <text:span text:style-name="T99">2Р 830х50 С2 24А 40Н-МА</text:span> <text:s text:c="42"/><text:span text:style-name="T99">ГОСТ 5009-82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h1" office:value-type="string">
            <text:p text:style-name="P219"><text:span text:style-name="T143">0</text:span>8</text:p>
          </table:table-cell>
          <table:table-cell table:style-name="Таблица4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h1" office:value-type="string">
            <text:p text:style-name="P219">09</text:p>
          </table:table-cell>
          <table:table-cell table:style-name="Таблица4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h1" office:value-type="string">
            <text:p text:style-name="P219">10</text:p>
          </table:table-cell>
          <table:table-cell table:style-name="Таблица4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<text:span text:style-name="T149">О</text:span>11</text:p>
          </table:table-cell>
          <table:table-cell table:style-name="Таблица4.B14" table:number-rows-spanned="2" table:number-columns-spanned="46" office:value-type="string">
            <text:p text:style-name="P238"><text:span text:style-name="T110">Вырезать по разметке место технологических припусков ко контуру. </text:span><text:span text:style-name="T112">Зачистить контур детали</text:span><text:span text:style-name="T110">. </text:span><text:span text:style-name="T111">Технологический припуск использовать для определения степени отверждения по ОСТ 92-0903-78. Черт. ХХХХ.735214.001 п.11</text:span> <text:s text:c="384"/></text:p>
            <text:p text:style-name="P238"><text:s text:c="386"/></text:p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12</text:p>
          </table:table-cell>
          <table:covered-table-cell table:style-name="Таблица4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13</text:p>
          </table:table-cell>
          <table:table-cell table:style-name="Таблица4.B14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14</text:p>
          </table:table-cell>
          <table:table-cell table:style-name="Таблица4.B14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15</text:p>
          </table:table-cell>
          <table:table-cell table:style-name="Таблица4.B14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3">
          <table:table-cell table:style-name="Таблица4.h1" office:value-type="string">
            <text:p text:style-name="P219"><text:span text:style-name="T143">1</text:span>6</text:p>
          </table:table-cell>
          <table:table-cell table:style-name="Таблица4.B14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h1" office:value-type="string">
            <text:p text:style-name="P219">17</text:p>
          </table:table-cell>
          <table:table-cell table:style-name="Таблица4.B29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7">
          <table:table-cell table:style-name="Таблица4.A30" table:number-columns-spanned="3" office:value-type="string">
            <text:p text:style-name="P9">МК</text:p>
          </table:table-cell>
          <table:covered-table-cell/>
          <table:covered-table-cell/>
          <table:table-cell table:style-name="Таблица4.A30" table:number-columns-spanned="37" office:value-type="string">
            <text:p text:style-name="P102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30" table:number-columns-spanned="6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u30" office:value-type="string">
            <text:p text:style-name="P86"/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D"/>
        <table:table-column table:style-name="Таблица7.H"/>
        <table:table-column table:style-name="Таблица7.I"/>
        <table:table-column table:style-name="Таблица7.J"/>
        <table:table-column table:style-name="Таблица7.K"/>
        <table:table-column table:style-name="Таблица7.L"/>
        <table:table-column table:style-name="Таблица7.M" table:number-columns-repeated="2"/>
        <table:table-column table:style-name="Таблица7.O"/>
        <table:table-column table:style-name="Таблица7.P"/>
        <table:table-column table:style-name="Таблица7.H"/>
        <table:table-column table:style-name="Таблица7.R"/>
        <table:table-column table:style-name="Таблица7.S"/>
        <table:table-column table:style-name="Таблица7.T"/>
        <table:table-column table:style-name="Таблица7.C"/>
        <table:table-column table:style-name="Таблица7.T"/>
        <table:table-column table:style-name="Таблица7.K"/>
        <table:table-column table:style-name="Таблица7.X"/>
        <table:table-column table:style-name="Таблица7.Y"/>
        <table:table-column table:style-name="Таблица7.D"/>
        <table:table-column table:style-name="Таблица7.B"/>
        <table:table-column table:style-name="Таблица7.D"/>
        <table:table-column table:style-name="Таблица7.c"/>
        <table:table-column table:style-name="Таблица7.I"/>
        <table:table-column table:style-name="Таблица7.X"/>
        <table:table-column table:style-name="Таблица7.f"/>
        <table:table-column table:style-name="Таблица7.A"/>
        <table:table-column table:style-name="Таблица7.E"/>
        <table:table-column table:style-name="Таблица7.i" table:number-columns-repeated="2"/>
        <table:table-column table:style-name="Таблица7.E"/>
        <table:table-column table:style-name="Таблица7.l"/>
        <table:table-column table:style-name="Таблица7.B"/>
        <table:table-column table:style-name="Таблица7.D"/>
        <table:table-column table:style-name="Таблица7.o"/>
        <table:table-column table:style-name="Таблица7.F"/>
        <table:table-column table:style-name="Таблица7.q"/>
        <table:table-column table:style-name="Таблица7.T"/>
        <table:table-column table:style-name="Таблица7.l"/>
        <table:table-column table:style-name="Таблица7.L"/>
        <table:table-column table:style-name="Таблица7.u"/>
        <table:table-row table:style-name="Таблица7.1">
          <table:table-cell table:style-name="Таблица7.A1" table:number-columns-spanned="33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49"><draw:frame draw:style-name="fr1" draw:name="Врезка7" text:anchor-type="char" svg:x="22.789cm" svg:y="-0.794cm" svg:width="5.637cm" svg:height="0.646cm" draw:z-index="19"><draw:text-box><text:p text:style-name="P203">ГОСТ 3.1118-82 <text:s/>Форма 1б</text:p></draw:text-box></draw:frame></text:p>
          </table:table-cell>
          <table:covered-table-cell/>
          <table:table-cell table:style-name="Таблица7.h1" table:number-columns-spanned="2" office:value-type="string">
            <text:p text:style-name="P40"/>
          </table:table-cell>
          <table:covered-table-cell/>
          <table:table-cell table:style-name="Таблица7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30"/>
          </table:table-cell>
          <table:covered-table-cell/>
          <table:table-cell table:style-name="Таблица7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7.1">
          <table:table-cell table:style-name="Таблица7.h1" table:number-columns-spanned="2" office:value-type="string">
            <text:p text:style-name="P176">Дубл.</text:p>
          </table:table-cell>
          <table:covered-table-cell/>
          <table:table-cell table:style-name="Таблица7.h1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N2" table:number-columns-spanned="4" office:value-type="string">
            <text:p text:style-name="P176"><text:s text:c="15"/></text:p>
          </table:table-cell>
          <table:covered-table-cell/>
          <table:covered-table-cell/>
          <table:covered-table-cell/>
          <table:table-cell table:style-name="Таблица7.R2" table:number-columns-spanned="1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5"/>
          </table:table-cell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30"/>
          </table:table-cell>
          <table:covered-table-cell/>
          <table:table-cell table:style-name="Таблица7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7.1">
          <table:table-cell table:style-name="Таблица7.h1" table:number-columns-spanned="2" office:value-type="string">
            <text:p text:style-name="P176">Взам.</text:p>
          </table:table-cell>
          <table:covered-table-cell/>
          <table:table-cell table:style-name="Таблица7.h1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N3" table:number-rows-spanned="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4" office:value-type="string">
            <text:p text:style-name="P176"/>
          </table:table-cell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30"/>
          </table:table-cell>
          <table:covered-table-cell/>
          <table:table-cell table:style-name="Таблица7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7.1">
          <table:table-cell table:style-name="Таблица7.h1" table:number-columns-spanned="2" office:value-type="string">
            <text:p text:style-name="P176">Подл.</text:p>
          </table:table-cell>
          <table:covered-table-cell/>
          <table:table-cell table:style-name="Таблица7.h1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3" office:value-type="string">
            <text:p text:style-name="P20"/>
          </table:table-cell>
          <table:covered-table-cell/>
          <table:covered-table-cell/>
          <table:table-cell table:style-name="Таблица7.h1" table:number-columns-spanned="2" office:value-type="string">
            <text:p text:style-name="P69"/>
          </table:table-cell>
          <table:covered-table-cell/>
          <table:covered-table-cell table:style-name="Таблица7.N3"/>
          <table:covered-table-cell/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4" office:value-type="string">
            <text:p text:style-name="P176"/>
          </table:table-cell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30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30"/>
          </table:table-cell>
          <table:covered-table-cell/>
          <table:table-cell table:style-name="Таблица7.s1" table:number-columns-spanned="3" office:value-type="string">
            <text:p text:style-name="P30"/>
          </table:table-cell>
          <table:covered-table-cell/>
          <table:covered-table-cell/>
        </table:table-row>
        <table:table-row table:style-name="Таблица7.5">
          <table:table-cell table:style-name="Таблица7.h1" table:number-columns-spanned="25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Z5" table:number-columns-spanned="13" office:value-type="string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m5" table:number-columns-spanned="7" office:value-type="string">
            <text:p text:style-name="P189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5" table:number-columns-spanned="2" office:value-type="string">
            <text:p text:style-name="P227">8</text:p>
          </table:table-cell>
          <table:covered-table-cell/>
        </table:table-row>
        <table:table-row table:style-name="Таблица7.6">
          <table:table-cell table:style-name="Таблица7.h1" table:number-rows-spanned="3" table:number-columns-spanned="2" office:value-type="string">
            <text:p text:style-name="P30"/>
          </table:table-cell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office:value-type="string">
            <text:p text:style-name="P176"/>
          </table:table-cell>
          <table:table-cell table:style-name="Таблица7.h1" office:value-type="string">
            <text:p text:style-name="P176"/>
          </table:table-cell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N3" table:number-columns-spanned="3" office:value-type="string">
            <text:p text:style-name="P176"/>
          </table:table-cell>
          <table:covered-table-cell/>
          <table:covered-table-cell/>
          <table:table-cell table:style-name="Таблица7.d6" table:number-rows-spanned="3" table:number-columns-spanned="11" office:value-type="string">
            <text:h text:style-name="P276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6" table:number-rows-spanned="3" table:number-columns-spanned="7" office:value-type="string">
            <text:p text:style-name="P189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h1"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2" office:value-type="string">
            <text:p text:style-name="P198"/>
          </table:table-cell>
          <table:covered-table-cell/>
          <table:table-cell table:style-name="Таблица7.h1" table:number-columns-spanned="5" office:value-type="string">
            <text:p text:style-name="P198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2" office:value-type="string">
            <text:p text:style-name="P175"/>
          </table:table-cell>
          <table:covered-table-cell/>
          <table:table-cell table:style-name="Таблица7.h1" office:value-type="string">
            <text:p text:style-name="P198"/>
          </table:table-cell>
          <table:table-cell table:style-name="Таблица7.h1" office:value-type="string">
            <text:p text:style-name="P198"/>
          </table:table-cell>
          <table:table-cell table:style-name="Таблица7.h1" table:number-columns-spanned="2" office:value-type="string">
            <text:p text:style-name="P176"/>
          </table:table-cell>
          <table:covered-table-cell/>
          <table:table-cell table:style-name="Таблица7.h1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covered-table-cell table:style-name="Таблица7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 table:style-name="Таблица7.h1"/>
          <table:covered-table-cell/>
          <table:table-cell table:style-name="Таблица7.h1" table:number-columns-spanned="3" office:value-type="string">
            <text:p text:style-name="P176"/>
          </table:table-cell>
          <table:covered-table-cell/>
          <table:covered-table-cell/>
          <table:table-cell table:style-name="Таблица7.F8" table:number-columns-spanned="2" office:value-type="string">
            <text:p text:style-name="P176"/>
          </table:table-cell>
          <table:covered-table-cell/>
          <table:table-cell table:style-name="Таблица7.F8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7.F8" table:number-columns-spanned="2" office:value-type="string">
            <text:p text:style-name="P176"/>
          </table:table-cell>
          <table:covered-table-cell/>
          <table:table-cell table:style-name="Таблица7.F8" office:value-type="string">
            <text:p text:style-name="P176"/>
          </table:table-cell>
          <table:table-cell table:style-name="Таблица7.F8" office:value-type="string">
            <text:p text:style-name="P176"/>
          </table:table-cell>
          <table:table-cell table:style-name="Таблица7.F8" table:number-columns-spanned="2" office:value-type="string">
            <text:p text:style-name="P176"/>
          </table:table-cell>
          <table:covered-table-cell/>
          <table:table-cell table:style-name="Таблица7.F8" table:number-columns-spanned="5" office:value-type="string">
            <text:p text:style-name="P176"/>
          </table:table-cell>
          <table:covered-table-cell/>
          <table:covered-table-cell/>
          <table:covered-table-cell/>
          <table:covered-table-cell/>
          <table:table-cell table:style-name="Таблица7.F8" table:number-columns-spanned="3" office:value-type="string">
            <text:p text:style-name="P176"/>
          </table:table-cell>
          <table:covered-table-cell/>
          <table:covered-table-cell/>
          <table:table-cell table:style-name="Таблица7.F8" table:number-columns-spanned="3" office:value-type="string">
            <text:p text:style-name="P176"/>
          </table:table-cell>
          <table:covered-table-cell/>
          <table:covered-table-cell/>
          <table:covered-table-cell table:style-name="Таблица7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N3" office:value-type="string">
            <text:p text:style-name="P30">А</text:p>
          </table:table-cell>
          <table:table-cell table:style-name="Таблица7.d6" table:number-columns-spanned="3" office:value-type="string">
            <text:p text:style-name="P60">Цех</text:p>
          </table:table-cell>
          <table:covered-table-cell/>
          <table:covered-table-cell/>
          <table:table-cell table:style-name="Таблица7.E9" table:number-columns-spanned="2" office:value-type="string">
            <text:p text:style-name="P30">Уч.</text:p>
          </table:table-cell>
          <table:covered-table-cell/>
          <table:table-cell table:style-name="Таблица7.E9" table:number-columns-spanned="3" office:value-type="string">
            <text:p text:style-name="P30">РМ</text:p>
          </table:table-cell>
          <table:covered-table-cell/>
          <table:covered-table-cell/>
          <table:table-cell table:style-name="Таблица7.E9" office:value-type="string">
            <text:p text:style-name="P30">Опер.</text:p>
          </table:table-cell>
          <table:table-cell table:style-name="Таблица7.E9" table:number-columns-spanned="10" office:value-type="string">
            <text:p text:style-name="P30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o6" table:number-columns-spanned="27" office:value-type="string">
            <text:p text:style-name="P30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0">
          <table:table-cell table:style-name="Таблица7.h1" table:number-rows-spanned="2" office:value-type="string">
            <text:p text:style-name="P30">Б</text:p>
          </table:table-cell>
          <table:table-cell table:style-name="Таблица7.B10" table:number-columns-spanned="19" office:value-type="string">
            <text:p text:style-name="P3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h1" table:number-rows-spanned="2" table:number-columns-spanned="2" office:value-type="string">
            <text:p text:style-name="P30">См..</text:p>
          </table:table-cell>
          <table:covered-table-cell/>
          <table:table-cell table:style-name="Таблица7.h1" table:number-rows-spanned="2" table:number-columns-spanned="3" office:value-type="string">
            <text:p text:style-name="P30">Проф.</text:p>
            <text:p text:style-name="P251"/>
          </table:table-cell>
          <table:covered-table-cell/>
          <table:covered-table-cell/>
          <table:table-cell table:style-name="Таблица7.h1" table:number-rows-spanned="2" table:number-columns-spanned="3" office:value-type="string">
            <text:p text:style-name="P30">Р</text:p>
          </table:table-cell>
          <table:covered-table-cell/>
          <table:covered-table-cell/>
          <table:table-cell table:style-name="Таблица7.h1" table:number-rows-spanned="2" table:number-columns-spanned="2" office:value-type="string">
            <text:p text:style-name="P30">УТ</text:p>
          </table:table-cell>
          <table:covered-table-cell/>
          <table:table-cell table:style-name="Таблица7.h1" table:number-rows-spanned="2" table:number-columns-spanned="2" office:value-type="string">
            <text:p text:style-name="P30">КР</text:p>
          </table:table-cell>
          <table:covered-table-cell/>
          <table:table-cell table:style-name="Таблица7.h1" table:number-rows-spanned="2" table:number-columns-spanned="2" office:value-type="string">
            <text:p text:style-name="P117">КОИД</text:p>
          </table:table-cell>
          <table:covered-table-cell/>
          <table:table-cell table:style-name="Таблица7.h1" table:number-rows-spanned="2" table:number-columns-spanned="2" office:value-type="string">
            <text:p text:style-name="P30">ЕН</text:p>
          </table:table-cell>
          <table:covered-table-cell/>
          <table:table-cell table:style-name="Таблица7.h1" table:number-rows-spanned="2" table:number-columns-spanned="3" office:value-type="string">
            <text:p text:style-name="P30">ОП</text:p>
          </table:table-cell>
          <table:covered-table-cell/>
          <table:covered-table-cell/>
          <table:table-cell table:style-name="Таблица7.h1" table:number-rows-spanned="2" table:number-columns-spanned="2" office:value-type="string">
            <text:p text:style-name="P30">Кшт.</text:p>
          </table:table-cell>
          <table:covered-table-cell/>
          <table:table-cell table:style-name="Таблица7.h1" table:number-rows-spanned="2" table:number-columns-spanned="2" office:value-type="string">
            <text:p text:style-name="P30">Тп.з.</text:p>
          </table:table-cell>
          <table:covered-table-cell/>
          <table:table-cell table:style-name="Таблица7.r10" table:number-rows-spanned="2" table:number-columns-spanned="4" office:value-type="string">
            <text:p text:style-name="P30">Тшт.</text:p>
          </table:table-cell>
          <table:covered-table-cell/>
          <table:covered-table-cell/>
          <table:covered-table-cell/>
        </table:table-row>
        <table:table-row table:style-name="Таблица7.11">
          <table:covered-table-cell table:style-name="Таблица7.h1"/>
          <table:table-cell table:style-name="Таблица7.d6" table:number-columns-spanned="19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7.h1"/>
          <table:covered-table-cell/>
          <table:covered-table-cell table:style-name="Таблица7.h1"/>
          <table:covered-table-cell/>
          <table:covered-table-cell/>
          <table:covered-table-cell table:style-name="Таблица7.h1"/>
          <table:covered-table-cell/>
          <table:covered-table-cell/>
          <table:covered-table-cell table:style-name="Таблица7.h1"/>
          <table:covered-table-cell/>
          <table:covered-table-cell table:style-name="Таблица7.r10"/>
          <table:covered-table-cell/>
          <table:covered-table-cell table:style-name="Таблица7.h1"/>
          <table:covered-table-cell/>
          <table:covered-table-cell table:style-name="Таблица7.h1"/>
          <table:covered-table-cell/>
          <table:covered-table-cell table:style-name="Таблица7.h1"/>
          <table:covered-table-cell/>
          <table:covered-table-cell/>
          <table:covered-table-cell table:style-name="Таблица7.h1"/>
          <table:covered-table-cell/>
          <table:covered-table-cell table:style-name="Таблица7.h1"/>
          <table:covered-table-cell/>
          <table:covered-table-cell table:style-name="Таблица7.r10"/>
          <table:covered-table-cell/>
          <table:covered-table-cell/>
          <table:covered-table-cell/>
        </table:table-row>
        <table:table-row table:style-name="Таблица7.9">
          <table:table-cell table:style-name="Таблица7.F8" office:value-type="string">
            <text:p text:style-name="P30"><draw:g text:anchor-type="paragraph" draw:z-index="6" draw:name="DrawObject 355" draw:style-name="gr1"><draw:g draw:name="DrawObject 356" draw:style-name="gr2"><draw:g draw:name="DrawObject 357" draw:style-name="gr2"><draw:g draw:name="DrawObject 358" draw:style-name="gr2"><draw:g draw:name="DrawObject 359" draw:style-name="gr3"><draw:line draw:name="Вертикальная линия 1276" draw:style-name="gr4" draw:text-style-name="P284" svg:x1="1.816cm" svg:y1="0.469cm" svg:x2="1.816cm" svg:y2="0.568cm"><text:p/></draw:line><draw:line draw:name="Вертикальная линия 1277" draw:style-name="gr4" draw:text-style-name="P284" svg:x1="2.848cm" svg:y1="0.471cm" svg:x2="2.848cm" svg:y2="0.57cm"><text:p/></draw:line><draw:line draw:name="Вертикальная линия 1278" draw:style-name="gr4" draw:text-style-name="P284" svg:x1="3.881cm" svg:y1="0.476cm" svg:x2="3.881cm" svg:y2="0.575cm"><text:p/></draw:line><draw:line draw:name="Вертикальная линия 1279" draw:style-name="gr4" draw:text-style-name="P284" svg:x1="5.163cm" svg:y1="0.476cm" svg:x2="5.163cm" svg:y2="0.575cm"><text:p/></draw:line></draw:g><draw:line draw:name="Вертикальная линия 1280" draw:style-name="gr4" draw:text-style-name="P284" svg:x1="12.448cm" svg:y1="0.476cm" svg:x2="12.448cm" svg:y2="0.575cm"><text:p/></draw:line><draw:line draw:name="Вертикальная линия 1281" draw:style-name="gr4" draw:text-style-name="P284" svg:x1="13.463cm" svg:y1="0.476cm" svg:x2="13.463cm" svg:y2="0.575cm"><text:p/></draw:line><draw:line draw:name="Вертикальная линия 1282" draw:style-name="gr4" draw:text-style-name="P284" svg:x1="15.261cm" svg:y1="0.476cm" svg:x2="15.261cm" svg:y2="0.575cm"><text:p/></draw:line><draw:line draw:name="Вертикальная линия 1283" draw:style-name="gr4" draw:text-style-name="P284" svg:x1="16.281cm" svg:y1="0.476cm" svg:x2="16.281cm" svg:y2="0.575cm"><text:p/></draw:line><draw:line draw:name="Вертикальная линия 1284" draw:style-name="gr4" draw:text-style-name="P284" svg:x1="17.547cm" svg:y1="0.476cm" svg:x2="17.547cm" svg:y2="0.575cm"><text:p/></draw:line><draw:line draw:name="Вертикальная линия 1285" draw:style-name="gr4" draw:text-style-name="P284" svg:x1="18.583cm" svg:y1="0.476cm" svg:x2="18.583cm" svg:y2="0.575cm"><text:p/></draw:line></draw:g><draw:g draw:name="DrawObject 360" draw:style-name="gr3"><draw:line draw:name="Вертикальная линия 1286" draw:style-name="gr4" draw:text-style-name="P284" svg:x1="19.837cm" svg:y1="0.476cm" svg:x2="19.837cm" svg:y2="0.575cm"><text:p/></draw:line><draw:line draw:name="Вертикальная линия 1287" draw:style-name="gr4" draw:text-style-name="P284" svg:x1="21.093cm" svg:y1="0.476cm" svg:x2="21.093cm" svg:y2="0.575cm"><text:p/></draw:line><draw:line draw:name="Вертикальная линия 1288" draw:style-name="gr4" draw:text-style-name="P284" svg:x1="22.43cm" svg:y1="0.476cm" svg:x2="22.43cm" svg:y2="0.575cm"><text:p/></draw:line><draw:line draw:name="Вертикальная линия 1289" draw:style-name="gr4" draw:text-style-name="P284" svg:x1="23.743cm" svg:y1="0.476cm" svg:x2="23.743cm" svg:y2="0.575cm"><text:p/></draw:line><draw:line draw:name="Вертикальная линия 1290" draw:style-name="gr4" draw:text-style-name="P284" svg:x1="25.474cm" svg:y1="0.476cm" svg:x2="25.474cm" svg:y2="0.575cm"><text:p/></draw:line></draw:g></draw:g><draw:g draw:name="DrawObject 361" draw:style-name="gr2"><draw:g draw:name="DrawObject 362" draw:style-name="gr2"><draw:g draw:name="DrawObject 363" draw:style-name="gr3"><draw:line draw:name="Вертикальная линия 1291" draw:style-name="gr4" draw:text-style-name="P284" svg:x1="1.808cm" svg:y1="1.252cm" svg:x2="1.808cm" svg:y2="1.351cm"><text:p/></draw:line><draw:line draw:name="Вертикальная линия 1292" draw:style-name="gr4" draw:text-style-name="P284" svg:x1="2.838cm" svg:y1="1.254cm" svg:x2="2.838cm" svg:y2="1.353cm"><text:p/></draw:line><draw:line draw:name="Вертикальная линия 1293" draw:style-name="gr4" draw:text-style-name="P284" svg:x1="3.87cm" svg:y1="1.259cm" svg:x2="3.87cm" svg:y2="1.358cm"><text:p/></draw:line><draw:line draw:name="Вертикальная линия 1294" draw:style-name="gr4" draw:text-style-name="P284" svg:x1="5.154cm" svg:y1="1.259cm" svg:x2="5.154cm" svg:y2="1.358cm"><text:p/></draw:line></draw:g><draw:line draw:name="Вертикальная линия 1295" draw:style-name="gr4" draw:text-style-name="P284" svg:x1="12.439cm" svg:y1="1.259cm" svg:x2="12.439cm" svg:y2="1.358cm"><text:p/></draw:line><draw:line draw:name="Вертикальная линия 1296" draw:style-name="gr4" draw:text-style-name="P284" svg:x1="13.45cm" svg:y1="1.259cm" svg:x2="13.45cm" svg:y2="1.358cm"><text:p/></draw:line><draw:line draw:name="Вертикальная линия 1297" draw:style-name="gr4" draw:text-style-name="P284" svg:x1="15.249cm" svg:y1="1.259cm" svg:x2="15.249cm" svg:y2="1.358cm"><text:p/></draw:line><draw:line draw:name="Вертикальная линия 1298" draw:style-name="gr4" draw:text-style-name="P284" svg:x1="16.27cm" svg:y1="1.259cm" svg:x2="16.27cm" svg:y2="1.358cm"><text:p/></draw:line><draw:line draw:name="Вертикальная линия 1299" draw:style-name="gr4" draw:text-style-name="P284" svg:x1="17.533cm" svg:y1="1.259cm" svg:x2="17.533cm" svg:y2="1.358cm"><text:p/></draw:line><draw:line draw:name="Вертикальная линия 1300" draw:style-name="gr4" draw:text-style-name="P284" svg:x1="18.572cm" svg:y1="1.259cm" svg:x2="18.572cm" svg:y2="1.358cm"><text:p/></draw:line></draw:g><draw:g draw:name="DrawObject 364" draw:style-name="gr3"><draw:line draw:name="Вертикальная линия 1301" draw:style-name="gr4" draw:text-style-name="P284" svg:x1="19.826cm" svg:y1="1.259cm" svg:x2="19.826cm" svg:y2="1.358cm"><text:p/></draw:line><draw:line draw:name="Вертикальная линия 1302" draw:style-name="gr4" draw:text-style-name="P284" svg:x1="21.082cm" svg:y1="1.259cm" svg:x2="21.082cm" svg:y2="1.358cm"><text:p/></draw:line><draw:line draw:name="Вертикальная линия 1303" draw:style-name="gr4" draw:text-style-name="P284" svg:x1="22.419cm" svg:y1="1.259cm" svg:x2="22.419cm" svg:y2="1.358cm"><text:p/></draw:line><draw:line draw:name="Вертикальная линия 1304" draw:style-name="gr4" draw:text-style-name="P284" svg:x1="23.73cm" svg:y1="1.259cm" svg:x2="23.73cm" svg:y2="1.358cm"><text:p/></draw:line><draw:line draw:name="Вертикальная линия 1305" draw:style-name="gr4" draw:text-style-name="P284" svg:x1="25.462cm" svg:y1="1.259cm" svg:x2="25.462cm" svg:y2="1.358cm"><text:p/></draw:line></draw:g></draw:g><draw:g draw:name="DrawObject 365" draw:style-name="gr2"><draw:g draw:name="DrawObject 366" draw:style-name="gr2"><draw:g draw:name="DrawObject 367" draw:style-name="gr3"><draw:line draw:name="Вертикальная линия 1306" draw:style-name="gr4" draw:text-style-name="P284" svg:x1="1.808cm" svg:y1="2.01cm" svg:x2="1.808cm" svg:y2="2.109cm"><text:p/></draw:line><draw:line draw:name="Вертикальная линия 1307" draw:style-name="gr4" draw:text-style-name="P284" svg:x1="2.838cm" svg:y1="2.011cm" svg:x2="2.838cm" svg:y2="2.11cm"><text:p/></draw:line><draw:line draw:name="Вертикальная линия 1308" draw:style-name="gr4" draw:text-style-name="P284" svg:x1="3.87cm" svg:y1="2.017cm" svg:x2="3.87cm" svg:y2="2.116cm"><text:p/></draw:line><draw:line draw:name="Вертикальная линия 1309" draw:style-name="gr4" draw:text-style-name="P284" svg:x1="5.154cm" svg:y1="2.017cm" svg:x2="5.154cm" svg:y2="2.116cm"><text:p/></draw:line></draw:g><draw:line draw:name="Вертикальная линия 1310" draw:style-name="gr4" draw:text-style-name="P284" svg:x1="12.439cm" svg:y1="2.017cm" svg:x2="12.439cm" svg:y2="2.116cm"><text:p/></draw:line><draw:line draw:name="Вертикальная линия 1311" draw:style-name="gr4" draw:text-style-name="P284" svg:x1="13.45cm" svg:y1="2.017cm" svg:x2="13.45cm" svg:y2="2.116cm"><text:p/></draw:line><draw:line draw:name="Вертикальная линия 1312" draw:style-name="gr4" draw:text-style-name="P284" svg:x1="15.249cm" svg:y1="2.017cm" svg:x2="15.249cm" svg:y2="2.116cm"><text:p/></draw:line><draw:line draw:name="Вертикальная линия 1313" draw:style-name="gr4" draw:text-style-name="P284" svg:x1="16.27cm" svg:y1="2.017cm" svg:x2="16.27cm" svg:y2="2.116cm"><text:p/></draw:line><draw:line draw:name="Вертикальная линия 1314" draw:style-name="gr4" draw:text-style-name="P284" svg:x1="17.533cm" svg:y1="2.017cm" svg:x2="17.533cm" svg:y2="2.116cm"><text:p/></draw:line><draw:line draw:name="Вертикальная линия 1315" draw:style-name="gr4" draw:text-style-name="P284" svg:x1="18.572cm" svg:y1="2.017cm" svg:x2="18.572cm" svg:y2="2.116cm"><text:p/></draw:line></draw:g><draw:g draw:name="DrawObject 368" draw:style-name="gr3"><draw:line draw:name="Вертикальная линия 1316" draw:style-name="gr4" draw:text-style-name="P284" svg:x1="19.826cm" svg:y1="2.017cm" svg:x2="19.826cm" svg:y2="2.116cm"><text:p/></draw:line><draw:line draw:name="Вертикальная линия 1317" draw:style-name="gr4" draw:text-style-name="P284" svg:x1="21.082cm" svg:y1="2.017cm" svg:x2="21.082cm" svg:y2="2.116cm"><text:p/></draw:line><draw:line draw:name="Вертикальная линия 1318" draw:style-name="gr4" draw:text-style-name="P284" svg:x1="22.419cm" svg:y1="2.017cm" svg:x2="22.419cm" svg:y2="2.116cm"><text:p/></draw:line><draw:line draw:name="Вертикальная линия 1319" draw:style-name="gr4" draw:text-style-name="P284" svg:x1="23.73cm" svg:y1="2.017cm" svg:x2="23.73cm" svg:y2="2.116cm"><text:p/></draw:line><draw:line draw:name="Вертикальная линия 1320" draw:style-name="gr4" draw:text-style-name="P284" svg:x1="25.462cm" svg:y1="2.017cm" svg:x2="25.462cm" svg:y2="2.116cm"><text:p/></draw:line></draw:g></draw:g><draw:g draw:name="DrawObject 369" draw:style-name="gr2"><draw:g draw:name="DrawObject 370" draw:style-name="gr2"><draw:g draw:name="DrawObject 371" draw:style-name="gr3"><draw:line draw:name="Вертикальная линия 1321" draw:style-name="gr4" draw:text-style-name="P284" svg:x1="1.808cm" svg:y1="2.725cm" svg:x2="1.808cm" svg:y2="2.824cm"><text:p/></draw:line><draw:line draw:name="Вертикальная линия 1322" draw:style-name="gr4" draw:text-style-name="P284" svg:x1="2.838cm" svg:y1="2.727cm" svg:x2="2.838cm" svg:y2="2.826cm"><text:p/></draw:line><draw:line draw:name="Вертикальная линия 1323" draw:style-name="gr4" draw:text-style-name="P284" svg:x1="3.87cm" svg:y1="2.732cm" svg:x2="3.87cm" svg:y2="2.831cm"><text:p/></draw:line><draw:line draw:name="Вертикальная линия 1324" draw:style-name="gr4" draw:text-style-name="P284" svg:x1="5.154cm" svg:y1="2.732cm" svg:x2="5.154cm" svg:y2="2.831cm"><text:p/></draw:line></draw:g><draw:line draw:name="Вертикальная линия 1325" draw:style-name="gr4" draw:text-style-name="P284" svg:x1="12.439cm" svg:y1="2.732cm" svg:x2="12.439cm" svg:y2="2.831cm"><text:p/></draw:line><draw:line draw:name="Вертикальная линия 1326" draw:style-name="gr4" draw:text-style-name="P284" svg:x1="13.45cm" svg:y1="2.732cm" svg:x2="13.45cm" svg:y2="2.831cm"><text:p/></draw:line><draw:line draw:name="Вертикальная линия 1327" draw:style-name="gr4" draw:text-style-name="P284" svg:x1="15.249cm" svg:y1="2.732cm" svg:x2="15.249cm" svg:y2="2.831cm"><text:p/></draw:line><draw:line draw:name="Вертикальная линия 1328" draw:style-name="gr4" draw:text-style-name="P284" svg:x1="16.27cm" svg:y1="2.732cm" svg:x2="16.27cm" svg:y2="2.831cm"><text:p/></draw:line><draw:line draw:name="Вертикальная линия 1329" draw:style-name="gr4" draw:text-style-name="P284" svg:x1="17.533cm" svg:y1="2.732cm" svg:x2="17.533cm" svg:y2="2.831cm"><text:p/></draw:line><draw:line draw:name="Вертикальная линия 1330" draw:style-name="gr4" draw:text-style-name="P284" svg:x1="18.572cm" svg:y1="2.732cm" svg:x2="18.572cm" svg:y2="2.831cm"><text:p/></draw:line></draw:g><draw:g draw:name="DrawObject 372" draw:style-name="gr3"><draw:line draw:name="Вертикальная линия 1331" draw:style-name="gr4" draw:text-style-name="P284" svg:x1="19.826cm" svg:y1="2.732cm" svg:x2="19.826cm" svg:y2="2.831cm"><text:p/></draw:line><draw:line draw:name="Вертикальная линия 1332" draw:style-name="gr4" draw:text-style-name="P284" svg:x1="21.082cm" svg:y1="2.732cm" svg:x2="21.082cm" svg:y2="2.831cm"><text:p/></draw:line><draw:line draw:name="Вертикальная линия 1333" draw:style-name="gr4" draw:text-style-name="P284" svg:x1="22.419cm" svg:y1="2.732cm" svg:x2="22.419cm" svg:y2="2.831cm"><text:p/></draw:line><draw:line draw:name="Вертикальная линия 1334" draw:style-name="gr4" draw:text-style-name="P284" svg:x1="23.73cm" svg:y1="2.732cm" svg:x2="23.73cm" svg:y2="2.831cm"><text:p/></draw:line><draw:line draw:name="Вертикальная линия 1335" draw:style-name="gr4" draw:text-style-name="P284" svg:x1="25.462cm" svg:y1="2.732cm" svg:x2="25.462cm" svg:y2="2.831cm"><text:p/></draw:line></draw:g></draw:g><draw:g draw:name="DrawObject 373" draw:style-name="gr2"><draw:g draw:name="DrawObject 374" draw:style-name="gr2"><draw:g draw:name="DrawObject 375" draw:style-name="gr3"><draw:line draw:name="Вертикальная линия 1336" draw:style-name="gr4" draw:text-style-name="P284" svg:x1="1.808cm" svg:y1="3.468cm" svg:x2="1.808cm" svg:y2="3.567cm"><text:p/></draw:line><draw:line draw:name="Вертикальная линия 1337" draw:style-name="gr4" draw:text-style-name="P284" svg:x1="2.838cm" svg:y1="3.471cm" svg:x2="2.838cm" svg:y2="3.57cm"><text:p/></draw:line><draw:line draw:name="Вертикальная линия 1338" draw:style-name="gr4" draw:text-style-name="P284" svg:x1="3.87cm" svg:y1="3.475cm" svg:x2="3.87cm" svg:y2="3.574cm"><text:p/></draw:line><draw:line draw:name="Вертикальная линия 1339" draw:style-name="gr4" draw:text-style-name="P284" svg:x1="5.154cm" svg:y1="3.475cm" svg:x2="5.154cm" svg:y2="3.574cm"><text:p/></draw:line></draw:g><draw:line draw:name="Вертикальная линия 1340" draw:style-name="gr4" draw:text-style-name="P284" svg:x1="12.439cm" svg:y1="3.475cm" svg:x2="12.439cm" svg:y2="3.574cm"><text:p/></draw:line><draw:line draw:name="Вертикальная линия 1341" draw:style-name="gr4" draw:text-style-name="P284" svg:x1="13.45cm" svg:y1="3.475cm" svg:x2="13.45cm" svg:y2="3.574cm"><text:p/></draw:line><draw:line draw:name="Вертикальная линия 1342" draw:style-name="gr4" draw:text-style-name="P284" svg:x1="15.249cm" svg:y1="3.475cm" svg:x2="15.249cm" svg:y2="3.574cm"><text:p/></draw:line><draw:line draw:name="Вертикальная линия 1343" draw:style-name="gr4" draw:text-style-name="P284" svg:x1="16.27cm" svg:y1="3.475cm" svg:x2="16.27cm" svg:y2="3.574cm"><text:p/></draw:line><draw:line draw:name="Вертикальная линия 1344" draw:style-name="gr4" draw:text-style-name="P284" svg:x1="17.533cm" svg:y1="3.475cm" svg:x2="17.533cm" svg:y2="3.574cm"><text:p/></draw:line><draw:line draw:name="Вертикальная линия 1345" draw:style-name="gr4" draw:text-style-name="P284" svg:x1="18.572cm" svg:y1="3.475cm" svg:x2="18.572cm" svg:y2="3.574cm"><text:p/></draw:line></draw:g><draw:g draw:name="DrawObject 376" draw:style-name="gr3"><draw:line draw:name="Вертикальная линия 1346" draw:style-name="gr4" draw:text-style-name="P284" svg:x1="19.826cm" svg:y1="3.475cm" svg:x2="19.826cm" svg:y2="3.574cm"><text:p/></draw:line><draw:line draw:name="Вертикальная линия 1347" draw:style-name="gr4" draw:text-style-name="P284" svg:x1="21.082cm" svg:y1="3.475cm" svg:x2="21.082cm" svg:y2="3.574cm"><text:p/></draw:line><draw:line draw:name="Вертикальная линия 1348" draw:style-name="gr4" draw:text-style-name="P284" svg:x1="22.419cm" svg:y1="3.475cm" svg:x2="22.419cm" svg:y2="3.574cm"><text:p/></draw:line><draw:line draw:name="Вертикальная линия 1349" draw:style-name="gr4" draw:text-style-name="P284" svg:x1="23.73cm" svg:y1="3.475cm" svg:x2="23.73cm" svg:y2="3.574cm"><text:p/></draw:line><draw:line draw:name="Вертикальная линия 1350" draw:style-name="gr4" draw:text-style-name="P284" svg:x1="25.462cm" svg:y1="3.475cm" svg:x2="25.462cm" svg:y2="3.574cm"><text:p/></draw:line></draw:g></draw:g><draw:g draw:name="DrawObject 377" draw:style-name="gr2"><draw:g draw:name="DrawObject 378" draw:style-name="gr2"><draw:g draw:name="DrawObject 379" draw:style-name="gr3"><draw:line draw:name="Вертикальная линия 1351" draw:style-name="gr4" draw:text-style-name="P284" svg:x1="1.808cm" svg:y1="4.296cm" svg:x2="1.808cm" svg:y2="4.395cm"><text:p/></draw:line><draw:line draw:name="Вертикальная линия 1352" draw:style-name="gr4" draw:text-style-name="P284" svg:x1="2.838cm" svg:y1="4.297cm" svg:x2="2.838cm" svg:y2="4.396cm"><text:p/></draw:line><draw:line draw:name="Вертикальная линия 1353" draw:style-name="gr4" draw:text-style-name="P284" svg:x1="3.87cm" svg:y1="4.303cm" svg:x2="3.87cm" svg:y2="4.402cm"><text:p/></draw:line><draw:line draw:name="Вертикальная линия 1354" draw:style-name="gr4" draw:text-style-name="P284" svg:x1="5.154cm" svg:y1="4.303cm" svg:x2="5.154cm" svg:y2="4.402cm"><text:p/></draw:line></draw:g><draw:line draw:name="Вертикальная линия 1355" draw:style-name="gr4" draw:text-style-name="P284" svg:x1="12.439cm" svg:y1="4.303cm" svg:x2="12.439cm" svg:y2="4.402cm"><text:p/></draw:line><draw:line draw:name="Вертикальная линия 1356" draw:style-name="gr4" draw:text-style-name="P284" svg:x1="13.45cm" svg:y1="4.303cm" svg:x2="13.45cm" svg:y2="4.402cm"><text:p/></draw:line><draw:line draw:name="Вертикальная линия 1357" draw:style-name="gr4" draw:text-style-name="P284" svg:x1="15.249cm" svg:y1="4.303cm" svg:x2="15.249cm" svg:y2="4.402cm"><text:p/></draw:line><draw:line draw:name="Вертикальная линия 1358" draw:style-name="gr4" draw:text-style-name="P284" svg:x1="16.27cm" svg:y1="4.303cm" svg:x2="16.27cm" svg:y2="4.402cm"><text:p/></draw:line><draw:line draw:name="Вертикальная линия 1359" draw:style-name="gr4" draw:text-style-name="P284" svg:x1="17.533cm" svg:y1="4.303cm" svg:x2="17.533cm" svg:y2="4.402cm"><text:p/></draw:line><draw:line draw:name="Вертикальная линия 1360" draw:style-name="gr4" draw:text-style-name="P284" svg:x1="18.572cm" svg:y1="4.303cm" svg:x2="18.572cm" svg:y2="4.402cm"><text:p/></draw:line></draw:g><draw:g draw:name="DrawObject 380" draw:style-name="gr3"><draw:line draw:name="Вертикальная линия 1361" draw:style-name="gr4" draw:text-style-name="P284" svg:x1="19.826cm" svg:y1="4.303cm" svg:x2="19.826cm" svg:y2="4.402cm"><text:p/></draw:line><draw:line draw:name="Вертикальная линия 1362" draw:style-name="gr4" draw:text-style-name="P284" svg:x1="21.082cm" svg:y1="4.303cm" svg:x2="21.082cm" svg:y2="4.402cm"><text:p/></draw:line><draw:line draw:name="Вертикальная линия 1363" draw:style-name="gr4" draw:text-style-name="P284" svg:x1="22.419cm" svg:y1="4.303cm" svg:x2="22.419cm" svg:y2="4.402cm"><text:p/></draw:line><draw:line draw:name="Вертикальная линия 1364" draw:style-name="gr4" draw:text-style-name="P284" svg:x1="23.73cm" svg:y1="4.303cm" svg:x2="23.73cm" svg:y2="4.402cm"><text:p/></draw:line><draw:line draw:name="Вертикальная линия 1365" draw:style-name="gr4" draw:text-style-name="P284" svg:x1="25.462cm" svg:y1="4.303cm" svg:x2="25.462cm" svg:y2="4.402cm"><text:p/></draw:line></draw:g></draw:g><draw:g draw:name="DrawObject 381" draw:style-name="gr2"><draw:g draw:name="DrawObject 382" draw:style-name="gr2"><draw:g draw:name="DrawObject 383" draw:style-name="gr3"><draw:line draw:name="Вертикальная линия 1366" draw:style-name="gr4" draw:text-style-name="P284" svg:x1="1.808cm" svg:y1="5.112cm" svg:x2="1.808cm" svg:y2="5.211cm"><text:p/></draw:line><draw:line draw:name="Вертикальная линия 1367" draw:style-name="gr4" draw:text-style-name="P284" svg:x1="2.838cm" svg:y1="5.116cm" svg:x2="2.838cm" svg:y2="5.215cm"><text:p/></draw:line><draw:line draw:name="Вертикальная линия 1368" draw:style-name="gr4" draw:text-style-name="P284" svg:x1="3.87cm" svg:y1="5.119cm" svg:x2="3.87cm" svg:y2="5.218cm"><text:p/></draw:line><draw:line draw:name="Вертикальная линия 1369" draw:style-name="gr4" draw:text-style-name="P284" svg:x1="5.154cm" svg:y1="5.119cm" svg:x2="5.154cm" svg:y2="5.218cm"><text:p/></draw:line></draw:g><draw:line draw:name="Вертикальная линия 1370" draw:style-name="gr4" draw:text-style-name="P284" svg:x1="12.439cm" svg:y1="5.119cm" svg:x2="12.439cm" svg:y2="5.218cm"><text:p/></draw:line><draw:line draw:name="Вертикальная линия 1371" draw:style-name="gr4" draw:text-style-name="P284" svg:x1="13.45cm" svg:y1="5.119cm" svg:x2="13.45cm" svg:y2="5.218cm"><text:p/></draw:line><draw:line draw:name="Вертикальная линия 1372" draw:style-name="gr4" draw:text-style-name="P284" svg:x1="15.249cm" svg:y1="5.119cm" svg:x2="15.249cm" svg:y2="5.218cm"><text:p/></draw:line><draw:line draw:name="Вертикальная линия 1373" draw:style-name="gr4" draw:text-style-name="P284" svg:x1="16.27cm" svg:y1="5.119cm" svg:x2="16.27cm" svg:y2="5.218cm"><text:p/></draw:line><draw:line draw:name="Вертикальная линия 1374" draw:style-name="gr4" draw:text-style-name="P284" svg:x1="17.533cm" svg:y1="5.119cm" svg:x2="17.533cm" svg:y2="5.218cm"><text:p/></draw:line><draw:line draw:name="Вертикальная линия 1375" draw:style-name="gr4" draw:text-style-name="P284" svg:x1="18.572cm" svg:y1="5.119cm" svg:x2="18.572cm" svg:y2="5.218cm"><text:p/></draw:line></draw:g><draw:g draw:name="DrawObject 384" draw:style-name="gr3"><draw:line draw:name="Вертикальная линия 1376" draw:style-name="gr4" draw:text-style-name="P284" svg:x1="19.826cm" svg:y1="5.119cm" svg:x2="19.826cm" svg:y2="5.218cm"><text:p/></draw:line><draw:line draw:name="Вертикальная линия 1377" draw:style-name="gr4" draw:text-style-name="P284" svg:x1="21.082cm" svg:y1="5.119cm" svg:x2="21.082cm" svg:y2="5.218cm"><text:p/></draw:line><draw:line draw:name="Вертикальная линия 1378" draw:style-name="gr4" draw:text-style-name="P284" svg:x1="22.419cm" svg:y1="5.119cm" svg:x2="22.419cm" svg:y2="5.218cm"><text:p/></draw:line><draw:line draw:name="Вертикальная линия 1379" draw:style-name="gr4" draw:text-style-name="P284" svg:x1="23.73cm" svg:y1="5.119cm" svg:x2="23.73cm" svg:y2="5.218cm"><text:p/></draw:line><draw:line draw:name="Вертикальная линия 1380" draw:style-name="gr4" draw:text-style-name="P284" svg:x1="25.462cm" svg:y1="5.119cm" svg:x2="25.462cm" svg:y2="5.218cm"><text:p/></draw:line></draw:g></draw:g><draw:g draw:name="DrawObject 385" draw:style-name="gr2"><draw:g draw:name="DrawObject 386" draw:style-name="gr2"><draw:g draw:name="DrawObject 387" draw:style-name="gr3"><draw:line draw:name="Вертикальная линия 1381" draw:style-name="gr4" draw:text-style-name="P284" svg:x1="1.808cm" svg:y1="5.893cm" svg:x2="1.808cm" svg:y2="5.992cm"><text:p/></draw:line><draw:line draw:name="Вертикальная линия 1382" draw:style-name="gr4" draw:text-style-name="P284" svg:x1="2.838cm" svg:y1="5.894cm" svg:x2="2.838cm" svg:y2="5.993cm"><text:p/></draw:line><draw:line draw:name="Вертикальная линия 1383" draw:style-name="gr4" draw:text-style-name="P284" svg:x1="3.87cm" svg:y1="5.9cm" svg:x2="3.87cm" svg:y2="5.999cm"><text:p/></draw:line><draw:line draw:name="Вертикальная линия 1384" draw:style-name="gr4" draw:text-style-name="P284" svg:x1="5.154cm" svg:y1="5.9cm" svg:x2="5.154cm" svg:y2="5.999cm"><text:p/></draw:line></draw:g><draw:line draw:name="Вертикальная линия 1385" draw:style-name="gr4" draw:text-style-name="P284" svg:x1="12.439cm" svg:y1="5.9cm" svg:x2="12.439cm" svg:y2="5.999cm"><text:p/></draw:line><draw:line draw:name="Вертикальная линия 1386" draw:style-name="gr4" draw:text-style-name="P284" svg:x1="13.45cm" svg:y1="5.9cm" svg:x2="13.45cm" svg:y2="5.999cm"><text:p/></draw:line><draw:line draw:name="Вертикальная линия 1387" draw:style-name="gr4" draw:text-style-name="P284" svg:x1="15.249cm" svg:y1="5.9cm" svg:x2="15.249cm" svg:y2="5.999cm"><text:p/></draw:line><draw:line draw:name="Вертикальная линия 1388" draw:style-name="gr4" draw:text-style-name="P284" svg:x1="16.27cm" svg:y1="5.9cm" svg:x2="16.27cm" svg:y2="5.999cm"><text:p/></draw:line><draw:line draw:name="Вертикальная линия 1389" draw:style-name="gr4" draw:text-style-name="P284" svg:x1="17.533cm" svg:y1="5.9cm" svg:x2="17.533cm" svg:y2="5.999cm"><text:p/></draw:line><draw:line draw:name="Вертикальная линия 1390" draw:style-name="gr4" draw:text-style-name="P284" svg:x1="18.572cm" svg:y1="5.9cm" svg:x2="18.572cm" svg:y2="5.999cm"><text:p/></draw:line></draw:g><draw:g draw:name="DrawObject 388" draw:style-name="gr3"><draw:line draw:name="Вертикальная линия 1391" draw:style-name="gr4" draw:text-style-name="P284" svg:x1="19.826cm" svg:y1="5.9cm" svg:x2="19.826cm" svg:y2="5.999cm"><text:p/></draw:line><draw:line draw:name="Вертикальная линия 1392" draw:style-name="gr4" draw:text-style-name="P284" svg:x1="21.082cm" svg:y1="5.9cm" svg:x2="21.082cm" svg:y2="5.999cm"><text:p/></draw:line><draw:line draw:name="Вертикальная линия 1393" draw:style-name="gr4" draw:text-style-name="P284" svg:x1="22.419cm" svg:y1="5.9cm" svg:x2="22.419cm" svg:y2="5.999cm"><text:p/></draw:line><draw:line draw:name="Вертикальная линия 1394" draw:style-name="gr4" draw:text-style-name="P284" svg:x1="23.73cm" svg:y1="5.9cm" svg:x2="23.73cm" svg:y2="5.999cm"><text:p/></draw:line><draw:line draw:name="Вертикальная линия 1395" draw:style-name="gr4" draw:text-style-name="P284" svg:x1="25.462cm" svg:y1="5.9cm" svg:x2="25.462cm" svg:y2="5.999cm"><text:p/></draw:line></draw:g></draw:g><draw:g draw:name="DrawObject 389" draw:style-name="gr2"><draw:g draw:name="DrawObject 390" draw:style-name="gr2"><draw:g draw:name="DrawObject 391" draw:style-name="gr3"><draw:line draw:name="Вертикальная линия 1396" draw:style-name="gr4" draw:text-style-name="P284" svg:x1="1.808cm" svg:y1="6.66cm" svg:x2="1.808cm" svg:y2="6.759cm"><text:p/></draw:line><draw:line draw:name="Вертикальная линия 1397" draw:style-name="gr4" draw:text-style-name="P284" svg:x1="2.838cm" svg:y1="6.662cm" svg:x2="2.838cm" svg:y2="6.761cm"><text:p/></draw:line><draw:line draw:name="Вертикальная линия 1398" draw:style-name="gr4" draw:text-style-name="P284" svg:x1="3.87cm" svg:y1="6.666cm" svg:x2="3.87cm" svg:y2="6.765cm"><text:p/></draw:line><draw:line draw:name="Вертикальная линия 1399" draw:style-name="gr4" draw:text-style-name="P284" svg:x1="5.154cm" svg:y1="6.666cm" svg:x2="5.154cm" svg:y2="6.765cm"><text:p/></draw:line></draw:g><draw:line draw:name="Вертикальная линия 1400" draw:style-name="gr4" draw:text-style-name="P284" svg:x1="12.439cm" svg:y1="6.666cm" svg:x2="12.439cm" svg:y2="6.765cm"><text:p/></draw:line><draw:line draw:name="Вертикальная линия 1401" draw:style-name="gr4" draw:text-style-name="P284" svg:x1="13.45cm" svg:y1="6.666cm" svg:x2="13.45cm" svg:y2="6.765cm"><text:p/></draw:line><draw:line draw:name="Вертикальная линия 1402" draw:style-name="gr4" draw:text-style-name="P284" svg:x1="15.249cm" svg:y1="6.666cm" svg:x2="15.249cm" svg:y2="6.765cm"><text:p/></draw:line><draw:line draw:name="Вертикальная линия 1403" draw:style-name="gr4" draw:text-style-name="P284" svg:x1="16.27cm" svg:y1="6.666cm" svg:x2="16.27cm" svg:y2="6.765cm"><text:p/></draw:line><draw:line draw:name="Вертикальная линия 1404" draw:style-name="gr4" draw:text-style-name="P284" svg:x1="17.533cm" svg:y1="6.666cm" svg:x2="17.533cm" svg:y2="6.765cm"><text:p/></draw:line><draw:line draw:name="Вертикальная линия 1405" draw:style-name="gr4" draw:text-style-name="P284" svg:x1="18.572cm" svg:y1="6.666cm" svg:x2="18.572cm" svg:y2="6.765cm"><text:p/></draw:line></draw:g><draw:g draw:name="DrawObject 392" draw:style-name="gr3"><draw:line draw:name="Вертикальная линия 1406" draw:style-name="gr4" draw:text-style-name="P284" svg:x1="19.826cm" svg:y1="6.666cm" svg:x2="19.826cm" svg:y2="6.765cm"><text:p/></draw:line><draw:line draw:name="Вертикальная линия 1407" draw:style-name="gr4" draw:text-style-name="P284" svg:x1="21.082cm" svg:y1="6.666cm" svg:x2="21.082cm" svg:y2="6.765cm"><text:p/></draw:line><draw:line draw:name="Вертикальная линия 1408" draw:style-name="gr4" draw:text-style-name="P284" svg:x1="22.419cm" svg:y1="6.666cm" svg:x2="22.419cm" svg:y2="6.765cm"><text:p/></draw:line><draw:line draw:name="Вертикальная линия 1409" draw:style-name="gr4" draw:text-style-name="P284" svg:x1="23.73cm" svg:y1="6.666cm" svg:x2="23.73cm" svg:y2="6.765cm"><text:p/></draw:line><draw:line draw:name="Вертикальная линия 1410" draw:style-name="gr4" draw:text-style-name="P284" svg:x1="25.462cm" svg:y1="6.666cm" svg:x2="25.462cm" svg:y2="6.765cm"><text:p/></draw:line></draw:g></draw:g><draw:g draw:name="DrawObject 393" draw:style-name="gr2"><draw:g draw:name="DrawObject 394" draw:style-name="gr2"><draw:g draw:name="DrawObject 395" draw:style-name="gr3"><draw:line draw:name="Вертикальная линия 1411" draw:style-name="gr4" draw:text-style-name="P284" svg:x1="1.808cm" svg:y1="7.433cm" svg:x2="1.808cm" svg:y2="7.532cm"><text:p/></draw:line><draw:line draw:name="Вертикальная линия 1412" draw:style-name="gr4" draw:text-style-name="P284" svg:x1="2.838cm" svg:y1="7.435cm" svg:x2="2.838cm" svg:y2="7.534cm"><text:p/></draw:line><draw:line draw:name="Вертикальная линия 1413" draw:style-name="gr4" draw:text-style-name="P284" svg:x1="3.87cm" svg:y1="7.44cm" svg:x2="3.87cm" svg:y2="7.539cm"><text:p/></draw:line><draw:line draw:name="Вертикальная линия 1414" draw:style-name="gr4" draw:text-style-name="P284" svg:x1="5.154cm" svg:y1="7.44cm" svg:x2="5.154cm" svg:y2="7.539cm"><text:p/></draw:line></draw:g><draw:line draw:name="Вертикальная линия 1415" draw:style-name="gr4" draw:text-style-name="P284" svg:x1="12.439cm" svg:y1="7.44cm" svg:x2="12.439cm" svg:y2="7.539cm"><text:p/></draw:line><draw:line draw:name="Вертикальная линия 1416" draw:style-name="gr4" draw:text-style-name="P284" svg:x1="13.45cm" svg:y1="7.44cm" svg:x2="13.45cm" svg:y2="7.539cm"><text:p/></draw:line><draw:line draw:name="Вертикальная линия 1417" draw:style-name="gr4" draw:text-style-name="P284" svg:x1="15.249cm" svg:y1="7.44cm" svg:x2="15.249cm" svg:y2="7.539cm"><text:p/></draw:line><draw:line draw:name="Вертикальная линия 1418" draw:style-name="gr4" draw:text-style-name="P284" svg:x1="16.27cm" svg:y1="7.44cm" svg:x2="16.27cm" svg:y2="7.539cm"><text:p/></draw:line><draw:line draw:name="Вертикальная линия 1419" draw:style-name="gr4" draw:text-style-name="P284" svg:x1="17.533cm" svg:y1="7.44cm" svg:x2="17.533cm" svg:y2="7.539cm"><text:p/></draw:line><draw:line draw:name="Вертикальная линия 1420" draw:style-name="gr4" draw:text-style-name="P284" svg:x1="18.572cm" svg:y1="7.44cm" svg:x2="18.572cm" svg:y2="7.539cm"><text:p/></draw:line></draw:g><draw:g draw:name="DrawObject 396" draw:style-name="gr3"><draw:line draw:name="Вертикальная линия 1421" draw:style-name="gr4" draw:text-style-name="P284" svg:x1="19.826cm" svg:y1="7.44cm" svg:x2="19.826cm" svg:y2="7.539cm"><text:p/></draw:line><draw:line draw:name="Вертикальная линия 1422" draw:style-name="gr4" draw:text-style-name="P284" svg:x1="21.082cm" svg:y1="7.44cm" svg:x2="21.082cm" svg:y2="7.539cm"><text:p/></draw:line><draw:line draw:name="Вертикальная линия 1423" draw:style-name="gr4" draw:text-style-name="P284" svg:x1="22.419cm" svg:y1="7.44cm" svg:x2="22.419cm" svg:y2="7.539cm"><text:p/></draw:line><draw:line draw:name="Вертикальная линия 1424" draw:style-name="gr4" draw:text-style-name="P284" svg:x1="23.73cm" svg:y1="7.44cm" svg:x2="23.73cm" svg:y2="7.539cm"><text:p/></draw:line><draw:line draw:name="Вертикальная линия 1425" draw:style-name="gr4" draw:text-style-name="P284" svg:x1="25.462cm" svg:y1="7.44cm" svg:x2="25.462cm" svg:y2="7.539cm"><text:p/></draw:line></draw:g></draw:g><draw:g draw:name="DrawObject 397" draw:style-name="gr2"><draw:g draw:name="DrawObject 398" draw:style-name="gr2"><draw:g draw:name="DrawObject 399" draw:style-name="gr3"><draw:line draw:name="Вертикальная линия 1426" draw:style-name="gr4" draw:text-style-name="P284" svg:x1="1.808cm" svg:y1="8.222cm" svg:x2="1.808cm" svg:y2="8.321cm"><text:p/></draw:line><draw:line draw:name="Вертикальная линия 1427" draw:style-name="gr4" draw:text-style-name="P284" svg:x1="2.838cm" svg:y1="8.223cm" svg:x2="2.838cm" svg:y2="8.322cm"><text:p/></draw:line><draw:line draw:name="Вертикальная линия 1428" draw:style-name="gr4" draw:text-style-name="P284" svg:x1="3.87cm" svg:y1="8.227cm" svg:x2="3.87cm" svg:y2="8.326cm"><text:p/></draw:line><draw:line draw:name="Вертикальная линия 1429" draw:style-name="gr4" draw:text-style-name="P284" svg:x1="5.154cm" svg:y1="8.227cm" svg:x2="5.154cm" svg:y2="8.326cm"><text:p/></draw:line></draw:g><draw:line draw:name="Вертикальная линия 1430" draw:style-name="gr4" draw:text-style-name="P284" svg:x1="12.439cm" svg:y1="8.227cm" svg:x2="12.439cm" svg:y2="8.326cm"><text:p/></draw:line><draw:line draw:name="Вертикальная линия 1431" draw:style-name="gr4" draw:text-style-name="P284" svg:x1="13.45cm" svg:y1="8.227cm" svg:x2="13.45cm" svg:y2="8.326cm"><text:p/></draw:line><draw:line draw:name="Вертикальная линия 1432" draw:style-name="gr4" draw:text-style-name="P284" svg:x1="15.249cm" svg:y1="8.227cm" svg:x2="15.249cm" svg:y2="8.326cm"><text:p/></draw:line><draw:line draw:name="Вертикальная линия 1433" draw:style-name="gr4" draw:text-style-name="P284" svg:x1="16.27cm" svg:y1="8.227cm" svg:x2="16.27cm" svg:y2="8.326cm"><text:p/></draw:line><draw:line draw:name="Вертикальная линия 1434" draw:style-name="gr4" draw:text-style-name="P284" svg:x1="17.533cm" svg:y1="8.227cm" svg:x2="17.533cm" svg:y2="8.326cm"><text:p/></draw:line><draw:line draw:name="Вертикальная линия 1435" draw:style-name="gr4" draw:text-style-name="P284" svg:x1="18.572cm" svg:y1="8.227cm" svg:x2="18.572cm" svg:y2="8.326cm"><text:p/></draw:line></draw:g><draw:g draw:name="DrawObject 400" draw:style-name="gr3"><draw:line draw:name="Вертикальная линия 1436" draw:style-name="gr4" draw:text-style-name="P284" svg:x1="19.826cm" svg:y1="8.227cm" svg:x2="19.826cm" svg:y2="8.326cm"><text:p/></draw:line><draw:line draw:name="Вертикальная линия 1437" draw:style-name="gr4" draw:text-style-name="P284" svg:x1="21.082cm" svg:y1="8.227cm" svg:x2="21.082cm" svg:y2="8.326cm"><text:p/></draw:line><draw:line draw:name="Вертикальная линия 1438" draw:style-name="gr4" draw:text-style-name="P284" svg:x1="22.419cm" svg:y1="8.227cm" svg:x2="22.419cm" svg:y2="8.326cm"><text:p/></draw:line><draw:line draw:name="Вертикальная линия 1439" draw:style-name="gr4" draw:text-style-name="P284" svg:x1="23.73cm" svg:y1="8.227cm" svg:x2="23.73cm" svg:y2="8.326cm"><text:p/></draw:line><draw:line draw:name="Вертикальная линия 1440" draw:style-name="gr4" draw:text-style-name="P284" svg:x1="25.462cm" svg:y1="8.227cm" svg:x2="25.462cm" svg:y2="8.326cm"><text:p/></draw:line></draw:g></draw:g><draw:g draw:name="DrawObject 401" draw:style-name="gr2"><draw:g draw:name="DrawObject 402" draw:style-name="gr2"><draw:g draw:name="DrawObject 403" draw:style-name="gr3"><draw:line draw:name="Вертикальная линия 1441" draw:style-name="gr4" draw:text-style-name="P284" svg:x1="1.808cm" svg:y1="8.98cm" svg:x2="1.808cm" svg:y2="9.079cm"><text:p/></draw:line><draw:line draw:name="Вертикальная линия 1442" draw:style-name="gr4" draw:text-style-name="P284" svg:x1="2.838cm" svg:y1="8.983cm" svg:x2="2.838cm" svg:y2="9.082cm"><text:p/></draw:line><draw:line draw:name="Вертикальная линия 1443" draw:style-name="gr4" draw:text-style-name="P284" svg:x1="3.87cm" svg:y1="8.987cm" svg:x2="3.87cm" svg:y2="9.086cm"><text:p/></draw:line><draw:line draw:name="Вертикальная линия 1444" draw:style-name="gr4" draw:text-style-name="P284" svg:x1="5.154cm" svg:y1="8.987cm" svg:x2="5.154cm" svg:y2="9.086cm"><text:p/></draw:line></draw:g><draw:line draw:name="Вертикальная линия 1445" draw:style-name="gr4" draw:text-style-name="P284" svg:x1="12.439cm" svg:y1="8.987cm" svg:x2="12.439cm" svg:y2="9.086cm"><text:p/></draw:line><draw:line draw:name="Вертикальная линия 1446" draw:style-name="gr4" draw:text-style-name="P284" svg:x1="13.45cm" svg:y1="8.987cm" svg:x2="13.45cm" svg:y2="9.086cm"><text:p/></draw:line><draw:line draw:name="Вертикальная линия 1447" draw:style-name="gr4" draw:text-style-name="P284" svg:x1="15.249cm" svg:y1="8.987cm" svg:x2="15.249cm" svg:y2="9.086cm"><text:p/></draw:line><draw:line draw:name="Вертикальная линия 1448" draw:style-name="gr4" draw:text-style-name="P284" svg:x1="16.27cm" svg:y1="8.987cm" svg:x2="16.27cm" svg:y2="9.086cm"><text:p/></draw:line><draw:line draw:name="Вертикальная линия 1449" draw:style-name="gr4" draw:text-style-name="P284" svg:x1="17.533cm" svg:y1="8.987cm" svg:x2="17.533cm" svg:y2="9.086cm"><text:p/></draw:line><draw:line draw:name="Вертикальная линия 1450" draw:style-name="gr4" draw:text-style-name="P284" svg:x1="18.572cm" svg:y1="8.987cm" svg:x2="18.572cm" svg:y2="9.086cm"><text:p/></draw:line></draw:g><draw:g draw:name="DrawObject 404" draw:style-name="gr3"><draw:line draw:name="Вертикальная линия 1451" draw:style-name="gr4" draw:text-style-name="P284" svg:x1="19.826cm" svg:y1="8.987cm" svg:x2="19.826cm" svg:y2="9.086cm"><text:p/></draw:line><draw:line draw:name="Вертикальная линия 1452" draw:style-name="gr4" draw:text-style-name="P284" svg:x1="21.082cm" svg:y1="8.987cm" svg:x2="21.082cm" svg:y2="9.086cm"><text:p/></draw:line><draw:line draw:name="Вертикальная линия 1453" draw:style-name="gr4" draw:text-style-name="P284" svg:x1="22.419cm" svg:y1="8.987cm" svg:x2="22.419cm" svg:y2="9.086cm"><text:p/></draw:line><draw:line draw:name="Вертикальная линия 1454" draw:style-name="gr4" draw:text-style-name="P284" svg:x1="23.73cm" svg:y1="8.987cm" svg:x2="23.73cm" svg:y2="9.086cm"><text:p/></draw:line><draw:line draw:name="Вертикальная линия 1455" draw:style-name="gr4" draw:text-style-name="P284" svg:x1="25.462cm" svg:y1="8.987cm" svg:x2="25.462cm" svg:y2="9.086cm"><text:p/></draw:line></draw:g></draw:g><draw:g draw:name="DrawObject 405" draw:style-name="gr2"><draw:g draw:name="DrawObject 406" draw:style-name="gr2"><draw:g draw:name="DrawObject 407" draw:style-name="gr3"><draw:line draw:name="Вертикальная линия 1456" draw:style-name="gr4" draw:text-style-name="P284" svg:x1="1.808cm" svg:y1="9.765cm" svg:x2="1.808cm" svg:y2="9.864cm"><text:p/></draw:line><draw:line draw:name="Вертикальная линия 1457" draw:style-name="gr4" draw:text-style-name="P284" svg:x1="2.838cm" svg:y1="9.765cm" svg:x2="2.838cm" svg:y2="9.864cm"><text:p/></draw:line><draw:line draw:name="Вертикальная линия 1458" draw:style-name="gr4" draw:text-style-name="P284" svg:x1="3.87cm" svg:y1="9.772cm" svg:x2="3.87cm" svg:y2="9.871cm"><text:p/></draw:line><draw:line draw:name="Вертикальная линия 1459" draw:style-name="gr4" draw:text-style-name="P284" svg:x1="5.154cm" svg:y1="9.772cm" svg:x2="5.154cm" svg:y2="9.871cm"><text:p/></draw:line></draw:g><draw:line draw:name="Вертикальная линия 1460" draw:style-name="gr4" draw:text-style-name="P284" svg:x1="12.439cm" svg:y1="9.772cm" svg:x2="12.439cm" svg:y2="9.871cm"><text:p/></draw:line><draw:line draw:name="Вертикальная линия 1461" draw:style-name="gr4" draw:text-style-name="P284" svg:x1="13.45cm" svg:y1="9.772cm" svg:x2="13.45cm" svg:y2="9.871cm"><text:p/></draw:line><draw:line draw:name="Вертикальная линия 1462" draw:style-name="gr4" draw:text-style-name="P284" svg:x1="15.249cm" svg:y1="9.772cm" svg:x2="15.249cm" svg:y2="9.871cm"><text:p/></draw:line><draw:line draw:name="Вертикальная линия 1463" draw:style-name="gr4" draw:text-style-name="P284" svg:x1="16.27cm" svg:y1="9.772cm" svg:x2="16.27cm" svg:y2="9.871cm"><text:p/></draw:line><draw:line draw:name="Вертикальная линия 1464" draw:style-name="gr4" draw:text-style-name="P284" svg:x1="17.533cm" svg:y1="9.772cm" svg:x2="17.533cm" svg:y2="9.871cm"><text:p/></draw:line><draw:line draw:name="Вертикальная линия 1465" draw:style-name="gr4" draw:text-style-name="P284" svg:x1="18.572cm" svg:y1="9.772cm" svg:x2="18.572cm" svg:y2="9.871cm"><text:p/></draw:line></draw:g><draw:g draw:name="DrawObject 408" draw:style-name="gr3"><draw:line draw:name="Вертикальная линия 1466" draw:style-name="gr4" draw:text-style-name="P284" svg:x1="19.826cm" svg:y1="9.772cm" svg:x2="19.826cm" svg:y2="9.871cm"><text:p/></draw:line><draw:line draw:name="Вертикальная линия 1467" draw:style-name="gr4" draw:text-style-name="P284" svg:x1="21.082cm" svg:y1="9.772cm" svg:x2="21.082cm" svg:y2="9.871cm"><text:p/></draw:line><draw:line draw:name="Вертикальная линия 1468" draw:style-name="gr4" draw:text-style-name="P284" svg:x1="22.419cm" svg:y1="9.772cm" svg:x2="22.419cm" svg:y2="9.871cm"><text:p/></draw:line><draw:line draw:name="Вертикальная линия 1469" draw:style-name="gr4" draw:text-style-name="P284" svg:x1="23.73cm" svg:y1="9.772cm" svg:x2="23.73cm" svg:y2="9.871cm"><text:p/></draw:line><draw:line draw:name="Вертикальная линия 1470" draw:style-name="gr4" draw:text-style-name="P284" svg:x1="25.462cm" svg:y1="9.772cm" svg:x2="25.462cm" svg:y2="9.871cm"><text:p/></draw:line></draw:g></draw:g><draw:g draw:name="DrawObject 409" draw:style-name="gr2"><draw:g draw:name="DrawObject 410" draw:style-name="gr2"><draw:g draw:name="DrawObject 411" draw:style-name="gr3"><draw:line draw:name="Вертикальная линия 1471" draw:style-name="gr4" draw:text-style-name="P284" svg:x1="1.808cm" svg:y1="10.536cm" svg:x2="1.808cm" svg:y2="10.635cm"><text:p/></draw:line><draw:line draw:name="Вертикальная линия 1472" draw:style-name="gr4" draw:text-style-name="P284" svg:x1="2.838cm" svg:y1="10.537cm" svg:x2="2.838cm" svg:y2="10.636cm"><text:p/></draw:line><draw:line draw:name="Вертикальная линия 1473" draw:style-name="gr4" draw:text-style-name="P284" svg:x1="3.87cm" svg:y1="10.541cm" svg:x2="3.87cm" svg:y2="10.64cm"><text:p/></draw:line><draw:line draw:name="Вертикальная линия 1474" draw:style-name="gr4" draw:text-style-name="P284" svg:x1="5.154cm" svg:y1="10.541cm" svg:x2="5.154cm" svg:y2="10.64cm"><text:p/></draw:line></draw:g><draw:line draw:name="Вертикальная линия 1475" draw:style-name="gr4" draw:text-style-name="P284" svg:x1="12.439cm" svg:y1="10.541cm" svg:x2="12.439cm" svg:y2="10.64cm"><text:p/></draw:line><draw:line draw:name="Вертикальная линия 1476" draw:style-name="gr4" draw:text-style-name="P284" svg:x1="13.45cm" svg:y1="10.541cm" svg:x2="13.45cm" svg:y2="10.64cm"><text:p/></draw:line><draw:line draw:name="Вертикальная линия 1477" draw:style-name="gr4" draw:text-style-name="P284" svg:x1="15.249cm" svg:y1="10.541cm" svg:x2="15.249cm" svg:y2="10.64cm"><text:p/></draw:line><draw:line draw:name="Вертикальная линия 1478" draw:style-name="gr4" draw:text-style-name="P284" svg:x1="16.27cm" svg:y1="10.541cm" svg:x2="16.27cm" svg:y2="10.64cm"><text:p/></draw:line><draw:line draw:name="Вертикальная линия 1479" draw:style-name="gr4" draw:text-style-name="P284" svg:x1="17.533cm" svg:y1="10.541cm" svg:x2="17.533cm" svg:y2="10.64cm"><text:p/></draw:line><draw:line draw:name="Вертикальная линия 1480" draw:style-name="gr4" draw:text-style-name="P284" svg:x1="18.572cm" svg:y1="10.541cm" svg:x2="18.572cm" svg:y2="10.64cm"><text:p/></draw:line></draw:g><draw:g draw:name="DrawObject 412" draw:style-name="gr3"><draw:line draw:name="Вертикальная линия 1481" draw:style-name="gr4" draw:text-style-name="P284" svg:x1="19.826cm" svg:y1="10.541cm" svg:x2="19.826cm" svg:y2="10.64cm"><text:p/></draw:line><draw:line draw:name="Вертикальная линия 1482" draw:style-name="gr4" draw:text-style-name="P284" svg:x1="21.082cm" svg:y1="10.541cm" svg:x2="21.082cm" svg:y2="10.64cm"><text:p/></draw:line><draw:line draw:name="Вертикальная линия 1483" draw:style-name="gr4" draw:text-style-name="P284" svg:x1="22.419cm" svg:y1="10.541cm" svg:x2="22.419cm" svg:y2="10.64cm"><text:p/></draw:line><draw:line draw:name="Вертикальная линия 1484" draw:style-name="gr4" draw:text-style-name="P284" svg:x1="23.73cm" svg:y1="10.541cm" svg:x2="23.73cm" svg:y2="10.64cm"><text:p/></draw:line><draw:line draw:name="Вертикальная линия 1485" draw:style-name="gr4" draw:text-style-name="P284" svg:x1="25.462cm" svg:y1="10.541cm" svg:x2="25.462cm" svg:y2="10.64cm"><text:p/></draw:line></draw:g></draw:g><draw:g draw:name="DrawObject 413" draw:style-name="gr2"><draw:g draw:name="DrawObject 414" draw:style-name="gr2"><draw:g draw:name="DrawObject 415" draw:style-name="gr3"><draw:line draw:name="Вертикальная линия 1486" draw:style-name="gr4" draw:text-style-name="P284" svg:x1="1.808cm" svg:y1="11.305cm" svg:x2="1.808cm" svg:y2="11.404cm"><text:p/></draw:line><draw:line draw:name="Вертикальная линия 1487" draw:style-name="gr4" draw:text-style-name="P284" svg:x1="2.838cm" svg:y1="11.308cm" svg:x2="2.838cm" svg:y2="11.407cm"><text:p/></draw:line><draw:line draw:name="Вертикальная линия 1488" draw:style-name="gr4" draw:text-style-name="P284" svg:x1="3.87cm" svg:y1="11.311cm" svg:x2="3.87cm" svg:y2="11.41cm"><text:p/></draw:line><draw:line draw:name="Вертикальная линия 1489" draw:style-name="gr4" draw:text-style-name="P284" svg:x1="5.154cm" svg:y1="11.311cm" svg:x2="5.154cm" svg:y2="11.41cm"><text:p/></draw:line></draw:g><draw:line draw:name="Вертикальная линия 1490" draw:style-name="gr4" draw:text-style-name="P284" svg:x1="12.439cm" svg:y1="11.311cm" svg:x2="12.439cm" svg:y2="11.41cm"><text:p/></draw:line><draw:line draw:name="Вертикальная линия 1491" draw:style-name="gr4" draw:text-style-name="P284" svg:x1="13.45cm" svg:y1="11.311cm" svg:x2="13.45cm" svg:y2="11.41cm"><text:p/></draw:line><draw:line draw:name="Вертикальная линия 1492" draw:style-name="gr4" draw:text-style-name="P284" svg:x1="15.249cm" svg:y1="11.311cm" svg:x2="15.249cm" svg:y2="11.41cm"><text:p/></draw:line><draw:line draw:name="Вертикальная линия 1493" draw:style-name="gr4" draw:text-style-name="P284" svg:x1="16.27cm" svg:y1="11.311cm" svg:x2="16.27cm" svg:y2="11.41cm"><text:p/></draw:line><draw:line draw:name="Вертикальная линия 1494" draw:style-name="gr4" draw:text-style-name="P284" svg:x1="17.533cm" svg:y1="11.311cm" svg:x2="17.533cm" svg:y2="11.41cm"><text:p/></draw:line><draw:line draw:name="Вертикальная линия 1495" draw:style-name="gr4" draw:text-style-name="P284" svg:x1="18.572cm" svg:y1="11.311cm" svg:x2="18.572cm" svg:y2="11.41cm"><text:p/></draw:line></draw:g><draw:g draw:name="DrawObject 416" draw:style-name="gr3"><draw:line draw:name="Вертикальная линия 1496" draw:style-name="gr4" draw:text-style-name="P284" svg:x1="19.826cm" svg:y1="11.311cm" svg:x2="19.826cm" svg:y2="11.41cm"><text:p/></draw:line><draw:line draw:name="Вертикальная линия 1497" draw:style-name="gr4" draw:text-style-name="P284" svg:x1="21.082cm" svg:y1="11.311cm" svg:x2="21.082cm" svg:y2="11.41cm"><text:p/></draw:line><draw:line draw:name="Вертикальная линия 1498" draw:style-name="gr4" draw:text-style-name="P284" svg:x1="22.419cm" svg:y1="11.311cm" svg:x2="22.419cm" svg:y2="11.41cm"><text:p/></draw:line><draw:line draw:name="Вертикальная линия 1499" draw:style-name="gr4" draw:text-style-name="P284" svg:x1="23.73cm" svg:y1="11.311cm" svg:x2="23.73cm" svg:y2="11.41cm"><text:p/></draw:line><draw:line draw:name="Вертикальная линия 1500" draw:style-name="gr4" draw:text-style-name="P284" svg:x1="25.462cm" svg:y1="11.311cm" svg:x2="25.462cm" svg:y2="11.41cm"><text:p/></draw:line></draw:g></draw:g><draw:g draw:name="DrawObject 417" draw:style-name="gr2"><draw:g draw:name="DrawObject 418" draw:style-name="gr2"><draw:g draw:name="DrawObject 419" draw:style-name="gr3"><draw:line draw:name="Вертикальная линия 1501" draw:style-name="gr4" draw:text-style-name="P284" svg:x1="1.808cm" svg:y1="12.077cm" svg:x2="1.808cm" svg:y2="12.176cm"><text:p/></draw:line><draw:line draw:name="Вертикальная линия 1502" draw:style-name="gr4" draw:text-style-name="P284" svg:x1="2.838cm" svg:y1="12.079cm" svg:x2="2.838cm" svg:y2="12.178cm"><text:p/></draw:line><draw:line draw:name="Вертикальная линия 1503" draw:style-name="gr4" draw:text-style-name="P284" svg:x1="3.87cm" svg:y1="12.084cm" svg:x2="3.87cm" svg:y2="12.183cm"><text:p/></draw:line><draw:line draw:name="Вертикальная линия 1504" draw:style-name="gr4" draw:text-style-name="P284" svg:x1="5.154cm" svg:y1="12.084cm" svg:x2="5.154cm" svg:y2="12.183cm"><text:p/></draw:line></draw:g><draw:line draw:name="Вертикальная линия 1505" draw:style-name="gr4" draw:text-style-name="P284" svg:x1="12.439cm" svg:y1="12.084cm" svg:x2="12.439cm" svg:y2="12.183cm"><text:p/></draw:line><draw:line draw:name="Вертикальная линия 1506" draw:style-name="gr4" draw:text-style-name="P284" svg:x1="13.45cm" svg:y1="12.084cm" svg:x2="13.45cm" svg:y2="12.183cm"><text:p/></draw:line><draw:line draw:name="Вертикальная линия 1507" draw:style-name="gr4" draw:text-style-name="P284" svg:x1="15.249cm" svg:y1="12.084cm" svg:x2="15.249cm" svg:y2="12.183cm"><text:p/></draw:line><draw:line draw:name="Вертикальная линия 1508" draw:style-name="gr4" draw:text-style-name="P284" svg:x1="16.27cm" svg:y1="12.084cm" svg:x2="16.27cm" svg:y2="12.183cm"><text:p/></draw:line><draw:line draw:name="Вертикальная линия 1509" draw:style-name="gr4" draw:text-style-name="P284" svg:x1="17.533cm" svg:y1="12.084cm" svg:x2="17.533cm" svg:y2="12.183cm"><text:p/></draw:line><draw:line draw:name="Вертикальная линия 1510" draw:style-name="gr4" draw:text-style-name="P284" svg:x1="18.572cm" svg:y1="12.084cm" svg:x2="18.572cm" svg:y2="12.183cm"><text:p/></draw:line></draw:g><draw:g draw:name="DrawObject 420" draw:style-name="gr3"><draw:line draw:name="Вертикальная линия 1511" draw:style-name="gr4" draw:text-style-name="P284" svg:x1="19.826cm" svg:y1="12.084cm" svg:x2="19.826cm" svg:y2="12.183cm"><text:p/></draw:line><draw:line draw:name="Вертикальная линия 1512" draw:style-name="gr4" draw:text-style-name="P284" svg:x1="21.082cm" svg:y1="12.084cm" svg:x2="21.082cm" svg:y2="12.183cm"><text:p/></draw:line><draw:line draw:name="Вертикальная линия 1513" draw:style-name="gr4" draw:text-style-name="P284" svg:x1="22.419cm" svg:y1="12.084cm" svg:x2="22.419cm" svg:y2="12.183cm"><text:p/></draw:line><draw:line draw:name="Вертикальная линия 1514" draw:style-name="gr4" draw:text-style-name="P284" svg:x1="23.73cm" svg:y1="12.084cm" svg:x2="23.73cm" svg:y2="12.183cm"><text:p/></draw:line><draw:line draw:name="Вертикальная линия 1515" draw:style-name="gr4" draw:text-style-name="P284" svg:x1="25.462cm" svg:y1="12.084cm" svg:x2="25.462cm" svg:y2="12.183cm"><text:p/></draw:line></draw:g></draw:g></draw:g><draw:g draw:name="DrawObject 421" draw:style-name="gr2"><draw:g draw:name="Фигура 6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422" draw:style-name="gr2"><draw:g draw:name="DrawObject 423" draw:style-name="gr2"><draw:g draw:name="DrawObject 424" draw:style-name="gr3"><draw:line draw:name="Вертикальная линия 1516" draw:style-name="gr4" draw:text-style-name="P285" svg:x1="1.777cm" svg:y1="12.789cm" svg:x2="1.777cm" svg:y2="12.889cm"><text:p/></draw:line><draw:line draw:name="Вертикальная линия 1517" draw:style-name="gr4" draw:text-style-name="P285" svg:x1="2.808cm" svg:y1="12.794cm" svg:x2="2.808cm" svg:y2="12.894cm"><text:p/></draw:line><draw:line draw:name="Вертикальная линия 1518" draw:style-name="gr4" draw:text-style-name="P285" svg:x1="3.84cm" svg:y1="12.796cm" svg:x2="3.84cm" svg:y2="12.896cm"><text:p/></draw:line><draw:line draw:name="Вертикальная линия 1519" draw:style-name="gr4" draw:text-style-name="P285" svg:x1="5.126cm" svg:y1="12.796cm" svg:x2="5.126cm" svg:y2="12.896cm"><text:p/></draw:line></draw:g><draw:line draw:name="Вертикальная линия 1520" draw:style-name="gr4" draw:text-style-name="P285" svg:x1="12.42cm" svg:y1="12.796cm" svg:x2="12.42cm" svg:y2="12.896cm"><text:p/></draw:line><draw:line draw:name="Вертикальная линия 1521" draw:style-name="gr4" draw:text-style-name="P285" svg:x1="13.435cm" svg:y1="12.796cm" svg:x2="13.435cm" svg:y2="12.896cm"><text:p/></draw:line><draw:line draw:name="Вертикальная линия 1522" draw:style-name="gr4" draw:text-style-name="P285" svg:x1="15.239cm" svg:y1="12.796cm" svg:x2="15.239cm" svg:y2="12.896cm"><text:p/></draw:line><draw:line draw:name="Вертикальная линия 1523" draw:style-name="gr4" draw:text-style-name="P285" svg:x1="16.258cm" svg:y1="12.796cm" svg:x2="16.258cm" svg:y2="12.896cm"><text:p/></draw:line><draw:line draw:name="Вертикальная линия 1524" draw:style-name="gr4" draw:text-style-name="P285" svg:x1="17.526cm" svg:y1="12.796cm" svg:x2="17.526cm" svg:y2="12.896cm"><text:p/></draw:line><draw:line draw:name="Вертикальная линия 1525" draw:style-name="gr4" draw:text-style-name="P285" svg:x1="18.564cm" svg:y1="12.796cm" svg:x2="18.564cm" svg:y2="12.896cm"><text:p/></draw:line></draw:g><draw:g draw:name="DrawObject 425" draw:style-name="gr3"><draw:line draw:name="Вертикальная линия 1526" draw:style-name="gr4" draw:text-style-name="P285" svg:x1="19.822cm" svg:y1="12.796cm" svg:x2="19.822cm" svg:y2="12.896cm"><text:p/></draw:line><draw:line draw:name="Вертикальная линия 1527" draw:style-name="gr4" draw:text-style-name="P285" svg:x1="21.077cm" svg:y1="12.796cm" svg:x2="21.077cm" svg:y2="12.896cm"><text:p/></draw:line><draw:line draw:name="Вертикальная линия 1528" draw:style-name="gr4" draw:text-style-name="P285" svg:x1="22.419cm" svg:y1="12.796cm" svg:x2="22.419cm" svg:y2="12.896cm"><text:p/></draw:line><draw:line draw:name="Вертикальная линия 1529" draw:style-name="gr4" draw:text-style-name="P285" svg:x1="23.733cm" svg:y1="12.796cm" svg:x2="23.733cm" svg:y2="12.896cm"><text:p/></draw:line><draw:line draw:name="Вертикальная линия 1530" draw:style-name="gr4" draw:text-style-name="P285" svg:x1="25.467cm" svg:y1="12.796cm" svg:x2="25.467cm" svg:y2="12.896cm"><text:p/></draw:line></draw:g></draw:g></draw:g>к/м</text:p>
          </table:table-cell>
          <table:table-cell table:style-name="Таблица7.F8" table:number-columns-spanned="19" office:value-type="string">
            <text:p text:style-name="P3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10" table:number-columns-spanned="14" office:value-type="string">
            <text:p text:style-name="P3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m5" table:number-columns-spanned="2" office:value-type="string">
            <text:p text:style-name="P117">ОПП</text:p>
          </table:table-cell>
          <table:covered-table-cell/>
          <table:table-cell table:style-name="Таблица7.m5" table:number-columns-spanned="3" office:value-type="string">
            <text:p text:style-name="P30">ЕВ</text:p>
          </table:table-cell>
          <table:covered-table-cell/>
          <table:covered-table-cell/>
          <table:table-cell table:style-name="Таблица7.m5" table:number-columns-spanned="2" office:value-type="string">
            <text:p text:style-name="P30">ЕН</text:p>
          </table:table-cell>
          <table:covered-table-cell/>
          <table:table-cell table:style-name="Таблица7.m5" table:number-columns-spanned="2" office:value-type="string">
            <text:p text:style-name="P30">КИ</text:p>
          </table:table-cell>
          <table:covered-table-cell/>
          <table:table-cell table:style-name="Таблица7.r12" table:number-columns-spanned="4" office:value-type="string">
            <text:p text:style-name="P30">Нрасх.</text:p>
          </table:table-cell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43">0</text:span>1</text:p>
          </table:table-cell>
          <table:table-cell table:style-name="Таблица7.B13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50">А</text:span>02</text:p>
          </table:table-cell>
          <table:table-cell table:style-name="Таблица7.B14" table:number-columns-spanned="46" office:value-type="string">
            <text:p text:style-name="P259"><text:s text:c="3"/><text:span text:style-name="T116">03</text:span> <text:s text:c="6"/><text:span text:style-name="T116">26</text:span> <text:s text:c="7"/>- <text:s text:c="10"/><text:span text:style-name="T116">045</text:span> <text:s text:c="9"/><text:span text:style-name="T116">01</text:span><text:span text:style-name="T138">01</text:span><text:span text:style-name="T116"> </text:span><text:span text:style-name="T138">Разметка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50">Т</text:span>03</text:p>
          </table:table-cell>
          <table:table-cell table:style-name="Таблица7.B14" table:number-columns-spanned="46" office:value-type="string">
            <text:p text:style-name="P253"><text:s text:c="5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11"/>- <text:s text:c="11"/>- <text:s text:c="13"/>- <text:s text:c="13"/><text:span text:style-name="T138">1</text:span> <text:s text:c="13"/>- <text:s text:c="20"/><text:span text:style-name="T138">0,</text:span><text:span text:style-name="T139">25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04</text:p>
          </table:table-cell>
          <table:table-cell table:style-name="Таблица7.B14" table:number-columns-spanned="46" office:value-type="string">
            <text:p text:style-name="P242"><text:s text:c="4"/><text:span text:style-name="T116">Карандаш или</text:span> <text:span text:style-name="T116">маркер любого цвета</text:span> <text:s text:c="81"/><text:span text:style-name="T116">По действующей ДС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h1" office:value-type="string">
            <text:p text:style-name="P219"><text:span text:style-name="T143">0</text:span>5</text:p>
          </table:table-cell>
          <table:table-cell table:style-name="Таблица7.B14" table:number-columns-spanned="46" office:value-type="string">
            <text:p text:style-name="P242"><text:s text:c="4"/><text:span text:style-name="T117">Линейка 1000</text:span> <text:s text:c="119"/><text:span text:style-name="T117">ГОСТ 427-75</text:span> <text:s text:c="26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h1" office:value-type="string">
            <text:p text:style-name="P210">06</text:p>
          </table:table-cell>
          <table:table-cell table:style-name="Таблица7.B14" table:number-columns-spanned="46" office:value-type="string">
            <text:p text:style-name="P242"><text:s text:c="4"/><text:span text:style-name="T117">Штангенциркуль ШЦ-1-125-0,1</text:span> 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19" office:value-type="string">
            <text:p text:style-name="P210">07</text:p>
          </table:table-cell>
          <table:table-cell table:style-name="Таблица7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h1" office:value-type="string">
            <text:p text:style-name="P219"><text:span text:style-name="T150">О</text:span><text:span text:style-name="T143">0</text:span>8</text:p>
          </table:table-cell>
          <table:table-cell table:style-name="Таблица7.B14" table:number-columns-spanned="46" office:value-type="string">
            <text:p text:style-name="P242"><text:s text:c="3"/><text:span text:style-name="T117">Промаркировать место для обработки резанием и места выполнения отверстий в соответствии с размерами на черт. ХХХХ.735214.001</text:span> 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h1" office:value-type="string">
            <text:p text:style-name="P219">09</text:p>
          </table:table-cell>
          <table:table-cell table:style-name="Таблица7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h1" office:value-type="string">
            <text:p text:style-name="P219">10</text:p>
          </table:table-cell>
          <table:table-cell table:style-name="Таблица7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50">А</text:span>11</text:p>
          </table:table-cell>
          <table:table-cell table:style-name="Таблица7.B14" table:number-columns-spanned="46" office:value-type="string">
            <text:p text:style-name="P242"><text:s text:c="4"/><text:span text:style-name="T117">03</text:span> <text:s text:c="5"/><text:span text:style-name="T117">26</text:span> <text:s text:c="7"/>- <text:s text:c="11"/><text:span text:style-name="T117">050</text:span> <text:s text:c="8"/><text:span text:style-name="T117">4100 Обработка резанием</text:span> <text:s text:c="3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50">Т</text:span>12</text:p>
          </table:table-cell>
          <table:table-cell table:style-name="Таблица7.B14" table:number-columns-spanned="46" office:value-type="string">
            <text:p text:style-name="P253"><text:s text:c="5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0"/><text:span text:style-name="T96">1</text:span> <text:s text:c="10"/>- <text:s text:c="12"/>- <text:s text:c="13"/>- <text:s text:c="13"/><text:span text:style-name="T139">1</text:span> <text:s text:c="15"/>- <text:s text:c="19"/><text:span text:style-name="T139">0,25</text:span> <text:s text:c="2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13</text:p>
          </table:table-cell>
          <table:table-cell table:style-name="Таблица7.B14" table:number-columns-spanned="46" office:value-type="string">
            <text:p text:style-name="P255"><text:s text:c="6"/><text:span text:style-name="T120">Рамка ножовочная ручная</text:span> <text:s text:c="85"/><text:span text:style-name="T120">ГОСТ 17270-71</text:span> <text:s text:c="38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14</text:p>
          </table:table-cell>
          <table:table-cell table:style-name="Таблица7.B14" table:number-columns-spanned="46" office:value-type="string">
            <text:p text:style-name="P255"><text:s text:c="6"/><text:span text:style-name="T19">Полотно ножовочное 300-25-1,25-1,8</text:span> <text:s text:c="66"/><text:span text:style-name="T120">ГОСТ Р 53411-2009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15</text:p>
          </table:table-cell>
          <table:table-cell table:style-name="Таблица7.B14" table:number-columns-spanned="46" office:value-type="string">
            <text:p text:style-name="P242"><text:s text:c="6"/><text:span text:style-name="T99">Пневмонапильник Н-300</text:span> <text:s text:c="86"/><text:span text:style-name="T99">ТУ 5-981-13117-77 </text:span><text:s text:c="29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3">
          <table:table-cell table:style-name="Таблица7.h1" office:value-type="string">
            <text:p text:style-name="P219"><text:span text:style-name="T143">1</text:span>6</text:p>
          </table:table-cell>
          <table:table-cell table:style-name="Таблица7.B14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9">
          <table:table-cell table:style-name="Таблица7.h1" office:value-type="string">
            <text:p text:style-name="P219">17</text:p>
          </table:table-cell>
          <table:table-cell table:style-name="Таблица7.B29" table:number-columns-spanned="46" office:value-type="string">
            <text:p text:style-name="P252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7">
          <table:table-cell table:style-name="Таблица7.A30" table:number-columns-spanned="3" office:value-type="string">
            <text:p text:style-name="P9">МК</text:p>
          </table:table-cell>
          <table:covered-table-cell/>
          <table:covered-table-cell/>
          <table:table-cell table:style-name="Таблица7.A30" table:number-columns-spanned="37" office:value-type="string">
            <text:p text:style-name="P102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30" table:number-columns-spanned="6" office:value-type="string"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7.u30" office:value-type="string">
            <text:p text:style-name="P86"/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D"/>
        <table:table-column table:style-name="Таблица8.H"/>
        <table:table-column table:style-name="Таблица8.I"/>
        <table:table-column table:style-name="Таблица8.J"/>
        <table:table-column table:style-name="Таблица8.K"/>
        <table:table-column table:style-name="Таблица8.L"/>
        <table:table-column table:style-name="Таблица8.M" table:number-columns-repeated="2"/>
        <table:table-column table:style-name="Таблица8.O"/>
        <table:table-column table:style-name="Таблица8.P"/>
        <table:table-column table:style-name="Таблица8.H"/>
        <table:table-column table:style-name="Таблица8.R"/>
        <table:table-column table:style-name="Таблица8.S"/>
        <table:table-column table:style-name="Таблица8.T"/>
        <table:table-column table:style-name="Таблица8.C"/>
        <table:table-column table:style-name="Таблица8.T"/>
        <table:table-column table:style-name="Таблица8.K"/>
        <table:table-column table:style-name="Таблица8.X"/>
        <table:table-column table:style-name="Таблица8.Y"/>
        <table:table-column table:style-name="Таблица8.D"/>
        <table:table-column table:style-name="Таблица8.B"/>
        <table:table-column table:style-name="Таблица8.D"/>
        <table:table-column table:style-name="Таблица8.c"/>
        <table:table-column table:style-name="Таблица8.I"/>
        <table:table-column table:style-name="Таблица8.X"/>
        <table:table-column table:style-name="Таблица8.f"/>
        <table:table-column table:style-name="Таблица8.A"/>
        <table:table-column table:style-name="Таблица8.E"/>
        <table:table-column table:style-name="Таблица8.i" table:number-columns-repeated="2"/>
        <table:table-column table:style-name="Таблица8.E"/>
        <table:table-column table:style-name="Таблица8.l"/>
        <table:table-column table:style-name="Таблица8.B"/>
        <table:table-column table:style-name="Таблица8.D"/>
        <table:table-column table:style-name="Таблица8.o"/>
        <table:table-column table:style-name="Таблица8.F"/>
        <table:table-column table:style-name="Таблица8.q"/>
        <table:table-column table:style-name="Таблица8.T"/>
        <table:table-column table:style-name="Таблица8.l"/>
        <table:table-column table:style-name="Таблица8.L"/>
        <table:table-column table:style-name="Таблица8.u"/>
        <table:table-row table:style-name="Таблица8.1">
          <table:table-cell table:style-name="Таблица8.A1" table:number-columns-spanned="33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50"><draw:frame draw:style-name="fr1" draw:name="Врезка8" text:anchor-type="char" svg:x="22.789cm" svg:y="-0.794cm" svg:width="5.637cm" svg:height="0.646cm" draw:z-index="20"><draw:text-box><text:p text:style-name="P203">ГОСТ 3.1118-82 <text:s/>Форма 1б</text:p></draw:text-box></draw:frame></text:p>
          </table:table-cell>
          <table:covered-table-cell/>
          <table:table-cell table:style-name="Таблица8.h1" table:number-columns-spanned="2" office:value-type="string">
            <text:p text:style-name="P41"/>
          </table:table-cell>
          <table:covered-table-cell/>
          <table:table-cell table:style-name="Таблица8.h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31"/>
          </table:table-cell>
          <table:covered-table-cell/>
          <table:table-cell table:style-name="Таблица8.s1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Таблица8.1">
          <table:table-cell table:style-name="Таблица8.h1" table:number-columns-spanned="2" office:value-type="string">
            <text:p text:style-name="P178">Дубл.</text:p>
          </table:table-cell>
          <table:covered-table-cell/>
          <table:table-cell table:style-name="Таблица8.h1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N2" table:number-columns-spanned="4" office:value-type="string">
            <text:p text:style-name="P178"><text:s text:c="15"/></text:p>
          </table:table-cell>
          <table:covered-table-cell/>
          <table:covered-table-cell/>
          <table:covered-table-cell/>
          <table:table-cell table:style-name="Таблица8.R2" table:number-columns-spanned="1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7"/>
          </table:table-cell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31"/>
          </table:table-cell>
          <table:covered-table-cell/>
          <table:table-cell table:style-name="Таблица8.s1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Таблица8.1">
          <table:table-cell table:style-name="Таблица8.h1" table:number-columns-spanned="2" office:value-type="string">
            <text:p text:style-name="P178">Взам.</text:p>
          </table:table-cell>
          <table:covered-table-cell/>
          <table:table-cell table:style-name="Таблица8.h1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N3" table:number-rows-spanned="2" table:number-columns-spanned="6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4" office:value-type="string">
            <text:p text:style-name="P178"/>
          </table:table-cell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31"/>
          </table:table-cell>
          <table:covered-table-cell/>
          <table:table-cell table:style-name="Таблица8.s1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Таблица8.1">
          <table:table-cell table:style-name="Таблица8.h1" table:number-columns-spanned="2" office:value-type="string">
            <text:p text:style-name="P178">Подл.</text:p>
          </table:table-cell>
          <table:covered-table-cell/>
          <table:table-cell table:style-name="Таблица8.h1" table:number-columns-spanned="6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3" office:value-type="string">
            <text:p text:style-name="P21"/>
          </table:table-cell>
          <table:covered-table-cell/>
          <table:covered-table-cell/>
          <table:table-cell table:style-name="Таблица8.h1" table:number-columns-spanned="2" office:value-type="string">
            <text:p text:style-name="P70"/>
          </table:table-cell>
          <table:covered-table-cell/>
          <table:covered-table-cell table:style-name="Таблица8.N3"/>
          <table:covered-table-cell/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4" office:value-type="string">
            <text:p text:style-name="P178"/>
          </table:table-cell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31"/>
          </table:table-cell>
          <table:covered-table-cell/>
          <table:table-cell table:style-name="Таблица8.s1" table:number-columns-spanned="3" office:value-type="string">
            <text:p text:style-name="P31"/>
          </table:table-cell>
          <table:covered-table-cell/>
          <table:covered-table-cell/>
        </table:table-row>
        <table:table-row table:style-name="Таблица8.5">
          <table:table-cell table:style-name="Таблица8.h1" table:number-columns-spanned="25" office:value-type="string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Z5" table:number-columns-spanned="13" office:value-type="string">
            <text:p text:style-name="P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m5" table:number-columns-spanned="7" office:value-type="string">
            <text:p text:style-name="P190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t5" table:number-columns-spanned="2" office:value-type="string">
            <text:p text:style-name="P228">9</text:p>
          </table:table-cell>
          <table:covered-table-cell/>
        </table:table-row>
        <table:table-row table:style-name="Таблица8.6">
          <table:table-cell table:style-name="Таблица8.h1" table:number-rows-spanned="3" table:number-columns-spanned="2" office:value-type="string">
            <text:p text:style-name="P31"/>
          </table:table-cell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office:value-type="string">
            <text:p text:style-name="P178"/>
          </table:table-cell>
          <table:table-cell table:style-name="Таблица8.h1" office:value-type="string">
            <text:p text:style-name="P178"/>
          </table:table-cell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N3" table:number-columns-spanned="3" office:value-type="string">
            <text:p text:style-name="P178"/>
          </table:table-cell>
          <table:covered-table-cell/>
          <table:covered-table-cell/>
          <table:table-cell table:style-name="Таблица8.d6" table:number-rows-spanned="3" table:number-columns-spanned="11" office:value-type="string">
            <text:h text:style-name="P277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6" table:number-rows-spanned="3" table:number-columns-spanned="7" office:value-type="string">
            <text:p text:style-name="P190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h1"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2" office:value-type="string">
            <text:p text:style-name="P199"/>
          </table:table-cell>
          <table:covered-table-cell/>
          <table:table-cell table:style-name="Таблица8.h1" table:number-columns-spanned="5" office:value-type="string">
            <text:p text:style-name="P199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2" office:value-type="string">
            <text:p text:style-name="P177"/>
          </table:table-cell>
          <table:covered-table-cell/>
          <table:table-cell table:style-name="Таблица8.h1" office:value-type="string">
            <text:p text:style-name="P199"/>
          </table:table-cell>
          <table:table-cell table:style-name="Таблица8.h1" office:value-type="string">
            <text:p text:style-name="P199"/>
          </table:table-cell>
          <table:table-cell table:style-name="Таблица8.h1" table:number-columns-spanned="2" office:value-type="string">
            <text:p text:style-name="P178"/>
          </table:table-cell>
          <table:covered-table-cell/>
          <table:table-cell table:style-name="Таблица8.h1" table:number-columns-spanned="5" office:value-type="string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covered-table-cell table:style-name="Таблица8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 table:style-name="Таблица8.h1"/>
          <table:covered-table-cell/>
          <table:table-cell table:style-name="Таблица8.h1" table:number-columns-spanned="3" office:value-type="string">
            <text:p text:style-name="P178"/>
          </table:table-cell>
          <table:covered-table-cell/>
          <table:covered-table-cell/>
          <table:table-cell table:style-name="Таблица8.F8" table:number-columns-spanned="2" office:value-type="string">
            <text:p text:style-name="P178"/>
          </table:table-cell>
          <table:covered-table-cell/>
          <table:table-cell table:style-name="Таблица8.F8" table:number-columns-spanned="5" office:value-type="string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8.F8" table:number-columns-spanned="2" office:value-type="string">
            <text:p text:style-name="P178"/>
          </table:table-cell>
          <table:covered-table-cell/>
          <table:table-cell table:style-name="Таблица8.F8" office:value-type="string">
            <text:p text:style-name="P178"/>
          </table:table-cell>
          <table:table-cell table:style-name="Таблица8.F8" office:value-type="string">
            <text:p text:style-name="P178"/>
          </table:table-cell>
          <table:table-cell table:style-name="Таблица8.F8" table:number-columns-spanned="2" office:value-type="string">
            <text:p text:style-name="P178"/>
          </table:table-cell>
          <table:covered-table-cell/>
          <table:table-cell table:style-name="Таблица8.F8" table:number-columns-spanned="5" office:value-type="string">
            <text:p text:style-name="P178"/>
          </table:table-cell>
          <table:covered-table-cell/>
          <table:covered-table-cell/>
          <table:covered-table-cell/>
          <table:covered-table-cell/>
          <table:table-cell table:style-name="Таблица8.F8" table:number-columns-spanned="3" office:value-type="string">
            <text:p text:style-name="P178"/>
          </table:table-cell>
          <table:covered-table-cell/>
          <table:covered-table-cell/>
          <table:table-cell table:style-name="Таблица8.F8" table:number-columns-spanned="3" office:value-type="string">
            <text:p text:style-name="P178"/>
          </table:table-cell>
          <table:covered-table-cell/>
          <table:covered-table-cell/>
          <table:covered-table-cell table:style-name="Таблица8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N3" office:value-type="string">
            <text:p text:style-name="P31">А</text:p>
          </table:table-cell>
          <table:table-cell table:style-name="Таблица8.d6" table:number-columns-spanned="3" office:value-type="string">
            <text:p text:style-name="P61">Цех</text:p>
          </table:table-cell>
          <table:covered-table-cell/>
          <table:covered-table-cell/>
          <table:table-cell table:style-name="Таблица8.E9" table:number-columns-spanned="2" office:value-type="string">
            <text:p text:style-name="P31">Уч.</text:p>
          </table:table-cell>
          <table:covered-table-cell/>
          <table:table-cell table:style-name="Таблица8.E9" table:number-columns-spanned="3" office:value-type="string">
            <text:p text:style-name="P31">РМ</text:p>
          </table:table-cell>
          <table:covered-table-cell/>
          <table:covered-table-cell/>
          <table:table-cell table:style-name="Таблица8.E9" office:value-type="string">
            <text:p text:style-name="P31">Опер.</text:p>
          </table:table-cell>
          <table:table-cell table:style-name="Таблица8.E9" table:number-columns-spanned="10" office:value-type="string">
            <text:p text:style-name="P31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o6" table:number-columns-spanned="27" office:value-type="string">
            <text:p text:style-name="P31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0">
          <table:table-cell table:style-name="Таблица8.h1" table:number-rows-spanned="2" office:value-type="string">
            <text:p text:style-name="P31">Б</text:p>
          </table:table-cell>
          <table:table-cell table:style-name="Таблица8.B10" table:number-columns-spanned="19" office:value-type="string">
            <text:p text:style-name="P31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h1" table:number-rows-spanned="2" table:number-columns-spanned="2" office:value-type="string">
            <text:p text:style-name="P31">См..</text:p>
          </table:table-cell>
          <table:covered-table-cell/>
          <table:table-cell table:style-name="Таблица8.h1" table:number-rows-spanned="2" table:number-columns-spanned="3" office:value-type="string">
            <text:p text:style-name="P31">Проф.</text:p>
            <text:p text:style-name="P257"/>
          </table:table-cell>
          <table:covered-table-cell/>
          <table:covered-table-cell/>
          <table:table-cell table:style-name="Таблица8.h1" table:number-rows-spanned="2" table:number-columns-spanned="3" office:value-type="string">
            <text:p text:style-name="P31">Р</text:p>
          </table:table-cell>
          <table:covered-table-cell/>
          <table:covered-table-cell/>
          <table:table-cell table:style-name="Таблица8.h1" table:number-rows-spanned="2" table:number-columns-spanned="2" office:value-type="string">
            <text:p text:style-name="P31">УТ</text:p>
          </table:table-cell>
          <table:covered-table-cell/>
          <table:table-cell table:style-name="Таблица8.h1" table:number-rows-spanned="2" table:number-columns-spanned="2" office:value-type="string">
            <text:p text:style-name="P31">КР</text:p>
          </table:table-cell>
          <table:covered-table-cell/>
          <table:table-cell table:style-name="Таблица8.h1" table:number-rows-spanned="2" table:number-columns-spanned="2" office:value-type="string">
            <text:p text:style-name="P118">КОИД</text:p>
          </table:table-cell>
          <table:covered-table-cell/>
          <table:table-cell table:style-name="Таблица8.h1" table:number-rows-spanned="2" table:number-columns-spanned="2" office:value-type="string">
            <text:p text:style-name="P31">ЕН</text:p>
          </table:table-cell>
          <table:covered-table-cell/>
          <table:table-cell table:style-name="Таблица8.h1" table:number-rows-spanned="2" table:number-columns-spanned="3" office:value-type="string">
            <text:p text:style-name="P31">ОП</text:p>
          </table:table-cell>
          <table:covered-table-cell/>
          <table:covered-table-cell/>
          <table:table-cell table:style-name="Таблица8.h1" table:number-rows-spanned="2" table:number-columns-spanned="2" office:value-type="string">
            <text:p text:style-name="P31">Кшт.</text:p>
          </table:table-cell>
          <table:covered-table-cell/>
          <table:table-cell table:style-name="Таблица8.h1" table:number-rows-spanned="2" table:number-columns-spanned="2" office:value-type="string">
            <text:p text:style-name="P31">Тп.з.</text:p>
          </table:table-cell>
          <table:covered-table-cell/>
          <table:table-cell table:style-name="Таблица8.r10" table:number-rows-spanned="2" table:number-columns-spanned="4" office:value-type="string">
            <text:p text:style-name="P31">Тшт.</text:p>
          </table:table-cell>
          <table:covered-table-cell/>
          <table:covered-table-cell/>
          <table:covered-table-cell/>
        </table:table-row>
        <table:table-row table:style-name="Таблица8.11">
          <table:covered-table-cell table:style-name="Таблица8.h1"/>
          <table:table-cell table:style-name="Таблица8.d6" table:number-columns-spanned="19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8.h1"/>
          <table:covered-table-cell/>
          <table:covered-table-cell table:style-name="Таблица8.h1"/>
          <table:covered-table-cell/>
          <table:covered-table-cell/>
          <table:covered-table-cell table:style-name="Таблица8.h1"/>
          <table:covered-table-cell/>
          <table:covered-table-cell/>
          <table:covered-table-cell table:style-name="Таблица8.h1"/>
          <table:covered-table-cell/>
          <table:covered-table-cell table:style-name="Таблица8.r10"/>
          <table:covered-table-cell/>
          <table:covered-table-cell table:style-name="Таблица8.h1"/>
          <table:covered-table-cell/>
          <table:covered-table-cell table:style-name="Таблица8.h1"/>
          <table:covered-table-cell/>
          <table:covered-table-cell table:style-name="Таблица8.h1"/>
          <table:covered-table-cell/>
          <table:covered-table-cell/>
          <table:covered-table-cell table:style-name="Таблица8.h1"/>
          <table:covered-table-cell/>
          <table:covered-table-cell table:style-name="Таблица8.h1"/>
          <table:covered-table-cell/>
          <table:covered-table-cell table:style-name="Таблица8.r10"/>
          <table:covered-table-cell/>
          <table:covered-table-cell/>
          <table:covered-table-cell/>
        </table:table-row>
        <table:table-row table:style-name="Таблица8.9">
          <table:table-cell table:style-name="Таблица8.F8" office:value-type="string">
            <text:p text:style-name="P31"><draw:g text:anchor-type="paragraph" draw:z-index="7" draw:name="DrawObject 426" draw:style-name="gr1"><draw:g draw:name="DrawObject 427" draw:style-name="gr2"><draw:g draw:name="DrawObject 428" draw:style-name="gr2"><draw:g draw:name="DrawObject 429" draw:style-name="gr2"><draw:g draw:name="DrawObject 430" draw:style-name="gr3"><draw:line draw:name="Вертикальная линия 1531" draw:style-name="gr4" draw:text-style-name="P284" svg:x1="1.816cm" svg:y1="0.469cm" svg:x2="1.816cm" svg:y2="0.568cm"><text:p/></draw:line><draw:line draw:name="Вертикальная линия 1532" draw:style-name="gr4" draw:text-style-name="P284" svg:x1="2.848cm" svg:y1="0.471cm" svg:x2="2.848cm" svg:y2="0.57cm"><text:p/></draw:line><draw:line draw:name="Вертикальная линия 1533" draw:style-name="gr4" draw:text-style-name="P284" svg:x1="3.881cm" svg:y1="0.476cm" svg:x2="3.881cm" svg:y2="0.575cm"><text:p/></draw:line><draw:line draw:name="Вертикальная линия 1534" draw:style-name="gr4" draw:text-style-name="P284" svg:x1="5.163cm" svg:y1="0.476cm" svg:x2="5.163cm" svg:y2="0.575cm"><text:p/></draw:line></draw:g><draw:line draw:name="Вертикальная линия 1535" draw:style-name="gr4" draw:text-style-name="P284" svg:x1="12.448cm" svg:y1="0.476cm" svg:x2="12.448cm" svg:y2="0.575cm"><text:p/></draw:line><draw:line draw:name="Вертикальная линия 1536" draw:style-name="gr4" draw:text-style-name="P284" svg:x1="13.463cm" svg:y1="0.476cm" svg:x2="13.463cm" svg:y2="0.575cm"><text:p/></draw:line><draw:line draw:name="Вертикальная линия 1537" draw:style-name="gr4" draw:text-style-name="P284" svg:x1="15.261cm" svg:y1="0.476cm" svg:x2="15.261cm" svg:y2="0.575cm"><text:p/></draw:line><draw:line draw:name="Вертикальная линия 1538" draw:style-name="gr4" draw:text-style-name="P284" svg:x1="16.281cm" svg:y1="0.476cm" svg:x2="16.281cm" svg:y2="0.575cm"><text:p/></draw:line><draw:line draw:name="Вертикальная линия 1539" draw:style-name="gr4" draw:text-style-name="P284" svg:x1="17.547cm" svg:y1="0.476cm" svg:x2="17.547cm" svg:y2="0.575cm"><text:p/></draw:line><draw:line draw:name="Вертикальная линия 1540" draw:style-name="gr4" draw:text-style-name="P284" svg:x1="18.583cm" svg:y1="0.476cm" svg:x2="18.583cm" svg:y2="0.575cm"><text:p/></draw:line></draw:g><draw:g draw:name="DrawObject 431" draw:style-name="gr3"><draw:line draw:name="Вертикальная линия 1541" draw:style-name="gr4" draw:text-style-name="P284" svg:x1="19.837cm" svg:y1="0.476cm" svg:x2="19.837cm" svg:y2="0.575cm"><text:p/></draw:line><draw:line draw:name="Вертикальная линия 1542" draw:style-name="gr4" draw:text-style-name="P284" svg:x1="21.093cm" svg:y1="0.476cm" svg:x2="21.093cm" svg:y2="0.575cm"><text:p/></draw:line><draw:line draw:name="Вертикальная линия 1543" draw:style-name="gr4" draw:text-style-name="P284" svg:x1="22.43cm" svg:y1="0.476cm" svg:x2="22.43cm" svg:y2="0.575cm"><text:p/></draw:line><draw:line draw:name="Вертикальная линия 1544" draw:style-name="gr4" draw:text-style-name="P284" svg:x1="23.743cm" svg:y1="0.476cm" svg:x2="23.743cm" svg:y2="0.575cm"><text:p/></draw:line><draw:line draw:name="Вертикальная линия 1545" draw:style-name="gr4" draw:text-style-name="P284" svg:x1="25.474cm" svg:y1="0.476cm" svg:x2="25.474cm" svg:y2="0.575cm"><text:p/></draw:line></draw:g></draw:g><draw:g draw:name="DrawObject 432" draw:style-name="gr2"><draw:g draw:name="DrawObject 433" draw:style-name="gr2"><draw:g draw:name="DrawObject 434" draw:style-name="gr3"><draw:line draw:name="Вертикальная линия 1546" draw:style-name="gr4" draw:text-style-name="P284" svg:x1="1.808cm" svg:y1="1.252cm" svg:x2="1.808cm" svg:y2="1.351cm"><text:p/></draw:line><draw:line draw:name="Вертикальная линия 1547" draw:style-name="gr4" draw:text-style-name="P284" svg:x1="2.838cm" svg:y1="1.254cm" svg:x2="2.838cm" svg:y2="1.353cm"><text:p/></draw:line><draw:line draw:name="Вертикальная линия 1548" draw:style-name="gr4" draw:text-style-name="P284" svg:x1="3.87cm" svg:y1="1.259cm" svg:x2="3.87cm" svg:y2="1.358cm"><text:p/></draw:line><draw:line draw:name="Вертикальная линия 1549" draw:style-name="gr4" draw:text-style-name="P284" svg:x1="5.154cm" svg:y1="1.259cm" svg:x2="5.154cm" svg:y2="1.358cm"><text:p/></draw:line></draw:g><draw:line draw:name="Вертикальная линия 1550" draw:style-name="gr4" draw:text-style-name="P284" svg:x1="12.439cm" svg:y1="1.259cm" svg:x2="12.439cm" svg:y2="1.358cm"><text:p/></draw:line><draw:line draw:name="Вертикальная линия 1551" draw:style-name="gr4" draw:text-style-name="P284" svg:x1="13.45cm" svg:y1="1.259cm" svg:x2="13.45cm" svg:y2="1.358cm"><text:p/></draw:line><draw:line draw:name="Вертикальная линия 1552" draw:style-name="gr4" draw:text-style-name="P284" svg:x1="15.249cm" svg:y1="1.259cm" svg:x2="15.249cm" svg:y2="1.358cm"><text:p/></draw:line><draw:line draw:name="Вертикальная линия 1553" draw:style-name="gr4" draw:text-style-name="P284" svg:x1="16.27cm" svg:y1="1.259cm" svg:x2="16.27cm" svg:y2="1.358cm"><text:p/></draw:line><draw:line draw:name="Вертикальная линия 1554" draw:style-name="gr4" draw:text-style-name="P284" svg:x1="17.533cm" svg:y1="1.259cm" svg:x2="17.533cm" svg:y2="1.358cm"><text:p/></draw:line><draw:line draw:name="Вертикальная линия 1555" draw:style-name="gr4" draw:text-style-name="P284" svg:x1="18.572cm" svg:y1="1.259cm" svg:x2="18.572cm" svg:y2="1.358cm"><text:p/></draw:line></draw:g><draw:g draw:name="DrawObject 435" draw:style-name="gr3"><draw:line draw:name="Вертикальная линия 1556" draw:style-name="gr4" draw:text-style-name="P284" svg:x1="19.826cm" svg:y1="1.259cm" svg:x2="19.826cm" svg:y2="1.358cm"><text:p/></draw:line><draw:line draw:name="Вертикальная линия 1557" draw:style-name="gr4" draw:text-style-name="P284" svg:x1="21.082cm" svg:y1="1.259cm" svg:x2="21.082cm" svg:y2="1.358cm"><text:p/></draw:line><draw:line draw:name="Вертикальная линия 1558" draw:style-name="gr4" draw:text-style-name="P284" svg:x1="22.419cm" svg:y1="1.259cm" svg:x2="22.419cm" svg:y2="1.358cm"><text:p/></draw:line><draw:line draw:name="Вертикальная линия 1559" draw:style-name="gr4" draw:text-style-name="P284" svg:x1="23.73cm" svg:y1="1.259cm" svg:x2="23.73cm" svg:y2="1.358cm"><text:p/></draw:line><draw:line draw:name="Вертикальная линия 1560" draw:style-name="gr4" draw:text-style-name="P284" svg:x1="25.462cm" svg:y1="1.259cm" svg:x2="25.462cm" svg:y2="1.358cm"><text:p/></draw:line></draw:g></draw:g><draw:g draw:name="DrawObject 436" draw:style-name="gr2"><draw:g draw:name="DrawObject 437" draw:style-name="gr2"><draw:g draw:name="DrawObject 438" draw:style-name="gr3"><draw:line draw:name="Вертикальная линия 1561" draw:style-name="gr4" draw:text-style-name="P284" svg:x1="1.808cm" svg:y1="2.01cm" svg:x2="1.808cm" svg:y2="2.109cm"><text:p/></draw:line><draw:line draw:name="Вертикальная линия 1562" draw:style-name="gr4" draw:text-style-name="P284" svg:x1="2.838cm" svg:y1="2.011cm" svg:x2="2.838cm" svg:y2="2.11cm"><text:p/></draw:line><draw:line draw:name="Вертикальная линия 1563" draw:style-name="gr4" draw:text-style-name="P284" svg:x1="3.87cm" svg:y1="2.017cm" svg:x2="3.87cm" svg:y2="2.116cm"><text:p/></draw:line><draw:line draw:name="Вертикальная линия 1564" draw:style-name="gr4" draw:text-style-name="P284" svg:x1="5.154cm" svg:y1="2.017cm" svg:x2="5.154cm" svg:y2="2.116cm"><text:p/></draw:line></draw:g><draw:line draw:name="Вертикальная линия 1565" draw:style-name="gr4" draw:text-style-name="P284" svg:x1="12.439cm" svg:y1="2.017cm" svg:x2="12.439cm" svg:y2="2.116cm"><text:p/></draw:line><draw:line draw:name="Вертикальная линия 1566" draw:style-name="gr4" draw:text-style-name="P284" svg:x1="13.45cm" svg:y1="2.017cm" svg:x2="13.45cm" svg:y2="2.116cm"><text:p/></draw:line><draw:line draw:name="Вертикальная линия 1567" draw:style-name="gr4" draw:text-style-name="P284" svg:x1="15.249cm" svg:y1="2.017cm" svg:x2="15.249cm" svg:y2="2.116cm"><text:p/></draw:line><draw:line draw:name="Вертикальная линия 1568" draw:style-name="gr4" draw:text-style-name="P284" svg:x1="16.27cm" svg:y1="2.017cm" svg:x2="16.27cm" svg:y2="2.116cm"><text:p/></draw:line><draw:line draw:name="Вертикальная линия 1569" draw:style-name="gr4" draw:text-style-name="P284" svg:x1="17.533cm" svg:y1="2.017cm" svg:x2="17.533cm" svg:y2="2.116cm"><text:p/></draw:line><draw:line draw:name="Вертикальная линия 1570" draw:style-name="gr4" draw:text-style-name="P284" svg:x1="18.572cm" svg:y1="2.017cm" svg:x2="18.572cm" svg:y2="2.116cm"><text:p/></draw:line></draw:g><draw:g draw:name="DrawObject 439" draw:style-name="gr3"><draw:line draw:name="Вертикальная линия 1571" draw:style-name="gr4" draw:text-style-name="P284" svg:x1="19.826cm" svg:y1="2.017cm" svg:x2="19.826cm" svg:y2="2.116cm"><text:p/></draw:line><draw:line draw:name="Вертикальная линия 1572" draw:style-name="gr4" draw:text-style-name="P284" svg:x1="21.082cm" svg:y1="2.017cm" svg:x2="21.082cm" svg:y2="2.116cm"><text:p/></draw:line><draw:line draw:name="Вертикальная линия 1573" draw:style-name="gr4" draw:text-style-name="P284" svg:x1="22.419cm" svg:y1="2.017cm" svg:x2="22.419cm" svg:y2="2.116cm"><text:p/></draw:line><draw:line draw:name="Вертикальная линия 1574" draw:style-name="gr4" draw:text-style-name="P284" svg:x1="23.73cm" svg:y1="2.017cm" svg:x2="23.73cm" svg:y2="2.116cm"><text:p/></draw:line><draw:line draw:name="Вертикальная линия 1575" draw:style-name="gr4" draw:text-style-name="P284" svg:x1="25.462cm" svg:y1="2.017cm" svg:x2="25.462cm" svg:y2="2.116cm"><text:p/></draw:line></draw:g></draw:g><draw:g draw:name="DrawObject 440" draw:style-name="gr2"><draw:g draw:name="DrawObject 441" draw:style-name="gr2"><draw:g draw:name="DrawObject 442" draw:style-name="gr3"><draw:line draw:name="Вертикальная линия 1576" draw:style-name="gr4" draw:text-style-name="P284" svg:x1="1.808cm" svg:y1="2.725cm" svg:x2="1.808cm" svg:y2="2.824cm"><text:p/></draw:line><draw:line draw:name="Вертикальная линия 1577" draw:style-name="gr4" draw:text-style-name="P284" svg:x1="2.838cm" svg:y1="2.727cm" svg:x2="2.838cm" svg:y2="2.826cm"><text:p/></draw:line><draw:line draw:name="Вертикальная линия 1578" draw:style-name="gr4" draw:text-style-name="P284" svg:x1="3.87cm" svg:y1="2.732cm" svg:x2="3.87cm" svg:y2="2.831cm"><text:p/></draw:line><draw:line draw:name="Вертикальная линия 1579" draw:style-name="gr4" draw:text-style-name="P284" svg:x1="5.154cm" svg:y1="2.732cm" svg:x2="5.154cm" svg:y2="2.831cm"><text:p/></draw:line></draw:g><draw:line draw:name="Вертикальная линия 1580" draw:style-name="gr4" draw:text-style-name="P284" svg:x1="12.439cm" svg:y1="2.732cm" svg:x2="12.439cm" svg:y2="2.831cm"><text:p/></draw:line><draw:line draw:name="Вертикальная линия 1581" draw:style-name="gr4" draw:text-style-name="P284" svg:x1="13.45cm" svg:y1="2.732cm" svg:x2="13.45cm" svg:y2="2.831cm"><text:p/></draw:line><draw:line draw:name="Вертикальная линия 1582" draw:style-name="gr4" draw:text-style-name="P284" svg:x1="15.249cm" svg:y1="2.732cm" svg:x2="15.249cm" svg:y2="2.831cm"><text:p/></draw:line><draw:line draw:name="Вертикальная линия 1583" draw:style-name="gr4" draw:text-style-name="P284" svg:x1="16.27cm" svg:y1="2.732cm" svg:x2="16.27cm" svg:y2="2.831cm"><text:p/></draw:line><draw:line draw:name="Вертикальная линия 1584" draw:style-name="gr4" draw:text-style-name="P284" svg:x1="17.533cm" svg:y1="2.732cm" svg:x2="17.533cm" svg:y2="2.831cm"><text:p/></draw:line><draw:line draw:name="Вертикальная линия 1585" draw:style-name="gr4" draw:text-style-name="P284" svg:x1="18.572cm" svg:y1="2.732cm" svg:x2="18.572cm" svg:y2="2.831cm"><text:p/></draw:line></draw:g><draw:g draw:name="DrawObject 443" draw:style-name="gr3"><draw:line draw:name="Вертикальная линия 1586" draw:style-name="gr4" draw:text-style-name="P284" svg:x1="19.826cm" svg:y1="2.732cm" svg:x2="19.826cm" svg:y2="2.831cm"><text:p/></draw:line><draw:line draw:name="Вертикальная линия 1587" draw:style-name="gr4" draw:text-style-name="P284" svg:x1="21.082cm" svg:y1="2.732cm" svg:x2="21.082cm" svg:y2="2.831cm"><text:p/></draw:line><draw:line draw:name="Вертикальная линия 1588" draw:style-name="gr4" draw:text-style-name="P284" svg:x1="22.419cm" svg:y1="2.732cm" svg:x2="22.419cm" svg:y2="2.831cm"><text:p/></draw:line><draw:line draw:name="Вертикальная линия 1589" draw:style-name="gr4" draw:text-style-name="P284" svg:x1="23.73cm" svg:y1="2.732cm" svg:x2="23.73cm" svg:y2="2.831cm"><text:p/></draw:line><draw:line draw:name="Вертикальная линия 1590" draw:style-name="gr4" draw:text-style-name="P284" svg:x1="25.462cm" svg:y1="2.732cm" svg:x2="25.462cm" svg:y2="2.831cm"><text:p/></draw:line></draw:g></draw:g><draw:g draw:name="DrawObject 444" draw:style-name="gr2"><draw:g draw:name="DrawObject 445" draw:style-name="gr2"><draw:g draw:name="DrawObject 446" draw:style-name="gr3"><draw:line draw:name="Вертикальная линия 1591" draw:style-name="gr4" draw:text-style-name="P284" svg:x1="1.808cm" svg:y1="3.468cm" svg:x2="1.808cm" svg:y2="3.567cm"><text:p/></draw:line><draw:line draw:name="Вертикальная линия 1592" draw:style-name="gr4" draw:text-style-name="P284" svg:x1="2.838cm" svg:y1="3.471cm" svg:x2="2.838cm" svg:y2="3.57cm"><text:p/></draw:line><draw:line draw:name="Вертикальная линия 1593" draw:style-name="gr4" draw:text-style-name="P284" svg:x1="3.87cm" svg:y1="3.475cm" svg:x2="3.87cm" svg:y2="3.574cm"><text:p/></draw:line><draw:line draw:name="Вертикальная линия 1594" draw:style-name="gr4" draw:text-style-name="P284" svg:x1="5.154cm" svg:y1="3.475cm" svg:x2="5.154cm" svg:y2="3.574cm"><text:p/></draw:line></draw:g><draw:line draw:name="Вертикальная линия 1595" draw:style-name="gr4" draw:text-style-name="P284" svg:x1="12.439cm" svg:y1="3.475cm" svg:x2="12.439cm" svg:y2="3.574cm"><text:p/></draw:line><draw:line draw:name="Вертикальная линия 1596" draw:style-name="gr4" draw:text-style-name="P284" svg:x1="13.45cm" svg:y1="3.475cm" svg:x2="13.45cm" svg:y2="3.574cm"><text:p/></draw:line><draw:line draw:name="Вертикальная линия 1597" draw:style-name="gr4" draw:text-style-name="P284" svg:x1="15.249cm" svg:y1="3.475cm" svg:x2="15.249cm" svg:y2="3.574cm"><text:p/></draw:line><draw:line draw:name="Вертикальная линия 1598" draw:style-name="gr4" draw:text-style-name="P284" svg:x1="16.27cm" svg:y1="3.475cm" svg:x2="16.27cm" svg:y2="3.574cm"><text:p/></draw:line><draw:line draw:name="Вертикальная линия 1599" draw:style-name="gr4" draw:text-style-name="P284" svg:x1="17.533cm" svg:y1="3.475cm" svg:x2="17.533cm" svg:y2="3.574cm"><text:p/></draw:line><draw:line draw:name="Вертикальная линия 1600" draw:style-name="gr4" draw:text-style-name="P284" svg:x1="18.572cm" svg:y1="3.475cm" svg:x2="18.572cm" svg:y2="3.574cm"><text:p/></draw:line></draw:g><draw:g draw:name="DrawObject 447" draw:style-name="gr3"><draw:line draw:name="Вертикальная линия 1601" draw:style-name="gr4" draw:text-style-name="P284" svg:x1="19.826cm" svg:y1="3.475cm" svg:x2="19.826cm" svg:y2="3.574cm"><text:p/></draw:line><draw:line draw:name="Вертикальная линия 1602" draw:style-name="gr4" draw:text-style-name="P284" svg:x1="21.082cm" svg:y1="3.475cm" svg:x2="21.082cm" svg:y2="3.574cm"><text:p/></draw:line><draw:line draw:name="Вертикальная линия 1603" draw:style-name="gr4" draw:text-style-name="P284" svg:x1="22.419cm" svg:y1="3.475cm" svg:x2="22.419cm" svg:y2="3.574cm"><text:p/></draw:line><draw:line draw:name="Вертикальная линия 1604" draw:style-name="gr4" draw:text-style-name="P284" svg:x1="23.73cm" svg:y1="3.475cm" svg:x2="23.73cm" svg:y2="3.574cm"><text:p/></draw:line><draw:line draw:name="Вертикальная линия 1605" draw:style-name="gr4" draw:text-style-name="P284" svg:x1="25.462cm" svg:y1="3.475cm" svg:x2="25.462cm" svg:y2="3.574cm"><text:p/></draw:line></draw:g></draw:g><draw:g draw:name="DrawObject 448" draw:style-name="gr2"><draw:g draw:name="DrawObject 449" draw:style-name="gr2"><draw:g draw:name="DrawObject 450" draw:style-name="gr3"><draw:line draw:name="Вертикальная линия 1606" draw:style-name="gr4" draw:text-style-name="P284" svg:x1="1.808cm" svg:y1="4.296cm" svg:x2="1.808cm" svg:y2="4.395cm"><text:p/></draw:line><draw:line draw:name="Вертикальная линия 1607" draw:style-name="gr4" draw:text-style-name="P284" svg:x1="2.838cm" svg:y1="4.297cm" svg:x2="2.838cm" svg:y2="4.396cm"><text:p/></draw:line><draw:line draw:name="Вертикальная линия 1608" draw:style-name="gr4" draw:text-style-name="P284" svg:x1="3.87cm" svg:y1="4.303cm" svg:x2="3.87cm" svg:y2="4.402cm"><text:p/></draw:line><draw:line draw:name="Вертикальная линия 1609" draw:style-name="gr4" draw:text-style-name="P284" svg:x1="5.154cm" svg:y1="4.303cm" svg:x2="5.154cm" svg:y2="4.402cm"><text:p/></draw:line></draw:g><draw:line draw:name="Вертикальная линия 1610" draw:style-name="gr4" draw:text-style-name="P284" svg:x1="12.439cm" svg:y1="4.303cm" svg:x2="12.439cm" svg:y2="4.402cm"><text:p/></draw:line><draw:line draw:name="Вертикальная линия 1611" draw:style-name="gr4" draw:text-style-name="P284" svg:x1="13.45cm" svg:y1="4.303cm" svg:x2="13.45cm" svg:y2="4.402cm"><text:p/></draw:line><draw:line draw:name="Вертикальная линия 1612" draw:style-name="gr4" draw:text-style-name="P284" svg:x1="15.249cm" svg:y1="4.303cm" svg:x2="15.249cm" svg:y2="4.402cm"><text:p/></draw:line><draw:line draw:name="Вертикальная линия 1613" draw:style-name="gr4" draw:text-style-name="P284" svg:x1="16.27cm" svg:y1="4.303cm" svg:x2="16.27cm" svg:y2="4.402cm"><text:p/></draw:line><draw:line draw:name="Вертикальная линия 1614" draw:style-name="gr4" draw:text-style-name="P284" svg:x1="17.533cm" svg:y1="4.303cm" svg:x2="17.533cm" svg:y2="4.402cm"><text:p/></draw:line><draw:line draw:name="Вертикальная линия 1615" draw:style-name="gr4" draw:text-style-name="P284" svg:x1="18.572cm" svg:y1="4.303cm" svg:x2="18.572cm" svg:y2="4.402cm"><text:p/></draw:line></draw:g><draw:g draw:name="DrawObject 451" draw:style-name="gr3"><draw:line draw:name="Вертикальная линия 1616" draw:style-name="gr4" draw:text-style-name="P284" svg:x1="19.826cm" svg:y1="4.303cm" svg:x2="19.826cm" svg:y2="4.402cm"><text:p/></draw:line><draw:line draw:name="Вертикальная линия 1617" draw:style-name="gr4" draw:text-style-name="P284" svg:x1="21.082cm" svg:y1="4.303cm" svg:x2="21.082cm" svg:y2="4.402cm"><text:p/></draw:line><draw:line draw:name="Вертикальная линия 1618" draw:style-name="gr4" draw:text-style-name="P284" svg:x1="22.419cm" svg:y1="4.303cm" svg:x2="22.419cm" svg:y2="4.402cm"><text:p/></draw:line><draw:line draw:name="Вертикальная линия 1619" draw:style-name="gr4" draw:text-style-name="P284" svg:x1="23.73cm" svg:y1="4.303cm" svg:x2="23.73cm" svg:y2="4.402cm"><text:p/></draw:line><draw:line draw:name="Вертикальная линия 1620" draw:style-name="gr4" draw:text-style-name="P284" svg:x1="25.462cm" svg:y1="4.303cm" svg:x2="25.462cm" svg:y2="4.402cm"><text:p/></draw:line></draw:g></draw:g><draw:g draw:name="DrawObject 452" draw:style-name="gr2"><draw:g draw:name="DrawObject 453" draw:style-name="gr2"><draw:g draw:name="DrawObject 454" draw:style-name="gr3"><draw:line draw:name="Вертикальная линия 1621" draw:style-name="gr4" draw:text-style-name="P284" svg:x1="1.808cm" svg:y1="5.112cm" svg:x2="1.808cm" svg:y2="5.211cm"><text:p/></draw:line><draw:line draw:name="Вертикальная линия 1622" draw:style-name="gr4" draw:text-style-name="P284" svg:x1="2.838cm" svg:y1="5.116cm" svg:x2="2.838cm" svg:y2="5.215cm"><text:p/></draw:line><draw:line draw:name="Вертикальная линия 1623" draw:style-name="gr4" draw:text-style-name="P284" svg:x1="3.87cm" svg:y1="5.119cm" svg:x2="3.87cm" svg:y2="5.218cm"><text:p/></draw:line><draw:line draw:name="Вертикальная линия 1624" draw:style-name="gr4" draw:text-style-name="P284" svg:x1="5.154cm" svg:y1="5.119cm" svg:x2="5.154cm" svg:y2="5.218cm"><text:p/></draw:line></draw:g><draw:line draw:name="Вертикальная линия 1625" draw:style-name="gr4" draw:text-style-name="P284" svg:x1="12.439cm" svg:y1="5.119cm" svg:x2="12.439cm" svg:y2="5.218cm"><text:p/></draw:line><draw:line draw:name="Вертикальная линия 1626" draw:style-name="gr4" draw:text-style-name="P284" svg:x1="13.45cm" svg:y1="5.119cm" svg:x2="13.45cm" svg:y2="5.218cm"><text:p/></draw:line><draw:line draw:name="Вертикальная линия 1627" draw:style-name="gr4" draw:text-style-name="P284" svg:x1="15.249cm" svg:y1="5.119cm" svg:x2="15.249cm" svg:y2="5.218cm"><text:p/></draw:line><draw:line draw:name="Вертикальная линия 1628" draw:style-name="gr4" draw:text-style-name="P284" svg:x1="16.27cm" svg:y1="5.119cm" svg:x2="16.27cm" svg:y2="5.218cm"><text:p/></draw:line><draw:line draw:name="Вертикальная линия 1629" draw:style-name="gr4" draw:text-style-name="P284" svg:x1="17.533cm" svg:y1="5.119cm" svg:x2="17.533cm" svg:y2="5.218cm"><text:p/></draw:line><draw:line draw:name="Вертикальная линия 1630" draw:style-name="gr4" draw:text-style-name="P284" svg:x1="18.572cm" svg:y1="5.119cm" svg:x2="18.572cm" svg:y2="5.218cm"><text:p/></draw:line></draw:g><draw:g draw:name="DrawObject 455" draw:style-name="gr3"><draw:line draw:name="Вертикальная линия 1631" draw:style-name="gr4" draw:text-style-name="P284" svg:x1="19.826cm" svg:y1="5.119cm" svg:x2="19.826cm" svg:y2="5.218cm"><text:p/></draw:line><draw:line draw:name="Вертикальная линия 1632" draw:style-name="gr4" draw:text-style-name="P284" svg:x1="21.082cm" svg:y1="5.119cm" svg:x2="21.082cm" svg:y2="5.218cm"><text:p/></draw:line><draw:line draw:name="Вертикальная линия 1633" draw:style-name="gr4" draw:text-style-name="P284" svg:x1="22.419cm" svg:y1="5.119cm" svg:x2="22.419cm" svg:y2="5.218cm"><text:p/></draw:line><draw:line draw:name="Вертикальная линия 1634" draw:style-name="gr4" draw:text-style-name="P284" svg:x1="23.73cm" svg:y1="5.119cm" svg:x2="23.73cm" svg:y2="5.218cm"><text:p/></draw:line><draw:line draw:name="Вертикальная линия 1635" draw:style-name="gr4" draw:text-style-name="P284" svg:x1="25.462cm" svg:y1="5.119cm" svg:x2="25.462cm" svg:y2="5.218cm"><text:p/></draw:line></draw:g></draw:g><draw:g draw:name="DrawObject 456" draw:style-name="gr2"><draw:g draw:name="DrawObject 457" draw:style-name="gr2"><draw:g draw:name="DrawObject 458" draw:style-name="gr3"><draw:line draw:name="Вертикальная линия 1636" draw:style-name="gr4" draw:text-style-name="P284" svg:x1="1.808cm" svg:y1="5.893cm" svg:x2="1.808cm" svg:y2="5.992cm"><text:p/></draw:line><draw:line draw:name="Вертикальная линия 1637" draw:style-name="gr4" draw:text-style-name="P284" svg:x1="2.838cm" svg:y1="5.894cm" svg:x2="2.838cm" svg:y2="5.993cm"><text:p/></draw:line><draw:line draw:name="Вертикальная линия 1638" draw:style-name="gr4" draw:text-style-name="P284" svg:x1="3.87cm" svg:y1="5.9cm" svg:x2="3.87cm" svg:y2="5.999cm"><text:p/></draw:line><draw:line draw:name="Вертикальная линия 1639" draw:style-name="gr4" draw:text-style-name="P284" svg:x1="5.154cm" svg:y1="5.9cm" svg:x2="5.154cm" svg:y2="5.999cm"><text:p/></draw:line></draw:g><draw:line draw:name="Вертикальная линия 1640" draw:style-name="gr4" draw:text-style-name="P284" svg:x1="12.439cm" svg:y1="5.9cm" svg:x2="12.439cm" svg:y2="5.999cm"><text:p/></draw:line><draw:line draw:name="Вертикальная линия 1641" draw:style-name="gr4" draw:text-style-name="P284" svg:x1="13.45cm" svg:y1="5.9cm" svg:x2="13.45cm" svg:y2="5.999cm"><text:p/></draw:line><draw:line draw:name="Вертикальная линия 1642" draw:style-name="gr4" draw:text-style-name="P284" svg:x1="15.249cm" svg:y1="5.9cm" svg:x2="15.249cm" svg:y2="5.999cm"><text:p/></draw:line><draw:line draw:name="Вертикальная линия 1643" draw:style-name="gr4" draw:text-style-name="P284" svg:x1="16.27cm" svg:y1="5.9cm" svg:x2="16.27cm" svg:y2="5.999cm"><text:p/></draw:line><draw:line draw:name="Вертикальная линия 1644" draw:style-name="gr4" draw:text-style-name="P284" svg:x1="17.533cm" svg:y1="5.9cm" svg:x2="17.533cm" svg:y2="5.999cm"><text:p/></draw:line><draw:line draw:name="Вертикальная линия 1645" draw:style-name="gr4" draw:text-style-name="P284" svg:x1="18.572cm" svg:y1="5.9cm" svg:x2="18.572cm" svg:y2="5.999cm"><text:p/></draw:line></draw:g><draw:g draw:name="DrawObject 459" draw:style-name="gr3"><draw:line draw:name="Вертикальная линия 1646" draw:style-name="gr4" draw:text-style-name="P284" svg:x1="19.826cm" svg:y1="5.9cm" svg:x2="19.826cm" svg:y2="5.999cm"><text:p/></draw:line><draw:line draw:name="Вертикальная линия 1647" draw:style-name="gr4" draw:text-style-name="P284" svg:x1="21.082cm" svg:y1="5.9cm" svg:x2="21.082cm" svg:y2="5.999cm"><text:p/></draw:line><draw:line draw:name="Вертикальная линия 1648" draw:style-name="gr4" draw:text-style-name="P284" svg:x1="22.419cm" svg:y1="5.9cm" svg:x2="22.419cm" svg:y2="5.999cm"><text:p/></draw:line><draw:line draw:name="Вертикальная линия 1649" draw:style-name="gr4" draw:text-style-name="P284" svg:x1="23.73cm" svg:y1="5.9cm" svg:x2="23.73cm" svg:y2="5.999cm"><text:p/></draw:line><draw:line draw:name="Вертикальная линия 1650" draw:style-name="gr4" draw:text-style-name="P284" svg:x1="25.462cm" svg:y1="5.9cm" svg:x2="25.462cm" svg:y2="5.999cm"><text:p/></draw:line></draw:g></draw:g><draw:g draw:name="DrawObject 460" draw:style-name="gr2"><draw:g draw:name="DrawObject 461" draw:style-name="gr2"><draw:g draw:name="DrawObject 462" draw:style-name="gr3"><draw:line draw:name="Вертикальная линия 1651" draw:style-name="gr4" draw:text-style-name="P284" svg:x1="1.808cm" svg:y1="6.66cm" svg:x2="1.808cm" svg:y2="6.759cm"><text:p/></draw:line><draw:line draw:name="Вертикальная линия 1652" draw:style-name="gr4" draw:text-style-name="P284" svg:x1="2.838cm" svg:y1="6.662cm" svg:x2="2.838cm" svg:y2="6.761cm"><text:p/></draw:line><draw:line draw:name="Вертикальная линия 1653" draw:style-name="gr4" draw:text-style-name="P284" svg:x1="3.87cm" svg:y1="6.666cm" svg:x2="3.87cm" svg:y2="6.765cm"><text:p/></draw:line><draw:line draw:name="Вертикальная линия 1654" draw:style-name="gr4" draw:text-style-name="P284" svg:x1="5.154cm" svg:y1="6.666cm" svg:x2="5.154cm" svg:y2="6.765cm"><text:p/></draw:line></draw:g><draw:line draw:name="Вертикальная линия 1655" draw:style-name="gr4" draw:text-style-name="P284" svg:x1="12.439cm" svg:y1="6.666cm" svg:x2="12.439cm" svg:y2="6.765cm"><text:p/></draw:line><draw:line draw:name="Вертикальная линия 1656" draw:style-name="gr4" draw:text-style-name="P284" svg:x1="13.45cm" svg:y1="6.666cm" svg:x2="13.45cm" svg:y2="6.765cm"><text:p/></draw:line><draw:line draw:name="Вертикальная линия 1657" draw:style-name="gr4" draw:text-style-name="P284" svg:x1="15.249cm" svg:y1="6.666cm" svg:x2="15.249cm" svg:y2="6.765cm"><text:p/></draw:line><draw:line draw:name="Вертикальная линия 1658" draw:style-name="gr4" draw:text-style-name="P284" svg:x1="16.27cm" svg:y1="6.666cm" svg:x2="16.27cm" svg:y2="6.765cm"><text:p/></draw:line><draw:line draw:name="Вертикальная линия 1659" draw:style-name="gr4" draw:text-style-name="P284" svg:x1="17.533cm" svg:y1="6.666cm" svg:x2="17.533cm" svg:y2="6.765cm"><text:p/></draw:line><draw:line draw:name="Вертикальная линия 1660" draw:style-name="gr4" draw:text-style-name="P284" svg:x1="18.572cm" svg:y1="6.666cm" svg:x2="18.572cm" svg:y2="6.765cm"><text:p/></draw:line></draw:g><draw:g draw:name="DrawObject 463" draw:style-name="gr3"><draw:line draw:name="Вертикальная линия 1661" draw:style-name="gr4" draw:text-style-name="P284" svg:x1="19.826cm" svg:y1="6.666cm" svg:x2="19.826cm" svg:y2="6.765cm"><text:p/></draw:line><draw:line draw:name="Вертикальная линия 1662" draw:style-name="gr4" draw:text-style-name="P284" svg:x1="21.082cm" svg:y1="6.666cm" svg:x2="21.082cm" svg:y2="6.765cm"><text:p/></draw:line><draw:line draw:name="Вертикальная линия 1663" draw:style-name="gr4" draw:text-style-name="P284" svg:x1="22.419cm" svg:y1="6.666cm" svg:x2="22.419cm" svg:y2="6.765cm"><text:p/></draw:line><draw:line draw:name="Вертикальная линия 1664" draw:style-name="gr4" draw:text-style-name="P284" svg:x1="23.73cm" svg:y1="6.666cm" svg:x2="23.73cm" svg:y2="6.765cm"><text:p/></draw:line><draw:line draw:name="Вертикальная линия 1665" draw:style-name="gr4" draw:text-style-name="P284" svg:x1="25.462cm" svg:y1="6.666cm" svg:x2="25.462cm" svg:y2="6.765cm"><text:p/></draw:line></draw:g></draw:g><draw:g draw:name="DrawObject 464" draw:style-name="gr2"><draw:g draw:name="DrawObject 465" draw:style-name="gr2"><draw:g draw:name="DrawObject 466" draw:style-name="gr3"><draw:line draw:name="Вертикальная линия 1666" draw:style-name="gr4" draw:text-style-name="P284" svg:x1="1.808cm" svg:y1="7.433cm" svg:x2="1.808cm" svg:y2="7.532cm"><text:p/></draw:line><draw:line draw:name="Вертикальная линия 1667" draw:style-name="gr4" draw:text-style-name="P284" svg:x1="2.838cm" svg:y1="7.435cm" svg:x2="2.838cm" svg:y2="7.534cm"><text:p/></draw:line><draw:line draw:name="Вертикальная линия 1668" draw:style-name="gr4" draw:text-style-name="P284" svg:x1="3.87cm" svg:y1="7.44cm" svg:x2="3.87cm" svg:y2="7.539cm"><text:p/></draw:line><draw:line draw:name="Вертикальная линия 1669" draw:style-name="gr4" draw:text-style-name="P284" svg:x1="5.154cm" svg:y1="7.44cm" svg:x2="5.154cm" svg:y2="7.539cm"><text:p/></draw:line></draw:g><draw:line draw:name="Вертикальная линия 1670" draw:style-name="gr4" draw:text-style-name="P284" svg:x1="12.439cm" svg:y1="7.44cm" svg:x2="12.439cm" svg:y2="7.539cm"><text:p/></draw:line><draw:line draw:name="Вертикальная линия 1671" draw:style-name="gr4" draw:text-style-name="P284" svg:x1="13.45cm" svg:y1="7.44cm" svg:x2="13.45cm" svg:y2="7.539cm"><text:p/></draw:line><draw:line draw:name="Вертикальная линия 1672" draw:style-name="gr4" draw:text-style-name="P284" svg:x1="15.249cm" svg:y1="7.44cm" svg:x2="15.249cm" svg:y2="7.539cm"><text:p/></draw:line><draw:line draw:name="Вертикальная линия 1673" draw:style-name="gr4" draw:text-style-name="P284" svg:x1="16.27cm" svg:y1="7.44cm" svg:x2="16.27cm" svg:y2="7.539cm"><text:p/></draw:line><draw:line draw:name="Вертикальная линия 1674" draw:style-name="gr4" draw:text-style-name="P284" svg:x1="17.533cm" svg:y1="7.44cm" svg:x2="17.533cm" svg:y2="7.539cm"><text:p/></draw:line><draw:line draw:name="Вертикальная линия 1675" draw:style-name="gr4" draw:text-style-name="P284" svg:x1="18.572cm" svg:y1="7.44cm" svg:x2="18.572cm" svg:y2="7.539cm"><text:p/></draw:line></draw:g><draw:g draw:name="DrawObject 467" draw:style-name="gr3"><draw:line draw:name="Вертикальная линия 1676" draw:style-name="gr4" draw:text-style-name="P284" svg:x1="19.826cm" svg:y1="7.44cm" svg:x2="19.826cm" svg:y2="7.539cm"><text:p/></draw:line><draw:line draw:name="Вертикальная линия 1677" draw:style-name="gr4" draw:text-style-name="P284" svg:x1="21.082cm" svg:y1="7.44cm" svg:x2="21.082cm" svg:y2="7.539cm"><text:p/></draw:line><draw:line draw:name="Вертикальная линия 1678" draw:style-name="gr4" draw:text-style-name="P284" svg:x1="22.419cm" svg:y1="7.44cm" svg:x2="22.419cm" svg:y2="7.539cm"><text:p/></draw:line><draw:line draw:name="Вертикальная линия 1679" draw:style-name="gr4" draw:text-style-name="P284" svg:x1="23.73cm" svg:y1="7.44cm" svg:x2="23.73cm" svg:y2="7.539cm"><text:p/></draw:line><draw:line draw:name="Вертикальная линия 1680" draw:style-name="gr4" draw:text-style-name="P284" svg:x1="25.462cm" svg:y1="7.44cm" svg:x2="25.462cm" svg:y2="7.539cm"><text:p/></draw:line></draw:g></draw:g><draw:g draw:name="DrawObject 468" draw:style-name="gr2"><draw:g draw:name="DrawObject 469" draw:style-name="gr2"><draw:g draw:name="DrawObject 470" draw:style-name="gr3"><draw:line draw:name="Вертикальная линия 1681" draw:style-name="gr4" draw:text-style-name="P284" svg:x1="1.808cm" svg:y1="8.222cm" svg:x2="1.808cm" svg:y2="8.321cm"><text:p/></draw:line><draw:line draw:name="Вертикальная линия 1682" draw:style-name="gr4" draw:text-style-name="P284" svg:x1="2.838cm" svg:y1="8.223cm" svg:x2="2.838cm" svg:y2="8.322cm"><text:p/></draw:line><draw:line draw:name="Вертикальная линия 1683" draw:style-name="gr4" draw:text-style-name="P284" svg:x1="3.87cm" svg:y1="8.227cm" svg:x2="3.87cm" svg:y2="8.326cm"><text:p/></draw:line><draw:line draw:name="Вертикальная линия 1684" draw:style-name="gr4" draw:text-style-name="P284" svg:x1="5.154cm" svg:y1="8.227cm" svg:x2="5.154cm" svg:y2="8.326cm"><text:p/></draw:line></draw:g><draw:line draw:name="Вертикальная линия 1685" draw:style-name="gr4" draw:text-style-name="P284" svg:x1="12.439cm" svg:y1="8.227cm" svg:x2="12.439cm" svg:y2="8.326cm"><text:p/></draw:line><draw:line draw:name="Вертикальная линия 1686" draw:style-name="gr4" draw:text-style-name="P284" svg:x1="13.45cm" svg:y1="8.227cm" svg:x2="13.45cm" svg:y2="8.326cm"><text:p/></draw:line><draw:line draw:name="Вертикальная линия 1687" draw:style-name="gr4" draw:text-style-name="P284" svg:x1="15.249cm" svg:y1="8.227cm" svg:x2="15.249cm" svg:y2="8.326cm"><text:p/></draw:line><draw:line draw:name="Вертикальная линия 1688" draw:style-name="gr4" draw:text-style-name="P284" svg:x1="16.27cm" svg:y1="8.227cm" svg:x2="16.27cm" svg:y2="8.326cm"><text:p/></draw:line><draw:line draw:name="Вертикальная линия 1689" draw:style-name="gr4" draw:text-style-name="P284" svg:x1="17.533cm" svg:y1="8.227cm" svg:x2="17.533cm" svg:y2="8.326cm"><text:p/></draw:line><draw:line draw:name="Вертикальная линия 1690" draw:style-name="gr4" draw:text-style-name="P284" svg:x1="18.572cm" svg:y1="8.227cm" svg:x2="18.572cm" svg:y2="8.326cm"><text:p/></draw:line></draw:g><draw:g draw:name="DrawObject 471" draw:style-name="gr3"><draw:line draw:name="Вертикальная линия 1691" draw:style-name="gr4" draw:text-style-name="P284" svg:x1="19.826cm" svg:y1="8.227cm" svg:x2="19.826cm" svg:y2="8.326cm"><text:p/></draw:line><draw:line draw:name="Вертикальная линия 1692" draw:style-name="gr4" draw:text-style-name="P284" svg:x1="21.082cm" svg:y1="8.227cm" svg:x2="21.082cm" svg:y2="8.326cm"><text:p/></draw:line><draw:line draw:name="Вертикальная линия 1693" draw:style-name="gr4" draw:text-style-name="P284" svg:x1="22.419cm" svg:y1="8.227cm" svg:x2="22.419cm" svg:y2="8.326cm"><text:p/></draw:line><draw:line draw:name="Вертикальная линия 1694" draw:style-name="gr4" draw:text-style-name="P284" svg:x1="23.73cm" svg:y1="8.227cm" svg:x2="23.73cm" svg:y2="8.326cm"><text:p/></draw:line><draw:line draw:name="Вертикальная линия 1695" draw:style-name="gr4" draw:text-style-name="P284" svg:x1="25.462cm" svg:y1="8.227cm" svg:x2="25.462cm" svg:y2="8.326cm"><text:p/></draw:line></draw:g></draw:g><draw:g draw:name="DrawObject 472" draw:style-name="gr2"><draw:g draw:name="DrawObject 473" draw:style-name="gr2"><draw:g draw:name="DrawObject 474" draw:style-name="gr3"><draw:line draw:name="Вертикальная линия 1696" draw:style-name="gr4" draw:text-style-name="P284" svg:x1="1.808cm" svg:y1="8.98cm" svg:x2="1.808cm" svg:y2="9.079cm"><text:p/></draw:line><draw:line draw:name="Вертикальная линия 1697" draw:style-name="gr4" draw:text-style-name="P284" svg:x1="2.838cm" svg:y1="8.983cm" svg:x2="2.838cm" svg:y2="9.082cm"><text:p/></draw:line><draw:line draw:name="Вертикальная линия 1698" draw:style-name="gr4" draw:text-style-name="P284" svg:x1="3.87cm" svg:y1="8.987cm" svg:x2="3.87cm" svg:y2="9.086cm"><text:p/></draw:line><draw:line draw:name="Вертикальная линия 1699" draw:style-name="gr4" draw:text-style-name="P284" svg:x1="5.154cm" svg:y1="8.987cm" svg:x2="5.154cm" svg:y2="9.086cm"><text:p/></draw:line></draw:g><draw:line draw:name="Вертикальная линия 1700" draw:style-name="gr4" draw:text-style-name="P284" svg:x1="12.439cm" svg:y1="8.987cm" svg:x2="12.439cm" svg:y2="9.086cm"><text:p/></draw:line><draw:line draw:name="Вертикальная линия 1701" draw:style-name="gr4" draw:text-style-name="P284" svg:x1="13.45cm" svg:y1="8.987cm" svg:x2="13.45cm" svg:y2="9.086cm"><text:p/></draw:line><draw:line draw:name="Вертикальная линия 1702" draw:style-name="gr4" draw:text-style-name="P284" svg:x1="15.249cm" svg:y1="8.987cm" svg:x2="15.249cm" svg:y2="9.086cm"><text:p/></draw:line><draw:line draw:name="Вертикальная линия 1703" draw:style-name="gr4" draw:text-style-name="P284" svg:x1="16.27cm" svg:y1="8.987cm" svg:x2="16.27cm" svg:y2="9.086cm"><text:p/></draw:line><draw:line draw:name="Вертикальная линия 1704" draw:style-name="gr4" draw:text-style-name="P284" svg:x1="17.533cm" svg:y1="8.987cm" svg:x2="17.533cm" svg:y2="9.086cm"><text:p/></draw:line><draw:line draw:name="Вертикальная линия 1705" draw:style-name="gr4" draw:text-style-name="P284" svg:x1="18.572cm" svg:y1="8.987cm" svg:x2="18.572cm" svg:y2="9.086cm"><text:p/></draw:line></draw:g><draw:g draw:name="DrawObject 475" draw:style-name="gr3"><draw:line draw:name="Вертикальная линия 1706" draw:style-name="gr4" draw:text-style-name="P284" svg:x1="19.826cm" svg:y1="8.987cm" svg:x2="19.826cm" svg:y2="9.086cm"><text:p/></draw:line><draw:line draw:name="Вертикальная линия 1707" draw:style-name="gr4" draw:text-style-name="P284" svg:x1="21.082cm" svg:y1="8.987cm" svg:x2="21.082cm" svg:y2="9.086cm"><text:p/></draw:line><draw:line draw:name="Вертикальная линия 1708" draw:style-name="gr4" draw:text-style-name="P284" svg:x1="22.419cm" svg:y1="8.987cm" svg:x2="22.419cm" svg:y2="9.086cm"><text:p/></draw:line><draw:line draw:name="Вертикальная линия 1709" draw:style-name="gr4" draw:text-style-name="P284" svg:x1="23.73cm" svg:y1="8.987cm" svg:x2="23.73cm" svg:y2="9.086cm"><text:p/></draw:line><draw:line draw:name="Вертикальная линия 1710" draw:style-name="gr4" draw:text-style-name="P284" svg:x1="25.462cm" svg:y1="8.987cm" svg:x2="25.462cm" svg:y2="9.086cm"><text:p/></draw:line></draw:g></draw:g><draw:g draw:name="DrawObject 476" draw:style-name="gr2"><draw:g draw:name="DrawObject 477" draw:style-name="gr2"><draw:g draw:name="DrawObject 478" draw:style-name="gr3"><draw:line draw:name="Вертикальная линия 1711" draw:style-name="gr4" draw:text-style-name="P284" svg:x1="1.808cm" svg:y1="9.765cm" svg:x2="1.808cm" svg:y2="9.864cm"><text:p/></draw:line><draw:line draw:name="Вертикальная линия 1712" draw:style-name="gr4" draw:text-style-name="P284" svg:x1="2.838cm" svg:y1="9.765cm" svg:x2="2.838cm" svg:y2="9.864cm"><text:p/></draw:line><draw:line draw:name="Вертикальная линия 1713" draw:style-name="gr4" draw:text-style-name="P284" svg:x1="3.87cm" svg:y1="9.772cm" svg:x2="3.87cm" svg:y2="9.871cm"><text:p/></draw:line><draw:line draw:name="Вертикальная линия 1714" draw:style-name="gr4" draw:text-style-name="P284" svg:x1="5.154cm" svg:y1="9.772cm" svg:x2="5.154cm" svg:y2="9.871cm"><text:p/></draw:line></draw:g><draw:line draw:name="Вертикальная линия 1715" draw:style-name="gr4" draw:text-style-name="P284" svg:x1="12.439cm" svg:y1="9.772cm" svg:x2="12.439cm" svg:y2="9.871cm"><text:p/></draw:line><draw:line draw:name="Вертикальная линия 1716" draw:style-name="gr4" draw:text-style-name="P284" svg:x1="13.45cm" svg:y1="9.772cm" svg:x2="13.45cm" svg:y2="9.871cm"><text:p/></draw:line><draw:line draw:name="Вертикальная линия 1717" draw:style-name="gr4" draw:text-style-name="P284" svg:x1="15.249cm" svg:y1="9.772cm" svg:x2="15.249cm" svg:y2="9.871cm"><text:p/></draw:line><draw:line draw:name="Вертикальная линия 1718" draw:style-name="gr4" draw:text-style-name="P284" svg:x1="16.27cm" svg:y1="9.772cm" svg:x2="16.27cm" svg:y2="9.871cm"><text:p/></draw:line><draw:line draw:name="Вертикальная линия 1719" draw:style-name="gr4" draw:text-style-name="P284" svg:x1="17.533cm" svg:y1="9.772cm" svg:x2="17.533cm" svg:y2="9.871cm"><text:p/></draw:line><draw:line draw:name="Вертикальная линия 1720" draw:style-name="gr4" draw:text-style-name="P284" svg:x1="18.572cm" svg:y1="9.772cm" svg:x2="18.572cm" svg:y2="9.871cm"><text:p/></draw:line></draw:g><draw:g draw:name="DrawObject 479" draw:style-name="gr3"><draw:line draw:name="Вертикальная линия 1721" draw:style-name="gr4" draw:text-style-name="P284" svg:x1="19.826cm" svg:y1="9.772cm" svg:x2="19.826cm" svg:y2="9.871cm"><text:p/></draw:line><draw:line draw:name="Вертикальная линия 1722" draw:style-name="gr4" draw:text-style-name="P284" svg:x1="21.082cm" svg:y1="9.772cm" svg:x2="21.082cm" svg:y2="9.871cm"><text:p/></draw:line><draw:line draw:name="Вертикальная линия 1723" draw:style-name="gr4" draw:text-style-name="P284" svg:x1="22.419cm" svg:y1="9.772cm" svg:x2="22.419cm" svg:y2="9.871cm"><text:p/></draw:line><draw:line draw:name="Вертикальная линия 1724" draw:style-name="gr4" draw:text-style-name="P284" svg:x1="23.73cm" svg:y1="9.772cm" svg:x2="23.73cm" svg:y2="9.871cm"><text:p/></draw:line><draw:line draw:name="Вертикальная линия 1725" draw:style-name="gr4" draw:text-style-name="P284" svg:x1="25.462cm" svg:y1="9.772cm" svg:x2="25.462cm" svg:y2="9.871cm"><text:p/></draw:line></draw:g></draw:g><draw:g draw:name="DrawObject 480" draw:style-name="gr2"><draw:g draw:name="DrawObject 481" draw:style-name="gr2"><draw:g draw:name="DrawObject 482" draw:style-name="gr3"><draw:line draw:name="Вертикальная линия 1726" draw:style-name="gr4" draw:text-style-name="P284" svg:x1="1.808cm" svg:y1="10.536cm" svg:x2="1.808cm" svg:y2="10.635cm"><text:p/></draw:line><draw:line draw:name="Вертикальная линия 1727" draw:style-name="gr4" draw:text-style-name="P284" svg:x1="2.838cm" svg:y1="10.537cm" svg:x2="2.838cm" svg:y2="10.636cm"><text:p/></draw:line><draw:line draw:name="Вертикальная линия 1728" draw:style-name="gr4" draw:text-style-name="P284" svg:x1="3.87cm" svg:y1="10.541cm" svg:x2="3.87cm" svg:y2="10.64cm"><text:p/></draw:line><draw:line draw:name="Вертикальная линия 1729" draw:style-name="gr4" draw:text-style-name="P284" svg:x1="5.154cm" svg:y1="10.541cm" svg:x2="5.154cm" svg:y2="10.64cm"><text:p/></draw:line></draw:g><draw:line draw:name="Вертикальная линия 1730" draw:style-name="gr4" draw:text-style-name="P284" svg:x1="12.439cm" svg:y1="10.541cm" svg:x2="12.439cm" svg:y2="10.64cm"><text:p/></draw:line><draw:line draw:name="Вертикальная линия 1731" draw:style-name="gr4" draw:text-style-name="P284" svg:x1="13.45cm" svg:y1="10.541cm" svg:x2="13.45cm" svg:y2="10.64cm"><text:p/></draw:line><draw:line draw:name="Вертикальная линия 1732" draw:style-name="gr4" draw:text-style-name="P284" svg:x1="15.249cm" svg:y1="10.541cm" svg:x2="15.249cm" svg:y2="10.64cm"><text:p/></draw:line><draw:line draw:name="Вертикальная линия 1733" draw:style-name="gr4" draw:text-style-name="P284" svg:x1="16.27cm" svg:y1="10.541cm" svg:x2="16.27cm" svg:y2="10.64cm"><text:p/></draw:line><draw:line draw:name="Вертикальная линия 1734" draw:style-name="gr4" draw:text-style-name="P284" svg:x1="17.533cm" svg:y1="10.541cm" svg:x2="17.533cm" svg:y2="10.64cm"><text:p/></draw:line><draw:line draw:name="Вертикальная линия 1735" draw:style-name="gr4" draw:text-style-name="P284" svg:x1="18.572cm" svg:y1="10.541cm" svg:x2="18.572cm" svg:y2="10.64cm"><text:p/></draw:line></draw:g><draw:g draw:name="DrawObject 483" draw:style-name="gr3"><draw:line draw:name="Вертикальная линия 1736" draw:style-name="gr4" draw:text-style-name="P284" svg:x1="19.826cm" svg:y1="10.541cm" svg:x2="19.826cm" svg:y2="10.64cm"><text:p/></draw:line><draw:line draw:name="Вертикальная линия 1737" draw:style-name="gr4" draw:text-style-name="P284" svg:x1="21.082cm" svg:y1="10.541cm" svg:x2="21.082cm" svg:y2="10.64cm"><text:p/></draw:line><draw:line draw:name="Вертикальная линия 1738" draw:style-name="gr4" draw:text-style-name="P284" svg:x1="22.419cm" svg:y1="10.541cm" svg:x2="22.419cm" svg:y2="10.64cm"><text:p/></draw:line><draw:line draw:name="Вертикальная линия 1739" draw:style-name="gr4" draw:text-style-name="P284" svg:x1="23.73cm" svg:y1="10.541cm" svg:x2="23.73cm" svg:y2="10.64cm"><text:p/></draw:line><draw:line draw:name="Вертикальная линия 1740" draw:style-name="gr4" draw:text-style-name="P284" svg:x1="25.462cm" svg:y1="10.541cm" svg:x2="25.462cm" svg:y2="10.64cm"><text:p/></draw:line></draw:g></draw:g><draw:g draw:name="DrawObject 484" draw:style-name="gr2"><draw:g draw:name="DrawObject 485" draw:style-name="gr2"><draw:g draw:name="DrawObject 486" draw:style-name="gr3"><draw:line draw:name="Вертикальная линия 1741" draw:style-name="gr4" draw:text-style-name="P284" svg:x1="1.808cm" svg:y1="11.305cm" svg:x2="1.808cm" svg:y2="11.404cm"><text:p/></draw:line><draw:line draw:name="Вертикальная линия 1742" draw:style-name="gr4" draw:text-style-name="P284" svg:x1="2.838cm" svg:y1="11.308cm" svg:x2="2.838cm" svg:y2="11.407cm"><text:p/></draw:line><draw:line draw:name="Вертикальная линия 1743" draw:style-name="gr4" draw:text-style-name="P284" svg:x1="3.87cm" svg:y1="11.311cm" svg:x2="3.87cm" svg:y2="11.41cm"><text:p/></draw:line><draw:line draw:name="Вертикальная линия 1744" draw:style-name="gr4" draw:text-style-name="P284" svg:x1="5.154cm" svg:y1="11.311cm" svg:x2="5.154cm" svg:y2="11.41cm"><text:p/></draw:line></draw:g><draw:line draw:name="Вертикальная линия 1745" draw:style-name="gr4" draw:text-style-name="P284" svg:x1="12.439cm" svg:y1="11.311cm" svg:x2="12.439cm" svg:y2="11.41cm"><text:p/></draw:line><draw:line draw:name="Вертикальная линия 1746" draw:style-name="gr4" draw:text-style-name="P284" svg:x1="13.45cm" svg:y1="11.311cm" svg:x2="13.45cm" svg:y2="11.41cm"><text:p/></draw:line><draw:line draw:name="Вертикальная линия 1747" draw:style-name="gr4" draw:text-style-name="P284" svg:x1="15.249cm" svg:y1="11.311cm" svg:x2="15.249cm" svg:y2="11.41cm"><text:p/></draw:line><draw:line draw:name="Вертикальная линия 1748" draw:style-name="gr4" draw:text-style-name="P284" svg:x1="16.27cm" svg:y1="11.311cm" svg:x2="16.27cm" svg:y2="11.41cm"><text:p/></draw:line><draw:line draw:name="Вертикальная линия 1749" draw:style-name="gr4" draw:text-style-name="P284" svg:x1="17.533cm" svg:y1="11.311cm" svg:x2="17.533cm" svg:y2="11.41cm"><text:p/></draw:line><draw:line draw:name="Вертикальная линия 1750" draw:style-name="gr4" draw:text-style-name="P284" svg:x1="18.572cm" svg:y1="11.311cm" svg:x2="18.572cm" svg:y2="11.41cm"><text:p/></draw:line></draw:g><draw:g draw:name="DrawObject 487" draw:style-name="gr3"><draw:line draw:name="Вертикальная линия 1751" draw:style-name="gr4" draw:text-style-name="P284" svg:x1="19.826cm" svg:y1="11.311cm" svg:x2="19.826cm" svg:y2="11.41cm"><text:p/></draw:line><draw:line draw:name="Вертикальная линия 1752" draw:style-name="gr4" draw:text-style-name="P284" svg:x1="21.082cm" svg:y1="11.311cm" svg:x2="21.082cm" svg:y2="11.41cm"><text:p/></draw:line><draw:line draw:name="Вертикальная линия 1753" draw:style-name="gr4" draw:text-style-name="P284" svg:x1="22.419cm" svg:y1="11.311cm" svg:x2="22.419cm" svg:y2="11.41cm"><text:p/></draw:line><draw:line draw:name="Вертикальная линия 1754" draw:style-name="gr4" draw:text-style-name="P284" svg:x1="23.73cm" svg:y1="11.311cm" svg:x2="23.73cm" svg:y2="11.41cm"><text:p/></draw:line><draw:line draw:name="Вертикальная линия 1755" draw:style-name="gr4" draw:text-style-name="P284" svg:x1="25.462cm" svg:y1="11.311cm" svg:x2="25.462cm" svg:y2="11.41cm"><text:p/></draw:line></draw:g></draw:g><draw:g draw:name="DrawObject 488" draw:style-name="gr2"><draw:g draw:name="DrawObject 489" draw:style-name="gr2"><draw:g draw:name="DrawObject 490" draw:style-name="gr3"><draw:line draw:name="Вертикальная линия 1756" draw:style-name="gr4" draw:text-style-name="P284" svg:x1="1.808cm" svg:y1="12.077cm" svg:x2="1.808cm" svg:y2="12.176cm"><text:p/></draw:line><draw:line draw:name="Вертикальная линия 1757" draw:style-name="gr4" draw:text-style-name="P284" svg:x1="2.838cm" svg:y1="12.079cm" svg:x2="2.838cm" svg:y2="12.178cm"><text:p/></draw:line><draw:line draw:name="Вертикальная линия 1758" draw:style-name="gr4" draw:text-style-name="P284" svg:x1="3.87cm" svg:y1="12.084cm" svg:x2="3.87cm" svg:y2="12.183cm"><text:p/></draw:line><draw:line draw:name="Вертикальная линия 1759" draw:style-name="gr4" draw:text-style-name="P284" svg:x1="5.154cm" svg:y1="12.084cm" svg:x2="5.154cm" svg:y2="12.183cm"><text:p/></draw:line></draw:g><draw:line draw:name="Вертикальная линия 1760" draw:style-name="gr4" draw:text-style-name="P284" svg:x1="12.439cm" svg:y1="12.084cm" svg:x2="12.439cm" svg:y2="12.183cm"><text:p/></draw:line><draw:line draw:name="Вертикальная линия 1761" draw:style-name="gr4" draw:text-style-name="P284" svg:x1="13.45cm" svg:y1="12.084cm" svg:x2="13.45cm" svg:y2="12.183cm"><text:p/></draw:line><draw:line draw:name="Вертикальная линия 1762" draw:style-name="gr4" draw:text-style-name="P284" svg:x1="15.249cm" svg:y1="12.084cm" svg:x2="15.249cm" svg:y2="12.183cm"><text:p/></draw:line><draw:line draw:name="Вертикальная линия 1763" draw:style-name="gr4" draw:text-style-name="P284" svg:x1="16.27cm" svg:y1="12.084cm" svg:x2="16.27cm" svg:y2="12.183cm"><text:p/></draw:line><draw:line draw:name="Вертикальная линия 1764" draw:style-name="gr4" draw:text-style-name="P284" svg:x1="17.533cm" svg:y1="12.084cm" svg:x2="17.533cm" svg:y2="12.183cm"><text:p/></draw:line><draw:line draw:name="Вертикальная линия 1765" draw:style-name="gr4" draw:text-style-name="P284" svg:x1="18.572cm" svg:y1="12.084cm" svg:x2="18.572cm" svg:y2="12.183cm"><text:p/></draw:line></draw:g><draw:g draw:name="DrawObject 491" draw:style-name="gr3"><draw:line draw:name="Вертикальная линия 1766" draw:style-name="gr4" draw:text-style-name="P284" svg:x1="19.826cm" svg:y1="12.084cm" svg:x2="19.826cm" svg:y2="12.183cm"><text:p/></draw:line><draw:line draw:name="Вертикальная линия 1767" draw:style-name="gr4" draw:text-style-name="P284" svg:x1="21.082cm" svg:y1="12.084cm" svg:x2="21.082cm" svg:y2="12.183cm"><text:p/></draw:line><draw:line draw:name="Вертикальная линия 1768" draw:style-name="gr4" draw:text-style-name="P284" svg:x1="22.419cm" svg:y1="12.084cm" svg:x2="22.419cm" svg:y2="12.183cm"><text:p/></draw:line><draw:line draw:name="Вертикальная линия 1769" draw:style-name="gr4" draw:text-style-name="P284" svg:x1="23.73cm" svg:y1="12.084cm" svg:x2="23.73cm" svg:y2="12.183cm"><text:p/></draw:line><draw:line draw:name="Вертикальная линия 1770" draw:style-name="gr4" draw:text-style-name="P284" svg:x1="25.462cm" svg:y1="12.084cm" svg:x2="25.462cm" svg:y2="12.183cm"><text:p/></draw:line></draw:g></draw:g></draw:g><draw:g draw:name="DrawObject 492" draw:style-name="gr2"><draw:g draw:name="Фигура 7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493" draw:style-name="gr2"><draw:g draw:name="DrawObject 494" draw:style-name="gr2"><draw:g draw:name="DrawObject 495" draw:style-name="gr3"><draw:line draw:name="Вертикальная линия 1771" draw:style-name="gr4" draw:text-style-name="P285" svg:x1="1.777cm" svg:y1="12.789cm" svg:x2="1.777cm" svg:y2="12.889cm"><text:p/></draw:line><draw:line draw:name="Вертикальная линия 1772" draw:style-name="gr4" draw:text-style-name="P285" svg:x1="2.808cm" svg:y1="12.794cm" svg:x2="2.808cm" svg:y2="12.894cm"><text:p/></draw:line><draw:line draw:name="Вертикальная линия 1773" draw:style-name="gr4" draw:text-style-name="P285" svg:x1="3.84cm" svg:y1="12.796cm" svg:x2="3.84cm" svg:y2="12.896cm"><text:p/></draw:line><draw:line draw:name="Вертикальная линия 1774" draw:style-name="gr4" draw:text-style-name="P285" svg:x1="5.126cm" svg:y1="12.796cm" svg:x2="5.126cm" svg:y2="12.896cm"><text:p/></draw:line></draw:g><draw:line draw:name="Вертикальная линия 1775" draw:style-name="gr4" draw:text-style-name="P285" svg:x1="12.42cm" svg:y1="12.796cm" svg:x2="12.42cm" svg:y2="12.896cm"><text:p/></draw:line><draw:line draw:name="Вертикальная линия 1776" draw:style-name="gr4" draw:text-style-name="P285" svg:x1="13.435cm" svg:y1="12.796cm" svg:x2="13.435cm" svg:y2="12.896cm"><text:p/></draw:line><draw:line draw:name="Вертикальная линия 1777" draw:style-name="gr4" draw:text-style-name="P285" svg:x1="15.239cm" svg:y1="12.796cm" svg:x2="15.239cm" svg:y2="12.896cm"><text:p/></draw:line><draw:line draw:name="Вертикальная линия 1778" draw:style-name="gr4" draw:text-style-name="P285" svg:x1="16.258cm" svg:y1="12.796cm" svg:x2="16.258cm" svg:y2="12.896cm"><text:p/></draw:line><draw:line draw:name="Вертикальная линия 1779" draw:style-name="gr4" draw:text-style-name="P285" svg:x1="17.526cm" svg:y1="12.796cm" svg:x2="17.526cm" svg:y2="12.896cm"><text:p/></draw:line><draw:line draw:name="Вертикальная линия 1780" draw:style-name="gr4" draw:text-style-name="P285" svg:x1="18.564cm" svg:y1="12.796cm" svg:x2="18.564cm" svg:y2="12.896cm"><text:p/></draw:line></draw:g><draw:g draw:name="DrawObject 496" draw:style-name="gr3"><draw:line draw:name="Вертикальная линия 1781" draw:style-name="gr4" draw:text-style-name="P285" svg:x1="19.822cm" svg:y1="12.796cm" svg:x2="19.822cm" svg:y2="12.896cm"><text:p/></draw:line><draw:line draw:name="Вертикальная линия 1782" draw:style-name="gr4" draw:text-style-name="P285" svg:x1="21.077cm" svg:y1="12.796cm" svg:x2="21.077cm" svg:y2="12.896cm"><text:p/></draw:line><draw:line draw:name="Вертикальная линия 1783" draw:style-name="gr4" draw:text-style-name="P285" svg:x1="22.419cm" svg:y1="12.796cm" svg:x2="22.419cm" svg:y2="12.896cm"><text:p/></draw:line><draw:line draw:name="Вертикальная линия 1784" draw:style-name="gr4" draw:text-style-name="P285" svg:x1="23.733cm" svg:y1="12.796cm" svg:x2="23.733cm" svg:y2="12.896cm"><text:p/></draw:line><draw:line draw:name="Вертикальная линия 1785" draw:style-name="gr4" draw:text-style-name="P285" svg:x1="25.467cm" svg:y1="12.796cm" svg:x2="25.467cm" svg:y2="12.896cm"><text:p/></draw:line></draw:g></draw:g></draw:g>к/м</text:p>
          </table:table-cell>
          <table:table-cell table:style-name="Таблица8.F8" table:number-columns-spanned="19" office:value-type="string">
            <text:p text:style-name="P31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B10" table:number-columns-spanned="14" office:value-type="string">
            <text:p text:style-name="P31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m5" table:number-columns-spanned="2" office:value-type="string">
            <text:p text:style-name="P118">ОПП</text:p>
          </table:table-cell>
          <table:covered-table-cell/>
          <table:table-cell table:style-name="Таблица8.m5" table:number-columns-spanned="3" office:value-type="string">
            <text:p text:style-name="P31">ЕВ</text:p>
          </table:table-cell>
          <table:covered-table-cell/>
          <table:covered-table-cell/>
          <table:table-cell table:style-name="Таблица8.m5" table:number-columns-spanned="2" office:value-type="string">
            <text:p text:style-name="P31">ЕН</text:p>
          </table:table-cell>
          <table:covered-table-cell/>
          <table:table-cell table:style-name="Таблица8.m5" table:number-columns-spanned="2" office:value-type="string">
            <text:p text:style-name="P31">КИ</text:p>
          </table:table-cell>
          <table:covered-table-cell/>
          <table:table-cell table:style-name="Таблица8.r12" table:number-columns-spanned="4" office:value-type="string">
            <text:p text:style-name="P31">Нрасх.</text:p>
          </table:table-cell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<text:span text:style-name="T143">0</text:span>1</text:p>
          </table:table-cell>
          <table:table-cell table:style-name="Таблица8.B13" table:number-columns-spanned="46" office:value-type="string">
            <text:p text:style-name="P25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02</text:p>
          </table:table-cell>
          <table:table-cell table:style-name="Таблица8.B14" table:number-columns-spanned="46" office:value-type="string">
            <text:p text:style-name="P256"><text:s text:c="6"/><text:span text:style-name="T99">Напильник 2820-0016</text:span> <text:s text:c="92"/><text:span text:style-name="T99">ГОСТ 1465-80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03</text:p>
          </table:table-cell>
          <table:table-cell table:style-name="Таблица8.B14" table:number-columns-spanned="46" office:value-type="string">
            <text:p text:style-name="P242"><text:s text:c="6"/><text:span text:style-name="T99">Шкурка шлифовальная</text:span> <text:span text:style-name="T99">2Р 830х50 С2 24А 40Н-МА</text:span> <text:s text:c="42"/><text:span text:style-name="T99">ГОСТ 5009-82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04</text:p>
          </table:table-cell>
          <table:table-cell table:style-name="Таблица8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h1" office:value-type="string">
            <text:p text:style-name="P220"><text:span text:style-name="T150">О</text:span><text:span text:style-name="T143">0</text:span>5</text:p>
          </table:table-cell>
          <table:table-cell table:style-name="Таблица8.B14" table:number-columns-spanned="46" office:value-type="string">
            <text:p text:style-name="P242"><text:span text:style-name="T117">Обрезать деталь по обозначенной маркировке. Зачистить механически обработанную поверхность. </text:span><text:s text:c="3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h1" office:value-type="string">
            <text:p text:style-name="P211">06</text:p>
          </table:table-cell>
          <table:table-cell table:style-name="Таблица8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19" office:value-type="string">
            <text:p text:style-name="P211">07</text:p>
          </table:table-cell>
          <table:table-cell table:style-name="Таблица8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h1" office:value-type="string">
            <text:p text:style-name="P220"><text:span text:style-name="T143">0</text:span>8</text:p>
          </table:table-cell>
          <table:table-cell table:style-name="Таблица8.B14" table:number-columns-spanned="46" office:value-type="string">
            <text:p text:style-name="P242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h1" office:value-type="string">
            <text:p text:style-name="P220"><text:span text:style-name="T150">А</text:span>09</text:p>
          </table:table-cell>
          <table:table-cell table:style-name="Таблица8.B14" table:number-columns-spanned="46" office:value-type="string">
            <text:p text:style-name="P242"><text:s text:c="4"/><text:span text:style-name="T105">03</text:span> <text:s text:c="5"/><text:span text:style-name="T105">26</text:span> <text:s text:c="7"/>- <text:s text:c="10"/><text:span text:style-name="T105">0</text:span><text:span text:style-name="T118">5</text:span><text:span text:style-name="T114">5</text:span> <text:s text:c="8"/><text:span text:style-name="T105">7427</text:span> <text:span text:style-name="T105">Нанесения слоя связующего</text:span> <text:s text:c="34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h1" office:value-type="string">
            <text:p text:style-name="P220"><text:span text:style-name="T150">Т</text:span>10</text:p>
          </table:table-cell>
          <table:table-cell table:style-name="Таблица8.B14" table:number-columns-spanned="46" office:value-type="string">
            <text:p text:style-name="P259"><text:s text:c="2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2"/><text:span text:style-name="T96">1</text:span> <text:s text:c="10"/>- <text:s text:c="13"/>- <text:s text:c="13"/>- <text:s text:c="12"/><text:span text:style-name="T142">1</text:span> <text:s text:c="14"/>- <text:s text:c="17"/><text:span text:style-name="T140">0,5</text:span> <text:s text:c="28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11</text:p>
          </table:table-cell>
          <table:table-cell table:style-name="Таблица8.B14" table:number-columns-spanned="46" office:value-type="string">
            <text:p text:style-name="P260"><text:s text:c="3"/><text:span text:style-name="T106">Кисть КФК18, КФ50</text:span> <text:s text:c="96"/><text:span text:style-name="T106">ГОСТ Р 58516-2019</text:span> <text:s text:c="28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12</text:p>
          </table:table-cell>
          <table:table-cell table:style-name="Таблица8.B14" table:number-columns-spanned="46" office:value-type="string">
            <text:p text:style-name="P242"><text:s text:c="4"/><text:span text:style-name="T106">Шпатель</text:span> <text:s text:c="115"/><text:span text:style-name="T106">СПР-5487</text:span> <text:s text:c="26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13</text:p>
          </table:table-cell>
          <table:table-cell table:style-name="Таблица8.B14" table:number-columns-spanned="46" office:value-type="string">
            <text:p text:style-name="P262"><text:s text:c="3"/><text:span text:style-name="T109">Емкость</text:span> <text:s text:c="117"/><text:span text:style-name="T109">СПР-11166</text:span> <text:s text:c="26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14</text:p>
          </table:table-cell>
          <table:table-cell table:style-name="Таблица8.B14" table:number-columns-spanned="46" office:value-type="string">
            <text:p text:style-name="P242"><text:s text:c="3"/><text:span text:style-name="T109">Часы </text:span><text:span text:style-name="T110">любой марки</text:span> <text:s text:c="99"/><text:span text:style-name="T109">По действующей</text:span> <text:span text:style-name="T110">ДС</text:span> <text:s text:c="25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15</text:p>
          </table:table-cell>
          <table:table-cell table:style-name="Таблица8.B14" table:number-columns-spanned="46" office:value-type="string">
            <text:p text:style-name="P242"><text:s text:c="3"/><text:span text:style-name="T112">Психрометр аспирационный МВ-4-2М</text:span> <text:s text:c="65"/><text:span text:style-name="T112">ТУ 52.07-(ГРПИ.405132.001)-92</text:span> <text:s text:c="3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3">
          <table:table-cell table:style-name="Таблица8.h1" office:value-type="string">
            <text:p text:style-name="P220"><text:span text:style-name="T143">1</text:span>6</text:p>
          </table:table-cell>
          <table:table-cell table:style-name="Таблица8.B14" table:number-columns-spanned="46" office:value-type="string">
            <text:p text:style-name="P25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9">
          <table:table-cell table:style-name="Таблица8.h1" office:value-type="string">
            <text:p text:style-name="P220">17</text:p>
          </table:table-cell>
          <table:table-cell table:style-name="Таблица8.B29" table:number-columns-spanned="46" office:value-type="string">
            <text:p text:style-name="P25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7">
          <table:table-cell table:style-name="Таблица8.A30" table:number-columns-spanned="3" office:value-type="string">
            <text:p text:style-name="P10">МК</text:p>
          </table:table-cell>
          <table:covered-table-cell/>
          <table:covered-table-cell/>
          <table:table-cell table:style-name="Таблица8.A30" table:number-columns-spanned="37" office:value-type="string">
            <text:p text:style-name="P103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30" table:number-columns-spanned="6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8.u30" office:value-type="string">
            <text:p text:style-name="P87"/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D"/>
        <table:table-column table:style-name="Таблица9.H"/>
        <table:table-column table:style-name="Таблица9.I"/>
        <table:table-column table:style-name="Таблица9.J"/>
        <table:table-column table:style-name="Таблица9.K"/>
        <table:table-column table:style-name="Таблица9.L"/>
        <table:table-column table:style-name="Таблица9.M" table:number-columns-repeated="2"/>
        <table:table-column table:style-name="Таблица9.O"/>
        <table:table-column table:style-name="Таблица9.P"/>
        <table:table-column table:style-name="Таблица9.H"/>
        <table:table-column table:style-name="Таблица9.R"/>
        <table:table-column table:style-name="Таблица9.S"/>
        <table:table-column table:style-name="Таблица9.T"/>
        <table:table-column table:style-name="Таблица9.C"/>
        <table:table-column table:style-name="Таблица9.T"/>
        <table:table-column table:style-name="Таблица9.K"/>
        <table:table-column table:style-name="Таблица9.X"/>
        <table:table-column table:style-name="Таблица9.Y"/>
        <table:table-column table:style-name="Таблица9.D"/>
        <table:table-column table:style-name="Таблица9.B"/>
        <table:table-column table:style-name="Таблица9.D"/>
        <table:table-column table:style-name="Таблица9.c"/>
        <table:table-column table:style-name="Таблица9.I"/>
        <table:table-column table:style-name="Таблица9.X"/>
        <table:table-column table:style-name="Таблица9.f"/>
        <table:table-column table:style-name="Таблица9.A"/>
        <table:table-column table:style-name="Таблица9.E"/>
        <table:table-column table:style-name="Таблица9.i" table:number-columns-repeated="2"/>
        <table:table-column table:style-name="Таблица9.E"/>
        <table:table-column table:style-name="Таблица9.l"/>
        <table:table-column table:style-name="Таблица9.B"/>
        <table:table-column table:style-name="Таблица9.D"/>
        <table:table-column table:style-name="Таблица9.o"/>
        <table:table-column table:style-name="Таблица9.F"/>
        <table:table-column table:style-name="Таблица9.q"/>
        <table:table-column table:style-name="Таблица9.T"/>
        <table:table-column table:style-name="Таблица9.l"/>
        <table:table-column table:style-name="Таблица9.L"/>
        <table:table-column table:style-name="Таблица9.u"/>
        <table:table-row table:style-name="Таблица9.1">
          <table:table-cell table:style-name="Таблица9.A1" table:number-columns-spanned="33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51"><draw:frame draw:style-name="fr1" draw:name="Врезка9" text:anchor-type="char" svg:x="22.789cm" svg:y="-0.794cm" svg:width="5.637cm" svg:height="0.646cm" draw:z-index="21"><draw:text-box><text:p text:style-name="P203">ГОСТ 3.1118-82 <text:s/>Форма 1б</text:p></draw:text-box></draw:frame></text:p>
          </table:table-cell>
          <table:covered-table-cell/>
          <table:table-cell table:style-name="Таблица9.h1" table:number-columns-spanned="2" office:value-type="string">
            <text:p text:style-name="P42"/>
          </table:table-cell>
          <table:covered-table-cell/>
          <table:table-cell table:style-name="Таблица9.h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32"/>
          </table:table-cell>
          <table:covered-table-cell/>
          <table:table-cell table:style-name="Таблица9.s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Таблица9.1">
          <table:table-cell table:style-name="Таблица9.h1" table:number-columns-spanned="2" office:value-type="string">
            <text:p text:style-name="P180">Дубл.</text:p>
          </table:table-cell>
          <table:covered-table-cell/>
          <table:table-cell table:style-name="Таблица9.h1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N2" table:number-columns-spanned="4" office:value-type="string">
            <text:p text:style-name="P180"><text:s text:c="15"/></text:p>
          </table:table-cell>
          <table:covered-table-cell/>
          <table:covered-table-cell/>
          <table:covered-table-cell/>
          <table:table-cell table:style-name="Таблица9.R2" table:number-columns-spanned="1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79"/>
          </table:table-cell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32"/>
          </table:table-cell>
          <table:covered-table-cell/>
          <table:table-cell table:style-name="Таблица9.s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Таблица9.1">
          <table:table-cell table:style-name="Таблица9.h1" table:number-columns-spanned="2" office:value-type="string">
            <text:p text:style-name="P180">Взам.</text:p>
          </table:table-cell>
          <table:covered-table-cell/>
          <table:table-cell table:style-name="Таблица9.h1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N3" table:number-rows-spanned="2" table:number-columns-spanned="6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4" office:value-type="string">
            <text:p text:style-name="P180"/>
          </table:table-cell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32"/>
          </table:table-cell>
          <table:covered-table-cell/>
          <table:table-cell table:style-name="Таблица9.s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Таблица9.1">
          <table:table-cell table:style-name="Таблица9.h1" table:number-columns-spanned="2" office:value-type="string">
            <text:p text:style-name="P180">Подл.</text:p>
          </table:table-cell>
          <table:covered-table-cell/>
          <table:table-cell table:style-name="Таблица9.h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3" office:value-type="string">
            <text:p text:style-name="P22"/>
          </table:table-cell>
          <table:covered-table-cell/>
          <table:covered-table-cell/>
          <table:table-cell table:style-name="Таблица9.h1" table:number-columns-spanned="2" office:value-type="string">
            <text:p text:style-name="P71"/>
          </table:table-cell>
          <table:covered-table-cell/>
          <table:covered-table-cell table:style-name="Таблица9.N3"/>
          <table:covered-table-cell/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4" office:value-type="string">
            <text:p text:style-name="P180"/>
          </table:table-cell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32"/>
          </table:table-cell>
          <table:covered-table-cell/>
          <table:table-cell table:style-name="Таблица9.s1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Таблица9.5">
          <table:table-cell table:style-name="Таблица9.h1" table:number-columns-spanned="25" office:value-type="string">
            <text:p text:style-name="P1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Z5" table:number-columns-spanned="13" office:value-type="string">
            <text:p text:style-name="P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m5" table:number-columns-spanned="7" office:value-type="string">
            <text:p text:style-name="P191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t5" table:number-columns-spanned="2" office:value-type="string">
            <text:p text:style-name="P229">10</text:p>
          </table:table-cell>
          <table:covered-table-cell/>
        </table:table-row>
        <table:table-row table:style-name="Таблица9.6">
          <table:table-cell table:style-name="Таблица9.h1" table:number-rows-spanned="3" table:number-columns-spanned="2" office:value-type="string">
            <text:p text:style-name="P32"/>
          </table:table-cell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office:value-type="string">
            <text:p text:style-name="P180"/>
          </table:table-cell>
          <table:table-cell table:style-name="Таблица9.h1" office:value-type="string">
            <text:p text:style-name="P180"/>
          </table:table-cell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N3" table:number-columns-spanned="3" office:value-type="string">
            <text:p text:style-name="P180"/>
          </table:table-cell>
          <table:covered-table-cell/>
          <table:covered-table-cell/>
          <table:table-cell table:style-name="Таблица9.d6" table:number-rows-spanned="3" table:number-columns-spanned="11" office:value-type="string">
            <text:h text:style-name="P278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o6" table:number-rows-spanned="3" table:number-columns-spanned="7" office:value-type="string">
            <text:p text:style-name="P191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h1"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2" office:value-type="string">
            <text:p text:style-name="P200"/>
          </table:table-cell>
          <table:covered-table-cell/>
          <table:table-cell table:style-name="Таблица9.h1" table:number-columns-spanned="5" office:value-type="string">
            <text:p text:style-name="P200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2" office:value-type="string">
            <text:p text:style-name="P179"/>
          </table:table-cell>
          <table:covered-table-cell/>
          <table:table-cell table:style-name="Таблица9.h1" office:value-type="string">
            <text:p text:style-name="P200"/>
          </table:table-cell>
          <table:table-cell table:style-name="Таблица9.h1" office:value-type="string">
            <text:p text:style-name="P200"/>
          </table:table-cell>
          <table:table-cell table:style-name="Таблица9.h1" table:number-columns-spanned="2" office:value-type="string">
            <text:p text:style-name="P180"/>
          </table:table-cell>
          <table:covered-table-cell/>
          <table:table-cell table:style-name="Таблица9.h1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covered-table-cell table:style-name="Таблица9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 table:style-name="Таблица9.h1"/>
          <table:covered-table-cell/>
          <table:table-cell table:style-name="Таблица9.h1" table:number-columns-spanned="3" office:value-type="string">
            <text:p text:style-name="P180"/>
          </table:table-cell>
          <table:covered-table-cell/>
          <table:covered-table-cell/>
          <table:table-cell table:style-name="Таблица9.F8" table:number-columns-spanned="2" office:value-type="string">
            <text:p text:style-name="P180"/>
          </table:table-cell>
          <table:covered-table-cell/>
          <table:table-cell table:style-name="Таблица9.F8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  <table:table-cell table:style-name="Таблица9.F8" table:number-columns-spanned="2" office:value-type="string">
            <text:p text:style-name="P180"/>
          </table:table-cell>
          <table:covered-table-cell/>
          <table:table-cell table:style-name="Таблица9.F8" office:value-type="string">
            <text:p text:style-name="P180"/>
          </table:table-cell>
          <table:table-cell table:style-name="Таблица9.F8" office:value-type="string">
            <text:p text:style-name="P180"/>
          </table:table-cell>
          <table:table-cell table:style-name="Таблица9.F8" table:number-columns-spanned="2" office:value-type="string">
            <text:p text:style-name="P180"/>
          </table:table-cell>
          <table:covered-table-cell/>
          <table:table-cell table:style-name="Таблица9.F8" table:number-columns-spanned="5" office:value-type="string">
            <text:p text:style-name="P180"/>
          </table:table-cell>
          <table:covered-table-cell/>
          <table:covered-table-cell/>
          <table:covered-table-cell/>
          <table:covered-table-cell/>
          <table:table-cell table:style-name="Таблица9.F8" table:number-columns-spanned="3" office:value-type="string">
            <text:p text:style-name="P180"/>
          </table:table-cell>
          <table:covered-table-cell/>
          <table:covered-table-cell/>
          <table:table-cell table:style-name="Таблица9.F8" table:number-columns-spanned="3" office:value-type="string">
            <text:p text:style-name="P180"/>
          </table:table-cell>
          <table:covered-table-cell/>
          <table:covered-table-cell/>
          <table:covered-table-cell table:style-name="Таблица9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N3" office:value-type="string">
            <text:p text:style-name="P32">А</text:p>
          </table:table-cell>
          <table:table-cell table:style-name="Таблица9.d6" table:number-columns-spanned="3" office:value-type="string">
            <text:p text:style-name="P62">Цех</text:p>
          </table:table-cell>
          <table:covered-table-cell/>
          <table:covered-table-cell/>
          <table:table-cell table:style-name="Таблица9.E9" table:number-columns-spanned="2" office:value-type="string">
            <text:p text:style-name="P32">Уч.</text:p>
          </table:table-cell>
          <table:covered-table-cell/>
          <table:table-cell table:style-name="Таблица9.E9" table:number-columns-spanned="3" office:value-type="string">
            <text:p text:style-name="P32">РМ</text:p>
          </table:table-cell>
          <table:covered-table-cell/>
          <table:covered-table-cell/>
          <table:table-cell table:style-name="Таблица9.E9" office:value-type="string">
            <text:p text:style-name="P32">Опер.</text:p>
          </table:table-cell>
          <table:table-cell table:style-name="Таблица9.E9" table:number-columns-spanned="10" office:value-type="string">
            <text:p text:style-name="P32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o6" table:number-columns-spanned="27" office:value-type="string">
            <text:p text:style-name="P32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0">
          <table:table-cell table:style-name="Таблица9.h1" table:number-rows-spanned="2" office:value-type="string">
            <text:p text:style-name="P32">Б</text:p>
          </table:table-cell>
          <table:table-cell table:style-name="Таблица9.B10" table:number-columns-spanned="19" office:value-type="string">
            <text:p text:style-name="P32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h1" table:number-rows-spanned="2" table:number-columns-spanned="2" office:value-type="string">
            <text:p text:style-name="P32">См..</text:p>
          </table:table-cell>
          <table:covered-table-cell/>
          <table:table-cell table:style-name="Таблица9.h1" table:number-rows-spanned="2" table:number-columns-spanned="3" office:value-type="string">
            <text:p text:style-name="P32">Проф.</text:p>
            <text:p text:style-name="P260"/>
          </table:table-cell>
          <table:covered-table-cell/>
          <table:covered-table-cell/>
          <table:table-cell table:style-name="Таблица9.h1" table:number-rows-spanned="2" table:number-columns-spanned="3" office:value-type="string">
            <text:p text:style-name="P32">Р</text:p>
          </table:table-cell>
          <table:covered-table-cell/>
          <table:covered-table-cell/>
          <table:table-cell table:style-name="Таблица9.h1" table:number-rows-spanned="2" table:number-columns-spanned="2" office:value-type="string">
            <text:p text:style-name="P32">УТ</text:p>
          </table:table-cell>
          <table:covered-table-cell/>
          <table:table-cell table:style-name="Таблица9.h1" table:number-rows-spanned="2" table:number-columns-spanned="2" office:value-type="string">
            <text:p text:style-name="P32">КР</text:p>
          </table:table-cell>
          <table:covered-table-cell/>
          <table:table-cell table:style-name="Таблица9.h1" table:number-rows-spanned="2" table:number-columns-spanned="2" office:value-type="string">
            <text:p text:style-name="P119">КОИД</text:p>
          </table:table-cell>
          <table:covered-table-cell/>
          <table:table-cell table:style-name="Таблица9.h1" table:number-rows-spanned="2" table:number-columns-spanned="2" office:value-type="string">
            <text:p text:style-name="P32">ЕН</text:p>
          </table:table-cell>
          <table:covered-table-cell/>
          <table:table-cell table:style-name="Таблица9.h1" table:number-rows-spanned="2" table:number-columns-spanned="3" office:value-type="string">
            <text:p text:style-name="P32">ОП</text:p>
          </table:table-cell>
          <table:covered-table-cell/>
          <table:covered-table-cell/>
          <table:table-cell table:style-name="Таблица9.h1" table:number-rows-spanned="2" table:number-columns-spanned="2" office:value-type="string">
            <text:p text:style-name="P32">Кшт.</text:p>
          </table:table-cell>
          <table:covered-table-cell/>
          <table:table-cell table:style-name="Таблица9.h1" table:number-rows-spanned="2" table:number-columns-spanned="2" office:value-type="string">
            <text:p text:style-name="P32">Тп.з.</text:p>
          </table:table-cell>
          <table:covered-table-cell/>
          <table:table-cell table:style-name="Таблица9.r10" table:number-rows-spanned="2" table:number-columns-spanned="4" office:value-type="string">
            <text:p text:style-name="P32">Тшт.</text:p>
          </table:table-cell>
          <table:covered-table-cell/>
          <table:covered-table-cell/>
          <table:covered-table-cell/>
        </table:table-row>
        <table:table-row table:style-name="Таблица9.11">
          <table:covered-table-cell table:style-name="Таблица9.h1"/>
          <table:table-cell table:style-name="Таблица9.d6" table:number-columns-spanned="19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9.h1"/>
          <table:covered-table-cell/>
          <table:covered-table-cell table:style-name="Таблица9.h1"/>
          <table:covered-table-cell/>
          <table:covered-table-cell/>
          <table:covered-table-cell table:style-name="Таблица9.h1"/>
          <table:covered-table-cell/>
          <table:covered-table-cell/>
          <table:covered-table-cell table:style-name="Таблица9.h1"/>
          <table:covered-table-cell/>
          <table:covered-table-cell table:style-name="Таблица9.r10"/>
          <table:covered-table-cell/>
          <table:covered-table-cell table:style-name="Таблица9.h1"/>
          <table:covered-table-cell/>
          <table:covered-table-cell table:style-name="Таблица9.h1"/>
          <table:covered-table-cell/>
          <table:covered-table-cell table:style-name="Таблица9.h1"/>
          <table:covered-table-cell/>
          <table:covered-table-cell/>
          <table:covered-table-cell table:style-name="Таблица9.h1"/>
          <table:covered-table-cell/>
          <table:covered-table-cell table:style-name="Таблица9.h1"/>
          <table:covered-table-cell/>
          <table:covered-table-cell table:style-name="Таблица9.r10"/>
          <table:covered-table-cell/>
          <table:covered-table-cell/>
          <table:covered-table-cell/>
        </table:table-row>
        <table:table-row table:style-name="Таблица9.9">
          <table:table-cell table:style-name="Таблица9.F8" office:value-type="string">
            <text:p text:style-name="P32"><draw:g text:anchor-type="paragraph" draw:z-index="8" draw:name="DrawObject 497" draw:style-name="gr1"><draw:g draw:name="DrawObject 498" draw:style-name="gr2"><draw:g draw:name="DrawObject 499" draw:style-name="gr2"><draw:g draw:name="DrawObject 500" draw:style-name="gr2"><draw:g draw:name="DrawObject 501" draw:style-name="gr3"><draw:line draw:name="Вертикальная линия 1786" draw:style-name="gr4" draw:text-style-name="P284" svg:x1="1.816cm" svg:y1="0.469cm" svg:x2="1.816cm" svg:y2="0.568cm"><text:p/></draw:line><draw:line draw:name="Вертикальная линия 1787" draw:style-name="gr4" draw:text-style-name="P284" svg:x1="2.848cm" svg:y1="0.471cm" svg:x2="2.848cm" svg:y2="0.57cm"><text:p/></draw:line><draw:line draw:name="Вертикальная линия 1788" draw:style-name="gr4" draw:text-style-name="P284" svg:x1="3.881cm" svg:y1="0.476cm" svg:x2="3.881cm" svg:y2="0.575cm"><text:p/></draw:line><draw:line draw:name="Вертикальная линия 1789" draw:style-name="gr4" draw:text-style-name="P284" svg:x1="5.163cm" svg:y1="0.476cm" svg:x2="5.163cm" svg:y2="0.575cm"><text:p/></draw:line></draw:g><draw:line draw:name="Вертикальная линия 1790" draw:style-name="gr4" draw:text-style-name="P284" svg:x1="12.448cm" svg:y1="0.476cm" svg:x2="12.448cm" svg:y2="0.575cm"><text:p/></draw:line><draw:line draw:name="Вертикальная линия 1791" draw:style-name="gr4" draw:text-style-name="P284" svg:x1="13.463cm" svg:y1="0.476cm" svg:x2="13.463cm" svg:y2="0.575cm"><text:p/></draw:line><draw:line draw:name="Вертикальная линия 1792" draw:style-name="gr4" draw:text-style-name="P284" svg:x1="15.261cm" svg:y1="0.476cm" svg:x2="15.261cm" svg:y2="0.575cm"><text:p/></draw:line><draw:line draw:name="Вертикальная линия 1793" draw:style-name="gr4" draw:text-style-name="P284" svg:x1="16.281cm" svg:y1="0.476cm" svg:x2="16.281cm" svg:y2="0.575cm"><text:p/></draw:line><draw:line draw:name="Вертикальная линия 1794" draw:style-name="gr4" draw:text-style-name="P284" svg:x1="17.547cm" svg:y1="0.476cm" svg:x2="17.547cm" svg:y2="0.575cm"><text:p/></draw:line><draw:line draw:name="Вертикальная линия 1795" draw:style-name="gr4" draw:text-style-name="P284" svg:x1="18.583cm" svg:y1="0.476cm" svg:x2="18.583cm" svg:y2="0.575cm"><text:p/></draw:line></draw:g><draw:g draw:name="DrawObject 502" draw:style-name="gr3"><draw:line draw:name="Вертикальная линия 1796" draw:style-name="gr4" draw:text-style-name="P284" svg:x1="19.837cm" svg:y1="0.476cm" svg:x2="19.837cm" svg:y2="0.575cm"><text:p/></draw:line><draw:line draw:name="Вертикальная линия 1797" draw:style-name="gr4" draw:text-style-name="P284" svg:x1="21.093cm" svg:y1="0.476cm" svg:x2="21.093cm" svg:y2="0.575cm"><text:p/></draw:line><draw:line draw:name="Вертикальная линия 1798" draw:style-name="gr4" draw:text-style-name="P284" svg:x1="22.43cm" svg:y1="0.476cm" svg:x2="22.43cm" svg:y2="0.575cm"><text:p/></draw:line><draw:line draw:name="Вертикальная линия 1799" draw:style-name="gr4" draw:text-style-name="P284" svg:x1="23.743cm" svg:y1="0.476cm" svg:x2="23.743cm" svg:y2="0.575cm"><text:p/></draw:line><draw:line draw:name="Вертикальная линия 1800" draw:style-name="gr4" draw:text-style-name="P284" svg:x1="25.474cm" svg:y1="0.476cm" svg:x2="25.474cm" svg:y2="0.575cm"><text:p/></draw:line></draw:g></draw:g><draw:g draw:name="DrawObject 503" draw:style-name="gr2"><draw:g draw:name="DrawObject 504" draw:style-name="gr2"><draw:g draw:name="DrawObject 505" draw:style-name="gr3"><draw:line draw:name="Вертикальная линия 1801" draw:style-name="gr4" draw:text-style-name="P284" svg:x1="1.808cm" svg:y1="1.252cm" svg:x2="1.808cm" svg:y2="1.351cm"><text:p/></draw:line><draw:line draw:name="Вертикальная линия 1802" draw:style-name="gr4" draw:text-style-name="P284" svg:x1="2.838cm" svg:y1="1.254cm" svg:x2="2.838cm" svg:y2="1.353cm"><text:p/></draw:line><draw:line draw:name="Вертикальная линия 1803" draw:style-name="gr4" draw:text-style-name="P284" svg:x1="3.87cm" svg:y1="1.259cm" svg:x2="3.87cm" svg:y2="1.358cm"><text:p/></draw:line><draw:line draw:name="Вертикальная линия 1804" draw:style-name="gr4" draw:text-style-name="P284" svg:x1="5.154cm" svg:y1="1.259cm" svg:x2="5.154cm" svg:y2="1.358cm"><text:p/></draw:line></draw:g><draw:line draw:name="Вертикальная линия 1805" draw:style-name="gr4" draw:text-style-name="P284" svg:x1="12.439cm" svg:y1="1.259cm" svg:x2="12.439cm" svg:y2="1.358cm"><text:p/></draw:line><draw:line draw:name="Вертикальная линия 1806" draw:style-name="gr4" draw:text-style-name="P284" svg:x1="13.45cm" svg:y1="1.259cm" svg:x2="13.45cm" svg:y2="1.358cm"><text:p/></draw:line><draw:line draw:name="Вертикальная линия 1807" draw:style-name="gr4" draw:text-style-name="P284" svg:x1="15.249cm" svg:y1="1.259cm" svg:x2="15.249cm" svg:y2="1.358cm"><text:p/></draw:line><draw:line draw:name="Вертикальная линия 1808" draw:style-name="gr4" draw:text-style-name="P284" svg:x1="16.27cm" svg:y1="1.259cm" svg:x2="16.27cm" svg:y2="1.358cm"><text:p/></draw:line><draw:line draw:name="Вертикальная линия 1809" draw:style-name="gr4" draw:text-style-name="P284" svg:x1="17.533cm" svg:y1="1.259cm" svg:x2="17.533cm" svg:y2="1.358cm"><text:p/></draw:line><draw:line draw:name="Вертикальная линия 1810" draw:style-name="gr4" draw:text-style-name="P284" svg:x1="18.572cm" svg:y1="1.259cm" svg:x2="18.572cm" svg:y2="1.358cm"><text:p/></draw:line></draw:g><draw:g draw:name="DrawObject 506" draw:style-name="gr3"><draw:line draw:name="Вертикальная линия 1811" draw:style-name="gr4" draw:text-style-name="P284" svg:x1="19.826cm" svg:y1="1.259cm" svg:x2="19.826cm" svg:y2="1.358cm"><text:p/></draw:line><draw:line draw:name="Вертикальная линия 1812" draw:style-name="gr4" draw:text-style-name="P284" svg:x1="21.082cm" svg:y1="1.259cm" svg:x2="21.082cm" svg:y2="1.358cm"><text:p/></draw:line><draw:line draw:name="Вертикальная линия 1813" draw:style-name="gr4" draw:text-style-name="P284" svg:x1="22.419cm" svg:y1="1.259cm" svg:x2="22.419cm" svg:y2="1.358cm"><text:p/></draw:line><draw:line draw:name="Вертикальная линия 1814" draw:style-name="gr4" draw:text-style-name="P284" svg:x1="23.73cm" svg:y1="1.259cm" svg:x2="23.73cm" svg:y2="1.358cm"><text:p/></draw:line><draw:line draw:name="Вертикальная линия 1815" draw:style-name="gr4" draw:text-style-name="P284" svg:x1="25.462cm" svg:y1="1.259cm" svg:x2="25.462cm" svg:y2="1.358cm"><text:p/></draw:line></draw:g></draw:g><draw:g draw:name="DrawObject 507" draw:style-name="gr2"><draw:g draw:name="DrawObject 508" draw:style-name="gr2"><draw:g draw:name="DrawObject 509" draw:style-name="gr3"><draw:line draw:name="Вертикальная линия 1816" draw:style-name="gr4" draw:text-style-name="P284" svg:x1="1.808cm" svg:y1="2.01cm" svg:x2="1.808cm" svg:y2="2.109cm"><text:p/></draw:line><draw:line draw:name="Вертикальная линия 1817" draw:style-name="gr4" draw:text-style-name="P284" svg:x1="2.838cm" svg:y1="2.011cm" svg:x2="2.838cm" svg:y2="2.11cm"><text:p/></draw:line><draw:line draw:name="Вертикальная линия 1818" draw:style-name="gr4" draw:text-style-name="P284" svg:x1="3.87cm" svg:y1="2.017cm" svg:x2="3.87cm" svg:y2="2.116cm"><text:p/></draw:line><draw:line draw:name="Вертикальная линия 1819" draw:style-name="gr4" draw:text-style-name="P284" svg:x1="5.154cm" svg:y1="2.017cm" svg:x2="5.154cm" svg:y2="2.116cm"><text:p/></draw:line></draw:g><draw:line draw:name="Вертикальная линия 1820" draw:style-name="gr4" draw:text-style-name="P284" svg:x1="12.439cm" svg:y1="2.017cm" svg:x2="12.439cm" svg:y2="2.116cm"><text:p/></draw:line><draw:line draw:name="Вертикальная линия 1821" draw:style-name="gr4" draw:text-style-name="P284" svg:x1="13.45cm" svg:y1="2.017cm" svg:x2="13.45cm" svg:y2="2.116cm"><text:p/></draw:line><draw:line draw:name="Вертикальная линия 1822" draw:style-name="gr4" draw:text-style-name="P284" svg:x1="15.249cm" svg:y1="2.017cm" svg:x2="15.249cm" svg:y2="2.116cm"><text:p/></draw:line><draw:line draw:name="Вертикальная линия 1823" draw:style-name="gr4" draw:text-style-name="P284" svg:x1="16.27cm" svg:y1="2.017cm" svg:x2="16.27cm" svg:y2="2.116cm"><text:p/></draw:line><draw:line draw:name="Вертикальная линия 1824" draw:style-name="gr4" draw:text-style-name="P284" svg:x1="17.533cm" svg:y1="2.017cm" svg:x2="17.533cm" svg:y2="2.116cm"><text:p/></draw:line><draw:line draw:name="Вертикальная линия 1825" draw:style-name="gr4" draw:text-style-name="P284" svg:x1="18.572cm" svg:y1="2.017cm" svg:x2="18.572cm" svg:y2="2.116cm"><text:p/></draw:line></draw:g><draw:g draw:name="DrawObject 510" draw:style-name="gr3"><draw:line draw:name="Вертикальная линия 1826" draw:style-name="gr4" draw:text-style-name="P284" svg:x1="19.826cm" svg:y1="2.017cm" svg:x2="19.826cm" svg:y2="2.116cm"><text:p/></draw:line><draw:line draw:name="Вертикальная линия 1827" draw:style-name="gr4" draw:text-style-name="P284" svg:x1="21.082cm" svg:y1="2.017cm" svg:x2="21.082cm" svg:y2="2.116cm"><text:p/></draw:line><draw:line draw:name="Вертикальная линия 1828" draw:style-name="gr4" draw:text-style-name="P284" svg:x1="22.419cm" svg:y1="2.017cm" svg:x2="22.419cm" svg:y2="2.116cm"><text:p/></draw:line><draw:line draw:name="Вертикальная линия 1829" draw:style-name="gr4" draw:text-style-name="P284" svg:x1="23.73cm" svg:y1="2.017cm" svg:x2="23.73cm" svg:y2="2.116cm"><text:p/></draw:line><draw:line draw:name="Вертикальная линия 1830" draw:style-name="gr4" draw:text-style-name="P284" svg:x1="25.462cm" svg:y1="2.017cm" svg:x2="25.462cm" svg:y2="2.116cm"><text:p/></draw:line></draw:g></draw:g><draw:g draw:name="DrawObject 511" draw:style-name="gr2"><draw:g draw:name="DrawObject 512" draw:style-name="gr2"><draw:g draw:name="DrawObject 513" draw:style-name="gr3"><draw:line draw:name="Вертикальная линия 1831" draw:style-name="gr4" draw:text-style-name="P284" svg:x1="1.808cm" svg:y1="2.725cm" svg:x2="1.808cm" svg:y2="2.824cm"><text:p/></draw:line><draw:line draw:name="Вертикальная линия 1832" draw:style-name="gr4" draw:text-style-name="P284" svg:x1="2.838cm" svg:y1="2.727cm" svg:x2="2.838cm" svg:y2="2.826cm"><text:p/></draw:line><draw:line draw:name="Вертикальная линия 1833" draw:style-name="gr4" draw:text-style-name="P284" svg:x1="3.87cm" svg:y1="2.732cm" svg:x2="3.87cm" svg:y2="2.831cm"><text:p/></draw:line><draw:line draw:name="Вертикальная линия 1834" draw:style-name="gr4" draw:text-style-name="P284" svg:x1="5.154cm" svg:y1="2.732cm" svg:x2="5.154cm" svg:y2="2.831cm"><text:p/></draw:line></draw:g><draw:line draw:name="Вертикальная линия 1835" draw:style-name="gr4" draw:text-style-name="P284" svg:x1="12.439cm" svg:y1="2.732cm" svg:x2="12.439cm" svg:y2="2.831cm"><text:p/></draw:line><draw:line draw:name="Вертикальная линия 1836" draw:style-name="gr4" draw:text-style-name="P284" svg:x1="13.45cm" svg:y1="2.732cm" svg:x2="13.45cm" svg:y2="2.831cm"><text:p/></draw:line><draw:line draw:name="Вертикальная линия 1837" draw:style-name="gr4" draw:text-style-name="P284" svg:x1="15.249cm" svg:y1="2.732cm" svg:x2="15.249cm" svg:y2="2.831cm"><text:p/></draw:line><draw:line draw:name="Вертикальная линия 1838" draw:style-name="gr4" draw:text-style-name="P284" svg:x1="16.27cm" svg:y1="2.732cm" svg:x2="16.27cm" svg:y2="2.831cm"><text:p/></draw:line><draw:line draw:name="Вертикальная линия 1839" draw:style-name="gr4" draw:text-style-name="P284" svg:x1="17.533cm" svg:y1="2.732cm" svg:x2="17.533cm" svg:y2="2.831cm"><text:p/></draw:line><draw:line draw:name="Вертикальная линия 1840" draw:style-name="gr4" draw:text-style-name="P284" svg:x1="18.572cm" svg:y1="2.732cm" svg:x2="18.572cm" svg:y2="2.831cm"><text:p/></draw:line></draw:g><draw:g draw:name="DrawObject 514" draw:style-name="gr3"><draw:line draw:name="Вертикальная линия 1841" draw:style-name="gr4" draw:text-style-name="P284" svg:x1="19.826cm" svg:y1="2.732cm" svg:x2="19.826cm" svg:y2="2.831cm"><text:p/></draw:line><draw:line draw:name="Вертикальная линия 1842" draw:style-name="gr4" draw:text-style-name="P284" svg:x1="21.082cm" svg:y1="2.732cm" svg:x2="21.082cm" svg:y2="2.831cm"><text:p/></draw:line><draw:line draw:name="Вертикальная линия 1843" draw:style-name="gr4" draw:text-style-name="P284" svg:x1="22.419cm" svg:y1="2.732cm" svg:x2="22.419cm" svg:y2="2.831cm"><text:p/></draw:line><draw:line draw:name="Вертикальная линия 1844" draw:style-name="gr4" draw:text-style-name="P284" svg:x1="23.73cm" svg:y1="2.732cm" svg:x2="23.73cm" svg:y2="2.831cm"><text:p/></draw:line><draw:line draw:name="Вертикальная линия 1845" draw:style-name="gr4" draw:text-style-name="P284" svg:x1="25.462cm" svg:y1="2.732cm" svg:x2="25.462cm" svg:y2="2.831cm"><text:p/></draw:line></draw:g></draw:g><draw:g draw:name="DrawObject 515" draw:style-name="gr2"><draw:g draw:name="DrawObject 516" draw:style-name="gr2"><draw:g draw:name="DrawObject 517" draw:style-name="gr3"><draw:line draw:name="Вертикальная линия 1846" draw:style-name="gr4" draw:text-style-name="P284" svg:x1="1.808cm" svg:y1="3.468cm" svg:x2="1.808cm" svg:y2="3.567cm"><text:p/></draw:line><draw:line draw:name="Вертикальная линия 1847" draw:style-name="gr4" draw:text-style-name="P284" svg:x1="2.838cm" svg:y1="3.471cm" svg:x2="2.838cm" svg:y2="3.57cm"><text:p/></draw:line><draw:line draw:name="Вертикальная линия 1848" draw:style-name="gr4" draw:text-style-name="P284" svg:x1="3.87cm" svg:y1="3.475cm" svg:x2="3.87cm" svg:y2="3.574cm"><text:p/></draw:line><draw:line draw:name="Вертикальная линия 1849" draw:style-name="gr4" draw:text-style-name="P284" svg:x1="5.154cm" svg:y1="3.475cm" svg:x2="5.154cm" svg:y2="3.574cm"><text:p/></draw:line></draw:g><draw:line draw:name="Вертикальная линия 1850" draw:style-name="gr4" draw:text-style-name="P284" svg:x1="12.439cm" svg:y1="3.475cm" svg:x2="12.439cm" svg:y2="3.574cm"><text:p/></draw:line><draw:line draw:name="Вертикальная линия 1851" draw:style-name="gr4" draw:text-style-name="P284" svg:x1="13.45cm" svg:y1="3.475cm" svg:x2="13.45cm" svg:y2="3.574cm"><text:p/></draw:line><draw:line draw:name="Вертикальная линия 1852" draw:style-name="gr4" draw:text-style-name="P284" svg:x1="15.249cm" svg:y1="3.475cm" svg:x2="15.249cm" svg:y2="3.574cm"><text:p/></draw:line><draw:line draw:name="Вертикальная линия 1853" draw:style-name="gr4" draw:text-style-name="P284" svg:x1="16.27cm" svg:y1="3.475cm" svg:x2="16.27cm" svg:y2="3.574cm"><text:p/></draw:line><draw:line draw:name="Вертикальная линия 1854" draw:style-name="gr4" draw:text-style-name="P284" svg:x1="17.533cm" svg:y1="3.475cm" svg:x2="17.533cm" svg:y2="3.574cm"><text:p/></draw:line><draw:line draw:name="Вертикальная линия 1855" draw:style-name="gr4" draw:text-style-name="P284" svg:x1="18.572cm" svg:y1="3.475cm" svg:x2="18.572cm" svg:y2="3.574cm"><text:p/></draw:line></draw:g><draw:g draw:name="DrawObject 518" draw:style-name="gr3"><draw:line draw:name="Вертикальная линия 1856" draw:style-name="gr4" draw:text-style-name="P284" svg:x1="19.826cm" svg:y1="3.475cm" svg:x2="19.826cm" svg:y2="3.574cm"><text:p/></draw:line><draw:line draw:name="Вертикальная линия 1857" draw:style-name="gr4" draw:text-style-name="P284" svg:x1="21.082cm" svg:y1="3.475cm" svg:x2="21.082cm" svg:y2="3.574cm"><text:p/></draw:line><draw:line draw:name="Вертикальная линия 1858" draw:style-name="gr4" draw:text-style-name="P284" svg:x1="22.419cm" svg:y1="3.475cm" svg:x2="22.419cm" svg:y2="3.574cm"><text:p/></draw:line><draw:line draw:name="Вертикальная линия 1859" draw:style-name="gr4" draw:text-style-name="P284" svg:x1="23.73cm" svg:y1="3.475cm" svg:x2="23.73cm" svg:y2="3.574cm"><text:p/></draw:line><draw:line draw:name="Вертикальная линия 1860" draw:style-name="gr4" draw:text-style-name="P284" svg:x1="25.462cm" svg:y1="3.475cm" svg:x2="25.462cm" svg:y2="3.574cm"><text:p/></draw:line></draw:g></draw:g><draw:g draw:name="DrawObject 519" draw:style-name="gr2"><draw:g draw:name="DrawObject 520" draw:style-name="gr2"><draw:g draw:name="DrawObject 521" draw:style-name="gr3"><draw:line draw:name="Вертикальная линия 1861" draw:style-name="gr4" draw:text-style-name="P284" svg:x1="1.808cm" svg:y1="4.296cm" svg:x2="1.808cm" svg:y2="4.395cm"><text:p/></draw:line><draw:line draw:name="Вертикальная линия 1862" draw:style-name="gr4" draw:text-style-name="P284" svg:x1="2.838cm" svg:y1="4.297cm" svg:x2="2.838cm" svg:y2="4.396cm"><text:p/></draw:line><draw:line draw:name="Вертикальная линия 1863" draw:style-name="gr4" draw:text-style-name="P284" svg:x1="3.87cm" svg:y1="4.303cm" svg:x2="3.87cm" svg:y2="4.402cm"><text:p/></draw:line><draw:line draw:name="Вертикальная линия 1864" draw:style-name="gr4" draw:text-style-name="P284" svg:x1="5.154cm" svg:y1="4.303cm" svg:x2="5.154cm" svg:y2="4.402cm"><text:p/></draw:line></draw:g><draw:line draw:name="Вертикальная линия 1865" draw:style-name="gr4" draw:text-style-name="P284" svg:x1="12.439cm" svg:y1="4.303cm" svg:x2="12.439cm" svg:y2="4.402cm"><text:p/></draw:line><draw:line draw:name="Вертикальная линия 1866" draw:style-name="gr4" draw:text-style-name="P284" svg:x1="13.45cm" svg:y1="4.303cm" svg:x2="13.45cm" svg:y2="4.402cm"><text:p/></draw:line><draw:line draw:name="Вертикальная линия 1867" draw:style-name="gr4" draw:text-style-name="P284" svg:x1="15.249cm" svg:y1="4.303cm" svg:x2="15.249cm" svg:y2="4.402cm"><text:p/></draw:line><draw:line draw:name="Вертикальная линия 1868" draw:style-name="gr4" draw:text-style-name="P284" svg:x1="16.27cm" svg:y1="4.303cm" svg:x2="16.27cm" svg:y2="4.402cm"><text:p/></draw:line><draw:line draw:name="Вертикальная линия 1869" draw:style-name="gr4" draw:text-style-name="P284" svg:x1="17.533cm" svg:y1="4.303cm" svg:x2="17.533cm" svg:y2="4.402cm"><text:p/></draw:line><draw:line draw:name="Вертикальная линия 1870" draw:style-name="gr4" draw:text-style-name="P284" svg:x1="18.572cm" svg:y1="4.303cm" svg:x2="18.572cm" svg:y2="4.402cm"><text:p/></draw:line></draw:g><draw:g draw:name="DrawObject 522" draw:style-name="gr3"><draw:line draw:name="Вертикальная линия 1871" draw:style-name="gr4" draw:text-style-name="P284" svg:x1="19.826cm" svg:y1="4.303cm" svg:x2="19.826cm" svg:y2="4.402cm"><text:p/></draw:line><draw:line draw:name="Вертикальная линия 1872" draw:style-name="gr4" draw:text-style-name="P284" svg:x1="21.082cm" svg:y1="4.303cm" svg:x2="21.082cm" svg:y2="4.402cm"><text:p/></draw:line><draw:line draw:name="Вертикальная линия 1873" draw:style-name="gr4" draw:text-style-name="P284" svg:x1="22.419cm" svg:y1="4.303cm" svg:x2="22.419cm" svg:y2="4.402cm"><text:p/></draw:line><draw:line draw:name="Вертикальная линия 1874" draw:style-name="gr4" draw:text-style-name="P284" svg:x1="23.73cm" svg:y1="4.303cm" svg:x2="23.73cm" svg:y2="4.402cm"><text:p/></draw:line><draw:line draw:name="Вертикальная линия 1875" draw:style-name="gr4" draw:text-style-name="P284" svg:x1="25.462cm" svg:y1="4.303cm" svg:x2="25.462cm" svg:y2="4.402cm"><text:p/></draw:line></draw:g></draw:g><draw:g draw:name="DrawObject 523" draw:style-name="gr2"><draw:g draw:name="DrawObject 524" draw:style-name="gr2"><draw:g draw:name="DrawObject 525" draw:style-name="gr3"><draw:line draw:name="Вертикальная линия 1876" draw:style-name="gr4" draw:text-style-name="P284" svg:x1="1.808cm" svg:y1="5.112cm" svg:x2="1.808cm" svg:y2="5.211cm"><text:p/></draw:line><draw:line draw:name="Вертикальная линия 1877" draw:style-name="gr4" draw:text-style-name="P284" svg:x1="2.838cm" svg:y1="5.116cm" svg:x2="2.838cm" svg:y2="5.215cm"><text:p/></draw:line><draw:line draw:name="Вертикальная линия 1878" draw:style-name="gr4" draw:text-style-name="P284" svg:x1="3.87cm" svg:y1="5.119cm" svg:x2="3.87cm" svg:y2="5.218cm"><text:p/></draw:line><draw:line draw:name="Вертикальная линия 1879" draw:style-name="gr4" draw:text-style-name="P284" svg:x1="5.154cm" svg:y1="5.119cm" svg:x2="5.154cm" svg:y2="5.218cm"><text:p/></draw:line></draw:g><draw:line draw:name="Вертикальная линия 1880" draw:style-name="gr4" draw:text-style-name="P284" svg:x1="12.439cm" svg:y1="5.119cm" svg:x2="12.439cm" svg:y2="5.218cm"><text:p/></draw:line><draw:line draw:name="Вертикальная линия 1881" draw:style-name="gr4" draw:text-style-name="P284" svg:x1="13.45cm" svg:y1="5.119cm" svg:x2="13.45cm" svg:y2="5.218cm"><text:p/></draw:line><draw:line draw:name="Вертикальная линия 1882" draw:style-name="gr4" draw:text-style-name="P284" svg:x1="15.249cm" svg:y1="5.119cm" svg:x2="15.249cm" svg:y2="5.218cm"><text:p/></draw:line><draw:line draw:name="Вертикальная линия 1883" draw:style-name="gr4" draw:text-style-name="P284" svg:x1="16.27cm" svg:y1="5.119cm" svg:x2="16.27cm" svg:y2="5.218cm"><text:p/></draw:line><draw:line draw:name="Вертикальная линия 1884" draw:style-name="gr4" draw:text-style-name="P284" svg:x1="17.533cm" svg:y1="5.119cm" svg:x2="17.533cm" svg:y2="5.218cm"><text:p/></draw:line><draw:line draw:name="Вертикальная линия 1885" draw:style-name="gr4" draw:text-style-name="P284" svg:x1="18.572cm" svg:y1="5.119cm" svg:x2="18.572cm" svg:y2="5.218cm"><text:p/></draw:line></draw:g><draw:g draw:name="DrawObject 526" draw:style-name="gr3"><draw:line draw:name="Вертикальная линия 1886" draw:style-name="gr4" draw:text-style-name="P284" svg:x1="19.826cm" svg:y1="5.119cm" svg:x2="19.826cm" svg:y2="5.218cm"><text:p/></draw:line><draw:line draw:name="Вертикальная линия 1887" draw:style-name="gr4" draw:text-style-name="P284" svg:x1="21.082cm" svg:y1="5.119cm" svg:x2="21.082cm" svg:y2="5.218cm"><text:p/></draw:line><draw:line draw:name="Вертикальная линия 1888" draw:style-name="gr4" draw:text-style-name="P284" svg:x1="22.419cm" svg:y1="5.119cm" svg:x2="22.419cm" svg:y2="5.218cm"><text:p/></draw:line><draw:line draw:name="Вертикальная линия 1889" draw:style-name="gr4" draw:text-style-name="P284" svg:x1="23.73cm" svg:y1="5.119cm" svg:x2="23.73cm" svg:y2="5.218cm"><text:p/></draw:line><draw:line draw:name="Вертикальная линия 1890" draw:style-name="gr4" draw:text-style-name="P284" svg:x1="25.462cm" svg:y1="5.119cm" svg:x2="25.462cm" svg:y2="5.218cm"><text:p/></draw:line></draw:g></draw:g><draw:g draw:name="DrawObject 527" draw:style-name="gr2"><draw:g draw:name="DrawObject 528" draw:style-name="gr2"><draw:g draw:name="DrawObject 529" draw:style-name="gr3"><draw:line draw:name="Вертикальная линия 1891" draw:style-name="gr4" draw:text-style-name="P284" svg:x1="1.808cm" svg:y1="5.893cm" svg:x2="1.808cm" svg:y2="5.992cm"><text:p/></draw:line><draw:line draw:name="Вертикальная линия 1892" draw:style-name="gr4" draw:text-style-name="P284" svg:x1="2.838cm" svg:y1="5.894cm" svg:x2="2.838cm" svg:y2="5.993cm"><text:p/></draw:line><draw:line draw:name="Вертикальная линия 1893" draw:style-name="gr4" draw:text-style-name="P284" svg:x1="3.87cm" svg:y1="5.9cm" svg:x2="3.87cm" svg:y2="5.999cm"><text:p/></draw:line><draw:line draw:name="Вертикальная линия 1894" draw:style-name="gr4" draw:text-style-name="P284" svg:x1="5.154cm" svg:y1="5.9cm" svg:x2="5.154cm" svg:y2="5.999cm"><text:p/></draw:line></draw:g><draw:line draw:name="Вертикальная линия 1895" draw:style-name="gr4" draw:text-style-name="P284" svg:x1="12.439cm" svg:y1="5.9cm" svg:x2="12.439cm" svg:y2="5.999cm"><text:p/></draw:line><draw:line draw:name="Вертикальная линия 1896" draw:style-name="gr4" draw:text-style-name="P284" svg:x1="13.45cm" svg:y1="5.9cm" svg:x2="13.45cm" svg:y2="5.999cm"><text:p/></draw:line><draw:line draw:name="Вертикальная линия 1897" draw:style-name="gr4" draw:text-style-name="P284" svg:x1="15.249cm" svg:y1="5.9cm" svg:x2="15.249cm" svg:y2="5.999cm"><text:p/></draw:line><draw:line draw:name="Вертикальная линия 1898" draw:style-name="gr4" draw:text-style-name="P284" svg:x1="16.27cm" svg:y1="5.9cm" svg:x2="16.27cm" svg:y2="5.999cm"><text:p/></draw:line><draw:line draw:name="Вертикальная линия 1899" draw:style-name="gr4" draw:text-style-name="P284" svg:x1="17.533cm" svg:y1="5.9cm" svg:x2="17.533cm" svg:y2="5.999cm"><text:p/></draw:line><draw:line draw:name="Вертикальная линия 1900" draw:style-name="gr4" draw:text-style-name="P284" svg:x1="18.572cm" svg:y1="5.9cm" svg:x2="18.572cm" svg:y2="5.999cm"><text:p/></draw:line></draw:g><draw:g draw:name="DrawObject 530" draw:style-name="gr3"><draw:line draw:name="Вертикальная линия 1901" draw:style-name="gr4" draw:text-style-name="P284" svg:x1="19.826cm" svg:y1="5.9cm" svg:x2="19.826cm" svg:y2="5.999cm"><text:p/></draw:line><draw:line draw:name="Вертикальная линия 1902" draw:style-name="gr4" draw:text-style-name="P284" svg:x1="21.082cm" svg:y1="5.9cm" svg:x2="21.082cm" svg:y2="5.999cm"><text:p/></draw:line><draw:line draw:name="Вертикальная линия 1903" draw:style-name="gr4" draw:text-style-name="P284" svg:x1="22.419cm" svg:y1="5.9cm" svg:x2="22.419cm" svg:y2="5.999cm"><text:p/></draw:line><draw:line draw:name="Вертикальная линия 1904" draw:style-name="gr4" draw:text-style-name="P284" svg:x1="23.73cm" svg:y1="5.9cm" svg:x2="23.73cm" svg:y2="5.999cm"><text:p/></draw:line><draw:line draw:name="Вертикальная линия 1905" draw:style-name="gr4" draw:text-style-name="P284" svg:x1="25.462cm" svg:y1="5.9cm" svg:x2="25.462cm" svg:y2="5.999cm"><text:p/></draw:line></draw:g></draw:g><draw:g draw:name="DrawObject 531" draw:style-name="gr2"><draw:g draw:name="DrawObject 532" draw:style-name="gr2"><draw:g draw:name="DrawObject 533" draw:style-name="gr3"><draw:line draw:name="Вертикальная линия 1906" draw:style-name="gr4" draw:text-style-name="P284" svg:x1="1.808cm" svg:y1="6.66cm" svg:x2="1.808cm" svg:y2="6.759cm"><text:p/></draw:line><draw:line draw:name="Вертикальная линия 1907" draw:style-name="gr4" draw:text-style-name="P284" svg:x1="2.838cm" svg:y1="6.662cm" svg:x2="2.838cm" svg:y2="6.761cm"><text:p/></draw:line><draw:line draw:name="Вертикальная линия 1908" draw:style-name="gr4" draw:text-style-name="P284" svg:x1="3.87cm" svg:y1="6.666cm" svg:x2="3.87cm" svg:y2="6.765cm"><text:p/></draw:line><draw:line draw:name="Вертикальная линия 1909" draw:style-name="gr4" draw:text-style-name="P284" svg:x1="5.154cm" svg:y1="6.666cm" svg:x2="5.154cm" svg:y2="6.765cm"><text:p/></draw:line></draw:g><draw:line draw:name="Вертикальная линия 1910" draw:style-name="gr4" draw:text-style-name="P284" svg:x1="12.439cm" svg:y1="6.666cm" svg:x2="12.439cm" svg:y2="6.765cm"><text:p/></draw:line><draw:line draw:name="Вертикальная линия 1911" draw:style-name="gr4" draw:text-style-name="P284" svg:x1="13.45cm" svg:y1="6.666cm" svg:x2="13.45cm" svg:y2="6.765cm"><text:p/></draw:line><draw:line draw:name="Вертикальная линия 1912" draw:style-name="gr4" draw:text-style-name="P284" svg:x1="15.249cm" svg:y1="6.666cm" svg:x2="15.249cm" svg:y2="6.765cm"><text:p/></draw:line><draw:line draw:name="Вертикальная линия 1913" draw:style-name="gr4" draw:text-style-name="P284" svg:x1="16.27cm" svg:y1="6.666cm" svg:x2="16.27cm" svg:y2="6.765cm"><text:p/></draw:line><draw:line draw:name="Вертикальная линия 1914" draw:style-name="gr4" draw:text-style-name="P284" svg:x1="17.533cm" svg:y1="6.666cm" svg:x2="17.533cm" svg:y2="6.765cm"><text:p/></draw:line><draw:line draw:name="Вертикальная линия 1915" draw:style-name="gr4" draw:text-style-name="P284" svg:x1="18.572cm" svg:y1="6.666cm" svg:x2="18.572cm" svg:y2="6.765cm"><text:p/></draw:line></draw:g><draw:g draw:name="DrawObject 534" draw:style-name="gr3"><draw:line draw:name="Вертикальная линия 1916" draw:style-name="gr4" draw:text-style-name="P284" svg:x1="19.826cm" svg:y1="6.666cm" svg:x2="19.826cm" svg:y2="6.765cm"><text:p/></draw:line><draw:line draw:name="Вертикальная линия 1917" draw:style-name="gr4" draw:text-style-name="P284" svg:x1="21.082cm" svg:y1="6.666cm" svg:x2="21.082cm" svg:y2="6.765cm"><text:p/></draw:line><draw:line draw:name="Вертикальная линия 1918" draw:style-name="gr4" draw:text-style-name="P284" svg:x1="22.419cm" svg:y1="6.666cm" svg:x2="22.419cm" svg:y2="6.765cm"><text:p/></draw:line><draw:line draw:name="Вертикальная линия 1919" draw:style-name="gr4" draw:text-style-name="P284" svg:x1="23.73cm" svg:y1="6.666cm" svg:x2="23.73cm" svg:y2="6.765cm"><text:p/></draw:line><draw:line draw:name="Вертикальная линия 1920" draw:style-name="gr4" draw:text-style-name="P284" svg:x1="25.462cm" svg:y1="6.666cm" svg:x2="25.462cm" svg:y2="6.765cm"><text:p/></draw:line></draw:g></draw:g><draw:g draw:name="DrawObject 535" draw:style-name="gr2"><draw:g draw:name="DrawObject 536" draw:style-name="gr2"><draw:g draw:name="DrawObject 537" draw:style-name="gr3"><draw:line draw:name="Вертикальная линия 1921" draw:style-name="gr4" draw:text-style-name="P284" svg:x1="1.808cm" svg:y1="7.433cm" svg:x2="1.808cm" svg:y2="7.532cm"><text:p/></draw:line><draw:line draw:name="Вертикальная линия 1922" draw:style-name="gr4" draw:text-style-name="P284" svg:x1="2.838cm" svg:y1="7.435cm" svg:x2="2.838cm" svg:y2="7.534cm"><text:p/></draw:line><draw:line draw:name="Вертикальная линия 1923" draw:style-name="gr4" draw:text-style-name="P284" svg:x1="3.87cm" svg:y1="7.44cm" svg:x2="3.87cm" svg:y2="7.539cm"><text:p/></draw:line><draw:line draw:name="Вертикальная линия 1924" draw:style-name="gr4" draw:text-style-name="P284" svg:x1="5.154cm" svg:y1="7.44cm" svg:x2="5.154cm" svg:y2="7.539cm"><text:p/></draw:line></draw:g><draw:line draw:name="Вертикальная линия 1925" draw:style-name="gr4" draw:text-style-name="P284" svg:x1="12.439cm" svg:y1="7.44cm" svg:x2="12.439cm" svg:y2="7.539cm"><text:p/></draw:line><draw:line draw:name="Вертикальная линия 1926" draw:style-name="gr4" draw:text-style-name="P284" svg:x1="13.45cm" svg:y1="7.44cm" svg:x2="13.45cm" svg:y2="7.539cm"><text:p/></draw:line><draw:line draw:name="Вертикальная линия 1927" draw:style-name="gr4" draw:text-style-name="P284" svg:x1="15.249cm" svg:y1="7.44cm" svg:x2="15.249cm" svg:y2="7.539cm"><text:p/></draw:line><draw:line draw:name="Вертикальная линия 1928" draw:style-name="gr4" draw:text-style-name="P284" svg:x1="16.27cm" svg:y1="7.44cm" svg:x2="16.27cm" svg:y2="7.539cm"><text:p/></draw:line><draw:line draw:name="Вертикальная линия 1929" draw:style-name="gr4" draw:text-style-name="P284" svg:x1="17.533cm" svg:y1="7.44cm" svg:x2="17.533cm" svg:y2="7.539cm"><text:p/></draw:line><draw:line draw:name="Вертикальная линия 1930" draw:style-name="gr4" draw:text-style-name="P284" svg:x1="18.572cm" svg:y1="7.44cm" svg:x2="18.572cm" svg:y2="7.539cm"><text:p/></draw:line></draw:g><draw:g draw:name="DrawObject 538" draw:style-name="gr3"><draw:line draw:name="Вертикальная линия 1931" draw:style-name="gr4" draw:text-style-name="P284" svg:x1="19.826cm" svg:y1="7.44cm" svg:x2="19.826cm" svg:y2="7.539cm"><text:p/></draw:line><draw:line draw:name="Вертикальная линия 1932" draw:style-name="gr4" draw:text-style-name="P284" svg:x1="21.082cm" svg:y1="7.44cm" svg:x2="21.082cm" svg:y2="7.539cm"><text:p/></draw:line><draw:line draw:name="Вертикальная линия 1933" draw:style-name="gr4" draw:text-style-name="P284" svg:x1="22.419cm" svg:y1="7.44cm" svg:x2="22.419cm" svg:y2="7.539cm"><text:p/></draw:line><draw:line draw:name="Вертикальная линия 1934" draw:style-name="gr4" draw:text-style-name="P284" svg:x1="23.73cm" svg:y1="7.44cm" svg:x2="23.73cm" svg:y2="7.539cm"><text:p/></draw:line><draw:line draw:name="Вертикальная линия 1935" draw:style-name="gr4" draw:text-style-name="P284" svg:x1="25.462cm" svg:y1="7.44cm" svg:x2="25.462cm" svg:y2="7.539cm"><text:p/></draw:line></draw:g></draw:g><draw:g draw:name="DrawObject 539" draw:style-name="gr2"><draw:g draw:name="DrawObject 540" draw:style-name="gr2"><draw:g draw:name="DrawObject 541" draw:style-name="gr3"><draw:line draw:name="Вертикальная линия 1936" draw:style-name="gr4" draw:text-style-name="P284" svg:x1="1.808cm" svg:y1="8.222cm" svg:x2="1.808cm" svg:y2="8.321cm"><text:p/></draw:line><draw:line draw:name="Вертикальная линия 1937" draw:style-name="gr4" draw:text-style-name="P284" svg:x1="2.838cm" svg:y1="8.223cm" svg:x2="2.838cm" svg:y2="8.322cm"><text:p/></draw:line><draw:line draw:name="Вертикальная линия 1938" draw:style-name="gr4" draw:text-style-name="P284" svg:x1="3.87cm" svg:y1="8.227cm" svg:x2="3.87cm" svg:y2="8.326cm"><text:p/></draw:line><draw:line draw:name="Вертикальная линия 1939" draw:style-name="gr4" draw:text-style-name="P284" svg:x1="5.154cm" svg:y1="8.227cm" svg:x2="5.154cm" svg:y2="8.326cm"><text:p/></draw:line></draw:g><draw:line draw:name="Вертикальная линия 1940" draw:style-name="gr4" draw:text-style-name="P284" svg:x1="12.439cm" svg:y1="8.227cm" svg:x2="12.439cm" svg:y2="8.326cm"><text:p/></draw:line><draw:line draw:name="Вертикальная линия 1941" draw:style-name="gr4" draw:text-style-name="P284" svg:x1="13.45cm" svg:y1="8.227cm" svg:x2="13.45cm" svg:y2="8.326cm"><text:p/></draw:line><draw:line draw:name="Вертикальная линия 1942" draw:style-name="gr4" draw:text-style-name="P284" svg:x1="15.249cm" svg:y1="8.227cm" svg:x2="15.249cm" svg:y2="8.326cm"><text:p/></draw:line><draw:line draw:name="Вертикальная линия 1943" draw:style-name="gr4" draw:text-style-name="P284" svg:x1="16.27cm" svg:y1="8.227cm" svg:x2="16.27cm" svg:y2="8.326cm"><text:p/></draw:line><draw:line draw:name="Вертикальная линия 1944" draw:style-name="gr4" draw:text-style-name="P284" svg:x1="17.533cm" svg:y1="8.227cm" svg:x2="17.533cm" svg:y2="8.326cm"><text:p/></draw:line><draw:line draw:name="Вертикальная линия 1945" draw:style-name="gr4" draw:text-style-name="P284" svg:x1="18.572cm" svg:y1="8.227cm" svg:x2="18.572cm" svg:y2="8.326cm"><text:p/></draw:line></draw:g><draw:g draw:name="DrawObject 542" draw:style-name="gr3"><draw:line draw:name="Вертикальная линия 1946" draw:style-name="gr4" draw:text-style-name="P284" svg:x1="19.826cm" svg:y1="8.227cm" svg:x2="19.826cm" svg:y2="8.326cm"><text:p/></draw:line><draw:line draw:name="Вертикальная линия 1947" draw:style-name="gr4" draw:text-style-name="P284" svg:x1="21.082cm" svg:y1="8.227cm" svg:x2="21.082cm" svg:y2="8.326cm"><text:p/></draw:line><draw:line draw:name="Вертикальная линия 1948" draw:style-name="gr4" draw:text-style-name="P284" svg:x1="22.419cm" svg:y1="8.227cm" svg:x2="22.419cm" svg:y2="8.326cm"><text:p/></draw:line><draw:line draw:name="Вертикальная линия 1949" draw:style-name="gr4" draw:text-style-name="P284" svg:x1="23.73cm" svg:y1="8.227cm" svg:x2="23.73cm" svg:y2="8.326cm"><text:p/></draw:line><draw:line draw:name="Вертикальная линия 1950" draw:style-name="gr4" draw:text-style-name="P284" svg:x1="25.462cm" svg:y1="8.227cm" svg:x2="25.462cm" svg:y2="8.326cm"><text:p/></draw:line></draw:g></draw:g><draw:g draw:name="DrawObject 543" draw:style-name="gr2"><draw:g draw:name="DrawObject 544" draw:style-name="gr2"><draw:g draw:name="DrawObject 545" draw:style-name="gr3"><draw:line draw:name="Вертикальная линия 1951" draw:style-name="gr4" draw:text-style-name="P284" svg:x1="1.808cm" svg:y1="8.98cm" svg:x2="1.808cm" svg:y2="9.079cm"><text:p/></draw:line><draw:line draw:name="Вертикальная линия 1952" draw:style-name="gr4" draw:text-style-name="P284" svg:x1="2.838cm" svg:y1="8.983cm" svg:x2="2.838cm" svg:y2="9.082cm"><text:p/></draw:line><draw:line draw:name="Вертикальная линия 1953" draw:style-name="gr4" draw:text-style-name="P284" svg:x1="3.87cm" svg:y1="8.987cm" svg:x2="3.87cm" svg:y2="9.086cm"><text:p/></draw:line><draw:line draw:name="Вертикальная линия 1954" draw:style-name="gr4" draw:text-style-name="P284" svg:x1="5.154cm" svg:y1="8.987cm" svg:x2="5.154cm" svg:y2="9.086cm"><text:p/></draw:line></draw:g><draw:line draw:name="Вертикальная линия 1955" draw:style-name="gr4" draw:text-style-name="P284" svg:x1="12.439cm" svg:y1="8.987cm" svg:x2="12.439cm" svg:y2="9.086cm"><text:p/></draw:line><draw:line draw:name="Вертикальная линия 1956" draw:style-name="gr4" draw:text-style-name="P284" svg:x1="13.45cm" svg:y1="8.987cm" svg:x2="13.45cm" svg:y2="9.086cm"><text:p/></draw:line><draw:line draw:name="Вертикальная линия 1957" draw:style-name="gr4" draw:text-style-name="P284" svg:x1="15.249cm" svg:y1="8.987cm" svg:x2="15.249cm" svg:y2="9.086cm"><text:p/></draw:line><draw:line draw:name="Вертикальная линия 1958" draw:style-name="gr4" draw:text-style-name="P284" svg:x1="16.27cm" svg:y1="8.987cm" svg:x2="16.27cm" svg:y2="9.086cm"><text:p/></draw:line><draw:line draw:name="Вертикальная линия 1959" draw:style-name="gr4" draw:text-style-name="P284" svg:x1="17.533cm" svg:y1="8.987cm" svg:x2="17.533cm" svg:y2="9.086cm"><text:p/></draw:line><draw:line draw:name="Вертикальная линия 1960" draw:style-name="gr4" draw:text-style-name="P284" svg:x1="18.572cm" svg:y1="8.987cm" svg:x2="18.572cm" svg:y2="9.086cm"><text:p/></draw:line></draw:g><draw:g draw:name="DrawObject 546" draw:style-name="gr3"><draw:line draw:name="Вертикальная линия 1961" draw:style-name="gr4" draw:text-style-name="P284" svg:x1="19.826cm" svg:y1="8.987cm" svg:x2="19.826cm" svg:y2="9.086cm"><text:p/></draw:line><draw:line draw:name="Вертикальная линия 1962" draw:style-name="gr4" draw:text-style-name="P284" svg:x1="21.082cm" svg:y1="8.987cm" svg:x2="21.082cm" svg:y2="9.086cm"><text:p/></draw:line><draw:line draw:name="Вертикальная линия 1963" draw:style-name="gr4" draw:text-style-name="P284" svg:x1="22.419cm" svg:y1="8.987cm" svg:x2="22.419cm" svg:y2="9.086cm"><text:p/></draw:line><draw:line draw:name="Вертикальная линия 1964" draw:style-name="gr4" draw:text-style-name="P284" svg:x1="23.73cm" svg:y1="8.987cm" svg:x2="23.73cm" svg:y2="9.086cm"><text:p/></draw:line><draw:line draw:name="Вертикальная линия 1965" draw:style-name="gr4" draw:text-style-name="P284" svg:x1="25.462cm" svg:y1="8.987cm" svg:x2="25.462cm" svg:y2="9.086cm"><text:p/></draw:line></draw:g></draw:g><draw:g draw:name="DrawObject 547" draw:style-name="gr2"><draw:g draw:name="DrawObject 548" draw:style-name="gr2"><draw:g draw:name="DrawObject 549" draw:style-name="gr3"><draw:line draw:name="Вертикальная линия 1966" draw:style-name="gr4" draw:text-style-name="P284" svg:x1="1.808cm" svg:y1="9.765cm" svg:x2="1.808cm" svg:y2="9.864cm"><text:p/></draw:line><draw:line draw:name="Вертикальная линия 1967" draw:style-name="gr4" draw:text-style-name="P284" svg:x1="2.838cm" svg:y1="9.765cm" svg:x2="2.838cm" svg:y2="9.864cm"><text:p/></draw:line><draw:line draw:name="Вертикальная линия 1968" draw:style-name="gr4" draw:text-style-name="P284" svg:x1="3.87cm" svg:y1="9.772cm" svg:x2="3.87cm" svg:y2="9.871cm"><text:p/></draw:line><draw:line draw:name="Вертикальная линия 1969" draw:style-name="gr4" draw:text-style-name="P284" svg:x1="5.154cm" svg:y1="9.772cm" svg:x2="5.154cm" svg:y2="9.871cm"><text:p/></draw:line></draw:g><draw:line draw:name="Вертикальная линия 1970" draw:style-name="gr4" draw:text-style-name="P284" svg:x1="12.439cm" svg:y1="9.772cm" svg:x2="12.439cm" svg:y2="9.871cm"><text:p/></draw:line><draw:line draw:name="Вертикальная линия 1971" draw:style-name="gr4" draw:text-style-name="P284" svg:x1="13.45cm" svg:y1="9.772cm" svg:x2="13.45cm" svg:y2="9.871cm"><text:p/></draw:line><draw:line draw:name="Вертикальная линия 1972" draw:style-name="gr4" draw:text-style-name="P284" svg:x1="15.249cm" svg:y1="9.772cm" svg:x2="15.249cm" svg:y2="9.871cm"><text:p/></draw:line><draw:line draw:name="Вертикальная линия 1973" draw:style-name="gr4" draw:text-style-name="P284" svg:x1="16.27cm" svg:y1="9.772cm" svg:x2="16.27cm" svg:y2="9.871cm"><text:p/></draw:line><draw:line draw:name="Вертикальная линия 1974" draw:style-name="gr4" draw:text-style-name="P284" svg:x1="17.533cm" svg:y1="9.772cm" svg:x2="17.533cm" svg:y2="9.871cm"><text:p/></draw:line><draw:line draw:name="Вертикальная линия 1975" draw:style-name="gr4" draw:text-style-name="P284" svg:x1="18.572cm" svg:y1="9.772cm" svg:x2="18.572cm" svg:y2="9.871cm"><text:p/></draw:line></draw:g><draw:g draw:name="DrawObject 550" draw:style-name="gr3"><draw:line draw:name="Вертикальная линия 1976" draw:style-name="gr4" draw:text-style-name="P284" svg:x1="19.826cm" svg:y1="9.772cm" svg:x2="19.826cm" svg:y2="9.871cm"><text:p/></draw:line><draw:line draw:name="Вертикальная линия 1977" draw:style-name="gr4" draw:text-style-name="P284" svg:x1="21.082cm" svg:y1="9.772cm" svg:x2="21.082cm" svg:y2="9.871cm"><text:p/></draw:line><draw:line draw:name="Вертикальная линия 1978" draw:style-name="gr4" draw:text-style-name="P284" svg:x1="22.419cm" svg:y1="9.772cm" svg:x2="22.419cm" svg:y2="9.871cm"><text:p/></draw:line><draw:line draw:name="Вертикальная линия 1979" draw:style-name="gr4" draw:text-style-name="P284" svg:x1="23.73cm" svg:y1="9.772cm" svg:x2="23.73cm" svg:y2="9.871cm"><text:p/></draw:line><draw:line draw:name="Вертикальная линия 1980" draw:style-name="gr4" draw:text-style-name="P284" svg:x1="25.462cm" svg:y1="9.772cm" svg:x2="25.462cm" svg:y2="9.871cm"><text:p/></draw:line></draw:g></draw:g><draw:g draw:name="DrawObject 551" draw:style-name="gr2"><draw:g draw:name="DrawObject 552" draw:style-name="gr2"><draw:g draw:name="DrawObject 553" draw:style-name="gr3"><draw:line draw:name="Вертикальная линия 1981" draw:style-name="gr4" draw:text-style-name="P284" svg:x1="1.808cm" svg:y1="10.536cm" svg:x2="1.808cm" svg:y2="10.635cm"><text:p/></draw:line><draw:line draw:name="Вертикальная линия 1982" draw:style-name="gr4" draw:text-style-name="P284" svg:x1="2.838cm" svg:y1="10.537cm" svg:x2="2.838cm" svg:y2="10.636cm"><text:p/></draw:line><draw:line draw:name="Вертикальная линия 1983" draw:style-name="gr4" draw:text-style-name="P284" svg:x1="3.87cm" svg:y1="10.541cm" svg:x2="3.87cm" svg:y2="10.64cm"><text:p/></draw:line><draw:line draw:name="Вертикальная линия 1984" draw:style-name="gr4" draw:text-style-name="P284" svg:x1="5.154cm" svg:y1="10.541cm" svg:x2="5.154cm" svg:y2="10.64cm"><text:p/></draw:line></draw:g><draw:line draw:name="Вертикальная линия 1985" draw:style-name="gr4" draw:text-style-name="P284" svg:x1="12.439cm" svg:y1="10.541cm" svg:x2="12.439cm" svg:y2="10.64cm"><text:p/></draw:line><draw:line draw:name="Вертикальная линия 1986" draw:style-name="gr4" draw:text-style-name="P284" svg:x1="13.45cm" svg:y1="10.541cm" svg:x2="13.45cm" svg:y2="10.64cm"><text:p/></draw:line><draw:line draw:name="Вертикальная линия 1987" draw:style-name="gr4" draw:text-style-name="P284" svg:x1="15.249cm" svg:y1="10.541cm" svg:x2="15.249cm" svg:y2="10.64cm"><text:p/></draw:line><draw:line draw:name="Вертикальная линия 1988" draw:style-name="gr4" draw:text-style-name="P284" svg:x1="16.27cm" svg:y1="10.541cm" svg:x2="16.27cm" svg:y2="10.64cm"><text:p/></draw:line><draw:line draw:name="Вертикальная линия 1989" draw:style-name="gr4" draw:text-style-name="P284" svg:x1="17.533cm" svg:y1="10.541cm" svg:x2="17.533cm" svg:y2="10.64cm"><text:p/></draw:line><draw:line draw:name="Вертикальная линия 1990" draw:style-name="gr4" draw:text-style-name="P284" svg:x1="18.572cm" svg:y1="10.541cm" svg:x2="18.572cm" svg:y2="10.64cm"><text:p/></draw:line></draw:g><draw:g draw:name="DrawObject 554" draw:style-name="gr3"><draw:line draw:name="Вертикальная линия 1991" draw:style-name="gr4" draw:text-style-name="P284" svg:x1="19.826cm" svg:y1="10.541cm" svg:x2="19.826cm" svg:y2="10.64cm"><text:p/></draw:line><draw:line draw:name="Вертикальная линия 1992" draw:style-name="gr4" draw:text-style-name="P284" svg:x1="21.082cm" svg:y1="10.541cm" svg:x2="21.082cm" svg:y2="10.64cm"><text:p/></draw:line><draw:line draw:name="Вертикальная линия 1993" draw:style-name="gr4" draw:text-style-name="P284" svg:x1="22.419cm" svg:y1="10.541cm" svg:x2="22.419cm" svg:y2="10.64cm"><text:p/></draw:line><draw:line draw:name="Вертикальная линия 1994" draw:style-name="gr4" draw:text-style-name="P284" svg:x1="23.73cm" svg:y1="10.541cm" svg:x2="23.73cm" svg:y2="10.64cm"><text:p/></draw:line><draw:line draw:name="Вертикальная линия 1995" draw:style-name="gr4" draw:text-style-name="P284" svg:x1="25.462cm" svg:y1="10.541cm" svg:x2="25.462cm" svg:y2="10.64cm"><text:p/></draw:line></draw:g></draw:g><draw:g draw:name="DrawObject 555" draw:style-name="gr2"><draw:g draw:name="DrawObject 556" draw:style-name="gr2"><draw:g draw:name="DrawObject 557" draw:style-name="gr3"><draw:line draw:name="Вертикальная линия 1996" draw:style-name="gr4" draw:text-style-name="P284" svg:x1="1.808cm" svg:y1="11.305cm" svg:x2="1.808cm" svg:y2="11.404cm"><text:p/></draw:line><draw:line draw:name="Вертикальная линия 1997" draw:style-name="gr4" draw:text-style-name="P284" svg:x1="2.838cm" svg:y1="11.308cm" svg:x2="2.838cm" svg:y2="11.407cm"><text:p/></draw:line><draw:line draw:name="Вертикальная линия 1998" draw:style-name="gr4" draw:text-style-name="P284" svg:x1="3.87cm" svg:y1="11.311cm" svg:x2="3.87cm" svg:y2="11.41cm"><text:p/></draw:line><draw:line draw:name="Вертикальная линия 1999" draw:style-name="gr4" draw:text-style-name="P284" svg:x1="5.154cm" svg:y1="11.311cm" svg:x2="5.154cm" svg:y2="11.41cm"><text:p/></draw:line></draw:g><draw:line draw:name="Вертикальная линия 2000" draw:style-name="gr4" draw:text-style-name="P284" svg:x1="12.439cm" svg:y1="11.311cm" svg:x2="12.439cm" svg:y2="11.41cm"><text:p/></draw:line><draw:line draw:name="Вертикальная линия 2001" draw:style-name="gr4" draw:text-style-name="P284" svg:x1="13.45cm" svg:y1="11.311cm" svg:x2="13.45cm" svg:y2="11.41cm"><text:p/></draw:line><draw:line draw:name="Вертикальная линия 2002" draw:style-name="gr4" draw:text-style-name="P284" svg:x1="15.249cm" svg:y1="11.311cm" svg:x2="15.249cm" svg:y2="11.41cm"><text:p/></draw:line><draw:line draw:name="Вертикальная линия 2003" draw:style-name="gr4" draw:text-style-name="P284" svg:x1="16.27cm" svg:y1="11.311cm" svg:x2="16.27cm" svg:y2="11.41cm"><text:p/></draw:line><draw:line draw:name="Вертикальная линия 2004" draw:style-name="gr4" draw:text-style-name="P284" svg:x1="17.533cm" svg:y1="11.311cm" svg:x2="17.533cm" svg:y2="11.41cm"><text:p/></draw:line><draw:line draw:name="Вертикальная линия 2005" draw:style-name="gr4" draw:text-style-name="P284" svg:x1="18.572cm" svg:y1="11.311cm" svg:x2="18.572cm" svg:y2="11.41cm"><text:p/></draw:line></draw:g><draw:g draw:name="DrawObject 558" draw:style-name="gr3"><draw:line draw:name="Вертикальная линия 2006" draw:style-name="gr4" draw:text-style-name="P284" svg:x1="19.826cm" svg:y1="11.311cm" svg:x2="19.826cm" svg:y2="11.41cm"><text:p/></draw:line><draw:line draw:name="Вертикальная линия 2007" draw:style-name="gr4" draw:text-style-name="P284" svg:x1="21.082cm" svg:y1="11.311cm" svg:x2="21.082cm" svg:y2="11.41cm"><text:p/></draw:line><draw:line draw:name="Вертикальная линия 2008" draw:style-name="gr4" draw:text-style-name="P284" svg:x1="22.419cm" svg:y1="11.311cm" svg:x2="22.419cm" svg:y2="11.41cm"><text:p/></draw:line><draw:line draw:name="Вертикальная линия 2009" draw:style-name="gr4" draw:text-style-name="P284" svg:x1="23.73cm" svg:y1="11.311cm" svg:x2="23.73cm" svg:y2="11.41cm"><text:p/></draw:line><draw:line draw:name="Вертикальная линия 2010" draw:style-name="gr4" draw:text-style-name="P284" svg:x1="25.462cm" svg:y1="11.311cm" svg:x2="25.462cm" svg:y2="11.41cm"><text:p/></draw:line></draw:g></draw:g><draw:g draw:name="DrawObject 559" draw:style-name="gr2"><draw:g draw:name="DrawObject 560" draw:style-name="gr2"><draw:g draw:name="DrawObject 561" draw:style-name="gr3"><draw:line draw:name="Вертикальная линия 2011" draw:style-name="gr4" draw:text-style-name="P284" svg:x1="1.808cm" svg:y1="12.077cm" svg:x2="1.808cm" svg:y2="12.176cm"><text:p/></draw:line><draw:line draw:name="Вертикальная линия 2012" draw:style-name="gr4" draw:text-style-name="P284" svg:x1="2.838cm" svg:y1="12.079cm" svg:x2="2.838cm" svg:y2="12.178cm"><text:p/></draw:line><draw:line draw:name="Вертикальная линия 2013" draw:style-name="gr4" draw:text-style-name="P284" svg:x1="3.87cm" svg:y1="12.084cm" svg:x2="3.87cm" svg:y2="12.183cm"><text:p/></draw:line><draw:line draw:name="Вертикальная линия 2014" draw:style-name="gr4" draw:text-style-name="P284" svg:x1="5.154cm" svg:y1="12.084cm" svg:x2="5.154cm" svg:y2="12.183cm"><text:p/></draw:line></draw:g><draw:line draw:name="Вертикальная линия 2015" draw:style-name="gr4" draw:text-style-name="P284" svg:x1="12.439cm" svg:y1="12.084cm" svg:x2="12.439cm" svg:y2="12.183cm"><text:p/></draw:line><draw:line draw:name="Вертикальная линия 2016" draw:style-name="gr4" draw:text-style-name="P284" svg:x1="13.45cm" svg:y1="12.084cm" svg:x2="13.45cm" svg:y2="12.183cm"><text:p/></draw:line><draw:line draw:name="Вертикальная линия 2017" draw:style-name="gr4" draw:text-style-name="P284" svg:x1="15.249cm" svg:y1="12.084cm" svg:x2="15.249cm" svg:y2="12.183cm"><text:p/></draw:line><draw:line draw:name="Вертикальная линия 2018" draw:style-name="gr4" draw:text-style-name="P284" svg:x1="16.27cm" svg:y1="12.084cm" svg:x2="16.27cm" svg:y2="12.183cm"><text:p/></draw:line><draw:line draw:name="Вертикальная линия 2019" draw:style-name="gr4" draw:text-style-name="P284" svg:x1="17.533cm" svg:y1="12.084cm" svg:x2="17.533cm" svg:y2="12.183cm"><text:p/></draw:line><draw:line draw:name="Вертикальная линия 2020" draw:style-name="gr4" draw:text-style-name="P284" svg:x1="18.572cm" svg:y1="12.084cm" svg:x2="18.572cm" svg:y2="12.183cm"><text:p/></draw:line></draw:g><draw:g draw:name="DrawObject 562" draw:style-name="gr3"><draw:line draw:name="Вертикальная линия 2021" draw:style-name="gr4" draw:text-style-name="P284" svg:x1="19.826cm" svg:y1="12.084cm" svg:x2="19.826cm" svg:y2="12.183cm"><text:p/></draw:line><draw:line draw:name="Вертикальная линия 2022" draw:style-name="gr4" draw:text-style-name="P284" svg:x1="21.082cm" svg:y1="12.084cm" svg:x2="21.082cm" svg:y2="12.183cm"><text:p/></draw:line><draw:line draw:name="Вертикальная линия 2023" draw:style-name="gr4" draw:text-style-name="P284" svg:x1="22.419cm" svg:y1="12.084cm" svg:x2="22.419cm" svg:y2="12.183cm"><text:p/></draw:line><draw:line draw:name="Вертикальная линия 2024" draw:style-name="gr4" draw:text-style-name="P284" svg:x1="23.73cm" svg:y1="12.084cm" svg:x2="23.73cm" svg:y2="12.183cm"><text:p/></draw:line><draw:line draw:name="Вертикальная линия 2025" draw:style-name="gr4" draw:text-style-name="P284" svg:x1="25.462cm" svg:y1="12.084cm" svg:x2="25.462cm" svg:y2="12.183cm"><text:p/></draw:line></draw:g></draw:g></draw:g><draw:g draw:name="DrawObject 563" draw:style-name="gr2"><draw:g draw:name="Фигура 8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564" draw:style-name="gr2"><draw:g draw:name="DrawObject 565" draw:style-name="gr2"><draw:g draw:name="DrawObject 566" draw:style-name="gr3"><draw:line draw:name="Вертикальная линия 2026" draw:style-name="gr4" draw:text-style-name="P285" svg:x1="1.777cm" svg:y1="12.789cm" svg:x2="1.777cm" svg:y2="12.889cm"><text:p/></draw:line><draw:line draw:name="Вертикальная линия 2027" draw:style-name="gr4" draw:text-style-name="P285" svg:x1="2.808cm" svg:y1="12.794cm" svg:x2="2.808cm" svg:y2="12.894cm"><text:p/></draw:line><draw:line draw:name="Вертикальная линия 2028" draw:style-name="gr4" draw:text-style-name="P285" svg:x1="3.84cm" svg:y1="12.796cm" svg:x2="3.84cm" svg:y2="12.896cm"><text:p/></draw:line><draw:line draw:name="Вертикальная линия 2029" draw:style-name="gr4" draw:text-style-name="P285" svg:x1="5.126cm" svg:y1="12.796cm" svg:x2="5.126cm" svg:y2="12.896cm"><text:p/></draw:line></draw:g><draw:line draw:name="Вертикальная линия 2030" draw:style-name="gr4" draw:text-style-name="P285" svg:x1="12.42cm" svg:y1="12.796cm" svg:x2="12.42cm" svg:y2="12.896cm"><text:p/></draw:line><draw:line draw:name="Вертикальная линия 2031" draw:style-name="gr4" draw:text-style-name="P285" svg:x1="13.435cm" svg:y1="12.796cm" svg:x2="13.435cm" svg:y2="12.896cm"><text:p/></draw:line><draw:line draw:name="Вертикальная линия 2032" draw:style-name="gr4" draw:text-style-name="P285" svg:x1="15.239cm" svg:y1="12.796cm" svg:x2="15.239cm" svg:y2="12.896cm"><text:p/></draw:line><draw:line draw:name="Вертикальная линия 2033" draw:style-name="gr4" draw:text-style-name="P285" svg:x1="16.258cm" svg:y1="12.796cm" svg:x2="16.258cm" svg:y2="12.896cm"><text:p/></draw:line><draw:line draw:name="Вертикальная линия 2034" draw:style-name="gr4" draw:text-style-name="P285" svg:x1="17.526cm" svg:y1="12.796cm" svg:x2="17.526cm" svg:y2="12.896cm"><text:p/></draw:line><draw:line draw:name="Вертикальная линия 2035" draw:style-name="gr4" draw:text-style-name="P285" svg:x1="18.564cm" svg:y1="12.796cm" svg:x2="18.564cm" svg:y2="12.896cm"><text:p/></draw:line></draw:g><draw:g draw:name="DrawObject 567" draw:style-name="gr3"><draw:line draw:name="Вертикальная линия 2036" draw:style-name="gr4" draw:text-style-name="P285" svg:x1="19.822cm" svg:y1="12.796cm" svg:x2="19.822cm" svg:y2="12.896cm"><text:p/></draw:line><draw:line draw:name="Вертикальная линия 2037" draw:style-name="gr4" draw:text-style-name="P285" svg:x1="21.077cm" svg:y1="12.796cm" svg:x2="21.077cm" svg:y2="12.896cm"><text:p/></draw:line><draw:line draw:name="Вертикальная линия 2038" draw:style-name="gr4" draw:text-style-name="P285" svg:x1="22.419cm" svg:y1="12.796cm" svg:x2="22.419cm" svg:y2="12.896cm"><text:p/></draw:line><draw:line draw:name="Вертикальная линия 2039" draw:style-name="gr4" draw:text-style-name="P285" svg:x1="23.733cm" svg:y1="12.796cm" svg:x2="23.733cm" svg:y2="12.896cm"><text:p/></draw:line><draw:line draw:name="Вертикальная линия 2040" draw:style-name="gr4" draw:text-style-name="P285" svg:x1="25.467cm" svg:y1="12.796cm" svg:x2="25.467cm" svg:y2="12.896cm"><text:p/></draw:line></draw:g></draw:g></draw:g>к/м</text:p>
          </table:table-cell>
          <table:table-cell table:style-name="Таблица9.F8" table:number-columns-spanned="19" office:value-type="string">
            <text:p text:style-name="P32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B10" table:number-columns-spanned="14" office:value-type="string">
            <text:p text:style-name="P32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m5" table:number-columns-spanned="2" office:value-type="string">
            <text:p text:style-name="P119">ОПП</text:p>
          </table:table-cell>
          <table:covered-table-cell/>
          <table:table-cell table:style-name="Таблица9.m5" table:number-columns-spanned="3" office:value-type="string">
            <text:p text:style-name="P32">ЕВ</text:p>
          </table:table-cell>
          <table:covered-table-cell/>
          <table:covered-table-cell/>
          <table:table-cell table:style-name="Таблица9.m5" table:number-columns-spanned="2" office:value-type="string">
            <text:p text:style-name="P32">ЕН</text:p>
          </table:table-cell>
          <table:covered-table-cell/>
          <table:table-cell table:style-name="Таблица9.m5" table:number-columns-spanned="2" office:value-type="string">
            <text:p text:style-name="P32">КИ</text:p>
          </table:table-cell>
          <table:covered-table-cell/>
          <table:table-cell table:style-name="Таблица9.r12" table:number-columns-spanned="4" office:value-type="string">
            <text:p text:style-name="P32">Нрасх.</text:p>
          </table:table-cell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<text:span text:style-name="T143">0</text:span>1</text:p>
          </table:table-cell>
          <table:table-cell table:style-name="Таблица9.B13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<text:span text:style-name="T151">М</text:span>02</text:p>
          </table:table-cell>
          <table:table-cell table:style-name="Таблица9.B14" table:number-columns-spanned="46" office:value-type="string">
            <text:p text:style-name="P265"><text:s text:c="3"/><text:span text:style-name="T113">Ткань хлопчатобумажная</text:span> <text:s text:c="88"/><text:span text:style-name="T113">ТО 17-1145-7-92 к ГОСТ 29298-2005</text:span> <text:s text:c="37"/><text:span text:style-name="T140">113</text:span> <text:s text:c="5"/><text:span text:style-name="T140">0,125</text:span> <text:s text:c="11"/>- <text:s text:c="15"/><text:span text:style-name="T140">0,125</text:span> <text:s text:c="2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03</text:p>
          </table:table-cell>
          <table:table-cell table:style-name="Таблица9.B14" table:number-columns-spanned="46" office:value-type="string">
            <text:p text:style-name="P265"><text:s text:c="3"/><text:span text:style-name="T113">Ацетон</text:span> <text:s text:c="119"/><text:span text:style-name="T113">ГОСТ 2768-84</text:span> <text:s text:c="75"/><text:span text:style-name="T140">163</text:span> <text:s text:c="6"/><text:span text:style-name="T140">100</text:span> <text:s text:c="13"/>- <text:s text:c="16"/><text:span text:style-name="T140">100</text:span> <text:s text:c="14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04</text:p>
          </table:table-cell>
          <table:table-cell table:style-name="Таблица9.B14" table:number-columns-spanned="46" office:value-type="string">
            <text:p text:style-name="P265"><text:s text:c="3"/><text:span text:style-name="T113">Смола</text:span><text:span text:style-name="T6"> Attshield OP745</text:span><text:span text:style-name="T15"> <text:s text:c="93"/></text:span><text:span text:style-name="T34">ТУ 20.16.40-024-35501431-2021</text:span><text:span text:style-name="T15"> <text:s text:c="45"/></text:span><text:span text:style-name="T20">163</text:span><text:span text:style-name="T15"> <text:s text:c="7"/></text:span><text:span text:style-name="T20">100</text:span><text:span text:style-name="T15"> <text:s text:c="13"/>- <text:s text:c="15"/></text:span><text:span text:style-name="T20">100</text:span><text:span text:style-name="T15"> <text:s text:c="202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h1" office:value-type="string">
            <text:p text:style-name="P221"><text:span text:style-name="T143">0</text:span>5</text:p>
          </table:table-cell>
          <table:table-cell table:style-name="Таблица9.B14" table:number-columns-spanned="46" office:value-type="string">
            <text:p text:style-name="P266"><text:s text:c="3"/><text:span text:style-name="T113">Akperox A-50</text:span> <text:s text:c="108"/><text:span text:style-name="T28">По сопроводительной документации</text:span><text:span text:style-name="T15"> <text:s text:c="38"/></text:span><text:span text:style-name="T20">163</text:span><text:span text:style-name="T15"> <text:s text:c="7"/></text:span><text:span text:style-name="T20">1</text:span><text:span text:style-name="T15"> <text:s text:c="15"/>- <text:s text:c="19"/></text:span><text:span text:style-name="T21">2</text:span><text:span text:style-name="T15"> <text:s text:c="187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h1" office:value-type="string">
            <text:p text:style-name="P212">06</text:p>
          </table:table-cell>
          <table:table-cell table:style-name="Таблица9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19" office:value-type="string">
            <text:p text:style-name="P212"><text:span text:style-name="T151">О</text:span>07</text:p>
          </table:table-cell>
          <table:table-cell table:style-name="Таблица9.B14" table:number-rows-spanned="3" table:number-columns-spanned="46" office:value-type="string">
            <text:p text:style-name="P239"><text:span text:style-name="T114">Протереть механически обработанные поверхности нижней части корпуса тканью х/б, смоченной в ацетоне и отжатой. Выдержать 10-15 мин. при температуре цеха от плюс 18</text:span><text:span text:style-name="T92">℃ до плюс 35℃. Нанести на механически обработанные поверхности корпуса один слой связующего на основе смолы</text:span><text:span text:style-name="T93"> Attshield OP745.</text:span><text:span text:style-name="T94"> Черт. ХХХХ.735214.001. Выдержать при температуре цеха от плюс 18℃ до плюс 35℃ не менее 24 часов. </text:span><text:span text:style-name="T15"><text:s text:c="386"/></text:span></text:p>
            <text:p text:style-name="P239"><text:s text:c="386"/></text:p>
            <text:p text:style-name="P259"><text:s text:c="386"/></text:p>
            <text:p text:style-name="P259"><text:s text:c="386"/></text:p>
            <text:p text:style-name="P259"><text:s text:c="386"/></text:p>
            <text:p text:style-name="P259"><text:s text:c="386"/></text:p>
            <text:p text:style-name="P259"><text:s text:c="386"/></text:p>
            <text:p text:style-name="P261"><text:s text:c="381"/></text:p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h1" office:value-type="string">
            <text:p text:style-name="P221"><text:span text:style-name="T143">0</text:span>8</text:p>
          </table:table-cell>
          <table:covered-table-cell table:style-name="Таблица9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h1" office:value-type="string">
            <text:p text:style-name="P221">09</text:p>
          </table:table-cell>
          <table:covered-table-cell table:style-name="Таблица9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h1" office:value-type="string">
            <text:p text:style-name="P221">10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11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12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13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14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15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3">
          <table:table-cell table:style-name="Таблица9.h1" office:value-type="string">
            <text:p text:style-name="P221"><text:span text:style-name="T143">1</text:span>6</text:p>
          </table:table-cell>
          <table:table-cell table:style-name="Таблица9.B14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9">
          <table:table-cell table:style-name="Таблица9.h1" office:value-type="string">
            <text:p text:style-name="P221">17</text:p>
          </table:table-cell>
          <table:table-cell table:style-name="Таблица9.B29" table:number-columns-spanned="46" office:value-type="string">
            <text:p text:style-name="P261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7">
          <table:table-cell table:style-name="Таблица9.A30" table:number-columns-spanned="3" office:value-type="string">
            <text:p text:style-name="P11">МК</text:p>
          </table:table-cell>
          <table:covered-table-cell/>
          <table:covered-table-cell/>
          <table:table-cell table:style-name="Таблица9.A30" table:number-columns-spanned="37" office:value-type="string">
            <text:p text:style-name="P104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30" table:number-columns-spanned="6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9.u30" office:value-type="string">
            <text:p text:style-name="P88"/>
          </table:table-cell>
        </table:table-row>
      </table:table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D"/>
        <table:table-column table:style-name="Таблица10.H"/>
        <table:table-column table:style-name="Таблица10.I"/>
        <table:table-column table:style-name="Таблица10.J"/>
        <table:table-column table:style-name="Таблица10.K"/>
        <table:table-column table:style-name="Таблица10.L"/>
        <table:table-column table:style-name="Таблица10.M" table:number-columns-repeated="2"/>
        <table:table-column table:style-name="Таблица10.O"/>
        <table:table-column table:style-name="Таблица10.P"/>
        <table:table-column table:style-name="Таблица10.H"/>
        <table:table-column table:style-name="Таблица10.R"/>
        <table:table-column table:style-name="Таблица10.S"/>
        <table:table-column table:style-name="Таблица10.T"/>
        <table:table-column table:style-name="Таблица10.C"/>
        <table:table-column table:style-name="Таблица10.T"/>
        <table:table-column table:style-name="Таблица10.K"/>
        <table:table-column table:style-name="Таблица10.X"/>
        <table:table-column table:style-name="Таблица10.Y"/>
        <table:table-column table:style-name="Таблица10.D"/>
        <table:table-column table:style-name="Таблица10.B"/>
        <table:table-column table:style-name="Таблица10.D"/>
        <table:table-column table:style-name="Таблица10.c"/>
        <table:table-column table:style-name="Таблица10.I"/>
        <table:table-column table:style-name="Таблица10.X"/>
        <table:table-column table:style-name="Таблица10.f"/>
        <table:table-column table:style-name="Таблица10.A"/>
        <table:table-column table:style-name="Таблица10.E"/>
        <table:table-column table:style-name="Таблица10.i" table:number-columns-repeated="2"/>
        <table:table-column table:style-name="Таблица10.E"/>
        <table:table-column table:style-name="Таблица10.l"/>
        <table:table-column table:style-name="Таблица10.B"/>
        <table:table-column table:style-name="Таблица10.D"/>
        <table:table-column table:style-name="Таблица10.o"/>
        <table:table-column table:style-name="Таблица10.F"/>
        <table:table-column table:style-name="Таблица10.q"/>
        <table:table-column table:style-name="Таблица10.T"/>
        <table:table-column table:style-name="Таблица10.l"/>
        <table:table-column table:style-name="Таблица10.L"/>
        <table:table-column table:style-name="Таблица10.u"/>
        <table:table-row table:style-name="Таблица10.1">
          <table:table-cell table:style-name="Таблица10.A1" table:number-columns-spanned="33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52"><draw:frame draw:style-name="fr1" draw:name="Врезка10" text:anchor-type="char" svg:x="22.789cm" svg:y="-0.794cm" svg:width="5.637cm" svg:height="0.646cm" draw:z-index="22"><draw:text-box><text:p text:style-name="P203">ГОСТ 3.1118-82 <text:s/>Форма 1б</text:p></draw:text-box></draw:frame></text:p>
          </table:table-cell>
          <table:covered-table-cell/>
          <table:table-cell table:style-name="Таблица10.h1" table:number-columns-spanned="2" office:value-type="string">
            <text:p text:style-name="P43"/>
          </table:table-cell>
          <table:covered-table-cell/>
          <table:table-cell table:style-name="Таблица10.h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33"/>
          </table:table-cell>
          <table:covered-table-cell/>
          <table:table-cell table:style-name="Таблица10.s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0.1">
          <table:table-cell table:style-name="Таблица10.h1" table:number-columns-spanned="2" office:value-type="string">
            <text:p text:style-name="P182">Дубл.</text:p>
          </table:table-cell>
          <table:covered-table-cell/>
          <table:table-cell table:style-name="Таблица10.h1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N2" table:number-columns-spanned="4" office:value-type="string">
            <text:p text:style-name="P182"><text:s text:c="15"/></text:p>
          </table:table-cell>
          <table:covered-table-cell/>
          <table:covered-table-cell/>
          <table:covered-table-cell/>
          <table:table-cell table:style-name="Таблица10.R2" table:number-columns-spanned="1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1"/>
          </table:table-cell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33"/>
          </table:table-cell>
          <table:covered-table-cell/>
          <table:table-cell table:style-name="Таблица10.s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0.1">
          <table:table-cell table:style-name="Таблица10.h1" table:number-columns-spanned="2" office:value-type="string">
            <text:p text:style-name="P182">Взам.</text:p>
          </table:table-cell>
          <table:covered-table-cell/>
          <table:table-cell table:style-name="Таблица10.h1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N3" table:number-rows-spanned="2" table:number-columns-spanned="6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4" office:value-type="string">
            <text:p text:style-name="P182"/>
          </table:table-cell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33"/>
          </table:table-cell>
          <table:covered-table-cell/>
          <table:table-cell table:style-name="Таблица10.s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0.1">
          <table:table-cell table:style-name="Таблица10.h1" table:number-columns-spanned="2" office:value-type="string">
            <text:p text:style-name="P182">Подл.</text:p>
          </table:table-cell>
          <table:covered-table-cell/>
          <table:table-cell table:style-name="Таблица10.h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3" office:value-type="string">
            <text:p text:style-name="P23"/>
          </table:table-cell>
          <table:covered-table-cell/>
          <table:covered-table-cell/>
          <table:table-cell table:style-name="Таблица10.h1" table:number-columns-spanned="2" office:value-type="string">
            <text:p text:style-name="P72"/>
          </table:table-cell>
          <table:covered-table-cell/>
          <table:covered-table-cell table:style-name="Таблица10.N3"/>
          <table:covered-table-cell/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4" office:value-type="string">
            <text:p text:style-name="P182"/>
          </table:table-cell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33"/>
          </table:table-cell>
          <table:covered-table-cell/>
          <table:table-cell table:style-name="Таблица10.s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Таблица10.5">
          <table:table-cell table:style-name="Таблица10.h1" table:number-columns-spanned="25" office:value-type="string">
            <text:p text:style-name="P18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Z5" table:number-columns-spanned="13" office:value-type="string">
            <text:p text:style-name="P1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m5" table:number-columns-spanned="7" office:value-type="string">
            <text:p text:style-name="P192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t5" table:number-columns-spanned="2" office:value-type="string">
            <text:p text:style-name="P230">11</text:p>
          </table:table-cell>
          <table:covered-table-cell/>
        </table:table-row>
        <table:table-row table:style-name="Таблица10.6">
          <table:table-cell table:style-name="Таблица10.h1" table:number-rows-spanned="3" table:number-columns-spanned="2" office:value-type="string">
            <text:p text:style-name="P33"/>
          </table:table-cell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182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office:value-type="string">
            <text:p text:style-name="P182"/>
          </table:table-cell>
          <table:table-cell table:style-name="Таблица10.h1" office:value-type="string">
            <text:p text:style-name="P182"/>
          </table:table-cell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182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N3" table:number-columns-spanned="3" office:value-type="string">
            <text:p text:style-name="P182"/>
          </table:table-cell>
          <table:covered-table-cell/>
          <table:covered-table-cell/>
          <table:table-cell table:style-name="Таблица10.d6" table:number-rows-spanned="3" table:number-columns-spanned="11" office:value-type="string">
            <text:h text:style-name="P279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o6" table:number-rows-spanned="3" table:number-columns-spanned="7" office:value-type="string">
            <text:p text:style-name="P192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h1"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2" office:value-type="string">
            <text:p text:style-name="P201"/>
          </table:table-cell>
          <table:covered-table-cell/>
          <table:table-cell table:style-name="Таблица10.h1" table:number-columns-spanned="5" office:value-type="string">
            <text:p text:style-name="P201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2" office:value-type="string">
            <text:p text:style-name="P181"/>
          </table:table-cell>
          <table:covered-table-cell/>
          <table:table-cell table:style-name="Таблица10.h1" office:value-type="string">
            <text:p text:style-name="P201"/>
          </table:table-cell>
          <table:table-cell table:style-name="Таблица10.h1" office:value-type="string">
            <text:p text:style-name="P201"/>
          </table:table-cell>
          <table:table-cell table:style-name="Таблица10.h1" table:number-columns-spanned="2" office:value-type="string">
            <text:p text:style-name="P182"/>
          </table:table-cell>
          <table:covered-table-cell/>
          <table:table-cell table:style-name="Таблица10.h1" table:number-columns-spanned="5" office:value-type="string">
            <text:p text:style-name="P182"/>
          </table:table-cell>
          <table:covered-table-cell/>
          <table:covered-table-cell/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covered-table-cell table:style-name="Таблица10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 table:style-name="Таблица10.h1"/>
          <table:covered-table-cell/>
          <table:table-cell table:style-name="Таблица10.h1" table:number-columns-spanned="3" office:value-type="string">
            <text:p text:style-name="P182"/>
          </table:table-cell>
          <table:covered-table-cell/>
          <table:covered-table-cell/>
          <table:table-cell table:style-name="Таблица10.F8" table:number-columns-spanned="2" office:value-type="string">
            <text:p text:style-name="P182"/>
          </table:table-cell>
          <table:covered-table-cell/>
          <table:table-cell table:style-name="Таблица10.F8" table:number-columns-spanned="5" office:value-type="string">
            <text:p text:style-name="P182"/>
          </table:table-cell>
          <table:covered-table-cell/>
          <table:covered-table-cell/>
          <table:covered-table-cell/>
          <table:covered-table-cell/>
          <table:table-cell table:style-name="Таблица10.F8" table:number-columns-spanned="2" office:value-type="string">
            <text:p text:style-name="P182"/>
          </table:table-cell>
          <table:covered-table-cell/>
          <table:table-cell table:style-name="Таблица10.F8" office:value-type="string">
            <text:p text:style-name="P182"/>
          </table:table-cell>
          <table:table-cell table:style-name="Таблица10.F8" office:value-type="string">
            <text:p text:style-name="P182"/>
          </table:table-cell>
          <table:table-cell table:style-name="Таблица10.F8" table:number-columns-spanned="2" office:value-type="string">
            <text:p text:style-name="P182"/>
          </table:table-cell>
          <table:covered-table-cell/>
          <table:table-cell table:style-name="Таблица10.F8" table:number-columns-spanned="5" office:value-type="string">
            <text:p text:style-name="P182"/>
          </table:table-cell>
          <table:covered-table-cell/>
          <table:covered-table-cell/>
          <table:covered-table-cell/>
          <table:covered-table-cell/>
          <table:table-cell table:style-name="Таблица10.F8" table:number-columns-spanned="3" office:value-type="string">
            <text:p text:style-name="P182"/>
          </table:table-cell>
          <table:covered-table-cell/>
          <table:covered-table-cell/>
          <table:table-cell table:style-name="Таблица10.F8" table:number-columns-spanned="3" office:value-type="string">
            <text:p text:style-name="P182"/>
          </table:table-cell>
          <table:covered-table-cell/>
          <table:covered-table-cell/>
          <table:covered-table-cell table:style-name="Таблица10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N3" office:value-type="string">
            <text:p text:style-name="P33">А</text:p>
          </table:table-cell>
          <table:table-cell table:style-name="Таблица10.d6" table:number-columns-spanned="3" office:value-type="string">
            <text:p text:style-name="P63">Цех</text:p>
          </table:table-cell>
          <table:covered-table-cell/>
          <table:covered-table-cell/>
          <table:table-cell table:style-name="Таблица10.E9" table:number-columns-spanned="2" office:value-type="string">
            <text:p text:style-name="P33">Уч.</text:p>
          </table:table-cell>
          <table:covered-table-cell/>
          <table:table-cell table:style-name="Таблица10.E9" table:number-columns-spanned="3" office:value-type="string">
            <text:p text:style-name="P33">РМ</text:p>
          </table:table-cell>
          <table:covered-table-cell/>
          <table:covered-table-cell/>
          <table:table-cell table:style-name="Таблица10.E9" office:value-type="string">
            <text:p text:style-name="P33">Опер.</text:p>
          </table:table-cell>
          <table:table-cell table:style-name="Таблица10.E9" table:number-columns-spanned="10" office:value-type="string">
            <text:p text:style-name="P33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o6" table:number-columns-spanned="27" office:value-type="string">
            <text:p text:style-name="P33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0">
          <table:table-cell table:style-name="Таблица10.h1" table:number-rows-spanned="2" office:value-type="string">
            <text:p text:style-name="P33">Б</text:p>
          </table:table-cell>
          <table:table-cell table:style-name="Таблица10.B10" table:number-columns-spanned="19" office:value-type="string">
            <text:p text:style-name="P33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h1" table:number-rows-spanned="2" table:number-columns-spanned="2" office:value-type="string">
            <text:p text:style-name="P33">См..</text:p>
          </table:table-cell>
          <table:covered-table-cell/>
          <table:table-cell table:style-name="Таблица10.h1" table:number-rows-spanned="2" table:number-columns-spanned="3" office:value-type="string">
            <text:p text:style-name="P33">Проф.</text:p>
            <text:p text:style-name="P263"/>
          </table:table-cell>
          <table:covered-table-cell/>
          <table:covered-table-cell/>
          <table:table-cell table:style-name="Таблица10.h1" table:number-rows-spanned="2" table:number-columns-spanned="3" office:value-type="string">
            <text:p text:style-name="P33">Р</text:p>
          </table:table-cell>
          <table:covered-table-cell/>
          <table:covered-table-cell/>
          <table:table-cell table:style-name="Таблица10.h1" table:number-rows-spanned="2" table:number-columns-spanned="2" office:value-type="string">
            <text:p text:style-name="P33">УТ</text:p>
          </table:table-cell>
          <table:covered-table-cell/>
          <table:table-cell table:style-name="Таблица10.h1" table:number-rows-spanned="2" table:number-columns-spanned="2" office:value-type="string">
            <text:p text:style-name="P33">КР</text:p>
          </table:table-cell>
          <table:covered-table-cell/>
          <table:table-cell table:style-name="Таблица10.h1" table:number-rows-spanned="2" table:number-columns-spanned="2" office:value-type="string">
            <text:p text:style-name="P120">КОИД</text:p>
          </table:table-cell>
          <table:covered-table-cell/>
          <table:table-cell table:style-name="Таблица10.h1" table:number-rows-spanned="2" table:number-columns-spanned="2" office:value-type="string">
            <text:p text:style-name="P33">ЕН</text:p>
          </table:table-cell>
          <table:covered-table-cell/>
          <table:table-cell table:style-name="Таблица10.h1" table:number-rows-spanned="2" table:number-columns-spanned="3" office:value-type="string">
            <text:p text:style-name="P33">ОП</text:p>
          </table:table-cell>
          <table:covered-table-cell/>
          <table:covered-table-cell/>
          <table:table-cell table:style-name="Таблица10.h1" table:number-rows-spanned="2" table:number-columns-spanned="2" office:value-type="string">
            <text:p text:style-name="P33">Кшт.</text:p>
          </table:table-cell>
          <table:covered-table-cell/>
          <table:table-cell table:style-name="Таблица10.h1" table:number-rows-spanned="2" table:number-columns-spanned="2" office:value-type="string">
            <text:p text:style-name="P33">Тп.з.</text:p>
          </table:table-cell>
          <table:covered-table-cell/>
          <table:table-cell table:style-name="Таблица10.r10" table:number-rows-spanned="2" table:number-columns-spanned="4" office:value-type="string">
            <text:p text:style-name="P33">Тшт.</text:p>
          </table:table-cell>
          <table:covered-table-cell/>
          <table:covered-table-cell/>
          <table:covered-table-cell/>
        </table:table-row>
        <table:table-row table:style-name="Таблица10.11">
          <table:covered-table-cell table:style-name="Таблица10.h1"/>
          <table:table-cell table:style-name="Таблица10.d6" table:number-columns-spanned="19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0.h1"/>
          <table:covered-table-cell/>
          <table:covered-table-cell table:style-name="Таблица10.h1"/>
          <table:covered-table-cell/>
          <table:covered-table-cell/>
          <table:covered-table-cell table:style-name="Таблица10.h1"/>
          <table:covered-table-cell/>
          <table:covered-table-cell/>
          <table:covered-table-cell table:style-name="Таблица10.h1"/>
          <table:covered-table-cell/>
          <table:covered-table-cell table:style-name="Таблица10.r10"/>
          <table:covered-table-cell/>
          <table:covered-table-cell table:style-name="Таблица10.h1"/>
          <table:covered-table-cell/>
          <table:covered-table-cell table:style-name="Таблица10.h1"/>
          <table:covered-table-cell/>
          <table:covered-table-cell table:style-name="Таблица10.h1"/>
          <table:covered-table-cell/>
          <table:covered-table-cell/>
          <table:covered-table-cell table:style-name="Таблица10.h1"/>
          <table:covered-table-cell/>
          <table:covered-table-cell table:style-name="Таблица10.h1"/>
          <table:covered-table-cell/>
          <table:covered-table-cell table:style-name="Таблица10.r10"/>
          <table:covered-table-cell/>
          <table:covered-table-cell/>
          <table:covered-table-cell/>
        </table:table-row>
        <table:table-row table:style-name="Таблица10.9">
          <table:table-cell table:style-name="Таблица10.F8" office:value-type="string">
            <text:p text:style-name="P33"><draw:g text:anchor-type="paragraph" draw:z-index="9" draw:name="DrawObject 568" draw:style-name="gr1"><draw:g draw:name="DrawObject 569" draw:style-name="gr2"><draw:g draw:name="DrawObject 570" draw:style-name="gr2"><draw:g draw:name="DrawObject 571" draw:style-name="gr2"><draw:g draw:name="DrawObject 572" draw:style-name="gr3"><draw:line draw:name="Вертикальная линия 2041" draw:style-name="gr4" draw:text-style-name="P284" svg:x1="1.816cm" svg:y1="0.469cm" svg:x2="1.816cm" svg:y2="0.568cm"><text:p/></draw:line><draw:line draw:name="Вертикальная линия 2042" draw:style-name="gr4" draw:text-style-name="P284" svg:x1="2.848cm" svg:y1="0.471cm" svg:x2="2.848cm" svg:y2="0.57cm"><text:p/></draw:line><draw:line draw:name="Вертикальная линия 2043" draw:style-name="gr4" draw:text-style-name="P284" svg:x1="3.881cm" svg:y1="0.476cm" svg:x2="3.881cm" svg:y2="0.575cm"><text:p/></draw:line><draw:line draw:name="Вертикальная линия 2044" draw:style-name="gr4" draw:text-style-name="P284" svg:x1="5.163cm" svg:y1="0.476cm" svg:x2="5.163cm" svg:y2="0.575cm"><text:p/></draw:line></draw:g><draw:line draw:name="Вертикальная линия 2045" draw:style-name="gr4" draw:text-style-name="P284" svg:x1="12.448cm" svg:y1="0.476cm" svg:x2="12.448cm" svg:y2="0.575cm"><text:p/></draw:line><draw:line draw:name="Вертикальная линия 2046" draw:style-name="gr4" draw:text-style-name="P284" svg:x1="13.463cm" svg:y1="0.476cm" svg:x2="13.463cm" svg:y2="0.575cm"><text:p/></draw:line><draw:line draw:name="Вертикальная линия 2047" draw:style-name="gr4" draw:text-style-name="P284" svg:x1="15.261cm" svg:y1="0.476cm" svg:x2="15.261cm" svg:y2="0.575cm"><text:p/></draw:line><draw:line draw:name="Вертикальная линия 2048" draw:style-name="gr4" draw:text-style-name="P284" svg:x1="16.281cm" svg:y1="0.476cm" svg:x2="16.281cm" svg:y2="0.575cm"><text:p/></draw:line><draw:line draw:name="Вертикальная линия 2049" draw:style-name="gr4" draw:text-style-name="P284" svg:x1="17.547cm" svg:y1="0.476cm" svg:x2="17.547cm" svg:y2="0.575cm"><text:p/></draw:line><draw:line draw:name="Вертикальная линия 2050" draw:style-name="gr4" draw:text-style-name="P284" svg:x1="18.583cm" svg:y1="0.476cm" svg:x2="18.583cm" svg:y2="0.575cm"><text:p/></draw:line></draw:g><draw:g draw:name="DrawObject 573" draw:style-name="gr3"><draw:line draw:name="Вертикальная линия 2051" draw:style-name="gr4" draw:text-style-name="P284" svg:x1="19.837cm" svg:y1="0.476cm" svg:x2="19.837cm" svg:y2="0.575cm"><text:p/></draw:line><draw:line draw:name="Вертикальная линия 2052" draw:style-name="gr4" draw:text-style-name="P284" svg:x1="21.093cm" svg:y1="0.476cm" svg:x2="21.093cm" svg:y2="0.575cm"><text:p/></draw:line><draw:line draw:name="Вертикальная линия 2053" draw:style-name="gr4" draw:text-style-name="P284" svg:x1="22.43cm" svg:y1="0.476cm" svg:x2="22.43cm" svg:y2="0.575cm"><text:p/></draw:line><draw:line draw:name="Вертикальная линия 2054" draw:style-name="gr4" draw:text-style-name="P284" svg:x1="23.743cm" svg:y1="0.476cm" svg:x2="23.743cm" svg:y2="0.575cm"><text:p/></draw:line><draw:line draw:name="Вертикальная линия 2055" draw:style-name="gr4" draw:text-style-name="P284" svg:x1="25.474cm" svg:y1="0.476cm" svg:x2="25.474cm" svg:y2="0.575cm"><text:p/></draw:line></draw:g></draw:g><draw:g draw:name="DrawObject 574" draw:style-name="gr2"><draw:g draw:name="DrawObject 575" draw:style-name="gr2"><draw:g draw:name="DrawObject 576" draw:style-name="gr3"><draw:line draw:name="Вертикальная линия 2056" draw:style-name="gr4" draw:text-style-name="P284" svg:x1="1.808cm" svg:y1="1.252cm" svg:x2="1.808cm" svg:y2="1.351cm"><text:p/></draw:line><draw:line draw:name="Вертикальная линия 2057" draw:style-name="gr4" draw:text-style-name="P284" svg:x1="2.838cm" svg:y1="1.254cm" svg:x2="2.838cm" svg:y2="1.353cm"><text:p/></draw:line><draw:line draw:name="Вертикальная линия 2058" draw:style-name="gr4" draw:text-style-name="P284" svg:x1="3.87cm" svg:y1="1.259cm" svg:x2="3.87cm" svg:y2="1.358cm"><text:p/></draw:line><draw:line draw:name="Вертикальная линия 2059" draw:style-name="gr4" draw:text-style-name="P284" svg:x1="5.154cm" svg:y1="1.259cm" svg:x2="5.154cm" svg:y2="1.358cm"><text:p/></draw:line></draw:g><draw:line draw:name="Вертикальная линия 2060" draw:style-name="gr4" draw:text-style-name="P284" svg:x1="12.439cm" svg:y1="1.259cm" svg:x2="12.439cm" svg:y2="1.358cm"><text:p/></draw:line><draw:line draw:name="Вертикальная линия 2061" draw:style-name="gr4" draw:text-style-name="P284" svg:x1="13.45cm" svg:y1="1.259cm" svg:x2="13.45cm" svg:y2="1.358cm"><text:p/></draw:line><draw:line draw:name="Вертикальная линия 2062" draw:style-name="gr4" draw:text-style-name="P284" svg:x1="15.249cm" svg:y1="1.259cm" svg:x2="15.249cm" svg:y2="1.358cm"><text:p/></draw:line><draw:line draw:name="Вертикальная линия 2063" draw:style-name="gr4" draw:text-style-name="P284" svg:x1="16.27cm" svg:y1="1.259cm" svg:x2="16.27cm" svg:y2="1.358cm"><text:p/></draw:line><draw:line draw:name="Вертикальная линия 2064" draw:style-name="gr4" draw:text-style-name="P284" svg:x1="17.533cm" svg:y1="1.259cm" svg:x2="17.533cm" svg:y2="1.358cm"><text:p/></draw:line><draw:line draw:name="Вертикальная линия 2065" draw:style-name="gr4" draw:text-style-name="P284" svg:x1="18.572cm" svg:y1="1.259cm" svg:x2="18.572cm" svg:y2="1.358cm"><text:p/></draw:line></draw:g><draw:g draw:name="DrawObject 577" draw:style-name="gr3"><draw:line draw:name="Вертикальная линия 2066" draw:style-name="gr4" draw:text-style-name="P284" svg:x1="19.826cm" svg:y1="1.259cm" svg:x2="19.826cm" svg:y2="1.358cm"><text:p/></draw:line><draw:line draw:name="Вертикальная линия 2067" draw:style-name="gr4" draw:text-style-name="P284" svg:x1="21.082cm" svg:y1="1.259cm" svg:x2="21.082cm" svg:y2="1.358cm"><text:p/></draw:line><draw:line draw:name="Вертикальная линия 2068" draw:style-name="gr4" draw:text-style-name="P284" svg:x1="22.419cm" svg:y1="1.259cm" svg:x2="22.419cm" svg:y2="1.358cm"><text:p/></draw:line><draw:line draw:name="Вертикальная линия 2069" draw:style-name="gr4" draw:text-style-name="P284" svg:x1="23.73cm" svg:y1="1.259cm" svg:x2="23.73cm" svg:y2="1.358cm"><text:p/></draw:line><draw:line draw:name="Вертикальная линия 2070" draw:style-name="gr4" draw:text-style-name="P284" svg:x1="25.462cm" svg:y1="1.259cm" svg:x2="25.462cm" svg:y2="1.358cm"><text:p/></draw:line></draw:g></draw:g><draw:g draw:name="DrawObject 578" draw:style-name="gr2"><draw:g draw:name="DrawObject 579" draw:style-name="gr2"><draw:g draw:name="DrawObject 580" draw:style-name="gr3"><draw:line draw:name="Вертикальная линия 2071" draw:style-name="gr4" draw:text-style-name="P284" svg:x1="1.808cm" svg:y1="2.01cm" svg:x2="1.808cm" svg:y2="2.109cm"><text:p/></draw:line><draw:line draw:name="Вертикальная линия 2072" draw:style-name="gr4" draw:text-style-name="P284" svg:x1="2.838cm" svg:y1="2.011cm" svg:x2="2.838cm" svg:y2="2.11cm"><text:p/></draw:line><draw:line draw:name="Вертикальная линия 2073" draw:style-name="gr4" draw:text-style-name="P284" svg:x1="3.87cm" svg:y1="2.017cm" svg:x2="3.87cm" svg:y2="2.116cm"><text:p/></draw:line><draw:line draw:name="Вертикальная линия 2074" draw:style-name="gr4" draw:text-style-name="P284" svg:x1="5.154cm" svg:y1="2.017cm" svg:x2="5.154cm" svg:y2="2.116cm"><text:p/></draw:line></draw:g><draw:line draw:name="Вертикальная линия 2075" draw:style-name="gr4" draw:text-style-name="P284" svg:x1="12.439cm" svg:y1="2.017cm" svg:x2="12.439cm" svg:y2="2.116cm"><text:p/></draw:line><draw:line draw:name="Вертикальная линия 2076" draw:style-name="gr4" draw:text-style-name="P284" svg:x1="13.45cm" svg:y1="2.017cm" svg:x2="13.45cm" svg:y2="2.116cm"><text:p/></draw:line><draw:line draw:name="Вертикальная линия 2077" draw:style-name="gr4" draw:text-style-name="P284" svg:x1="15.249cm" svg:y1="2.017cm" svg:x2="15.249cm" svg:y2="2.116cm"><text:p/></draw:line><draw:line draw:name="Вертикальная линия 2078" draw:style-name="gr4" draw:text-style-name="P284" svg:x1="16.27cm" svg:y1="2.017cm" svg:x2="16.27cm" svg:y2="2.116cm"><text:p/></draw:line><draw:line draw:name="Вертикальная линия 2079" draw:style-name="gr4" draw:text-style-name="P284" svg:x1="17.533cm" svg:y1="2.017cm" svg:x2="17.533cm" svg:y2="2.116cm"><text:p/></draw:line><draw:line draw:name="Вертикальная линия 2080" draw:style-name="gr4" draw:text-style-name="P284" svg:x1="18.572cm" svg:y1="2.017cm" svg:x2="18.572cm" svg:y2="2.116cm"><text:p/></draw:line></draw:g><draw:g draw:name="DrawObject 581" draw:style-name="gr3"><draw:line draw:name="Вертикальная линия 2081" draw:style-name="gr4" draw:text-style-name="P284" svg:x1="19.826cm" svg:y1="2.017cm" svg:x2="19.826cm" svg:y2="2.116cm"><text:p/></draw:line><draw:line draw:name="Вертикальная линия 2082" draw:style-name="gr4" draw:text-style-name="P284" svg:x1="21.082cm" svg:y1="2.017cm" svg:x2="21.082cm" svg:y2="2.116cm"><text:p/></draw:line><draw:line draw:name="Вертикальная линия 2083" draw:style-name="gr4" draw:text-style-name="P284" svg:x1="22.419cm" svg:y1="2.017cm" svg:x2="22.419cm" svg:y2="2.116cm"><text:p/></draw:line><draw:line draw:name="Вертикальная линия 2084" draw:style-name="gr4" draw:text-style-name="P284" svg:x1="23.73cm" svg:y1="2.017cm" svg:x2="23.73cm" svg:y2="2.116cm"><text:p/></draw:line><draw:line draw:name="Вертикальная линия 2085" draw:style-name="gr4" draw:text-style-name="P284" svg:x1="25.462cm" svg:y1="2.017cm" svg:x2="25.462cm" svg:y2="2.116cm"><text:p/></draw:line></draw:g></draw:g><draw:g draw:name="DrawObject 582" draw:style-name="gr2"><draw:g draw:name="DrawObject 583" draw:style-name="gr2"><draw:g draw:name="DrawObject 584" draw:style-name="gr3"><draw:line draw:name="Вертикальная линия 2086" draw:style-name="gr4" draw:text-style-name="P284" svg:x1="1.808cm" svg:y1="2.725cm" svg:x2="1.808cm" svg:y2="2.824cm"><text:p/></draw:line><draw:line draw:name="Вертикальная линия 2087" draw:style-name="gr4" draw:text-style-name="P284" svg:x1="2.838cm" svg:y1="2.727cm" svg:x2="2.838cm" svg:y2="2.826cm"><text:p/></draw:line><draw:line draw:name="Вертикальная линия 2088" draw:style-name="gr4" draw:text-style-name="P284" svg:x1="3.87cm" svg:y1="2.732cm" svg:x2="3.87cm" svg:y2="2.831cm"><text:p/></draw:line><draw:line draw:name="Вертикальная линия 2089" draw:style-name="gr4" draw:text-style-name="P284" svg:x1="5.154cm" svg:y1="2.732cm" svg:x2="5.154cm" svg:y2="2.831cm"><text:p/></draw:line></draw:g><draw:line draw:name="Вертикальная линия 2090" draw:style-name="gr4" draw:text-style-name="P284" svg:x1="12.439cm" svg:y1="2.732cm" svg:x2="12.439cm" svg:y2="2.831cm"><text:p/></draw:line><draw:line draw:name="Вертикальная линия 2091" draw:style-name="gr4" draw:text-style-name="P284" svg:x1="13.45cm" svg:y1="2.732cm" svg:x2="13.45cm" svg:y2="2.831cm"><text:p/></draw:line><draw:line draw:name="Вертикальная линия 2092" draw:style-name="gr4" draw:text-style-name="P284" svg:x1="15.249cm" svg:y1="2.732cm" svg:x2="15.249cm" svg:y2="2.831cm"><text:p/></draw:line><draw:line draw:name="Вертикальная линия 2093" draw:style-name="gr4" draw:text-style-name="P284" svg:x1="16.27cm" svg:y1="2.732cm" svg:x2="16.27cm" svg:y2="2.831cm"><text:p/></draw:line><draw:line draw:name="Вертикальная линия 2094" draw:style-name="gr4" draw:text-style-name="P284" svg:x1="17.533cm" svg:y1="2.732cm" svg:x2="17.533cm" svg:y2="2.831cm"><text:p/></draw:line><draw:line draw:name="Вертикальная линия 2095" draw:style-name="gr4" draw:text-style-name="P284" svg:x1="18.572cm" svg:y1="2.732cm" svg:x2="18.572cm" svg:y2="2.831cm"><text:p/></draw:line></draw:g><draw:g draw:name="DrawObject 585" draw:style-name="gr3"><draw:line draw:name="Вертикальная линия 2096" draw:style-name="gr4" draw:text-style-name="P284" svg:x1="19.826cm" svg:y1="2.732cm" svg:x2="19.826cm" svg:y2="2.831cm"><text:p/></draw:line><draw:line draw:name="Вертикальная линия 2097" draw:style-name="gr4" draw:text-style-name="P284" svg:x1="21.082cm" svg:y1="2.732cm" svg:x2="21.082cm" svg:y2="2.831cm"><text:p/></draw:line><draw:line draw:name="Вертикальная линия 2098" draw:style-name="gr4" draw:text-style-name="P284" svg:x1="22.419cm" svg:y1="2.732cm" svg:x2="22.419cm" svg:y2="2.831cm"><text:p/></draw:line><draw:line draw:name="Вертикальная линия 2099" draw:style-name="gr4" draw:text-style-name="P284" svg:x1="23.73cm" svg:y1="2.732cm" svg:x2="23.73cm" svg:y2="2.831cm"><text:p/></draw:line><draw:line draw:name="Вертикальная линия 2100" draw:style-name="gr4" draw:text-style-name="P284" svg:x1="25.462cm" svg:y1="2.732cm" svg:x2="25.462cm" svg:y2="2.831cm"><text:p/></draw:line></draw:g></draw:g><draw:g draw:name="DrawObject 586" draw:style-name="gr2"><draw:g draw:name="DrawObject 587" draw:style-name="gr2"><draw:g draw:name="DrawObject 588" draw:style-name="gr3"><draw:line draw:name="Вертикальная линия 2101" draw:style-name="gr4" draw:text-style-name="P284" svg:x1="1.808cm" svg:y1="3.468cm" svg:x2="1.808cm" svg:y2="3.567cm"><text:p/></draw:line><draw:line draw:name="Вертикальная линия 2102" draw:style-name="gr4" draw:text-style-name="P284" svg:x1="2.838cm" svg:y1="3.471cm" svg:x2="2.838cm" svg:y2="3.57cm"><text:p/></draw:line><draw:line draw:name="Вертикальная линия 2103" draw:style-name="gr4" draw:text-style-name="P284" svg:x1="3.87cm" svg:y1="3.475cm" svg:x2="3.87cm" svg:y2="3.574cm"><text:p/></draw:line><draw:line draw:name="Вертикальная линия 2104" draw:style-name="gr4" draw:text-style-name="P284" svg:x1="5.154cm" svg:y1="3.475cm" svg:x2="5.154cm" svg:y2="3.574cm"><text:p/></draw:line></draw:g><draw:line draw:name="Вертикальная линия 2105" draw:style-name="gr4" draw:text-style-name="P284" svg:x1="12.439cm" svg:y1="3.475cm" svg:x2="12.439cm" svg:y2="3.574cm"><text:p/></draw:line><draw:line draw:name="Вертикальная линия 2106" draw:style-name="gr4" draw:text-style-name="P284" svg:x1="13.45cm" svg:y1="3.475cm" svg:x2="13.45cm" svg:y2="3.574cm"><text:p/></draw:line><draw:line draw:name="Вертикальная линия 2107" draw:style-name="gr4" draw:text-style-name="P284" svg:x1="15.249cm" svg:y1="3.475cm" svg:x2="15.249cm" svg:y2="3.574cm"><text:p/></draw:line><draw:line draw:name="Вертикальная линия 2108" draw:style-name="gr4" draw:text-style-name="P284" svg:x1="16.27cm" svg:y1="3.475cm" svg:x2="16.27cm" svg:y2="3.574cm"><text:p/></draw:line><draw:line draw:name="Вертикальная линия 2109" draw:style-name="gr4" draw:text-style-name="P284" svg:x1="17.533cm" svg:y1="3.475cm" svg:x2="17.533cm" svg:y2="3.574cm"><text:p/></draw:line><draw:line draw:name="Вертикальная линия 2110" draw:style-name="gr4" draw:text-style-name="P284" svg:x1="18.572cm" svg:y1="3.475cm" svg:x2="18.572cm" svg:y2="3.574cm"><text:p/></draw:line></draw:g><draw:g draw:name="DrawObject 589" draw:style-name="gr3"><draw:line draw:name="Вертикальная линия 2111" draw:style-name="gr4" draw:text-style-name="P284" svg:x1="19.826cm" svg:y1="3.475cm" svg:x2="19.826cm" svg:y2="3.574cm"><text:p/></draw:line><draw:line draw:name="Вертикальная линия 2112" draw:style-name="gr4" draw:text-style-name="P284" svg:x1="21.082cm" svg:y1="3.475cm" svg:x2="21.082cm" svg:y2="3.574cm"><text:p/></draw:line><draw:line draw:name="Вертикальная линия 2113" draw:style-name="gr4" draw:text-style-name="P284" svg:x1="22.419cm" svg:y1="3.475cm" svg:x2="22.419cm" svg:y2="3.574cm"><text:p/></draw:line><draw:line draw:name="Вертикальная линия 2114" draw:style-name="gr4" draw:text-style-name="P284" svg:x1="23.73cm" svg:y1="3.475cm" svg:x2="23.73cm" svg:y2="3.574cm"><text:p/></draw:line><draw:line draw:name="Вертикальная линия 2115" draw:style-name="gr4" draw:text-style-name="P284" svg:x1="25.462cm" svg:y1="3.475cm" svg:x2="25.462cm" svg:y2="3.574cm"><text:p/></draw:line></draw:g></draw:g><draw:g draw:name="DrawObject 590" draw:style-name="gr2"><draw:g draw:name="DrawObject 591" draw:style-name="gr2"><draw:g draw:name="DrawObject 592" draw:style-name="gr3"><draw:line draw:name="Вертикальная линия 2116" draw:style-name="gr4" draw:text-style-name="P284" svg:x1="1.808cm" svg:y1="4.296cm" svg:x2="1.808cm" svg:y2="4.395cm"><text:p/></draw:line><draw:line draw:name="Вертикальная линия 2117" draw:style-name="gr4" draw:text-style-name="P284" svg:x1="2.838cm" svg:y1="4.297cm" svg:x2="2.838cm" svg:y2="4.396cm"><text:p/></draw:line><draw:line draw:name="Вертикальная линия 2118" draw:style-name="gr4" draw:text-style-name="P284" svg:x1="3.87cm" svg:y1="4.303cm" svg:x2="3.87cm" svg:y2="4.402cm"><text:p/></draw:line><draw:line draw:name="Вертикальная линия 2119" draw:style-name="gr4" draw:text-style-name="P284" svg:x1="5.154cm" svg:y1="4.303cm" svg:x2="5.154cm" svg:y2="4.402cm"><text:p/></draw:line></draw:g><draw:line draw:name="Вертикальная линия 2120" draw:style-name="gr4" draw:text-style-name="P284" svg:x1="12.439cm" svg:y1="4.303cm" svg:x2="12.439cm" svg:y2="4.402cm"><text:p/></draw:line><draw:line draw:name="Вертикальная линия 2121" draw:style-name="gr4" draw:text-style-name="P284" svg:x1="13.45cm" svg:y1="4.303cm" svg:x2="13.45cm" svg:y2="4.402cm"><text:p/></draw:line><draw:line draw:name="Вертикальная линия 2122" draw:style-name="gr4" draw:text-style-name="P284" svg:x1="15.249cm" svg:y1="4.303cm" svg:x2="15.249cm" svg:y2="4.402cm"><text:p/></draw:line><draw:line draw:name="Вертикальная линия 2123" draw:style-name="gr4" draw:text-style-name="P284" svg:x1="16.27cm" svg:y1="4.303cm" svg:x2="16.27cm" svg:y2="4.402cm"><text:p/></draw:line><draw:line draw:name="Вертикальная линия 2124" draw:style-name="gr4" draw:text-style-name="P284" svg:x1="17.533cm" svg:y1="4.303cm" svg:x2="17.533cm" svg:y2="4.402cm"><text:p/></draw:line><draw:line draw:name="Вертикальная линия 2125" draw:style-name="gr4" draw:text-style-name="P284" svg:x1="18.572cm" svg:y1="4.303cm" svg:x2="18.572cm" svg:y2="4.402cm"><text:p/></draw:line></draw:g><draw:g draw:name="DrawObject 593" draw:style-name="gr3"><draw:line draw:name="Вертикальная линия 2126" draw:style-name="gr4" draw:text-style-name="P284" svg:x1="19.826cm" svg:y1="4.303cm" svg:x2="19.826cm" svg:y2="4.402cm"><text:p/></draw:line><draw:line draw:name="Вертикальная линия 2127" draw:style-name="gr4" draw:text-style-name="P284" svg:x1="21.082cm" svg:y1="4.303cm" svg:x2="21.082cm" svg:y2="4.402cm"><text:p/></draw:line><draw:line draw:name="Вертикальная линия 2128" draw:style-name="gr4" draw:text-style-name="P284" svg:x1="22.419cm" svg:y1="4.303cm" svg:x2="22.419cm" svg:y2="4.402cm"><text:p/></draw:line><draw:line draw:name="Вертикальная линия 2129" draw:style-name="gr4" draw:text-style-name="P284" svg:x1="23.73cm" svg:y1="4.303cm" svg:x2="23.73cm" svg:y2="4.402cm"><text:p/></draw:line><draw:line draw:name="Вертикальная линия 2130" draw:style-name="gr4" draw:text-style-name="P284" svg:x1="25.462cm" svg:y1="4.303cm" svg:x2="25.462cm" svg:y2="4.402cm"><text:p/></draw:line></draw:g></draw:g><draw:g draw:name="DrawObject 594" draw:style-name="gr2"><draw:g draw:name="DrawObject 595" draw:style-name="gr2"><draw:g draw:name="DrawObject 596" draw:style-name="gr3"><draw:line draw:name="Вертикальная линия 2131" draw:style-name="gr4" draw:text-style-name="P284" svg:x1="1.808cm" svg:y1="5.112cm" svg:x2="1.808cm" svg:y2="5.211cm"><text:p/></draw:line><draw:line draw:name="Вертикальная линия 2132" draw:style-name="gr4" draw:text-style-name="P284" svg:x1="2.838cm" svg:y1="5.116cm" svg:x2="2.838cm" svg:y2="5.215cm"><text:p/></draw:line><draw:line draw:name="Вертикальная линия 2133" draw:style-name="gr4" draw:text-style-name="P284" svg:x1="3.87cm" svg:y1="5.119cm" svg:x2="3.87cm" svg:y2="5.218cm"><text:p/></draw:line><draw:line draw:name="Вертикальная линия 2134" draw:style-name="gr4" draw:text-style-name="P284" svg:x1="5.154cm" svg:y1="5.119cm" svg:x2="5.154cm" svg:y2="5.218cm"><text:p/></draw:line></draw:g><draw:line draw:name="Вертикальная линия 2135" draw:style-name="gr4" draw:text-style-name="P284" svg:x1="12.439cm" svg:y1="5.119cm" svg:x2="12.439cm" svg:y2="5.218cm"><text:p/></draw:line><draw:line draw:name="Вертикальная линия 2136" draw:style-name="gr4" draw:text-style-name="P284" svg:x1="13.45cm" svg:y1="5.119cm" svg:x2="13.45cm" svg:y2="5.218cm"><text:p/></draw:line><draw:line draw:name="Вертикальная линия 2137" draw:style-name="gr4" draw:text-style-name="P284" svg:x1="15.249cm" svg:y1="5.119cm" svg:x2="15.249cm" svg:y2="5.218cm"><text:p/></draw:line><draw:line draw:name="Вертикальная линия 2138" draw:style-name="gr4" draw:text-style-name="P284" svg:x1="16.27cm" svg:y1="5.119cm" svg:x2="16.27cm" svg:y2="5.218cm"><text:p/></draw:line><draw:line draw:name="Вертикальная линия 2139" draw:style-name="gr4" draw:text-style-name="P284" svg:x1="17.533cm" svg:y1="5.119cm" svg:x2="17.533cm" svg:y2="5.218cm"><text:p/></draw:line><draw:line draw:name="Вертикальная линия 2140" draw:style-name="gr4" draw:text-style-name="P284" svg:x1="18.572cm" svg:y1="5.119cm" svg:x2="18.572cm" svg:y2="5.218cm"><text:p/></draw:line></draw:g><draw:g draw:name="DrawObject 597" draw:style-name="gr3"><draw:line draw:name="Вертикальная линия 2141" draw:style-name="gr4" draw:text-style-name="P284" svg:x1="19.826cm" svg:y1="5.119cm" svg:x2="19.826cm" svg:y2="5.218cm"><text:p/></draw:line><draw:line draw:name="Вертикальная линия 2142" draw:style-name="gr4" draw:text-style-name="P284" svg:x1="21.082cm" svg:y1="5.119cm" svg:x2="21.082cm" svg:y2="5.218cm"><text:p/></draw:line><draw:line draw:name="Вертикальная линия 2143" draw:style-name="gr4" draw:text-style-name="P284" svg:x1="22.419cm" svg:y1="5.119cm" svg:x2="22.419cm" svg:y2="5.218cm"><text:p/></draw:line><draw:line draw:name="Вертикальная линия 2144" draw:style-name="gr4" draw:text-style-name="P284" svg:x1="23.73cm" svg:y1="5.119cm" svg:x2="23.73cm" svg:y2="5.218cm"><text:p/></draw:line><draw:line draw:name="Вертикальная линия 2145" draw:style-name="gr4" draw:text-style-name="P284" svg:x1="25.462cm" svg:y1="5.119cm" svg:x2="25.462cm" svg:y2="5.218cm"><text:p/></draw:line></draw:g></draw:g><draw:g draw:name="DrawObject 598" draw:style-name="gr2"><draw:g draw:name="DrawObject 599" draw:style-name="gr2"><draw:g draw:name="DrawObject 600" draw:style-name="gr3"><draw:line draw:name="Вертикальная линия 2146" draw:style-name="gr4" draw:text-style-name="P284" svg:x1="1.808cm" svg:y1="5.893cm" svg:x2="1.808cm" svg:y2="5.992cm"><text:p/></draw:line><draw:line draw:name="Вертикальная линия 2147" draw:style-name="gr4" draw:text-style-name="P284" svg:x1="2.838cm" svg:y1="5.894cm" svg:x2="2.838cm" svg:y2="5.993cm"><text:p/></draw:line><draw:line draw:name="Вертикальная линия 2148" draw:style-name="gr4" draw:text-style-name="P284" svg:x1="3.87cm" svg:y1="5.9cm" svg:x2="3.87cm" svg:y2="5.999cm"><text:p/></draw:line><draw:line draw:name="Вертикальная линия 2149" draw:style-name="gr4" draw:text-style-name="P284" svg:x1="5.154cm" svg:y1="5.9cm" svg:x2="5.154cm" svg:y2="5.999cm"><text:p/></draw:line></draw:g><draw:line draw:name="Вертикальная линия 2150" draw:style-name="gr4" draw:text-style-name="P284" svg:x1="12.439cm" svg:y1="5.9cm" svg:x2="12.439cm" svg:y2="5.999cm"><text:p/></draw:line><draw:line draw:name="Вертикальная линия 2151" draw:style-name="gr4" draw:text-style-name="P284" svg:x1="13.45cm" svg:y1="5.9cm" svg:x2="13.45cm" svg:y2="5.999cm"><text:p/></draw:line><draw:line draw:name="Вертикальная линия 2152" draw:style-name="gr4" draw:text-style-name="P284" svg:x1="15.249cm" svg:y1="5.9cm" svg:x2="15.249cm" svg:y2="5.999cm"><text:p/></draw:line><draw:line draw:name="Вертикальная линия 2153" draw:style-name="gr4" draw:text-style-name="P284" svg:x1="16.27cm" svg:y1="5.9cm" svg:x2="16.27cm" svg:y2="5.999cm"><text:p/></draw:line><draw:line draw:name="Вертикальная линия 2154" draw:style-name="gr4" draw:text-style-name="P284" svg:x1="17.533cm" svg:y1="5.9cm" svg:x2="17.533cm" svg:y2="5.999cm"><text:p/></draw:line><draw:line draw:name="Вертикальная линия 2155" draw:style-name="gr4" draw:text-style-name="P284" svg:x1="18.572cm" svg:y1="5.9cm" svg:x2="18.572cm" svg:y2="5.999cm"><text:p/></draw:line></draw:g><draw:g draw:name="DrawObject 601" draw:style-name="gr3"><draw:line draw:name="Вертикальная линия 2156" draw:style-name="gr4" draw:text-style-name="P284" svg:x1="19.826cm" svg:y1="5.9cm" svg:x2="19.826cm" svg:y2="5.999cm"><text:p/></draw:line><draw:line draw:name="Вертикальная линия 2157" draw:style-name="gr4" draw:text-style-name="P284" svg:x1="21.082cm" svg:y1="5.9cm" svg:x2="21.082cm" svg:y2="5.999cm"><text:p/></draw:line><draw:line draw:name="Вертикальная линия 2158" draw:style-name="gr4" draw:text-style-name="P284" svg:x1="22.419cm" svg:y1="5.9cm" svg:x2="22.419cm" svg:y2="5.999cm"><text:p/></draw:line><draw:line draw:name="Вертикальная линия 2159" draw:style-name="gr4" draw:text-style-name="P284" svg:x1="23.73cm" svg:y1="5.9cm" svg:x2="23.73cm" svg:y2="5.999cm"><text:p/></draw:line><draw:line draw:name="Вертикальная линия 2160" draw:style-name="gr4" draw:text-style-name="P284" svg:x1="25.462cm" svg:y1="5.9cm" svg:x2="25.462cm" svg:y2="5.999cm"><text:p/></draw:line></draw:g></draw:g><draw:g draw:name="DrawObject 602" draw:style-name="gr2"><draw:g draw:name="DrawObject 603" draw:style-name="gr2"><draw:g draw:name="DrawObject 604" draw:style-name="gr3"><draw:line draw:name="Вертикальная линия 2161" draw:style-name="gr4" draw:text-style-name="P284" svg:x1="1.808cm" svg:y1="6.66cm" svg:x2="1.808cm" svg:y2="6.759cm"><text:p/></draw:line><draw:line draw:name="Вертикальная линия 2162" draw:style-name="gr4" draw:text-style-name="P284" svg:x1="2.838cm" svg:y1="6.662cm" svg:x2="2.838cm" svg:y2="6.761cm"><text:p/></draw:line><draw:line draw:name="Вертикальная линия 2163" draw:style-name="gr4" draw:text-style-name="P284" svg:x1="3.87cm" svg:y1="6.666cm" svg:x2="3.87cm" svg:y2="6.765cm"><text:p/></draw:line><draw:line draw:name="Вертикальная линия 2164" draw:style-name="gr4" draw:text-style-name="P284" svg:x1="5.154cm" svg:y1="6.666cm" svg:x2="5.154cm" svg:y2="6.765cm"><text:p/></draw:line></draw:g><draw:line draw:name="Вертикальная линия 2165" draw:style-name="gr4" draw:text-style-name="P284" svg:x1="12.439cm" svg:y1="6.666cm" svg:x2="12.439cm" svg:y2="6.765cm"><text:p/></draw:line><draw:line draw:name="Вертикальная линия 2166" draw:style-name="gr4" draw:text-style-name="P284" svg:x1="13.45cm" svg:y1="6.666cm" svg:x2="13.45cm" svg:y2="6.765cm"><text:p/></draw:line><draw:line draw:name="Вертикальная линия 2167" draw:style-name="gr4" draw:text-style-name="P284" svg:x1="15.249cm" svg:y1="6.666cm" svg:x2="15.249cm" svg:y2="6.765cm"><text:p/></draw:line><draw:line draw:name="Вертикальная линия 2168" draw:style-name="gr4" draw:text-style-name="P284" svg:x1="16.27cm" svg:y1="6.666cm" svg:x2="16.27cm" svg:y2="6.765cm"><text:p/></draw:line><draw:line draw:name="Вертикальная линия 2169" draw:style-name="gr4" draw:text-style-name="P284" svg:x1="17.533cm" svg:y1="6.666cm" svg:x2="17.533cm" svg:y2="6.765cm"><text:p/></draw:line><draw:line draw:name="Вертикальная линия 2170" draw:style-name="gr4" draw:text-style-name="P284" svg:x1="18.572cm" svg:y1="6.666cm" svg:x2="18.572cm" svg:y2="6.765cm"><text:p/></draw:line></draw:g><draw:g draw:name="DrawObject 605" draw:style-name="gr3"><draw:line draw:name="Вертикальная линия 2171" draw:style-name="gr4" draw:text-style-name="P284" svg:x1="19.826cm" svg:y1="6.666cm" svg:x2="19.826cm" svg:y2="6.765cm"><text:p/></draw:line><draw:line draw:name="Вертикальная линия 2172" draw:style-name="gr4" draw:text-style-name="P284" svg:x1="21.082cm" svg:y1="6.666cm" svg:x2="21.082cm" svg:y2="6.765cm"><text:p/></draw:line><draw:line draw:name="Вертикальная линия 2173" draw:style-name="gr4" draw:text-style-name="P284" svg:x1="22.419cm" svg:y1="6.666cm" svg:x2="22.419cm" svg:y2="6.765cm"><text:p/></draw:line><draw:line draw:name="Вертикальная линия 2174" draw:style-name="gr4" draw:text-style-name="P284" svg:x1="23.73cm" svg:y1="6.666cm" svg:x2="23.73cm" svg:y2="6.765cm"><text:p/></draw:line><draw:line draw:name="Вертикальная линия 2175" draw:style-name="gr4" draw:text-style-name="P284" svg:x1="25.462cm" svg:y1="6.666cm" svg:x2="25.462cm" svg:y2="6.765cm"><text:p/></draw:line></draw:g></draw:g><draw:g draw:name="DrawObject 606" draw:style-name="gr2"><draw:g draw:name="DrawObject 607" draw:style-name="gr2"><draw:g draw:name="DrawObject 608" draw:style-name="gr3"><draw:line draw:name="Вертикальная линия 2176" draw:style-name="gr4" draw:text-style-name="P284" svg:x1="1.808cm" svg:y1="7.433cm" svg:x2="1.808cm" svg:y2="7.532cm"><text:p/></draw:line><draw:line draw:name="Вертикальная линия 2177" draw:style-name="gr4" draw:text-style-name="P284" svg:x1="2.838cm" svg:y1="7.435cm" svg:x2="2.838cm" svg:y2="7.534cm"><text:p/></draw:line><draw:line draw:name="Вертикальная линия 2178" draw:style-name="gr4" draw:text-style-name="P284" svg:x1="3.87cm" svg:y1="7.44cm" svg:x2="3.87cm" svg:y2="7.539cm"><text:p/></draw:line><draw:line draw:name="Вертикальная линия 2179" draw:style-name="gr4" draw:text-style-name="P284" svg:x1="5.154cm" svg:y1="7.44cm" svg:x2="5.154cm" svg:y2="7.539cm"><text:p/></draw:line></draw:g><draw:line draw:name="Вертикальная линия 2180" draw:style-name="gr4" draw:text-style-name="P284" svg:x1="12.439cm" svg:y1="7.44cm" svg:x2="12.439cm" svg:y2="7.539cm"><text:p/></draw:line><draw:line draw:name="Вертикальная линия 2181" draw:style-name="gr4" draw:text-style-name="P284" svg:x1="13.45cm" svg:y1="7.44cm" svg:x2="13.45cm" svg:y2="7.539cm"><text:p/></draw:line><draw:line draw:name="Вертикальная линия 2182" draw:style-name="gr4" draw:text-style-name="P284" svg:x1="15.249cm" svg:y1="7.44cm" svg:x2="15.249cm" svg:y2="7.539cm"><text:p/></draw:line><draw:line draw:name="Вертикальная линия 2183" draw:style-name="gr4" draw:text-style-name="P284" svg:x1="16.27cm" svg:y1="7.44cm" svg:x2="16.27cm" svg:y2="7.539cm"><text:p/></draw:line><draw:line draw:name="Вертикальная линия 2184" draw:style-name="gr4" draw:text-style-name="P284" svg:x1="17.533cm" svg:y1="7.44cm" svg:x2="17.533cm" svg:y2="7.539cm"><text:p/></draw:line><draw:line draw:name="Вертикальная линия 2185" draw:style-name="gr4" draw:text-style-name="P284" svg:x1="18.572cm" svg:y1="7.44cm" svg:x2="18.572cm" svg:y2="7.539cm"><text:p/></draw:line></draw:g><draw:g draw:name="DrawObject 609" draw:style-name="gr3"><draw:line draw:name="Вертикальная линия 2186" draw:style-name="gr4" draw:text-style-name="P284" svg:x1="19.826cm" svg:y1="7.44cm" svg:x2="19.826cm" svg:y2="7.539cm"><text:p/></draw:line><draw:line draw:name="Вертикальная линия 2187" draw:style-name="gr4" draw:text-style-name="P284" svg:x1="21.082cm" svg:y1="7.44cm" svg:x2="21.082cm" svg:y2="7.539cm"><text:p/></draw:line><draw:line draw:name="Вертикальная линия 2188" draw:style-name="gr4" draw:text-style-name="P284" svg:x1="22.419cm" svg:y1="7.44cm" svg:x2="22.419cm" svg:y2="7.539cm"><text:p/></draw:line><draw:line draw:name="Вертикальная линия 2189" draw:style-name="gr4" draw:text-style-name="P284" svg:x1="23.73cm" svg:y1="7.44cm" svg:x2="23.73cm" svg:y2="7.539cm"><text:p/></draw:line><draw:line draw:name="Вертикальная линия 2190" draw:style-name="gr4" draw:text-style-name="P284" svg:x1="25.462cm" svg:y1="7.44cm" svg:x2="25.462cm" svg:y2="7.539cm"><text:p/></draw:line></draw:g></draw:g><draw:g draw:name="DrawObject 610" draw:style-name="gr2"><draw:g draw:name="DrawObject 611" draw:style-name="gr2"><draw:g draw:name="DrawObject 612" draw:style-name="gr3"><draw:line draw:name="Вертикальная линия 2191" draw:style-name="gr4" draw:text-style-name="P284" svg:x1="1.808cm" svg:y1="8.222cm" svg:x2="1.808cm" svg:y2="8.321cm"><text:p/></draw:line><draw:line draw:name="Вертикальная линия 2192" draw:style-name="gr4" draw:text-style-name="P284" svg:x1="2.838cm" svg:y1="8.223cm" svg:x2="2.838cm" svg:y2="8.322cm"><text:p/></draw:line><draw:line draw:name="Вертикальная линия 2193" draw:style-name="gr4" draw:text-style-name="P284" svg:x1="3.87cm" svg:y1="8.227cm" svg:x2="3.87cm" svg:y2="8.326cm"><text:p/></draw:line><draw:line draw:name="Вертикальная линия 2194" draw:style-name="gr4" draw:text-style-name="P284" svg:x1="5.154cm" svg:y1="8.227cm" svg:x2="5.154cm" svg:y2="8.326cm"><text:p/></draw:line></draw:g><draw:line draw:name="Вертикальная линия 2195" draw:style-name="gr4" draw:text-style-name="P284" svg:x1="12.439cm" svg:y1="8.227cm" svg:x2="12.439cm" svg:y2="8.326cm"><text:p/></draw:line><draw:line draw:name="Вертикальная линия 2196" draw:style-name="gr4" draw:text-style-name="P284" svg:x1="13.45cm" svg:y1="8.227cm" svg:x2="13.45cm" svg:y2="8.326cm"><text:p/></draw:line><draw:line draw:name="Вертикальная линия 2197" draw:style-name="gr4" draw:text-style-name="P284" svg:x1="15.249cm" svg:y1="8.227cm" svg:x2="15.249cm" svg:y2="8.326cm"><text:p/></draw:line><draw:line draw:name="Вертикальная линия 2198" draw:style-name="gr4" draw:text-style-name="P284" svg:x1="16.27cm" svg:y1="8.227cm" svg:x2="16.27cm" svg:y2="8.326cm"><text:p/></draw:line><draw:line draw:name="Вертикальная линия 2199" draw:style-name="gr4" draw:text-style-name="P284" svg:x1="17.533cm" svg:y1="8.227cm" svg:x2="17.533cm" svg:y2="8.326cm"><text:p/></draw:line><draw:line draw:name="Вертикальная линия 2200" draw:style-name="gr4" draw:text-style-name="P284" svg:x1="18.572cm" svg:y1="8.227cm" svg:x2="18.572cm" svg:y2="8.326cm"><text:p/></draw:line></draw:g><draw:g draw:name="DrawObject 613" draw:style-name="gr3"><draw:line draw:name="Вертикальная линия 2201" draw:style-name="gr4" draw:text-style-name="P284" svg:x1="19.826cm" svg:y1="8.227cm" svg:x2="19.826cm" svg:y2="8.326cm"><text:p/></draw:line><draw:line draw:name="Вертикальная линия 2202" draw:style-name="gr4" draw:text-style-name="P284" svg:x1="21.082cm" svg:y1="8.227cm" svg:x2="21.082cm" svg:y2="8.326cm"><text:p/></draw:line><draw:line draw:name="Вертикальная линия 2203" draw:style-name="gr4" draw:text-style-name="P284" svg:x1="22.419cm" svg:y1="8.227cm" svg:x2="22.419cm" svg:y2="8.326cm"><text:p/></draw:line><draw:line draw:name="Вертикальная линия 2204" draw:style-name="gr4" draw:text-style-name="P284" svg:x1="23.73cm" svg:y1="8.227cm" svg:x2="23.73cm" svg:y2="8.326cm"><text:p/></draw:line><draw:line draw:name="Вертикальная линия 2205" draw:style-name="gr4" draw:text-style-name="P284" svg:x1="25.462cm" svg:y1="8.227cm" svg:x2="25.462cm" svg:y2="8.326cm"><text:p/></draw:line></draw:g></draw:g><draw:g draw:name="DrawObject 614" draw:style-name="gr2"><draw:g draw:name="DrawObject 615" draw:style-name="gr2"><draw:g draw:name="DrawObject 616" draw:style-name="gr3"><draw:line draw:name="Вертикальная линия 2206" draw:style-name="gr4" draw:text-style-name="P284" svg:x1="1.808cm" svg:y1="8.98cm" svg:x2="1.808cm" svg:y2="9.079cm"><text:p/></draw:line><draw:line draw:name="Вертикальная линия 2207" draw:style-name="gr4" draw:text-style-name="P284" svg:x1="2.838cm" svg:y1="8.983cm" svg:x2="2.838cm" svg:y2="9.082cm"><text:p/></draw:line><draw:line draw:name="Вертикальная линия 2208" draw:style-name="gr4" draw:text-style-name="P284" svg:x1="3.87cm" svg:y1="8.987cm" svg:x2="3.87cm" svg:y2="9.086cm"><text:p/></draw:line><draw:line draw:name="Вертикальная линия 2209" draw:style-name="gr4" draw:text-style-name="P284" svg:x1="5.154cm" svg:y1="8.987cm" svg:x2="5.154cm" svg:y2="9.086cm"><text:p/></draw:line></draw:g><draw:line draw:name="Вертикальная линия 2210" draw:style-name="gr4" draw:text-style-name="P284" svg:x1="12.439cm" svg:y1="8.987cm" svg:x2="12.439cm" svg:y2="9.086cm"><text:p/></draw:line><draw:line draw:name="Вертикальная линия 2211" draw:style-name="gr4" draw:text-style-name="P284" svg:x1="13.45cm" svg:y1="8.987cm" svg:x2="13.45cm" svg:y2="9.086cm"><text:p/></draw:line><draw:line draw:name="Вертикальная линия 2212" draw:style-name="gr4" draw:text-style-name="P284" svg:x1="15.249cm" svg:y1="8.987cm" svg:x2="15.249cm" svg:y2="9.086cm"><text:p/></draw:line><draw:line draw:name="Вертикальная линия 2213" draw:style-name="gr4" draw:text-style-name="P284" svg:x1="16.27cm" svg:y1="8.987cm" svg:x2="16.27cm" svg:y2="9.086cm"><text:p/></draw:line><draw:line draw:name="Вертикальная линия 2214" draw:style-name="gr4" draw:text-style-name="P284" svg:x1="17.533cm" svg:y1="8.987cm" svg:x2="17.533cm" svg:y2="9.086cm"><text:p/></draw:line><draw:line draw:name="Вертикальная линия 2215" draw:style-name="gr4" draw:text-style-name="P284" svg:x1="18.572cm" svg:y1="8.987cm" svg:x2="18.572cm" svg:y2="9.086cm"><text:p/></draw:line></draw:g><draw:g draw:name="DrawObject 617" draw:style-name="gr3"><draw:line draw:name="Вертикальная линия 2216" draw:style-name="gr4" draw:text-style-name="P284" svg:x1="19.826cm" svg:y1="8.987cm" svg:x2="19.826cm" svg:y2="9.086cm"><text:p/></draw:line><draw:line draw:name="Вертикальная линия 2217" draw:style-name="gr4" draw:text-style-name="P284" svg:x1="21.082cm" svg:y1="8.987cm" svg:x2="21.082cm" svg:y2="9.086cm"><text:p/></draw:line><draw:line draw:name="Вертикальная линия 2218" draw:style-name="gr4" draw:text-style-name="P284" svg:x1="22.419cm" svg:y1="8.987cm" svg:x2="22.419cm" svg:y2="9.086cm"><text:p/></draw:line><draw:line draw:name="Вертикальная линия 2219" draw:style-name="gr4" draw:text-style-name="P284" svg:x1="23.73cm" svg:y1="8.987cm" svg:x2="23.73cm" svg:y2="9.086cm"><text:p/></draw:line><draw:line draw:name="Вертикальная линия 2220" draw:style-name="gr4" draw:text-style-name="P284" svg:x1="25.462cm" svg:y1="8.987cm" svg:x2="25.462cm" svg:y2="9.086cm"><text:p/></draw:line></draw:g></draw:g><draw:g draw:name="DrawObject 618" draw:style-name="gr2"><draw:g draw:name="DrawObject 619" draw:style-name="gr2"><draw:g draw:name="DrawObject 620" draw:style-name="gr3"><draw:line draw:name="Вертикальная линия 2221" draw:style-name="gr4" draw:text-style-name="P284" svg:x1="1.808cm" svg:y1="9.765cm" svg:x2="1.808cm" svg:y2="9.864cm"><text:p/></draw:line><draw:line draw:name="Вертикальная линия 2222" draw:style-name="gr4" draw:text-style-name="P284" svg:x1="2.838cm" svg:y1="9.765cm" svg:x2="2.838cm" svg:y2="9.864cm"><text:p/></draw:line><draw:line draw:name="Вертикальная линия 2223" draw:style-name="gr4" draw:text-style-name="P284" svg:x1="3.87cm" svg:y1="9.772cm" svg:x2="3.87cm" svg:y2="9.871cm"><text:p/></draw:line><draw:line draw:name="Вертикальная линия 2224" draw:style-name="gr4" draw:text-style-name="P284" svg:x1="5.154cm" svg:y1="9.772cm" svg:x2="5.154cm" svg:y2="9.871cm"><text:p/></draw:line></draw:g><draw:line draw:name="Вертикальная линия 2225" draw:style-name="gr4" draw:text-style-name="P284" svg:x1="12.439cm" svg:y1="9.772cm" svg:x2="12.439cm" svg:y2="9.871cm"><text:p/></draw:line><draw:line draw:name="Вертикальная линия 2226" draw:style-name="gr4" draw:text-style-name="P284" svg:x1="13.45cm" svg:y1="9.772cm" svg:x2="13.45cm" svg:y2="9.871cm"><text:p/></draw:line><draw:line draw:name="Вертикальная линия 2227" draw:style-name="gr4" draw:text-style-name="P284" svg:x1="15.249cm" svg:y1="9.772cm" svg:x2="15.249cm" svg:y2="9.871cm"><text:p/></draw:line><draw:line draw:name="Вертикальная линия 2228" draw:style-name="gr4" draw:text-style-name="P284" svg:x1="16.27cm" svg:y1="9.772cm" svg:x2="16.27cm" svg:y2="9.871cm"><text:p/></draw:line><draw:line draw:name="Вертикальная линия 2229" draw:style-name="gr4" draw:text-style-name="P284" svg:x1="17.533cm" svg:y1="9.772cm" svg:x2="17.533cm" svg:y2="9.871cm"><text:p/></draw:line><draw:line draw:name="Вертикальная линия 2230" draw:style-name="gr4" draw:text-style-name="P284" svg:x1="18.572cm" svg:y1="9.772cm" svg:x2="18.572cm" svg:y2="9.871cm"><text:p/></draw:line></draw:g><draw:g draw:name="DrawObject 621" draw:style-name="gr3"><draw:line draw:name="Вертикальная линия 2231" draw:style-name="gr4" draw:text-style-name="P284" svg:x1="19.826cm" svg:y1="9.772cm" svg:x2="19.826cm" svg:y2="9.871cm"><text:p/></draw:line><draw:line draw:name="Вертикальная линия 2232" draw:style-name="gr4" draw:text-style-name="P284" svg:x1="21.082cm" svg:y1="9.772cm" svg:x2="21.082cm" svg:y2="9.871cm"><text:p/></draw:line><draw:line draw:name="Вертикальная линия 2233" draw:style-name="gr4" draw:text-style-name="P284" svg:x1="22.419cm" svg:y1="9.772cm" svg:x2="22.419cm" svg:y2="9.871cm"><text:p/></draw:line><draw:line draw:name="Вертикальная линия 2234" draw:style-name="gr4" draw:text-style-name="P284" svg:x1="23.73cm" svg:y1="9.772cm" svg:x2="23.73cm" svg:y2="9.871cm"><text:p/></draw:line><draw:line draw:name="Вертикальная линия 2235" draw:style-name="gr4" draw:text-style-name="P284" svg:x1="25.462cm" svg:y1="9.772cm" svg:x2="25.462cm" svg:y2="9.871cm"><text:p/></draw:line></draw:g></draw:g><draw:g draw:name="DrawObject 622" draw:style-name="gr2"><draw:g draw:name="DrawObject 623" draw:style-name="gr2"><draw:g draw:name="DrawObject 624" draw:style-name="gr3"><draw:line draw:name="Вертикальная линия 2236" draw:style-name="gr4" draw:text-style-name="P284" svg:x1="1.808cm" svg:y1="10.536cm" svg:x2="1.808cm" svg:y2="10.635cm"><text:p/></draw:line><draw:line draw:name="Вертикальная линия 2237" draw:style-name="gr4" draw:text-style-name="P284" svg:x1="2.838cm" svg:y1="10.537cm" svg:x2="2.838cm" svg:y2="10.636cm"><text:p/></draw:line><draw:line draw:name="Вертикальная линия 2238" draw:style-name="gr4" draw:text-style-name="P284" svg:x1="3.87cm" svg:y1="10.541cm" svg:x2="3.87cm" svg:y2="10.64cm"><text:p/></draw:line><draw:line draw:name="Вертикальная линия 2239" draw:style-name="gr4" draw:text-style-name="P284" svg:x1="5.154cm" svg:y1="10.541cm" svg:x2="5.154cm" svg:y2="10.64cm"><text:p/></draw:line></draw:g><draw:line draw:name="Вертикальная линия 2240" draw:style-name="gr4" draw:text-style-name="P284" svg:x1="12.439cm" svg:y1="10.541cm" svg:x2="12.439cm" svg:y2="10.64cm"><text:p/></draw:line><draw:line draw:name="Вертикальная линия 2241" draw:style-name="gr4" draw:text-style-name="P284" svg:x1="13.45cm" svg:y1="10.541cm" svg:x2="13.45cm" svg:y2="10.64cm"><text:p/></draw:line><draw:line draw:name="Вертикальная линия 2242" draw:style-name="gr4" draw:text-style-name="P284" svg:x1="15.249cm" svg:y1="10.541cm" svg:x2="15.249cm" svg:y2="10.64cm"><text:p/></draw:line><draw:line draw:name="Вертикальная линия 2243" draw:style-name="gr4" draw:text-style-name="P284" svg:x1="16.27cm" svg:y1="10.541cm" svg:x2="16.27cm" svg:y2="10.64cm"><text:p/></draw:line><draw:line draw:name="Вертикальная линия 2244" draw:style-name="gr4" draw:text-style-name="P284" svg:x1="17.533cm" svg:y1="10.541cm" svg:x2="17.533cm" svg:y2="10.64cm"><text:p/></draw:line><draw:line draw:name="Вертикальная линия 2245" draw:style-name="gr4" draw:text-style-name="P284" svg:x1="18.572cm" svg:y1="10.541cm" svg:x2="18.572cm" svg:y2="10.64cm"><text:p/></draw:line></draw:g><draw:g draw:name="DrawObject 625" draw:style-name="gr3"><draw:line draw:name="Вертикальная линия 2246" draw:style-name="gr4" draw:text-style-name="P284" svg:x1="19.826cm" svg:y1="10.541cm" svg:x2="19.826cm" svg:y2="10.64cm"><text:p/></draw:line><draw:line draw:name="Вертикальная линия 2247" draw:style-name="gr4" draw:text-style-name="P284" svg:x1="21.082cm" svg:y1="10.541cm" svg:x2="21.082cm" svg:y2="10.64cm"><text:p/></draw:line><draw:line draw:name="Вертикальная линия 2248" draw:style-name="gr4" draw:text-style-name="P284" svg:x1="22.419cm" svg:y1="10.541cm" svg:x2="22.419cm" svg:y2="10.64cm"><text:p/></draw:line><draw:line draw:name="Вертикальная линия 2249" draw:style-name="gr4" draw:text-style-name="P284" svg:x1="23.73cm" svg:y1="10.541cm" svg:x2="23.73cm" svg:y2="10.64cm"><text:p/></draw:line><draw:line draw:name="Вертикальная линия 2250" draw:style-name="gr4" draw:text-style-name="P284" svg:x1="25.462cm" svg:y1="10.541cm" svg:x2="25.462cm" svg:y2="10.64cm"><text:p/></draw:line></draw:g></draw:g><draw:g draw:name="DrawObject 626" draw:style-name="gr2"><draw:g draw:name="DrawObject 627" draw:style-name="gr2"><draw:g draw:name="DrawObject 628" draw:style-name="gr3"><draw:line draw:name="Вертикальная линия 2251" draw:style-name="gr4" draw:text-style-name="P284" svg:x1="1.808cm" svg:y1="11.305cm" svg:x2="1.808cm" svg:y2="11.404cm"><text:p/></draw:line><draw:line draw:name="Вертикальная линия 2252" draw:style-name="gr4" draw:text-style-name="P284" svg:x1="2.838cm" svg:y1="11.308cm" svg:x2="2.838cm" svg:y2="11.407cm"><text:p/></draw:line><draw:line draw:name="Вертикальная линия 2253" draw:style-name="gr4" draw:text-style-name="P284" svg:x1="3.87cm" svg:y1="11.311cm" svg:x2="3.87cm" svg:y2="11.41cm"><text:p/></draw:line><draw:line draw:name="Вертикальная линия 2254" draw:style-name="gr4" draw:text-style-name="P284" svg:x1="5.154cm" svg:y1="11.311cm" svg:x2="5.154cm" svg:y2="11.41cm"><text:p/></draw:line></draw:g><draw:line draw:name="Вертикальная линия 2255" draw:style-name="gr4" draw:text-style-name="P284" svg:x1="12.439cm" svg:y1="11.311cm" svg:x2="12.439cm" svg:y2="11.41cm"><text:p/></draw:line><draw:line draw:name="Вертикальная линия 2256" draw:style-name="gr4" draw:text-style-name="P284" svg:x1="13.45cm" svg:y1="11.311cm" svg:x2="13.45cm" svg:y2="11.41cm"><text:p/></draw:line><draw:line draw:name="Вертикальная линия 2257" draw:style-name="gr4" draw:text-style-name="P284" svg:x1="15.249cm" svg:y1="11.311cm" svg:x2="15.249cm" svg:y2="11.41cm"><text:p/></draw:line><draw:line draw:name="Вертикальная линия 2258" draw:style-name="gr4" draw:text-style-name="P284" svg:x1="16.27cm" svg:y1="11.311cm" svg:x2="16.27cm" svg:y2="11.41cm"><text:p/></draw:line><draw:line draw:name="Вертикальная линия 2259" draw:style-name="gr4" draw:text-style-name="P284" svg:x1="17.533cm" svg:y1="11.311cm" svg:x2="17.533cm" svg:y2="11.41cm"><text:p/></draw:line><draw:line draw:name="Вертикальная линия 2260" draw:style-name="gr4" draw:text-style-name="P284" svg:x1="18.572cm" svg:y1="11.311cm" svg:x2="18.572cm" svg:y2="11.41cm"><text:p/></draw:line></draw:g><draw:g draw:name="DrawObject 629" draw:style-name="gr3"><draw:line draw:name="Вертикальная линия 2261" draw:style-name="gr4" draw:text-style-name="P284" svg:x1="19.826cm" svg:y1="11.311cm" svg:x2="19.826cm" svg:y2="11.41cm"><text:p/></draw:line><draw:line draw:name="Вертикальная линия 2262" draw:style-name="gr4" draw:text-style-name="P284" svg:x1="21.082cm" svg:y1="11.311cm" svg:x2="21.082cm" svg:y2="11.41cm"><text:p/></draw:line><draw:line draw:name="Вертикальная линия 2263" draw:style-name="gr4" draw:text-style-name="P284" svg:x1="22.419cm" svg:y1="11.311cm" svg:x2="22.419cm" svg:y2="11.41cm"><text:p/></draw:line><draw:line draw:name="Вертикальная линия 2264" draw:style-name="gr4" draw:text-style-name="P284" svg:x1="23.73cm" svg:y1="11.311cm" svg:x2="23.73cm" svg:y2="11.41cm"><text:p/></draw:line><draw:line draw:name="Вертикальная линия 2265" draw:style-name="gr4" draw:text-style-name="P284" svg:x1="25.462cm" svg:y1="11.311cm" svg:x2="25.462cm" svg:y2="11.41cm"><text:p/></draw:line></draw:g></draw:g><draw:g draw:name="DrawObject 630" draw:style-name="gr2"><draw:g draw:name="DrawObject 631" draw:style-name="gr2"><draw:g draw:name="DrawObject 632" draw:style-name="gr3"><draw:line draw:name="Вертикальная линия 2266" draw:style-name="gr4" draw:text-style-name="P284" svg:x1="1.808cm" svg:y1="12.077cm" svg:x2="1.808cm" svg:y2="12.176cm"><text:p/></draw:line><draw:line draw:name="Вертикальная линия 2267" draw:style-name="gr4" draw:text-style-name="P284" svg:x1="2.838cm" svg:y1="12.079cm" svg:x2="2.838cm" svg:y2="12.178cm"><text:p/></draw:line><draw:line draw:name="Вертикальная линия 2268" draw:style-name="gr4" draw:text-style-name="P284" svg:x1="3.87cm" svg:y1="12.084cm" svg:x2="3.87cm" svg:y2="12.183cm"><text:p/></draw:line><draw:line draw:name="Вертикальная линия 2269" draw:style-name="gr4" draw:text-style-name="P284" svg:x1="5.154cm" svg:y1="12.084cm" svg:x2="5.154cm" svg:y2="12.183cm"><text:p/></draw:line></draw:g><draw:line draw:name="Вертикальная линия 2270" draw:style-name="gr4" draw:text-style-name="P284" svg:x1="12.439cm" svg:y1="12.084cm" svg:x2="12.439cm" svg:y2="12.183cm"><text:p/></draw:line><draw:line draw:name="Вертикальная линия 2271" draw:style-name="gr4" draw:text-style-name="P284" svg:x1="13.45cm" svg:y1="12.084cm" svg:x2="13.45cm" svg:y2="12.183cm"><text:p/></draw:line><draw:line draw:name="Вертикальная линия 2272" draw:style-name="gr4" draw:text-style-name="P284" svg:x1="15.249cm" svg:y1="12.084cm" svg:x2="15.249cm" svg:y2="12.183cm"><text:p/></draw:line><draw:line draw:name="Вертикальная линия 2273" draw:style-name="gr4" draw:text-style-name="P284" svg:x1="16.27cm" svg:y1="12.084cm" svg:x2="16.27cm" svg:y2="12.183cm"><text:p/></draw:line><draw:line draw:name="Вертикальная линия 2274" draw:style-name="gr4" draw:text-style-name="P284" svg:x1="17.533cm" svg:y1="12.084cm" svg:x2="17.533cm" svg:y2="12.183cm"><text:p/></draw:line><draw:line draw:name="Вертикальная линия 2275" draw:style-name="gr4" draw:text-style-name="P284" svg:x1="18.572cm" svg:y1="12.084cm" svg:x2="18.572cm" svg:y2="12.183cm"><text:p/></draw:line></draw:g><draw:g draw:name="DrawObject 633" draw:style-name="gr3"><draw:line draw:name="Вертикальная линия 2276" draw:style-name="gr4" draw:text-style-name="P284" svg:x1="19.826cm" svg:y1="12.084cm" svg:x2="19.826cm" svg:y2="12.183cm"><text:p/></draw:line><draw:line draw:name="Вертикальная линия 2277" draw:style-name="gr4" draw:text-style-name="P284" svg:x1="21.082cm" svg:y1="12.084cm" svg:x2="21.082cm" svg:y2="12.183cm"><text:p/></draw:line><draw:line draw:name="Вертикальная линия 2278" draw:style-name="gr4" draw:text-style-name="P284" svg:x1="22.419cm" svg:y1="12.084cm" svg:x2="22.419cm" svg:y2="12.183cm"><text:p/></draw:line><draw:line draw:name="Вертикальная линия 2279" draw:style-name="gr4" draw:text-style-name="P284" svg:x1="23.73cm" svg:y1="12.084cm" svg:x2="23.73cm" svg:y2="12.183cm"><text:p/></draw:line><draw:line draw:name="Вертикальная линия 2280" draw:style-name="gr4" draw:text-style-name="P284" svg:x1="25.462cm" svg:y1="12.084cm" svg:x2="25.462cm" svg:y2="12.183cm"><text:p/></draw:line></draw:g></draw:g></draw:g><draw:g draw:name="DrawObject 634" draw:style-name="gr2"><draw:g draw:name="Фигура 9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635" draw:style-name="gr2"><draw:g draw:name="DrawObject 636" draw:style-name="gr2"><draw:g draw:name="DrawObject 637" draw:style-name="gr3"><draw:line draw:name="Вертикальная линия 2281" draw:style-name="gr4" draw:text-style-name="P285" svg:x1="1.777cm" svg:y1="12.789cm" svg:x2="1.777cm" svg:y2="12.889cm"><text:p/></draw:line><draw:line draw:name="Вертикальная линия 2282" draw:style-name="gr4" draw:text-style-name="P285" svg:x1="2.808cm" svg:y1="12.794cm" svg:x2="2.808cm" svg:y2="12.894cm"><text:p/></draw:line><draw:line draw:name="Вертикальная линия 2283" draw:style-name="gr4" draw:text-style-name="P285" svg:x1="3.84cm" svg:y1="12.796cm" svg:x2="3.84cm" svg:y2="12.896cm"><text:p/></draw:line><draw:line draw:name="Вертикальная линия 2284" draw:style-name="gr4" draw:text-style-name="P285" svg:x1="5.126cm" svg:y1="12.796cm" svg:x2="5.126cm" svg:y2="12.896cm"><text:p/></draw:line></draw:g><draw:line draw:name="Вертикальная линия 2285" draw:style-name="gr4" draw:text-style-name="P285" svg:x1="12.42cm" svg:y1="12.796cm" svg:x2="12.42cm" svg:y2="12.896cm"><text:p/></draw:line><draw:line draw:name="Вертикальная линия 2286" draw:style-name="gr4" draw:text-style-name="P285" svg:x1="13.435cm" svg:y1="12.796cm" svg:x2="13.435cm" svg:y2="12.896cm"><text:p/></draw:line><draw:line draw:name="Вертикальная линия 2287" draw:style-name="gr4" draw:text-style-name="P285" svg:x1="15.239cm" svg:y1="12.796cm" svg:x2="15.239cm" svg:y2="12.896cm"><text:p/></draw:line><draw:line draw:name="Вертикальная линия 2288" draw:style-name="gr4" draw:text-style-name="P285" svg:x1="16.258cm" svg:y1="12.796cm" svg:x2="16.258cm" svg:y2="12.896cm"><text:p/></draw:line><draw:line draw:name="Вертикальная линия 2289" draw:style-name="gr4" draw:text-style-name="P285" svg:x1="17.526cm" svg:y1="12.796cm" svg:x2="17.526cm" svg:y2="12.896cm"><text:p/></draw:line><draw:line draw:name="Вертикальная линия 2290" draw:style-name="gr4" draw:text-style-name="P285" svg:x1="18.564cm" svg:y1="12.796cm" svg:x2="18.564cm" svg:y2="12.896cm"><text:p/></draw:line></draw:g><draw:g draw:name="DrawObject 638" draw:style-name="gr3"><draw:line draw:name="Вертикальная линия 2291" draw:style-name="gr4" draw:text-style-name="P285" svg:x1="19.822cm" svg:y1="12.796cm" svg:x2="19.822cm" svg:y2="12.896cm"><text:p/></draw:line><draw:line draw:name="Вертикальная линия 2292" draw:style-name="gr4" draw:text-style-name="P285" svg:x1="21.077cm" svg:y1="12.796cm" svg:x2="21.077cm" svg:y2="12.896cm"><text:p/></draw:line><draw:line draw:name="Вертикальная линия 2293" draw:style-name="gr4" draw:text-style-name="P285" svg:x1="22.419cm" svg:y1="12.796cm" svg:x2="22.419cm" svg:y2="12.896cm"><text:p/></draw:line><draw:line draw:name="Вертикальная линия 2294" draw:style-name="gr4" draw:text-style-name="P285" svg:x1="23.733cm" svg:y1="12.796cm" svg:x2="23.733cm" svg:y2="12.896cm"><text:p/></draw:line><draw:line draw:name="Вертикальная линия 2295" draw:style-name="gr4" draw:text-style-name="P285" svg:x1="25.467cm" svg:y1="12.796cm" svg:x2="25.467cm" svg:y2="12.896cm"><text:p/></draw:line></draw:g></draw:g></draw:g>к/м</text:p>
          </table:table-cell>
          <table:table-cell table:style-name="Таблица10.F8" table:number-columns-spanned="19" office:value-type="string">
            <text:p text:style-name="P33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10" table:number-columns-spanned="14" office:value-type="string">
            <text:p text:style-name="P33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m5" table:number-columns-spanned="2" office:value-type="string">
            <text:p text:style-name="P120">ОПП</text:p>
          </table:table-cell>
          <table:covered-table-cell/>
          <table:table-cell table:style-name="Таблица10.m5" table:number-columns-spanned="3" office:value-type="string">
            <text:p text:style-name="P33">ЕВ</text:p>
          </table:table-cell>
          <table:covered-table-cell/>
          <table:covered-table-cell/>
          <table:table-cell table:style-name="Таблица10.m5" table:number-columns-spanned="2" office:value-type="string">
            <text:p text:style-name="P33">ЕН</text:p>
          </table:table-cell>
          <table:covered-table-cell/>
          <table:table-cell table:style-name="Таблица10.m5" table:number-columns-spanned="2" office:value-type="string">
            <text:p text:style-name="P33">КИ</text:p>
          </table:table-cell>
          <table:covered-table-cell/>
          <table:table-cell table:style-name="Таблица10.r12" table:number-columns-spanned="4" office:value-type="string">
            <text:p text:style-name="P33">Нрасх.</text:p>
          </table:table-cell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<text:span text:style-name="T143">0</text:span>1</text:p>
          </table:table-cell>
          <table:table-cell table:style-name="Таблица10.B13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<text:span text:style-name="T152">А</text:span>02</text:p>
          </table:table-cell>
          <table:table-cell table:style-name="Таблица10.B14" table:number-columns-spanned="46" office:value-type="string">
            <text:p text:style-name="P259"><text:s text:c="3"/><text:span text:style-name="T118">03</text:span> <text:s text:c="7"/><text:span text:style-name="T118">26</text:span> <text:s text:c="4"/>- <text:s text:c="12"/><text:span text:style-name="T118">060</text:span> <text:s text:c="10"/><text:span text:style-name="T118">4210 Сверлильная</text:span> <text:s text:c="34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<text:span text:style-name="T152">Т</text:span>03</text:p>
          </table:table-cell>
          <table:table-cell table:style-name="Таблица10.B14" table:number-columns-spanned="46" office:value-type="string">
            <text:p text:style-name="P259"><text:s text:c="2"/><text:span text:style-name="T95">Стол рабочий Эскиз 5222</text:span> <text:span text:style-name="T95">или аналогичный имеющийся в цехе</text:span> <text:s text:c="36"/><text:span text:style-name="T46">19433</text:span> <text:s text:c="9"/><text:span text:style-name="T96">2</text:span> <text:s text:c="10"/><text:span text:style-name="T96">2</text:span> <text:s text:c="12"/><text:span text:style-name="T96">1</text:span> <text:s text:c="11"/>- <text:s text:c="11"/>- <text:s text:c="12"/>- <text:s text:c="14"/><text:span text:style-name="T141">1</text:span> <text:s text:c="15"/>- <text:s text:c="17"/><text:span text:style-name="T141">0,5</text:span> <text:s text:c="29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04</text:p>
          </table:table-cell>
          <table:table-cell table:style-name="Таблица10.B14" table:number-columns-spanned="46" office:value-type="string">
            <text:p text:style-name="P259"><text:s text:c="3"/><text:span text:style-name="T119">Машинка ручная электрическая сверлильная</text:span> <text:s text:c="56"/><text:span text:style-name="T119">По сопроводительной документации</text:span> <text:s text:c="32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h1" office:value-type="string">
            <text:p text:style-name="P222"><text:span text:style-name="T143">0</text:span>5</text:p>
          </table:table-cell>
          <table:table-cell table:style-name="Таблица10.B14" table:number-columns-spanned="46" office:value-type="string">
            <text:p text:style-name="P259"><text:s text:c="2"/><text:span text:style-name="T119">Сверло 2300-</text:span><text:span text:style-name="T126">75</text:span><text:span text:style-name="T7">15</text:span> <text:s text:c="104"/><text:span text:style-name="T119">ГОСТ </text:span><text:span text:style-name="T7">10902</text:span><text:span text:style-name="T119">-77</text:span> <text:s text:c="27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h1" office:value-type="string">
            <text:p text:style-name="P213">06</text:p>
          </table:table-cell>
          <table:table-cell table:style-name="Таблица10.B14" table:number-columns-spanned="46" office:value-type="string">
            <text:p text:style-name="P259"><text:s text:c="3"/><text:span text:style-name="T121">Сопрягаемая деталь</text:span> <text:s text:c="99"/><text:span text:style-name="T121">По сопроводительной документации</text:span> <text:s text:c="2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19" office:value-type="string">
            <text:p text:style-name="P213">07</text:p>
          </table:table-cell>
          <table:table-cell table:style-name="Таблица10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h1" office:value-type="string">
            <text:p text:style-name="P222"><text:span text:style-name="T143">0</text:span>8</text:p>
          </table:table-cell>
          <table:table-cell table:style-name="Таблица10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h1" office:value-type="string">
            <text:p text:style-name="P222"><text:span text:style-name="T152">О</text:span>09</text:p>
          </table:table-cell>
          <table:table-cell table:style-name="Таблица10.B14" table:number-columns-spanned="46" office:value-type="string">
            <text:p text:style-name="P259"><text:span text:style-name="T121">Наложить деталь на место сопряжения </text:span><text:span text:style-name="T122">с сопрягаемой деталью</text:span><text:span text:style-name="T121">. Выполнить отверстия</text:span> <text:span text:style-name="T121">по маркировке.</text:span> <text:s text:c="38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h1" office:value-type="string">
            <text:p text:style-name="P222">10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11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12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13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14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15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3">
          <table:table-cell table:style-name="Таблица10.h1" office:value-type="string">
            <text:p text:style-name="P222"><text:span text:style-name="T143">1</text:span>6</text:p>
          </table:table-cell>
          <table:table-cell table:style-name="Таблица10.B14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9">
          <table:table-cell table:style-name="Таблица10.h1" office:value-type="string">
            <text:p text:style-name="P222">17</text:p>
          </table:table-cell>
          <table:table-cell table:style-name="Таблица10.B29" table:number-columns-spanned="46" office:value-type="string">
            <text:p text:style-name="P264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7">
          <table:table-cell table:style-name="Таблица10.A30" table:number-columns-spanned="3" office:value-type="string">
            <text:p text:style-name="P12">МК</text:p>
          </table:table-cell>
          <table:covered-table-cell/>
          <table:covered-table-cell/>
          <table:table-cell table:style-name="Таблица10.A30" table:number-columns-spanned="37" office:value-type="string">
            <text:p text:style-name="P105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30" table:number-columns-spanned="6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0.u30" office:value-type="string">
            <text:p text:style-name="P89"/>
          </table:table-cell>
        </table:table-row>
      </table:table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D"/>
        <table:table-column table:style-name="Таблица11.H"/>
        <table:table-column table:style-name="Таблица11.I"/>
        <table:table-column table:style-name="Таблица11.J"/>
        <table:table-column table:style-name="Таблица11.K"/>
        <table:table-column table:style-name="Таблица11.L"/>
        <table:table-column table:style-name="Таблица11.M" table:number-columns-repeated="2"/>
        <table:table-column table:style-name="Таблица11.O"/>
        <table:table-column table:style-name="Таблица11.P"/>
        <table:table-column table:style-name="Таблица11.H"/>
        <table:table-column table:style-name="Таблица11.R"/>
        <table:table-column table:style-name="Таблица11.S"/>
        <table:table-column table:style-name="Таблица11.T"/>
        <table:table-column table:style-name="Таблица11.C"/>
        <table:table-column table:style-name="Таблица11.T"/>
        <table:table-column table:style-name="Таблица11.K"/>
        <table:table-column table:style-name="Таблица11.X"/>
        <table:table-column table:style-name="Таблица11.Y"/>
        <table:table-column table:style-name="Таблица11.D"/>
        <table:table-column table:style-name="Таблица11.B"/>
        <table:table-column table:style-name="Таблица11.D"/>
        <table:table-column table:style-name="Таблица11.c"/>
        <table:table-column table:style-name="Таблица11.I"/>
        <table:table-column table:style-name="Таблица11.X"/>
        <table:table-column table:style-name="Таблица11.f"/>
        <table:table-column table:style-name="Таблица11.A"/>
        <table:table-column table:style-name="Таблица11.E"/>
        <table:table-column table:style-name="Таблица11.i" table:number-columns-repeated="2"/>
        <table:table-column table:style-name="Таблица11.E"/>
        <table:table-column table:style-name="Таблица11.l"/>
        <table:table-column table:style-name="Таблица11.B"/>
        <table:table-column table:style-name="Таблица11.D"/>
        <table:table-column table:style-name="Таблица11.o"/>
        <table:table-column table:style-name="Таблица11.F"/>
        <table:table-column table:style-name="Таблица11.q"/>
        <table:table-column table:style-name="Таблица11.T"/>
        <table:table-column table:style-name="Таблица11.l"/>
        <table:table-column table:style-name="Таблица11.L"/>
        <table:table-column table:style-name="Таблица11.u"/>
        <table:table-row table:style-name="Таблица11.1">
          <table:table-cell table:style-name="Таблица11.A1" table:number-columns-spanned="33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53"><draw:frame draw:style-name="fr1" draw:name="Врезка11" text:anchor-type="char" svg:x="22.789cm" svg:y="-0.794cm" svg:width="5.637cm" svg:height="0.646cm" draw:z-index="23"><draw:text-box><text:p text:style-name="P203">ГОСТ 3.1118-82 <text:s/>Форма 1б</text:p></draw:text-box></draw:frame></text:p>
          </table:table-cell>
          <table:covered-table-cell/>
          <table:table-cell table:style-name="Таблица11.h1" table:number-columns-spanned="2" office:value-type="string">
            <text:p text:style-name="P44"/>
          </table:table-cell>
          <table:covered-table-cell/>
          <table:table-cell table:style-name="Таблица11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34"/>
          </table:table-cell>
          <table:covered-table-cell/>
          <table:table-cell table:style-name="Таблица11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1.1">
          <table:table-cell table:style-name="Таблица11.h1" table:number-columns-spanned="2" office:value-type="string">
            <text:p text:style-name="P184">Дубл.</text:p>
          </table:table-cell>
          <table:covered-table-cell/>
          <table:table-cell table:style-name="Таблица11.h1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N2" table:number-columns-spanned="4" office:value-type="string">
            <text:p text:style-name="P184"><text:s text:c="15"/></text:p>
          </table:table-cell>
          <table:covered-table-cell/>
          <table:covered-table-cell/>
          <table:covered-table-cell/>
          <table:table-cell table:style-name="Таблица11.R2" table:number-columns-spanned="1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3"/>
          </table:table-cell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34"/>
          </table:table-cell>
          <table:covered-table-cell/>
          <table:table-cell table:style-name="Таблица11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1.1">
          <table:table-cell table:style-name="Таблица11.h1" table:number-columns-spanned="2" office:value-type="string">
            <text:p text:style-name="P184">Взам.</text:p>
          </table:table-cell>
          <table:covered-table-cell/>
          <table:table-cell table:style-name="Таблица11.h1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N3" table:number-rows-spanned="2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4" office:value-type="string">
            <text:p text:style-name="P184"/>
          </table:table-cell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34"/>
          </table:table-cell>
          <table:covered-table-cell/>
          <table:table-cell table:style-name="Таблица11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1.1">
          <table:table-cell table:style-name="Таблица11.h1" table:number-columns-spanned="2" office:value-type="string">
            <text:p text:style-name="P184">Подл.</text:p>
          </table:table-cell>
          <table:covered-table-cell/>
          <table:table-cell table:style-name="Таблица11.h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24"/>
          </table:table-cell>
          <table:covered-table-cell/>
          <table:covered-table-cell/>
          <table:table-cell table:style-name="Таблица11.h1" table:number-columns-spanned="2" office:value-type="string">
            <text:p text:style-name="P73"/>
          </table:table-cell>
          <table:covered-table-cell/>
          <table:covered-table-cell table:style-name="Таблица11.N3"/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4" office:value-type="string">
            <text:p text:style-name="P184"/>
          </table:table-cell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34"/>
          </table:table-cell>
          <table:covered-table-cell/>
          <table:table-cell table:style-name="Таблица11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1.5">
          <table:table-cell table:style-name="Таблица11.h1" table:number-columns-spanned="25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Z5" table:number-columns-spanned="13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m5" table:number-columns-spanned="7" office:value-type="string">
            <text:p text:style-name="P193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5" table:number-columns-spanned="2" office:value-type="string">
            <text:p text:style-name="P230">12</text:p>
          </table:table-cell>
          <table:covered-table-cell/>
        </table:table-row>
        <table:table-row table:style-name="Таблица11.6">
          <table:table-cell table:style-name="Таблица11.h1" table:number-rows-spanned="3" table:number-columns-spanned="2" office:value-type="string">
            <text:p text:style-name="P34"/>
          </table:table-cell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office:value-type="string">
            <text:p text:style-name="P184"/>
          </table:table-cell>
          <table:table-cell table:style-name="Таблица11.h1" office:value-type="string">
            <text:p text:style-name="P184"/>
          </table:table-cell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N3" table:number-columns-spanned="3" office:value-type="string">
            <text:p text:style-name="P184"/>
          </table:table-cell>
          <table:covered-table-cell/>
          <table:covered-table-cell/>
          <table:table-cell table:style-name="Таблица11.d6" table:number-rows-spanned="3" table:number-columns-spanned="11" office:value-type="string">
            <text:h text:style-name="P280" text:outline-level="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o6" table:number-rows-spanned="3" table:number-columns-spanned="7" office:value-type="string">
            <text:p text:style-name="P193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 table:style-name="Таблица11.h1"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2" office:value-type="string">
            <text:p text:style-name="P202"/>
          </table:table-cell>
          <table:covered-table-cell/>
          <table:table-cell table:style-name="Таблица11.h1" table:number-columns-spanned="5" office:value-type="string">
            <text:p text:style-name="P202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2" office:value-type="string">
            <text:p text:style-name="P183"/>
          </table:table-cell>
          <table:covered-table-cell/>
          <table:table-cell table:style-name="Таблица11.h1" office:value-type="string">
            <text:p text:style-name="P202"/>
          </table:table-cell>
          <table:table-cell table:style-name="Таблица11.h1" office:value-type="string">
            <text:p text:style-name="P202"/>
          </table:table-cell>
          <table:table-cell table:style-name="Таблица11.h1" table:number-columns-spanned="2" office:value-type="string">
            <text:p text:style-name="P184"/>
          </table:table-cell>
          <table:covered-table-cell/>
          <table:table-cell table:style-name="Таблица11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covered-table-cell table:style-name="Таблица11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 table:style-name="Таблица11.h1"/>
          <table:covered-table-cell/>
          <table:table-cell table:style-name="Таблица11.h1" table:number-columns-spanned="3" office:value-type="string">
            <text:p text:style-name="P184"/>
          </table:table-cell>
          <table:covered-table-cell/>
          <table:covered-table-cell/>
          <table:table-cell table:style-name="Таблица11.F8" table:number-columns-spanned="2" office:value-type="string">
            <text:p text:style-name="P184"/>
          </table:table-cell>
          <table:covered-table-cell/>
          <table:table-cell table:style-name="Таблица11.F8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1.F8" table:number-columns-spanned="2" office:value-type="string">
            <text:p text:style-name="P184"/>
          </table:table-cell>
          <table:covered-table-cell/>
          <table:table-cell table:style-name="Таблица11.F8" office:value-type="string">
            <text:p text:style-name="P184"/>
          </table:table-cell>
          <table:table-cell table:style-name="Таблица11.F8" office:value-type="string">
            <text:p text:style-name="P184"/>
          </table:table-cell>
          <table:table-cell table:style-name="Таблица11.F8" table:number-columns-spanned="2" office:value-type="string">
            <text:p text:style-name="P184"/>
          </table:table-cell>
          <table:covered-table-cell/>
          <table:table-cell table:style-name="Таблица11.F8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1.F8" table:number-columns-spanned="3" office:value-type="string">
            <text:p text:style-name="P184"/>
          </table:table-cell>
          <table:covered-table-cell/>
          <table:covered-table-cell/>
          <table:table-cell table:style-name="Таблица11.F8" table:number-columns-spanned="3" office:value-type="string">
            <text:p text:style-name="P184"/>
          </table:table-cell>
          <table:covered-table-cell/>
          <table:covered-table-cell/>
          <table:covered-table-cell table:style-name="Таблица11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N3" office:value-type="string">
            <text:p text:style-name="P34">А</text:p>
          </table:table-cell>
          <table:table-cell table:style-name="Таблица11.d6" table:number-columns-spanned="3" office:value-type="string">
            <text:p text:style-name="P64">Цех</text:p>
          </table:table-cell>
          <table:covered-table-cell/>
          <table:covered-table-cell/>
          <table:table-cell table:style-name="Таблица11.E9" table:number-columns-spanned="2" office:value-type="string">
            <text:p text:style-name="P34">Уч.</text:p>
          </table:table-cell>
          <table:covered-table-cell/>
          <table:table-cell table:style-name="Таблица11.E9" table:number-columns-spanned="3" office:value-type="string">
            <text:p text:style-name="P34">РМ</text:p>
          </table:table-cell>
          <table:covered-table-cell/>
          <table:covered-table-cell/>
          <table:table-cell table:style-name="Таблица11.E9" office:value-type="string">
            <text:p text:style-name="P34">Опер.</text:p>
          </table:table-cell>
          <table:table-cell table:style-name="Таблица11.E9" table:number-columns-spanned="10" office:value-type="string">
            <text:p text:style-name="P34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o6" table:number-columns-spanned="27" office:value-type="string">
            <text:p text:style-name="P3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0">
          <table:table-cell table:style-name="Таблица11.h1" table:number-rows-spanned="2" office:value-type="string">
            <text:p text:style-name="P34">Б</text:p>
          </table:table-cell>
          <table:table-cell table:style-name="Таблица11.B10" table:number-columns-spanned="19" office:value-type="string">
            <text:p text:style-name="P3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h1" table:number-rows-spanned="2" table:number-columns-spanned="2" office:value-type="string">
            <text:p text:style-name="P34">См..</text:p>
          </table:table-cell>
          <table:covered-table-cell/>
          <table:table-cell table:style-name="Таблица11.h1" table:number-rows-spanned="2" table:number-columns-spanned="3" office:value-type="string">
            <text:p text:style-name="P34">Проф.</text:p>
            <text:p text:style-name="P267"/>
          </table:table-cell>
          <table:covered-table-cell/>
          <table:covered-table-cell/>
          <table:table-cell table:style-name="Таблица11.h1" table:number-rows-spanned="2" table:number-columns-spanned="3" office:value-type="string">
            <text:p text:style-name="P34">Р</text:p>
          </table:table-cell>
          <table:covered-table-cell/>
          <table:covered-table-cell/>
          <table:table-cell table:style-name="Таблица11.h1" table:number-rows-spanned="2" table:number-columns-spanned="2" office:value-type="string">
            <text:p text:style-name="P34">УТ</text:p>
          </table:table-cell>
          <table:covered-table-cell/>
          <table:table-cell table:style-name="Таблица11.h1" table:number-rows-spanned="2" table:number-columns-spanned="2" office:value-type="string">
            <text:p text:style-name="P34">КР</text:p>
          </table:table-cell>
          <table:covered-table-cell/>
          <table:table-cell table:style-name="Таблица11.h1" table:number-rows-spanned="2" table:number-columns-spanned="2" office:value-type="string">
            <text:p text:style-name="P121">КОИД</text:p>
          </table:table-cell>
          <table:covered-table-cell/>
          <table:table-cell table:style-name="Таблица11.h1" table:number-rows-spanned="2" table:number-columns-spanned="2" office:value-type="string">
            <text:p text:style-name="P34">ЕН</text:p>
          </table:table-cell>
          <table:covered-table-cell/>
          <table:table-cell table:style-name="Таблица11.h1" table:number-rows-spanned="2" table:number-columns-spanned="3" office:value-type="string">
            <text:p text:style-name="P34">ОП</text:p>
          </table:table-cell>
          <table:covered-table-cell/>
          <table:covered-table-cell/>
          <table:table-cell table:style-name="Таблица11.h1" table:number-rows-spanned="2" table:number-columns-spanned="2" office:value-type="string">
            <text:p text:style-name="P34">Кшт.</text:p>
          </table:table-cell>
          <table:covered-table-cell/>
          <table:table-cell table:style-name="Таблица11.h1" table:number-rows-spanned="2" table:number-columns-spanned="2" office:value-type="string">
            <text:p text:style-name="P34">Тп.з.</text:p>
          </table:table-cell>
          <table:covered-table-cell/>
          <table:table-cell table:style-name="Таблица11.r10" table:number-rows-spanned="2" table:number-columns-spanned="4" office:value-type="string">
            <text:p text:style-name="P34">Тшт.</text:p>
          </table:table-cell>
          <table:covered-table-cell/>
          <table:covered-table-cell/>
          <table:covered-table-cell/>
        </table:table-row>
        <table:table-row table:style-name="Таблица11.11">
          <table:covered-table-cell table:style-name="Таблица11.h1"/>
          <table:table-cell table:style-name="Таблица11.d6" table:number-columns-spanned="19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1.h1"/>
          <table:covered-table-cell/>
          <table:covered-table-cell table:style-name="Таблица11.h1"/>
          <table:covered-table-cell/>
          <table:covered-table-cell/>
          <table:covered-table-cell table:style-name="Таблица11.h1"/>
          <table:covered-table-cell/>
          <table:covered-table-cell/>
          <table:covered-table-cell table:style-name="Таблица11.h1"/>
          <table:covered-table-cell/>
          <table:covered-table-cell table:style-name="Таблица11.r10"/>
          <table:covered-table-cell/>
          <table:covered-table-cell table:style-name="Таблица11.h1"/>
          <table:covered-table-cell/>
          <table:covered-table-cell table:style-name="Таблица11.h1"/>
          <table:covered-table-cell/>
          <table:covered-table-cell table:style-name="Таблица11.h1"/>
          <table:covered-table-cell/>
          <table:covered-table-cell/>
          <table:covered-table-cell table:style-name="Таблица11.h1"/>
          <table:covered-table-cell/>
          <table:covered-table-cell table:style-name="Таблица11.h1"/>
          <table:covered-table-cell/>
          <table:covered-table-cell table:style-name="Таблица11.r10"/>
          <table:covered-table-cell/>
          <table:covered-table-cell/>
          <table:covered-table-cell/>
        </table:table-row>
        <table:table-row table:style-name="Таблица11.9">
          <table:table-cell table:style-name="Таблица11.F8" office:value-type="string">
            <text:p text:style-name="P34"><draw:g text:anchor-type="paragraph" draw:z-index="10" draw:name="DrawObject 639" draw:style-name="gr1"><draw:g draw:name="DrawObject 640" draw:style-name="gr2"><draw:g draw:name="DrawObject 641" draw:style-name="gr2"><draw:g draw:name="DrawObject 642" draw:style-name="gr2"><draw:g draw:name="DrawObject 643" draw:style-name="gr3"><draw:line draw:name="Вертикальная линия 2296" draw:style-name="gr4" draw:text-style-name="P284" svg:x1="1.816cm" svg:y1="0.469cm" svg:x2="1.816cm" svg:y2="0.568cm"><text:p/></draw:line><draw:line draw:name="Вертикальная линия 2297" draw:style-name="gr4" draw:text-style-name="P284" svg:x1="2.848cm" svg:y1="0.471cm" svg:x2="2.848cm" svg:y2="0.57cm"><text:p/></draw:line><draw:line draw:name="Вертикальная линия 2298" draw:style-name="gr4" draw:text-style-name="P284" svg:x1="3.881cm" svg:y1="0.476cm" svg:x2="3.881cm" svg:y2="0.575cm"><text:p/></draw:line><draw:line draw:name="Вертикальная линия 2299" draw:style-name="gr4" draw:text-style-name="P284" svg:x1="5.163cm" svg:y1="0.476cm" svg:x2="5.163cm" svg:y2="0.575cm"><text:p/></draw:line></draw:g><draw:line draw:name="Вертикальная линия 2300" draw:style-name="gr4" draw:text-style-name="P284" svg:x1="12.448cm" svg:y1="0.476cm" svg:x2="12.448cm" svg:y2="0.575cm"><text:p/></draw:line><draw:line draw:name="Вертикальная линия 2301" draw:style-name="gr4" draw:text-style-name="P284" svg:x1="13.463cm" svg:y1="0.476cm" svg:x2="13.463cm" svg:y2="0.575cm"><text:p/></draw:line><draw:line draw:name="Вертикальная линия 2302" draw:style-name="gr4" draw:text-style-name="P284" svg:x1="15.261cm" svg:y1="0.476cm" svg:x2="15.261cm" svg:y2="0.575cm"><text:p/></draw:line><draw:line draw:name="Вертикальная линия 2303" draw:style-name="gr4" draw:text-style-name="P284" svg:x1="16.281cm" svg:y1="0.476cm" svg:x2="16.281cm" svg:y2="0.575cm"><text:p/></draw:line><draw:line draw:name="Вертикальная линия 2304" draw:style-name="gr4" draw:text-style-name="P284" svg:x1="17.547cm" svg:y1="0.476cm" svg:x2="17.547cm" svg:y2="0.575cm"><text:p/></draw:line><draw:line draw:name="Вертикальная линия 2305" draw:style-name="gr4" draw:text-style-name="P284" svg:x1="18.583cm" svg:y1="0.476cm" svg:x2="18.583cm" svg:y2="0.575cm"><text:p/></draw:line></draw:g><draw:g draw:name="DrawObject 644" draw:style-name="gr3"><draw:line draw:name="Вертикальная линия 2306" draw:style-name="gr4" draw:text-style-name="P284" svg:x1="19.837cm" svg:y1="0.476cm" svg:x2="19.837cm" svg:y2="0.575cm"><text:p/></draw:line><draw:line draw:name="Вертикальная линия 2307" draw:style-name="gr4" draw:text-style-name="P284" svg:x1="21.093cm" svg:y1="0.476cm" svg:x2="21.093cm" svg:y2="0.575cm"><text:p/></draw:line><draw:line draw:name="Вертикальная линия 2308" draw:style-name="gr4" draw:text-style-name="P284" svg:x1="22.43cm" svg:y1="0.476cm" svg:x2="22.43cm" svg:y2="0.575cm"><text:p/></draw:line><draw:line draw:name="Вертикальная линия 2309" draw:style-name="gr4" draw:text-style-name="P284" svg:x1="23.743cm" svg:y1="0.476cm" svg:x2="23.743cm" svg:y2="0.575cm"><text:p/></draw:line><draw:line draw:name="Вертикальная линия 2310" draw:style-name="gr4" draw:text-style-name="P284" svg:x1="25.474cm" svg:y1="0.476cm" svg:x2="25.474cm" svg:y2="0.575cm"><text:p/></draw:line></draw:g></draw:g><draw:g draw:name="DrawObject 645" draw:style-name="gr2"><draw:g draw:name="DrawObject 646" draw:style-name="gr2"><draw:g draw:name="DrawObject 647" draw:style-name="gr3"><draw:line draw:name="Вертикальная линия 2311" draw:style-name="gr4" draw:text-style-name="P284" svg:x1="1.808cm" svg:y1="1.252cm" svg:x2="1.808cm" svg:y2="1.351cm"><text:p/></draw:line><draw:line draw:name="Вертикальная линия 2312" draw:style-name="gr4" draw:text-style-name="P284" svg:x1="2.838cm" svg:y1="1.254cm" svg:x2="2.838cm" svg:y2="1.353cm"><text:p/></draw:line><draw:line draw:name="Вертикальная линия 2313" draw:style-name="gr4" draw:text-style-name="P284" svg:x1="3.87cm" svg:y1="1.259cm" svg:x2="3.87cm" svg:y2="1.358cm"><text:p/></draw:line><draw:line draw:name="Вертикальная линия 2314" draw:style-name="gr4" draw:text-style-name="P284" svg:x1="5.154cm" svg:y1="1.259cm" svg:x2="5.154cm" svg:y2="1.358cm"><text:p/></draw:line></draw:g><draw:line draw:name="Вертикальная линия 2315" draw:style-name="gr4" draw:text-style-name="P284" svg:x1="12.439cm" svg:y1="1.259cm" svg:x2="12.439cm" svg:y2="1.358cm"><text:p/></draw:line><draw:line draw:name="Вертикальная линия 2316" draw:style-name="gr4" draw:text-style-name="P284" svg:x1="13.45cm" svg:y1="1.259cm" svg:x2="13.45cm" svg:y2="1.358cm"><text:p/></draw:line><draw:line draw:name="Вертикальная линия 2317" draw:style-name="gr4" draw:text-style-name="P284" svg:x1="15.249cm" svg:y1="1.259cm" svg:x2="15.249cm" svg:y2="1.358cm"><text:p/></draw:line><draw:line draw:name="Вертикальная линия 2318" draw:style-name="gr4" draw:text-style-name="P284" svg:x1="16.27cm" svg:y1="1.259cm" svg:x2="16.27cm" svg:y2="1.358cm"><text:p/></draw:line><draw:line draw:name="Вертикальная линия 2319" draw:style-name="gr4" draw:text-style-name="P284" svg:x1="17.533cm" svg:y1="1.259cm" svg:x2="17.533cm" svg:y2="1.358cm"><text:p/></draw:line><draw:line draw:name="Вертикальная линия 2320" draw:style-name="gr4" draw:text-style-name="P284" svg:x1="18.572cm" svg:y1="1.259cm" svg:x2="18.572cm" svg:y2="1.358cm"><text:p/></draw:line></draw:g><draw:g draw:name="DrawObject 648" draw:style-name="gr3"><draw:line draw:name="Вертикальная линия 2321" draw:style-name="gr4" draw:text-style-name="P284" svg:x1="19.826cm" svg:y1="1.259cm" svg:x2="19.826cm" svg:y2="1.358cm"><text:p/></draw:line><draw:line draw:name="Вертикальная линия 2322" draw:style-name="gr4" draw:text-style-name="P284" svg:x1="21.082cm" svg:y1="1.259cm" svg:x2="21.082cm" svg:y2="1.358cm"><text:p/></draw:line><draw:line draw:name="Вертикальная линия 2323" draw:style-name="gr4" draw:text-style-name="P284" svg:x1="22.419cm" svg:y1="1.259cm" svg:x2="22.419cm" svg:y2="1.358cm"><text:p/></draw:line><draw:line draw:name="Вертикальная линия 2324" draw:style-name="gr4" draw:text-style-name="P284" svg:x1="23.73cm" svg:y1="1.259cm" svg:x2="23.73cm" svg:y2="1.358cm"><text:p/></draw:line><draw:line draw:name="Вертикальная линия 2325" draw:style-name="gr4" draw:text-style-name="P284" svg:x1="25.462cm" svg:y1="1.259cm" svg:x2="25.462cm" svg:y2="1.358cm"><text:p/></draw:line></draw:g></draw:g><draw:g draw:name="DrawObject 649" draw:style-name="gr2"><draw:g draw:name="DrawObject 650" draw:style-name="gr2"><draw:g draw:name="DrawObject 651" draw:style-name="gr3"><draw:line draw:name="Вертикальная линия 2326" draw:style-name="gr4" draw:text-style-name="P284" svg:x1="1.808cm" svg:y1="2.01cm" svg:x2="1.808cm" svg:y2="2.109cm"><text:p/></draw:line><draw:line draw:name="Вертикальная линия 2327" draw:style-name="gr4" draw:text-style-name="P284" svg:x1="2.838cm" svg:y1="2.011cm" svg:x2="2.838cm" svg:y2="2.11cm"><text:p/></draw:line><draw:line draw:name="Вертикальная линия 2328" draw:style-name="gr4" draw:text-style-name="P284" svg:x1="3.87cm" svg:y1="2.017cm" svg:x2="3.87cm" svg:y2="2.116cm"><text:p/></draw:line><draw:line draw:name="Вертикальная линия 2329" draw:style-name="gr4" draw:text-style-name="P284" svg:x1="5.154cm" svg:y1="2.017cm" svg:x2="5.154cm" svg:y2="2.116cm"><text:p/></draw:line></draw:g><draw:line draw:name="Вертикальная линия 2330" draw:style-name="gr4" draw:text-style-name="P284" svg:x1="12.439cm" svg:y1="2.017cm" svg:x2="12.439cm" svg:y2="2.116cm"><text:p/></draw:line><draw:line draw:name="Вертикальная линия 2331" draw:style-name="gr4" draw:text-style-name="P284" svg:x1="13.45cm" svg:y1="2.017cm" svg:x2="13.45cm" svg:y2="2.116cm"><text:p/></draw:line><draw:line draw:name="Вертикальная линия 2332" draw:style-name="gr4" draw:text-style-name="P284" svg:x1="15.249cm" svg:y1="2.017cm" svg:x2="15.249cm" svg:y2="2.116cm"><text:p/></draw:line><draw:line draw:name="Вертикальная линия 2333" draw:style-name="gr4" draw:text-style-name="P284" svg:x1="16.27cm" svg:y1="2.017cm" svg:x2="16.27cm" svg:y2="2.116cm"><text:p/></draw:line><draw:line draw:name="Вертикальная линия 2334" draw:style-name="gr4" draw:text-style-name="P284" svg:x1="17.533cm" svg:y1="2.017cm" svg:x2="17.533cm" svg:y2="2.116cm"><text:p/></draw:line><draw:line draw:name="Вертикальная линия 2335" draw:style-name="gr4" draw:text-style-name="P284" svg:x1="18.572cm" svg:y1="2.017cm" svg:x2="18.572cm" svg:y2="2.116cm"><text:p/></draw:line></draw:g><draw:g draw:name="DrawObject 652" draw:style-name="gr3"><draw:line draw:name="Вертикальная линия 2336" draw:style-name="gr4" draw:text-style-name="P284" svg:x1="19.826cm" svg:y1="2.017cm" svg:x2="19.826cm" svg:y2="2.116cm"><text:p/></draw:line><draw:line draw:name="Вертикальная линия 2337" draw:style-name="gr4" draw:text-style-name="P284" svg:x1="21.082cm" svg:y1="2.017cm" svg:x2="21.082cm" svg:y2="2.116cm"><text:p/></draw:line><draw:line draw:name="Вертикальная линия 2338" draw:style-name="gr4" draw:text-style-name="P284" svg:x1="22.419cm" svg:y1="2.017cm" svg:x2="22.419cm" svg:y2="2.116cm"><text:p/></draw:line><draw:line draw:name="Вертикальная линия 2339" draw:style-name="gr4" draw:text-style-name="P284" svg:x1="23.73cm" svg:y1="2.017cm" svg:x2="23.73cm" svg:y2="2.116cm"><text:p/></draw:line><draw:line draw:name="Вертикальная линия 2340" draw:style-name="gr4" draw:text-style-name="P284" svg:x1="25.462cm" svg:y1="2.017cm" svg:x2="25.462cm" svg:y2="2.116cm"><text:p/></draw:line></draw:g></draw:g><draw:g draw:name="DrawObject 653" draw:style-name="gr2"><draw:g draw:name="DrawObject 654" draw:style-name="gr2"><draw:g draw:name="DrawObject 655" draw:style-name="gr3"><draw:line draw:name="Вертикальная линия 2341" draw:style-name="gr4" draw:text-style-name="P284" svg:x1="1.808cm" svg:y1="2.725cm" svg:x2="1.808cm" svg:y2="2.824cm"><text:p/></draw:line><draw:line draw:name="Вертикальная линия 2342" draw:style-name="gr4" draw:text-style-name="P284" svg:x1="2.838cm" svg:y1="2.727cm" svg:x2="2.838cm" svg:y2="2.826cm"><text:p/></draw:line><draw:line draw:name="Вертикальная линия 2343" draw:style-name="gr4" draw:text-style-name="P284" svg:x1="3.87cm" svg:y1="2.732cm" svg:x2="3.87cm" svg:y2="2.831cm"><text:p/></draw:line><draw:line draw:name="Вертикальная линия 2344" draw:style-name="gr4" draw:text-style-name="P284" svg:x1="5.154cm" svg:y1="2.732cm" svg:x2="5.154cm" svg:y2="2.831cm"><text:p/></draw:line></draw:g><draw:line draw:name="Вертикальная линия 2345" draw:style-name="gr4" draw:text-style-name="P284" svg:x1="12.439cm" svg:y1="2.732cm" svg:x2="12.439cm" svg:y2="2.831cm"><text:p/></draw:line><draw:line draw:name="Вертикальная линия 2346" draw:style-name="gr4" draw:text-style-name="P284" svg:x1="13.45cm" svg:y1="2.732cm" svg:x2="13.45cm" svg:y2="2.831cm"><text:p/></draw:line><draw:line draw:name="Вертикальная линия 2347" draw:style-name="gr4" draw:text-style-name="P284" svg:x1="15.249cm" svg:y1="2.732cm" svg:x2="15.249cm" svg:y2="2.831cm"><text:p/></draw:line><draw:line draw:name="Вертикальная линия 2348" draw:style-name="gr4" draw:text-style-name="P284" svg:x1="16.27cm" svg:y1="2.732cm" svg:x2="16.27cm" svg:y2="2.831cm"><text:p/></draw:line><draw:line draw:name="Вертикальная линия 2349" draw:style-name="gr4" draw:text-style-name="P284" svg:x1="17.533cm" svg:y1="2.732cm" svg:x2="17.533cm" svg:y2="2.831cm"><text:p/></draw:line><draw:line draw:name="Вертикальная линия 2350" draw:style-name="gr4" draw:text-style-name="P284" svg:x1="18.572cm" svg:y1="2.732cm" svg:x2="18.572cm" svg:y2="2.831cm"><text:p/></draw:line></draw:g><draw:g draw:name="DrawObject 656" draw:style-name="gr3"><draw:line draw:name="Вертикальная линия 2351" draw:style-name="gr4" draw:text-style-name="P284" svg:x1="19.826cm" svg:y1="2.732cm" svg:x2="19.826cm" svg:y2="2.831cm"><text:p/></draw:line><draw:line draw:name="Вертикальная линия 2352" draw:style-name="gr4" draw:text-style-name="P284" svg:x1="21.082cm" svg:y1="2.732cm" svg:x2="21.082cm" svg:y2="2.831cm"><text:p/></draw:line><draw:line draw:name="Вертикальная линия 2353" draw:style-name="gr4" draw:text-style-name="P284" svg:x1="22.419cm" svg:y1="2.732cm" svg:x2="22.419cm" svg:y2="2.831cm"><text:p/></draw:line><draw:line draw:name="Вертикальная линия 2354" draw:style-name="gr4" draw:text-style-name="P284" svg:x1="23.73cm" svg:y1="2.732cm" svg:x2="23.73cm" svg:y2="2.831cm"><text:p/></draw:line><draw:line draw:name="Вертикальная линия 2355" draw:style-name="gr4" draw:text-style-name="P284" svg:x1="25.462cm" svg:y1="2.732cm" svg:x2="25.462cm" svg:y2="2.831cm"><text:p/></draw:line></draw:g></draw:g><draw:g draw:name="DrawObject 657" draw:style-name="gr2"><draw:g draw:name="DrawObject 658" draw:style-name="gr2"><draw:g draw:name="DrawObject 659" draw:style-name="gr3"><draw:line draw:name="Вертикальная линия 2356" draw:style-name="gr4" draw:text-style-name="P284" svg:x1="1.808cm" svg:y1="3.468cm" svg:x2="1.808cm" svg:y2="3.567cm"><text:p/></draw:line><draw:line draw:name="Вертикальная линия 2357" draw:style-name="gr4" draw:text-style-name="P284" svg:x1="2.838cm" svg:y1="3.471cm" svg:x2="2.838cm" svg:y2="3.57cm"><text:p/></draw:line><draw:line draw:name="Вертикальная линия 2358" draw:style-name="gr4" draw:text-style-name="P284" svg:x1="3.87cm" svg:y1="3.475cm" svg:x2="3.87cm" svg:y2="3.574cm"><text:p/></draw:line><draw:line draw:name="Вертикальная линия 2359" draw:style-name="gr4" draw:text-style-name="P284" svg:x1="5.154cm" svg:y1="3.475cm" svg:x2="5.154cm" svg:y2="3.574cm"><text:p/></draw:line></draw:g><draw:line draw:name="Вертикальная линия 2360" draw:style-name="gr4" draw:text-style-name="P284" svg:x1="12.439cm" svg:y1="3.475cm" svg:x2="12.439cm" svg:y2="3.574cm"><text:p/></draw:line><draw:line draw:name="Вертикальная линия 2361" draw:style-name="gr4" draw:text-style-name="P284" svg:x1="13.45cm" svg:y1="3.475cm" svg:x2="13.45cm" svg:y2="3.574cm"><text:p/></draw:line><draw:line draw:name="Вертикальная линия 2362" draw:style-name="gr4" draw:text-style-name="P284" svg:x1="15.249cm" svg:y1="3.475cm" svg:x2="15.249cm" svg:y2="3.574cm"><text:p/></draw:line><draw:line draw:name="Вертикальная линия 2363" draw:style-name="gr4" draw:text-style-name="P284" svg:x1="16.27cm" svg:y1="3.475cm" svg:x2="16.27cm" svg:y2="3.574cm"><text:p/></draw:line><draw:line draw:name="Вертикальная линия 2364" draw:style-name="gr4" draw:text-style-name="P284" svg:x1="17.533cm" svg:y1="3.475cm" svg:x2="17.533cm" svg:y2="3.574cm"><text:p/></draw:line><draw:line draw:name="Вертикальная линия 2365" draw:style-name="gr4" draw:text-style-name="P284" svg:x1="18.572cm" svg:y1="3.475cm" svg:x2="18.572cm" svg:y2="3.574cm"><text:p/></draw:line></draw:g><draw:g draw:name="DrawObject 660" draw:style-name="gr3"><draw:line draw:name="Вертикальная линия 2366" draw:style-name="gr4" draw:text-style-name="P284" svg:x1="19.826cm" svg:y1="3.475cm" svg:x2="19.826cm" svg:y2="3.574cm"><text:p/></draw:line><draw:line draw:name="Вертикальная линия 2367" draw:style-name="gr4" draw:text-style-name="P284" svg:x1="21.082cm" svg:y1="3.475cm" svg:x2="21.082cm" svg:y2="3.574cm"><text:p/></draw:line><draw:line draw:name="Вертикальная линия 2368" draw:style-name="gr4" draw:text-style-name="P284" svg:x1="22.419cm" svg:y1="3.475cm" svg:x2="22.419cm" svg:y2="3.574cm"><text:p/></draw:line><draw:line draw:name="Вертикальная линия 2369" draw:style-name="gr4" draw:text-style-name="P284" svg:x1="23.73cm" svg:y1="3.475cm" svg:x2="23.73cm" svg:y2="3.574cm"><text:p/></draw:line><draw:line draw:name="Вертикальная линия 2370" draw:style-name="gr4" draw:text-style-name="P284" svg:x1="25.462cm" svg:y1="3.475cm" svg:x2="25.462cm" svg:y2="3.574cm"><text:p/></draw:line></draw:g></draw:g><draw:g draw:name="DrawObject 661" draw:style-name="gr2"><draw:g draw:name="DrawObject 662" draw:style-name="gr2"><draw:g draw:name="DrawObject 663" draw:style-name="gr3"><draw:line draw:name="Вертикальная линия 2371" draw:style-name="gr4" draw:text-style-name="P284" svg:x1="1.808cm" svg:y1="4.296cm" svg:x2="1.808cm" svg:y2="4.395cm"><text:p/></draw:line><draw:line draw:name="Вертикальная линия 2372" draw:style-name="gr4" draw:text-style-name="P284" svg:x1="2.838cm" svg:y1="4.297cm" svg:x2="2.838cm" svg:y2="4.396cm"><text:p/></draw:line><draw:line draw:name="Вертикальная линия 2373" draw:style-name="gr4" draw:text-style-name="P284" svg:x1="3.87cm" svg:y1="4.303cm" svg:x2="3.87cm" svg:y2="4.402cm"><text:p/></draw:line><draw:line draw:name="Вертикальная линия 2374" draw:style-name="gr4" draw:text-style-name="P284" svg:x1="5.154cm" svg:y1="4.303cm" svg:x2="5.154cm" svg:y2="4.402cm"><text:p/></draw:line></draw:g><draw:line draw:name="Вертикальная линия 2375" draw:style-name="gr4" draw:text-style-name="P284" svg:x1="12.439cm" svg:y1="4.303cm" svg:x2="12.439cm" svg:y2="4.402cm"><text:p/></draw:line><draw:line draw:name="Вертикальная линия 2376" draw:style-name="gr4" draw:text-style-name="P284" svg:x1="13.45cm" svg:y1="4.303cm" svg:x2="13.45cm" svg:y2="4.402cm"><text:p/></draw:line><draw:line draw:name="Вертикальная линия 2377" draw:style-name="gr4" draw:text-style-name="P284" svg:x1="15.249cm" svg:y1="4.303cm" svg:x2="15.249cm" svg:y2="4.402cm"><text:p/></draw:line><draw:line draw:name="Вертикальная линия 2378" draw:style-name="gr4" draw:text-style-name="P284" svg:x1="16.27cm" svg:y1="4.303cm" svg:x2="16.27cm" svg:y2="4.402cm"><text:p/></draw:line><draw:line draw:name="Вертикальная линия 2379" draw:style-name="gr4" draw:text-style-name="P284" svg:x1="17.533cm" svg:y1="4.303cm" svg:x2="17.533cm" svg:y2="4.402cm"><text:p/></draw:line><draw:line draw:name="Вертикальная линия 2380" draw:style-name="gr4" draw:text-style-name="P284" svg:x1="18.572cm" svg:y1="4.303cm" svg:x2="18.572cm" svg:y2="4.402cm"><text:p/></draw:line></draw:g><draw:g draw:name="DrawObject 664" draw:style-name="gr3"><draw:line draw:name="Вертикальная линия 2381" draw:style-name="gr4" draw:text-style-name="P284" svg:x1="19.826cm" svg:y1="4.303cm" svg:x2="19.826cm" svg:y2="4.402cm"><text:p/></draw:line><draw:line draw:name="Вертикальная линия 2382" draw:style-name="gr4" draw:text-style-name="P284" svg:x1="21.082cm" svg:y1="4.303cm" svg:x2="21.082cm" svg:y2="4.402cm"><text:p/></draw:line><draw:line draw:name="Вертикальная линия 2383" draw:style-name="gr4" draw:text-style-name="P284" svg:x1="22.419cm" svg:y1="4.303cm" svg:x2="22.419cm" svg:y2="4.402cm"><text:p/></draw:line><draw:line draw:name="Вертикальная линия 2384" draw:style-name="gr4" draw:text-style-name="P284" svg:x1="23.73cm" svg:y1="4.303cm" svg:x2="23.73cm" svg:y2="4.402cm"><text:p/></draw:line><draw:line draw:name="Вертикальная линия 2385" draw:style-name="gr4" draw:text-style-name="P284" svg:x1="25.462cm" svg:y1="4.303cm" svg:x2="25.462cm" svg:y2="4.402cm"><text:p/></draw:line></draw:g></draw:g><draw:g draw:name="DrawObject 665" draw:style-name="gr2"><draw:g draw:name="DrawObject 666" draw:style-name="gr2"><draw:g draw:name="DrawObject 667" draw:style-name="gr3"><draw:line draw:name="Вертикальная линия 2386" draw:style-name="gr4" draw:text-style-name="P284" svg:x1="1.808cm" svg:y1="5.112cm" svg:x2="1.808cm" svg:y2="5.211cm"><text:p/></draw:line><draw:line draw:name="Вертикальная линия 2387" draw:style-name="gr4" draw:text-style-name="P284" svg:x1="2.838cm" svg:y1="5.116cm" svg:x2="2.838cm" svg:y2="5.215cm"><text:p/></draw:line><draw:line draw:name="Вертикальная линия 2388" draw:style-name="gr4" draw:text-style-name="P284" svg:x1="3.87cm" svg:y1="5.119cm" svg:x2="3.87cm" svg:y2="5.218cm"><text:p/></draw:line><draw:line draw:name="Вертикальная линия 2389" draw:style-name="gr4" draw:text-style-name="P284" svg:x1="5.154cm" svg:y1="5.119cm" svg:x2="5.154cm" svg:y2="5.218cm"><text:p/></draw:line></draw:g><draw:line draw:name="Вертикальная линия 2390" draw:style-name="gr4" draw:text-style-name="P284" svg:x1="12.439cm" svg:y1="5.119cm" svg:x2="12.439cm" svg:y2="5.218cm"><text:p/></draw:line><draw:line draw:name="Вертикальная линия 2391" draw:style-name="gr4" draw:text-style-name="P284" svg:x1="13.45cm" svg:y1="5.119cm" svg:x2="13.45cm" svg:y2="5.218cm"><text:p/></draw:line><draw:line draw:name="Вертикальная линия 2392" draw:style-name="gr4" draw:text-style-name="P284" svg:x1="15.249cm" svg:y1="5.119cm" svg:x2="15.249cm" svg:y2="5.218cm"><text:p/></draw:line><draw:line draw:name="Вертикальная линия 2393" draw:style-name="gr4" draw:text-style-name="P284" svg:x1="16.27cm" svg:y1="5.119cm" svg:x2="16.27cm" svg:y2="5.218cm"><text:p/></draw:line><draw:line draw:name="Вертикальная линия 2394" draw:style-name="gr4" draw:text-style-name="P284" svg:x1="17.533cm" svg:y1="5.119cm" svg:x2="17.533cm" svg:y2="5.218cm"><text:p/></draw:line><draw:line draw:name="Вертикальная линия 2395" draw:style-name="gr4" draw:text-style-name="P284" svg:x1="18.572cm" svg:y1="5.119cm" svg:x2="18.572cm" svg:y2="5.218cm"><text:p/></draw:line></draw:g><draw:g draw:name="DrawObject 668" draw:style-name="gr3"><draw:line draw:name="Вертикальная линия 2396" draw:style-name="gr4" draw:text-style-name="P284" svg:x1="19.826cm" svg:y1="5.119cm" svg:x2="19.826cm" svg:y2="5.218cm"><text:p/></draw:line><draw:line draw:name="Вертикальная линия 2397" draw:style-name="gr4" draw:text-style-name="P284" svg:x1="21.082cm" svg:y1="5.119cm" svg:x2="21.082cm" svg:y2="5.218cm"><text:p/></draw:line><draw:line draw:name="Вертикальная линия 2398" draw:style-name="gr4" draw:text-style-name="P284" svg:x1="22.419cm" svg:y1="5.119cm" svg:x2="22.419cm" svg:y2="5.218cm"><text:p/></draw:line><draw:line draw:name="Вертикальная линия 2399" draw:style-name="gr4" draw:text-style-name="P284" svg:x1="23.73cm" svg:y1="5.119cm" svg:x2="23.73cm" svg:y2="5.218cm"><text:p/></draw:line><draw:line draw:name="Вертикальная линия 2400" draw:style-name="gr4" draw:text-style-name="P284" svg:x1="25.462cm" svg:y1="5.119cm" svg:x2="25.462cm" svg:y2="5.218cm"><text:p/></draw:line></draw:g></draw:g><draw:g draw:name="DrawObject 669" draw:style-name="gr2"><draw:g draw:name="DrawObject 670" draw:style-name="gr2"><draw:g draw:name="DrawObject 671" draw:style-name="gr3"><draw:line draw:name="Вертикальная линия 2401" draw:style-name="gr4" draw:text-style-name="P284" svg:x1="1.808cm" svg:y1="5.893cm" svg:x2="1.808cm" svg:y2="5.992cm"><text:p/></draw:line><draw:line draw:name="Вертикальная линия 2402" draw:style-name="gr4" draw:text-style-name="P284" svg:x1="2.838cm" svg:y1="5.894cm" svg:x2="2.838cm" svg:y2="5.993cm"><text:p/></draw:line><draw:line draw:name="Вертикальная линия 2403" draw:style-name="gr4" draw:text-style-name="P284" svg:x1="3.87cm" svg:y1="5.9cm" svg:x2="3.87cm" svg:y2="5.999cm"><text:p/></draw:line><draw:line draw:name="Вертикальная линия 2404" draw:style-name="gr4" draw:text-style-name="P284" svg:x1="5.154cm" svg:y1="5.9cm" svg:x2="5.154cm" svg:y2="5.999cm"><text:p/></draw:line></draw:g><draw:line draw:name="Вертикальная линия 2405" draw:style-name="gr4" draw:text-style-name="P284" svg:x1="12.439cm" svg:y1="5.9cm" svg:x2="12.439cm" svg:y2="5.999cm"><text:p/></draw:line><draw:line draw:name="Вертикальная линия 2406" draw:style-name="gr4" draw:text-style-name="P284" svg:x1="13.45cm" svg:y1="5.9cm" svg:x2="13.45cm" svg:y2="5.999cm"><text:p/></draw:line><draw:line draw:name="Вертикальная линия 2407" draw:style-name="gr4" draw:text-style-name="P284" svg:x1="15.249cm" svg:y1="5.9cm" svg:x2="15.249cm" svg:y2="5.999cm"><text:p/></draw:line><draw:line draw:name="Вертикальная линия 2408" draw:style-name="gr4" draw:text-style-name="P284" svg:x1="16.27cm" svg:y1="5.9cm" svg:x2="16.27cm" svg:y2="5.999cm"><text:p/></draw:line><draw:line draw:name="Вертикальная линия 2409" draw:style-name="gr4" draw:text-style-name="P284" svg:x1="17.533cm" svg:y1="5.9cm" svg:x2="17.533cm" svg:y2="5.999cm"><text:p/></draw:line><draw:line draw:name="Вертикальная линия 2410" draw:style-name="gr4" draw:text-style-name="P284" svg:x1="18.572cm" svg:y1="5.9cm" svg:x2="18.572cm" svg:y2="5.999cm"><text:p/></draw:line></draw:g><draw:g draw:name="DrawObject 672" draw:style-name="gr3"><draw:line draw:name="Вертикальная линия 2411" draw:style-name="gr4" draw:text-style-name="P284" svg:x1="19.826cm" svg:y1="5.9cm" svg:x2="19.826cm" svg:y2="5.999cm"><text:p/></draw:line><draw:line draw:name="Вертикальная линия 2412" draw:style-name="gr4" draw:text-style-name="P284" svg:x1="21.082cm" svg:y1="5.9cm" svg:x2="21.082cm" svg:y2="5.999cm"><text:p/></draw:line><draw:line draw:name="Вертикальная линия 2413" draw:style-name="gr4" draw:text-style-name="P284" svg:x1="22.419cm" svg:y1="5.9cm" svg:x2="22.419cm" svg:y2="5.999cm"><text:p/></draw:line><draw:line draw:name="Вертикальная линия 2414" draw:style-name="gr4" draw:text-style-name="P284" svg:x1="23.73cm" svg:y1="5.9cm" svg:x2="23.73cm" svg:y2="5.999cm"><text:p/></draw:line><draw:line draw:name="Вертикальная линия 2415" draw:style-name="gr4" draw:text-style-name="P284" svg:x1="25.462cm" svg:y1="5.9cm" svg:x2="25.462cm" svg:y2="5.999cm"><text:p/></draw:line></draw:g></draw:g><draw:g draw:name="DrawObject 673" draw:style-name="gr2"><draw:g draw:name="DrawObject 674" draw:style-name="gr2"><draw:g draw:name="DrawObject 675" draw:style-name="gr3"><draw:line draw:name="Вертикальная линия 2416" draw:style-name="gr4" draw:text-style-name="P284" svg:x1="1.808cm" svg:y1="6.66cm" svg:x2="1.808cm" svg:y2="6.759cm"><text:p/></draw:line><draw:line draw:name="Вертикальная линия 2417" draw:style-name="gr4" draw:text-style-name="P284" svg:x1="2.838cm" svg:y1="6.662cm" svg:x2="2.838cm" svg:y2="6.761cm"><text:p/></draw:line><draw:line draw:name="Вертикальная линия 2418" draw:style-name="gr4" draw:text-style-name="P284" svg:x1="3.87cm" svg:y1="6.666cm" svg:x2="3.87cm" svg:y2="6.765cm"><text:p/></draw:line><draw:line draw:name="Вертикальная линия 2419" draw:style-name="gr4" draw:text-style-name="P284" svg:x1="5.154cm" svg:y1="6.666cm" svg:x2="5.154cm" svg:y2="6.765cm"><text:p/></draw:line></draw:g><draw:line draw:name="Вертикальная линия 2420" draw:style-name="gr4" draw:text-style-name="P284" svg:x1="12.439cm" svg:y1="6.666cm" svg:x2="12.439cm" svg:y2="6.765cm"><text:p/></draw:line><draw:line draw:name="Вертикальная линия 2421" draw:style-name="gr4" draw:text-style-name="P284" svg:x1="13.45cm" svg:y1="6.666cm" svg:x2="13.45cm" svg:y2="6.765cm"><text:p/></draw:line><draw:line draw:name="Вертикальная линия 2422" draw:style-name="gr4" draw:text-style-name="P284" svg:x1="15.249cm" svg:y1="6.666cm" svg:x2="15.249cm" svg:y2="6.765cm"><text:p/></draw:line><draw:line draw:name="Вертикальная линия 2423" draw:style-name="gr4" draw:text-style-name="P284" svg:x1="16.27cm" svg:y1="6.666cm" svg:x2="16.27cm" svg:y2="6.765cm"><text:p/></draw:line><draw:line draw:name="Вертикальная линия 2424" draw:style-name="gr4" draw:text-style-name="P284" svg:x1="17.533cm" svg:y1="6.666cm" svg:x2="17.533cm" svg:y2="6.765cm"><text:p/></draw:line><draw:line draw:name="Вертикальная линия 2425" draw:style-name="gr4" draw:text-style-name="P284" svg:x1="18.572cm" svg:y1="6.666cm" svg:x2="18.572cm" svg:y2="6.765cm"><text:p/></draw:line></draw:g><draw:g draw:name="DrawObject 676" draw:style-name="gr3"><draw:line draw:name="Вертикальная линия 2426" draw:style-name="gr4" draw:text-style-name="P284" svg:x1="19.826cm" svg:y1="6.666cm" svg:x2="19.826cm" svg:y2="6.765cm"><text:p/></draw:line><draw:line draw:name="Вертикальная линия 2427" draw:style-name="gr4" draw:text-style-name="P284" svg:x1="21.082cm" svg:y1="6.666cm" svg:x2="21.082cm" svg:y2="6.765cm"><text:p/></draw:line><draw:line draw:name="Вертикальная линия 2428" draw:style-name="gr4" draw:text-style-name="P284" svg:x1="22.419cm" svg:y1="6.666cm" svg:x2="22.419cm" svg:y2="6.765cm"><text:p/></draw:line><draw:line draw:name="Вертикальная линия 2429" draw:style-name="gr4" draw:text-style-name="P284" svg:x1="23.73cm" svg:y1="6.666cm" svg:x2="23.73cm" svg:y2="6.765cm"><text:p/></draw:line><draw:line draw:name="Вертикальная линия 2430" draw:style-name="gr4" draw:text-style-name="P284" svg:x1="25.462cm" svg:y1="6.666cm" svg:x2="25.462cm" svg:y2="6.765cm"><text:p/></draw:line></draw:g></draw:g><draw:g draw:name="DrawObject 677" draw:style-name="gr2"><draw:g draw:name="DrawObject 678" draw:style-name="gr2"><draw:g draw:name="DrawObject 679" draw:style-name="gr3"><draw:line draw:name="Вертикальная линия 2431" draw:style-name="gr4" draw:text-style-name="P284" svg:x1="1.808cm" svg:y1="7.433cm" svg:x2="1.808cm" svg:y2="7.532cm"><text:p/></draw:line><draw:line draw:name="Вертикальная линия 2432" draw:style-name="gr4" draw:text-style-name="P284" svg:x1="2.838cm" svg:y1="7.435cm" svg:x2="2.838cm" svg:y2="7.534cm"><text:p/></draw:line><draw:line draw:name="Вертикальная линия 2433" draw:style-name="gr4" draw:text-style-name="P284" svg:x1="3.87cm" svg:y1="7.44cm" svg:x2="3.87cm" svg:y2="7.539cm"><text:p/></draw:line><draw:line draw:name="Вертикальная линия 2434" draw:style-name="gr4" draw:text-style-name="P284" svg:x1="5.154cm" svg:y1="7.44cm" svg:x2="5.154cm" svg:y2="7.539cm"><text:p/></draw:line></draw:g><draw:line draw:name="Вертикальная линия 2435" draw:style-name="gr4" draw:text-style-name="P284" svg:x1="12.439cm" svg:y1="7.44cm" svg:x2="12.439cm" svg:y2="7.539cm"><text:p/></draw:line><draw:line draw:name="Вертикальная линия 2436" draw:style-name="gr4" draw:text-style-name="P284" svg:x1="13.45cm" svg:y1="7.44cm" svg:x2="13.45cm" svg:y2="7.539cm"><text:p/></draw:line><draw:line draw:name="Вертикальная линия 2437" draw:style-name="gr4" draw:text-style-name="P284" svg:x1="15.249cm" svg:y1="7.44cm" svg:x2="15.249cm" svg:y2="7.539cm"><text:p/></draw:line><draw:line draw:name="Вертикальная линия 2438" draw:style-name="gr4" draw:text-style-name="P284" svg:x1="16.27cm" svg:y1="7.44cm" svg:x2="16.27cm" svg:y2="7.539cm"><text:p/></draw:line><draw:line draw:name="Вертикальная линия 2439" draw:style-name="gr4" draw:text-style-name="P284" svg:x1="17.533cm" svg:y1="7.44cm" svg:x2="17.533cm" svg:y2="7.539cm"><text:p/></draw:line><draw:line draw:name="Вертикальная линия 2440" draw:style-name="gr4" draw:text-style-name="P284" svg:x1="18.572cm" svg:y1="7.44cm" svg:x2="18.572cm" svg:y2="7.539cm"><text:p/></draw:line></draw:g><draw:g draw:name="DrawObject 680" draw:style-name="gr3"><draw:line draw:name="Вертикальная линия 2441" draw:style-name="gr4" draw:text-style-name="P284" svg:x1="19.826cm" svg:y1="7.44cm" svg:x2="19.826cm" svg:y2="7.539cm"><text:p/></draw:line><draw:line draw:name="Вертикальная линия 2442" draw:style-name="gr4" draw:text-style-name="P284" svg:x1="21.082cm" svg:y1="7.44cm" svg:x2="21.082cm" svg:y2="7.539cm"><text:p/></draw:line><draw:line draw:name="Вертикальная линия 2443" draw:style-name="gr4" draw:text-style-name="P284" svg:x1="22.419cm" svg:y1="7.44cm" svg:x2="22.419cm" svg:y2="7.539cm"><text:p/></draw:line><draw:line draw:name="Вертикальная линия 2444" draw:style-name="gr4" draw:text-style-name="P284" svg:x1="23.73cm" svg:y1="7.44cm" svg:x2="23.73cm" svg:y2="7.539cm"><text:p/></draw:line><draw:line draw:name="Вертикальная линия 2445" draw:style-name="gr4" draw:text-style-name="P284" svg:x1="25.462cm" svg:y1="7.44cm" svg:x2="25.462cm" svg:y2="7.539cm"><text:p/></draw:line></draw:g></draw:g><draw:g draw:name="DrawObject 681" draw:style-name="gr2"><draw:g draw:name="DrawObject 682" draw:style-name="gr2"><draw:g draw:name="DrawObject 683" draw:style-name="gr3"><draw:line draw:name="Вертикальная линия 2446" draw:style-name="gr4" draw:text-style-name="P284" svg:x1="1.808cm" svg:y1="8.222cm" svg:x2="1.808cm" svg:y2="8.321cm"><text:p/></draw:line><draw:line draw:name="Вертикальная линия 2447" draw:style-name="gr4" draw:text-style-name="P284" svg:x1="2.838cm" svg:y1="8.223cm" svg:x2="2.838cm" svg:y2="8.322cm"><text:p/></draw:line><draw:line draw:name="Вертикальная линия 2448" draw:style-name="gr4" draw:text-style-name="P284" svg:x1="3.87cm" svg:y1="8.227cm" svg:x2="3.87cm" svg:y2="8.326cm"><text:p/></draw:line><draw:line draw:name="Вертикальная линия 2449" draw:style-name="gr4" draw:text-style-name="P284" svg:x1="5.154cm" svg:y1="8.227cm" svg:x2="5.154cm" svg:y2="8.326cm"><text:p/></draw:line></draw:g><draw:line draw:name="Вертикальная линия 2450" draw:style-name="gr4" draw:text-style-name="P284" svg:x1="12.439cm" svg:y1="8.227cm" svg:x2="12.439cm" svg:y2="8.326cm"><text:p/></draw:line><draw:line draw:name="Вертикальная линия 2451" draw:style-name="gr4" draw:text-style-name="P284" svg:x1="13.45cm" svg:y1="8.227cm" svg:x2="13.45cm" svg:y2="8.326cm"><text:p/></draw:line><draw:line draw:name="Вертикальная линия 2452" draw:style-name="gr4" draw:text-style-name="P284" svg:x1="15.249cm" svg:y1="8.227cm" svg:x2="15.249cm" svg:y2="8.326cm"><text:p/></draw:line><draw:line draw:name="Вертикальная линия 2453" draw:style-name="gr4" draw:text-style-name="P284" svg:x1="16.27cm" svg:y1="8.227cm" svg:x2="16.27cm" svg:y2="8.326cm"><text:p/></draw:line><draw:line draw:name="Вертикальная линия 2454" draw:style-name="gr4" draw:text-style-name="P284" svg:x1="17.533cm" svg:y1="8.227cm" svg:x2="17.533cm" svg:y2="8.326cm"><text:p/></draw:line><draw:line draw:name="Вертикальная линия 2455" draw:style-name="gr4" draw:text-style-name="P284" svg:x1="18.572cm" svg:y1="8.227cm" svg:x2="18.572cm" svg:y2="8.326cm"><text:p/></draw:line></draw:g><draw:g draw:name="DrawObject 684" draw:style-name="gr3"><draw:line draw:name="Вертикальная линия 2456" draw:style-name="gr4" draw:text-style-name="P284" svg:x1="19.826cm" svg:y1="8.227cm" svg:x2="19.826cm" svg:y2="8.326cm"><text:p/></draw:line><draw:line draw:name="Вертикальная линия 2457" draw:style-name="gr4" draw:text-style-name="P284" svg:x1="21.082cm" svg:y1="8.227cm" svg:x2="21.082cm" svg:y2="8.326cm"><text:p/></draw:line><draw:line draw:name="Вертикальная линия 2458" draw:style-name="gr4" draw:text-style-name="P284" svg:x1="22.419cm" svg:y1="8.227cm" svg:x2="22.419cm" svg:y2="8.326cm"><text:p/></draw:line><draw:line draw:name="Вертикальная линия 2459" draw:style-name="gr4" draw:text-style-name="P284" svg:x1="23.73cm" svg:y1="8.227cm" svg:x2="23.73cm" svg:y2="8.326cm"><text:p/></draw:line><draw:line draw:name="Вертикальная линия 2460" draw:style-name="gr4" draw:text-style-name="P284" svg:x1="25.462cm" svg:y1="8.227cm" svg:x2="25.462cm" svg:y2="8.326cm"><text:p/></draw:line></draw:g></draw:g><draw:g draw:name="DrawObject 685" draw:style-name="gr2"><draw:g draw:name="DrawObject 686" draw:style-name="gr2"><draw:g draw:name="DrawObject 687" draw:style-name="gr3"><draw:line draw:name="Вертикальная линия 2461" draw:style-name="gr4" draw:text-style-name="P284" svg:x1="1.808cm" svg:y1="8.98cm" svg:x2="1.808cm" svg:y2="9.079cm"><text:p/></draw:line><draw:line draw:name="Вертикальная линия 2462" draw:style-name="gr4" draw:text-style-name="P284" svg:x1="2.838cm" svg:y1="8.983cm" svg:x2="2.838cm" svg:y2="9.082cm"><text:p/></draw:line><draw:line draw:name="Вертикальная линия 2463" draw:style-name="gr4" draw:text-style-name="P284" svg:x1="3.87cm" svg:y1="8.987cm" svg:x2="3.87cm" svg:y2="9.086cm"><text:p/></draw:line><draw:line draw:name="Вертикальная линия 2464" draw:style-name="gr4" draw:text-style-name="P284" svg:x1="5.154cm" svg:y1="8.987cm" svg:x2="5.154cm" svg:y2="9.086cm"><text:p/></draw:line></draw:g><draw:line draw:name="Вертикальная линия 2465" draw:style-name="gr4" draw:text-style-name="P284" svg:x1="12.439cm" svg:y1="8.987cm" svg:x2="12.439cm" svg:y2="9.086cm"><text:p/></draw:line><draw:line draw:name="Вертикальная линия 2466" draw:style-name="gr4" draw:text-style-name="P284" svg:x1="13.45cm" svg:y1="8.987cm" svg:x2="13.45cm" svg:y2="9.086cm"><text:p/></draw:line><draw:line draw:name="Вертикальная линия 2467" draw:style-name="gr4" draw:text-style-name="P284" svg:x1="15.249cm" svg:y1="8.987cm" svg:x2="15.249cm" svg:y2="9.086cm"><text:p/></draw:line><draw:line draw:name="Вертикальная линия 2468" draw:style-name="gr4" draw:text-style-name="P284" svg:x1="16.27cm" svg:y1="8.987cm" svg:x2="16.27cm" svg:y2="9.086cm"><text:p/></draw:line><draw:line draw:name="Вертикальная линия 2469" draw:style-name="gr4" draw:text-style-name="P284" svg:x1="17.533cm" svg:y1="8.987cm" svg:x2="17.533cm" svg:y2="9.086cm"><text:p/></draw:line><draw:line draw:name="Вертикальная линия 2470" draw:style-name="gr4" draw:text-style-name="P284" svg:x1="18.572cm" svg:y1="8.987cm" svg:x2="18.572cm" svg:y2="9.086cm"><text:p/></draw:line></draw:g><draw:g draw:name="DrawObject 688" draw:style-name="gr3"><draw:line draw:name="Вертикальная линия 2471" draw:style-name="gr4" draw:text-style-name="P284" svg:x1="19.826cm" svg:y1="8.987cm" svg:x2="19.826cm" svg:y2="9.086cm"><text:p/></draw:line><draw:line draw:name="Вертикальная линия 2472" draw:style-name="gr4" draw:text-style-name="P284" svg:x1="21.082cm" svg:y1="8.987cm" svg:x2="21.082cm" svg:y2="9.086cm"><text:p/></draw:line><draw:line draw:name="Вертикальная линия 2473" draw:style-name="gr4" draw:text-style-name="P284" svg:x1="22.419cm" svg:y1="8.987cm" svg:x2="22.419cm" svg:y2="9.086cm"><text:p/></draw:line><draw:line draw:name="Вертикальная линия 2474" draw:style-name="gr4" draw:text-style-name="P284" svg:x1="23.73cm" svg:y1="8.987cm" svg:x2="23.73cm" svg:y2="9.086cm"><text:p/></draw:line><draw:line draw:name="Вертикальная линия 2475" draw:style-name="gr4" draw:text-style-name="P284" svg:x1="25.462cm" svg:y1="8.987cm" svg:x2="25.462cm" svg:y2="9.086cm"><text:p/></draw:line></draw:g></draw:g><draw:g draw:name="DrawObject 689" draw:style-name="gr2"><draw:g draw:name="DrawObject 690" draw:style-name="gr2"><draw:g draw:name="DrawObject 691" draw:style-name="gr3"><draw:line draw:name="Вертикальная линия 2476" draw:style-name="gr4" draw:text-style-name="P284" svg:x1="1.808cm" svg:y1="9.765cm" svg:x2="1.808cm" svg:y2="9.864cm"><text:p/></draw:line><draw:line draw:name="Вертикальная линия 2477" draw:style-name="gr4" draw:text-style-name="P284" svg:x1="2.838cm" svg:y1="9.765cm" svg:x2="2.838cm" svg:y2="9.864cm"><text:p/></draw:line><draw:line draw:name="Вертикальная линия 2478" draw:style-name="gr4" draw:text-style-name="P284" svg:x1="3.87cm" svg:y1="9.772cm" svg:x2="3.87cm" svg:y2="9.871cm"><text:p/></draw:line><draw:line draw:name="Вертикальная линия 2479" draw:style-name="gr4" draw:text-style-name="P284" svg:x1="5.154cm" svg:y1="9.772cm" svg:x2="5.154cm" svg:y2="9.871cm"><text:p/></draw:line></draw:g><draw:line draw:name="Вертикальная линия 2480" draw:style-name="gr4" draw:text-style-name="P284" svg:x1="12.439cm" svg:y1="9.772cm" svg:x2="12.439cm" svg:y2="9.871cm"><text:p/></draw:line><draw:line draw:name="Вертикальная линия 2481" draw:style-name="gr4" draw:text-style-name="P284" svg:x1="13.45cm" svg:y1="9.772cm" svg:x2="13.45cm" svg:y2="9.871cm"><text:p/></draw:line><draw:line draw:name="Вертикальная линия 2482" draw:style-name="gr4" draw:text-style-name="P284" svg:x1="15.249cm" svg:y1="9.772cm" svg:x2="15.249cm" svg:y2="9.871cm"><text:p/></draw:line><draw:line draw:name="Вертикальная линия 2483" draw:style-name="gr4" draw:text-style-name="P284" svg:x1="16.27cm" svg:y1="9.772cm" svg:x2="16.27cm" svg:y2="9.871cm"><text:p/></draw:line><draw:line draw:name="Вертикальная линия 2484" draw:style-name="gr4" draw:text-style-name="P284" svg:x1="17.533cm" svg:y1="9.772cm" svg:x2="17.533cm" svg:y2="9.871cm"><text:p/></draw:line><draw:line draw:name="Вертикальная линия 2485" draw:style-name="gr4" draw:text-style-name="P284" svg:x1="18.572cm" svg:y1="9.772cm" svg:x2="18.572cm" svg:y2="9.871cm"><text:p/></draw:line></draw:g><draw:g draw:name="DrawObject 692" draw:style-name="gr3"><draw:line draw:name="Вертикальная линия 2486" draw:style-name="gr4" draw:text-style-name="P284" svg:x1="19.826cm" svg:y1="9.772cm" svg:x2="19.826cm" svg:y2="9.871cm"><text:p/></draw:line><draw:line draw:name="Вертикальная линия 2487" draw:style-name="gr4" draw:text-style-name="P284" svg:x1="21.082cm" svg:y1="9.772cm" svg:x2="21.082cm" svg:y2="9.871cm"><text:p/></draw:line><draw:line draw:name="Вертикальная линия 2488" draw:style-name="gr4" draw:text-style-name="P284" svg:x1="22.419cm" svg:y1="9.772cm" svg:x2="22.419cm" svg:y2="9.871cm"><text:p/></draw:line><draw:line draw:name="Вертикальная линия 2489" draw:style-name="gr4" draw:text-style-name="P284" svg:x1="23.73cm" svg:y1="9.772cm" svg:x2="23.73cm" svg:y2="9.871cm"><text:p/></draw:line><draw:line draw:name="Вертикальная линия 2490" draw:style-name="gr4" draw:text-style-name="P284" svg:x1="25.462cm" svg:y1="9.772cm" svg:x2="25.462cm" svg:y2="9.871cm"><text:p/></draw:line></draw:g></draw:g><draw:g draw:name="DrawObject 693" draw:style-name="gr2"><draw:g draw:name="DrawObject 694" draw:style-name="gr2"><draw:g draw:name="DrawObject 695" draw:style-name="gr3"><draw:line draw:name="Вертикальная линия 2491" draw:style-name="gr4" draw:text-style-name="P284" svg:x1="1.808cm" svg:y1="10.536cm" svg:x2="1.808cm" svg:y2="10.635cm"><text:p/></draw:line><draw:line draw:name="Вертикальная линия 2492" draw:style-name="gr4" draw:text-style-name="P284" svg:x1="2.838cm" svg:y1="10.537cm" svg:x2="2.838cm" svg:y2="10.636cm"><text:p/></draw:line><draw:line draw:name="Вертикальная линия 2493" draw:style-name="gr4" draw:text-style-name="P284" svg:x1="3.87cm" svg:y1="10.541cm" svg:x2="3.87cm" svg:y2="10.64cm"><text:p/></draw:line><draw:line draw:name="Вертикальная линия 2494" draw:style-name="gr4" draw:text-style-name="P284" svg:x1="5.154cm" svg:y1="10.541cm" svg:x2="5.154cm" svg:y2="10.64cm"><text:p/></draw:line></draw:g><draw:line draw:name="Вертикальная линия 2495" draw:style-name="gr4" draw:text-style-name="P284" svg:x1="12.439cm" svg:y1="10.541cm" svg:x2="12.439cm" svg:y2="10.64cm"><text:p/></draw:line><draw:line draw:name="Вертикальная линия 2496" draw:style-name="gr4" draw:text-style-name="P284" svg:x1="13.45cm" svg:y1="10.541cm" svg:x2="13.45cm" svg:y2="10.64cm"><text:p/></draw:line><draw:line draw:name="Вертикальная линия 2497" draw:style-name="gr4" draw:text-style-name="P284" svg:x1="15.249cm" svg:y1="10.541cm" svg:x2="15.249cm" svg:y2="10.64cm"><text:p/></draw:line><draw:line draw:name="Вертикальная линия 2498" draw:style-name="gr4" draw:text-style-name="P284" svg:x1="16.27cm" svg:y1="10.541cm" svg:x2="16.27cm" svg:y2="10.64cm"><text:p/></draw:line><draw:line draw:name="Вертикальная линия 2499" draw:style-name="gr4" draw:text-style-name="P284" svg:x1="17.533cm" svg:y1="10.541cm" svg:x2="17.533cm" svg:y2="10.64cm"><text:p/></draw:line><draw:line draw:name="Вертикальная линия 2500" draw:style-name="gr4" draw:text-style-name="P284" svg:x1="18.572cm" svg:y1="10.541cm" svg:x2="18.572cm" svg:y2="10.64cm"><text:p/></draw:line></draw:g><draw:g draw:name="DrawObject 696" draw:style-name="gr3"><draw:line draw:name="Вертикальная линия 2501" draw:style-name="gr4" draw:text-style-name="P284" svg:x1="19.826cm" svg:y1="10.541cm" svg:x2="19.826cm" svg:y2="10.64cm"><text:p/></draw:line><draw:line draw:name="Вертикальная линия 2502" draw:style-name="gr4" draw:text-style-name="P284" svg:x1="21.082cm" svg:y1="10.541cm" svg:x2="21.082cm" svg:y2="10.64cm"><text:p/></draw:line><draw:line draw:name="Вертикальная линия 2503" draw:style-name="gr4" draw:text-style-name="P284" svg:x1="22.419cm" svg:y1="10.541cm" svg:x2="22.419cm" svg:y2="10.64cm"><text:p/></draw:line><draw:line draw:name="Вертикальная линия 2504" draw:style-name="gr4" draw:text-style-name="P284" svg:x1="23.73cm" svg:y1="10.541cm" svg:x2="23.73cm" svg:y2="10.64cm"><text:p/></draw:line><draw:line draw:name="Вертикальная линия 2505" draw:style-name="gr4" draw:text-style-name="P284" svg:x1="25.462cm" svg:y1="10.541cm" svg:x2="25.462cm" svg:y2="10.64cm"><text:p/></draw:line></draw:g></draw:g><draw:g draw:name="DrawObject 697" draw:style-name="gr2"><draw:g draw:name="DrawObject 698" draw:style-name="gr2"><draw:g draw:name="DrawObject 699" draw:style-name="gr3"><draw:line draw:name="Вертикальная линия 2506" draw:style-name="gr4" draw:text-style-name="P284" svg:x1="1.808cm" svg:y1="11.305cm" svg:x2="1.808cm" svg:y2="11.404cm"><text:p/></draw:line><draw:line draw:name="Вертикальная линия 2507" draw:style-name="gr4" draw:text-style-name="P284" svg:x1="2.838cm" svg:y1="11.308cm" svg:x2="2.838cm" svg:y2="11.407cm"><text:p/></draw:line><draw:line draw:name="Вертикальная линия 2508" draw:style-name="gr4" draw:text-style-name="P284" svg:x1="3.87cm" svg:y1="11.311cm" svg:x2="3.87cm" svg:y2="11.41cm"><text:p/></draw:line><draw:line draw:name="Вертикальная линия 2509" draw:style-name="gr4" draw:text-style-name="P284" svg:x1="5.154cm" svg:y1="11.311cm" svg:x2="5.154cm" svg:y2="11.41cm"><text:p/></draw:line></draw:g><draw:line draw:name="Вертикальная линия 2510" draw:style-name="gr4" draw:text-style-name="P284" svg:x1="12.439cm" svg:y1="11.311cm" svg:x2="12.439cm" svg:y2="11.41cm"><text:p/></draw:line><draw:line draw:name="Вертикальная линия 2511" draw:style-name="gr4" draw:text-style-name="P284" svg:x1="13.45cm" svg:y1="11.311cm" svg:x2="13.45cm" svg:y2="11.41cm"><text:p/></draw:line><draw:line draw:name="Вертикальная линия 2512" draw:style-name="gr4" draw:text-style-name="P284" svg:x1="15.249cm" svg:y1="11.311cm" svg:x2="15.249cm" svg:y2="11.41cm"><text:p/></draw:line><draw:line draw:name="Вертикальная линия 2513" draw:style-name="gr4" draw:text-style-name="P284" svg:x1="16.27cm" svg:y1="11.311cm" svg:x2="16.27cm" svg:y2="11.41cm"><text:p/></draw:line><draw:line draw:name="Вертикальная линия 2514" draw:style-name="gr4" draw:text-style-name="P284" svg:x1="17.533cm" svg:y1="11.311cm" svg:x2="17.533cm" svg:y2="11.41cm"><text:p/></draw:line><draw:line draw:name="Вертикальная линия 2515" draw:style-name="gr4" draw:text-style-name="P284" svg:x1="18.572cm" svg:y1="11.311cm" svg:x2="18.572cm" svg:y2="11.41cm"><text:p/></draw:line></draw:g><draw:g draw:name="DrawObject 700" draw:style-name="gr3"><draw:line draw:name="Вертикальная линия 2516" draw:style-name="gr4" draw:text-style-name="P284" svg:x1="19.826cm" svg:y1="11.311cm" svg:x2="19.826cm" svg:y2="11.41cm"><text:p/></draw:line><draw:line draw:name="Вертикальная линия 2517" draw:style-name="gr4" draw:text-style-name="P284" svg:x1="21.082cm" svg:y1="11.311cm" svg:x2="21.082cm" svg:y2="11.41cm"><text:p/></draw:line><draw:line draw:name="Вертикальная линия 2518" draw:style-name="gr4" draw:text-style-name="P284" svg:x1="22.419cm" svg:y1="11.311cm" svg:x2="22.419cm" svg:y2="11.41cm"><text:p/></draw:line><draw:line draw:name="Вертикальная линия 2519" draw:style-name="gr4" draw:text-style-name="P284" svg:x1="23.73cm" svg:y1="11.311cm" svg:x2="23.73cm" svg:y2="11.41cm"><text:p/></draw:line><draw:line draw:name="Вертикальная линия 2520" draw:style-name="gr4" draw:text-style-name="P284" svg:x1="25.462cm" svg:y1="11.311cm" svg:x2="25.462cm" svg:y2="11.41cm"><text:p/></draw:line></draw:g></draw:g><draw:g draw:name="DrawObject 701" draw:style-name="gr2"><draw:g draw:name="DrawObject 702" draw:style-name="gr2"><draw:g draw:name="DrawObject 703" draw:style-name="gr3"><draw:line draw:name="Вертикальная линия 2521" draw:style-name="gr4" draw:text-style-name="P284" svg:x1="1.808cm" svg:y1="12.077cm" svg:x2="1.808cm" svg:y2="12.176cm"><text:p/></draw:line><draw:line draw:name="Вертикальная линия 2522" draw:style-name="gr4" draw:text-style-name="P284" svg:x1="2.838cm" svg:y1="12.079cm" svg:x2="2.838cm" svg:y2="12.178cm"><text:p/></draw:line><draw:line draw:name="Вертикальная линия 2523" draw:style-name="gr4" draw:text-style-name="P284" svg:x1="3.87cm" svg:y1="12.084cm" svg:x2="3.87cm" svg:y2="12.183cm"><text:p/></draw:line><draw:line draw:name="Вертикальная линия 2524" draw:style-name="gr4" draw:text-style-name="P284" svg:x1="5.154cm" svg:y1="12.084cm" svg:x2="5.154cm" svg:y2="12.183cm"><text:p/></draw:line></draw:g><draw:line draw:name="Вертикальная линия 2525" draw:style-name="gr4" draw:text-style-name="P284" svg:x1="12.439cm" svg:y1="12.084cm" svg:x2="12.439cm" svg:y2="12.183cm"><text:p/></draw:line><draw:line draw:name="Вертикальная линия 2526" draw:style-name="gr4" draw:text-style-name="P284" svg:x1="13.45cm" svg:y1="12.084cm" svg:x2="13.45cm" svg:y2="12.183cm"><text:p/></draw:line><draw:line draw:name="Вертикальная линия 2527" draw:style-name="gr4" draw:text-style-name="P284" svg:x1="15.249cm" svg:y1="12.084cm" svg:x2="15.249cm" svg:y2="12.183cm"><text:p/></draw:line><draw:line draw:name="Вертикальная линия 2528" draw:style-name="gr4" draw:text-style-name="P284" svg:x1="16.27cm" svg:y1="12.084cm" svg:x2="16.27cm" svg:y2="12.183cm"><text:p/></draw:line><draw:line draw:name="Вертикальная линия 2529" draw:style-name="gr4" draw:text-style-name="P284" svg:x1="17.533cm" svg:y1="12.084cm" svg:x2="17.533cm" svg:y2="12.183cm"><text:p/></draw:line><draw:line draw:name="Вертикальная линия 2530" draw:style-name="gr4" draw:text-style-name="P284" svg:x1="18.572cm" svg:y1="12.084cm" svg:x2="18.572cm" svg:y2="12.183cm"><text:p/></draw:line></draw:g><draw:g draw:name="DrawObject 704" draw:style-name="gr3"><draw:line draw:name="Вертикальная линия 2531" draw:style-name="gr4" draw:text-style-name="P284" svg:x1="19.826cm" svg:y1="12.084cm" svg:x2="19.826cm" svg:y2="12.183cm"><text:p/></draw:line><draw:line draw:name="Вертикальная линия 2532" draw:style-name="gr4" draw:text-style-name="P284" svg:x1="21.082cm" svg:y1="12.084cm" svg:x2="21.082cm" svg:y2="12.183cm"><text:p/></draw:line><draw:line draw:name="Вертикальная линия 2533" draw:style-name="gr4" draw:text-style-name="P284" svg:x1="22.419cm" svg:y1="12.084cm" svg:x2="22.419cm" svg:y2="12.183cm"><text:p/></draw:line><draw:line draw:name="Вертикальная линия 2534" draw:style-name="gr4" draw:text-style-name="P284" svg:x1="23.73cm" svg:y1="12.084cm" svg:x2="23.73cm" svg:y2="12.183cm"><text:p/></draw:line><draw:line draw:name="Вертикальная линия 2535" draw:style-name="gr4" draw:text-style-name="P284" svg:x1="25.462cm" svg:y1="12.084cm" svg:x2="25.462cm" svg:y2="12.183cm"><text:p/></draw:line></draw:g></draw:g></draw:g><draw:g draw:name="DrawObject 705" draw:style-name="gr2"><draw:g draw:name="Фигура 10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706" draw:style-name="gr2"><draw:g draw:name="DrawObject 707" draw:style-name="gr2"><draw:g draw:name="DrawObject 708" draw:style-name="gr3"><draw:line draw:name="Вертикальная линия 2536" draw:style-name="gr4" draw:text-style-name="P285" svg:x1="1.777cm" svg:y1="12.789cm" svg:x2="1.777cm" svg:y2="12.889cm"><text:p/></draw:line><draw:line draw:name="Вертикальная линия 2537" draw:style-name="gr4" draw:text-style-name="P285" svg:x1="2.808cm" svg:y1="12.794cm" svg:x2="2.808cm" svg:y2="12.894cm"><text:p/></draw:line><draw:line draw:name="Вертикальная линия 2538" draw:style-name="gr4" draw:text-style-name="P285" svg:x1="3.84cm" svg:y1="12.796cm" svg:x2="3.84cm" svg:y2="12.896cm"><text:p/></draw:line><draw:line draw:name="Вертикальная линия 2539" draw:style-name="gr4" draw:text-style-name="P285" svg:x1="5.126cm" svg:y1="12.796cm" svg:x2="5.126cm" svg:y2="12.896cm"><text:p/></draw:line></draw:g><draw:line draw:name="Вертикальная линия 2540" draw:style-name="gr4" draw:text-style-name="P285" svg:x1="12.42cm" svg:y1="12.796cm" svg:x2="12.42cm" svg:y2="12.896cm"><text:p/></draw:line><draw:line draw:name="Вертикальная линия 2541" draw:style-name="gr4" draw:text-style-name="P285" svg:x1="13.435cm" svg:y1="12.796cm" svg:x2="13.435cm" svg:y2="12.896cm"><text:p/></draw:line><draw:line draw:name="Вертикальная линия 2542" draw:style-name="gr4" draw:text-style-name="P285" svg:x1="15.239cm" svg:y1="12.796cm" svg:x2="15.239cm" svg:y2="12.896cm"><text:p/></draw:line><draw:line draw:name="Вертикальная линия 2543" draw:style-name="gr4" draw:text-style-name="P285" svg:x1="16.258cm" svg:y1="12.796cm" svg:x2="16.258cm" svg:y2="12.896cm"><text:p/></draw:line><draw:line draw:name="Вертикальная линия 2544" draw:style-name="gr4" draw:text-style-name="P285" svg:x1="17.526cm" svg:y1="12.796cm" svg:x2="17.526cm" svg:y2="12.896cm"><text:p/></draw:line><draw:line draw:name="Вертикальная линия 2545" draw:style-name="gr4" draw:text-style-name="P285" svg:x1="18.564cm" svg:y1="12.796cm" svg:x2="18.564cm" svg:y2="12.896cm"><text:p/></draw:line></draw:g><draw:g draw:name="DrawObject 709" draw:style-name="gr3"><draw:line draw:name="Вертикальная линия 2546" draw:style-name="gr4" draw:text-style-name="P285" svg:x1="19.822cm" svg:y1="12.796cm" svg:x2="19.822cm" svg:y2="12.896cm"><text:p/></draw:line><draw:line draw:name="Вертикальная линия 2547" draw:style-name="gr4" draw:text-style-name="P285" svg:x1="21.077cm" svg:y1="12.796cm" svg:x2="21.077cm" svg:y2="12.896cm"><text:p/></draw:line><draw:line draw:name="Вертикальная линия 2548" draw:style-name="gr4" draw:text-style-name="P285" svg:x1="22.419cm" svg:y1="12.796cm" svg:x2="22.419cm" svg:y2="12.896cm"><text:p/></draw:line><draw:line draw:name="Вертикальная линия 2549" draw:style-name="gr4" draw:text-style-name="P285" svg:x1="23.733cm" svg:y1="12.796cm" svg:x2="23.733cm" svg:y2="12.896cm"><text:p/></draw:line><draw:line draw:name="Вертикальная линия 2550" draw:style-name="gr4" draw:text-style-name="P285" svg:x1="25.467cm" svg:y1="12.796cm" svg:x2="25.467cm" svg:y2="12.896cm"><text:p/></draw:line></draw:g></draw:g></draw:g>к/м</text:p>
          </table:table-cell>
          <table:table-cell table:style-name="Таблица11.F8" table:number-columns-spanned="19" office:value-type="string">
            <text:p text:style-name="P3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10" table:number-columns-spanned="14" office:value-type="string">
            <text:p text:style-name="P3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m5" table:number-columns-spanned="2" office:value-type="string">
            <text:p text:style-name="P121">ОПП</text:p>
          </table:table-cell>
          <table:covered-table-cell/>
          <table:table-cell table:style-name="Таблица11.m5" table:number-columns-spanned="3" office:value-type="string">
            <text:p text:style-name="P34">ЕВ</text:p>
          </table:table-cell>
          <table:covered-table-cell/>
          <table:covered-table-cell/>
          <table:table-cell table:style-name="Таблица11.m5" table:number-columns-spanned="2" office:value-type="string">
            <text:p text:style-name="P34">ЕН</text:p>
          </table:table-cell>
          <table:covered-table-cell/>
          <table:table-cell table:style-name="Таблица11.m5" table:number-columns-spanned="2" office:value-type="string">
            <text:p text:style-name="P34">КИ</text:p>
          </table:table-cell>
          <table:covered-table-cell/>
          <table:table-cell table:style-name="Таблица11.r12" table:number-columns-spanned="4" office:value-type="string">
            <text:p text:style-name="P34">Нрасх.</text:p>
          </table:table-cell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<text:span text:style-name="T143">0</text:span>1</text:p>
          </table:table-cell>
          <table:table-cell table:style-name="Таблица11.B13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<text:span text:style-name="T152">А</text:span>02</text:p>
          </table:table-cell>
          <table:table-cell table:style-name="Таблица11.B14" table:number-columns-spanned="46" office:value-type="string">
            <text:p text:style-name="P259"><text:s text:c="3"/><text:span text:style-name="T114">03</text:span> <text:s text:c="6"/><text:span text:style-name="T114">26</text:span> <text:s text:c="7"/>- <text:s text:c="10"/><text:span text:style-name="T114">0</text:span><text:span text:style-name="T123">65</text:span> <text:s text:c="10"/><text:span text:style-name="T114">0200 </text:span><text:span text:style-name="T115">Контроль</text:span> <text:s text:c="34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<text:span text:style-name="T152">Т</text:span>03</text:p>
          </table:table-cell>
          <table:table-cell table:style-name="Таблица11.B14" table:number-columns-spanned="46" office:value-type="string">
            <text:p text:style-name="P259"><text:s text:c="2"/><text:span text:style-name="T95">Стол рабочий Эскиз 5222</text:span> <text:span text:style-name="T95">или аналогичный имеющийся в цехе</text:span> <text:s text:c="36"/><text:span text:style-name="T47">12968</text:span> <text:s text:c="9"/><text:span text:style-name="T96">2</text:span> <text:s text:c="10"/><text:span text:style-name="T96">2</text:span> <text:s text:c="12"/><text:span text:style-name="T96">1</text:span> <text:s text:c="11"/>- <text:s text:c="12"/>- <text:s text:c="12"/>- <text:s text:c="13"/><text:span text:style-name="T141">1</text:span> <text:s text:c="14"/>- <text:s text:c="17"/><text:span text:style-name="T141">0,25</text:span> <text:s text:c="29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04</text:p>
          </table:table-cell>
          <table:table-cell table:style-name="Таблица11.B14" table:number-columns-spanned="46" office:value-type="string">
            <text:p text:style-name="P259"><text:s text:c="2"/><text:span text:style-name="T115">Весы платформенные ВСП4-600 или любые другие</text:span> <text:s text:c="44"/><text:span text:style-name="T115">По действующей ДС</text:span> <text:s text:c="33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h1" office:value-type="string">
            <text:p text:style-name="P223"><text:span text:style-name="T143">0</text:span>5</text:p>
          </table:table-cell>
          <table:table-cell table:style-name="Таблица11.B14" table:number-columns-spanned="46" office:value-type="string">
            <text:p text:style-name="P259"><text:s text:c="2"/><text:span text:style-name="T115">Маркер любого цвета</text:span> <text:s text:c="95"/><text:span text:style-name="T115">По действующей ДС</text:span> <text:s text:c="2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h1" office:value-type="string">
            <text:p text:style-name="P214">06</text:p>
          </table:table-cell>
          <table:table-cell table:style-name="Таблица11.B14" table:number-columns-spanned="46" office:value-type="string">
            <text:p text:style-name="P259"><text:s text:c="2"/><text:span text:style-name="T115">Бирка</text:span> <text:s text:c="122"/><text:span text:style-name="T115">По действующей ДС</text:span> <text:s text:c="26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19" office:value-type="string">
            <text:p text:style-name="P214">07</text:p>
          </table:table-cell>
          <table:table-cell table:style-name="Таблица11.B14" table:number-columns-spanned="46" office:value-type="string">
            <text:p text:style-name="P259"><text:s text:c="2"/><text:span text:style-name="T124">Молоточек</text:span> <text:s text:c="113"/><text:span text:style-name="T124">По действующей ДС</text:span> <text:s text:c="26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h1" office:value-type="string">
            <text:p text:style-name="P223"><text:span text:style-name="T143">0</text:span>8</text:p>
          </table:table-cell>
          <table:table-cell table:style-name="Таблица11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h1" office:value-type="string">
            <text:p text:style-name="P223">09</text:p>
          </table:table-cell>
          <table:table-cell table:style-name="Таблица11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h1" office:value-type="string">
            <text:p text:style-name="P223">10</text:p>
          </table:table-cell>
          <table:table-cell table:style-name="Таблица11.B14" table:number-columns-spanned="46" office:value-type="string">
            <text:p text:style-name="P259"><text:s text:c="38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<text:span text:style-name="T152">О</text:span>11</text:p>
          </table:table-cell>
          <table:table-cell table:style-name="Таблица11.B14" table:number-rows-spanned="3" table:number-columns-spanned="46" office:value-type="string">
            <text:p text:style-name="P239"><text:span text:style-name="T124">Провести контроль поверхности детали на гладкость, отсутствие посторонних включений, расслоений, трещин, наплывов и подтеков связующего. Черт. ХХХХ.735214.001 </text:span><text:span text:style-name="T126">п.8</text:span><text:span text:style-name="T124">. Провести контроль массы детали. Масса — величина расчетная. Черт. </text:span><text:span text:style-name="T125">ХХХХ.735214.001 </text:span><text:span text:style-name="T126">п.13. Маркировать деталь на бирке. Черт. ХХХХ.735214.001 п.12. Произвести внешний осмотр </text:span><text:span text:style-name="T128">детали</text:span><text:span text:style-name="T126"> на отсутствие механических повреждений. </text:span><text:span text:style-name="T128">Клеймить деталь в соответствии с ХХХХ.735214.001</text:span><text:span text:style-name="T126"> </text:span><text:span text:style-name="T125"><text:s/></text:span><text:s text:c="386"/></text:p>
            <text:p text:style-name="P239"><text:s text:c="386"/></text:p>
            <text:p text:style-name="P259"><text:s text:c="386"/></text:p>
            <text:p text:style-name="P259"><text:s text:c="386"/></text:p>
            <text:p text:style-name="P268"><text:s text:c="381"/></text:p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12</text:p>
          </table:table-cell>
          <table:covered-table-cell table:style-name="Таблица11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13</text:p>
          </table:table-cell>
          <table:covered-table-cell table:style-name="Таблица11.B1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14</text:p>
          </table:table-cell>
          <table:table-cell table:style-name="Таблица11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15</text:p>
          </table:table-cell>
          <table:table-cell table:style-name="Таблица11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3">
          <table:table-cell table:style-name="Таблица11.h1" office:value-type="string">
            <text:p text:style-name="P223"><text:span text:style-name="T143">1</text:span>6</text:p>
          </table:table-cell>
          <table:table-cell table:style-name="Таблица11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9">
          <table:table-cell table:style-name="Таблица11.h1" office:value-type="string">
            <text:p text:style-name="P223">17</text:p>
          </table:table-cell>
          <table:table-cell table:style-name="Таблица11.B29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7">
          <table:table-cell table:style-name="Таблица11.A30" table:number-columns-spanned="3" office:value-type="string">
            <text:p text:style-name="P13">МК</text:p>
          </table:table-cell>
          <table:covered-table-cell/>
          <table:covered-table-cell/>
          <table:table-cell table:style-name="Таблица11.A30" table:number-columns-spanned="37" office:value-type="string">
            <text:p text:style-name="P106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30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u30" office:value-type="string">
            <text:p text:style-name="P90"/>
          </table:table-cell>
        </table:table-row>
      </table:table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D"/>
        <table:table-column table:style-name="Таблица12.H"/>
        <table:table-column table:style-name="Таблица12.I"/>
        <table:table-column table:style-name="Таблица12.J"/>
        <table:table-column table:style-name="Таблица12.K"/>
        <table:table-column table:style-name="Таблица12.L"/>
        <table:table-column table:style-name="Таблица12.M" table:number-columns-repeated="2"/>
        <table:table-column table:style-name="Таблица12.O"/>
        <table:table-column table:style-name="Таблица12.P"/>
        <table:table-column table:style-name="Таблица12.H"/>
        <table:table-column table:style-name="Таблица12.R"/>
        <table:table-column table:style-name="Таблица12.S"/>
        <table:table-column table:style-name="Таблица12.T"/>
        <table:table-column table:style-name="Таблица12.C"/>
        <table:table-column table:style-name="Таблица12.T"/>
        <table:table-column table:style-name="Таблица12.K"/>
        <table:table-column table:style-name="Таблица12.X"/>
        <table:table-column table:style-name="Таблица12.Y"/>
        <table:table-column table:style-name="Таблица12.D"/>
        <table:table-column table:style-name="Таблица12.B"/>
        <table:table-column table:style-name="Таблица12.D"/>
        <table:table-column table:style-name="Таблица12.c"/>
        <table:table-column table:style-name="Таблица12.I"/>
        <table:table-column table:style-name="Таблица12.X"/>
        <table:table-column table:style-name="Таблица12.f"/>
        <table:table-column table:style-name="Таблица12.A"/>
        <table:table-column table:style-name="Таблица12.E"/>
        <table:table-column table:style-name="Таблица12.i" table:number-columns-repeated="2"/>
        <table:table-column table:style-name="Таблица12.E"/>
        <table:table-column table:style-name="Таблица12.l"/>
        <table:table-column table:style-name="Таблица12.B"/>
        <table:table-column table:style-name="Таблица12.D"/>
        <table:table-column table:style-name="Таблица12.o"/>
        <table:table-column table:style-name="Таблица12.F"/>
        <table:table-column table:style-name="Таблица12.q"/>
        <table:table-column table:style-name="Таблица12.T"/>
        <table:table-column table:style-name="Таблица12.l"/>
        <table:table-column table:style-name="Таблица12.L"/>
        <table:table-column table:style-name="Таблица12.u"/>
        <table:table-row table:style-name="Таблица12.1">
          <table:table-cell table:style-name="Таблица12.A1" table:number-columns-spanned="33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53"><draw:frame draw:style-name="fr1" draw:name="Врезка12" text:anchor-type="char" svg:x="22.789cm" svg:y="-0.794cm" svg:width="5.637cm" svg:height="0.646cm" draw:z-index="24"><draw:text-box><text:p text:style-name="P203">ГОСТ 3.1118-82 <text:s/>Форма 1б</text:p></draw:text-box></draw:frame></text:p>
          </table:table-cell>
          <table:covered-table-cell/>
          <table:table-cell table:style-name="Таблица12.h1" table:number-columns-spanned="2" office:value-type="string">
            <text:p text:style-name="P44"/>
          </table:table-cell>
          <table:covered-table-cell/>
          <table:table-cell table:style-name="Таблица12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34"/>
          </table:table-cell>
          <table:covered-table-cell/>
          <table:table-cell table:style-name="Таблица12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">
          <table:table-cell table:style-name="Таблица12.h1" table:number-columns-spanned="2" office:value-type="string">
            <text:p text:style-name="P184">Дубл.</text:p>
          </table:table-cell>
          <table:covered-table-cell/>
          <table:table-cell table:style-name="Таблица12.h1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N2" table:number-columns-spanned="4" office:value-type="string">
            <text:p text:style-name="P184"><text:s text:c="15"/></text:p>
          </table:table-cell>
          <table:covered-table-cell/>
          <table:covered-table-cell/>
          <table:covered-table-cell/>
          <table:table-cell table:style-name="Таблица12.R2" table:number-columns-spanned="1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3"/>
          </table:table-cell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34"/>
          </table:table-cell>
          <table:covered-table-cell/>
          <table:table-cell table:style-name="Таблица12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">
          <table:table-cell table:style-name="Таблица12.h1" table:number-columns-spanned="2" office:value-type="string">
            <text:p text:style-name="P184">Взам.</text:p>
          </table:table-cell>
          <table:covered-table-cell/>
          <table:table-cell table:style-name="Таблица12.h1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N3" table:number-rows-spanned="2" table:number-columns-spanned="6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4" office:value-type="string">
            <text:p text:style-name="P184"/>
          </table:table-cell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34"/>
          </table:table-cell>
          <table:covered-table-cell/>
          <table:table-cell table:style-name="Таблица12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1">
          <table:table-cell table:style-name="Таблица12.h1" table:number-columns-spanned="2" office:value-type="string">
            <text:p text:style-name="P184">Подл.</text:p>
          </table:table-cell>
          <table:covered-table-cell/>
          <table:table-cell table:style-name="Таблица12.h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3" office:value-type="string">
            <text:p text:style-name="P24"/>
          </table:table-cell>
          <table:covered-table-cell/>
          <table:covered-table-cell/>
          <table:table-cell table:style-name="Таблица12.h1" table:number-columns-spanned="2" office:value-type="string">
            <text:p text:style-name="P73"/>
          </table:table-cell>
          <table:covered-table-cell/>
          <table:covered-table-cell table:style-name="Таблица12.N3"/>
          <table:covered-table-cell/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4" office:value-type="string">
            <text:p text:style-name="P184"/>
          </table:table-cell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34"/>
          </table:table-cell>
          <table:covered-table-cell/>
          <table:table-cell table:style-name="Таблица12.s1" table:number-columns-spanned="3" office:value-type="string">
            <text:p text:style-name="P34"/>
          </table:table-cell>
          <table:covered-table-cell/>
          <table:covered-table-cell/>
        </table:table-row>
        <table:table-row table:style-name="Таблица12.5">
          <table:table-cell table:style-name="Таблица12.h1" table:number-columns-spanned="25" office:value-type="string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Z5" table:number-columns-spanned="13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m5" table:number-columns-spanned="7" office:value-type="string">
            <text:p text:style-name="P193">1<text:span text:style-name="T150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t5" table:number-columns-spanned="2" office:value-type="string">
            <text:p text:style-name="P76">3</text:p>
          </table:table-cell>
          <table:covered-table-cell/>
        </table:table-row>
        <table:table-row table:style-name="Таблица12.6">
          <table:table-cell table:style-name="Таблица12.h1" table:number-rows-spanned="3" table:number-columns-spanned="2" office:value-type="string">
            <text:p text:style-name="P34"/>
          </table:table-cell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office:value-type="string">
            <text:p text:style-name="P184"/>
          </table:table-cell>
          <table:table-cell table:style-name="Таблица12.h1" office:value-type="string">
            <text:p text:style-name="P184"/>
          </table:table-cell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N3" table:number-columns-spanned="3" office:value-type="string">
            <text:p text:style-name="P184"/>
          </table:table-cell>
          <table:covered-table-cell/>
          <table:covered-table-cell/>
          <table:table-cell table:style-name="Таблица12.d6" table:number-rows-spanned="3" table:number-columns-spanned="11" office:value-type="string">
            <text:h text:style-name="P280" text:outline-level="5">Шаблон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o6" table:number-rows-spanned="3" table:number-columns-spanned="7" office:value-type="string">
            <text:p text:style-name="P193">К.10101.00003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 table:style-name="Таблица12.h1"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2" office:value-type="string">
            <text:p text:style-name="P202"/>
          </table:table-cell>
          <table:covered-table-cell/>
          <table:table-cell table:style-name="Таблица12.h1" table:number-columns-spanned="5" office:value-type="string">
            <text:p text:style-name="P202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2" office:value-type="string">
            <text:p text:style-name="P183"/>
          </table:table-cell>
          <table:covered-table-cell/>
          <table:table-cell table:style-name="Таблица12.h1" office:value-type="string">
            <text:p text:style-name="P202"/>
          </table:table-cell>
          <table:table-cell table:style-name="Таблица12.h1" office:value-type="string">
            <text:p text:style-name="P202"/>
          </table:table-cell>
          <table:table-cell table:style-name="Таблица12.h1" table:number-columns-spanned="2" office:value-type="string">
            <text:p text:style-name="P184"/>
          </table:table-cell>
          <table:covered-table-cell/>
          <table:table-cell table:style-name="Таблица12.h1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covered-table-cell table:style-name="Таблица12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 table:style-name="Таблица12.h1"/>
          <table:covered-table-cell/>
          <table:table-cell table:style-name="Таблица12.h1" table:number-columns-spanned="3" office:value-type="string">
            <text:p text:style-name="P184"/>
          </table:table-cell>
          <table:covered-table-cell/>
          <table:covered-table-cell/>
          <table:table-cell table:style-name="Таблица12.F8" table:number-columns-spanned="2" office:value-type="string">
            <text:p text:style-name="P184"/>
          </table:table-cell>
          <table:covered-table-cell/>
          <table:table-cell table:style-name="Таблица12.F8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2.F8" table:number-columns-spanned="2" office:value-type="string">
            <text:p text:style-name="P184"/>
          </table:table-cell>
          <table:covered-table-cell/>
          <table:table-cell table:style-name="Таблица12.F8" office:value-type="string">
            <text:p text:style-name="P184"/>
          </table:table-cell>
          <table:table-cell table:style-name="Таблица12.F8" office:value-type="string">
            <text:p text:style-name="P184"/>
          </table:table-cell>
          <table:table-cell table:style-name="Таблица12.F8" table:number-columns-spanned="2" office:value-type="string">
            <text:p text:style-name="P184"/>
          </table:table-cell>
          <table:covered-table-cell/>
          <table:table-cell table:style-name="Таблица12.F8" table:number-columns-spanned="5" office:value-type="string">
            <text:p text:style-name="P184"/>
          </table:table-cell>
          <table:covered-table-cell/>
          <table:covered-table-cell/>
          <table:covered-table-cell/>
          <table:covered-table-cell/>
          <table:table-cell table:style-name="Таблица12.F8" table:number-columns-spanned="3" office:value-type="string">
            <text:p text:style-name="P184"/>
          </table:table-cell>
          <table:covered-table-cell/>
          <table:covered-table-cell/>
          <table:table-cell table:style-name="Таблица12.F8" table:number-columns-spanned="3" office:value-type="string">
            <text:p text:style-name="P184"/>
          </table:table-cell>
          <table:covered-table-cell/>
          <table:covered-table-cell/>
          <table:covered-table-cell table:style-name="Таблица12.d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o6"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9">
          <table:table-cell table:style-name="Таблица12.N3" office:value-type="string">
            <text:p text:style-name="P34">А</text:p>
          </table:table-cell>
          <table:table-cell table:style-name="Таблица12.d6" table:number-columns-spanned="3" office:value-type="string">
            <text:p text:style-name="P64">Цех</text:p>
          </table:table-cell>
          <table:covered-table-cell/>
          <table:covered-table-cell/>
          <table:table-cell table:style-name="Таблица12.E9" table:number-columns-spanned="2" office:value-type="string">
            <text:p text:style-name="P34">Уч.</text:p>
          </table:table-cell>
          <table:covered-table-cell/>
          <table:table-cell table:style-name="Таблица12.E9" table:number-columns-spanned="3" office:value-type="string">
            <text:p text:style-name="P34">РМ</text:p>
          </table:table-cell>
          <table:covered-table-cell/>
          <table:covered-table-cell/>
          <table:table-cell table:style-name="Таблица12.E9" office:value-type="string">
            <text:p text:style-name="P34">Опер.</text:p>
          </table:table-cell>
          <table:table-cell table:style-name="Таблица12.E9" table:number-columns-spanned="10" office:value-type="string">
            <text:p text:style-name="P34">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o6" table:number-columns-spanned="27" office:value-type="string">
            <text:p text:style-name="P34"><text:s text:c="43"/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0">
          <table:table-cell table:style-name="Таблица12.h1" table:number-rows-spanned="2" office:value-type="string">
            <text:p text:style-name="P34">Б</text:p>
          </table:table-cell>
          <table:table-cell table:style-name="Таблица12.B10" table:number-columns-spanned="19" office:value-type="string">
            <text:p text:style-name="P34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h1" table:number-rows-spanned="2" table:number-columns-spanned="2" office:value-type="string">
            <text:p text:style-name="P34">См..</text:p>
          </table:table-cell>
          <table:covered-table-cell/>
          <table:table-cell table:style-name="Таблица12.h1" table:number-rows-spanned="2" table:number-columns-spanned="3" office:value-type="string">
            <text:p text:style-name="P34">Проф.</text:p>
            <text:p text:style-name="P267"/>
          </table:table-cell>
          <table:covered-table-cell/>
          <table:covered-table-cell/>
          <table:table-cell table:style-name="Таблица12.h1" table:number-rows-spanned="2" table:number-columns-spanned="3" office:value-type="string">
            <text:p text:style-name="P34">Р</text:p>
          </table:table-cell>
          <table:covered-table-cell/>
          <table:covered-table-cell/>
          <table:table-cell table:style-name="Таблица12.h1" table:number-rows-spanned="2" table:number-columns-spanned="2" office:value-type="string">
            <text:p text:style-name="P34">УТ</text:p>
          </table:table-cell>
          <table:covered-table-cell/>
          <table:table-cell table:style-name="Таблица12.h1" table:number-rows-spanned="2" table:number-columns-spanned="2" office:value-type="string">
            <text:p text:style-name="P34">КР</text:p>
          </table:table-cell>
          <table:covered-table-cell/>
          <table:table-cell table:style-name="Таблица12.h1" table:number-rows-spanned="2" table:number-columns-spanned="2" office:value-type="string">
            <text:p text:style-name="P121">КОИД</text:p>
          </table:table-cell>
          <table:covered-table-cell/>
          <table:table-cell table:style-name="Таблица12.h1" table:number-rows-spanned="2" table:number-columns-spanned="2" office:value-type="string">
            <text:p text:style-name="P34">ЕН</text:p>
          </table:table-cell>
          <table:covered-table-cell/>
          <table:table-cell table:style-name="Таблица12.h1" table:number-rows-spanned="2" table:number-columns-spanned="3" office:value-type="string">
            <text:p text:style-name="P34">ОП</text:p>
          </table:table-cell>
          <table:covered-table-cell/>
          <table:covered-table-cell/>
          <table:table-cell table:style-name="Таблица12.h1" table:number-rows-spanned="2" table:number-columns-spanned="2" office:value-type="string">
            <text:p text:style-name="P34">Кшт.</text:p>
          </table:table-cell>
          <table:covered-table-cell/>
          <table:table-cell table:style-name="Таблица12.h1" table:number-rows-spanned="2" table:number-columns-spanned="2" office:value-type="string">
            <text:p text:style-name="P34">Тп.з.</text:p>
          </table:table-cell>
          <table:covered-table-cell/>
          <table:table-cell table:style-name="Таблица12.r10" table:number-rows-spanned="2" table:number-columns-spanned="4" office:value-type="string">
            <text:p text:style-name="P34">Тшт.</text:p>
          </table:table-cell>
          <table:covered-table-cell/>
          <table:covered-table-cell/>
          <table:covered-table-cell/>
        </table:table-row>
        <table:table-row table:style-name="Таблица12.11">
          <table:covered-table-cell table:style-name="Таблица12.h1"/>
          <table:table-cell table:style-name="Таблица12.d6" table:number-columns-spanned="19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Таблица12.h1"/>
          <table:covered-table-cell/>
          <table:covered-table-cell table:style-name="Таблица12.h1"/>
          <table:covered-table-cell/>
          <table:covered-table-cell/>
          <table:covered-table-cell table:style-name="Таблица12.h1"/>
          <table:covered-table-cell/>
          <table:covered-table-cell/>
          <table:covered-table-cell table:style-name="Таблица12.h1"/>
          <table:covered-table-cell/>
          <table:covered-table-cell table:style-name="Таблица12.r10"/>
          <table:covered-table-cell/>
          <table:covered-table-cell table:style-name="Таблица12.h1"/>
          <table:covered-table-cell/>
          <table:covered-table-cell table:style-name="Таблица12.h1"/>
          <table:covered-table-cell/>
          <table:covered-table-cell table:style-name="Таблица12.h1"/>
          <table:covered-table-cell/>
          <table:covered-table-cell/>
          <table:covered-table-cell table:style-name="Таблица12.h1"/>
          <table:covered-table-cell/>
          <table:covered-table-cell table:style-name="Таблица12.h1"/>
          <table:covered-table-cell/>
          <table:covered-table-cell table:style-name="Таблица12.r10"/>
          <table:covered-table-cell/>
          <table:covered-table-cell/>
          <table:covered-table-cell/>
        </table:table-row>
        <table:table-row table:style-name="Таблица12.9">
          <table:table-cell table:style-name="Таблица12.F8" office:value-type="string">
            <text:p text:style-name="P34"><draw:g text:anchor-type="paragraph" draw:z-index="11" draw:name="DrawObject 710" draw:style-name="gr1"><draw:g draw:name="DrawObject 711" draw:style-name="gr2"><draw:g draw:name="DrawObject 712" draw:style-name="gr2"><draw:g draw:name="DrawObject 713" draw:style-name="gr2"><draw:g draw:name="DrawObject 714" draw:style-name="gr3"><draw:line draw:name="Вертикальная линия 2551" draw:style-name="gr4" draw:text-style-name="P284" svg:x1="1.816cm" svg:y1="0.469cm" svg:x2="1.816cm" svg:y2="0.568cm"><text:p/></draw:line><draw:line draw:name="Вертикальная линия 2552" draw:style-name="gr4" draw:text-style-name="P284" svg:x1="2.848cm" svg:y1="0.471cm" svg:x2="2.848cm" svg:y2="0.57cm"><text:p/></draw:line><draw:line draw:name="Вертикальная линия 2553" draw:style-name="gr4" draw:text-style-name="P284" svg:x1="3.881cm" svg:y1="0.476cm" svg:x2="3.881cm" svg:y2="0.575cm"><text:p/></draw:line><draw:line draw:name="Вертикальная линия 2554" draw:style-name="gr4" draw:text-style-name="P284" svg:x1="5.163cm" svg:y1="0.476cm" svg:x2="5.163cm" svg:y2="0.575cm"><text:p/></draw:line></draw:g><draw:line draw:name="Вертикальная линия 2555" draw:style-name="gr4" draw:text-style-name="P284" svg:x1="12.448cm" svg:y1="0.476cm" svg:x2="12.448cm" svg:y2="0.575cm"><text:p/></draw:line><draw:line draw:name="Вертикальная линия 2556" draw:style-name="gr4" draw:text-style-name="P284" svg:x1="13.463cm" svg:y1="0.476cm" svg:x2="13.463cm" svg:y2="0.575cm"><text:p/></draw:line><draw:line draw:name="Вертикальная линия 2557" draw:style-name="gr4" draw:text-style-name="P284" svg:x1="15.261cm" svg:y1="0.476cm" svg:x2="15.261cm" svg:y2="0.575cm"><text:p/></draw:line><draw:line draw:name="Вертикальная линия 2558" draw:style-name="gr4" draw:text-style-name="P284" svg:x1="16.281cm" svg:y1="0.476cm" svg:x2="16.281cm" svg:y2="0.575cm"><text:p/></draw:line><draw:line draw:name="Вертикальная линия 2559" draw:style-name="gr4" draw:text-style-name="P284" svg:x1="17.547cm" svg:y1="0.476cm" svg:x2="17.547cm" svg:y2="0.575cm"><text:p/></draw:line><draw:line draw:name="Вертикальная линия 2560" draw:style-name="gr4" draw:text-style-name="P284" svg:x1="18.583cm" svg:y1="0.476cm" svg:x2="18.583cm" svg:y2="0.575cm"><text:p/></draw:line></draw:g><draw:g draw:name="DrawObject 715" draw:style-name="gr3"><draw:line draw:name="Вертикальная линия 2561" draw:style-name="gr4" draw:text-style-name="P284" svg:x1="19.837cm" svg:y1="0.476cm" svg:x2="19.837cm" svg:y2="0.575cm"><text:p/></draw:line><draw:line draw:name="Вертикальная линия 2562" draw:style-name="gr4" draw:text-style-name="P284" svg:x1="21.093cm" svg:y1="0.476cm" svg:x2="21.093cm" svg:y2="0.575cm"><text:p/></draw:line><draw:line draw:name="Вертикальная линия 2563" draw:style-name="gr4" draw:text-style-name="P284" svg:x1="22.43cm" svg:y1="0.476cm" svg:x2="22.43cm" svg:y2="0.575cm"><text:p/></draw:line><draw:line draw:name="Вертикальная линия 2564" draw:style-name="gr4" draw:text-style-name="P284" svg:x1="23.743cm" svg:y1="0.476cm" svg:x2="23.743cm" svg:y2="0.575cm"><text:p/></draw:line><draw:line draw:name="Вертикальная линия 2565" draw:style-name="gr4" draw:text-style-name="P284" svg:x1="25.474cm" svg:y1="0.476cm" svg:x2="25.474cm" svg:y2="0.575cm"><text:p/></draw:line></draw:g></draw:g><draw:g draw:name="DrawObject 716" draw:style-name="gr2"><draw:g draw:name="DrawObject 717" draw:style-name="gr2"><draw:g draw:name="DrawObject 718" draw:style-name="gr3"><draw:line draw:name="Вертикальная линия 2566" draw:style-name="gr4" draw:text-style-name="P284" svg:x1="1.808cm" svg:y1="1.252cm" svg:x2="1.808cm" svg:y2="1.351cm"><text:p/></draw:line><draw:line draw:name="Вертикальная линия 2567" draw:style-name="gr4" draw:text-style-name="P284" svg:x1="2.838cm" svg:y1="1.254cm" svg:x2="2.838cm" svg:y2="1.353cm"><text:p/></draw:line><draw:line draw:name="Вертикальная линия 2568" draw:style-name="gr4" draw:text-style-name="P284" svg:x1="3.87cm" svg:y1="1.259cm" svg:x2="3.87cm" svg:y2="1.358cm"><text:p/></draw:line><draw:line draw:name="Вертикальная линия 2569" draw:style-name="gr4" draw:text-style-name="P284" svg:x1="5.154cm" svg:y1="1.259cm" svg:x2="5.154cm" svg:y2="1.358cm"><text:p/></draw:line></draw:g><draw:line draw:name="Вертикальная линия 2570" draw:style-name="gr4" draw:text-style-name="P284" svg:x1="12.439cm" svg:y1="1.259cm" svg:x2="12.439cm" svg:y2="1.358cm"><text:p/></draw:line><draw:line draw:name="Вертикальная линия 2571" draw:style-name="gr4" draw:text-style-name="P284" svg:x1="13.45cm" svg:y1="1.259cm" svg:x2="13.45cm" svg:y2="1.358cm"><text:p/></draw:line><draw:line draw:name="Вертикальная линия 2572" draw:style-name="gr4" draw:text-style-name="P284" svg:x1="15.249cm" svg:y1="1.259cm" svg:x2="15.249cm" svg:y2="1.358cm"><text:p/></draw:line><draw:line draw:name="Вертикальная линия 2573" draw:style-name="gr4" draw:text-style-name="P284" svg:x1="16.27cm" svg:y1="1.259cm" svg:x2="16.27cm" svg:y2="1.358cm"><text:p/></draw:line><draw:line draw:name="Вертикальная линия 2574" draw:style-name="gr4" draw:text-style-name="P284" svg:x1="17.533cm" svg:y1="1.259cm" svg:x2="17.533cm" svg:y2="1.358cm"><text:p/></draw:line><draw:line draw:name="Вертикальная линия 2575" draw:style-name="gr4" draw:text-style-name="P284" svg:x1="18.572cm" svg:y1="1.259cm" svg:x2="18.572cm" svg:y2="1.358cm"><text:p/></draw:line></draw:g><draw:g draw:name="DrawObject 719" draw:style-name="gr3"><draw:line draw:name="Вертикальная линия 2576" draw:style-name="gr4" draw:text-style-name="P284" svg:x1="19.826cm" svg:y1="1.259cm" svg:x2="19.826cm" svg:y2="1.358cm"><text:p/></draw:line><draw:line draw:name="Вертикальная линия 2577" draw:style-name="gr4" draw:text-style-name="P284" svg:x1="21.082cm" svg:y1="1.259cm" svg:x2="21.082cm" svg:y2="1.358cm"><text:p/></draw:line><draw:line draw:name="Вертикальная линия 2578" draw:style-name="gr4" draw:text-style-name="P284" svg:x1="22.419cm" svg:y1="1.259cm" svg:x2="22.419cm" svg:y2="1.358cm"><text:p/></draw:line><draw:line draw:name="Вертикальная линия 2579" draw:style-name="gr4" draw:text-style-name="P284" svg:x1="23.73cm" svg:y1="1.259cm" svg:x2="23.73cm" svg:y2="1.358cm"><text:p/></draw:line><draw:line draw:name="Вертикальная линия 2580" draw:style-name="gr4" draw:text-style-name="P284" svg:x1="25.462cm" svg:y1="1.259cm" svg:x2="25.462cm" svg:y2="1.358cm"><text:p/></draw:line></draw:g></draw:g><draw:g draw:name="DrawObject 720" draw:style-name="gr2"><draw:g draw:name="DrawObject 721" draw:style-name="gr2"><draw:g draw:name="DrawObject 722" draw:style-name="gr3"><draw:line draw:name="Вертикальная линия 2581" draw:style-name="gr4" draw:text-style-name="P284" svg:x1="1.808cm" svg:y1="2.01cm" svg:x2="1.808cm" svg:y2="2.109cm"><text:p/></draw:line><draw:line draw:name="Вертикальная линия 2582" draw:style-name="gr4" draw:text-style-name="P284" svg:x1="2.838cm" svg:y1="2.011cm" svg:x2="2.838cm" svg:y2="2.11cm"><text:p/></draw:line><draw:line draw:name="Вертикальная линия 2583" draw:style-name="gr4" draw:text-style-name="P284" svg:x1="3.87cm" svg:y1="2.017cm" svg:x2="3.87cm" svg:y2="2.116cm"><text:p/></draw:line><draw:line draw:name="Вертикальная линия 2584" draw:style-name="gr4" draw:text-style-name="P284" svg:x1="5.154cm" svg:y1="2.017cm" svg:x2="5.154cm" svg:y2="2.116cm"><text:p/></draw:line></draw:g><draw:line draw:name="Вертикальная линия 2585" draw:style-name="gr4" draw:text-style-name="P284" svg:x1="12.439cm" svg:y1="2.017cm" svg:x2="12.439cm" svg:y2="2.116cm"><text:p/></draw:line><draw:line draw:name="Вертикальная линия 2586" draw:style-name="gr4" draw:text-style-name="P284" svg:x1="13.45cm" svg:y1="2.017cm" svg:x2="13.45cm" svg:y2="2.116cm"><text:p/></draw:line><draw:line draw:name="Вертикальная линия 2587" draw:style-name="gr4" draw:text-style-name="P284" svg:x1="15.249cm" svg:y1="2.017cm" svg:x2="15.249cm" svg:y2="2.116cm"><text:p/></draw:line><draw:line draw:name="Вертикальная линия 2588" draw:style-name="gr4" draw:text-style-name="P284" svg:x1="16.27cm" svg:y1="2.017cm" svg:x2="16.27cm" svg:y2="2.116cm"><text:p/></draw:line><draw:line draw:name="Вертикальная линия 2589" draw:style-name="gr4" draw:text-style-name="P284" svg:x1="17.533cm" svg:y1="2.017cm" svg:x2="17.533cm" svg:y2="2.116cm"><text:p/></draw:line><draw:line draw:name="Вертикальная линия 2590" draw:style-name="gr4" draw:text-style-name="P284" svg:x1="18.572cm" svg:y1="2.017cm" svg:x2="18.572cm" svg:y2="2.116cm"><text:p/></draw:line></draw:g><draw:g draw:name="DrawObject 723" draw:style-name="gr3"><draw:line draw:name="Вертикальная линия 2591" draw:style-name="gr4" draw:text-style-name="P284" svg:x1="19.826cm" svg:y1="2.017cm" svg:x2="19.826cm" svg:y2="2.116cm"><text:p/></draw:line><draw:line draw:name="Вертикальная линия 2592" draw:style-name="gr4" draw:text-style-name="P284" svg:x1="21.082cm" svg:y1="2.017cm" svg:x2="21.082cm" svg:y2="2.116cm"><text:p/></draw:line><draw:line draw:name="Вертикальная линия 2593" draw:style-name="gr4" draw:text-style-name="P284" svg:x1="22.419cm" svg:y1="2.017cm" svg:x2="22.419cm" svg:y2="2.116cm"><text:p/></draw:line><draw:line draw:name="Вертикальная линия 2594" draw:style-name="gr4" draw:text-style-name="P284" svg:x1="23.73cm" svg:y1="2.017cm" svg:x2="23.73cm" svg:y2="2.116cm"><text:p/></draw:line><draw:line draw:name="Вертикальная линия 2595" draw:style-name="gr4" draw:text-style-name="P284" svg:x1="25.462cm" svg:y1="2.017cm" svg:x2="25.462cm" svg:y2="2.116cm"><text:p/></draw:line></draw:g></draw:g><draw:g draw:name="DrawObject 724" draw:style-name="gr2"><draw:g draw:name="DrawObject 725" draw:style-name="gr2"><draw:g draw:name="DrawObject 726" draw:style-name="gr3"><draw:line draw:name="Вертикальная линия 2596" draw:style-name="gr4" draw:text-style-name="P284" svg:x1="1.808cm" svg:y1="2.725cm" svg:x2="1.808cm" svg:y2="2.824cm"><text:p/></draw:line><draw:line draw:name="Вертикальная линия 2597" draw:style-name="gr4" draw:text-style-name="P284" svg:x1="2.838cm" svg:y1="2.727cm" svg:x2="2.838cm" svg:y2="2.826cm"><text:p/></draw:line><draw:line draw:name="Вертикальная линия 2598" draw:style-name="gr4" draw:text-style-name="P284" svg:x1="3.87cm" svg:y1="2.732cm" svg:x2="3.87cm" svg:y2="2.831cm"><text:p/></draw:line><draw:line draw:name="Вертикальная линия 2599" draw:style-name="gr4" draw:text-style-name="P284" svg:x1="5.154cm" svg:y1="2.732cm" svg:x2="5.154cm" svg:y2="2.831cm"><text:p/></draw:line></draw:g><draw:line draw:name="Вертикальная линия 2600" draw:style-name="gr4" draw:text-style-name="P284" svg:x1="12.439cm" svg:y1="2.732cm" svg:x2="12.439cm" svg:y2="2.831cm"><text:p/></draw:line><draw:line draw:name="Вертикальная линия 2601" draw:style-name="gr4" draw:text-style-name="P284" svg:x1="13.45cm" svg:y1="2.732cm" svg:x2="13.45cm" svg:y2="2.831cm"><text:p/></draw:line><draw:line draw:name="Вертикальная линия 2602" draw:style-name="gr4" draw:text-style-name="P284" svg:x1="15.249cm" svg:y1="2.732cm" svg:x2="15.249cm" svg:y2="2.831cm"><text:p/></draw:line><draw:line draw:name="Вертикальная линия 2603" draw:style-name="gr4" draw:text-style-name="P284" svg:x1="16.27cm" svg:y1="2.732cm" svg:x2="16.27cm" svg:y2="2.831cm"><text:p/></draw:line><draw:line draw:name="Вертикальная линия 2604" draw:style-name="gr4" draw:text-style-name="P284" svg:x1="17.533cm" svg:y1="2.732cm" svg:x2="17.533cm" svg:y2="2.831cm"><text:p/></draw:line><draw:line draw:name="Вертикальная линия 2605" draw:style-name="gr4" draw:text-style-name="P284" svg:x1="18.572cm" svg:y1="2.732cm" svg:x2="18.572cm" svg:y2="2.831cm"><text:p/></draw:line></draw:g><draw:g draw:name="DrawObject 727" draw:style-name="gr3"><draw:line draw:name="Вертикальная линия 2606" draw:style-name="gr4" draw:text-style-name="P284" svg:x1="19.826cm" svg:y1="2.732cm" svg:x2="19.826cm" svg:y2="2.831cm"><text:p/></draw:line><draw:line draw:name="Вертикальная линия 2607" draw:style-name="gr4" draw:text-style-name="P284" svg:x1="21.082cm" svg:y1="2.732cm" svg:x2="21.082cm" svg:y2="2.831cm"><text:p/></draw:line><draw:line draw:name="Вертикальная линия 2608" draw:style-name="gr4" draw:text-style-name="P284" svg:x1="22.419cm" svg:y1="2.732cm" svg:x2="22.419cm" svg:y2="2.831cm"><text:p/></draw:line><draw:line draw:name="Вертикальная линия 2609" draw:style-name="gr4" draw:text-style-name="P284" svg:x1="23.73cm" svg:y1="2.732cm" svg:x2="23.73cm" svg:y2="2.831cm"><text:p/></draw:line><draw:line draw:name="Вертикальная линия 2610" draw:style-name="gr4" draw:text-style-name="P284" svg:x1="25.462cm" svg:y1="2.732cm" svg:x2="25.462cm" svg:y2="2.831cm"><text:p/></draw:line></draw:g></draw:g><draw:g draw:name="DrawObject 728" draw:style-name="gr2"><draw:g draw:name="DrawObject 729" draw:style-name="gr2"><draw:g draw:name="DrawObject 730" draw:style-name="gr3"><draw:line draw:name="Вертикальная линия 2611" draw:style-name="gr4" draw:text-style-name="P284" svg:x1="1.808cm" svg:y1="3.468cm" svg:x2="1.808cm" svg:y2="3.567cm"><text:p/></draw:line><draw:line draw:name="Вертикальная линия 2612" draw:style-name="gr4" draw:text-style-name="P284" svg:x1="2.838cm" svg:y1="3.471cm" svg:x2="2.838cm" svg:y2="3.57cm"><text:p/></draw:line><draw:line draw:name="Вертикальная линия 2613" draw:style-name="gr4" draw:text-style-name="P284" svg:x1="3.87cm" svg:y1="3.475cm" svg:x2="3.87cm" svg:y2="3.574cm"><text:p/></draw:line><draw:line draw:name="Вертикальная линия 2614" draw:style-name="gr4" draw:text-style-name="P284" svg:x1="5.154cm" svg:y1="3.475cm" svg:x2="5.154cm" svg:y2="3.574cm"><text:p/></draw:line></draw:g><draw:line draw:name="Вертикальная линия 2615" draw:style-name="gr4" draw:text-style-name="P284" svg:x1="12.439cm" svg:y1="3.475cm" svg:x2="12.439cm" svg:y2="3.574cm"><text:p/></draw:line><draw:line draw:name="Вертикальная линия 2616" draw:style-name="gr4" draw:text-style-name="P284" svg:x1="13.45cm" svg:y1="3.475cm" svg:x2="13.45cm" svg:y2="3.574cm"><text:p/></draw:line><draw:line draw:name="Вертикальная линия 2617" draw:style-name="gr4" draw:text-style-name="P284" svg:x1="15.249cm" svg:y1="3.475cm" svg:x2="15.249cm" svg:y2="3.574cm"><text:p/></draw:line><draw:line draw:name="Вертикальная линия 2618" draw:style-name="gr4" draw:text-style-name="P284" svg:x1="16.27cm" svg:y1="3.475cm" svg:x2="16.27cm" svg:y2="3.574cm"><text:p/></draw:line><draw:line draw:name="Вертикальная линия 2619" draw:style-name="gr4" draw:text-style-name="P284" svg:x1="17.533cm" svg:y1="3.475cm" svg:x2="17.533cm" svg:y2="3.574cm"><text:p/></draw:line><draw:line draw:name="Вертикальная линия 2620" draw:style-name="gr4" draw:text-style-name="P284" svg:x1="18.572cm" svg:y1="3.475cm" svg:x2="18.572cm" svg:y2="3.574cm"><text:p/></draw:line></draw:g><draw:g draw:name="DrawObject 731" draw:style-name="gr3"><draw:line draw:name="Вертикальная линия 2621" draw:style-name="gr4" draw:text-style-name="P284" svg:x1="19.826cm" svg:y1="3.475cm" svg:x2="19.826cm" svg:y2="3.574cm"><text:p/></draw:line><draw:line draw:name="Вертикальная линия 2622" draw:style-name="gr4" draw:text-style-name="P284" svg:x1="21.082cm" svg:y1="3.475cm" svg:x2="21.082cm" svg:y2="3.574cm"><text:p/></draw:line><draw:line draw:name="Вертикальная линия 2623" draw:style-name="gr4" draw:text-style-name="P284" svg:x1="22.419cm" svg:y1="3.475cm" svg:x2="22.419cm" svg:y2="3.574cm"><text:p/></draw:line><draw:line draw:name="Вертикальная линия 2624" draw:style-name="gr4" draw:text-style-name="P284" svg:x1="23.73cm" svg:y1="3.475cm" svg:x2="23.73cm" svg:y2="3.574cm"><text:p/></draw:line><draw:line draw:name="Вертикальная линия 2625" draw:style-name="gr4" draw:text-style-name="P284" svg:x1="25.462cm" svg:y1="3.475cm" svg:x2="25.462cm" svg:y2="3.574cm"><text:p/></draw:line></draw:g></draw:g><draw:g draw:name="DrawObject 732" draw:style-name="gr2"><draw:g draw:name="DrawObject 733" draw:style-name="gr2"><draw:g draw:name="DrawObject 734" draw:style-name="gr3"><draw:line draw:name="Вертикальная линия 2626" draw:style-name="gr4" draw:text-style-name="P284" svg:x1="1.808cm" svg:y1="4.296cm" svg:x2="1.808cm" svg:y2="4.395cm"><text:p/></draw:line><draw:line draw:name="Вертикальная линия 2627" draw:style-name="gr4" draw:text-style-name="P284" svg:x1="2.838cm" svg:y1="4.297cm" svg:x2="2.838cm" svg:y2="4.396cm"><text:p/></draw:line><draw:line draw:name="Вертикальная линия 2628" draw:style-name="gr4" draw:text-style-name="P284" svg:x1="3.87cm" svg:y1="4.303cm" svg:x2="3.87cm" svg:y2="4.402cm"><text:p/></draw:line><draw:line draw:name="Вертикальная линия 2629" draw:style-name="gr4" draw:text-style-name="P284" svg:x1="5.154cm" svg:y1="4.303cm" svg:x2="5.154cm" svg:y2="4.402cm"><text:p/></draw:line></draw:g><draw:line draw:name="Вертикальная линия 2630" draw:style-name="gr4" draw:text-style-name="P284" svg:x1="12.439cm" svg:y1="4.303cm" svg:x2="12.439cm" svg:y2="4.402cm"><text:p/></draw:line><draw:line draw:name="Вертикальная линия 2631" draw:style-name="gr4" draw:text-style-name="P284" svg:x1="13.45cm" svg:y1="4.303cm" svg:x2="13.45cm" svg:y2="4.402cm"><text:p/></draw:line><draw:line draw:name="Вертикальная линия 2632" draw:style-name="gr4" draw:text-style-name="P284" svg:x1="15.249cm" svg:y1="4.303cm" svg:x2="15.249cm" svg:y2="4.402cm"><text:p/></draw:line><draw:line draw:name="Вертикальная линия 2633" draw:style-name="gr4" draw:text-style-name="P284" svg:x1="16.27cm" svg:y1="4.303cm" svg:x2="16.27cm" svg:y2="4.402cm"><text:p/></draw:line><draw:line draw:name="Вертикальная линия 2634" draw:style-name="gr4" draw:text-style-name="P284" svg:x1="17.533cm" svg:y1="4.303cm" svg:x2="17.533cm" svg:y2="4.402cm"><text:p/></draw:line><draw:line draw:name="Вертикальная линия 2635" draw:style-name="gr4" draw:text-style-name="P284" svg:x1="18.572cm" svg:y1="4.303cm" svg:x2="18.572cm" svg:y2="4.402cm"><text:p/></draw:line></draw:g><draw:g draw:name="DrawObject 735" draw:style-name="gr3"><draw:line draw:name="Вертикальная линия 2636" draw:style-name="gr4" draw:text-style-name="P284" svg:x1="19.826cm" svg:y1="4.303cm" svg:x2="19.826cm" svg:y2="4.402cm"><text:p/></draw:line><draw:line draw:name="Вертикальная линия 2637" draw:style-name="gr4" draw:text-style-name="P284" svg:x1="21.082cm" svg:y1="4.303cm" svg:x2="21.082cm" svg:y2="4.402cm"><text:p/></draw:line><draw:line draw:name="Вертикальная линия 2638" draw:style-name="gr4" draw:text-style-name="P284" svg:x1="22.419cm" svg:y1="4.303cm" svg:x2="22.419cm" svg:y2="4.402cm"><text:p/></draw:line><draw:line draw:name="Вертикальная линия 2639" draw:style-name="gr4" draw:text-style-name="P284" svg:x1="23.73cm" svg:y1="4.303cm" svg:x2="23.73cm" svg:y2="4.402cm"><text:p/></draw:line><draw:line draw:name="Вертикальная линия 2640" draw:style-name="gr4" draw:text-style-name="P284" svg:x1="25.462cm" svg:y1="4.303cm" svg:x2="25.462cm" svg:y2="4.402cm"><text:p/></draw:line></draw:g></draw:g><draw:g draw:name="DrawObject 736" draw:style-name="gr2"><draw:g draw:name="DrawObject 737" draw:style-name="gr2"><draw:g draw:name="DrawObject 738" draw:style-name="gr3"><draw:line draw:name="Вертикальная линия 2641" draw:style-name="gr4" draw:text-style-name="P284" svg:x1="1.808cm" svg:y1="5.112cm" svg:x2="1.808cm" svg:y2="5.211cm"><text:p/></draw:line><draw:line draw:name="Вертикальная линия 2642" draw:style-name="gr4" draw:text-style-name="P284" svg:x1="2.838cm" svg:y1="5.116cm" svg:x2="2.838cm" svg:y2="5.215cm"><text:p/></draw:line><draw:line draw:name="Вертикальная линия 2643" draw:style-name="gr4" draw:text-style-name="P284" svg:x1="3.87cm" svg:y1="5.119cm" svg:x2="3.87cm" svg:y2="5.218cm"><text:p/></draw:line><draw:line draw:name="Вертикальная линия 2644" draw:style-name="gr4" draw:text-style-name="P284" svg:x1="5.154cm" svg:y1="5.119cm" svg:x2="5.154cm" svg:y2="5.218cm"><text:p/></draw:line></draw:g><draw:line draw:name="Вертикальная линия 2645" draw:style-name="gr4" draw:text-style-name="P284" svg:x1="12.439cm" svg:y1="5.119cm" svg:x2="12.439cm" svg:y2="5.218cm"><text:p/></draw:line><draw:line draw:name="Вертикальная линия 2646" draw:style-name="gr4" draw:text-style-name="P284" svg:x1="13.45cm" svg:y1="5.119cm" svg:x2="13.45cm" svg:y2="5.218cm"><text:p/></draw:line><draw:line draw:name="Вертикальная линия 2647" draw:style-name="gr4" draw:text-style-name="P284" svg:x1="15.249cm" svg:y1="5.119cm" svg:x2="15.249cm" svg:y2="5.218cm"><text:p/></draw:line><draw:line draw:name="Вертикальная линия 2648" draw:style-name="gr4" draw:text-style-name="P284" svg:x1="16.27cm" svg:y1="5.119cm" svg:x2="16.27cm" svg:y2="5.218cm"><text:p/></draw:line><draw:line draw:name="Вертикальная линия 2649" draw:style-name="gr4" draw:text-style-name="P284" svg:x1="17.533cm" svg:y1="5.119cm" svg:x2="17.533cm" svg:y2="5.218cm"><text:p/></draw:line><draw:line draw:name="Вертикальная линия 2650" draw:style-name="gr4" draw:text-style-name="P284" svg:x1="18.572cm" svg:y1="5.119cm" svg:x2="18.572cm" svg:y2="5.218cm"><text:p/></draw:line></draw:g><draw:g draw:name="DrawObject 739" draw:style-name="gr3"><draw:line draw:name="Вертикальная линия 2651" draw:style-name="gr4" draw:text-style-name="P284" svg:x1="19.826cm" svg:y1="5.119cm" svg:x2="19.826cm" svg:y2="5.218cm"><text:p/></draw:line><draw:line draw:name="Вертикальная линия 2652" draw:style-name="gr4" draw:text-style-name="P284" svg:x1="21.082cm" svg:y1="5.119cm" svg:x2="21.082cm" svg:y2="5.218cm"><text:p/></draw:line><draw:line draw:name="Вертикальная линия 2653" draw:style-name="gr4" draw:text-style-name="P284" svg:x1="22.419cm" svg:y1="5.119cm" svg:x2="22.419cm" svg:y2="5.218cm"><text:p/></draw:line><draw:line draw:name="Вертикальная линия 2654" draw:style-name="gr4" draw:text-style-name="P284" svg:x1="23.73cm" svg:y1="5.119cm" svg:x2="23.73cm" svg:y2="5.218cm"><text:p/></draw:line><draw:line draw:name="Вертикальная линия 2655" draw:style-name="gr4" draw:text-style-name="P284" svg:x1="25.462cm" svg:y1="5.119cm" svg:x2="25.462cm" svg:y2="5.218cm"><text:p/></draw:line></draw:g></draw:g><draw:g draw:name="DrawObject 740" draw:style-name="gr2"><draw:g draw:name="DrawObject 741" draw:style-name="gr2"><draw:g draw:name="DrawObject 742" draw:style-name="gr3"><draw:line draw:name="Вертикальная линия 2656" draw:style-name="gr4" draw:text-style-name="P284" svg:x1="1.808cm" svg:y1="5.893cm" svg:x2="1.808cm" svg:y2="5.992cm"><text:p/></draw:line><draw:line draw:name="Вертикальная линия 2657" draw:style-name="gr4" draw:text-style-name="P284" svg:x1="2.838cm" svg:y1="5.894cm" svg:x2="2.838cm" svg:y2="5.993cm"><text:p/></draw:line><draw:line draw:name="Вертикальная линия 2658" draw:style-name="gr4" draw:text-style-name="P284" svg:x1="3.87cm" svg:y1="5.9cm" svg:x2="3.87cm" svg:y2="5.999cm"><text:p/></draw:line><draw:line draw:name="Вертикальная линия 2659" draw:style-name="gr4" draw:text-style-name="P284" svg:x1="5.154cm" svg:y1="5.9cm" svg:x2="5.154cm" svg:y2="5.999cm"><text:p/></draw:line></draw:g><draw:line draw:name="Вертикальная линия 2660" draw:style-name="gr4" draw:text-style-name="P284" svg:x1="12.439cm" svg:y1="5.9cm" svg:x2="12.439cm" svg:y2="5.999cm"><text:p/></draw:line><draw:line draw:name="Вертикальная линия 2661" draw:style-name="gr4" draw:text-style-name="P284" svg:x1="13.45cm" svg:y1="5.9cm" svg:x2="13.45cm" svg:y2="5.999cm"><text:p/></draw:line><draw:line draw:name="Вертикальная линия 2662" draw:style-name="gr4" draw:text-style-name="P284" svg:x1="15.249cm" svg:y1="5.9cm" svg:x2="15.249cm" svg:y2="5.999cm"><text:p/></draw:line><draw:line draw:name="Вертикальная линия 2663" draw:style-name="gr4" draw:text-style-name="P284" svg:x1="16.27cm" svg:y1="5.9cm" svg:x2="16.27cm" svg:y2="5.999cm"><text:p/></draw:line><draw:line draw:name="Вертикальная линия 2664" draw:style-name="gr4" draw:text-style-name="P284" svg:x1="17.533cm" svg:y1="5.9cm" svg:x2="17.533cm" svg:y2="5.999cm"><text:p/></draw:line><draw:line draw:name="Вертикальная линия 2665" draw:style-name="gr4" draw:text-style-name="P284" svg:x1="18.572cm" svg:y1="5.9cm" svg:x2="18.572cm" svg:y2="5.999cm"><text:p/></draw:line></draw:g><draw:g draw:name="DrawObject 743" draw:style-name="gr3"><draw:line draw:name="Вертикальная линия 2666" draw:style-name="gr4" draw:text-style-name="P284" svg:x1="19.826cm" svg:y1="5.9cm" svg:x2="19.826cm" svg:y2="5.999cm"><text:p/></draw:line><draw:line draw:name="Вертикальная линия 2667" draw:style-name="gr4" draw:text-style-name="P284" svg:x1="21.082cm" svg:y1="5.9cm" svg:x2="21.082cm" svg:y2="5.999cm"><text:p/></draw:line><draw:line draw:name="Вертикальная линия 2668" draw:style-name="gr4" draw:text-style-name="P284" svg:x1="22.419cm" svg:y1="5.9cm" svg:x2="22.419cm" svg:y2="5.999cm"><text:p/></draw:line><draw:line draw:name="Вертикальная линия 2669" draw:style-name="gr4" draw:text-style-name="P284" svg:x1="23.73cm" svg:y1="5.9cm" svg:x2="23.73cm" svg:y2="5.999cm"><text:p/></draw:line><draw:line draw:name="Вертикальная линия 2670" draw:style-name="gr4" draw:text-style-name="P284" svg:x1="25.462cm" svg:y1="5.9cm" svg:x2="25.462cm" svg:y2="5.999cm"><text:p/></draw:line></draw:g></draw:g><draw:g draw:name="DrawObject 744" draw:style-name="gr2"><draw:g draw:name="DrawObject 745" draw:style-name="gr2"><draw:g draw:name="DrawObject 746" draw:style-name="gr3"><draw:line draw:name="Вертикальная линия 2671" draw:style-name="gr4" draw:text-style-name="P284" svg:x1="1.808cm" svg:y1="6.66cm" svg:x2="1.808cm" svg:y2="6.759cm"><text:p/></draw:line><draw:line draw:name="Вертикальная линия 2672" draw:style-name="gr4" draw:text-style-name="P284" svg:x1="2.838cm" svg:y1="6.662cm" svg:x2="2.838cm" svg:y2="6.761cm"><text:p/></draw:line><draw:line draw:name="Вертикальная линия 2673" draw:style-name="gr4" draw:text-style-name="P284" svg:x1="3.87cm" svg:y1="6.666cm" svg:x2="3.87cm" svg:y2="6.765cm"><text:p/></draw:line><draw:line draw:name="Вертикальная линия 2674" draw:style-name="gr4" draw:text-style-name="P284" svg:x1="5.154cm" svg:y1="6.666cm" svg:x2="5.154cm" svg:y2="6.765cm"><text:p/></draw:line></draw:g><draw:line draw:name="Вертикальная линия 2675" draw:style-name="gr4" draw:text-style-name="P284" svg:x1="12.439cm" svg:y1="6.666cm" svg:x2="12.439cm" svg:y2="6.765cm"><text:p/></draw:line><draw:line draw:name="Вертикальная линия 2676" draw:style-name="gr4" draw:text-style-name="P284" svg:x1="13.45cm" svg:y1="6.666cm" svg:x2="13.45cm" svg:y2="6.765cm"><text:p/></draw:line><draw:line draw:name="Вертикальная линия 2677" draw:style-name="gr4" draw:text-style-name="P284" svg:x1="15.249cm" svg:y1="6.666cm" svg:x2="15.249cm" svg:y2="6.765cm"><text:p/></draw:line><draw:line draw:name="Вертикальная линия 2678" draw:style-name="gr4" draw:text-style-name="P284" svg:x1="16.27cm" svg:y1="6.666cm" svg:x2="16.27cm" svg:y2="6.765cm"><text:p/></draw:line><draw:line draw:name="Вертикальная линия 2679" draw:style-name="gr4" draw:text-style-name="P284" svg:x1="17.533cm" svg:y1="6.666cm" svg:x2="17.533cm" svg:y2="6.765cm"><text:p/></draw:line><draw:line draw:name="Вертикальная линия 2680" draw:style-name="gr4" draw:text-style-name="P284" svg:x1="18.572cm" svg:y1="6.666cm" svg:x2="18.572cm" svg:y2="6.765cm"><text:p/></draw:line></draw:g><draw:g draw:name="DrawObject 747" draw:style-name="gr3"><draw:line draw:name="Вертикальная линия 2681" draw:style-name="gr4" draw:text-style-name="P284" svg:x1="19.826cm" svg:y1="6.666cm" svg:x2="19.826cm" svg:y2="6.765cm"><text:p/></draw:line><draw:line draw:name="Вертикальная линия 2682" draw:style-name="gr4" draw:text-style-name="P284" svg:x1="21.082cm" svg:y1="6.666cm" svg:x2="21.082cm" svg:y2="6.765cm"><text:p/></draw:line><draw:line draw:name="Вертикальная линия 2683" draw:style-name="gr4" draw:text-style-name="P284" svg:x1="22.419cm" svg:y1="6.666cm" svg:x2="22.419cm" svg:y2="6.765cm"><text:p/></draw:line><draw:line draw:name="Вертикальная линия 2684" draw:style-name="gr4" draw:text-style-name="P284" svg:x1="23.73cm" svg:y1="6.666cm" svg:x2="23.73cm" svg:y2="6.765cm"><text:p/></draw:line><draw:line draw:name="Вертикальная линия 2685" draw:style-name="gr4" draw:text-style-name="P284" svg:x1="25.462cm" svg:y1="6.666cm" svg:x2="25.462cm" svg:y2="6.765cm"><text:p/></draw:line></draw:g></draw:g><draw:g draw:name="DrawObject 748" draw:style-name="gr2"><draw:g draw:name="DrawObject 749" draw:style-name="gr2"><draw:g draw:name="DrawObject 750" draw:style-name="gr3"><draw:line draw:name="Вертикальная линия 2686" draw:style-name="gr4" draw:text-style-name="P284" svg:x1="1.808cm" svg:y1="7.433cm" svg:x2="1.808cm" svg:y2="7.532cm"><text:p/></draw:line><draw:line draw:name="Вертикальная линия 2687" draw:style-name="gr4" draw:text-style-name="P284" svg:x1="2.838cm" svg:y1="7.435cm" svg:x2="2.838cm" svg:y2="7.534cm"><text:p/></draw:line><draw:line draw:name="Вертикальная линия 2688" draw:style-name="gr4" draw:text-style-name="P284" svg:x1="3.87cm" svg:y1="7.44cm" svg:x2="3.87cm" svg:y2="7.539cm"><text:p/></draw:line><draw:line draw:name="Вертикальная линия 2689" draw:style-name="gr4" draw:text-style-name="P284" svg:x1="5.154cm" svg:y1="7.44cm" svg:x2="5.154cm" svg:y2="7.539cm"><text:p/></draw:line></draw:g><draw:line draw:name="Вертикальная линия 2690" draw:style-name="gr4" draw:text-style-name="P284" svg:x1="12.439cm" svg:y1="7.44cm" svg:x2="12.439cm" svg:y2="7.539cm"><text:p/></draw:line><draw:line draw:name="Вертикальная линия 2691" draw:style-name="gr4" draw:text-style-name="P284" svg:x1="13.45cm" svg:y1="7.44cm" svg:x2="13.45cm" svg:y2="7.539cm"><text:p/></draw:line><draw:line draw:name="Вертикальная линия 2692" draw:style-name="gr4" draw:text-style-name="P284" svg:x1="15.249cm" svg:y1="7.44cm" svg:x2="15.249cm" svg:y2="7.539cm"><text:p/></draw:line><draw:line draw:name="Вертикальная линия 2693" draw:style-name="gr4" draw:text-style-name="P284" svg:x1="16.27cm" svg:y1="7.44cm" svg:x2="16.27cm" svg:y2="7.539cm"><text:p/></draw:line><draw:line draw:name="Вертикальная линия 2694" draw:style-name="gr4" draw:text-style-name="P284" svg:x1="17.533cm" svg:y1="7.44cm" svg:x2="17.533cm" svg:y2="7.539cm"><text:p/></draw:line><draw:line draw:name="Вертикальная линия 2695" draw:style-name="gr4" draw:text-style-name="P284" svg:x1="18.572cm" svg:y1="7.44cm" svg:x2="18.572cm" svg:y2="7.539cm"><text:p/></draw:line></draw:g><draw:g draw:name="DrawObject 751" draw:style-name="gr3"><draw:line draw:name="Вертикальная линия 2696" draw:style-name="gr4" draw:text-style-name="P284" svg:x1="19.826cm" svg:y1="7.44cm" svg:x2="19.826cm" svg:y2="7.539cm"><text:p/></draw:line><draw:line draw:name="Вертикальная линия 2697" draw:style-name="gr4" draw:text-style-name="P284" svg:x1="21.082cm" svg:y1="7.44cm" svg:x2="21.082cm" svg:y2="7.539cm"><text:p/></draw:line><draw:line draw:name="Вертикальная линия 2698" draw:style-name="gr4" draw:text-style-name="P284" svg:x1="22.419cm" svg:y1="7.44cm" svg:x2="22.419cm" svg:y2="7.539cm"><text:p/></draw:line><draw:line draw:name="Вертикальная линия 2699" draw:style-name="gr4" draw:text-style-name="P284" svg:x1="23.73cm" svg:y1="7.44cm" svg:x2="23.73cm" svg:y2="7.539cm"><text:p/></draw:line><draw:line draw:name="Вертикальная линия 2700" draw:style-name="gr4" draw:text-style-name="P284" svg:x1="25.462cm" svg:y1="7.44cm" svg:x2="25.462cm" svg:y2="7.539cm"><text:p/></draw:line></draw:g></draw:g><draw:g draw:name="DrawObject 752" draw:style-name="gr2"><draw:g draw:name="DrawObject 753" draw:style-name="gr2"><draw:g draw:name="DrawObject 754" draw:style-name="gr3"><draw:line draw:name="Вертикальная линия 2701" draw:style-name="gr4" draw:text-style-name="P284" svg:x1="1.808cm" svg:y1="8.222cm" svg:x2="1.808cm" svg:y2="8.321cm"><text:p/></draw:line><draw:line draw:name="Вертикальная линия 2702" draw:style-name="gr4" draw:text-style-name="P284" svg:x1="2.838cm" svg:y1="8.223cm" svg:x2="2.838cm" svg:y2="8.322cm"><text:p/></draw:line><draw:line draw:name="Вертикальная линия 2703" draw:style-name="gr4" draw:text-style-name="P284" svg:x1="3.87cm" svg:y1="8.227cm" svg:x2="3.87cm" svg:y2="8.326cm"><text:p/></draw:line><draw:line draw:name="Вертикальная линия 2704" draw:style-name="gr4" draw:text-style-name="P284" svg:x1="5.154cm" svg:y1="8.227cm" svg:x2="5.154cm" svg:y2="8.326cm"><text:p/></draw:line></draw:g><draw:line draw:name="Вертикальная линия 2705" draw:style-name="gr4" draw:text-style-name="P284" svg:x1="12.439cm" svg:y1="8.227cm" svg:x2="12.439cm" svg:y2="8.326cm"><text:p/></draw:line><draw:line draw:name="Вертикальная линия 2706" draw:style-name="gr4" draw:text-style-name="P284" svg:x1="13.45cm" svg:y1="8.227cm" svg:x2="13.45cm" svg:y2="8.326cm"><text:p/></draw:line><draw:line draw:name="Вертикальная линия 2707" draw:style-name="gr4" draw:text-style-name="P284" svg:x1="15.249cm" svg:y1="8.227cm" svg:x2="15.249cm" svg:y2="8.326cm"><text:p/></draw:line><draw:line draw:name="Вертикальная линия 2708" draw:style-name="gr4" draw:text-style-name="P284" svg:x1="16.27cm" svg:y1="8.227cm" svg:x2="16.27cm" svg:y2="8.326cm"><text:p/></draw:line><draw:line draw:name="Вертикальная линия 2709" draw:style-name="gr4" draw:text-style-name="P284" svg:x1="17.533cm" svg:y1="8.227cm" svg:x2="17.533cm" svg:y2="8.326cm"><text:p/></draw:line><draw:line draw:name="Вертикальная линия 2710" draw:style-name="gr4" draw:text-style-name="P284" svg:x1="18.572cm" svg:y1="8.227cm" svg:x2="18.572cm" svg:y2="8.326cm"><text:p/></draw:line></draw:g><draw:g draw:name="DrawObject 755" draw:style-name="gr3"><draw:line draw:name="Вертикальная линия 2711" draw:style-name="gr4" draw:text-style-name="P284" svg:x1="19.826cm" svg:y1="8.227cm" svg:x2="19.826cm" svg:y2="8.326cm"><text:p/></draw:line><draw:line draw:name="Вертикальная линия 2712" draw:style-name="gr4" draw:text-style-name="P284" svg:x1="21.082cm" svg:y1="8.227cm" svg:x2="21.082cm" svg:y2="8.326cm"><text:p/></draw:line><draw:line draw:name="Вертикальная линия 2713" draw:style-name="gr4" draw:text-style-name="P284" svg:x1="22.419cm" svg:y1="8.227cm" svg:x2="22.419cm" svg:y2="8.326cm"><text:p/></draw:line><draw:line draw:name="Вертикальная линия 2714" draw:style-name="gr4" draw:text-style-name="P284" svg:x1="23.73cm" svg:y1="8.227cm" svg:x2="23.73cm" svg:y2="8.326cm"><text:p/></draw:line><draw:line draw:name="Вертикальная линия 2715" draw:style-name="gr4" draw:text-style-name="P284" svg:x1="25.462cm" svg:y1="8.227cm" svg:x2="25.462cm" svg:y2="8.326cm"><text:p/></draw:line></draw:g></draw:g><draw:g draw:name="DrawObject 756" draw:style-name="gr2"><draw:g draw:name="DrawObject 757" draw:style-name="gr2"><draw:g draw:name="DrawObject 758" draw:style-name="gr3"><draw:line draw:name="Вертикальная линия 2716" draw:style-name="gr4" draw:text-style-name="P284" svg:x1="1.808cm" svg:y1="8.98cm" svg:x2="1.808cm" svg:y2="9.079cm"><text:p/></draw:line><draw:line draw:name="Вертикальная линия 2717" draw:style-name="gr4" draw:text-style-name="P284" svg:x1="2.838cm" svg:y1="8.983cm" svg:x2="2.838cm" svg:y2="9.082cm"><text:p/></draw:line><draw:line draw:name="Вертикальная линия 2718" draw:style-name="gr4" draw:text-style-name="P284" svg:x1="3.87cm" svg:y1="8.987cm" svg:x2="3.87cm" svg:y2="9.086cm"><text:p/></draw:line><draw:line draw:name="Вертикальная линия 2719" draw:style-name="gr4" draw:text-style-name="P284" svg:x1="5.154cm" svg:y1="8.987cm" svg:x2="5.154cm" svg:y2="9.086cm"><text:p/></draw:line></draw:g><draw:line draw:name="Вертикальная линия 2720" draw:style-name="gr4" draw:text-style-name="P284" svg:x1="12.439cm" svg:y1="8.987cm" svg:x2="12.439cm" svg:y2="9.086cm"><text:p/></draw:line><draw:line draw:name="Вертикальная линия 2721" draw:style-name="gr4" draw:text-style-name="P284" svg:x1="13.45cm" svg:y1="8.987cm" svg:x2="13.45cm" svg:y2="9.086cm"><text:p/></draw:line><draw:line draw:name="Вертикальная линия 2722" draw:style-name="gr4" draw:text-style-name="P284" svg:x1="15.249cm" svg:y1="8.987cm" svg:x2="15.249cm" svg:y2="9.086cm"><text:p/></draw:line><draw:line draw:name="Вертикальная линия 2723" draw:style-name="gr4" draw:text-style-name="P284" svg:x1="16.27cm" svg:y1="8.987cm" svg:x2="16.27cm" svg:y2="9.086cm"><text:p/></draw:line><draw:line draw:name="Вертикальная линия 2724" draw:style-name="gr4" draw:text-style-name="P284" svg:x1="17.533cm" svg:y1="8.987cm" svg:x2="17.533cm" svg:y2="9.086cm"><text:p/></draw:line><draw:line draw:name="Вертикальная линия 2725" draw:style-name="gr4" draw:text-style-name="P284" svg:x1="18.572cm" svg:y1="8.987cm" svg:x2="18.572cm" svg:y2="9.086cm"><text:p/></draw:line></draw:g><draw:g draw:name="DrawObject 759" draw:style-name="gr3"><draw:line draw:name="Вертикальная линия 2726" draw:style-name="gr4" draw:text-style-name="P284" svg:x1="19.826cm" svg:y1="8.987cm" svg:x2="19.826cm" svg:y2="9.086cm"><text:p/></draw:line><draw:line draw:name="Вертикальная линия 2727" draw:style-name="gr4" draw:text-style-name="P284" svg:x1="21.082cm" svg:y1="8.987cm" svg:x2="21.082cm" svg:y2="9.086cm"><text:p/></draw:line><draw:line draw:name="Вертикальная линия 2728" draw:style-name="gr4" draw:text-style-name="P284" svg:x1="22.419cm" svg:y1="8.987cm" svg:x2="22.419cm" svg:y2="9.086cm"><text:p/></draw:line><draw:line draw:name="Вертикальная линия 2729" draw:style-name="gr4" draw:text-style-name="P284" svg:x1="23.73cm" svg:y1="8.987cm" svg:x2="23.73cm" svg:y2="9.086cm"><text:p/></draw:line><draw:line draw:name="Вертикальная линия 2730" draw:style-name="gr4" draw:text-style-name="P284" svg:x1="25.462cm" svg:y1="8.987cm" svg:x2="25.462cm" svg:y2="9.086cm"><text:p/></draw:line></draw:g></draw:g><draw:g draw:name="DrawObject 760" draw:style-name="gr2"><draw:g draw:name="DrawObject 761" draw:style-name="gr2"><draw:g draw:name="DrawObject 762" draw:style-name="gr3"><draw:line draw:name="Вертикальная линия 2731" draw:style-name="gr4" draw:text-style-name="P284" svg:x1="1.808cm" svg:y1="9.765cm" svg:x2="1.808cm" svg:y2="9.864cm"><text:p/></draw:line><draw:line draw:name="Вертикальная линия 2732" draw:style-name="gr4" draw:text-style-name="P284" svg:x1="2.838cm" svg:y1="9.765cm" svg:x2="2.838cm" svg:y2="9.864cm"><text:p/></draw:line><draw:line draw:name="Вертикальная линия 2733" draw:style-name="gr4" draw:text-style-name="P284" svg:x1="3.87cm" svg:y1="9.772cm" svg:x2="3.87cm" svg:y2="9.871cm"><text:p/></draw:line><draw:line draw:name="Вертикальная линия 2734" draw:style-name="gr4" draw:text-style-name="P284" svg:x1="5.154cm" svg:y1="9.772cm" svg:x2="5.154cm" svg:y2="9.871cm"><text:p/></draw:line></draw:g><draw:line draw:name="Вертикальная линия 2735" draw:style-name="gr4" draw:text-style-name="P284" svg:x1="12.439cm" svg:y1="9.772cm" svg:x2="12.439cm" svg:y2="9.871cm"><text:p/></draw:line><draw:line draw:name="Вертикальная линия 2736" draw:style-name="gr4" draw:text-style-name="P284" svg:x1="13.45cm" svg:y1="9.772cm" svg:x2="13.45cm" svg:y2="9.871cm"><text:p/></draw:line><draw:line draw:name="Вертикальная линия 2737" draw:style-name="gr4" draw:text-style-name="P284" svg:x1="15.249cm" svg:y1="9.772cm" svg:x2="15.249cm" svg:y2="9.871cm"><text:p/></draw:line><draw:line draw:name="Вертикальная линия 2738" draw:style-name="gr4" draw:text-style-name="P284" svg:x1="16.27cm" svg:y1="9.772cm" svg:x2="16.27cm" svg:y2="9.871cm"><text:p/></draw:line><draw:line draw:name="Вертикальная линия 2739" draw:style-name="gr4" draw:text-style-name="P284" svg:x1="17.533cm" svg:y1="9.772cm" svg:x2="17.533cm" svg:y2="9.871cm"><text:p/></draw:line><draw:line draw:name="Вертикальная линия 2740" draw:style-name="gr4" draw:text-style-name="P284" svg:x1="18.572cm" svg:y1="9.772cm" svg:x2="18.572cm" svg:y2="9.871cm"><text:p/></draw:line></draw:g><draw:g draw:name="DrawObject 763" draw:style-name="gr3"><draw:line draw:name="Вертикальная линия 2741" draw:style-name="gr4" draw:text-style-name="P284" svg:x1="19.826cm" svg:y1="9.772cm" svg:x2="19.826cm" svg:y2="9.871cm"><text:p/></draw:line><draw:line draw:name="Вертикальная линия 2742" draw:style-name="gr4" draw:text-style-name="P284" svg:x1="21.082cm" svg:y1="9.772cm" svg:x2="21.082cm" svg:y2="9.871cm"><text:p/></draw:line><draw:line draw:name="Вертикальная линия 2743" draw:style-name="gr4" draw:text-style-name="P284" svg:x1="22.419cm" svg:y1="9.772cm" svg:x2="22.419cm" svg:y2="9.871cm"><text:p/></draw:line><draw:line draw:name="Вертикальная линия 2744" draw:style-name="gr4" draw:text-style-name="P284" svg:x1="23.73cm" svg:y1="9.772cm" svg:x2="23.73cm" svg:y2="9.871cm"><text:p/></draw:line><draw:line draw:name="Вертикальная линия 2745" draw:style-name="gr4" draw:text-style-name="P284" svg:x1="25.462cm" svg:y1="9.772cm" svg:x2="25.462cm" svg:y2="9.871cm"><text:p/></draw:line></draw:g></draw:g><draw:g draw:name="DrawObject 764" draw:style-name="gr2"><draw:g draw:name="DrawObject 765" draw:style-name="gr2"><draw:g draw:name="DrawObject 766" draw:style-name="gr3"><draw:line draw:name="Вертикальная линия 2746" draw:style-name="gr4" draw:text-style-name="P284" svg:x1="1.808cm" svg:y1="10.536cm" svg:x2="1.808cm" svg:y2="10.635cm"><text:p/></draw:line><draw:line draw:name="Вертикальная линия 2747" draw:style-name="gr4" draw:text-style-name="P284" svg:x1="2.838cm" svg:y1="10.537cm" svg:x2="2.838cm" svg:y2="10.636cm"><text:p/></draw:line><draw:line draw:name="Вертикальная линия 2748" draw:style-name="gr4" draw:text-style-name="P284" svg:x1="3.87cm" svg:y1="10.541cm" svg:x2="3.87cm" svg:y2="10.64cm"><text:p/></draw:line><draw:line draw:name="Вертикальная линия 2749" draw:style-name="gr4" draw:text-style-name="P284" svg:x1="5.154cm" svg:y1="10.541cm" svg:x2="5.154cm" svg:y2="10.64cm"><text:p/></draw:line></draw:g><draw:line draw:name="Вертикальная линия 2750" draw:style-name="gr4" draw:text-style-name="P284" svg:x1="12.439cm" svg:y1="10.541cm" svg:x2="12.439cm" svg:y2="10.64cm"><text:p/></draw:line><draw:line draw:name="Вертикальная линия 2751" draw:style-name="gr4" draw:text-style-name="P284" svg:x1="13.45cm" svg:y1="10.541cm" svg:x2="13.45cm" svg:y2="10.64cm"><text:p/></draw:line><draw:line draw:name="Вертикальная линия 2752" draw:style-name="gr4" draw:text-style-name="P284" svg:x1="15.249cm" svg:y1="10.541cm" svg:x2="15.249cm" svg:y2="10.64cm"><text:p/></draw:line><draw:line draw:name="Вертикальная линия 2753" draw:style-name="gr4" draw:text-style-name="P284" svg:x1="16.27cm" svg:y1="10.541cm" svg:x2="16.27cm" svg:y2="10.64cm"><text:p/></draw:line><draw:line draw:name="Вертикальная линия 2754" draw:style-name="gr4" draw:text-style-name="P284" svg:x1="17.533cm" svg:y1="10.541cm" svg:x2="17.533cm" svg:y2="10.64cm"><text:p/></draw:line><draw:line draw:name="Вертикальная линия 2755" draw:style-name="gr4" draw:text-style-name="P284" svg:x1="18.572cm" svg:y1="10.541cm" svg:x2="18.572cm" svg:y2="10.64cm"><text:p/></draw:line></draw:g><draw:g draw:name="DrawObject 767" draw:style-name="gr3"><draw:line draw:name="Вертикальная линия 2756" draw:style-name="gr4" draw:text-style-name="P284" svg:x1="19.826cm" svg:y1="10.541cm" svg:x2="19.826cm" svg:y2="10.64cm"><text:p/></draw:line><draw:line draw:name="Вертикальная линия 2757" draw:style-name="gr4" draw:text-style-name="P284" svg:x1="21.082cm" svg:y1="10.541cm" svg:x2="21.082cm" svg:y2="10.64cm"><text:p/></draw:line><draw:line draw:name="Вертикальная линия 2758" draw:style-name="gr4" draw:text-style-name="P284" svg:x1="22.419cm" svg:y1="10.541cm" svg:x2="22.419cm" svg:y2="10.64cm"><text:p/></draw:line><draw:line draw:name="Вертикальная линия 2759" draw:style-name="gr4" draw:text-style-name="P284" svg:x1="23.73cm" svg:y1="10.541cm" svg:x2="23.73cm" svg:y2="10.64cm"><text:p/></draw:line><draw:line draw:name="Вертикальная линия 2760" draw:style-name="gr4" draw:text-style-name="P284" svg:x1="25.462cm" svg:y1="10.541cm" svg:x2="25.462cm" svg:y2="10.64cm"><text:p/></draw:line></draw:g></draw:g><draw:g draw:name="DrawObject 768" draw:style-name="gr2"><draw:g draw:name="DrawObject 769" draw:style-name="gr2"><draw:g draw:name="DrawObject 770" draw:style-name="gr3"><draw:line draw:name="Вертикальная линия 2761" draw:style-name="gr4" draw:text-style-name="P284" svg:x1="1.808cm" svg:y1="11.305cm" svg:x2="1.808cm" svg:y2="11.404cm"><text:p/></draw:line><draw:line draw:name="Вертикальная линия 2762" draw:style-name="gr4" draw:text-style-name="P284" svg:x1="2.838cm" svg:y1="11.308cm" svg:x2="2.838cm" svg:y2="11.407cm"><text:p/></draw:line><draw:line draw:name="Вертикальная линия 2763" draw:style-name="gr4" draw:text-style-name="P284" svg:x1="3.87cm" svg:y1="11.311cm" svg:x2="3.87cm" svg:y2="11.41cm"><text:p/></draw:line><draw:line draw:name="Вертикальная линия 2764" draw:style-name="gr4" draw:text-style-name="P284" svg:x1="5.154cm" svg:y1="11.311cm" svg:x2="5.154cm" svg:y2="11.41cm"><text:p/></draw:line></draw:g><draw:line draw:name="Вертикальная линия 2765" draw:style-name="gr4" draw:text-style-name="P284" svg:x1="12.439cm" svg:y1="11.311cm" svg:x2="12.439cm" svg:y2="11.41cm"><text:p/></draw:line><draw:line draw:name="Вертикальная линия 2766" draw:style-name="gr4" draw:text-style-name="P284" svg:x1="13.45cm" svg:y1="11.311cm" svg:x2="13.45cm" svg:y2="11.41cm"><text:p/></draw:line><draw:line draw:name="Вертикальная линия 2767" draw:style-name="gr4" draw:text-style-name="P284" svg:x1="15.249cm" svg:y1="11.311cm" svg:x2="15.249cm" svg:y2="11.41cm"><text:p/></draw:line><draw:line draw:name="Вертикальная линия 2768" draw:style-name="gr4" draw:text-style-name="P284" svg:x1="16.27cm" svg:y1="11.311cm" svg:x2="16.27cm" svg:y2="11.41cm"><text:p/></draw:line><draw:line draw:name="Вертикальная линия 2769" draw:style-name="gr4" draw:text-style-name="P284" svg:x1="17.533cm" svg:y1="11.311cm" svg:x2="17.533cm" svg:y2="11.41cm"><text:p/></draw:line><draw:line draw:name="Вертикальная линия 2770" draw:style-name="gr4" draw:text-style-name="P284" svg:x1="18.572cm" svg:y1="11.311cm" svg:x2="18.572cm" svg:y2="11.41cm"><text:p/></draw:line></draw:g><draw:g draw:name="DrawObject 771" draw:style-name="gr3"><draw:line draw:name="Вертикальная линия 2771" draw:style-name="gr4" draw:text-style-name="P284" svg:x1="19.826cm" svg:y1="11.311cm" svg:x2="19.826cm" svg:y2="11.41cm"><text:p/></draw:line><draw:line draw:name="Вертикальная линия 2772" draw:style-name="gr4" draw:text-style-name="P284" svg:x1="21.082cm" svg:y1="11.311cm" svg:x2="21.082cm" svg:y2="11.41cm"><text:p/></draw:line><draw:line draw:name="Вертикальная линия 2773" draw:style-name="gr4" draw:text-style-name="P284" svg:x1="22.419cm" svg:y1="11.311cm" svg:x2="22.419cm" svg:y2="11.41cm"><text:p/></draw:line><draw:line draw:name="Вертикальная линия 2774" draw:style-name="gr4" draw:text-style-name="P284" svg:x1="23.73cm" svg:y1="11.311cm" svg:x2="23.73cm" svg:y2="11.41cm"><text:p/></draw:line><draw:line draw:name="Вертикальная линия 2775" draw:style-name="gr4" draw:text-style-name="P284" svg:x1="25.462cm" svg:y1="11.311cm" svg:x2="25.462cm" svg:y2="11.41cm"><text:p/></draw:line></draw:g></draw:g><draw:g draw:name="DrawObject 772" draw:style-name="gr2"><draw:g draw:name="DrawObject 773" draw:style-name="gr2"><draw:g draw:name="DrawObject 774" draw:style-name="gr3"><draw:line draw:name="Вертикальная линия 2776" draw:style-name="gr4" draw:text-style-name="P284" svg:x1="1.808cm" svg:y1="12.077cm" svg:x2="1.808cm" svg:y2="12.176cm"><text:p/></draw:line><draw:line draw:name="Вертикальная линия 2777" draw:style-name="gr4" draw:text-style-name="P284" svg:x1="2.838cm" svg:y1="12.079cm" svg:x2="2.838cm" svg:y2="12.178cm"><text:p/></draw:line><draw:line draw:name="Вертикальная линия 2778" draw:style-name="gr4" draw:text-style-name="P284" svg:x1="3.87cm" svg:y1="12.084cm" svg:x2="3.87cm" svg:y2="12.183cm"><text:p/></draw:line><draw:line draw:name="Вертикальная линия 2779" draw:style-name="gr4" draw:text-style-name="P284" svg:x1="5.154cm" svg:y1="12.084cm" svg:x2="5.154cm" svg:y2="12.183cm"><text:p/></draw:line></draw:g><draw:line draw:name="Вертикальная линия 2780" draw:style-name="gr4" draw:text-style-name="P284" svg:x1="12.439cm" svg:y1="12.084cm" svg:x2="12.439cm" svg:y2="12.183cm"><text:p/></draw:line><draw:line draw:name="Вертикальная линия 2781" draw:style-name="gr4" draw:text-style-name="P284" svg:x1="13.45cm" svg:y1="12.084cm" svg:x2="13.45cm" svg:y2="12.183cm"><text:p/></draw:line><draw:line draw:name="Вертикальная линия 2782" draw:style-name="gr4" draw:text-style-name="P284" svg:x1="15.249cm" svg:y1="12.084cm" svg:x2="15.249cm" svg:y2="12.183cm"><text:p/></draw:line><draw:line draw:name="Вертикальная линия 2783" draw:style-name="gr4" draw:text-style-name="P284" svg:x1="16.27cm" svg:y1="12.084cm" svg:x2="16.27cm" svg:y2="12.183cm"><text:p/></draw:line><draw:line draw:name="Вертикальная линия 2784" draw:style-name="gr4" draw:text-style-name="P284" svg:x1="17.533cm" svg:y1="12.084cm" svg:x2="17.533cm" svg:y2="12.183cm"><text:p/></draw:line><draw:line draw:name="Вертикальная линия 2785" draw:style-name="gr4" draw:text-style-name="P284" svg:x1="18.572cm" svg:y1="12.084cm" svg:x2="18.572cm" svg:y2="12.183cm"><text:p/></draw:line></draw:g><draw:g draw:name="DrawObject 775" draw:style-name="gr3"><draw:line draw:name="Вертикальная линия 2786" draw:style-name="gr4" draw:text-style-name="P284" svg:x1="19.826cm" svg:y1="12.084cm" svg:x2="19.826cm" svg:y2="12.183cm"><text:p/></draw:line><draw:line draw:name="Вертикальная линия 2787" draw:style-name="gr4" draw:text-style-name="P284" svg:x1="21.082cm" svg:y1="12.084cm" svg:x2="21.082cm" svg:y2="12.183cm"><text:p/></draw:line><draw:line draw:name="Вертикальная линия 2788" draw:style-name="gr4" draw:text-style-name="P284" svg:x1="22.419cm" svg:y1="12.084cm" svg:x2="22.419cm" svg:y2="12.183cm"><text:p/></draw:line><draw:line draw:name="Вертикальная линия 2789" draw:style-name="gr4" draw:text-style-name="P284" svg:x1="23.73cm" svg:y1="12.084cm" svg:x2="23.73cm" svg:y2="12.183cm"><text:p/></draw:line><draw:line draw:name="Вертикальная линия 2790" draw:style-name="gr4" draw:text-style-name="P284" svg:x1="25.462cm" svg:y1="12.084cm" svg:x2="25.462cm" svg:y2="12.183cm"><text:p/></draw:line></draw:g></draw:g></draw:g><draw:g draw:name="DrawObject 776" draw:style-name="gr2"><draw:g draw:name="Фигура 11" draw:style-name="gr3"><draw:line draw:style-name="gr5" draw:text-style-name="P284" svg:x1="0.742cm" svg:y1="1.225cm" svg:x2="28.036cm" svg:y2="1.225cm"><text:p/></draw:line><draw:line draw:style-name="gr5" draw:text-style-name="P284" svg:x1="0.716cm" svg:y1="1.98cm" svg:x2="28.012cm" svg:y2="1.98cm"><text:p/></draw:line><draw:line draw:style-name="gr5" draw:text-style-name="P284" svg:x1="0.735cm" svg:y1="2.696cm" svg:x2="28.029cm" svg:y2="2.696cm"><text:p/></draw:line><draw:line draw:style-name="gr5" draw:text-style-name="P284" svg:x1="0.739cm" svg:y1="3.438cm" svg:x2="28.035cm" svg:y2="3.438cm"><text:p/></draw:line><draw:line draw:style-name="gr5" draw:text-style-name="P284" svg:x1="0.765cm" svg:y1="4.266cm" svg:x2="28.061cm" svg:y2="4.266cm"><text:p/></draw:line><draw:line draw:style-name="gr5" draw:text-style-name="P284" svg:x1="0.739cm" svg:y1="5.085cm" svg:x2="28.035cm" svg:y2="5.085cm"><text:p/></draw:line><draw:line draw:style-name="gr5" draw:text-style-name="P284" svg:x1="0.731cm" svg:y1="5.865cm" svg:x2="28.027cm" svg:y2="5.865cm"><text:p/></draw:line><draw:line draw:style-name="gr5" draw:text-style-name="P284" svg:x1="0.712cm" svg:y1="6.633cm" svg:x2="28.006cm" svg:y2="6.633cm"><text:p/></draw:line><draw:line draw:style-name="gr5" draw:text-style-name="P284" svg:x1="0.731cm" svg:y1="7.405cm" svg:x2="28.027cm" svg:y2="7.405cm"><text:p/></draw:line><draw:line draw:style-name="gr5" draw:text-style-name="P284" svg:x1="0.725cm" svg:y1="8.952cm" svg:x2="28.021cm" svg:y2="8.952cm"><text:p/></draw:line><draw:line draw:style-name="gr5" draw:text-style-name="P284" svg:x1="0.735cm" svg:y1="10.51cm" svg:x2="28.029cm" svg:y2="10.51cm"><text:p/></draw:line><draw:line draw:style-name="gr5" draw:text-style-name="P284" svg:x1="0.725cm" svg:y1="8.194cm" svg:x2="28.021cm" svg:y2="8.194cm"><text:p/></draw:line><draw:line draw:style-name="gr5" draw:text-style-name="P284" svg:x1="0.739cm" svg:y1="9.738cm" svg:x2="28.035cm" svg:y2="9.738cm"><text:p/></draw:line><draw:line draw:style-name="gr5" draw:text-style-name="P284" svg:x1="0.712cm" svg:y1="11.28cm" svg:x2="28.006cm" svg:y2="11.28cm"><text:p/></draw:line><draw:line draw:style-name="gr5" draw:text-style-name="P284" svg:x1="0.735cm" svg:y1="12.051cm" svg:x2="28.029cm" svg:y2="12.051cm"><text:p/></draw:line></draw:g><draw:line draw:style-name="gr5" draw:text-style-name="P284" svg:x1="0.69cm" svg:y1="12.796cm" svg:x2="27.986cm" svg:y2="12.796cm"><text:p/></draw:line></draw:g><draw:g draw:name="DrawObject 777" draw:style-name="gr2"><draw:g draw:name="DrawObject 778" draw:style-name="gr2"><draw:g draw:name="DrawObject 779" draw:style-name="gr3"><draw:line draw:name="Вертикальная линия 2791" draw:style-name="gr4" draw:text-style-name="P285" svg:x1="1.777cm" svg:y1="12.789cm" svg:x2="1.777cm" svg:y2="12.889cm"><text:p/></draw:line><draw:line draw:name="Вертикальная линия 2792" draw:style-name="gr4" draw:text-style-name="P285" svg:x1="2.808cm" svg:y1="12.794cm" svg:x2="2.808cm" svg:y2="12.894cm"><text:p/></draw:line><draw:line draw:name="Вертикальная линия 2793" draw:style-name="gr4" draw:text-style-name="P285" svg:x1="3.84cm" svg:y1="12.796cm" svg:x2="3.84cm" svg:y2="12.896cm"><text:p/></draw:line><draw:line draw:name="Вертикальная линия 2794" draw:style-name="gr4" draw:text-style-name="P285" svg:x1="5.126cm" svg:y1="12.796cm" svg:x2="5.126cm" svg:y2="12.896cm"><text:p/></draw:line></draw:g><draw:line draw:name="Вертикальная линия 2795" draw:style-name="gr4" draw:text-style-name="P285" svg:x1="12.42cm" svg:y1="12.796cm" svg:x2="12.42cm" svg:y2="12.896cm"><text:p/></draw:line><draw:line draw:name="Вертикальная линия 2796" draw:style-name="gr4" draw:text-style-name="P285" svg:x1="13.435cm" svg:y1="12.796cm" svg:x2="13.435cm" svg:y2="12.896cm"><text:p/></draw:line><draw:line draw:name="Вертикальная линия 2797" draw:style-name="gr4" draw:text-style-name="P285" svg:x1="15.239cm" svg:y1="12.796cm" svg:x2="15.239cm" svg:y2="12.896cm"><text:p/></draw:line><draw:line draw:name="Вертикальная линия 2798" draw:style-name="gr4" draw:text-style-name="P285" svg:x1="16.258cm" svg:y1="12.796cm" svg:x2="16.258cm" svg:y2="12.896cm"><text:p/></draw:line><draw:line draw:name="Вертикальная линия 2799" draw:style-name="gr4" draw:text-style-name="P285" svg:x1="17.526cm" svg:y1="12.796cm" svg:x2="17.526cm" svg:y2="12.896cm"><text:p/></draw:line><draw:line draw:name="Вертикальная линия 2800" draw:style-name="gr4" draw:text-style-name="P285" svg:x1="18.564cm" svg:y1="12.796cm" svg:x2="18.564cm" svg:y2="12.896cm"><text:p/></draw:line></draw:g><draw:g draw:name="DrawObject 780" draw:style-name="gr3"><draw:line draw:name="Вертикальная линия 2801" draw:style-name="gr4" draw:text-style-name="P285" svg:x1="19.822cm" svg:y1="12.796cm" svg:x2="19.822cm" svg:y2="12.896cm"><text:p/></draw:line><draw:line draw:name="Вертикальная линия 2802" draw:style-name="gr4" draw:text-style-name="P285" svg:x1="21.077cm" svg:y1="12.796cm" svg:x2="21.077cm" svg:y2="12.896cm"><text:p/></draw:line><draw:line draw:name="Вертикальная линия 2803" draw:style-name="gr4" draw:text-style-name="P285" svg:x1="22.419cm" svg:y1="12.796cm" svg:x2="22.419cm" svg:y2="12.896cm"><text:p/></draw:line><draw:line draw:name="Вертикальная линия 2804" draw:style-name="gr4" draw:text-style-name="P285" svg:x1="23.733cm" svg:y1="12.796cm" svg:x2="23.733cm" svg:y2="12.896cm"><text:p/></draw:line><draw:line draw:name="Вертикальная линия 2805" draw:style-name="gr4" draw:text-style-name="P285" svg:x1="25.467cm" svg:y1="12.796cm" svg:x2="25.467cm" svg:y2="12.896cm"><text:p/></draw:line></draw:g></draw:g></draw:g>к/м</text:p>
          </table:table-cell>
          <table:table-cell table:style-name="Таблица12.F8" table:number-columns-spanned="19" office:value-type="string">
            <text:p text:style-name="P34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10" table:number-columns-spanned="14" office:value-type="string">
            <text:p text:style-name="P34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m5" table:number-columns-spanned="2" office:value-type="string">
            <text:p text:style-name="P121">ОПП</text:p>
          </table:table-cell>
          <table:covered-table-cell/>
          <table:table-cell table:style-name="Таблица12.m5" table:number-columns-spanned="3" office:value-type="string">
            <text:p text:style-name="P34">ЕВ</text:p>
          </table:table-cell>
          <table:covered-table-cell/>
          <table:covered-table-cell/>
          <table:table-cell table:style-name="Таблица12.m5" table:number-columns-spanned="2" office:value-type="string">
            <text:p text:style-name="P34">ЕН</text:p>
          </table:table-cell>
          <table:covered-table-cell/>
          <table:table-cell table:style-name="Таблица12.m5" table:number-columns-spanned="2" office:value-type="string">
            <text:p text:style-name="P34">КИ</text:p>
          </table:table-cell>
          <table:covered-table-cell/>
          <table:table-cell table:style-name="Таблица12.r12" table:number-columns-spanned="4" office:value-type="string">
            <text:p text:style-name="P34">Нрасх.</text:p>
          </table:table-cell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<text:span text:style-name="T143">0</text:span>1</text:p>
          </table:table-cell>
          <table:table-cell table:style-name="Таблица12.B13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02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03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04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h1" office:value-type="string">
            <text:p text:style-name="P223"><text:span text:style-name="T143">0</text:span>5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h1" office:value-type="string">
            <text:p text:style-name="P214">06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19" office:value-type="string">
            <text:p text:style-name="P214">07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h1" office:value-type="string">
            <text:p text:style-name="P223"><text:span text:style-name="T143">0</text:span>8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h1" office:value-type="string">
            <text:p text:style-name="P223">09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h1" office:value-type="string">
            <text:p text:style-name="P223">10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11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12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13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14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15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3">
          <table:table-cell table:style-name="Таблица12.h1" office:value-type="string">
            <text:p text:style-name="P223"><text:span text:style-name="T143">1</text:span>6</text:p>
          </table:table-cell>
          <table:table-cell table:style-name="Таблица12.B14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9">
          <table:table-cell table:style-name="Таблица12.h1" office:value-type="string">
            <text:p text:style-name="P223">17</text:p>
          </table:table-cell>
          <table:table-cell table:style-name="Таблица12.B29" table:number-columns-spanned="46" office:value-type="string">
            <text:p text:style-name="P268"><text:s text:c="38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7">
          <table:table-cell table:style-name="Таблица12.A30" table:number-columns-spanned="3" office:value-type="string">
            <text:p text:style-name="P13">МК</text:p>
          </table:table-cell>
          <table:covered-table-cell/>
          <table:covered-table-cell/>
          <table:table-cell table:style-name="Таблица12.A30" table:number-columns-spanned="37" office:value-type="string">
            <text:p text:style-name="P106">Маршрутная кар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30" table:number-columns-spanned="6" office:value-type="string">
            <text:p text:style-name="P90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2.u30" office:value-type="string">
            <text:p text:style-name="P90"/>
          </table:table-cell>
        </table:table-row>
      </table:table>
      <text:p text:style-name="P26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1" fo:font-family="'Times New Roman'" style:font-family-generic="roman" style:font-pitch="variable" fo:font-size="10pt" fo:language="ru" fo:country="RU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766cm"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ormal" style:family="paragraph">
      <style:paragraph-properties style:writing-mode="lr-tb"/>
      <style:text-properties fo:font-size="14pt" fo:background-color="#ffffff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left="0cm" fo:margin-right="0cm" fo:margin-top="0cm" fo:margin-bottom="0cm" style:contextual-spacing="false" fo:orphans="2" fo:widows="2" fo:text-indent="0cm" style:auto-text-indent="false" fo:keep-with-next="always"/>
      <style:text-properties fo:font-size="18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Основной_20_шрифт_20_абзаца" style:display-name="Основной шрифт абзаца" style:family="text"/>
    <style:style style:name="Замещающий_20_текст" style:display-name="Замещающий текст" style:family="text" style:parent-style-name="Основной_20_шрифт_20_абзаца">
      <style:text-properties fo:color="#808080" loext:opacity="100%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 style:parent-style-name="Основной_20_шрифт_20_абзаца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3cm" fo:text-indent="-0.635cm" fo:margin-left="2.2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5cm" fo:text-indent="-0.318cm" fo:margin-left="3.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4cm" fo:text-indent="-0.635cm" fo:margin-left="6.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31cm" fo:text-indent="-0.318cm" fo:margin-left="7.3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5cm" fo:text-indent="-0.635cm" fo:margin-left="9.8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2cm" fo:text-indent="-0.318cm" fo:margin-left="11.1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35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62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9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16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4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0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97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24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2" loext:num-list-format="%1%.%2%" style:num-format="1" text:start-value="2" text:display-levels="2">
        <style:list-level-properties text:list-level-position-and-space-mode="label-alignment">
          <style:list-level-label-alignment text:label-followed-by="listtab" text:list-tab-stop-position="1.111cm" fo:text-indent="-1.111cm" fo:margin-left="1.111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0.945cm" fo:text-indent="-0.635cm" fo:margin-left="0.94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15cm" fo:text-indent="-0.635cm" fo:margin-left="2.21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485cm" fo:text-indent="-0.318cm" fo:margin-left="3.48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755cm" fo:text-indent="-0.635cm" fo:margin-left="4.75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025cm" fo:text-indent="-0.635cm" fo:margin-left="6.0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295cm" fo:text-indent="-0.318cm" fo:margin-left="7.29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565cm" fo:text-indent="-0.635cm" fo:margin-left="8.56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835cm" fo:text-indent="-0.635cm" fo:margin-left="9.83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105cm" fo:text-indent="-0.318cm" fo:margin-left="11.1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loext:num-list-format="%1%" style:num-format="1" text:start-value="0">
        <style:list-level-properties text:list-level-position-and-space-mode="label-alignment">
          <style:list-level-label-alignment text:label-followed-by="listtab" text:list-tab-stop-position="4.233cm" fo:text-indent="-1.244cm" fo:margin-left="4.2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loext:num-list-format="%1%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loext:num-list-format="%1%." style:num-suffix="." style:num-format="1" text:start-value="19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loext:num-list-format="%1%" style:num-format="1" text:start-value="16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loext:num-list-format="%1%" style:num-format="1" text:start-value="1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501cm" fo:margin-left="0.9cm" fo:margin-right="0.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0.501cm" fo:margin-left="0.7cm" fo:margin-right="0.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.75cm" fo:margin-bottom="0.501cm" fo:margin-left="0.501cm" fo:margin-right="0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Преобразование_20_1" style:display-name="Преобразование 1" style:page-layout-name="Mpm3" draw:style-name="Mdp1">
      <style:header>
        <text:p text:style-name="Header"/>
      </style:header>
      <style:footer>
        <text:p text:style-name="Footer"/>
      </style:footer>
    </style:master-page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ТОКМ</meta:initial-creator>
    <meta:creation-date>2008-10-14T11:59:00</meta:creation-date>
    <dc:date>2024-07-23T14:16:09.651000000</dc:date>
    <meta:editing-cycles>447</meta:editing-cycles>
    <meta:editing-duration>P2DT23H41M31S</meta:editing-duration>
    <meta:generator>LibreOffice/7.6.4.1$Windows_X86_64 LibreOffice_project/e19e193f88cd6c0525a17fb7a176ed8e6a3e2aa1</meta:generator>
    <meta:print-date>2024-07-22T10:50:05.274000000</meta:print-date>
    <meta:printed-by>Файлы PDF</meta:printed-by>
    <meta:document-statistic meta:table-count="13" meta:image-count="0" meta:object-count="0" meta:page-count="14" meta:paragraph-count="977" meta:word-count="2006" meta:character-count="89047" meta:non-whitespace-character-count="10338"/>
    <meta:user-defined meta:name="Поле 1"/>
    <meta:user-defined meta:name="Поле 2"/>
    <meta:user-defined meta:name="Поле 3"/>
    <meta:user-defined meta:name="Поле 4"/>
  </office:meta>
</office:document-meta>
</file>